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4.598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8339in"/>
    </style:style>
    <style:style style:name="co6" style:family="table-column">
      <style:table-column-properties fo:break-before="auto" style:column-width="1.9307in"/>
    </style:style>
    <style:style style:name="co7" style:family="table-column">
      <style:table-column-properties fo:break-before="auto" style:column-width="1.4583in"/>
    </style:style>
    <style:style style:name="co8" style:family="table-column">
      <style:table-column-properties fo:break-before="auto" style:column-width="0.827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ta1" style:family="table" style:master-page-name="PageStyle_5f_Initial">
      <style:table-properties table:display="true" style:writing-mode="lr-tb"/>
    </style:style>
    <style:style style:name="ta2" style:family="table" style:master-page-name="PageStyle_5f_Pre-Crash">
      <style:table-properties table:display="true" style:writing-mode="lr-tb"/>
    </style:style>
    <style:style style:name="ta3" style:family="table" style:master-page-name="PageStyle_5f_Chart1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21">
      <style:table-cell-properties style:rotation-align="none"/>
    </style:style>
    <style:style style:name="ce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120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8" style:family="table-cell" style:parent-style-name="Default" style:data-style-name="N500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99cc00" style:diagonal-bl-tr="none" style:diagonal-tl-br="none" fo:border="0.99pt solid #000000" style:rotation-align="none"/>
    </style:style>
    <style:style style:name="ce10" style:family="table-cell" style:parent-style-name="Default" style:data-style-name="N5000">
      <style:table-cell-properties fo:background-color="#cc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5000">
      <style:table-cell-properties fo:border-bottom="0.99pt solid #000000" fo:background-color="#ccffff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5000">
      <style:table-cell-properties fo:border-bottom="0.99pt solid #000000" fo:background-color="#ff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5000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5002">
      <style:table-cell-properties fo:background-color="#00b050" style:diagonal-bl-tr="none" style:diagonal-tl-br="none" fo:border="0.99pt solid #000000" style:rotation-align="none"/>
    </style:style>
    <style:style style:name="ce16" style:family="table-cell" style:parent-style-name="Default" style:data-style-name="N120">
      <style:table-cell-properties fo:background-color="#d7e4bd" style:diagonal-bl-tr="none" style:diagonal-tl-br="none" fo:border="0.99pt solid #000000" style:rotation-align="none"/>
    </style:style>
    <style:style style:name="ce17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8" style:family="table-cell" style:parent-style-name="Default" style:data-style-name="N5001">
      <style:table-cell-properties fo:border-bottom="0.99pt solid #000000" fo:background-color="#00b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9" style:family="table-cell" style:parent-style-name="Default" style:data-style-name="N5001">
      <style:table-cell-properties fo:background-color="#00b05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5001">
      <style:table-cell-properties fo:background-color="#d7e4bd" style:diagonal-bl-tr="none" style:diagonal-tl-br="none" fo:border="0.99pt solid #000000" style:rotation-align="none"/>
    </style:style>
    <style:style style:name="ce21" style:family="table-cell" style:parent-style-name="Default" style:data-style-name="N5001">
      <style:table-cell-properties fo:background-color="#ff0000" style:diagonal-bl-tr="none" style:diagonal-tl-br="none" fo:border="0.99pt solid #000000" style:rotation-align="none"/>
    </style:style>
    <style:style style:name="ce22" style:family="table-cell" style:parent-style-name="Default" style:data-style-name="N5001">
      <style:table-cell-properties style:rotation-align="none"/>
    </style:style>
    <style:style style:name="ce23" style:family="table-cell" style:parent-style-name="Default" style:data-style-name="N120">
      <style:table-cell-properties fo:background-color="#ff0000" style:diagonal-bl-tr="none" style:diagonal-tl-br="none" fo:border="0.99pt solid #000000" style:rotation-align="none"/>
    </style:style>
    <style:style style:name="ce24" style:family="table-cell" style:parent-style-name="Default" style:data-style-name="N5011">
      <style:table-cell-properties fo:background-color="#00b050" style:diagonal-bl-tr="none" style:diagonal-tl-br="none" fo:border="0.99pt solid #000000" style:rotation-align="none"/>
    </style:style>
    <style:style style:name="ce25" style:family="table-cell" style:parent-style-name="Default">
      <style:table-cell-properties fo:background-color="#00b050" style:diagonal-bl-tr="none" style:diagonal-tl-br="none" fo:border="0.99pt solid #000000" style:rotation-align="none"/>
    </style:style>
    <style:style style:name="ce26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order-bottom="0.99pt solid #000000" fo:background-color="#0070c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28" style:family="table-cell" style:parent-style-name="Default" style:data-style-name="N5002">
      <style:table-cell-properties fo:background-color="#0070c0" style:diagonal-bl-tr="none" style:diagonal-tl-br="none" fo:border="0.99pt solid #000000" style:rotation-align="none"/>
    </style:style>
    <style:style style:name="ce29" style:family="table-cell" style:parent-style-name="Default" style:data-style-name="N120">
      <style:table-cell-properties fo:background-color="#00b0f0" style:diagonal-bl-tr="none" style:diagonal-tl-br="none" fo:border="0.99pt solid #000000" style:rotation-align="none"/>
    </style:style>
    <style:style style:name="ce30" style:family="table-cell" style:parent-style-name="Default">
      <style:table-cell-properties fo:border-bottom="0.99pt solid #000000" fo:background-color="#007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31" style:family="table-cell" style:parent-style-name="Default" style:data-style-name="N5011">
      <style:table-cell-properties fo:background-color="#0070c0" style:diagonal-bl-tr="none" style:diagonal-tl-br="none" fo:border="0.99pt solid #000000" style:rotation-align="none"/>
    </style:style>
    <style:style style:name="ce32" style:family="table-cell" style:parent-style-name="Default">
      <style:table-cell-properties fo:background-color="#0070c0" style:diagonal-bl-tr="none" style:diagonal-tl-br="none" fo:border="0.99pt solid #000000" style:rotation-align="none"/>
    </style:style>
    <style:style style:name="ce33" style:family="table-cell" style:parent-style-name="Default">
      <style:table-cell-properties fo:border-bottom="0.99pt solid #000000" fo:background-color="#c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34" style:family="table-cell" style:parent-style-name="Default" style:data-style-name="N5002">
      <style:table-cell-properties fo:background-color="#c00000" style:diagonal-bl-tr="none" style:diagonal-tl-br="none" fo:border="0.99pt solid #000000" style:rotation-align="none"/>
    </style:style>
    <style:style style:name="ce35" style:family="table-cell" style:parent-style-name="Default" style:data-style-name="N120">
      <style:table-cell-properties fo:background-color="#e6b9b8" style:diagonal-bl-tr="none" style:diagonal-tl-br="none" fo:border="0.99pt solid #000000" style:rotation-align="none"/>
    </style:style>
    <style:style style:name="ce36" style:family="table-cell" style:parent-style-name="Default">
      <style:table-cell-properties fo:border-bottom="0.99pt solid #000000" fo:background-color="#c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37" style:family="table-cell" style:parent-style-name="Default" style:data-style-name="N5011">
      <style:table-cell-properties fo:background-color="#c00000" style:diagonal-bl-tr="none" style:diagonal-tl-br="none" fo:border="0.99pt solid #000000" style:rotation-align="none"/>
    </style:style>
    <style:style style:name="ce38" style:family="table-cell" style:parent-style-name="Default">
      <style:table-cell-properties fo:background-color="#c00000" style:diagonal-bl-tr="none" style:diagonal-tl-br="none" fo:border="0.99pt solid #000000" style:rotation-align="none"/>
    </style:style>
    <style:style style:name="ce39" style:family="table-cell" style:parent-style-name="Default">
      <style:table-cell-properties fo:border-bottom="0.99pt solid #000000" fo:background-color="#808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40" style:family="table-cell" style:parent-style-name="Default" style:data-style-name="N5002">
      <style:table-cell-properties fo:background-color="#808080" style:diagonal-bl-tr="none" style:diagonal-tl-br="none" fo:border="0.99pt solid #000000" style:rotation-align="none"/>
    </style:style>
    <style:style style:name="ce41" style:family="table-cell" style:parent-style-name="Default" style:data-style-name="N120">
      <style:table-cell-properties fo:background-color="#d9d9d9" style:diagonal-bl-tr="none" style:diagonal-tl-br="none" fo:border="0.99pt solid #000000" style:rotation-align="none"/>
    </style:style>
    <style:style style:name="ce42" style:family="table-cell" style:parent-style-name="Default">
      <style:table-cell-properties fo:border-bottom="0.99pt solid #000000" fo:background-color="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43" style:family="table-cell" style:parent-style-name="Default" style:data-style-name="N5011">
      <style:table-cell-properties fo:background-color="#808080" style:diagonal-bl-tr="none" style:diagonal-tl-br="none" fo:border="0.99pt solid #000000" style:rotation-align="none"/>
    </style:style>
    <style:style style:name="ce44" style:family="table-cell" style:parent-style-name="Default">
      <style:table-cell-properties fo:background-color="#808080" style:diagonal-bl-tr="none" style:diagonal-tl-br="none" fo:border="0.99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iti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table:number-columns-spanned="3" table:number-rows-spanned="1">
            <text:p>Vehicle #1</text:p>
          </table:table-cell>
          <table:covered-table-cell table:style-name="ce3"/>
          <table:covered-table-cell table:style-name="ce6"/>
          <table:table-cell/>
          <table:table-cell table:style-name="ce1" office:value-type="string" table:number-columns-spanned="3" table:number-rows-spanned="1">
            <text:p>Vehicle #2</text:p>
          </table:table-cell>
          <table:covered-table-cell table:number-columns-repeated="2" table:style-name="ce6"/>
          <table:table-cell/>
          <table:table-cell office:value-type="string">
            <text:p>Total Time of Video</text:p>
          </table:table-cell>
          <table:table-cell office:value-type="float" office:value="10.9333">
            <text:p>10.9333</text:p>
          </table:table-cell>
          <table:table-cell office:value-type="string">
            <text:p>second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hicle Name</text:p>
          </table:table-cell>
          <table:table-cell table:style-name="ce4" office:value-type="string" table:number-columns-spanned="2" table:number-rows-spanned="1">
            <text:p>Toyota Camry</text:p>
          </table:table-cell>
          <table:covered-table-cell table:style-name="ce7"/>
          <table:table-cell/>
          <table:table-cell office:value-type="string">
            <text:p>Vehicle Name</text:p>
          </table:table-cell>
          <table:table-cell table:style-name="ce4" office:value-type="string" table:number-columns-spanned="2" table:number-rows-spanned="1">
            <text:p>Ford Explorer</text:p>
          </table:table-cell>
          <table:covered-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Original Speed</text:p>
          </table:table-cell>
          <table:table-cell table:style-name="ce5" office:value-type="float" office:value="30.32">
            <text:p>30.3200</text:p>
          </table:table-cell>
          <table:table-cell office:value-type="string">
            <text:p>MPH</text:p>
          </table:table-cell>
          <table:table-cell/>
          <table:table-cell office:value-type="string">
            <text:p>Original Speed</text:p>
          </table:table-cell>
          <table:table-cell table:style-name="ce5" office:value-type="float" office:value="55.2">
            <text:p>55.2000</text:p>
          </table:table-cell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ag Factor</text:p>
          </table:table-cell>
          <table:table-cell table:style-name="ce5" office:value-type="float" office:value="0.617">
            <text:p>0.6170</text:p>
          </table:table-cell>
          <table:table-cell table:number-columns-repeated="2"/>
          <table:table-cell office:value-type="string">
            <text:p>Drag Factor</text:p>
          </table:table-cell>
          <table:table-cell table:style-name="ce5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tance</text:p>
          </table:table-cell>
          <table:table-cell table:style-name="ce5" office:value-type="float" office:value="11.35">
            <text:p>11.3500</text:p>
          </table:table-cell>
          <table:table-cell office:value-type="string">
            <text:p>Feet</text:p>
          </table:table-cell>
          <table:table-cell/>
          <table:table-cell office:value-type="string">
            <text:p>Distance</text:p>
          </table:table-cell>
          <table:table-cell table:style-name="ce5" office:value-type="float" office:value="0">
            <text:p>0.0000</text:p>
          </table:table-cell>
          <table:table-cell office:value-type="string">
            <text:p>Fee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e Crash Time</text:p>
          </table:table-cell>
          <table:table-cell table:style-name="ce5" office:value-type="float" office:value="0.2715">
            <text:p>0.2715</text:p>
          </table:table-cell>
          <table:table-cell office:value-type="string">
            <text:p>Seconds</text:p>
          </table:table-cell>
          <table:table-cell/>
          <table:table-cell office:value-type="string">
            <text:p>Pre Crash Time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act <text:s/>Speed</text:p>
          </table:table-cell>
          <table:table-cell table:style-name="ce5" office:value-type="float" office:value="26.67">
            <text:p>26.6700</text:p>
          </table:table-cell>
          <table:table-cell office:value-type="string">
            <text:p>MPH</text:p>
          </table:table-cell>
          <table:table-cell/>
          <table:table-cell office:value-type="string">
            <text:p>Impact <text:s/>Speed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peed Immediately After Impact</text:p>
          </table:table-cell>
          <table:table-cell table:style-name="ce5" office:value-type="float" office:value="0">
            <text:p>0.0000</text:p>
          </table:table-cell>
          <table:table-cell office:value-type="string">
            <text:p>MPH</text:p>
          </table:table-cell>
          <table:table-cell/>
          <table:table-cell office:value-type="string">
            <text:p>Speed Immediately After Impact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ulse (time)</text:p>
          </table:table-cell>
          <table:table-cell table:style-name="ce5" office:value-type="float" office:value="1.0333">
            <text:p>1.0333</text:p>
          </table:table-cell>
          <table:table-cell office:value-type="string">
            <text:p>Seconds</text:p>
          </table:table-cell>
          <table:table-cell/>
          <table:table-cell office:value-type="string">
            <text:p>Impulse (time)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ccel./Deccel. Factor During Collision</text:p>
          </table:table-cell>
          <table:table-cell table:style-name="ce5" table:formula="of:=IF([.C10]&gt;[.C13]; ([.C10]*1.46666666666-[.C13]*1.46666666666)/(32.2*[.C11]); ([.C13]*1.4666666666-[.C10]*1.466666666666)/(32.2*[.C11]))" office:value-type="float" office:value="0.930104136757166">
            <text:p>0.9301</text:p>
          </table:table-cell>
          <table:table-cell table:number-columns-repeated="2"/>
          <table:table-cell office:value-type="string">
            <text:p>Accel./Deccel. Factor During Collision</text:p>
          </table:table-cell>
          <table:table-cell table:style-name="ce5" table:formula="of:=IF([.G10]&gt;[.G13]; ([.G10]*1.46666666666-[.G13]*1.46666666666)/(32.2*[.G11]); ([.G13]*1.4666666666-[.G10]*1.466666666666)/(32.2*[.G11])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ed When Vehicles Separate</text:p>
          </table:table-cell>
          <table:table-cell table:style-name="ce5" office:value-type="float" office:value="21.1">
            <text:p>21.1000</text:p>
          </table:table-cell>
          <table:table-cell office:value-type="string">
            <text:p>MPH</text:p>
          </table:table-cell>
          <table:table-cell/>
          <table:table-cell office:value-type="string">
            <text:p>Speed When Vehicles Separate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table:number-columns-spanned="3" table:number-rows-spanned="1">
            <text:p>Vehicle #3</text:p>
          </table:table-cell>
          <table:covered-table-cell table:style-name="ce3"/>
          <table:covered-table-cell table:style-name="ce6"/>
          <table:table-cell/>
          <table:table-cell table:style-name="ce1" office:value-type="string" table:number-columns-spanned="3" table:number-rows-spanned="1">
            <text:p>Vehicle #4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table-cell/>
          <table:table-cell office:value-type="string">
            <text:p>Vehicle Name</text:p>
          </table:table-cell>
          <table:table-cell table:style-name="ce4" table:number-columns-spanned="2" table:number-rows-spanned="1"/>
          <table:covered-table-cell table:style-name="ce8"/>
          <table:table-cell/>
          <table:table-cell office:value-type="string">
            <text:p>Vehicle Name</text:p>
          </table:table-cell>
          <table:table-cell table:style-name="ce4" table:number-columns-spanned="2" table:number-rows-spanned="1"/>
          <table:covered-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Original Speed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Original Speed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ag Factor</text:p>
          </table:table-cell>
          <table:table-cell table:style-name="ce5"/>
          <table:table-cell table:number-columns-repeated="2"/>
          <table:table-cell office:value-type="string">
            <text:p>Drag Factor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office:value-type="string">
            <text:p>Distance</text:p>
          </table:table-cell>
          <table:table-cell table:style-name="ce5"/>
          <table:table-cell office:value-type="string">
            <text:p>Feet</text:p>
          </table:table-cell>
          <table:table-cell/>
          <table:table-cell office:value-type="string">
            <text:p>Distance</text:p>
          </table:table-cell>
          <table:table-cell table:style-name="ce5"/>
          <table:table-cell office:value-type="string">
            <text:p>Fee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e Crash Time</text:p>
          </table:table-cell>
          <table:table-cell table:style-name="ce5"/>
          <table:table-cell office:value-type="string">
            <text:p>Seconds</text:p>
          </table:table-cell>
          <table:table-cell/>
          <table:table-cell office:value-type="string">
            <text:p>Pre Crash Time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act <text:s/>Speed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Impact <text:s/>Speed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peed Immediately After Impact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Speed Immediately After Impact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ulse (time)</text:p>
          </table:table-cell>
          <table:table-cell table:style-name="ce5"/>
          <table:table-cell office:value-type="string">
            <text:p>Seconds</text:p>
          </table:table-cell>
          <table:table-cell/>
          <table:table-cell office:value-type="string">
            <text:p>Impulse (time)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ccel./Deccel. Factor During Collision</text:p>
          </table:table-cell>
          <table:table-cell table:style-name="ce5" table:formula="of:=IF([.C24]&gt;[.C27]; ([.C24]*1.46666666666-[.C27]*1.46666666666)/(32.2*[.C25]); ([.C27]*1.4666666666-[.C24]*1.466666666666)/(32.2*[.C25]))" office:value-type="float" office:value="0">
            <text:p>#DIV/0!</text:p>
          </table:table-cell>
          <table:table-cell table:number-columns-repeated="2"/>
          <table:table-cell office:value-type="string">
            <text:p>Accel./Deccel. Factor During Collision</text:p>
          </table:table-cell>
          <table:table-cell table:style-name="ce5" table:formula="of:=IF([.G24]&gt;[.G27]; ([.G24]*1.46666666666-[.G27]*1.46666666666)/(32.2*[.G25]); ([.G27]*1.4666666666-[.G24]*1.466666666666)/(32.2*[.G25])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ed When Vehicles Separate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Speed When Vehicles Separate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-Crash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ce22"/>
        <table:table-column table:style-name="co1" table:number-columns-repeated="1018" table:default-cell-style-name="Default"/>
        <table:table-row table:style-name="ro1">
          <table:table-cell table:style-name="ce9"/>
          <table:table-cell table:style-name="ce10"/>
          <table:table-cell table:style-name="ce14" table:formula="of:=[$Initial.C4]" office:value-type="string" office:string-value="Toyota Camry" table:number-columns-spanned="8" table:number-rows-spanned="1">
            <text:p>Toyota Camry</text:p>
          </table:table-cell>
          <table:covered-table-cell table:number-columns-repeated="2" table:style-name="ce17"/>
          <table:covered-table-cell table:style-name="ce18"/>
          <table:covered-table-cell table:number-columns-repeated="3" table:style-name="ce17"/>
          <table:covered-table-cell table:style-name="ce26"/>
          <table:table-cell table:style-name="ce27" table:number-columns-spanned="6" table:number-rows-spanned="1"/>
          <table:covered-table-cell table:number-columns-repeated="4" table:style-name="ce30"/>
          <table:covered-table-cell table:style-name="ce27"/>
          <table:table-cell table:style-name="ce33" table:number-columns-spanned="6" table:number-rows-spanned="1"/>
          <table:covered-table-cell table:number-columns-repeated="4" table:style-name="ce36"/>
          <table:covered-table-cell table:style-name="ce33"/>
          <table:table-cell table:style-name="ce39" table:number-columns-spanned="6" table:number-rows-spanned="1"/>
          <table:covered-table-cell table:number-columns-repeated="4" table:style-name="ce42"/>
          <table:covered-table-cell table:style-name="ce39"/>
          <table:table-cell table:number-columns-repeated="996"/>
        </table:table-row>
        <table:table-row table:style-name="ro2">
          <table:table-cell table:style-name="ce9" office:value-type="string">
            <text:p>Frame</text:p>
          </table:table-cell>
          <table:table-cell table:style-name="ce11" office:value-type="string">
            <text:p>Event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MPH</text:p>
          </table:table-cell>
          <table:table-cell table:style-name="ce15" office:value-type="string">
            <text:p>FPS</text:p>
          </table:table-cell>
          <table:table-cell table:style-name="ce19" office:value-type="string">
            <text:p>Deceleration (1) Acceleration (2)</text:p>
          </table:table-cell>
          <table:table-cell table:style-name="ce15" office:value-type="string">
            <text:p>Factor</text:p>
          </table:table-cell>
          <table:table-cell table:style-name="ce24" office:value-type="string">
            <text:p>%</text:p>
          </table:table-cell>
          <table:table-cell table:style-name="ce25" office:value-type="string">
            <text:p>Inc dist</text:p>
          </table:table-cell>
          <table:table-cell table:style-name="ce15" office:value-type="string">
            <text:p>dist total</text:p>
          </table:table-cell>
          <table:table-cell table:style-name="ce28" office:value-type="string">
            <text:p>MPH</text:p>
          </table:table-cell>
          <table:table-cell table:style-name="ce28" office:value-type="string">
            <text:p>FPS</text:p>
          </table:table-cell>
          <table:table-cell table:style-name="ce28" office:value-type="string">
            <text:p>Factor</text:p>
          </table:table-cell>
          <table:table-cell table:style-name="ce31" office:value-type="string">
            <text:p>%</text:p>
          </table:table-cell>
          <table:table-cell table:style-name="ce32" office:value-type="string">
            <text:p>Inc dist</text:p>
          </table:table-cell>
          <table:table-cell table:style-name="ce28" office:value-type="string">
            <text:p>dist total</text:p>
          </table:table-cell>
          <table:table-cell table:style-name="ce34" office:value-type="string">
            <text:p>MPH</text:p>
          </table:table-cell>
          <table:table-cell table:style-name="ce34" office:value-type="string">
            <text:p>FPS</text:p>
          </table:table-cell>
          <table:table-cell table:style-name="ce34" office:value-type="string">
            <text:p>Factor</text:p>
          </table:table-cell>
          <table:table-cell table:style-name="ce37" office:value-type="string">
            <text:p>%</text:p>
          </table:table-cell>
          <table:table-cell table:style-name="ce38" office:value-type="string">
            <text:p>Inc dist</text:p>
          </table:table-cell>
          <table:table-cell table:style-name="ce34" office:value-type="string">
            <text:p>dist total</text:p>
          </table:table-cell>
          <table:table-cell table:style-name="ce40" office:value-type="string">
            <text:p>MPH</text:p>
          </table:table-cell>
          <table:table-cell table:style-name="ce40" office:value-type="string">
            <text:p>FPS</text:p>
          </table:table-cell>
          <table:table-cell table:style-name="ce40" office:value-type="string">
            <text:p>Factor</text:p>
          </table:table-cell>
          <table:table-cell table:style-name="ce43" office:value-type="string">
            <text:p>%</text:p>
          </table:table-cell>
          <table:table-cell table:style-name="ce44" office:value-type="string">
            <text:p>Inc dist</text:p>
          </table:table-cell>
          <table:table-cell table:style-name="ce40" office:value-type="string">
            <text:p>dist total</text:p>
          </table:table-cell>
          <table:table-cell table:number-columns-repeated="996"/>
        </table:table-row>
        <table:table-row table:style-name="ro3">
          <table:table-cell table:style-name="ce9" office:value-type="float" office:value="0">
            <text:p>0</text:p>
          </table:table-cell>
          <table:table-cell table:style-name="ce11" office:value-type="string">
            <text:p>Start</text:p>
          </table:table-cell>
          <table:table-cell table:style-name="ce16" table:formula="of:=[.A3]*0.0333333333" office:value-type="float" office:value="0">
            <text:p>0.0000</text:p>
          </table:table-cell>
          <table:table-cell table:style-name="ce16" table:formula="of:=[$Initial.C5]" office:value-type="float" office:value="30.32">
            <text:p>30.3200</text:p>
          </table:table-cell>
          <table:table-cell table:style-name="ce16" table:formula="of:=TRUNC([.D3]*1.466666;4)" office:value-type="float" office:value="44.4693">
            <text:p>44.4693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number-columns-repeated="3" table:style-name="ce16" office:value-type="float" office:value="0">
            <text:p>0.0000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]+1" office:value-type="float" office:value="1">
            <text:p>1</text:p>
          </table:table-cell>
          <table:table-cell table:style-name="ce11"/>
          <table:table-cell table:style-name="ce16" table:formula="of:=[.A4]*0.0333333333" office:value-type="float" office:value="0.0333333333">
            <text:p>0.0333</text:p>
          </table:table-cell>
          <table:table-cell table:style-name="ce16" table:formula="of:=IF([.D3]=[$Initial.$C$9];[$Initial.$C$10];IF(([.E4]/1.46666666666)&lt;[$Initial.$C$9];[$Initial.$C$9];([.E4]/1.46666666666)))" office:value-type="float" office:value="29.8684454551328">
            <text:p>29.8684</text:p>
          </table:table-cell>
          <table:table-cell table:style-name="ce16" table:formula="of:=IF(TRUNC([.E3]-(([.C4]-[.C3])*[.G4]*32.2)/1.46666666666;4)&gt;[$Initial.$C$9];IF([.F4]=1;([.E3]-(([.C4]-[.C3])*[.G4]*32.2));([.E3]+(([.C4]-[.C3])*[.G4]*32.2)));[.D4]*1.4666666666)" office:value-type="float" office:value="43.8070533339956">
            <text:p>43.807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[.C4]/[$Initial.$K$3]" office:value-type="float" office:value="0.00304878977984689">
            <text:p>0.0030</text:p>
          </table:table-cell>
          <table:table-cell table:style-name="ce16" table:formula="of:=IF([.E4]&gt;0;IF([.F4]=1;(([.E3]*0.03333333333)-(16.1*[.G4]*0.03333333333*0.0333333333));(([.E3]*0.03333333333)+(16.1*[.G4]*0.03333333333*0.0333333333)));0)" office:value-type="float" office:value="1.47127255541947">
            <text:p>1.4713</text:p>
          </table:table-cell>
          <table:table-cell table:style-name="ce16" table:formula="of:=TRUNC([.J3]+[.I4];4)" office:value-type="float" office:value="1.4712">
            <text:p>1.4712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]+1" office:value-type="float" office:value="2">
            <text:p>2</text:p>
          </table:table-cell>
          <table:table-cell table:style-name="ce11"/>
          <table:table-cell table:style-name="ce16" table:formula="of:=[.A5]*0.0333333333" office:value-type="float" office:value="0.0666666666">
            <text:p>0.0667</text:p>
          </table:table-cell>
          <table:table-cell table:style-name="ce16" table:formula="of:=IF([.D4]=[$Initial.$C$9];[$Initial.$C$10];IF(([.E5]/1.46666666666)&lt;[$Initial.$C$9];[$Initial.$C$9];([.E5]/1.46666666666)))" office:value-type="float" office:value="29.4169136374004">
            <text:p>29.4169</text:p>
          </table:table-cell>
          <table:table-cell table:style-name="ce16" table:formula="of:=IF(TRUNC([.E4]-(([.C5]-[.C4])*[.G5]*32.2)/1.46666666666;4)&gt;[$Initial.$C$9];IF([.F5]=1;([.E4]-(([.C5]-[.C4])*[.G5]*32.2));([.E4]+(([.C5]-[.C4])*[.G5]*32.2)));[.D5]*1.4666666666)" office:value-type="float" office:value="43.1448066679912">
            <text:p>43.1448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0375">
            <text:p>0.0375</text:p>
          </table:table-cell>
          <table:table-cell table:style-name="ce16" table:formula="of:=IF([.E5]&gt;0;IF([.F5]=1;(([.E4]*0.03333333333)-(16.1*[.G5]*0.03333333333*0.0333333333));(([.E4]*0.03333333333)+(16.1*[.G5]*0.03333333333*0.0333333333)));0)" office:value-type="float" office:value="1.44919766655486">
            <text:p>1.4492</text:p>
          </table:table-cell>
          <table:table-cell table:style-name="ce16" table:formula="of:=TRUNC([.J4]+[.I5];4)" office:value-type="float" office:value="2.9203">
            <text:p>2.9203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]+1" office:value-type="float" office:value="3">
            <text:p>3</text:p>
          </table:table-cell>
          <table:table-cell table:style-name="ce11"/>
          <table:table-cell table:style-name="ce16" table:formula="of:=[.A6]*0.0333333333" office:value-type="float" office:value="0.0999999999">
            <text:p>0.1000</text:p>
          </table:table-cell>
          <table:table-cell table:style-name="ce16" table:formula="of:=IF([.D5]=[$Initial.$C$9];[$Initial.$C$10];IF(([.E6]/1.46666666666)&lt;[$Initial.$C$9];[$Initial.$C$9];([.E6]/1.46666666666)))" office:value-type="float" office:value="28.9653818196681">
            <text:p>28.9654</text:p>
          </table:table-cell>
          <table:table-cell table:style-name="ce16" table:formula="of:=IF(TRUNC([.E5]-(([.C6]-[.C5])*[.G6]*32.2)/1.46666666666;4)&gt;[$Initial.$C$9];IF([.F6]=1;([.E5]-(([.C6]-[.C5])*[.G6]*32.2));([.E5]+(([.C6]-[.C5])*[.G6]*32.2)));[.D6]*1.4666666666)" office:value-type="float" office:value="42.4825600019867">
            <text:p>42.4826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0556">
            <text:p>0.0556</text:p>
          </table:table-cell>
          <table:table-cell table:style-name="ce16" table:formula="of:=IF([.E6]&gt;0;IF([.F6]=1;(([.E5]*0.03333333333)-(16.1*[.G6]*0.03333333333*0.0333333333));(([.E5]*0.03333333333)+(16.1*[.G6]*0.03333333333*0.0333333333)));0)" office:value-type="float" office:value="1.42712277769025">
            <text:p>1.4271</text:p>
          </table:table-cell>
          <table:table-cell table:style-name="ce16" table:formula="of:=TRUNC([.J5]+[.I6];4)" office:value-type="float" office:value="4.3474">
            <text:p>4.3474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]+1" office:value-type="float" office:value="4">
            <text:p>4</text:p>
          </table:table-cell>
          <table:table-cell table:style-name="ce11"/>
          <table:table-cell table:style-name="ce16" table:formula="of:=[.A7]*0.0333333333" office:value-type="float" office:value="0.1333333332">
            <text:p>0.1333</text:p>
          </table:table-cell>
          <table:table-cell table:style-name="ce16" table:formula="of:=IF([.D6]=[$Initial.$C$9];[$Initial.$C$10];IF(([.E7]/1.46666666666)&lt;[$Initial.$C$9];[$Initial.$C$9];([.E7]/1.46666666666)))" office:value-type="float" office:value="28.5138500019357">
            <text:p>28.5139</text:p>
          </table:table-cell>
          <table:table-cell table:style-name="ce16" table:formula="of:=IF(TRUNC([.E6]-(([.C7]-[.C6])*[.G7]*32.2)/1.46666666666;4)&gt;[$Initial.$C$9];IF([.F7]=1;([.E6]-(([.C7]-[.C6])*[.G7]*32.2));([.E6]+(([.C7]-[.C6])*[.G7]*32.2)));[.D7]*1.4666666666)" office:value-type="float" office:value="41.8203133359823">
            <text:p>41.8203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0736">
            <text:p>0.0736</text:p>
          </table:table-cell>
          <table:table-cell table:style-name="ce16" table:formula="of:=IF([.E7]&gt;0;IF([.F7]=1;(([.E6]*0.03333333333)-(16.1*[.G7]*0.03333333333*0.0333333333));(([.E6]*0.03333333333)+(16.1*[.G7]*0.03333333333*0.0333333333)));0)" office:value-type="float" office:value="1.40504788882565">
            <text:p>1.4050</text:p>
          </table:table-cell>
          <table:table-cell table:style-name="ce16" table:formula="of:=TRUNC([.J6]+[.I7];4)" office:value-type="float" office:value="5.7524">
            <text:p>5.7524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]+1" office:value-type="float" office:value="5">
            <text:p>5</text:p>
          </table:table-cell>
          <table:table-cell table:style-name="ce11"/>
          <table:table-cell table:style-name="ce16" table:formula="of:=[.A8]*0.0333333333" office:value-type="float" office:value="0.1666666665">
            <text:p>0.1667</text:p>
          </table:table-cell>
          <table:table-cell table:style-name="ce16" table:formula="of:=IF([.D7]=[$Initial.$C$9];[$Initial.$C$10];IF(([.E8]/1.46666666666)&lt;[$Initial.$C$9];[$Initial.$C$9];([.E8]/1.46666666666)))" office:value-type="float" office:value="28.0623181842034">
            <text:p>28.0623</text:p>
          </table:table-cell>
          <table:table-cell table:style-name="ce16" table:formula="of:=IF(TRUNC([.E7]-(([.C8]-[.C7])*[.G8]*32.2)/1.46666666666;4)&gt;[$Initial.$C$9];IF([.F8]=1;([.E7]-(([.C8]-[.C7])*[.G8]*32.2));([.E7]+(([.C8]-[.C7])*[.G8]*32.2)));[.D8]*1.4666666666)" office:value-type="float" office:value="41.1580666699779">
            <text:p>41.158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0917">
            <text:p>0.0917</text:p>
          </table:table-cell>
          <table:table-cell table:style-name="ce16" table:formula="of:=IF([.E8]&gt;0;IF([.F8]=1;(([.E7]*0.03333333333)-(16.1*[.G8]*0.03333333333*0.0333333333));(([.E7]*0.03333333333)+(16.1*[.G8]*0.03333333333*0.0333333333)));0)" office:value-type="float" office:value="1.38297299996104">
            <text:p>1.3830</text:p>
          </table:table-cell>
          <table:table-cell table:style-name="ce16" table:formula="of:=TRUNC([.J7]+[.I8];4)" office:value-type="float" office:value="7.1353">
            <text:p>7.1353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]+1" office:value-type="float" office:value="6">
            <text:p>6</text:p>
          </table:table-cell>
          <table:table-cell table:style-name="ce11"/>
          <table:table-cell table:style-name="ce16" table:formula="of:=[.A9]*0.0333333333" office:value-type="float" office:value="0.1999999998">
            <text:p>0.2000</text:p>
          </table:table-cell>
          <table:table-cell table:style-name="ce16" table:formula="of:=IF([.D8]=[$Initial.$C$9];[$Initial.$C$10];IF(([.E9]/1.46666666666)&lt;[$Initial.$C$9];[$Initial.$C$9];([.E9]/1.46666666666)))" office:value-type="float" office:value="27.6107863664711">
            <text:p>27.6108</text:p>
          </table:table-cell>
          <table:table-cell table:style-name="ce16" table:formula="of:=IF(TRUNC([.E8]-(([.C9]-[.C8])*[.G9]*32.2)/1.46666666666;4)&gt;[$Initial.$C$9];IF([.F9]=1;([.E8]-(([.C9]-[.C8])*[.G9]*32.2));([.E8]+(([.C9]-[.C8])*[.G9]*32.2)));[.D9]*1.4666666666)" office:value-type="float" office:value="40.4958200039735">
            <text:p>40.4958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1088">
            <text:p>0.1088</text:p>
          </table:table-cell>
          <table:table-cell table:style-name="ce16" table:formula="of:=IF([.E9]&gt;0;IF([.F9]=1;(([.E8]*0.03333333333)-(16.1*[.G9]*0.03333333333*0.0333333333));(([.E8]*0.03333333333)+(16.1*[.G9]*0.03333333333*0.0333333333)));0)" office:value-type="float" office:value="1.36089811109643">
            <text:p>1.3609</text:p>
          </table:table-cell>
          <table:table-cell table:style-name="ce16" table:formula="of:=TRUNC([.J8]+[.I9];4)" office:value-type="float" office:value="8.4961">
            <text:p>8.4961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]+1" office:value-type="float" office:value="7">
            <text:p>7</text:p>
          </table:table-cell>
          <table:table-cell table:style-name="ce11"/>
          <table:table-cell table:style-name="ce16" table:formula="of:=[.A10]*0.0333333333" office:value-type="float" office:value="0.2333333331">
            <text:p>0.2333</text:p>
          </table:table-cell>
          <table:table-cell table:style-name="ce16" table:formula="of:=IF([.D9]=[$Initial.$C$9];[$Initial.$C$10];IF(([.E10]/1.46666666666)&lt;[$Initial.$C$9];[$Initial.$C$9];([.E10]/1.46666666666)))" office:value-type="float" office:value="27.1592545487387">
            <text:p>27.1593</text:p>
          </table:table-cell>
          <table:table-cell table:style-name="ce16" table:formula="of:=IF(TRUNC([.E9]-(([.C10]-[.C9])*[.G10]*32.2)/1.46666666666;4)&gt;[$Initial.$C$9];IF([.F10]=1;([.E9]-(([.C10]-[.C9])*[.G10]*32.2));([.E9]+(([.C10]-[.C9])*[.G10]*32.2)));[.D10]*1.4666666666)" office:value-type="float" office:value="39.833573337969">
            <text:p>39.8336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1259">
            <text:p>0.1259</text:p>
          </table:table-cell>
          <table:table-cell table:style-name="ce16" table:formula="of:=IF([.E10]&gt;0;IF([.F10]=1;(([.E9]*0.03333333333)-(16.1*[.G10]*0.03333333333*0.0333333333));(([.E9]*0.03333333333)+(16.1*[.G10]*0.03333333333*0.0333333333)));0)" office:value-type="float" office:value="1.33882322223183">
            <text:p>1.3388</text:p>
          </table:table-cell>
          <table:table-cell table:style-name="ce16" table:formula="of:=TRUNC([.J9]+[.I10];4)" office:value-type="float" office:value="9.8349">
            <text:p>9.8349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]+1" office:value-type="float" office:value="8">
            <text:p>8</text:p>
          </table:table-cell>
          <table:table-cell table:style-name="ce11"/>
          <table:table-cell table:style-name="ce16" table:formula="of:=[.A11]*0.0333333333" office:value-type="float" office:value="0.2666666664">
            <text:p>0.2667</text:p>
          </table:table-cell>
          <table:table-cell table:style-name="ce16" table:formula="of:=IF([.D10]=[$Initial.$C$9];[$Initial.$C$10];IF(([.E11]/1.46666666666)&lt;[$Initial.$C$9];[$Initial.$C$9];([.E11]/1.46666666666)))" office:value-type="float" office:value="26.7077227310064">
            <text:p>26.7077</text:p>
          </table:table-cell>
          <table:table-cell table:style-name="ce16" table:formula="of:=IF(TRUNC([.E10]-(([.C11]-[.C10])*[.G11]*32.2)/1.46666666666;4)&gt;[$Initial.$C$9];IF([.F11]=1;([.E10]-(([.C11]-[.C10])*[.G11]*32.2));([.E10]+(([.C11]-[.C10])*[.G11]*32.2)));[.D11]*1.4666666666)" office:value-type="float" office:value="39.1713266719646">
            <text:p>39.1713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1259">
            <text:p>0.1259</text:p>
          </table:table-cell>
          <table:table-cell table:style-name="ce16" table:formula="of:=IF([.E11]&gt;0;IF([.F11]=1;(([.E10]*0.03333333333)-(16.1*[.G11]*0.03333333333*0.0333333333));(([.E10]*0.03333333333)+(16.1*[.G11]*0.03333333333*0.0333333333)));0)" office:value-type="float" office:value="1.31674833336722">
            <text:p>1.3167</text:p>
          </table:table-cell>
          <table:table-cell table:style-name="ce16" table:formula="of:=TRUNC([.J10]+[.I11];4)" office:value-type="float" office:value="11.1516">
            <text:p>11.1516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]+1" office:value-type="float" office:value="9">
            <text:p>9</text:p>
          </table:table-cell>
          <table:table-cell table:style-name="ce12"/>
          <table:table-cell table:style-name="ce16" table:formula="of:=[.A12]*0.0333333333" office:value-type="float" office:value="0.2999999997">
            <text:p>0.3000</text:p>
          </table:table-cell>
          <table:table-cell table:style-name="ce16" table:formula="of:=IF([.D11]=[$Initial.$C$9];[$Initial.$C$10];IF(([.E12]/1.46666666666)&lt;[$Initial.$C$9];[$Initial.$C$9];([.E12]/1.46666666666)))" office:value-type="float" office:value="26.67">
            <text:p>26.6700</text:p>
          </table:table-cell>
          <table:table-cell table:style-name="ce16" table:formula="of:=IF(TRUNC([.E11]-(([.C12]-[.C11])*[.G12]*32.2)/1.46666666666;4)&gt;[$Initial.$C$9];IF([.F12]=1;([.E11]-(([.C12]-[.C11])*[.G12]*32.2));([.E11]+(([.C12]-[.C11])*[.G12]*32.2)));[.D12]*1.4666666666)" office:value-type="float" office:value="38.5090800059602">
            <text:p>38.5091</text:p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0.617">
            <text:p>0.6170</text:p>
          </table:table-cell>
          <table:table-cell table:style-name="ce23" office:value-type="float" office:value="0.1455">
            <text:p>0.1455</text:p>
          </table:table-cell>
          <table:table-cell table:style-name="ce23" table:formula="of:=IF([.E12]&gt;0;IF([.F12]=1;(([.E11]*0.03333333333)-(16.1*[.G12]*0.03333333333*0.0333333333));(([.E11]*0.03333333333)+(16.1*[.G12]*0.03333333333*0.0333333333)));0)" office:value-type="float" office:value="1.29467344450261">
            <text:p>1.2947</text:p>
          </table:table-cell>
          <table:table-cell table:style-name="ce23" table:formula="of:=TRUNC([.J11]+[.I12];4)" office:value-type="float" office:value="12.4462">
            <text:p>12.4462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]+1" office:value-type="float" office:value="10">
            <text:p>10</text:p>
          </table:table-cell>
          <table:table-cell table:style-name="ce11"/>
          <table:table-cell table:style-name="ce16" table:formula="of:=[.A13]*0.0333333333" office:value-type="float" office:value="0.333333333">
            <text:p>0.3333</text:p>
          </table:table-cell>
          <table:table-cell table:style-name="ce16" table:formula="of:=IF([.D12]=[$Initial.$C$9];[$Initial.$C$10];IF(([.E13]/1.46666666666)&lt;[$Initial.$C$9];[$Initial.$C$9];([.E13]/1.46666666666)))" office:value-type="float" office:value="0">
            <text:p>0.0000</text:p>
          </table:table-cell>
          <table:table-cell table:style-name="ce16" table:formula="of:=IF(TRUNC([.E12]-(([.C13]-[.C12])*[.G13]*32.2)/1.46666666666;4)&gt;[$Initial.$C$9];IF([.F13]=1;([.E12]-(([.C13]-[.C12])*[.G13]*32.2));([.E12]+(([.C13]-[.C12])*[.G13]*32.2)));[.D13]*1.4666666666)" office:value-type="float" office:value="37.8468333399558">
            <text:p>37.8468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1768">
            <text:p>0.1768</text:p>
          </table:table-cell>
          <table:table-cell table:style-name="ce16" table:formula="of:=IF([.E13]&gt;0;IF([.F13]=1;(([.E12]*0.03333333333)-(16.1*[.G13]*0.03333333333*0.0333333333));(([.E12]*0.03333333333)+(16.1*[.G13]*0.03333333333*0.0333333333)));0)" office:value-type="float" office:value="1.27259855563801">
            <text:p>1.2726</text:p>
          </table:table-cell>
          <table:table-cell table:style-name="ce16" table:formula="of:=TRUNC([.J12]+[.I13];4)" office:value-type="float" office:value="13.7187">
            <text:p>13.71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]+1" office:value-type="float" office:value="11">
            <text:p>11</text:p>
          </table:table-cell>
          <table:table-cell table:style-name="ce11"/>
          <table:table-cell table:style-name="ce16" table:formula="of:=[.A14]*0.0333333333" office:value-type="float" office:value="0.3666666663">
            <text:p>0.3667</text:p>
          </table:table-cell>
          <table:table-cell table:style-name="ce16" table:formula="of:=IF([.D13]=[$Initial.$C$9];[$Initial.$C$10];IF(([.E14]/1.46666666666)&lt;[$Initial.$C$9];[$Initial.$C$9];([.E14]/1.46666666666)))" office:value-type="float" office:value="26.67">
            <text:p>26.6700</text:p>
          </table:table-cell>
          <table:table-cell table:style-name="ce16" table:formula="of:=IF(TRUNC([.E13]-(([.C14]-[.C13])*[.G14]*32.2)/1.46666666666;4)&gt;[$Initial.$C$9];IF([.F14]=1;([.E13]-(([.C14]-[.C13])*[.G14]*32.2));([.E13]+(([.C14]-[.C13])*[.G14]*32.2)));[.D14]*1.4666666666)" office:value-type="float" office:value="38.8451406722908">
            <text:p>38.8451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office:value-type="float" office:value="0.2082">
            <text:p>0.2082</text:p>
          </table:table-cell>
          <table:table-cell table:style-name="ce16" table:formula="of:=IF([.E14]&gt;0;IF([.F14]=1;(([.E13]*0.03333333333)-(16.1*[.G14]*0.03333333333*0.0333333333));(([.E13]*0.03333333333)+(16.1*[.G14]*0.03333333333*0.0333333333)));0)" office:value-type="float" office:value="1.27819956674296">
            <text:p>1.2782</text:p>
          </table:table-cell>
          <table:table-cell table:style-name="ce16" table:formula="of:=TRUNC([.J13]+[.I14];4)" office:value-type="float" office:value="14.9968">
            <text:p>14.9968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]+1" office:value-type="float" office:value="12">
            <text:p>12</text:p>
          </table:table-cell>
          <table:table-cell table:style-name="ce11"/>
          <table:table-cell table:style-name="ce16" table:formula="of:=[.A15]*0.0333333333" office:value-type="float" office:value="0.3999999996">
            <text:p>0.4000</text:p>
          </table:table-cell>
          <table:table-cell table:style-name="ce16" table:formula="of:=IF([.D14]=[$Initial.$C$9];[$Initial.$C$10];IF(([.E15]/1.46666666666)&lt;[$Initial.$C$9];[$Initial.$C$9];([.E15]/1.46666666666)))" office:value-type="float" office:value="0">
            <text:p>0.0000</text:p>
          </table:table-cell>
          <table:table-cell table:style-name="ce16" table:formula="of:=IF(TRUNC([.E14]-(([.C15]-[.C14])*[.G15]*32.2)/1.46666666666;4)&gt;[$Initial.$C$9];IF([.F15]=1;([.E14]-(([.C15]-[.C14])*[.G15]*32.2));([.E14]+(([.C15]-[.C14])*[.G15]*32.2)));[.D15]*1.4666666666)" office:value-type="float" office:value="39.8434480046258">
            <text:p>39.8434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office:value-type="float" office:value="0.239">
            <text:p>0.2390</text:p>
          </table:table-cell>
          <table:table-cell table:style-name="ce16" table:formula="of:=IF([.E15]&gt;0;IF([.F15]=1;(([.E14]*0.03333333333)-(16.1*[.G15]*0.03333333333*0.0333333333));(([.E14]*0.03333333333)+(16.1*[.G15]*0.03333333333*0.0333333333)));0)" office:value-type="float" office:value="1.31147647781746">
            <text:p>1.3115</text:p>
          </table:table-cell>
          <table:table-cell table:style-name="ce16" table:formula="of:=TRUNC([.J14]+[.I15];4)" office:value-type="float" office:value="16.3082">
            <text:p>16.3082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]+1" office:value-type="float" office:value="13">
            <text:p>13</text:p>
          </table:table-cell>
          <table:table-cell table:style-name="ce11"/>
          <table:table-cell table:style-name="ce16" table:formula="of:=[.A16]*0.0333333333" office:value-type="float" office:value="0.4333333329">
            <text:p>0.4333</text:p>
          </table:table-cell>
          <table:table-cell table:style-name="ce16" table:formula="of:=IF([.D15]=[$Initial.$C$9];[$Initial.$C$10];IF(([.E16]/1.46666666666)&lt;[$Initial.$C$9];[$Initial.$C$9];([.E16]/1.46666666666)))" office:value-type="float" office:value="27.8466513662363">
            <text:p>27.8467</text:p>
          </table:table-cell>
          <table:table-cell table:style-name="ce16" table:formula="of:=IF(TRUNC([.E15]-(([.C16]-[.C15])*[.G16]*32.2)/1.46666666666;4)&gt;[$Initial.$C$9];IF([.F16]=1;([.E15]-(([.C16]-[.C15])*[.G16]*32.2));([.E15]+(([.C16]-[.C15])*[.G16]*32.2)));[.D16]*1.4666666666)" office:value-type="float" office:value="40.8417553369609">
            <text:p>40.8418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office:value-type="float" office:value="0.2521">
            <text:p>0.2521</text:p>
          </table:table-cell>
          <table:table-cell table:style-name="ce16" table:formula="of:=IF([.E16]&gt;0;IF([.F16]=1;(([.E15]*0.03333333333)-(16.1*[.G16]*0.03333333333*0.0333333333));(([.E15]*0.03333333333)+(16.1*[.G16]*0.03333333333*0.0333333333)));0)" office:value-type="float" office:value="1.34475338889197">
            <text:p>1.3448</text:p>
          </table:table-cell>
          <table:table-cell table:style-name="ce16" table:formula="of:=TRUNC([.J15]+[.I16];4)" office:value-type="float" office:value="17.6529">
            <text:p>17.6529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]+1" office:value-type="float" office:value="14">
            <text:p>14</text:p>
          </table:table-cell>
          <table:table-cell table:style-name="ce11"/>
          <table:table-cell table:style-name="ce16" table:formula="of:=[.A17]*0.0333333333" office:value-type="float" office:value="0.4666666662">
            <text:p>0.4667</text:p>
          </table:table-cell>
          <table:table-cell table:style-name="ce16" table:formula="of:=IF([.D16]=[$Initial.$C$9];[$Initial.$C$10];IF(([.E17]/1.46666666666)&lt;[$Initial.$C$9];[$Initial.$C$9];([.E17]/1.46666666666)))" office:value-type="float" office:value="28.5273154564678">
            <text:p>28.5273</text:p>
          </table:table-cell>
          <table:table-cell table:style-name="ce16" table:formula="of:=IF(TRUNC([.E16]-(([.C17]-[.C16])*[.G17]*32.2)/1.46666666666;4)&gt;[$Initial.$C$9];IF([.F17]=1;([.E16]-(([.C17]-[.C16])*[.G17]*32.2));([.E16]+(([.C17]-[.C16])*[.G17]*32.2)));[.D17]*1.4666666666)" office:value-type="float" office:value="41.8400626692959">
            <text:p>41.8401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office:value-type="float" office:value="0.2653">
            <text:p>0.2653</text:p>
          </table:table-cell>
          <table:table-cell table:style-name="ce16" table:formula="of:=IF([.E17]&gt;0;IF([.F17]=1;(([.E16]*0.03333333333)-(16.1*[.G17]*0.03333333333*0.0333333333));(([.E16]*0.03333333333)+(16.1*[.G17]*0.03333333333*0.0333333333)));0)" office:value-type="float" office:value="1.37803029996648">
            <text:p>1.3780</text:p>
          </table:table-cell>
          <table:table-cell table:style-name="ce16" table:formula="of:=TRUNC([.J16]+[.I17];4)" office:value-type="float" office:value="19.0309">
            <text:p>19.0309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]+1" office:value-type="float" office:value="15">
            <text:p>15</text:p>
          </table:table-cell>
          <table:table-cell table:style-name="ce11"/>
          <table:table-cell table:style-name="ce16" table:formula="of:=[.A18]*0.0333333333" office:value-type="float" office:value="0.4999999995">
            <text:p>0.5000</text:p>
          </table:table-cell>
          <table:table-cell table:style-name="ce16" table:formula="of:=IF([.D17]=[$Initial.$C$9];[$Initial.$C$10];IF(([.E18]/1.46666666666)&lt;[$Initial.$C$9];[$Initial.$C$9];([.E18]/1.46666666666)))" office:value-type="float" office:value="27.8466513662363">
            <text:p>27.8467</text:p>
          </table:table-cell>
          <table:table-cell table:style-name="ce16" table:formula="of:=IF(TRUNC([.E17]-(([.C18]-[.C17])*[.G18]*32.2)/1.46666666666;4)&gt;[$Initial.$C$9];IF([.F18]=1;([.E17]-(([.C18]-[.C17])*[.G18]*32.2));([.E17]+(([.C18]-[.C17])*[.G18]*32.2)));[.D18]*1.4666666666)" office:value-type="float" office:value="40.8417553369609">
            <text:p>40.8418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9301">
            <text:p>0.9301</text:p>
          </table:table-cell>
          <table:table-cell table:style-name="ce16" office:value-type="float" office:value="0.2779">
            <text:p>0.2779</text:p>
          </table:table-cell>
          <table:table-cell table:style-name="ce16" table:formula="of:=IF([.E18]&gt;0;IF([.F18]=1;(([.E17]*0.03333333333)-(16.1*[.G18]*0.03333333333*0.0333333333));(([.E17]*0.03333333333)+(16.1*[.G18]*0.03333333333*0.0333333333)));0)" office:value-type="float" office:value="1.37803029996648">
            <text:p>1.3780</text:p>
          </table:table-cell>
          <table:table-cell table:style-name="ce16" table:formula="of:=TRUNC([.J17]+[.I18];4)" office:value-type="float" office:value="20.4089">
            <text:p>20.4089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]+1" office:value-type="float" office:value="16">
            <text:p>16</text:p>
          </table:table-cell>
          <table:table-cell table:style-name="ce11"/>
          <table:table-cell table:style-name="ce16" table:formula="of:=[.A19]*0.0333333333" office:value-type="float" office:value="0.5333333328">
            <text:p>0.5333</text:p>
          </table:table-cell>
          <table:table-cell table:style-name="ce16" table:formula="of:=IF([.D18]=[$Initial.$C$9];[$Initial.$C$10];IF(([.E19]/1.46666666666)&lt;[$Initial.$C$9];[$Initial.$C$9];([.E19]/1.46666666666)))" office:value-type="float" office:value="27.3951195485039">
            <text:p>27.3951</text:p>
          </table:table-cell>
          <table:table-cell table:style-name="ce16" table:formula="of:=IF(TRUNC([.E18]-(([.C19]-[.C18])*[.G19]*32.2)/1.46666666666;4)&gt;[$Initial.$C$9];IF([.F19]=1;([.E18]-(([.C19]-[.C18])*[.G19]*32.2));([.E18]+(([.C19]-[.C18])*[.G19]*32.2)));[.D19]*1.4666666666)" office:value-type="float" office:value="40.1795086709564">
            <text:p>40.1795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2905">
            <text:p>0.2905</text:p>
          </table:table-cell>
          <table:table-cell table:style-name="ce16" table:formula="of:=IF([.E19]&gt;0;IF([.F19]=1;(([.E18]*0.03333333333)-(16.1*[.G19]*0.03333333333*0.0333333333));(([.E18]*0.03333333333)+(16.1*[.G19]*0.03333333333*0.0333333333)));0)" office:value-type="float" office:value="1.35035439999692">
            <text:p>1.3504</text:p>
          </table:table-cell>
          <table:table-cell table:style-name="ce16" table:formula="of:=TRUNC([.J18]+[.I19];4)" office:value-type="float" office:value="21.7592">
            <text:p>21.7592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]+1" office:value-type="float" office:value="17">
            <text:p>17</text:p>
          </table:table-cell>
          <table:table-cell table:style-name="ce11"/>
          <table:table-cell table:style-name="ce16" table:formula="of:=[.A20]*0.0333333333" office:value-type="float" office:value="0.5666666661">
            <text:p>0.5667</text:p>
          </table:table-cell>
          <table:table-cell table:style-name="ce16" table:formula="of:=IF([.D19]=[$Initial.$C$9];[$Initial.$C$10];IF(([.E20]/1.46666666666)&lt;[$Initial.$C$9];[$Initial.$C$9];([.E20]/1.46666666666)))" office:value-type="float" office:value="26.9435877307716">
            <text:p>26.9436</text:p>
          </table:table-cell>
          <table:table-cell table:style-name="ce16" table:formula="of:=IF(TRUNC([.E19]-(([.C20]-[.C19])*[.G20]*32.2)/1.46666666666;4)&gt;[$Initial.$C$9];IF([.F20]=1;([.E19]-(([.C20]-[.C19])*[.G20]*32.2));([.E19]+(([.C20]-[.C19])*[.G20]*32.2)));[.D20]*1.4666666666)" office:value-type="float" office:value="39.517262004952">
            <text:p>39.5173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3029">
            <text:p>0.3029</text:p>
          </table:table-cell>
          <table:table-cell table:style-name="ce16" table:formula="of:=IF([.E20]&gt;0;IF([.F20]=1;(([.E19]*0.03333333333)-(16.1*[.G20]*0.03333333333*0.0333333333));(([.E19]*0.03333333333)+(16.1*[.G20]*0.03333333333*0.0333333333)));0)" office:value-type="float" office:value="1.32827951113231">
            <text:p>1.3283</text:p>
          </table:table-cell>
          <table:table-cell table:style-name="ce16" table:formula="of:=TRUNC([.J19]+[.I20];4)" office:value-type="float" office:value="23.0874">
            <text:p>23.0874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]+1" office:value-type="float" office:value="18">
            <text:p>18</text:p>
          </table:table-cell>
          <table:table-cell table:style-name="ce11"/>
          <table:table-cell table:style-name="ce16" table:formula="of:=[.A21]*0.0333333333" office:value-type="float" office:value="0.5999999994">
            <text:p>0.6000</text:p>
          </table:table-cell>
          <table:table-cell table:style-name="ce16" table:formula="of:=IF([.D20]=[$Initial.$C$9];[$Initial.$C$10];IF(([.E21]/1.46666666666)&lt;[$Initial.$C$9];[$Initial.$C$9];([.E21]/1.46666666666)))" office:value-type="float" office:value="26.67">
            <text:p>26.6700</text:p>
          </table:table-cell>
          <table:table-cell table:style-name="ce16" table:formula="of:=IF(TRUNC([.E20]-(([.C21]-[.C20])*[.G21]*32.2)/1.46666666666;4)&gt;[$Initial.$C$9];IF([.F21]=1;([.E20]-(([.C21]-[.C20])*[.G21]*32.2));([.E20]+(([.C21]-[.C20])*[.G21]*32.2)));[.D21]*1.4666666666)" office:value-type="float" office:value="38.8550153389476">
            <text:p>38.8550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3151">
            <text:p>0.3151</text:p>
          </table:table-cell>
          <table:table-cell table:style-name="ce16" table:formula="of:=IF([.E21]&gt;0;IF([.F21]=1;(([.E20]*0.03333333333)-(16.1*[.G21]*0.03333333333*0.0333333333));(([.E20]*0.03333333333)+(16.1*[.G21]*0.03333333333*0.0333333333)));0)" office:value-type="float" office:value="1.30620462226771">
            <text:p>1.3062</text:p>
          </table:table-cell>
          <table:table-cell table:style-name="ce16" table:formula="of:=TRUNC([.J20]+[.I21];4)" office:value-type="float" office:value="24.3936">
            <text:p>24.3936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]+1" office:value-type="float" office:value="19">
            <text:p>19</text:p>
          </table:table-cell>
          <table:table-cell table:style-name="ce11"/>
          <table:table-cell table:style-name="ce16" table:formula="of:=[.A22]*0.0333333333" office:value-type="float" office:value="0.6333333327">
            <text:p>0.6333</text:p>
          </table:table-cell>
          <table:table-cell table:style-name="ce16" table:formula="of:=IF([.D21]=[$Initial.$C$9];[$Initial.$C$10];IF(([.E22]/1.46666666666)&lt;[$Initial.$C$9];[$Initial.$C$9];([.E22]/1.46666666666)))" office:value-type="float" office:value="0">
            <text:p>0.0000</text:p>
          </table:table-cell>
          <table:table-cell table:style-name="ce16" table:formula="of:=IF(TRUNC([.E21]-(([.C22]-[.C21])*[.G22]*32.2)/1.46666666666;4)&gt;[$Initial.$C$9];IF([.F22]=1;([.E21]-(([.C22]-[.C21])*[.G22]*32.2));([.E21]+(([.C22]-[.C21])*[.G22]*32.2)));[.D22]*1.4666666666)" office:value-type="float" office:value="38.1927686729432">
            <text:p>38.1928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3272">
            <text:p>0.3272</text:p>
          </table:table-cell>
          <table:table-cell table:style-name="ce16" table:formula="of:=IF([.E22]&gt;0;IF([.F22]=1;(([.E21]*0.03333333333)-(16.1*[.G22]*0.03333333333*0.0333333333));(([.E21]*0.03333333333)+(16.1*[.G22]*0.03333333333*0.0333333333)));0)" office:value-type="float" office:value="1.2841297334031">
            <text:p>1.2841</text:p>
          </table:table-cell>
          <table:table-cell table:style-name="ce16" table:formula="of:=TRUNC([.J21]+[.I22];4)" office:value-type="float" office:value="25.6777">
            <text:p>25.67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]+1" office:value-type="float" office:value="20">
            <text:p>20</text:p>
          </table:table-cell>
          <table:table-cell table:style-name="ce11"/>
          <table:table-cell table:style-name="ce16" table:formula="of:=[.A23]*0.0333333333" office:value-type="float" office:value="0.666666666">
            <text:p>0.6667</text:p>
          </table:table-cell>
          <table:table-cell table:style-name="ce16" table:formula="of:=IF([.D22]=[$Initial.$C$9];[$Initial.$C$10];IF(([.E23]/1.46666666666)&lt;[$Initial.$C$9];[$Initial.$C$9];([.E23]/1.46666666666)))" office:value-type="float" office:value="26.67">
            <text:p>26.6700</text:p>
          </table:table-cell>
          <table:table-cell table:style-name="ce16" table:formula="of:=IF(TRUNC([.E22]-(([.C23]-[.C22])*[.G23]*32.2)/1.46666666666;4)&gt;[$Initial.$C$9];IF([.F23]=1;([.E22]-(([.C23]-[.C22])*[.G23]*32.2));([.E22]+(([.C23]-[.C22])*[.G23]*32.2)));[.D23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office:value-type="float" office:value="0.3392">
            <text:p>0.3392</text:p>
          </table:table-cell>
          <table:table-cell table:style-name="ce16" table:formula="of:=IF([.E23]&gt;0;IF([.F23]=1;(([.E22]*0.03333333333)-(16.1*[.G23]*0.03333333333*0.0333333333));(([.E22]*0.03333333333)+(16.1*[.G23]*0.03333333333*0.0333333333)));0)" office:value-type="float" office:value="1.26205484453849">
            <text:p>1.2621</text:p>
          </table:table-cell>
          <table:table-cell table:style-name="ce16" table:formula="of:=TRUNC([.J22]+[.I23];4)" office:value-type="float" office:value="26.9397">
            <text:p>26.93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]+1" office:value-type="float" office:value="21">
            <text:p>21</text:p>
          </table:table-cell>
          <table:table-cell table:style-name="ce11"/>
          <table:table-cell table:style-name="ce16" table:formula="of:=[.A24]*0.0333333333" office:value-type="float" office:value="0.6999999993">
            <text:p>0.7000</text:p>
          </table:table-cell>
          <table:table-cell table:style-name="ce16" table:formula="of:=IF([.D23]=[$Initial.$C$9];[$Initial.$C$10];IF(([.E24]/1.46666666666)&lt;[$Initial.$C$9];[$Initial.$C$9];([.E24]/1.46666666666)))" office:value-type="float" office:value="0">
            <text:p>0.0000</text:p>
          </table:table-cell>
          <table:table-cell table:style-name="ce16" table:formula="of:=IF(TRUNC([.E23]-(([.C24]-[.C23])*[.G24]*32.2)/1.46666666666;4)&gt;[$Initial.$C$9];IF([.F24]=1;([.E23]-(([.C24]-[.C23])*[.G24]*32.2));([.E23]+(([.C24]-[.C23])*[.G24]*32.2)));[.D24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3509">
            <text:p>0.3509</text:p>
          </table:table-cell>
          <table:table-cell table:style-name="ce16" table:formula="of:=IF([.E24]&gt;0;IF([.F24]=1;(([.E23]*0.03333333333)-(16.1*[.G24]*0.03333333333*0.0333333333));(([.E23]*0.03333333333)+(16.1*[.G24]*0.03333333333*0.0333333333)));0)" office:value-type="float" office:value="1.25101740010619">
            <text:p>1.2510</text:p>
          </table:table-cell>
          <table:table-cell table:style-name="ce16" table:formula="of:=TRUNC([.J23]+[.I24];4)" office:value-type="float" office:value="28.1907">
            <text:p>28.19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]+1" office:value-type="float" office:value="22">
            <text:p>22</text:p>
          </table:table-cell>
          <table:table-cell table:style-name="ce11"/>
          <table:table-cell table:style-name="ce16" table:formula="of:=[.A25]*0.0333333333" office:value-type="float" office:value="0.7333333326">
            <text:p>0.7333</text:p>
          </table:table-cell>
          <table:table-cell table:style-name="ce16" table:formula="of:=IF([.D24]=[$Initial.$C$9];[$Initial.$C$10];IF(([.E25]/1.46666666666)&lt;[$Initial.$C$9];[$Initial.$C$9];([.E25]/1.46666666666)))" office:value-type="float" office:value="26.67">
            <text:p>26.6700</text:p>
          </table:table-cell>
          <table:table-cell table:style-name="ce16" table:formula="of:=IF(TRUNC([.E24]-(([.C25]-[.C24])*[.G25]*32.2)/1.46666666666;4)&gt;[$Initial.$C$9];IF([.F25]=1;([.E24]-(([.C25]-[.C24])*[.G25]*32.2));([.E24]+(([.C25]-[.C24])*[.G25]*32.2)));[.D25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3622">
            <text:p>0.3622</text:p>
          </table:table-cell>
          <table:table-cell table:style-name="ce16" table:formula="of:=IF([.E25]&gt;0;IF([.F25]=1;(([.E24]*0.03333333333)-(16.1*[.G25]*0.03333333333*0.0333333333));(([.E24]*0.03333333333)+(16.1*[.G25]*0.03333333333*0.0333333333)));0)" office:value-type="float" office:value="1.25101740010619">
            <text:p>1.2510</text:p>
          </table:table-cell>
          <table:table-cell table:style-name="ce16" table:formula="of:=TRUNC([.J24]+[.I25];4)" office:value-type="float" office:value="29.4417">
            <text:p>29.44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]+1" office:value-type="float" office:value="23">
            <text:p>23</text:p>
          </table:table-cell>
          <table:table-cell table:style-name="ce11"/>
          <table:table-cell table:style-name="ce16" table:formula="of:=[.A26]*0.0333333333" office:value-type="float" office:value="0.7666666659">
            <text:p>0.7667</text:p>
          </table:table-cell>
          <table:table-cell table:style-name="ce16" table:formula="of:=IF([.D25]=[$Initial.$C$9];[$Initial.$C$10];IF(([.E26]/1.46666666666)&lt;[$Initial.$C$9];[$Initial.$C$9];([.E26]/1.46666666666)))" office:value-type="float" office:value="0">
            <text:p>0.0000</text:p>
          </table:table-cell>
          <table:table-cell table:style-name="ce16" table:formula="of:=IF(TRUNC([.E25]-(([.C26]-[.C25])*[.G26]*32.2)/1.46666666666;4)&gt;[$Initial.$C$9];IF([.F26]=1;([.E25]-(([.C26]-[.C25])*[.G26]*32.2));([.E25]+(([.C26]-[.C25])*[.G26]*32.2)));[.D26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3738">
            <text:p>0.3738</text:p>
          </table:table-cell>
          <table:table-cell table:style-name="ce16" table:formula="of:=IF([.E26]&gt;0;IF([.F26]=1;(([.E25]*0.03333333333)-(16.1*[.G26]*0.03333333333*0.0333333333));(([.E25]*0.03333333333)+(16.1*[.G26]*0.03333333333*0.0333333333)));0)" office:value-type="float" office:value="1.25101740010619">
            <text:p>1.2510</text:p>
          </table:table-cell>
          <table:table-cell table:style-name="ce16" table:formula="of:=TRUNC([.J25]+[.I26];4)" office:value-type="float" office:value="30.6927">
            <text:p>30.69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]+1" office:value-type="float" office:value="24">
            <text:p>24</text:p>
          </table:table-cell>
          <table:table-cell table:style-name="ce11"/>
          <table:table-cell table:style-name="ce16" table:formula="of:=[.A27]*0.0333333333" office:value-type="float" office:value="0.7999999992">
            <text:p>0.8000</text:p>
          </table:table-cell>
          <table:table-cell table:style-name="ce16" table:formula="of:=IF([.D26]=[$Initial.$C$9];[$Initial.$C$10];IF(([.E27]/1.46666666666)&lt;[$Initial.$C$9];[$Initial.$C$9];([.E27]/1.46666666666)))" office:value-type="float" office:value="26.67">
            <text:p>26.6700</text:p>
          </table:table-cell>
          <table:table-cell table:style-name="ce16" table:formula="of:=IF(TRUNC([.E26]-(([.C27]-[.C26])*[.G27]*32.2)/1.46666666666;4)&gt;[$Initial.$C$9];IF([.F27]=1;([.E26]-(([.C27]-[.C26])*[.G27]*32.2));([.E26]+(([.C27]-[.C26])*[.G27]*32.2)));[.D27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385">
            <text:p>0.3850</text:p>
          </table:table-cell>
          <table:table-cell table:style-name="ce16" table:formula="of:=IF([.E27]&gt;0;IF([.F27]=1;(([.E26]*0.03333333333)-(16.1*[.G27]*0.03333333333*0.0333333333));(([.E26]*0.03333333333)+(16.1*[.G27]*0.03333333333*0.0333333333)));0)" office:value-type="float" office:value="1.25101740010619">
            <text:p>1.2510</text:p>
          </table:table-cell>
          <table:table-cell table:style-name="ce16" table:formula="of:=TRUNC([.J26]+[.I27];4)" office:value-type="float" office:value="31.9437">
            <text:p>31.94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]+1" office:value-type="float" office:value="25">
            <text:p>25</text:p>
          </table:table-cell>
          <table:table-cell table:style-name="ce11"/>
          <table:table-cell table:style-name="ce16" table:formula="of:=[.A28]*0.0333333333" office:value-type="float" office:value="0.8333333325">
            <text:p>0.8333</text:p>
          </table:table-cell>
          <table:table-cell table:style-name="ce16" table:formula="of:=IF([.D27]=[$Initial.$C$9];[$Initial.$C$10];IF(([.E28]/1.46666666666)&lt;[$Initial.$C$9];[$Initial.$C$9];([.E28]/1.46666666666)))" office:value-type="float" office:value="0">
            <text:p>0.0000</text:p>
          </table:table-cell>
          <table:table-cell table:style-name="ce16" table:formula="of:=IF(TRUNC([.E27]-(([.C28]-[.C27])*[.G28]*32.2)/1.46666666666;4)&gt;[$Initial.$C$9];IF([.F28]=1;([.E27]-(([.C28]-[.C27])*[.G28]*32.2));([.E27]+(([.C28]-[.C27])*[.G28]*32.2)));[.D28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3957">
            <text:p>0.3957</text:p>
          </table:table-cell>
          <table:table-cell table:style-name="ce16" table:formula="of:=IF([.E28]&gt;0;IF([.F28]=1;(([.E27]*0.03333333333)-(16.1*[.G28]*0.03333333333*0.0333333333));(([.E27]*0.03333333333)+(16.1*[.G28]*0.03333333333*0.0333333333)));0)" office:value-type="float" office:value="1.25101740010619">
            <text:p>1.2510</text:p>
          </table:table-cell>
          <table:table-cell table:style-name="ce16" table:formula="of:=TRUNC([.J27]+[.I28];4)" office:value-type="float" office:value="33.1947">
            <text:p>33.19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]+1" office:value-type="float" office:value="26">
            <text:p>26</text:p>
          </table:table-cell>
          <table:table-cell table:style-name="ce11"/>
          <table:table-cell table:style-name="ce16" table:formula="of:=[.A29]*0.0333333333" office:value-type="float" office:value="0.8666666658">
            <text:p>0.8667</text:p>
          </table:table-cell>
          <table:table-cell table:style-name="ce16" table:formula="of:=IF([.D28]=[$Initial.$C$9];[$Initial.$C$10];IF(([.E29]/1.46666666666)&lt;[$Initial.$C$9];[$Initial.$C$9];([.E29]/1.46666666666)))" office:value-type="float" office:value="26.67">
            <text:p>26.6700</text:p>
          </table:table-cell>
          <table:table-cell table:style-name="ce16" table:formula="of:=IF(TRUNC([.E28]-(([.C29]-[.C28])*[.G29]*32.2)/1.46666666666;4)&gt;[$Initial.$C$9];IF([.F29]=1;([.E28]-(([.C29]-[.C28])*[.G29]*32.2));([.E28]+(([.C29]-[.C28])*[.G29]*32.2)));[.D29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4068">
            <text:p>0.4068</text:p>
          </table:table-cell>
          <table:table-cell table:style-name="ce16" table:formula="of:=IF([.E29]&gt;0;IF([.F29]=1;(([.E28]*0.03333333333)-(16.1*[.G29]*0.03333333333*0.0333333333));(([.E28]*0.03333333333)+(16.1*[.G29]*0.03333333333*0.0333333333)));0)" office:value-type="float" office:value="1.25101740010619">
            <text:p>1.2510</text:p>
          </table:table-cell>
          <table:table-cell table:style-name="ce16" table:formula="of:=TRUNC([.J28]+[.I29];4)" office:value-type="float" office:value="34.4457">
            <text:p>34.44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]+1" office:value-type="float" office:value="27">
            <text:p>27</text:p>
          </table:table-cell>
          <table:table-cell table:style-name="ce11"/>
          <table:table-cell table:style-name="ce16" table:formula="of:=[.A30]*0.0333333333" office:value-type="float" office:value="0.8999999991">
            <text:p>0.9000</text:p>
          </table:table-cell>
          <table:table-cell table:style-name="ce16" table:formula="of:=IF([.D29]=[$Initial.$C$9];[$Initial.$C$10];IF(([.E30]/1.46666666666)&lt;[$Initial.$C$9];[$Initial.$C$9];([.E30]/1.46666666666)))" office:value-type="float" office:value="0">
            <text:p>0.0000</text:p>
          </table:table-cell>
          <table:table-cell table:style-name="ce16" table:formula="of:=IF(TRUNC([.E29]-(([.C30]-[.C29])*[.G30]*32.2)/1.46666666666;4)&gt;[$Initial.$C$9];IF([.F30]=1;([.E29]-(([.C30]-[.C29])*[.G30]*32.2));([.E29]+(([.C30]-[.C29])*[.G30]*32.2)));[.D30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4175">
            <text:p>0.4175</text:p>
          </table:table-cell>
          <table:table-cell table:style-name="ce16" table:formula="of:=IF([.E30]&gt;0;IF([.F30]=1;(([.E29]*0.03333333333)-(16.1*[.G30]*0.03333333333*0.0333333333));(([.E29]*0.03333333333)+(16.1*[.G30]*0.03333333333*0.0333333333)));0)" office:value-type="float" office:value="1.25101740010619">
            <text:p>1.2510</text:p>
          </table:table-cell>
          <table:table-cell table:style-name="ce16" table:formula="of:=TRUNC([.J29]+[.I30];4)" office:value-type="float" office:value="35.6967">
            <text:p>35.69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]+1" office:value-type="float" office:value="28">
            <text:p>28</text:p>
          </table:table-cell>
          <table:table-cell table:style-name="ce11"/>
          <table:table-cell table:style-name="ce16" table:formula="of:=[.A31]*0.0333333333" office:value-type="float" office:value="0.9333333324">
            <text:p>0.9333</text:p>
          </table:table-cell>
          <table:table-cell table:style-name="ce16" table:formula="of:=IF([.D30]=[$Initial.$C$9];[$Initial.$C$10];IF(([.E31]/1.46666666666)&lt;[$Initial.$C$9];[$Initial.$C$9];([.E31]/1.46666666666)))" office:value-type="float" office:value="26.67">
            <text:p>26.6700</text:p>
          </table:table-cell>
          <table:table-cell table:style-name="ce16" table:formula="of:=IF(TRUNC([.E30]-(([.C31]-[.C30])*[.G31]*32.2)/1.46666666666;4)&gt;[$Initial.$C$9];IF([.F31]=1;([.E30]-(([.C31]-[.C30])*[.G31]*32.2));([.E30]+(([.C31]-[.C30])*[.G31]*32.2)));[.D31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4276">
            <text:p>0.4276</text:p>
          </table:table-cell>
          <table:table-cell table:style-name="ce16" table:formula="of:=IF([.E31]&gt;0;IF([.F31]=1;(([.E30]*0.03333333333)-(16.1*[.G31]*0.03333333333*0.0333333333));(([.E30]*0.03333333333)+(16.1*[.G31]*0.03333333333*0.0333333333)));0)" office:value-type="float" office:value="1.25101740010619">
            <text:p>1.2510</text:p>
          </table:table-cell>
          <table:table-cell table:style-name="ce16" table:formula="of:=TRUNC([.J30]+[.I31];4)" office:value-type="float" office:value="36.9477">
            <text:p>36.94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]+1" office:value-type="float" office:value="29">
            <text:p>29</text:p>
          </table:table-cell>
          <table:table-cell table:style-name="ce11"/>
          <table:table-cell table:style-name="ce16" table:formula="of:=[.A32]*0.0333333333" office:value-type="float" office:value="0.9666666657">
            <text:p>0.9667</text:p>
          </table:table-cell>
          <table:table-cell table:style-name="ce16" table:formula="of:=IF([.D31]=[$Initial.$C$9];[$Initial.$C$10];IF(([.E32]/1.46666666666)&lt;[$Initial.$C$9];[$Initial.$C$9];([.E32]/1.46666666666)))" office:value-type="float" office:value="0">
            <text:p>0.0000</text:p>
          </table:table-cell>
          <table:table-cell table:style-name="ce16" table:formula="of:=IF(TRUNC([.E31]-(([.C32]-[.C31])*[.G32]*32.2)/1.46666666666;4)&gt;[$Initial.$C$9];IF([.F32]=1;([.E31]-(([.C32]-[.C31])*[.G32]*32.2));([.E31]+(([.C32]-[.C31])*[.G32]*32.2)));[.D32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4382">
            <text:p>0.4382</text:p>
          </table:table-cell>
          <table:table-cell table:style-name="ce16" table:formula="of:=IF([.E32]&gt;0;IF([.F32]=1;(([.E31]*0.03333333333)-(16.1*[.G32]*0.03333333333*0.0333333333));(([.E31]*0.03333333333)+(16.1*[.G32]*0.03333333333*0.0333333333)));0)" office:value-type="float" office:value="1.25101740010619">
            <text:p>1.2510</text:p>
          </table:table-cell>
          <table:table-cell table:style-name="ce16" table:formula="of:=TRUNC([.J31]+[.I32];4)" office:value-type="float" office:value="38.1987">
            <text:p>38.19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]+1" office:value-type="float" office:value="30">
            <text:p>30</text:p>
          </table:table-cell>
          <table:table-cell table:style-name="ce11"/>
          <table:table-cell table:style-name="ce16" table:formula="of:=[.A33]*0.0333333333" office:value-type="float" office:value="0.999999999">
            <text:p>1.0000</text:p>
          </table:table-cell>
          <table:table-cell table:style-name="ce16" table:formula="of:=IF([.D32]=[$Initial.$C$9];[$Initial.$C$10];IF(([.E33]/1.46666666666)&lt;[$Initial.$C$9];[$Initial.$C$9];([.E33]/1.46666666666)))" office:value-type="float" office:value="26.67">
            <text:p>26.6700</text:p>
          </table:table-cell>
          <table:table-cell table:style-name="ce16" table:formula="of:=IF(TRUNC([.E32]-(([.C33]-[.C32])*[.G33]*32.2)/1.46666666666;4)&gt;[$Initial.$C$9];IF([.F33]=1;([.E32]-(([.C33]-[.C32])*[.G33]*32.2));([.E32]+(([.C33]-[.C32])*[.G33]*32.2)));[.D33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4483">
            <text:p>0.4483</text:p>
          </table:table-cell>
          <table:table-cell table:style-name="ce16" table:formula="of:=IF([.E33]&gt;0;IF([.F33]=1;(([.E32]*0.03333333333)-(16.1*[.G33]*0.03333333333*0.0333333333));(([.E32]*0.03333333333)+(16.1*[.G33]*0.03333333333*0.0333333333)));0)" office:value-type="float" office:value="1.25101740010619">
            <text:p>1.2510</text:p>
          </table:table-cell>
          <table:table-cell table:style-name="ce16" table:formula="of:=TRUNC([.J32]+[.I33];4)" office:value-type="float" office:value="39.4497">
            <text:p>39.44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]+1" office:value-type="float" office:value="31">
            <text:p>31</text:p>
          </table:table-cell>
          <table:table-cell table:style-name="ce11"/>
          <table:table-cell table:style-name="ce16" table:formula="of:=[.A34]*0.0333333333" office:value-type="float" office:value="1.0333333323">
            <text:p>1.0333</text:p>
          </table:table-cell>
          <table:table-cell table:style-name="ce16" table:formula="of:=IF([.D33]=[$Initial.$C$9];[$Initial.$C$10];IF(([.E34]/1.46666666666)&lt;[$Initial.$C$9];[$Initial.$C$9];([.E34]/1.46666666666)))" office:value-type="float" office:value="0">
            <text:p>0.0000</text:p>
          </table:table-cell>
          <table:table-cell table:style-name="ce16" table:formula="of:=IF(TRUNC([.E33]-(([.C34]-[.C33])*[.G34]*32.2)/1.46666666666;4)&gt;[$Initial.$C$9];IF([.F34]=1;([.E33]-(([.C34]-[.C33])*[.G34]*32.2));([.E33]+(([.C34]-[.C33])*[.G34]*32.2)));[.D34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458">
            <text:p>0.4580</text:p>
          </table:table-cell>
          <table:table-cell table:style-name="ce16" table:formula="of:=IF([.E34]&gt;0;IF([.F34]=1;(([.E33]*0.03333333333)-(16.1*[.G34]*0.03333333333*0.0333333333));(([.E33]*0.03333333333)+(16.1*[.G34]*0.03333333333*0.0333333333)));0)" office:value-type="float" office:value="1.25101740010619">
            <text:p>1.2510</text:p>
          </table:table-cell>
          <table:table-cell table:style-name="ce16" table:formula="of:=TRUNC([.J33]+[.I34];4)" office:value-type="float" office:value="40.7007">
            <text:p>40.70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]+1" office:value-type="float" office:value="32">
            <text:p>32</text:p>
          </table:table-cell>
          <table:table-cell table:style-name="ce11"/>
          <table:table-cell table:style-name="ce16" table:formula="of:=[.A35]*0.0333333333" office:value-type="float" office:value="1.0666666656">
            <text:p>1.0667</text:p>
          </table:table-cell>
          <table:table-cell table:style-name="ce16" table:formula="of:=IF([.D34]=[$Initial.$C$9];[$Initial.$C$10];IF(([.E35]/1.46666666666)&lt;[$Initial.$C$9];[$Initial.$C$9];([.E35]/1.46666666666)))" office:value-type="float" office:value="26.67">
            <text:p>26.6700</text:p>
          </table:table-cell>
          <table:table-cell table:style-name="ce16" table:formula="of:=IF(TRUNC([.E34]-(([.C35]-[.C34])*[.G35]*32.2)/1.46666666666;4)&gt;[$Initial.$C$9];IF([.F35]=1;([.E34]-(([.C35]-[.C34])*[.G35]*32.2));([.E34]+(([.C35]-[.C34])*[.G35]*32.2)));[.D35]*1.4666666666)" office:value-type="float" office:value="37.5305220069388">
            <text:p>37.5305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office:value-type="float" office:value="0.468">
            <text:p>0.4680</text:p>
          </table:table-cell>
          <table:table-cell table:style-name="ce16" table:formula="of:=IF([.E35]&gt;0;IF([.F35]=1;(([.E34]*0.03333333333)-(16.1*[.G35]*0.03333333333*0.0333333333));(([.E34]*0.03333333333)+(16.1*[.G35]*0.03333333333*0.0333333333)));0)" office:value-type="float" office:value="1.25101740010619">
            <text:p>1.2510</text:p>
          </table:table-cell>
          <table:table-cell table:style-name="ce16" table:formula="of:=TRUNC([.J34]+[.I35];4)" office:value-type="float" office:value="41.9517">
            <text:p>41.95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]+1" office:value-type="float" office:value="33">
            <text:p>33</text:p>
          </table:table-cell>
          <table:table-cell table:style-name="ce11"/>
          <table:table-cell table:style-name="ce16" table:formula="of:=[.A36]*0.0333333333" office:value-type="float" office:value="1.0999999989">
            <text:p>1.1000</text:p>
          </table:table-cell>
          <table:table-cell table:style-name="ce16" table:formula="of:=IF([.D35]=[$Initial.$C$9];[$Initial.$C$10];IF(([.E36]/1.46666666666)&lt;[$Initial.$C$9];[$Initial.$C$9];([.E36]/1.46666666666)))" office:value-type="float" office:value="0">
            <text:p>0.0000</text:p>
          </table:table-cell>
          <table:table-cell table:style-name="ce16" table:formula="of:=IF(TRUNC([.E35]-(([.C36]-[.C35])*[.G36]*32.2)/1.46666666666;4)&gt;[$Initial.$C$9];IF([.F36]=1;([.E35]-(([.C36]-[.C35])*[.G36]*32.2));([.E35]+(([.C36]-[.C35])*[.G36]*32.2)));[.D3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4775">
            <text:p>0.4775</text:p>
          </table:table-cell>
          <table:table-cell table:style-name="ce16" table:formula="of:=IF([.E36]&gt;0;IF([.F36]=1;(([.E35]*0.03333333333)-(16.1*[.G36]*0.03333333333*0.0333333333));(([.E35]*0.03333333333)+(16.1*[.G36]*0.03333333333*0.0333333333)));0)" office:value-type="float" office:value="1.25101740010619">
            <text:p>1.2510</text:p>
          </table:table-cell>
          <table:table-cell table:style-name="ce16" table:formula="of:=TRUNC([.J35]+[.I36];4)" office:value-type="float" office:value="43.2027">
            <text:p>43.20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]+1" office:value-type="float" office:value="34">
            <text:p>34</text:p>
          </table:table-cell>
          <table:table-cell table:style-name="ce11"/>
          <table:table-cell table:style-name="ce16" table:formula="of:=[.A37]*0.0333333333" office:value-type="float" office:value="1.1333333322">
            <text:p>1.1333</text:p>
          </table:table-cell>
          <table:table-cell table:style-name="ce16" table:formula="of:=IF([.D36]=[$Initial.$C$9];[$Initial.$C$10];IF(([.E37]/1.46666666666)&lt;[$Initial.$C$9];[$Initial.$C$9];([.E37]/1.46666666666)))" office:value-type="float" office:value="26.67">
            <text:p>26.6700</text:p>
          </table:table-cell>
          <table:table-cell table:style-name="ce16" table:formula="of:=IF(TRUNC([.E36]-(([.C37]-[.C36])*[.G37]*32.2)/1.46666666666;4)&gt;[$Initial.$C$9];IF([.F37]=1;([.E36]-(([.C37]-[.C36])*[.G37]*32.2));([.E36]+(([.C37]-[.C36])*[.G37]*32.2)));[.D3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4867">
            <text:p>0.4867</text:p>
          </table:table-cell>
          <table:table-cell table:style-name="ce16" table:formula="of:=IF([.E37]&gt;0;IF([.F37]=1;(([.E36]*0.03333333333)-(16.1*[.G37]*0.03333333333*0.0333333333));(([.E36]*0.03333333333)+(16.1*[.G37]*0.03333333333*0.0333333333)));0)" office:value-type="float" office:value="1.25101740010619">
            <text:p>1.2510</text:p>
          </table:table-cell>
          <table:table-cell table:style-name="ce16" table:formula="of:=TRUNC([.J36]+[.I37];4)" office:value-type="float" office:value="44.4537">
            <text:p>44.45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]+1" office:value-type="float" office:value="35">
            <text:p>35</text:p>
          </table:table-cell>
          <table:table-cell table:style-name="ce11"/>
          <table:table-cell table:style-name="ce16" table:formula="of:=[.A38]*0.0333333333" office:value-type="float" office:value="1.1666666655">
            <text:p>1.1667</text:p>
          </table:table-cell>
          <table:table-cell table:style-name="ce16" table:formula="of:=IF([.D37]=[$Initial.$C$9];[$Initial.$C$10];IF(([.E38]/1.46666666666)&lt;[$Initial.$C$9];[$Initial.$C$9];([.E38]/1.46666666666)))" office:value-type="float" office:value="0">
            <text:p>0.0000</text:p>
          </table:table-cell>
          <table:table-cell table:style-name="ce16" table:formula="of:=IF(TRUNC([.E37]-(([.C38]-[.C37])*[.G38]*32.2)/1.46666666666;4)&gt;[$Initial.$C$9];IF([.F38]=1;([.E37]-(([.C38]-[.C37])*[.G38]*32.2));([.E37]+(([.C38]-[.C37])*[.G38]*32.2)));[.D3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4961">
            <text:p>0.4961</text:p>
          </table:table-cell>
          <table:table-cell table:style-name="ce16" table:formula="of:=IF([.E38]&gt;0;IF([.F38]=1;(([.E37]*0.03333333333)-(16.1*[.G38]*0.03333333333*0.0333333333));(([.E37]*0.03333333333)+(16.1*[.G38]*0.03333333333*0.0333333333)));0)" office:value-type="float" office:value="1.25101740010619">
            <text:p>1.2510</text:p>
          </table:table-cell>
          <table:table-cell table:style-name="ce16" table:formula="of:=TRUNC([.J37]+[.I38];4)" office:value-type="float" office:value="45.7047">
            <text:p>45.70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]+1" office:value-type="float" office:value="36">
            <text:p>36</text:p>
          </table:table-cell>
          <table:table-cell table:style-name="ce11"/>
          <table:table-cell table:style-name="ce16" table:formula="of:=[.A39]*0.0333333333" office:value-type="float" office:value="1.1999999988">
            <text:p>1.2000</text:p>
          </table:table-cell>
          <table:table-cell table:style-name="ce16" table:formula="of:=IF([.D38]=[$Initial.$C$9];[$Initial.$C$10];IF(([.E39]/1.46666666666)&lt;[$Initial.$C$9];[$Initial.$C$9];([.E39]/1.46666666666)))" office:value-type="float" office:value="26.67">
            <text:p>26.6700</text:p>
          </table:table-cell>
          <table:table-cell table:style-name="ce16" table:formula="of:=IF(TRUNC([.E38]-(([.C39]-[.C38])*[.G39]*32.2)/1.46666666666;4)&gt;[$Initial.$C$9];IF([.F39]=1;([.E38]-(([.C39]-[.C38])*[.G39]*32.2));([.E38]+(([.C39]-[.C38])*[.G39]*32.2)));[.D3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05">
            <text:p>0.5050</text:p>
          </table:table-cell>
          <table:table-cell table:style-name="ce16" table:formula="of:=IF([.E39]&gt;0;IF([.F39]=1;(([.E38]*0.03333333333)-(16.1*[.G39]*0.03333333333*0.0333333333));(([.E38]*0.03333333333)+(16.1*[.G39]*0.03333333333*0.0333333333)));0)" office:value-type="float" office:value="1.25101740010619">
            <text:p>1.2510</text:p>
          </table:table-cell>
          <table:table-cell table:style-name="ce16" table:formula="of:=TRUNC([.J38]+[.I39];4)" office:value-type="float" office:value="46.9557">
            <text:p>46.95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]+1" office:value-type="float" office:value="37">
            <text:p>37</text:p>
          </table:table-cell>
          <table:table-cell table:style-name="ce11"/>
          <table:table-cell table:style-name="ce16" table:formula="of:=[.A40]*0.0333333333" office:value-type="float" office:value="1.2333333321">
            <text:p>1.2333</text:p>
          </table:table-cell>
          <table:table-cell table:style-name="ce16" table:formula="of:=IF([.D39]=[$Initial.$C$9];[$Initial.$C$10];IF(([.E40]/1.46666666666)&lt;[$Initial.$C$9];[$Initial.$C$9];([.E40]/1.46666666666)))" office:value-type="float" office:value="0">
            <text:p>0.0000</text:p>
          </table:table-cell>
          <table:table-cell table:style-name="ce16" table:formula="of:=IF(TRUNC([.E39]-(([.C40]-[.C39])*[.G40]*32.2)/1.46666666666;4)&gt;[$Initial.$C$9];IF([.F40]=1;([.E39]-(([.C40]-[.C39])*[.G40]*32.2));([.E39]+(([.C40]-[.C39])*[.G40]*32.2)));[.D4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138">
            <text:p>0.5138</text:p>
          </table:table-cell>
          <table:table-cell table:style-name="ce16" table:formula="of:=IF([.E40]&gt;0;IF([.F40]=1;(([.E39]*0.03333333333)-(16.1*[.G40]*0.03333333333*0.0333333333));(([.E39]*0.03333333333)+(16.1*[.G40]*0.03333333333*0.0333333333)));0)" office:value-type="float" office:value="1.25101740010619">
            <text:p>1.2510</text:p>
          </table:table-cell>
          <table:table-cell table:style-name="ce16" table:formula="of:=TRUNC([.J39]+[.I40];4)" office:value-type="float" office:value="48.2067">
            <text:p>48.20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]+1" office:value-type="float" office:value="38">
            <text:p>38</text:p>
          </table:table-cell>
          <table:table-cell table:style-name="ce11"/>
          <table:table-cell table:style-name="ce16" table:formula="of:=[.A41]*0.0333333333" office:value-type="float" office:value="1.2666666654">
            <text:p>1.2667</text:p>
          </table:table-cell>
          <table:table-cell table:style-name="ce16" table:formula="of:=IF([.D40]=[$Initial.$C$9];[$Initial.$C$10];IF(([.E41]/1.46666666666)&lt;[$Initial.$C$9];[$Initial.$C$9];([.E41]/1.46666666666)))" office:value-type="float" office:value="26.67">
            <text:p>26.6700</text:p>
          </table:table-cell>
          <table:table-cell table:style-name="ce16" table:formula="of:=IF(TRUNC([.E40]-(([.C41]-[.C40])*[.G41]*32.2)/1.46666666666;4)&gt;[$Initial.$C$9];IF([.F41]=1;([.E40]-(([.C41]-[.C40])*[.G41]*32.2));([.E40]+(([.C41]-[.C40])*[.G41]*32.2)));[.D4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227">
            <text:p>0.5227</text:p>
          </table:table-cell>
          <table:table-cell table:style-name="ce16" table:formula="of:=IF([.E41]&gt;0;IF([.F41]=1;(([.E40]*0.03333333333)-(16.1*[.G41]*0.03333333333*0.0333333333));(([.E40]*0.03333333333)+(16.1*[.G41]*0.03333333333*0.0333333333)));0)" office:value-type="float" office:value="1.25101740010619">
            <text:p>1.2510</text:p>
          </table:table-cell>
          <table:table-cell table:style-name="ce16" table:formula="of:=TRUNC([.J40]+[.I41];4)" office:value-type="float" office:value="49.4577">
            <text:p>49.45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]+1" office:value-type="float" office:value="39">
            <text:p>39</text:p>
          </table:table-cell>
          <table:table-cell table:style-name="ce11"/>
          <table:table-cell table:style-name="ce16" table:formula="of:=[.A42]*0.0333333333" office:value-type="float" office:value="1.2999999987">
            <text:p>1.3000</text:p>
          </table:table-cell>
          <table:table-cell table:style-name="ce16" table:formula="of:=IF([.D41]=[$Initial.$C$9];[$Initial.$C$10];IF(([.E42]/1.46666666666)&lt;[$Initial.$C$9];[$Initial.$C$9];([.E42]/1.46666666666)))" office:value-type="float" office:value="0">
            <text:p>0.0000</text:p>
          </table:table-cell>
          <table:table-cell table:style-name="ce16" table:formula="of:=IF(TRUNC([.E41]-(([.C42]-[.C41])*[.G42]*32.2)/1.46666666666;4)&gt;[$Initial.$C$9];IF([.F42]=1;([.E41]-(([.C42]-[.C41])*[.G42]*32.2));([.E41]+(([.C42]-[.C41])*[.G42]*32.2)));[.D4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309">
            <text:p>0.5309</text:p>
          </table:table-cell>
          <table:table-cell table:style-name="ce16" table:formula="of:=IF([.E42]&gt;0;IF([.F42]=1;(([.E41]*0.03333333333)-(16.1*[.G42]*0.03333333333*0.0333333333));(([.E41]*0.03333333333)+(16.1*[.G42]*0.03333333333*0.0333333333)));0)" office:value-type="float" office:value="1.25101740010619">
            <text:p>1.2510</text:p>
          </table:table-cell>
          <table:table-cell table:style-name="ce16" table:formula="of:=TRUNC([.J41]+[.I42];4)" office:value-type="float" office:value="50.7087">
            <text:p>50.70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]+1" office:value-type="float" office:value="40">
            <text:p>40</text:p>
          </table:table-cell>
          <table:table-cell table:style-name="ce11"/>
          <table:table-cell table:style-name="ce16" table:formula="of:=[.A43]*0.0333333333" office:value-type="float" office:value="1.333333332">
            <text:p>1.3333</text:p>
          </table:table-cell>
          <table:table-cell table:style-name="ce16" table:formula="of:=IF([.D42]=[$Initial.$C$9];[$Initial.$C$10];IF(([.E43]/1.46666666666)&lt;[$Initial.$C$9];[$Initial.$C$9];([.E43]/1.46666666666)))" office:value-type="float" office:value="26.67">
            <text:p>26.6700</text:p>
          </table:table-cell>
          <table:table-cell table:style-name="ce16" table:formula="of:=IF(TRUNC([.E42]-(([.C43]-[.C42])*[.G43]*32.2)/1.46666666666;4)&gt;[$Initial.$C$9];IF([.F43]=1;([.E42]-(([.C43]-[.C42])*[.G43]*32.2));([.E42]+(([.C43]-[.C42])*[.G43]*32.2)));[.D4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392">
            <text:p>0.5392</text:p>
          </table:table-cell>
          <table:table-cell table:style-name="ce16" table:formula="of:=IF([.E43]&gt;0;IF([.F43]=1;(([.E42]*0.03333333333)-(16.1*[.G43]*0.03333333333*0.0333333333));(([.E42]*0.03333333333)+(16.1*[.G43]*0.03333333333*0.0333333333)));0)" office:value-type="float" office:value="1.25101740010619">
            <text:p>1.2510</text:p>
          </table:table-cell>
          <table:table-cell table:style-name="ce16" table:formula="of:=TRUNC([.J42]+[.I43];4)" office:value-type="float" office:value="51.9597">
            <text:p>51.95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]+1" office:value-type="float" office:value="41">
            <text:p>41</text:p>
          </table:table-cell>
          <table:table-cell table:style-name="ce11"/>
          <table:table-cell table:style-name="ce16" table:formula="of:=[.A44]*0.0333333333" office:value-type="float" office:value="1.3666666653">
            <text:p>1.3667</text:p>
          </table:table-cell>
          <table:table-cell table:style-name="ce16" table:formula="of:=IF([.D43]=[$Initial.$C$9];[$Initial.$C$10];IF(([.E44]/1.46666666666)&lt;[$Initial.$C$9];[$Initial.$C$9];([.E44]/1.46666666666)))" office:value-type="float" office:value="0">
            <text:p>0.0000</text:p>
          </table:table-cell>
          <table:table-cell table:style-name="ce16" table:formula="of:=IF(TRUNC([.E43]-(([.C44]-[.C43])*[.G44]*32.2)/1.46666666666;4)&gt;[$Initial.$C$9];IF([.F44]=1;([.E43]-(([.C44]-[.C43])*[.G44]*32.2));([.E43]+(([.C44]-[.C43])*[.G44]*32.2)));[.D4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476">
            <text:p>0.5476</text:p>
          </table:table-cell>
          <table:table-cell table:style-name="ce16" table:formula="of:=IF([.E44]&gt;0;IF([.F44]=1;(([.E43]*0.03333333333)-(16.1*[.G44]*0.03333333333*0.0333333333));(([.E43]*0.03333333333)+(16.1*[.G44]*0.03333333333*0.0333333333)));0)" office:value-type="float" office:value="1.25101740010619">
            <text:p>1.2510</text:p>
          </table:table-cell>
          <table:table-cell table:style-name="ce16" table:formula="of:=TRUNC([.J43]+[.I44];4)" office:value-type="float" office:value="53.2107">
            <text:p>53.21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]+1" office:value-type="float" office:value="42">
            <text:p>42</text:p>
          </table:table-cell>
          <table:table-cell table:style-name="ce11"/>
          <table:table-cell table:style-name="ce16" table:formula="of:=[.A45]*0.0333333333" office:value-type="float" office:value="1.3999999986">
            <text:p>1.4000</text:p>
          </table:table-cell>
          <table:table-cell table:style-name="ce16" table:formula="of:=IF([.D44]=[$Initial.$C$9];[$Initial.$C$10];IF(([.E45]/1.46666666666)&lt;[$Initial.$C$9];[$Initial.$C$9];([.E45]/1.46666666666)))" office:value-type="float" office:value="26.67">
            <text:p>26.6700</text:p>
          </table:table-cell>
          <table:table-cell table:style-name="ce16" table:formula="of:=IF(TRUNC([.E44]-(([.C45]-[.C44])*[.G45]*32.2)/1.46666666666;4)&gt;[$Initial.$C$9];IF([.F45]=1;([.E44]-(([.C45]-[.C44])*[.G45]*32.2));([.E44]+(([.C45]-[.C44])*[.G45]*32.2)));[.D4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553">
            <text:p>0.5553</text:p>
          </table:table-cell>
          <table:table-cell table:style-name="ce16" table:formula="of:=IF([.E45]&gt;0;IF([.F45]=1;(([.E44]*0.03333333333)-(16.1*[.G45]*0.03333333333*0.0333333333));(([.E44]*0.03333333333)+(16.1*[.G45]*0.03333333333*0.0333333333)));0)" office:value-type="float" office:value="1.25101740010619">
            <text:p>1.2510</text:p>
          </table:table-cell>
          <table:table-cell table:style-name="ce16" table:formula="of:=TRUNC([.J44]+[.I45];4)" office:value-type="float" office:value="54.4617">
            <text:p>54.46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]+1" office:value-type="float" office:value="43">
            <text:p>43</text:p>
          </table:table-cell>
          <table:table-cell table:style-name="ce11"/>
          <table:table-cell table:style-name="ce16" table:formula="of:=[.A46]*0.0333333333" office:value-type="float" office:value="1.4333333319">
            <text:p>1.4333</text:p>
          </table:table-cell>
          <table:table-cell table:style-name="ce16" table:formula="of:=IF([.D45]=[$Initial.$C$9];[$Initial.$C$10];IF(([.E46]/1.46666666666)&lt;[$Initial.$C$9];[$Initial.$C$9];([.E46]/1.46666666666)))" office:value-type="float" office:value="0">
            <text:p>0.0000</text:p>
          </table:table-cell>
          <table:table-cell table:style-name="ce16" table:formula="of:=IF(TRUNC([.E45]-(([.C46]-[.C45])*[.G46]*32.2)/1.46666666666;4)&gt;[$Initial.$C$9];IF([.F46]=1;([.E45]-(([.C46]-[.C45])*[.G46]*32.2));([.E45]+(([.C46]-[.C45])*[.G46]*32.2)));[.D4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63">
            <text:p>0.5630</text:p>
          </table:table-cell>
          <table:table-cell table:style-name="ce16" table:formula="of:=IF([.E46]&gt;0;IF([.F46]=1;(([.E45]*0.03333333333)-(16.1*[.G46]*0.03333333333*0.0333333333));(([.E45]*0.03333333333)+(16.1*[.G46]*0.03333333333*0.0333333333)));0)" office:value-type="float" office:value="1.25101740010619">
            <text:p>1.2510</text:p>
          </table:table-cell>
          <table:table-cell table:style-name="ce16" table:formula="of:=TRUNC([.J45]+[.I46];4)" office:value-type="float" office:value="55.7127">
            <text:p>55.71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]+1" office:value-type="float" office:value="44">
            <text:p>44</text:p>
          </table:table-cell>
          <table:table-cell table:style-name="ce11"/>
          <table:table-cell table:style-name="ce16" table:formula="of:=[.A47]*0.0333333333" office:value-type="float" office:value="1.4666666652">
            <text:p>1.4667</text:p>
          </table:table-cell>
          <table:table-cell table:style-name="ce16" table:formula="of:=IF([.D46]=[$Initial.$C$9];[$Initial.$C$10];IF(([.E47]/1.46666666666)&lt;[$Initial.$C$9];[$Initial.$C$9];([.E47]/1.46666666666)))" office:value-type="float" office:value="26.67">
            <text:p>26.6700</text:p>
          </table:table-cell>
          <table:table-cell table:style-name="ce16" table:formula="of:=IF(TRUNC([.E46]-(([.C47]-[.C46])*[.G47]*32.2)/1.46666666666;4)&gt;[$Initial.$C$9];IF([.F47]=1;([.E46]-(([.C47]-[.C46])*[.G47]*32.2));([.E46]+(([.C47]-[.C46])*[.G47]*32.2)));[.D4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2246">
            <text:p>0.2246</text:p>
          </table:table-cell>
          <table:table-cell table:style-name="ce16" table:formula="of:=IF([.E47]&gt;0;IF([.F47]=1;(([.E46]*0.03333333333)-(16.1*[.G47]*0.03333333333*0.0333333333));(([.E46]*0.03333333333)+(16.1*[.G47]*0.03333333333*0.0333333333)));0)" office:value-type="float" office:value="1.25101740010619">
            <text:p>1.2510</text:p>
          </table:table-cell>
          <table:table-cell table:style-name="ce16" table:formula="of:=TRUNC([.J46]+[.I47];4)" office:value-type="float" office:value="56.9637">
            <text:p>56.96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]+1" office:value-type="float" office:value="45">
            <text:p>45</text:p>
          </table:table-cell>
          <table:table-cell table:style-name="ce11"/>
          <table:table-cell table:style-name="ce16" table:formula="of:=[.A48]*0.0333333333" office:value-type="float" office:value="1.4999999985">
            <text:p>1.5000</text:p>
          </table:table-cell>
          <table:table-cell table:style-name="ce16" table:formula="of:=IF([.D47]=[$Initial.$C$9];[$Initial.$C$10];IF(([.E48]/1.46666666666)&lt;[$Initial.$C$9];[$Initial.$C$9];([.E48]/1.46666666666)))" office:value-type="float" office:value="0">
            <text:p>0.0000</text:p>
          </table:table-cell>
          <table:table-cell table:style-name="ce16" table:formula="of:=IF(TRUNC([.E47]-(([.C48]-[.C47])*[.G48]*32.2)/1.46666666666;4)&gt;[$Initial.$C$9];IF([.F48]=1;([.E47]-(([.C48]-[.C47])*[.G48]*32.2));([.E47]+(([.C48]-[.C47])*[.G48]*32.2)));[.D4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78">
            <text:p>0.5780</text:p>
          </table:table-cell>
          <table:table-cell table:style-name="ce16" table:formula="of:=IF([.E48]&gt;0;IF([.F48]=1;(([.E47]*0.03333333333)-(16.1*[.G48]*0.03333333333*0.0333333333));(([.E47]*0.03333333333)+(16.1*[.G48]*0.03333333333*0.0333333333)));0)" office:value-type="float" office:value="1.25101740010619">
            <text:p>1.2510</text:p>
          </table:table-cell>
          <table:table-cell table:style-name="ce16" table:formula="of:=TRUNC([.J47]+[.I48];4)" office:value-type="float" office:value="58.2147">
            <text:p>58.21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]+1" office:value-type="float" office:value="46">
            <text:p>46</text:p>
          </table:table-cell>
          <table:table-cell table:style-name="ce11"/>
          <table:table-cell table:style-name="ce16" table:formula="of:=[.A49]*0.0333333333" office:value-type="float" office:value="1.5333333318">
            <text:p>1.5333</text:p>
          </table:table-cell>
          <table:table-cell table:style-name="ce16" table:formula="of:=IF([.D48]=[$Initial.$C$9];[$Initial.$C$10];IF(([.E49]/1.46666666666)&lt;[$Initial.$C$9];[$Initial.$C$9];([.E49]/1.46666666666)))" office:value-type="float" office:value="26.67">
            <text:p>26.6700</text:p>
          </table:table-cell>
          <table:table-cell table:style-name="ce16" table:formula="of:=IF(TRUNC([.E48]-(([.C49]-[.C48])*[.G49]*32.2)/1.46666666666;4)&gt;[$Initial.$C$9];IF([.F49]=1;([.E48]-(([.C49]-[.C48])*[.G49]*32.2));([.E48]+(([.C49]-[.C48])*[.G49]*32.2)));[.D4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852">
            <text:p>0.5852</text:p>
          </table:table-cell>
          <table:table-cell table:style-name="ce16" table:formula="of:=IF([.E49]&gt;0;IF([.F49]=1;(([.E48]*0.03333333333)-(16.1*[.G49]*0.03333333333*0.0333333333));(([.E48]*0.03333333333)+(16.1*[.G49]*0.03333333333*0.0333333333)));0)" office:value-type="float" office:value="1.25101740010619">
            <text:p>1.2510</text:p>
          </table:table-cell>
          <table:table-cell table:style-name="ce16" table:formula="of:=TRUNC([.J48]+[.I49];4)" office:value-type="float" office:value="59.4657">
            <text:p>59.46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]+1" office:value-type="float" office:value="47">
            <text:p>47</text:p>
          </table:table-cell>
          <table:table-cell table:style-name="ce11"/>
          <table:table-cell table:style-name="ce16" table:formula="of:=[.A50]*0.0333333333" office:value-type="float" office:value="1.5666666651">
            <text:p>1.5667</text:p>
          </table:table-cell>
          <table:table-cell table:style-name="ce16" table:formula="of:=IF([.D49]=[$Initial.$C$9];[$Initial.$C$10];IF(([.E50]/1.46666666666)&lt;[$Initial.$C$9];[$Initial.$C$9];([.E50]/1.46666666666)))" office:value-type="float" office:value="0">
            <text:p>0.0000</text:p>
          </table:table-cell>
          <table:table-cell table:style-name="ce16" table:formula="of:=IF(TRUNC([.E49]-(([.C50]-[.C49])*[.G50]*32.2)/1.46666666666;4)&gt;[$Initial.$C$9];IF([.F50]=1;([.E49]-(([.C50]-[.C49])*[.G50]*32.2));([.E49]+(([.C50]-[.C49])*[.G50]*32.2)));[.D5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925">
            <text:p>0.5925</text:p>
          </table:table-cell>
          <table:table-cell table:style-name="ce16" table:formula="of:=IF([.E50]&gt;0;IF([.F50]=1;(([.E49]*0.03333333333)-(16.1*[.G50]*0.03333333333*0.0333333333));(([.E49]*0.03333333333)+(16.1*[.G50]*0.03333333333*0.0333333333)));0)" office:value-type="float" office:value="1.25101740010619">
            <text:p>1.2510</text:p>
          </table:table-cell>
          <table:table-cell table:style-name="ce16" table:formula="of:=TRUNC([.J49]+[.I50];4)" office:value-type="float" office:value="60.7167">
            <text:p>60.71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]+1" office:value-type="float" office:value="48">
            <text:p>48</text:p>
          </table:table-cell>
          <table:table-cell table:style-name="ce11"/>
          <table:table-cell table:style-name="ce16" table:formula="of:=[.A51]*0.0333333333" office:value-type="float" office:value="1.5999999984">
            <text:p>1.6000</text:p>
          </table:table-cell>
          <table:table-cell table:style-name="ce16" table:formula="of:=IF([.D50]=[$Initial.$C$9];[$Initial.$C$10];IF(([.E51]/1.46666666666)&lt;[$Initial.$C$9];[$Initial.$C$9];([.E51]/1.46666666666)))" office:value-type="float" office:value="26.67">
            <text:p>26.6700</text:p>
          </table:table-cell>
          <table:table-cell table:style-name="ce16" table:formula="of:=IF(TRUNC([.E50]-(([.C51]-[.C50])*[.G51]*32.2)/1.46666666666;4)&gt;[$Initial.$C$9];IF([.F51]=1;([.E50]-(([.C51]-[.C50])*[.G51]*32.2));([.E50]+(([.C51]-[.C50])*[.G51]*32.2)));[.D5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5992">
            <text:p>0.5992</text:p>
          </table:table-cell>
          <table:table-cell table:style-name="ce16" table:formula="of:=IF([.E51]&gt;0;IF([.F51]=1;(([.E50]*0.03333333333)-(16.1*[.G51]*0.03333333333*0.0333333333));(([.E50]*0.03333333333)+(16.1*[.G51]*0.03333333333*0.0333333333)));0)" office:value-type="float" office:value="1.25101740010619">
            <text:p>1.2510</text:p>
          </table:table-cell>
          <table:table-cell table:style-name="ce16" table:formula="of:=TRUNC([.J50]+[.I51];4)" office:value-type="float" office:value="61.9677">
            <text:p>61.96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]+1" office:value-type="float" office:value="49">
            <text:p>49</text:p>
          </table:table-cell>
          <table:table-cell table:style-name="ce11"/>
          <table:table-cell table:style-name="ce16" table:formula="of:=[.A52]*0.0333333333" office:value-type="float" office:value="1.6333333317">
            <text:p>1.6333</text:p>
          </table:table-cell>
          <table:table-cell table:style-name="ce16" table:formula="of:=IF([.D51]=[$Initial.$C$9];[$Initial.$C$10];IF(([.E52]/1.46666666666)&lt;[$Initial.$C$9];[$Initial.$C$9];([.E52]/1.46666666666)))" office:value-type="float" office:value="0">
            <text:p>0.0000</text:p>
          </table:table-cell>
          <table:table-cell table:style-name="ce16" table:formula="of:=IF(TRUNC([.E51]-(([.C52]-[.C51])*[.G52]*32.2)/1.46666666666;4)&gt;[$Initial.$C$9];IF([.F52]=1;([.E51]-(([.C52]-[.C51])*[.G52]*32.2));([.E51]+(([.C52]-[.C51])*[.G52]*32.2)));[.D5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059">
            <text:p>0.6059</text:p>
          </table:table-cell>
          <table:table-cell table:style-name="ce16" table:formula="of:=IF([.E52]&gt;0;IF([.F52]=1;(([.E51]*0.03333333333)-(16.1*[.G52]*0.03333333333*0.0333333333));(([.E51]*0.03333333333)+(16.1*[.G52]*0.03333333333*0.0333333333)));0)" office:value-type="float" office:value="1.25101740010619">
            <text:p>1.2510</text:p>
          </table:table-cell>
          <table:table-cell table:style-name="ce16" table:formula="of:=TRUNC([.J51]+[.I52];4)" office:value-type="float" office:value="63.2187">
            <text:p>63.21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2]+1" office:value-type="float" office:value="50">
            <text:p>50</text:p>
          </table:table-cell>
          <table:table-cell table:style-name="ce11"/>
          <table:table-cell table:style-name="ce16" table:formula="of:=[.A53]*0.0333333333" office:value-type="float" office:value="1.666666665">
            <text:p>1.6667</text:p>
          </table:table-cell>
          <table:table-cell table:style-name="ce16" table:formula="of:=IF([.D52]=[$Initial.$C$9];[$Initial.$C$10];IF(([.E53]/1.46666666666)&lt;[$Initial.$C$9];[$Initial.$C$9];([.E53]/1.46666666666)))" office:value-type="float" office:value="26.67">
            <text:p>26.6700</text:p>
          </table:table-cell>
          <table:table-cell table:style-name="ce16" table:formula="of:=IF(TRUNC([.E52]-(([.C53]-[.C52])*[.G53]*32.2)/1.46666666666;4)&gt;[$Initial.$C$9];IF([.F53]=1;([.E52]-(([.C53]-[.C52])*[.G53]*32.2));([.E52]+(([.C53]-[.C52])*[.G53]*32.2)));[.D5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124">
            <text:p>0.6124</text:p>
          </table:table-cell>
          <table:table-cell table:style-name="ce16" table:formula="of:=IF([.E53]&gt;0;IF([.F53]=1;(([.E52]*0.03333333333)-(16.1*[.G53]*0.03333333333*0.0333333333));(([.E52]*0.03333333333)+(16.1*[.G53]*0.03333333333*0.0333333333)));0)" office:value-type="float" office:value="1.25101740010619">
            <text:p>1.2510</text:p>
          </table:table-cell>
          <table:table-cell table:style-name="ce16" table:formula="of:=TRUNC([.J52]+[.I53];4)" office:value-type="float" office:value="64.4697">
            <text:p>64.46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3]+1" office:value-type="float" office:value="51">
            <text:p>51</text:p>
          </table:table-cell>
          <table:table-cell table:style-name="ce11"/>
          <table:table-cell table:style-name="ce16" table:formula="of:=[.A54]*0.0333333333" office:value-type="float" office:value="1.6999999983">
            <text:p>1.7000</text:p>
          </table:table-cell>
          <table:table-cell table:style-name="ce16" table:formula="of:=IF([.D53]=[$Initial.$C$9];[$Initial.$C$10];IF(([.E54]/1.46666666666)&lt;[$Initial.$C$9];[$Initial.$C$9];([.E54]/1.46666666666)))" office:value-type="float" office:value="0">
            <text:p>0.0000</text:p>
          </table:table-cell>
          <table:table-cell table:style-name="ce16" table:formula="of:=IF(TRUNC([.E53]-(([.C54]-[.C53])*[.G54]*32.2)/1.46666666666;4)&gt;[$Initial.$C$9];IF([.F54]=1;([.E53]-(([.C54]-[.C53])*[.G54]*32.2));([.E53]+(([.C54]-[.C53])*[.G54]*32.2)));[.D5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187">
            <text:p>0.6187</text:p>
          </table:table-cell>
          <table:table-cell table:style-name="ce16" table:formula="of:=IF([.E54]&gt;0;IF([.F54]=1;(([.E53]*0.03333333333)-(16.1*[.G54]*0.03333333333*0.0333333333));(([.E53]*0.03333333333)+(16.1*[.G54]*0.03333333333*0.0333333333)));0)" office:value-type="float" office:value="1.25101740010619">
            <text:p>1.2510</text:p>
          </table:table-cell>
          <table:table-cell table:style-name="ce16" table:formula="of:=TRUNC([.J53]+[.I54];4)" office:value-type="float" office:value="65.7207">
            <text:p>65.72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4]+1" office:value-type="float" office:value="52">
            <text:p>52</text:p>
          </table:table-cell>
          <table:table-cell table:style-name="ce11"/>
          <table:table-cell table:style-name="ce16" table:formula="of:=[.A55]*0.0333333333" office:value-type="float" office:value="1.7333333316">
            <text:p>1.7333</text:p>
          </table:table-cell>
          <table:table-cell table:style-name="ce16" table:formula="of:=IF([.D54]=[$Initial.$C$9];[$Initial.$C$10];IF(([.E55]/1.46666666666)&lt;[$Initial.$C$9];[$Initial.$C$9];([.E55]/1.46666666666)))" office:value-type="float" office:value="26.67">
            <text:p>26.6700</text:p>
          </table:table-cell>
          <table:table-cell table:style-name="ce16" table:formula="of:=IF(TRUNC([.E54]-(([.C55]-[.C54])*[.G55]*32.2)/1.46666666666;4)&gt;[$Initial.$C$9];IF([.F55]=1;([.E54]-(([.C55]-[.C54])*[.G55]*32.2));([.E54]+(([.C55]-[.C54])*[.G55]*32.2)));[.D5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249">
            <text:p>0.6249</text:p>
          </table:table-cell>
          <table:table-cell table:style-name="ce16" table:formula="of:=IF([.E55]&gt;0;IF([.F55]=1;(([.E54]*0.03333333333)-(16.1*[.G55]*0.03333333333*0.0333333333));(([.E54]*0.03333333333)+(16.1*[.G55]*0.03333333333*0.0333333333)));0)" office:value-type="float" office:value="1.25101740010619">
            <text:p>1.2510</text:p>
          </table:table-cell>
          <table:table-cell table:style-name="ce16" table:formula="of:=TRUNC([.J54]+[.I55];4)" office:value-type="float" office:value="66.9717">
            <text:p>66.97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5]+1" office:value-type="float" office:value="53">
            <text:p>53</text:p>
          </table:table-cell>
          <table:table-cell table:style-name="ce11"/>
          <table:table-cell table:style-name="ce16" table:formula="of:=[.A56]*0.0333333333" office:value-type="float" office:value="1.7666666649">
            <text:p>1.7667</text:p>
          </table:table-cell>
          <table:table-cell table:style-name="ce16" table:formula="of:=IF([.D55]=[$Initial.$C$9];[$Initial.$C$10];IF(([.E56]/1.46666666666)&lt;[$Initial.$C$9];[$Initial.$C$9];([.E56]/1.46666666666)))" office:value-type="float" office:value="0">
            <text:p>0.0000</text:p>
          </table:table-cell>
          <table:table-cell table:style-name="ce16" table:formula="of:=IF(TRUNC([.E55]-(([.C56]-[.C55])*[.G56]*32.2)/1.46666666666;4)&gt;[$Initial.$C$9];IF([.F56]=1;([.E55]-(([.C56]-[.C55])*[.G56]*32.2));([.E55]+(([.C56]-[.C55])*[.G56]*32.2)));[.D5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308">
            <text:p>0.6308</text:p>
          </table:table-cell>
          <table:table-cell table:style-name="ce16" table:formula="of:=IF([.E56]&gt;0;IF([.F56]=1;(([.E55]*0.03333333333)-(16.1*[.G56]*0.03333333333*0.0333333333));(([.E55]*0.03333333333)+(16.1*[.G56]*0.03333333333*0.0333333333)));0)" office:value-type="float" office:value="1.25101740010619">
            <text:p>1.2510</text:p>
          </table:table-cell>
          <table:table-cell table:style-name="ce16" table:formula="of:=TRUNC([.J55]+[.I56];4)" office:value-type="float" office:value="68.2227">
            <text:p>68.22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6]+1" office:value-type="float" office:value="54">
            <text:p>54</text:p>
          </table:table-cell>
          <table:table-cell table:style-name="ce11"/>
          <table:table-cell table:style-name="ce16" table:formula="of:=[.A57]*0.0333333333" office:value-type="float" office:value="1.7999999982">
            <text:p>1.8000</text:p>
          </table:table-cell>
          <table:table-cell table:style-name="ce16" table:formula="of:=IF([.D56]=[$Initial.$C$9];[$Initial.$C$10];IF(([.E57]/1.46666666666)&lt;[$Initial.$C$9];[$Initial.$C$9];([.E57]/1.46666666666)))" office:value-type="float" office:value="26.67">
            <text:p>26.6700</text:p>
          </table:table-cell>
          <table:table-cell table:style-name="ce16" table:formula="of:=IF(TRUNC([.E56]-(([.C57]-[.C56])*[.G57]*32.2)/1.46666666666;4)&gt;[$Initial.$C$9];IF([.F57]=1;([.E56]-(([.C57]-[.C56])*[.G57]*32.2));([.E56]+(([.C57]-[.C56])*[.G57]*32.2)));[.D5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366">
            <text:p>0.6366</text:p>
          </table:table-cell>
          <table:table-cell table:style-name="ce16" table:formula="of:=IF([.E57]&gt;0;IF([.F57]=1;(([.E56]*0.03333333333)-(16.1*[.G57]*0.03333333333*0.0333333333));(([.E56]*0.03333333333)+(16.1*[.G57]*0.03333333333*0.0333333333)));0)" office:value-type="float" office:value="1.25101740010619">
            <text:p>1.2510</text:p>
          </table:table-cell>
          <table:table-cell table:style-name="ce16" table:formula="of:=TRUNC([.J56]+[.I57];4)" office:value-type="float" office:value="69.4737">
            <text:p>69.47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7]+1" office:value-type="float" office:value="55">
            <text:p>55</text:p>
          </table:table-cell>
          <table:table-cell table:style-name="ce11"/>
          <table:table-cell table:style-name="ce16" table:formula="of:=[.A58]*0.0333333333" office:value-type="float" office:value="1.8333333315">
            <text:p>1.8333</text:p>
          </table:table-cell>
          <table:table-cell table:style-name="ce16" table:formula="of:=IF([.D57]=[$Initial.$C$9];[$Initial.$C$10];IF(([.E58]/1.46666666666)&lt;[$Initial.$C$9];[$Initial.$C$9];([.E58]/1.46666666666)))" office:value-type="float" office:value="0">
            <text:p>0.0000</text:p>
          </table:table-cell>
          <table:table-cell table:style-name="ce16" table:formula="of:=IF(TRUNC([.E57]-(([.C58]-[.C57])*[.G58]*32.2)/1.46666666666;4)&gt;[$Initial.$C$9];IF([.F58]=1;([.E57]-(([.C58]-[.C57])*[.G58]*32.2));([.E57]+(([.C58]-[.C57])*[.G58]*32.2)));[.D5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421">
            <text:p>0.6421</text:p>
          </table:table-cell>
          <table:table-cell table:style-name="ce16" table:formula="of:=IF([.E58]&gt;0;IF([.F58]=1;(([.E57]*0.03333333333)-(16.1*[.G58]*0.03333333333*0.0333333333));(([.E57]*0.03333333333)+(16.1*[.G58]*0.03333333333*0.0333333333)));0)" office:value-type="float" office:value="1.25101740010619">
            <text:p>1.2510</text:p>
          </table:table-cell>
          <table:table-cell table:style-name="ce16" table:formula="of:=TRUNC([.J57]+[.I58];4)" office:value-type="float" office:value="70.7247">
            <text:p>70.72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8]+1" office:value-type="float" office:value="56">
            <text:p>56</text:p>
          </table:table-cell>
          <table:table-cell table:style-name="ce11"/>
          <table:table-cell table:style-name="ce16" table:formula="of:=[.A59]*0.0333333333" office:value-type="float" office:value="1.8666666648">
            <text:p>1.8667</text:p>
          </table:table-cell>
          <table:table-cell table:style-name="ce16" table:formula="of:=IF([.D58]=[$Initial.$C$9];[$Initial.$C$10];IF(([.E59]/1.46666666666)&lt;[$Initial.$C$9];[$Initial.$C$9];([.E59]/1.46666666666)))" office:value-type="float" office:value="26.67">
            <text:p>26.6700</text:p>
          </table:table-cell>
          <table:table-cell table:style-name="ce16" table:formula="of:=IF(TRUNC([.E58]-(([.C59]-[.C58])*[.G59]*32.2)/1.46666666666;4)&gt;[$Initial.$C$9];IF([.F59]=1;([.E58]-(([.C59]-[.C58])*[.G59]*32.2));([.E58]+(([.C59]-[.C58])*[.G59]*32.2)));[.D5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476">
            <text:p>0.6476</text:p>
          </table:table-cell>
          <table:table-cell table:style-name="ce16" table:formula="of:=IF([.E59]&gt;0;IF([.F59]=1;(([.E58]*0.03333333333)-(16.1*[.G59]*0.03333333333*0.0333333333));(([.E58]*0.03333333333)+(16.1*[.G59]*0.03333333333*0.0333333333)));0)" office:value-type="float" office:value="1.25101740010619">
            <text:p>1.2510</text:p>
          </table:table-cell>
          <table:table-cell table:style-name="ce16" table:formula="of:=TRUNC([.J58]+[.I59];4)" office:value-type="float" office:value="71.9757">
            <text:p>71.97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9]+1" office:value-type="float" office:value="57">
            <text:p>57</text:p>
          </table:table-cell>
          <table:table-cell table:style-name="ce11"/>
          <table:table-cell table:style-name="ce16" table:formula="of:=[.A60]*0.0333333333" office:value-type="float" office:value="1.8999999981">
            <text:p>1.9000</text:p>
          </table:table-cell>
          <table:table-cell table:style-name="ce16" table:formula="of:=IF([.D59]=[$Initial.$C$9];[$Initial.$C$10];IF(([.E60]/1.46666666666)&lt;[$Initial.$C$9];[$Initial.$C$9];([.E60]/1.46666666666)))" office:value-type="float" office:value="0">
            <text:p>0.0000</text:p>
          </table:table-cell>
          <table:table-cell table:style-name="ce16" table:formula="of:=IF(TRUNC([.E59]-(([.C60]-[.C59])*[.G60]*32.2)/1.46666666666;4)&gt;[$Initial.$C$9];IF([.F60]=1;([.E59]-(([.C60]-[.C59])*[.G60]*32.2));([.E59]+(([.C60]-[.C59])*[.G60]*32.2)));[.D6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529">
            <text:p>0.6529</text:p>
          </table:table-cell>
          <table:table-cell table:style-name="ce16" table:formula="of:=IF([.E60]&gt;0;IF([.F60]=1;(([.E59]*0.03333333333)-(16.1*[.G60]*0.03333333333*0.0333333333));(([.E59]*0.03333333333)+(16.1*[.G60]*0.03333333333*0.0333333333)));0)" office:value-type="float" office:value="1.25101740010619">
            <text:p>1.2510</text:p>
          </table:table-cell>
          <table:table-cell table:style-name="ce16" table:formula="of:=TRUNC([.J59]+[.I60];4)" office:value-type="float" office:value="73.2267">
            <text:p>73.22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0]+1" office:value-type="float" office:value="58">
            <text:p>58</text:p>
          </table:table-cell>
          <table:table-cell table:style-name="ce11"/>
          <table:table-cell table:style-name="ce16" table:formula="of:=[.A61]*0.0333333333" office:value-type="float" office:value="1.9333333314">
            <text:p>1.9333</text:p>
          </table:table-cell>
          <table:table-cell table:style-name="ce16" table:formula="of:=IF([.D60]=[$Initial.$C$9];[$Initial.$C$10];IF(([.E61]/1.46666666666)&lt;[$Initial.$C$9];[$Initial.$C$9];([.E61]/1.46666666666)))" office:value-type="float" office:value="26.67">
            <text:p>26.6700</text:p>
          </table:table-cell>
          <table:table-cell table:style-name="ce16" table:formula="of:=IF(TRUNC([.E60]-(([.C61]-[.C60])*[.G61]*32.2)/1.46666666666;4)&gt;[$Initial.$C$9];IF([.F61]=1;([.E60]-(([.C61]-[.C60])*[.G61]*32.2));([.E60]+(([.C61]-[.C60])*[.G61]*32.2)));[.D6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579">
            <text:p>0.6579</text:p>
          </table:table-cell>
          <table:table-cell table:style-name="ce16" table:formula="of:=IF([.E61]&gt;0;IF([.F61]=1;(([.E60]*0.03333333333)-(16.1*[.G61]*0.03333333333*0.0333333333));(([.E60]*0.03333333333)+(16.1*[.G61]*0.03333333333*0.0333333333)));0)" office:value-type="float" office:value="1.25101740010619">
            <text:p>1.2510</text:p>
          </table:table-cell>
          <table:table-cell table:style-name="ce16" table:formula="of:=TRUNC([.J60]+[.I61];4)" office:value-type="float" office:value="74.4777">
            <text:p>74.47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1]+1" office:value-type="float" office:value="59">
            <text:p>59</text:p>
          </table:table-cell>
          <table:table-cell table:style-name="ce11"/>
          <table:table-cell table:style-name="ce16" table:formula="of:=[.A62]*0.0333333333" office:value-type="float" office:value="1.9666666647">
            <text:p>1.9667</text:p>
          </table:table-cell>
          <table:table-cell table:style-name="ce16" table:formula="of:=IF([.D61]=[$Initial.$C$9];[$Initial.$C$10];IF(([.E62]/1.46666666666)&lt;[$Initial.$C$9];[$Initial.$C$9];([.E62]/1.46666666666)))" office:value-type="float" office:value="0">
            <text:p>0.0000</text:p>
          </table:table-cell>
          <table:table-cell table:style-name="ce16" table:formula="of:=IF(TRUNC([.E61]-(([.C62]-[.C61])*[.G62]*32.2)/1.46666666666;4)&gt;[$Initial.$C$9];IF([.F62]=1;([.E61]-(([.C62]-[.C61])*[.G62]*32.2));([.E61]+(([.C62]-[.C61])*[.G62]*32.2)));[.D6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629">
            <text:p>0.6629</text:p>
          </table:table-cell>
          <table:table-cell table:style-name="ce16" table:formula="of:=IF([.E62]&gt;0;IF([.F62]=1;(([.E61]*0.03333333333)-(16.1*[.G62]*0.03333333333*0.0333333333));(([.E61]*0.03333333333)+(16.1*[.G62]*0.03333333333*0.0333333333)));0)" office:value-type="float" office:value="1.25101740010619">
            <text:p>1.2510</text:p>
          </table:table-cell>
          <table:table-cell table:style-name="ce16" table:formula="of:=TRUNC([.J61]+[.I62];4)" office:value-type="float" office:value="75.7287">
            <text:p>75.72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2]+1" office:value-type="float" office:value="60">
            <text:p>60</text:p>
          </table:table-cell>
          <table:table-cell table:style-name="ce11"/>
          <table:table-cell table:style-name="ce16" table:formula="of:=[.A63]*0.0333333333" office:value-type="float" office:value="1.999999998">
            <text:p>2.0000</text:p>
          </table:table-cell>
          <table:table-cell table:style-name="ce16" table:formula="of:=IF([.D62]=[$Initial.$C$9];[$Initial.$C$10];IF(([.E63]/1.46666666666)&lt;[$Initial.$C$9];[$Initial.$C$9];([.E63]/1.46666666666)))" office:value-type="float" office:value="26.67">
            <text:p>26.6700</text:p>
          </table:table-cell>
          <table:table-cell table:style-name="ce16" table:formula="of:=IF(TRUNC([.E62]-(([.C63]-[.C62])*[.G63]*32.2)/1.46666666666;4)&gt;[$Initial.$C$9];IF([.F63]=1;([.E62]-(([.C63]-[.C62])*[.G63]*32.2));([.E62]+(([.C63]-[.C62])*[.G63]*32.2)));[.D6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675">
            <text:p>0.6675</text:p>
          </table:table-cell>
          <table:table-cell table:style-name="ce16" table:formula="of:=IF([.E63]&gt;0;IF([.F63]=1;(([.E62]*0.03333333333)-(16.1*[.G63]*0.03333333333*0.0333333333));(([.E62]*0.03333333333)+(16.1*[.G63]*0.03333333333*0.0333333333)));0)" office:value-type="float" office:value="1.25101740010619">
            <text:p>1.2510</text:p>
          </table:table-cell>
          <table:table-cell table:style-name="ce16" table:formula="of:=TRUNC([.J62]+[.I63];4)" office:value-type="float" office:value="76.9797">
            <text:p>76.97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3]+1" office:value-type="float" office:value="61">
            <text:p>61</text:p>
          </table:table-cell>
          <table:table-cell table:style-name="ce11"/>
          <table:table-cell table:style-name="ce16" table:formula="of:=[.A64]*0.0333333333" office:value-type="float" office:value="2.0333333313">
            <text:p>2.0333</text:p>
          </table:table-cell>
          <table:table-cell table:style-name="ce16" table:formula="of:=IF([.D63]=[$Initial.$C$9];[$Initial.$C$10];IF(([.E64]/1.46666666666)&lt;[$Initial.$C$9];[$Initial.$C$9];([.E64]/1.46666666666)))" office:value-type="float" office:value="0">
            <text:p>0.0000</text:p>
          </table:table-cell>
          <table:table-cell table:style-name="ce16" table:formula="of:=IF(TRUNC([.E63]-(([.C64]-[.C63])*[.G64]*32.2)/1.46666666666;4)&gt;[$Initial.$C$9];IF([.F64]=1;([.E63]-(([.C64]-[.C63])*[.G64]*32.2));([.E63]+(([.C64]-[.C63])*[.G64]*32.2)));[.D6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72">
            <text:p>0.6720</text:p>
          </table:table-cell>
          <table:table-cell table:style-name="ce16" table:formula="of:=IF([.E64]&gt;0;IF([.F64]=1;(([.E63]*0.03333333333)-(16.1*[.G64]*0.03333333333*0.0333333333));(([.E63]*0.03333333333)+(16.1*[.G64]*0.03333333333*0.0333333333)));0)" office:value-type="float" office:value="1.25101740010619">
            <text:p>1.2510</text:p>
          </table:table-cell>
          <table:table-cell table:style-name="ce16" table:formula="of:=TRUNC([.J63]+[.I64];4)" office:value-type="float" office:value="78.2307">
            <text:p>78.23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4]+1" office:value-type="float" office:value="62">
            <text:p>62</text:p>
          </table:table-cell>
          <table:table-cell table:style-name="ce11"/>
          <table:table-cell table:style-name="ce16" table:formula="of:=[.A65]*0.0333333333" office:value-type="float" office:value="2.0666666646">
            <text:p>2.0667</text:p>
          </table:table-cell>
          <table:table-cell table:style-name="ce16" table:formula="of:=IF([.D64]=[$Initial.$C$9];[$Initial.$C$10];IF(([.E65]/1.46666666666)&lt;[$Initial.$C$9];[$Initial.$C$9];([.E65]/1.46666666666)))" office:value-type="float" office:value="26.67">
            <text:p>26.6700</text:p>
          </table:table-cell>
          <table:table-cell table:style-name="ce16" table:formula="of:=IF(TRUNC([.E64]-(([.C65]-[.C64])*[.G65]*32.2)/1.46666666666;4)&gt;[$Initial.$C$9];IF([.F65]=1;([.E64]-(([.C65]-[.C64])*[.G65]*32.2));([.E64]+(([.C65]-[.C64])*[.G65]*32.2)));[.D6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764">
            <text:p>0.6764</text:p>
          </table:table-cell>
          <table:table-cell table:style-name="ce16" table:formula="of:=IF([.E65]&gt;0;IF([.F65]=1;(([.E64]*0.03333333333)-(16.1*[.G65]*0.03333333333*0.0333333333));(([.E64]*0.03333333333)+(16.1*[.G65]*0.03333333333*0.0333333333)));0)" office:value-type="float" office:value="1.25101740010619">
            <text:p>1.2510</text:p>
          </table:table-cell>
          <table:table-cell table:style-name="ce16" table:formula="of:=TRUNC([.J64]+[.I65];4)" office:value-type="float" office:value="79.4817">
            <text:p>79.48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5]+1" office:value-type="float" office:value="63">
            <text:p>63</text:p>
          </table:table-cell>
          <table:table-cell table:style-name="ce11"/>
          <table:table-cell table:style-name="ce16" table:formula="of:=[.A66]*0.0333333333" office:value-type="float" office:value="2.0999999979">
            <text:p>2.1000</text:p>
          </table:table-cell>
          <table:table-cell table:style-name="ce16" table:formula="of:=IF([.D65]=[$Initial.$C$9];[$Initial.$C$10];IF(([.E66]/1.46666666666)&lt;[$Initial.$C$9];[$Initial.$C$9];([.E66]/1.46666666666)))" office:value-type="float" office:value="0">
            <text:p>0.0000</text:p>
          </table:table-cell>
          <table:table-cell table:style-name="ce16" table:formula="of:=IF(TRUNC([.E65]-(([.C66]-[.C65])*[.G66]*32.2)/1.46666666666;4)&gt;[$Initial.$C$9];IF([.F66]=1;([.E65]-(([.C66]-[.C65])*[.G66]*32.2));([.E65]+(([.C66]-[.C65])*[.G66]*32.2)));[.D6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806">
            <text:p>0.6806</text:p>
          </table:table-cell>
          <table:table-cell table:style-name="ce16" table:formula="of:=IF([.E66]&gt;0;IF([.F66]=1;(([.E65]*0.03333333333)-(16.1*[.G66]*0.03333333333*0.0333333333));(([.E65]*0.03333333333)+(16.1*[.G66]*0.03333333333*0.0333333333)));0)" office:value-type="float" office:value="1.25101740010619">
            <text:p>1.2510</text:p>
          </table:table-cell>
          <table:table-cell table:style-name="ce16" table:formula="of:=TRUNC([.J65]+[.I66];4)" office:value-type="float" office:value="80.7327">
            <text:p>80.73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6]+1" office:value-type="float" office:value="64">
            <text:p>64</text:p>
          </table:table-cell>
          <table:table-cell table:style-name="ce11"/>
          <table:table-cell table:style-name="ce16" table:formula="of:=[.A67]*0.0333333333" office:value-type="float" office:value="2.1333333312">
            <text:p>2.1333</text:p>
          </table:table-cell>
          <table:table-cell table:style-name="ce16" table:formula="of:=IF([.D66]=[$Initial.$C$9];[$Initial.$C$10];IF(([.E67]/1.46666666666)&lt;[$Initial.$C$9];[$Initial.$C$9];([.E67]/1.46666666666)))" office:value-type="float" office:value="26.67">
            <text:p>26.6700</text:p>
          </table:table-cell>
          <table:table-cell table:style-name="ce16" table:formula="of:=IF(TRUNC([.E66]-(([.C67]-[.C66])*[.G67]*32.2)/1.46666666666;4)&gt;[$Initial.$C$9];IF([.F67]=1;([.E66]-(([.C67]-[.C66])*[.G67]*32.2));([.E66]+(([.C67]-[.C66])*[.G67]*32.2)));[.D6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845">
            <text:p>0.6845</text:p>
          </table:table-cell>
          <table:table-cell table:style-name="ce16" table:formula="of:=IF([.E67]&gt;0;IF([.F67]=1;(([.E66]*0.03333333333)-(16.1*[.G67]*0.03333333333*0.0333333333));(([.E66]*0.03333333333)+(16.1*[.G67]*0.03333333333*0.0333333333)));0)" office:value-type="float" office:value="1.25101740010619">
            <text:p>1.2510</text:p>
          </table:table-cell>
          <table:table-cell table:style-name="ce16" table:formula="of:=TRUNC([.J66]+[.I67];4)" office:value-type="float" office:value="81.9837">
            <text:p>81.98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7]+1" office:value-type="float" office:value="65">
            <text:p>65</text:p>
          </table:table-cell>
          <table:table-cell table:style-name="ce11"/>
          <table:table-cell table:style-name="ce16" table:formula="of:=[.A68]*0.0333333333" office:value-type="float" office:value="2.1666666645">
            <text:p>2.1667</text:p>
          </table:table-cell>
          <table:table-cell table:style-name="ce16" table:formula="of:=IF([.D67]=[$Initial.$C$9];[$Initial.$C$10];IF(([.E68]/1.46666666666)&lt;[$Initial.$C$9];[$Initial.$C$9];([.E68]/1.46666666666)))" office:value-type="float" office:value="0">
            <text:p>0.0000</text:p>
          </table:table-cell>
          <table:table-cell table:style-name="ce16" table:formula="of:=IF(TRUNC([.E67]-(([.C68]-[.C67])*[.G68]*32.2)/1.46666666666;4)&gt;[$Initial.$C$9];IF([.F68]=1;([.E67]-(([.C68]-[.C67])*[.G68]*32.2));([.E67]+(([.C68]-[.C67])*[.G68]*32.2)));[.D6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885">
            <text:p>0.6885</text:p>
          </table:table-cell>
          <table:table-cell table:style-name="ce16" table:formula="of:=IF([.E68]&gt;0;IF([.F68]=1;(([.E67]*0.03333333333)-(16.1*[.G68]*0.03333333333*0.0333333333));(([.E67]*0.03333333333)+(16.1*[.G68]*0.03333333333*0.0333333333)));0)" office:value-type="float" office:value="1.25101740010619">
            <text:p>1.2510</text:p>
          </table:table-cell>
          <table:table-cell table:style-name="ce16" table:formula="of:=TRUNC([.J67]+[.I68];4)" office:value-type="float" office:value="83.2347">
            <text:p>83.23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8]+1" office:value-type="float" office:value="66">
            <text:p>66</text:p>
          </table:table-cell>
          <table:table-cell table:style-name="ce11"/>
          <table:table-cell table:style-name="ce16" table:formula="of:=[.A69]*0.0333333333" office:value-type="float" office:value="2.1999999978">
            <text:p>2.2000</text:p>
          </table:table-cell>
          <table:table-cell table:style-name="ce16" table:formula="of:=IF([.D68]=[$Initial.$C$9];[$Initial.$C$10];IF(([.E69]/1.46666666666)&lt;[$Initial.$C$9];[$Initial.$C$9];([.E69]/1.46666666666)))" office:value-type="float" office:value="26.67">
            <text:p>26.6700</text:p>
          </table:table-cell>
          <table:table-cell table:style-name="ce16" table:formula="of:=IF(TRUNC([.E68]-(([.C69]-[.C68])*[.G69]*32.2)/1.46666666666;4)&gt;[$Initial.$C$9];IF([.F69]=1;([.E68]-(([.C69]-[.C68])*[.G69]*32.2));([.E68]+(([.C69]-[.C68])*[.G69]*32.2)));[.D6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919">
            <text:p>0.6919</text:p>
          </table:table-cell>
          <table:table-cell table:style-name="ce16" table:formula="of:=IF([.E69]&gt;0;IF([.F69]=1;(([.E68]*0.03333333333)-(16.1*[.G69]*0.03333333333*0.0333333333));(([.E68]*0.03333333333)+(16.1*[.G69]*0.03333333333*0.0333333333)));0)" office:value-type="float" office:value="1.25101740010619">
            <text:p>1.2510</text:p>
          </table:table-cell>
          <table:table-cell table:style-name="ce16" table:formula="of:=TRUNC([.J68]+[.I69];4)" office:value-type="float" office:value="84.4857">
            <text:p>84.48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69]+1" office:value-type="float" office:value="67">
            <text:p>67</text:p>
          </table:table-cell>
          <table:table-cell table:style-name="ce11"/>
          <table:table-cell table:style-name="ce16" table:formula="of:=[.A70]*0.0333333333" office:value-type="float" office:value="2.2333333311">
            <text:p>2.2333</text:p>
          </table:table-cell>
          <table:table-cell table:style-name="ce16" table:formula="of:=IF([.D69]=[$Initial.$C$9];[$Initial.$C$10];IF(([.E70]/1.46666666666)&lt;[$Initial.$C$9];[$Initial.$C$9];([.E70]/1.46666666666)))" office:value-type="float" office:value="0">
            <text:p>0.0000</text:p>
          </table:table-cell>
          <table:table-cell table:style-name="ce16" table:formula="of:=IF(TRUNC([.E69]-(([.C70]-[.C69])*[.G70]*32.2)/1.46666666666;4)&gt;[$Initial.$C$9];IF([.F70]=1;([.E69]-(([.C70]-[.C69])*[.G70]*32.2));([.E69]+(([.C70]-[.C69])*[.G70]*32.2)));[.D7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954">
            <text:p>0.6954</text:p>
          </table:table-cell>
          <table:table-cell table:style-name="ce16" table:formula="of:=IF([.E70]&gt;0;IF([.F70]=1;(([.E69]*0.03333333333)-(16.1*[.G70]*0.03333333333*0.0333333333));(([.E69]*0.03333333333)+(16.1*[.G70]*0.03333333333*0.0333333333)));0)" office:value-type="float" office:value="1.25101740010619">
            <text:p>1.2510</text:p>
          </table:table-cell>
          <table:table-cell table:style-name="ce16" table:formula="of:=TRUNC([.J69]+[.I70];4)" office:value-type="float" office:value="85.7367">
            <text:p>85.73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0]+1" office:value-type="float" office:value="68">
            <text:p>68</text:p>
          </table:table-cell>
          <table:table-cell table:style-name="ce11"/>
          <table:table-cell table:style-name="ce16" table:formula="of:=[.A71]*0.0333333333" office:value-type="float" office:value="2.2666666644">
            <text:p>2.2667</text:p>
          </table:table-cell>
          <table:table-cell table:style-name="ce16" table:formula="of:=IF([.D70]=[$Initial.$C$9];[$Initial.$C$10];IF(([.E71]/1.46666666666)&lt;[$Initial.$C$9];[$Initial.$C$9];([.E71]/1.46666666666)))" office:value-type="float" office:value="26.67">
            <text:p>26.6700</text:p>
          </table:table-cell>
          <table:table-cell table:style-name="ce16" table:formula="of:=IF(TRUNC([.E70]-(([.C71]-[.C70])*[.G71]*32.2)/1.46666666666;4)&gt;[$Initial.$C$9];IF([.F71]=1;([.E70]-(([.C71]-[.C70])*[.G71]*32.2));([.E70]+(([.C71]-[.C70])*[.G71]*32.2)));[.D7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6987">
            <text:p>0.6987</text:p>
          </table:table-cell>
          <table:table-cell table:style-name="ce16" table:formula="of:=IF([.E71]&gt;0;IF([.F71]=1;(([.E70]*0.03333333333)-(16.1*[.G71]*0.03333333333*0.0333333333));(([.E70]*0.03333333333)+(16.1*[.G71]*0.03333333333*0.0333333333)));0)" office:value-type="float" office:value="1.25101740010619">
            <text:p>1.2510</text:p>
          </table:table-cell>
          <table:table-cell table:style-name="ce16" table:formula="of:=TRUNC([.J70]+[.I71];4)" office:value-type="float" office:value="86.9877">
            <text:p>86.98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1]+1" office:value-type="float" office:value="69">
            <text:p>69</text:p>
          </table:table-cell>
          <table:table-cell table:style-name="ce11"/>
          <table:table-cell table:style-name="ce16" table:formula="of:=[.A72]*0.0333333333" office:value-type="float" office:value="2.2999999977">
            <text:p>2.3000</text:p>
          </table:table-cell>
          <table:table-cell table:style-name="ce16" table:formula="of:=IF([.D71]=[$Initial.$C$9];[$Initial.$C$10];IF(([.E72]/1.46666666666)&lt;[$Initial.$C$9];[$Initial.$C$9];([.E72]/1.46666666666)))" office:value-type="float" office:value="0">
            <text:p>0.0000</text:p>
          </table:table-cell>
          <table:table-cell table:style-name="ce16" table:formula="of:=IF(TRUNC([.E71]-(([.C72]-[.C71])*[.G72]*32.2)/1.46666666666;4)&gt;[$Initial.$C$9];IF([.F72]=1;([.E71]-(([.C72]-[.C71])*[.G72]*32.2));([.E71]+(([.C72]-[.C71])*[.G72]*32.2)));[.D7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044">
            <text:p>0.7044</text:p>
          </table:table-cell>
          <table:table-cell table:style-name="ce16" table:formula="of:=IF([.E72]&gt;0;IF([.F72]=1;(([.E71]*0.03333333333)-(16.1*[.G72]*0.03333333333*0.0333333333));(([.E71]*0.03333333333)+(16.1*[.G72]*0.03333333333*0.0333333333)));0)" office:value-type="float" office:value="1.25101740010619">
            <text:p>1.2510</text:p>
          </table:table-cell>
          <table:table-cell table:style-name="ce16" table:formula="of:=TRUNC([.J71]+[.I72];4)" office:value-type="float" office:value="88.2387">
            <text:p>88.23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2]+1" office:value-type="float" office:value="70">
            <text:p>70</text:p>
          </table:table-cell>
          <table:table-cell table:style-name="ce11"/>
          <table:table-cell table:style-name="ce16" table:formula="of:=[.A73]*0.0333333333" office:value-type="float" office:value="2.333333331">
            <text:p>2.3333</text:p>
          </table:table-cell>
          <table:table-cell table:style-name="ce16" table:formula="of:=IF([.D72]=[$Initial.$C$9];[$Initial.$C$10];IF(([.E73]/1.46666666666)&lt;[$Initial.$C$9];[$Initial.$C$9];([.E73]/1.46666666666)))" office:value-type="float" office:value="26.67">
            <text:p>26.6700</text:p>
          </table:table-cell>
          <table:table-cell table:style-name="ce16" table:formula="of:=IF(TRUNC([.E72]-(([.C73]-[.C72])*[.G73]*32.2)/1.46666666666;4)&gt;[$Initial.$C$9];IF([.F73]=1;([.E72]-(([.C73]-[.C72])*[.G73]*32.2));([.E72]+(([.C73]-[.C72])*[.G73]*32.2)));[.D7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047">
            <text:p>0.7047</text:p>
          </table:table-cell>
          <table:table-cell table:style-name="ce16" table:formula="of:=IF([.E73]&gt;0;IF([.F73]=1;(([.E72]*0.03333333333)-(16.1*[.G73]*0.03333333333*0.0333333333));(([.E72]*0.03333333333)+(16.1*[.G73]*0.03333333333*0.0333333333)));0)" office:value-type="float" office:value="1.25101740010619">
            <text:p>1.2510</text:p>
          </table:table-cell>
          <table:table-cell table:style-name="ce16" table:formula="of:=TRUNC([.J72]+[.I73];4)" office:value-type="float" office:value="89.4897">
            <text:p>89.48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3]+1" office:value-type="float" office:value="71">
            <text:p>71</text:p>
          </table:table-cell>
          <table:table-cell table:style-name="ce11"/>
          <table:table-cell table:style-name="ce16" table:formula="of:=[.A74]*0.0333333333" office:value-type="float" office:value="2.3666666643">
            <text:p>2.3667</text:p>
          </table:table-cell>
          <table:table-cell table:style-name="ce16" table:formula="of:=IF([.D73]=[$Initial.$C$9];[$Initial.$C$10];IF(([.E74]/1.46666666666)&lt;[$Initial.$C$9];[$Initial.$C$9];([.E74]/1.46666666666)))" office:value-type="float" office:value="0">
            <text:p>0.0000</text:p>
          </table:table-cell>
          <table:table-cell table:style-name="ce16" table:formula="of:=IF(TRUNC([.E73]-(([.C74]-[.C73])*[.G74]*32.2)/1.46666666666;4)&gt;[$Initial.$C$9];IF([.F74]=1;([.E73]-(([.C74]-[.C73])*[.G74]*32.2));([.E73]+(([.C74]-[.C73])*[.G74]*32.2)));[.D7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075">
            <text:p>0.7075</text:p>
          </table:table-cell>
          <table:table-cell table:style-name="ce16" table:formula="of:=IF([.E74]&gt;0;IF([.F74]=1;(([.E73]*0.03333333333)-(16.1*[.G74]*0.03333333333*0.0333333333));(([.E73]*0.03333333333)+(16.1*[.G74]*0.03333333333*0.0333333333)));0)" office:value-type="float" office:value="1.25101740010619">
            <text:p>1.2510</text:p>
          </table:table-cell>
          <table:table-cell table:style-name="ce16" table:formula="of:=TRUNC([.J73]+[.I74];4)" office:value-type="float" office:value="90.7407">
            <text:p>90.74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4]+1" office:value-type="float" office:value="72">
            <text:p>72</text:p>
          </table:table-cell>
          <table:table-cell table:style-name="ce11"/>
          <table:table-cell table:style-name="ce16" table:formula="of:=[.A75]*0.0333333333" office:value-type="float" office:value="2.3999999976">
            <text:p>2.4000</text:p>
          </table:table-cell>
          <table:table-cell table:style-name="ce16" table:formula="of:=IF([.D74]=[$Initial.$C$9];[$Initial.$C$10];IF(([.E75]/1.46666666666)&lt;[$Initial.$C$9];[$Initial.$C$9];([.E75]/1.46666666666)))" office:value-type="float" office:value="26.67">
            <text:p>26.6700</text:p>
          </table:table-cell>
          <table:table-cell table:style-name="ce16" table:formula="of:=IF(TRUNC([.E74]-(([.C75]-[.C74])*[.G75]*32.2)/1.46666666666;4)&gt;[$Initial.$C$9];IF([.F75]=1;([.E74]-(([.C75]-[.C74])*[.G75]*32.2));([.E74]+(([.C75]-[.C74])*[.G75]*32.2)));[.D7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099">
            <text:p>0.7099</text:p>
          </table:table-cell>
          <table:table-cell table:style-name="ce16" table:formula="of:=IF([.E75]&gt;0;IF([.F75]=1;(([.E74]*0.03333333333)-(16.1*[.G75]*0.03333333333*0.0333333333));(([.E74]*0.03333333333)+(16.1*[.G75]*0.03333333333*0.0333333333)));0)" office:value-type="float" office:value="1.25101740010619">
            <text:p>1.2510</text:p>
          </table:table-cell>
          <table:table-cell table:style-name="ce16" table:formula="of:=TRUNC([.J74]+[.I75];4)" office:value-type="float" office:value="91.9917">
            <text:p>91.99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5]+1" office:value-type="float" office:value="73">
            <text:p>73</text:p>
          </table:table-cell>
          <table:table-cell table:style-name="ce11"/>
          <table:table-cell table:style-name="ce16" table:formula="of:=[.A76]*0.0333333333" office:value-type="float" office:value="2.4333333309">
            <text:p>2.4333</text:p>
          </table:table-cell>
          <table:table-cell table:style-name="ce16" table:formula="of:=IF([.D75]=[$Initial.$C$9];[$Initial.$C$10];IF(([.E76]/1.46666666666)&lt;[$Initial.$C$9];[$Initial.$C$9];([.E76]/1.46666666666)))" office:value-type="float" office:value="0">
            <text:p>0.0000</text:p>
          </table:table-cell>
          <table:table-cell table:style-name="ce16" table:formula="of:=IF(TRUNC([.E75]-(([.C76]-[.C75])*[.G76]*32.2)/1.46666666666;4)&gt;[$Initial.$C$9];IF([.F76]=1;([.E75]-(([.C76]-[.C75])*[.G76]*32.2));([.E75]+(([.C76]-[.C75])*[.G76]*32.2)));[.D7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124">
            <text:p>0.7124</text:p>
          </table:table-cell>
          <table:table-cell table:style-name="ce16" table:formula="of:=IF([.E76]&gt;0;IF([.F76]=1;(([.E75]*0.03333333333)-(16.1*[.G76]*0.03333333333*0.0333333333));(([.E75]*0.03333333333)+(16.1*[.G76]*0.03333333333*0.0333333333)));0)" office:value-type="float" office:value="1.25101740010619">
            <text:p>1.2510</text:p>
          </table:table-cell>
          <table:table-cell table:style-name="ce16" table:formula="of:=TRUNC([.J75]+[.I76];4)" office:value-type="float" office:value="93.2427">
            <text:p>93.24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6]+1" office:value-type="float" office:value="74">
            <text:p>74</text:p>
          </table:table-cell>
          <table:table-cell table:style-name="ce11"/>
          <table:table-cell table:style-name="ce16" table:formula="of:=[.A77]*0.0333333333" office:value-type="float" office:value="2.4666666642">
            <text:p>2.4667</text:p>
          </table:table-cell>
          <table:table-cell table:style-name="ce16" table:formula="of:=IF([.D76]=[$Initial.$C$9];[$Initial.$C$10];IF(([.E77]/1.46666666666)&lt;[$Initial.$C$9];[$Initial.$C$9];([.E77]/1.46666666666)))" office:value-type="float" office:value="26.67">
            <text:p>26.6700</text:p>
          </table:table-cell>
          <table:table-cell table:style-name="ce16" table:formula="of:=IF(TRUNC([.E76]-(([.C77]-[.C76])*[.G77]*32.2)/1.46666666666;4)&gt;[$Initial.$C$9];IF([.F77]=1;([.E76]-(([.C77]-[.C76])*[.G77]*32.2));([.E76]+(([.C77]-[.C76])*[.G77]*32.2)));[.D7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145">
            <text:p>0.7145</text:p>
          </table:table-cell>
          <table:table-cell table:style-name="ce16" table:formula="of:=IF([.E77]&gt;0;IF([.F77]=1;(([.E76]*0.03333333333)-(16.1*[.G77]*0.03333333333*0.0333333333));(([.E76]*0.03333333333)+(16.1*[.G77]*0.03333333333*0.0333333333)));0)" office:value-type="float" office:value="1.25101740010619">
            <text:p>1.2510</text:p>
          </table:table-cell>
          <table:table-cell table:style-name="ce16" table:formula="of:=TRUNC([.J76]+[.I77];4)" office:value-type="float" office:value="94.4937">
            <text:p>94.49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7]+1" office:value-type="float" office:value="75">
            <text:p>75</text:p>
          </table:table-cell>
          <table:table-cell table:style-name="ce11"/>
          <table:table-cell table:style-name="ce16" table:formula="of:=[.A78]*0.0333333333" office:value-type="float" office:value="2.4999999975">
            <text:p>2.5000</text:p>
          </table:table-cell>
          <table:table-cell table:style-name="ce16" table:formula="of:=IF([.D77]=[$Initial.$C$9];[$Initial.$C$10];IF(([.E78]/1.46666666666)&lt;[$Initial.$C$9];[$Initial.$C$9];([.E78]/1.46666666666)))" office:value-type="float" office:value="0">
            <text:p>0.0000</text:p>
          </table:table-cell>
          <table:table-cell table:style-name="ce16" table:formula="of:=IF(TRUNC([.E77]-(([.C78]-[.C77])*[.G78]*32.2)/1.46666666666;4)&gt;[$Initial.$C$9];IF([.F78]=1;([.E77]-(([.C78]-[.C77])*[.G78]*32.2));([.E77]+(([.C78]-[.C77])*[.G78]*32.2)));[.D7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166">
            <text:p>0.7166</text:p>
          </table:table-cell>
          <table:table-cell table:style-name="ce16" table:formula="of:=IF([.E78]&gt;0;IF([.F78]=1;(([.E77]*0.03333333333)-(16.1*[.G78]*0.03333333333*0.0333333333));(([.E77]*0.03333333333)+(16.1*[.G78]*0.03333333333*0.0333333333)));0)" office:value-type="float" office:value="1.25101740010619">
            <text:p>1.2510</text:p>
          </table:table-cell>
          <table:table-cell table:style-name="ce16" table:formula="of:=TRUNC([.J77]+[.I78];4)" office:value-type="float" office:value="95.7447">
            <text:p>95.74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4">
          <table:table-cell table:style-name="ce9" table:formula="of:=[.A78]+1" office:value-type="float" office:value="76">
            <text:p>76</text:p>
          </table:table-cell>
          <table:table-cell table:style-name="ce11" office:value-type="string">
            <text:p>Ford at its Position of Final Uncontrolled Rest</text:p>
          </table:table-cell>
          <table:table-cell table:style-name="ce16" table:formula="of:=[.A79]*0.0333333333" office:value-type="float" office:value="2.5333333308">
            <text:p>2.5333</text:p>
          </table:table-cell>
          <table:table-cell table:style-name="ce16" table:formula="of:=IF([.D78]=[$Initial.$C$9];[$Initial.$C$10];IF(([.E79]/1.46666666666)&lt;[$Initial.$C$9];[$Initial.$C$9];([.E79]/1.46666666666)))" office:value-type="float" office:value="26.67">
            <text:p>26.6700</text:p>
          </table:table-cell>
          <table:table-cell table:style-name="ce16" table:formula="of:=IF(TRUNC([.E78]-(([.C79]-[.C78])*[.G79]*32.2)/1.46666666666;4)&gt;[$Initial.$C$9];IF([.F79]=1;([.E78]-(([.C79]-[.C78])*[.G79]*32.2));([.E78]+(([.C79]-[.C78])*[.G79]*32.2)));[.D7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184">
            <text:p>0.7184</text:p>
          </table:table-cell>
          <table:table-cell table:style-name="ce16" table:formula="of:=IF([.E79]&gt;0;IF([.F79]=1;(([.E78]*0.03333333333)-(16.1*[.G79]*0.03333333333*0.0333333333));(([.E78]*0.03333333333)+(16.1*[.G79]*0.03333333333*0.0333333333)));0)" office:value-type="float" office:value="1.25101740010619">
            <text:p>1.2510</text:p>
          </table:table-cell>
          <table:table-cell table:style-name="ce16" table:formula="of:=TRUNC([.J78]+[.I79];4)" office:value-type="float" office:value="96.9957">
            <text:p>96.99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79]+1" office:value-type="float" office:value="77">
            <text:p>77</text:p>
          </table:table-cell>
          <table:table-cell table:style-name="ce11"/>
          <table:table-cell table:style-name="ce16" table:formula="of:=[.A80]*0.0333333333" office:value-type="float" office:value="2.5666666641">
            <text:p>2.5667</text:p>
          </table:table-cell>
          <table:table-cell table:style-name="ce16" table:formula="of:=IF([.D79]=[$Initial.$C$9];[$Initial.$C$10];IF(([.E80]/1.46666666666)&lt;[$Initial.$C$9];[$Initial.$C$9];([.E80]/1.46666666666)))" office:value-type="float" office:value="0">
            <text:p>0.0000</text:p>
          </table:table-cell>
          <table:table-cell table:style-name="ce16" table:formula="of:=IF(TRUNC([.E79]-(([.C80]-[.C79])*[.G80]*32.2)/1.46666666666;4)&gt;[$Initial.$C$9];IF([.F80]=1;([.E79]-(([.C80]-[.C79])*[.G80]*32.2));([.E79]+(([.C80]-[.C79])*[.G80]*32.2)));[.D8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01">
            <text:p>0.7201</text:p>
          </table:table-cell>
          <table:table-cell table:style-name="ce16" table:formula="of:=IF([.E80]&gt;0;IF([.F80]=1;(([.E79]*0.03333333333)-(16.1*[.G80]*0.03333333333*0.0333333333));(([.E79]*0.03333333333)+(16.1*[.G80]*0.03333333333*0.0333333333)));0)" office:value-type="float" office:value="1.25101740010619">
            <text:p>1.2510</text:p>
          </table:table-cell>
          <table:table-cell table:style-name="ce16" table:formula="of:=TRUNC([.J79]+[.I80];4)" office:value-type="float" office:value="98.2467">
            <text:p>98.24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0]+1" office:value-type="float" office:value="78">
            <text:p>78</text:p>
          </table:table-cell>
          <table:table-cell table:style-name="ce11"/>
          <table:table-cell table:style-name="ce16" table:formula="of:=[.A81]*0.0333333333" office:value-type="float" office:value="2.5999999974">
            <text:p>2.6000</text:p>
          </table:table-cell>
          <table:table-cell table:style-name="ce16" table:formula="of:=IF([.D80]=[$Initial.$C$9];[$Initial.$C$10];IF(([.E81]/1.46666666666)&lt;[$Initial.$C$9];[$Initial.$C$9];([.E81]/1.46666666666)))" office:value-type="float" office:value="26.67">
            <text:p>26.6700</text:p>
          </table:table-cell>
          <table:table-cell table:style-name="ce16" table:formula="of:=IF(TRUNC([.E80]-(([.C81]-[.C80])*[.G81]*32.2)/1.46666666666;4)&gt;[$Initial.$C$9];IF([.F81]=1;([.E80]-(([.C81]-[.C80])*[.G81]*32.2));([.E80]+(([.C81]-[.C80])*[.G81]*32.2)));[.D8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16">
            <text:p>0.7216</text:p>
          </table:table-cell>
          <table:table-cell table:style-name="ce16" table:formula="of:=IF([.E81]&gt;0;IF([.F81]=1;(([.E80]*0.03333333333)-(16.1*[.G81]*0.03333333333*0.0333333333));(([.E80]*0.03333333333)+(16.1*[.G81]*0.03333333333*0.0333333333)));0)" office:value-type="float" office:value="1.25101740010619">
            <text:p>1.2510</text:p>
          </table:table-cell>
          <table:table-cell table:style-name="ce16" table:formula="of:=TRUNC([.J80]+[.I81];4)" office:value-type="float" office:value="99.4977">
            <text:p>99.49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1]+1" office:value-type="float" office:value="79">
            <text:p>79</text:p>
          </table:table-cell>
          <table:table-cell table:style-name="ce11"/>
          <table:table-cell table:style-name="ce16" table:formula="of:=[.A82]*0.0333333333" office:value-type="float" office:value="2.6333333307">
            <text:p>2.6333</text:p>
          </table:table-cell>
          <table:table-cell table:style-name="ce16" table:formula="of:=IF([.D81]=[$Initial.$C$9];[$Initial.$C$10];IF(([.E82]/1.46666666666)&lt;[$Initial.$C$9];[$Initial.$C$9];([.E82]/1.46666666666)))" office:value-type="float" office:value="0">
            <text:p>0.0000</text:p>
          </table:table-cell>
          <table:table-cell table:style-name="ce16" table:formula="of:=IF(TRUNC([.E81]-(([.C82]-[.C81])*[.G82]*32.2)/1.46666666666;4)&gt;[$Initial.$C$9];IF([.F82]=1;([.E81]-(([.C82]-[.C81])*[.G82]*32.2));([.E81]+(([.C82]-[.C81])*[.G82]*32.2)));[.D8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28">
            <text:p>0.7228</text:p>
          </table:table-cell>
          <table:table-cell table:style-name="ce16" table:formula="of:=IF([.E82]&gt;0;IF([.F82]=1;(([.E81]*0.03333333333)-(16.1*[.G82]*0.03333333333*0.0333333333));(([.E81]*0.03333333333)+(16.1*[.G82]*0.03333333333*0.0333333333)));0)" office:value-type="float" office:value="1.25101740010619">
            <text:p>1.2510</text:p>
          </table:table-cell>
          <table:table-cell table:style-name="ce16" table:formula="of:=TRUNC([.J81]+[.I82];4)" office:value-type="float" office:value="100.7487">
            <text:p>100.74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2]+1" office:value-type="float" office:value="80">
            <text:p>80</text:p>
          </table:table-cell>
          <table:table-cell table:style-name="ce11"/>
          <table:table-cell table:style-name="ce16" table:formula="of:=[.A83]*0.0333333333" office:value-type="float" office:value="2.666666664">
            <text:p>2.6667</text:p>
          </table:table-cell>
          <table:table-cell table:style-name="ce16" table:formula="of:=IF([.D82]=[$Initial.$C$9];[$Initial.$C$10];IF(([.E83]/1.46666666666)&lt;[$Initial.$C$9];[$Initial.$C$9];([.E83]/1.46666666666)))" office:value-type="float" office:value="26.67">
            <text:p>26.6700</text:p>
          </table:table-cell>
          <table:table-cell table:style-name="ce16" table:formula="of:=IF(TRUNC([.E82]-(([.C83]-[.C82])*[.G83]*32.2)/1.46666666666;4)&gt;[$Initial.$C$9];IF([.F83]=1;([.E82]-(([.C83]-[.C82])*[.G83]*32.2));([.E82]+(([.C83]-[.C82])*[.G83]*32.2)));[.D8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39">
            <text:p>0.7239</text:p>
          </table:table-cell>
          <table:table-cell table:style-name="ce16" table:formula="of:=IF([.E83]&gt;0;IF([.F83]=1;(([.E82]*0.03333333333)-(16.1*[.G83]*0.03333333333*0.0333333333));(([.E82]*0.03333333333)+(16.1*[.G83]*0.03333333333*0.0333333333)));0)" office:value-type="float" office:value="1.25101740010619">
            <text:p>1.2510</text:p>
          </table:table-cell>
          <table:table-cell table:style-name="ce16" table:formula="of:=TRUNC([.J82]+[.I83];4)" office:value-type="float" office:value="101.9997">
            <text:p>101.99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3]+1" office:value-type="float" office:value="81">
            <text:p>81</text:p>
          </table:table-cell>
          <table:table-cell table:style-name="ce11"/>
          <table:table-cell table:style-name="ce16" table:formula="of:=[.A84]*0.0333333333" office:value-type="float" office:value="2.6999999973">
            <text:p>2.7000</text:p>
          </table:table-cell>
          <table:table-cell table:style-name="ce16" table:formula="of:=IF([.D83]=[$Initial.$C$9];[$Initial.$C$10];IF(([.E84]/1.46666666666)&lt;[$Initial.$C$9];[$Initial.$C$9];([.E84]/1.46666666666)))" office:value-type="float" office:value="0">
            <text:p>0.0000</text:p>
          </table:table-cell>
          <table:table-cell table:style-name="ce16" table:formula="of:=IF(TRUNC([.E83]-(([.C84]-[.C83])*[.G84]*32.2)/1.46666666666;4)&gt;[$Initial.$C$9];IF([.F84]=1;([.E83]-(([.C84]-[.C83])*[.G84]*32.2));([.E83]+(([.C84]-[.C83])*[.G84]*32.2)));[.D8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48">
            <text:p>0.7248</text:p>
          </table:table-cell>
          <table:table-cell table:style-name="ce16" table:formula="of:=IF([.E84]&gt;0;IF([.F84]=1;(([.E83]*0.03333333333)-(16.1*[.G84]*0.03333333333*0.0333333333));(([.E83]*0.03333333333)+(16.1*[.G84]*0.03333333333*0.0333333333)));0)" office:value-type="float" office:value="1.25101740010619">
            <text:p>1.2510</text:p>
          </table:table-cell>
          <table:table-cell table:style-name="ce16" table:formula="of:=TRUNC([.J83]+[.I84];4)" office:value-type="float" office:value="103.2507">
            <text:p>103.25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4]+1" office:value-type="float" office:value="82">
            <text:p>82</text:p>
          </table:table-cell>
          <table:table-cell table:style-name="ce11"/>
          <table:table-cell table:style-name="ce16" table:formula="of:=[.A85]*0.0333333333" office:value-type="float" office:value="2.7333333306">
            <text:p>2.7333</text:p>
          </table:table-cell>
          <table:table-cell table:style-name="ce16" table:formula="of:=IF([.D84]=[$Initial.$C$9];[$Initial.$C$10];IF(([.E85]/1.46666666666)&lt;[$Initial.$C$9];[$Initial.$C$9];([.E85]/1.46666666666)))" office:value-type="float" office:value="26.67">
            <text:p>26.6700</text:p>
          </table:table-cell>
          <table:table-cell table:style-name="ce16" table:formula="of:=IF(TRUNC([.E84]-(([.C85]-[.C84])*[.G85]*32.2)/1.46666666666;4)&gt;[$Initial.$C$9];IF([.F85]=1;([.E84]-(([.C85]-[.C84])*[.G85]*32.2));([.E84]+(([.C85]-[.C84])*[.G85]*32.2)));[.D8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56">
            <text:p>0.7256</text:p>
          </table:table-cell>
          <table:table-cell table:style-name="ce16" table:formula="of:=IF([.E85]&gt;0;IF([.F85]=1;(([.E84]*0.03333333333)-(16.1*[.G85]*0.03333333333*0.0333333333));(([.E84]*0.03333333333)+(16.1*[.G85]*0.03333333333*0.0333333333)));0)" office:value-type="float" office:value="1.25101740010619">
            <text:p>1.2510</text:p>
          </table:table-cell>
          <table:table-cell table:style-name="ce16" table:formula="of:=TRUNC([.J84]+[.I85];4)" office:value-type="float" office:value="104.5017">
            <text:p>104.50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5]+1" office:value-type="float" office:value="83">
            <text:p>83</text:p>
          </table:table-cell>
          <table:table-cell table:style-name="ce11"/>
          <table:table-cell table:style-name="ce16" table:formula="of:=[.A86]*0.0333333333" office:value-type="float" office:value="2.7666666639">
            <text:p>2.7667</text:p>
          </table:table-cell>
          <table:table-cell table:style-name="ce16" table:formula="of:=IF([.D85]=[$Initial.$C$9];[$Initial.$C$10];IF(([.E86]/1.46666666666)&lt;[$Initial.$C$9];[$Initial.$C$9];([.E86]/1.46666666666)))" office:value-type="float" office:value="0">
            <text:p>0.0000</text:p>
          </table:table-cell>
          <table:table-cell table:style-name="ce16" table:formula="of:=IF(TRUNC([.E85]-(([.C86]-[.C85])*[.G86]*32.2)/1.46666666666;4)&gt;[$Initial.$C$9];IF([.F86]=1;([.E85]-(([.C86]-[.C85])*[.G86]*32.2));([.E85]+(([.C86]-[.C85])*[.G86]*32.2)));[.D8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62">
            <text:p>0.7262</text:p>
          </table:table-cell>
          <table:table-cell table:style-name="ce16" table:formula="of:=IF([.E86]&gt;0;IF([.F86]=1;(([.E85]*0.03333333333)-(16.1*[.G86]*0.03333333333*0.0333333333));(([.E85]*0.03333333333)+(16.1*[.G86]*0.03333333333*0.0333333333)));0)" office:value-type="float" office:value="1.25101740010619">
            <text:p>1.2510</text:p>
          </table:table-cell>
          <table:table-cell table:style-name="ce16" table:formula="of:=TRUNC([.J85]+[.I86];4)" office:value-type="float" office:value="105.7527">
            <text:p>105.75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6]+1" office:value-type="float" office:value="84">
            <text:p>84</text:p>
          </table:table-cell>
          <table:table-cell table:style-name="ce11"/>
          <table:table-cell table:style-name="ce16" table:formula="of:=[.A87]*0.0333333333" office:value-type="float" office:value="2.7999999972">
            <text:p>2.8000</text:p>
          </table:table-cell>
          <table:table-cell table:style-name="ce16" table:formula="of:=IF([.D86]=[$Initial.$C$9];[$Initial.$C$10];IF(([.E87]/1.46666666666)&lt;[$Initial.$C$9];[$Initial.$C$9];([.E87]/1.46666666666)))" office:value-type="float" office:value="26.67">
            <text:p>26.6700</text:p>
          </table:table-cell>
          <table:table-cell table:style-name="ce16" table:formula="of:=IF(TRUNC([.E86]-(([.C87]-[.C86])*[.G87]*32.2)/1.46666666666;4)&gt;[$Initial.$C$9];IF([.F87]=1;([.E86]-(([.C87]-[.C86])*[.G87]*32.2));([.E86]+(([.C87]-[.C86])*[.G87]*32.2)));[.D8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66">
            <text:p>0.7266</text:p>
          </table:table-cell>
          <table:table-cell table:style-name="ce16" table:formula="of:=IF([.E87]&gt;0;IF([.F87]=1;(([.E86]*0.03333333333)-(16.1*[.G87]*0.03333333333*0.0333333333));(([.E86]*0.03333333333)+(16.1*[.G87]*0.03333333333*0.0333333333)));0)" office:value-type="float" office:value="1.25101740010619">
            <text:p>1.2510</text:p>
          </table:table-cell>
          <table:table-cell table:style-name="ce16" table:formula="of:=TRUNC([.J86]+[.I87];4)" office:value-type="float" office:value="107.0037">
            <text:p>107.00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4">
          <table:table-cell table:style-name="ce9" table:formula="of:=[.A87]+1" office:value-type="float" office:value="85">
            <text:p>85</text:p>
          </table:table-cell>
          <table:table-cell table:style-name="ce11" office:value-type="string">
            <text:p>Toyota Leaving Roadway Edge</text:p>
          </table:table-cell>
          <table:table-cell table:style-name="ce16" table:formula="of:=[.A88]*0.0333333333" office:value-type="float" office:value="2.8333333305">
            <text:p>2.8333</text:p>
          </table:table-cell>
          <table:table-cell table:style-name="ce16" table:formula="of:=IF([.D87]=[$Initial.$C$9];[$Initial.$C$10];IF(([.E88]/1.46666666666)&lt;[$Initial.$C$9];[$Initial.$C$9];([.E88]/1.46666666666)))" office:value-type="float" office:value="0">
            <text:p>0.0000</text:p>
          </table:table-cell>
          <table:table-cell table:style-name="ce16" table:formula="of:=IF(TRUNC([.E87]-(([.C88]-[.C87])*[.G88]*32.2)/1.46666666666;4)&gt;[$Initial.$C$9];IF([.F88]=1;([.E87]-(([.C88]-[.C87])*[.G88]*32.2));([.E87]+(([.C88]-[.C87])*[.G88]*32.2)));[.D8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67">
            <text:p>0.7267</text:p>
          </table:table-cell>
          <table:table-cell table:style-name="ce16" table:formula="of:=IF([.E88]&gt;0;IF([.F88]=1;(([.E87]*0.03333333333)-(16.1*[.G88]*0.03333333333*0.0333333333));(([.E87]*0.03333333333)+(16.1*[.G88]*0.03333333333*0.0333333333)));0)" office:value-type="float" office:value="1.25101740010619">
            <text:p>1.2510</text:p>
          </table:table-cell>
          <table:table-cell table:style-name="ce16" table:formula="of:=TRUNC([.J87]+[.I88];4)" office:value-type="float" office:value="108.2547">
            <text:p>108.25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4">
          <table:table-cell table:style-name="ce9" table:formula="of:=[.A88]+1" office:value-type="float" office:value="86">
            <text:p>86</text:p>
          </table:table-cell>
          <table:table-cell table:style-name="ce11" office:value-type="string">
            <text:p>Speeding up due to gravity (roadside)</text:p>
          </table:table-cell>
          <table:table-cell table:style-name="ce16" table:formula="of:=[.A89]*0.0333333333" office:value-type="float" office:value="2.8666666638">
            <text:p>2.8667</text:p>
          </table:table-cell>
          <table:table-cell table:style-name="ce16" table:formula="of:=IF([.D88]=[$Initial.$C$9];[$Initial.$C$10];IF(([.E89]/1.46666666666)&lt;[$Initial.$C$9];[$Initial.$C$9];([.E89]/1.46666666666)))" office:value-type="float" office:value="26.67">
            <text:p>26.6700</text:p>
          </table:table-cell>
          <table:table-cell table:style-name="ce16" table:formula="of:=IF(TRUNC([.E88]-(([.C89]-[.C88])*[.G89]*32.2)/1.46666666666;4)&gt;[$Initial.$C$9];IF([.F89]=1;([.E88]-(([.C89]-[.C88])*[.G89]*32.2));([.E88]+(([.C89]-[.C88])*[.G89]*32.2)));[.D8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69">
            <text:p>0.7269</text:p>
          </table:table-cell>
          <table:table-cell table:style-name="ce16" table:formula="of:=IF([.E89]&gt;0;IF([.F89]=1;(([.E88]*0.03333333333)-(16.1*[.G89]*0.03333333333*0.0333333333));(([.E88]*0.03333333333)+(16.1*[.G89]*0.03333333333*0.0333333333)));0)" office:value-type="float" office:value="1.25101740010619">
            <text:p>1.2510</text:p>
          </table:table-cell>
          <table:table-cell table:style-name="ce16" table:formula="of:=TRUNC([.J88]+[.I89];4)" office:value-type="float" office:value="109.5057">
            <text:p>109.50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89]+1" office:value-type="float" office:value="87">
            <text:p>87</text:p>
          </table:table-cell>
          <table:table-cell table:style-name="ce11"/>
          <table:table-cell table:style-name="ce16" table:formula="of:=[.A90]*0.0333333333" office:value-type="float" office:value="2.8999999971">
            <text:p>2.9000</text:p>
          </table:table-cell>
          <table:table-cell table:style-name="ce16" table:formula="of:=IF([.D89]=[$Initial.$C$9];[$Initial.$C$10];IF(([.E90]/1.46666666666)&lt;[$Initial.$C$9];[$Initial.$C$9];([.E90]/1.46666666666)))" office:value-type="float" office:value="0">
            <text:p>0.0000</text:p>
          </table:table-cell>
          <table:table-cell table:style-name="ce16" table:formula="of:=IF(TRUNC([.E89]-(([.C90]-[.C89])*[.G90]*32.2)/1.46666666666;4)&gt;[$Initial.$C$9];IF([.F90]=1;([.E89]-(([.C90]-[.C89])*[.G90]*32.2));([.E89]+(([.C90]-[.C89])*[.G90]*32.2)));[.D9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7">
            <text:p>0.7270</text:p>
          </table:table-cell>
          <table:table-cell table:style-name="ce16" table:formula="of:=IF([.E90]&gt;0;IF([.F90]=1;(([.E89]*0.03333333333)-(16.1*[.G90]*0.03333333333*0.0333333333));(([.E89]*0.03333333333)+(16.1*[.G90]*0.03333333333*0.0333333333)));0)" office:value-type="float" office:value="1.25101740010619">
            <text:p>1.2510</text:p>
          </table:table-cell>
          <table:table-cell table:style-name="ce16" table:formula="of:=TRUNC([.J89]+[.I90];4)" office:value-type="float" office:value="110.7567">
            <text:p>110.75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0]+1" office:value-type="float" office:value="88">
            <text:p>88</text:p>
          </table:table-cell>
          <table:table-cell table:style-name="ce11"/>
          <table:table-cell table:style-name="ce16" table:formula="of:=[.A91]*0.0333333333" office:value-type="float" office:value="2.9333333304">
            <text:p>2.9333</text:p>
          </table:table-cell>
          <table:table-cell table:style-name="ce16" table:formula="of:=IF([.D90]=[$Initial.$C$9];[$Initial.$C$10];IF(([.E91]/1.46666666666)&lt;[$Initial.$C$9];[$Initial.$C$9];([.E91]/1.46666666666)))" office:value-type="float" office:value="26.67">
            <text:p>26.6700</text:p>
          </table:table-cell>
          <table:table-cell table:style-name="ce16" table:formula="of:=IF(TRUNC([.E90]-(([.C91]-[.C90])*[.G91]*32.2)/1.46666666666;4)&gt;[$Initial.$C$9];IF([.F91]=1;([.E90]-(([.C91]-[.C90])*[.G91]*32.2));([.E90]+(([.C91]-[.C90])*[.G91]*32.2)));[.D9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71">
            <text:p>0.7271</text:p>
          </table:table-cell>
          <table:table-cell table:style-name="ce16" table:formula="of:=IF([.E91]&gt;0;IF([.F91]=1;(([.E90]*0.03333333333)-(16.1*[.G91]*0.03333333333*0.0333333333));(([.E90]*0.03333333333)+(16.1*[.G91]*0.03333333333*0.0333333333)));0)" office:value-type="float" office:value="1.25101740010619">
            <text:p>1.2510</text:p>
          </table:table-cell>
          <table:table-cell table:style-name="ce16" table:formula="of:=TRUNC([.J90]+[.I91];4)" office:value-type="float" office:value="112.0077">
            <text:p>112.00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1]+1" office:value-type="float" office:value="89">
            <text:p>89</text:p>
          </table:table-cell>
          <table:table-cell table:style-name="ce11"/>
          <table:table-cell table:style-name="ce16" table:formula="of:=[.A92]*0.0333333333" office:value-type="float" office:value="2.9666666637">
            <text:p>2.9667</text:p>
          </table:table-cell>
          <table:table-cell table:style-name="ce16" table:formula="of:=IF([.D91]=[$Initial.$C$9];[$Initial.$C$10];IF(([.E92]/1.46666666666)&lt;[$Initial.$C$9];[$Initial.$C$9];([.E92]/1.46666666666)))" office:value-type="float" office:value="0">
            <text:p>0.0000</text:p>
          </table:table-cell>
          <table:table-cell table:style-name="ce16" table:formula="of:=IF(TRUNC([.E91]-(([.C92]-[.C91])*[.G92]*32.2)/1.46666666666;4)&gt;[$Initial.$C$9];IF([.F92]=1;([.E91]-(([.C92]-[.C91])*[.G92]*32.2));([.E91]+(([.C92]-[.C91])*[.G92]*32.2)));[.D9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73">
            <text:p>0.7273</text:p>
          </table:table-cell>
          <table:table-cell table:style-name="ce16" table:formula="of:=IF([.E92]&gt;0;IF([.F92]=1;(([.E91]*0.03333333333)-(16.1*[.G92]*0.03333333333*0.0333333333));(([.E91]*0.03333333333)+(16.1*[.G92]*0.03333333333*0.0333333333)));0)" office:value-type="float" office:value="1.25101740010619">
            <text:p>1.2510</text:p>
          </table:table-cell>
          <table:table-cell table:style-name="ce16" table:formula="of:=TRUNC([.J91]+[.I92];4)" office:value-type="float" office:value="113.2587">
            <text:p>113.25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2]+1" office:value-type="float" office:value="90">
            <text:p>90</text:p>
          </table:table-cell>
          <table:table-cell table:style-name="ce11"/>
          <table:table-cell table:style-name="ce16" table:formula="of:=[.A93]*0.0333333333" office:value-type="float" office:value="2.999999997">
            <text:p>3.0000</text:p>
          </table:table-cell>
          <table:table-cell table:style-name="ce16" table:formula="of:=IF([.D92]=[$Initial.$C$9];[$Initial.$C$10];IF(([.E93]/1.46666666666)&lt;[$Initial.$C$9];[$Initial.$C$9];([.E93]/1.46666666666)))" office:value-type="float" office:value="26.67">
            <text:p>26.6700</text:p>
          </table:table-cell>
          <table:table-cell table:style-name="ce16" table:formula="of:=IF(TRUNC([.E92]-(([.C93]-[.C92])*[.G93]*32.2)/1.46666666666;4)&gt;[$Initial.$C$9];IF([.F93]=1;([.E92]-(([.C93]-[.C92])*[.G93]*32.2));([.E92]+(([.C93]-[.C92])*[.G93]*32.2)));[.D9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75">
            <text:p>0.7275</text:p>
          </table:table-cell>
          <table:table-cell table:style-name="ce16" table:formula="of:=IF([.E93]&gt;0;IF([.F93]=1;(([.E92]*0.03333333333)-(16.1*[.G93]*0.03333333333*0.0333333333));(([.E92]*0.03333333333)+(16.1*[.G93]*0.03333333333*0.0333333333)));0)" office:value-type="float" office:value="1.25101740010619">
            <text:p>1.2510</text:p>
          </table:table-cell>
          <table:table-cell table:style-name="ce16" table:formula="of:=TRUNC([.J92]+[.I93];4)" office:value-type="float" office:value="114.5097">
            <text:p>114.50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3]+1" office:value-type="float" office:value="91">
            <text:p>91</text:p>
          </table:table-cell>
          <table:table-cell table:style-name="ce11"/>
          <table:table-cell table:style-name="ce16" table:formula="of:=[.A94]*0.0333333333" office:value-type="float" office:value="3.0333333303">
            <text:p>3.0333</text:p>
          </table:table-cell>
          <table:table-cell table:style-name="ce16" table:formula="of:=IF([.D93]=[$Initial.$C$9];[$Initial.$C$10];IF(([.E94]/1.46666666666)&lt;[$Initial.$C$9];[$Initial.$C$9];([.E94]/1.46666666666)))" office:value-type="float" office:value="0">
            <text:p>0.0000</text:p>
          </table:table-cell>
          <table:table-cell table:style-name="ce16" table:formula="of:=IF(TRUNC([.E93]-(([.C94]-[.C93])*[.G94]*32.2)/1.46666666666;4)&gt;[$Initial.$C$9];IF([.F94]=1;([.E93]-(([.C94]-[.C93])*[.G94]*32.2));([.E93]+(([.C94]-[.C93])*[.G94]*32.2)));[.D9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78">
            <text:p>0.7278</text:p>
          </table:table-cell>
          <table:table-cell table:style-name="ce16" table:formula="of:=IF([.E94]&gt;0;IF([.F94]=1;(([.E93]*0.03333333333)-(16.1*[.G94]*0.03333333333*0.0333333333));(([.E93]*0.03333333333)+(16.1*[.G94]*0.03333333333*0.0333333333)));0)" office:value-type="float" office:value="1.25101740010619">
            <text:p>1.2510</text:p>
          </table:table-cell>
          <table:table-cell table:style-name="ce16" table:formula="of:=TRUNC([.J93]+[.I94];4)" office:value-type="float" office:value="115.7607">
            <text:p>115.76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4]+1" office:value-type="float" office:value="92">
            <text:p>92</text:p>
          </table:table-cell>
          <table:table-cell table:style-name="ce11"/>
          <table:table-cell table:style-name="ce16" table:formula="of:=[.A95]*0.0333333333" office:value-type="float" office:value="3.0666666636">
            <text:p>3.0667</text:p>
          </table:table-cell>
          <table:table-cell table:style-name="ce16" table:formula="of:=IF([.D94]=[$Initial.$C$9];[$Initial.$C$10];IF(([.E95]/1.46666666666)&lt;[$Initial.$C$9];[$Initial.$C$9];([.E95]/1.46666666666)))" office:value-type="float" office:value="26.67">
            <text:p>26.6700</text:p>
          </table:table-cell>
          <table:table-cell table:style-name="ce16" table:formula="of:=IF(TRUNC([.E94]-(([.C95]-[.C94])*[.G95]*32.2)/1.46666666666;4)&gt;[$Initial.$C$9];IF([.F95]=1;([.E94]-(([.C95]-[.C94])*[.G95]*32.2));([.E94]+(([.C95]-[.C94])*[.G95]*32.2)));[.D9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8">
            <text:p>0.7280</text:p>
          </table:table-cell>
          <table:table-cell table:style-name="ce16" table:formula="of:=IF([.E95]&gt;0;IF([.F95]=1;(([.E94]*0.03333333333)-(16.1*[.G95]*0.03333333333*0.0333333333));(([.E94]*0.03333333333)+(16.1*[.G95]*0.03333333333*0.0333333333)));0)" office:value-type="float" office:value="1.25101740010619">
            <text:p>1.2510</text:p>
          </table:table-cell>
          <table:table-cell table:style-name="ce16" table:formula="of:=TRUNC([.J94]+[.I95];4)" office:value-type="float" office:value="117.0117">
            <text:p>117.01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5]+1" office:value-type="float" office:value="93">
            <text:p>93</text:p>
          </table:table-cell>
          <table:table-cell table:style-name="ce11"/>
          <table:table-cell table:style-name="ce16" table:formula="of:=[.A96]*0.0333333333" office:value-type="float" office:value="3.0999999969">
            <text:p>3.1000</text:p>
          </table:table-cell>
          <table:table-cell table:style-name="ce16" table:formula="of:=IF([.D95]=[$Initial.$C$9];[$Initial.$C$10];IF(([.E96]/1.46666666666)&lt;[$Initial.$C$9];[$Initial.$C$9];([.E96]/1.46666666666)))" office:value-type="float" office:value="0">
            <text:p>0.0000</text:p>
          </table:table-cell>
          <table:table-cell table:style-name="ce16" table:formula="of:=IF(TRUNC([.E95]-(([.C96]-[.C95])*[.G96]*32.2)/1.46666666666;4)&gt;[$Initial.$C$9];IF([.F96]=1;([.E95]-(([.C96]-[.C95])*[.G96]*32.2));([.E95]+(([.C96]-[.C95])*[.G96]*32.2)));[.D9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83">
            <text:p>0.7283</text:p>
          </table:table-cell>
          <table:table-cell table:style-name="ce16" table:formula="of:=IF([.E96]&gt;0;IF([.F96]=1;(([.E95]*0.03333333333)-(16.1*[.G96]*0.03333333333*0.0333333333));(([.E95]*0.03333333333)+(16.1*[.G96]*0.03333333333*0.0333333333)));0)" office:value-type="float" office:value="1.25101740010619">
            <text:p>1.2510</text:p>
          </table:table-cell>
          <table:table-cell table:style-name="ce16" table:formula="of:=TRUNC([.J95]+[.I96];4)" office:value-type="float" office:value="118.2627">
            <text:p>118.26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6]+1" office:value-type="float" office:value="94">
            <text:p>94</text:p>
          </table:table-cell>
          <table:table-cell table:style-name="ce11"/>
          <table:table-cell table:style-name="ce16" table:formula="of:=[.A97]*0.0333333333" office:value-type="float" office:value="3.1333333302">
            <text:p>3.1333</text:p>
          </table:table-cell>
          <table:table-cell table:style-name="ce16" table:formula="of:=IF([.D96]=[$Initial.$C$9];[$Initial.$C$10];IF(([.E97]/1.46666666666)&lt;[$Initial.$C$9];[$Initial.$C$9];([.E97]/1.46666666666)))" office:value-type="float" office:value="26.67">
            <text:p>26.6700</text:p>
          </table:table-cell>
          <table:table-cell table:style-name="ce16" table:formula="of:=IF(TRUNC([.E96]-(([.C97]-[.C96])*[.G97]*32.2)/1.46666666666;4)&gt;[$Initial.$C$9];IF([.F97]=1;([.E96]-(([.C97]-[.C96])*[.G97]*32.2));([.E96]+(([.C97]-[.C96])*[.G97]*32.2)));[.D9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85">
            <text:p>0.7285</text:p>
          </table:table-cell>
          <table:table-cell table:style-name="ce16" table:formula="of:=IF([.E97]&gt;0;IF([.F97]=1;(([.E96]*0.03333333333)-(16.1*[.G97]*0.03333333333*0.0333333333));(([.E96]*0.03333333333)+(16.1*[.G97]*0.03333333333*0.0333333333)));0)" office:value-type="float" office:value="1.25101740010619">
            <text:p>1.2510</text:p>
          </table:table-cell>
          <table:table-cell table:style-name="ce16" table:formula="of:=TRUNC([.J96]+[.I97];4)" office:value-type="float" office:value="119.5137">
            <text:p>119.51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7]+1" office:value-type="float" office:value="95">
            <text:p>95</text:p>
          </table:table-cell>
          <table:table-cell table:style-name="ce11"/>
          <table:table-cell table:style-name="ce16" table:formula="of:=[.A98]*0.0333333333" office:value-type="float" office:value="3.1666666635">
            <text:p>3.1667</text:p>
          </table:table-cell>
          <table:table-cell table:style-name="ce16" table:formula="of:=IF([.D97]=[$Initial.$C$9];[$Initial.$C$10];IF(([.E98]/1.46666666666)&lt;[$Initial.$C$9];[$Initial.$C$9];([.E98]/1.46666666666)))" office:value-type="float" office:value="0">
            <text:p>0.0000</text:p>
          </table:table-cell>
          <table:table-cell table:style-name="ce16" table:formula="of:=IF(TRUNC([.E97]-(([.C98]-[.C97])*[.G98]*32.2)/1.46666666666;4)&gt;[$Initial.$C$9];IF([.F98]=1;([.E97]-(([.C98]-[.C97])*[.G98]*32.2));([.E97]+(([.C98]-[.C97])*[.G98]*32.2)));[.D9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88">
            <text:p>0.7288</text:p>
          </table:table-cell>
          <table:table-cell table:style-name="ce16" table:formula="of:=IF([.E98]&gt;0;IF([.F98]=1;(([.E97]*0.03333333333)-(16.1*[.G98]*0.03333333333*0.0333333333));(([.E97]*0.03333333333)+(16.1*[.G98]*0.03333333333*0.0333333333)));0)" office:value-type="float" office:value="1.25101740010619">
            <text:p>1.2510</text:p>
          </table:table-cell>
          <table:table-cell table:style-name="ce16" table:formula="of:=TRUNC([.J97]+[.I98];4)" office:value-type="float" office:value="120.7647">
            <text:p>120.76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8]+1" office:value-type="float" office:value="96">
            <text:p>96</text:p>
          </table:table-cell>
          <table:table-cell table:style-name="ce11"/>
          <table:table-cell table:style-name="ce16" table:formula="of:=[.A99]*0.0333333333" office:value-type="float" office:value="3.1999999968">
            <text:p>3.2000</text:p>
          </table:table-cell>
          <table:table-cell table:style-name="ce16" table:formula="of:=IF([.D98]=[$Initial.$C$9];[$Initial.$C$10];IF(([.E99]/1.46666666666)&lt;[$Initial.$C$9];[$Initial.$C$9];([.E99]/1.46666666666)))" office:value-type="float" office:value="26.67">
            <text:p>26.6700</text:p>
          </table:table-cell>
          <table:table-cell table:style-name="ce16" table:formula="of:=IF(TRUNC([.E98]-(([.C99]-[.C98])*[.G99]*32.2)/1.46666666666;4)&gt;[$Initial.$C$9];IF([.F99]=1;([.E98]-(([.C99]-[.C98])*[.G99]*32.2));([.E98]+(([.C99]-[.C98])*[.G99]*32.2)));[.D9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91">
            <text:p>0.7291</text:p>
          </table:table-cell>
          <table:table-cell table:style-name="ce16" table:formula="of:=IF([.E99]&gt;0;IF([.F99]=1;(([.E98]*0.03333333333)-(16.1*[.G99]*0.03333333333*0.0333333333));(([.E98]*0.03333333333)+(16.1*[.G99]*0.03333333333*0.0333333333)));0)" office:value-type="float" office:value="1.25101740010619">
            <text:p>1.2510</text:p>
          </table:table-cell>
          <table:table-cell table:style-name="ce16" table:formula="of:=TRUNC([.J98]+[.I99];4)" office:value-type="float" office:value="122.0157">
            <text:p>122.01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99]+1" office:value-type="float" office:value="97">
            <text:p>97</text:p>
          </table:table-cell>
          <table:table-cell table:style-name="ce11"/>
          <table:table-cell table:style-name="ce16" table:formula="of:=[.A100]*0.0333333333" office:value-type="float" office:value="3.2333333301">
            <text:p>3.2333</text:p>
          </table:table-cell>
          <table:table-cell table:style-name="ce16" table:formula="of:=IF([.D99]=[$Initial.$C$9];[$Initial.$C$10];IF(([.E100]/1.46666666666)&lt;[$Initial.$C$9];[$Initial.$C$9];([.E100]/1.46666666666)))" office:value-type="float" office:value="0">
            <text:p>0.0000</text:p>
          </table:table-cell>
          <table:table-cell table:style-name="ce16" table:formula="of:=IF(TRUNC([.E99]-(([.C100]-[.C99])*[.G100]*32.2)/1.46666666666;4)&gt;[$Initial.$C$9];IF([.F100]=1;([.E99]-(([.C100]-[.C99])*[.G100]*32.2));([.E99]+(([.C100]-[.C99])*[.G100]*32.2)));[.D10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94">
            <text:p>0.7294</text:p>
          </table:table-cell>
          <table:table-cell table:style-name="ce16" table:formula="of:=IF([.E100]&gt;0;IF([.F100]=1;(([.E99]*0.03333333333)-(16.1*[.G100]*0.03333333333*0.0333333333));(([.E99]*0.03333333333)+(16.1*[.G100]*0.03333333333*0.0333333333)));0)" office:value-type="float" office:value="1.25101740010619">
            <text:p>1.2510</text:p>
          </table:table-cell>
          <table:table-cell table:style-name="ce16" table:formula="of:=TRUNC([.J99]+[.I100];4)" office:value-type="float" office:value="123.2667">
            <text:p>123.26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0]+1" office:value-type="float" office:value="98">
            <text:p>98</text:p>
          </table:table-cell>
          <table:table-cell table:style-name="ce11"/>
          <table:table-cell table:style-name="ce16" table:formula="of:=[.A101]*0.0333333333" office:value-type="float" office:value="3.2666666634">
            <text:p>3.2667</text:p>
          </table:table-cell>
          <table:table-cell table:style-name="ce16" table:formula="of:=IF([.D100]=[$Initial.$C$9];[$Initial.$C$10];IF(([.E101]/1.46666666666)&lt;[$Initial.$C$9];[$Initial.$C$9];([.E101]/1.46666666666)))" office:value-type="float" office:value="26.67">
            <text:p>26.6700</text:p>
          </table:table-cell>
          <table:table-cell table:style-name="ce16" table:formula="of:=IF(TRUNC([.E100]-(([.C101]-[.C100])*[.G101]*32.2)/1.46666666666;4)&gt;[$Initial.$C$9];IF([.F101]=1;([.E100]-(([.C101]-[.C100])*[.G101]*32.2));([.E100]+(([.C101]-[.C100])*[.G101]*32.2)));[.D10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298">
            <text:p>0.7298</text:p>
          </table:table-cell>
          <table:table-cell table:style-name="ce16" table:formula="of:=IF([.E101]&gt;0;IF([.F101]=1;(([.E100]*0.03333333333)-(16.1*[.G101]*0.03333333333*0.0333333333));(([.E100]*0.03333333333)+(16.1*[.G101]*0.03333333333*0.0333333333)));0)" office:value-type="float" office:value="1.25101740010619">
            <text:p>1.2510</text:p>
          </table:table-cell>
          <table:table-cell table:style-name="ce16" table:formula="of:=TRUNC([.J100]+[.I101];4)" office:value-type="float" office:value="124.5177">
            <text:p>124.51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1]+1" office:value-type="float" office:value="99">
            <text:p>99</text:p>
          </table:table-cell>
          <table:table-cell table:style-name="ce11"/>
          <table:table-cell table:style-name="ce16" table:formula="of:=[.A102]*0.0333333333" office:value-type="float" office:value="3.2999999967">
            <text:p>3.3000</text:p>
          </table:table-cell>
          <table:table-cell table:style-name="ce16" table:formula="of:=IF([.D101]=[$Initial.$C$9];[$Initial.$C$10];IF(([.E102]/1.46666666666)&lt;[$Initial.$C$9];[$Initial.$C$9];([.E102]/1.46666666666)))" office:value-type="float" office:value="0">
            <text:p>0.0000</text:p>
          </table:table-cell>
          <table:table-cell table:style-name="ce16" table:formula="of:=IF(TRUNC([.E101]-(([.C102]-[.C101])*[.G102]*32.2)/1.46666666666;4)&gt;[$Initial.$C$9];IF([.F102]=1;([.E101]-(([.C102]-[.C101])*[.G102]*32.2));([.E101]+(([.C102]-[.C101])*[.G102]*32.2)));[.D10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02">
            <text:p>0.7302</text:p>
          </table:table-cell>
          <table:table-cell table:style-name="ce16" table:formula="of:=IF([.E102]&gt;0;IF([.F102]=1;(([.E101]*0.03333333333)-(16.1*[.G102]*0.03333333333*0.0333333333));(([.E101]*0.03333333333)+(16.1*[.G102]*0.03333333333*0.0333333333)));0)" office:value-type="float" office:value="1.25101740010619">
            <text:p>1.2510</text:p>
          </table:table-cell>
          <table:table-cell table:style-name="ce16" table:formula="of:=TRUNC([.J101]+[.I102];4)" office:value-type="float" office:value="125.7687">
            <text:p>125.76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2]+1" office:value-type="float" office:value="100">
            <text:p>100</text:p>
          </table:table-cell>
          <table:table-cell table:style-name="ce11"/>
          <table:table-cell table:style-name="ce16" table:formula="of:=[.A103]*0.0333333333" office:value-type="float" office:value="3.33333333">
            <text:p>3.3333</text:p>
          </table:table-cell>
          <table:table-cell table:style-name="ce16" table:formula="of:=IF([.D102]=[$Initial.$C$9];[$Initial.$C$10];IF(([.E103]/1.46666666666)&lt;[$Initial.$C$9];[$Initial.$C$9];([.E103]/1.46666666666)))" office:value-type="float" office:value="26.67">
            <text:p>26.6700</text:p>
          </table:table-cell>
          <table:table-cell table:style-name="ce16" table:formula="of:=IF(TRUNC([.E102]-(([.C103]-[.C102])*[.G103]*32.2)/1.46666666666;4)&gt;[$Initial.$C$9];IF([.F103]=1;([.E102]-(([.C103]-[.C102])*[.G103]*32.2));([.E102]+(([.C103]-[.C102])*[.G103]*32.2)));[.D10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06">
            <text:p>0.7306</text:p>
          </table:table-cell>
          <table:table-cell table:style-name="ce16" table:formula="of:=IF([.E103]&gt;0;IF([.F103]=1;(([.E102]*0.03333333333)-(16.1*[.G103]*0.03333333333*0.0333333333));(([.E102]*0.03333333333)+(16.1*[.G103]*0.03333333333*0.0333333333)));0)" office:value-type="float" office:value="1.25101740010619">
            <text:p>1.2510</text:p>
          </table:table-cell>
          <table:table-cell table:style-name="ce16" table:formula="of:=TRUNC([.J102]+[.I103];4)" office:value-type="float" office:value="127.0197">
            <text:p>127.01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3]+1" office:value-type="float" office:value="101">
            <text:p>101</text:p>
          </table:table-cell>
          <table:table-cell table:style-name="ce11"/>
          <table:table-cell table:style-name="ce16" table:formula="of:=[.A104]*0.0333333333" office:value-type="float" office:value="3.3666666633">
            <text:p>3.3667</text:p>
          </table:table-cell>
          <table:table-cell table:style-name="ce16" table:formula="of:=IF([.D103]=[$Initial.$C$9];[$Initial.$C$10];IF(([.E104]/1.46666666666)&lt;[$Initial.$C$9];[$Initial.$C$9];([.E104]/1.46666666666)))" office:value-type="float" office:value="0">
            <text:p>0.0000</text:p>
          </table:table-cell>
          <table:table-cell table:style-name="ce16" table:formula="of:=IF(TRUNC([.E103]-(([.C104]-[.C103])*[.G104]*32.2)/1.46666666666;4)&gt;[$Initial.$C$9];IF([.F104]=1;([.E103]-(([.C104]-[.C103])*[.G104]*32.2));([.E103]+(([.C104]-[.C103])*[.G104]*32.2)));[.D10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1">
            <text:p>0.7310</text:p>
          </table:table-cell>
          <table:table-cell table:style-name="ce16" table:formula="of:=IF([.E104]&gt;0;IF([.F104]=1;(([.E103]*0.03333333333)-(16.1*[.G104]*0.03333333333*0.0333333333));(([.E103]*0.03333333333)+(16.1*[.G104]*0.03333333333*0.0333333333)));0)" office:value-type="float" office:value="1.25101740010619">
            <text:p>1.2510</text:p>
          </table:table-cell>
          <table:table-cell table:style-name="ce16" table:formula="of:=TRUNC([.J103]+[.I104];4)" office:value-type="float" office:value="128.2707">
            <text:p>128.27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4]+1" office:value-type="float" office:value="102">
            <text:p>102</text:p>
          </table:table-cell>
          <table:table-cell table:style-name="ce11"/>
          <table:table-cell table:style-name="ce16" table:formula="of:=[.A105]*0.0333333333" office:value-type="float" office:value="3.3999999966">
            <text:p>3.4000</text:p>
          </table:table-cell>
          <table:table-cell table:style-name="ce16" table:formula="of:=IF([.D104]=[$Initial.$C$9];[$Initial.$C$10];IF(([.E105]/1.46666666666)&lt;[$Initial.$C$9];[$Initial.$C$9];([.E105]/1.46666666666)))" office:value-type="float" office:value="26.67">
            <text:p>26.6700</text:p>
          </table:table-cell>
          <table:table-cell table:style-name="ce16" table:formula="of:=IF(TRUNC([.E104]-(([.C105]-[.C104])*[.G105]*32.2)/1.46666666666;4)&gt;[$Initial.$C$9];IF([.F105]=1;([.E104]-(([.C105]-[.C104])*[.G105]*32.2));([.E104]+(([.C105]-[.C104])*[.G105]*32.2)));[.D10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14">
            <text:p>0.7314</text:p>
          </table:table-cell>
          <table:table-cell table:style-name="ce16" table:formula="of:=IF([.E105]&gt;0;IF([.F105]=1;(([.E104]*0.03333333333)-(16.1*[.G105]*0.03333333333*0.0333333333));(([.E104]*0.03333333333)+(16.1*[.G105]*0.03333333333*0.0333333333)));0)" office:value-type="float" office:value="1.25101740010619">
            <text:p>1.2510</text:p>
          </table:table-cell>
          <table:table-cell table:style-name="ce16" table:formula="of:=TRUNC([.J104]+[.I105];4)" office:value-type="float" office:value="129.5217">
            <text:p>129.52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5]+1" office:value-type="float" office:value="103">
            <text:p>103</text:p>
          </table:table-cell>
          <table:table-cell table:style-name="ce11"/>
          <table:table-cell table:style-name="ce16" table:formula="of:=[.A106]*0.0333333333" office:value-type="float" office:value="3.4333333299">
            <text:p>3.4333</text:p>
          </table:table-cell>
          <table:table-cell table:style-name="ce16" table:formula="of:=IF([.D105]=[$Initial.$C$9];[$Initial.$C$10];IF(([.E106]/1.46666666666)&lt;[$Initial.$C$9];[$Initial.$C$9];([.E106]/1.46666666666)))" office:value-type="float" office:value="0">
            <text:p>0.0000</text:p>
          </table:table-cell>
          <table:table-cell table:style-name="ce16" table:formula="of:=IF(TRUNC([.E105]-(([.C106]-[.C105])*[.G106]*32.2)/1.46666666666;4)&gt;[$Initial.$C$9];IF([.F106]=1;([.E105]-(([.C106]-[.C105])*[.G106]*32.2));([.E105]+(([.C106]-[.C105])*[.G106]*32.2)));[.D10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18">
            <text:p>0.7318</text:p>
          </table:table-cell>
          <table:table-cell table:style-name="ce16" table:formula="of:=IF([.E106]&gt;0;IF([.F106]=1;(([.E105]*0.03333333333)-(16.1*[.G106]*0.03333333333*0.0333333333));(([.E105]*0.03333333333)+(16.1*[.G106]*0.03333333333*0.0333333333)));0)" office:value-type="float" office:value="1.25101740010619">
            <text:p>1.2510</text:p>
          </table:table-cell>
          <table:table-cell table:style-name="ce16" table:formula="of:=TRUNC([.J105]+[.I106];4)" office:value-type="float" office:value="130.7727">
            <text:p>130.77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6]+1" office:value-type="float" office:value="104">
            <text:p>104</text:p>
          </table:table-cell>
          <table:table-cell table:style-name="ce11"/>
          <table:table-cell table:style-name="ce16" table:formula="of:=[.A107]*0.0333333333" office:value-type="float" office:value="3.4666666632">
            <text:p>3.4667</text:p>
          </table:table-cell>
          <table:table-cell table:style-name="ce16" table:formula="of:=IF([.D106]=[$Initial.$C$9];[$Initial.$C$10];IF(([.E107]/1.46666666666)&lt;[$Initial.$C$9];[$Initial.$C$9];([.E107]/1.46666666666)))" office:value-type="float" office:value="26.67">
            <text:p>26.6700</text:p>
          </table:table-cell>
          <table:table-cell table:style-name="ce16" table:formula="of:=IF(TRUNC([.E106]-(([.C107]-[.C106])*[.G107]*32.2)/1.46666666666;4)&gt;[$Initial.$C$9];IF([.F107]=1;([.E106]-(([.C107]-[.C106])*[.G107]*32.2));([.E106]+(([.C107]-[.C106])*[.G107]*32.2)));[.D10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23">
            <text:p>0.7323</text:p>
          </table:table-cell>
          <table:table-cell table:style-name="ce16" table:formula="of:=IF([.E107]&gt;0;IF([.F107]=1;(([.E106]*0.03333333333)-(16.1*[.G107]*0.03333333333*0.0333333333));(([.E106]*0.03333333333)+(16.1*[.G107]*0.03333333333*0.0333333333)));0)" office:value-type="float" office:value="1.25101740010619">
            <text:p>1.2510</text:p>
          </table:table-cell>
          <table:table-cell table:style-name="ce16" table:formula="of:=TRUNC([.J106]+[.I107];4)" office:value-type="float" office:value="132.0237">
            <text:p>132.02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7]+1" office:value-type="float" office:value="105">
            <text:p>105</text:p>
          </table:table-cell>
          <table:table-cell table:style-name="ce11"/>
          <table:table-cell table:style-name="ce16" table:formula="of:=[.A108]*0.0333333333" office:value-type="float" office:value="3.4999999965">
            <text:p>3.5000</text:p>
          </table:table-cell>
          <table:table-cell table:style-name="ce16" table:formula="of:=IF([.D107]=[$Initial.$C$9];[$Initial.$C$10];IF(([.E108]/1.46666666666)&lt;[$Initial.$C$9];[$Initial.$C$9];([.E108]/1.46666666666)))" office:value-type="float" office:value="0">
            <text:p>0.0000</text:p>
          </table:table-cell>
          <table:table-cell table:style-name="ce16" table:formula="of:=IF(TRUNC([.E107]-(([.C108]-[.C107])*[.G108]*32.2)/1.46666666666;4)&gt;[$Initial.$C$9];IF([.F108]=1;([.E107]-(([.C108]-[.C107])*[.G108]*32.2));([.E107]+(([.C108]-[.C107])*[.G108]*32.2)));[.D10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27">
            <text:p>0.7327</text:p>
          </table:table-cell>
          <table:table-cell table:style-name="ce16" table:formula="of:=IF([.E108]&gt;0;IF([.F108]=1;(([.E107]*0.03333333333)-(16.1*[.G108]*0.03333333333*0.0333333333));(([.E107]*0.03333333333)+(16.1*[.G108]*0.03333333333*0.0333333333)));0)" office:value-type="float" office:value="1.25101740010619">
            <text:p>1.2510</text:p>
          </table:table-cell>
          <table:table-cell table:style-name="ce16" table:formula="of:=TRUNC([.J107]+[.I108];4)" office:value-type="float" office:value="133.2747">
            <text:p>133.27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8]+1" office:value-type="float" office:value="106">
            <text:p>106</text:p>
          </table:table-cell>
          <table:table-cell table:style-name="ce11"/>
          <table:table-cell table:style-name="ce16" table:formula="of:=[.A109]*0.0333333333" office:value-type="float" office:value="3.5333333298">
            <text:p>3.5333</text:p>
          </table:table-cell>
          <table:table-cell table:style-name="ce16" table:formula="of:=IF([.D108]=[$Initial.$C$9];[$Initial.$C$10];IF(([.E109]/1.46666666666)&lt;[$Initial.$C$9];[$Initial.$C$9];([.E109]/1.46666666666)))" office:value-type="float" office:value="26.67">
            <text:p>26.6700</text:p>
          </table:table-cell>
          <table:table-cell table:style-name="ce16" table:formula="of:=IF(TRUNC([.E108]-(([.C109]-[.C108])*[.G109]*32.2)/1.46666666666;4)&gt;[$Initial.$C$9];IF([.F109]=1;([.E108]-(([.C109]-[.C108])*[.G109]*32.2));([.E108]+(([.C109]-[.C108])*[.G109]*32.2)));[.D10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32">
            <text:p>0.7332</text:p>
          </table:table-cell>
          <table:table-cell table:style-name="ce16" table:formula="of:=IF([.E109]&gt;0;IF([.F109]=1;(([.E108]*0.03333333333)-(16.1*[.G109]*0.03333333333*0.0333333333));(([.E108]*0.03333333333)+(16.1*[.G109]*0.03333333333*0.0333333333)));0)" office:value-type="float" office:value="1.25101740010619">
            <text:p>1.2510</text:p>
          </table:table-cell>
          <table:table-cell table:style-name="ce16" table:formula="of:=TRUNC([.J108]+[.I109];4)" office:value-type="float" office:value="134.5257">
            <text:p>134.52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09]+1" office:value-type="float" office:value="107">
            <text:p>107</text:p>
          </table:table-cell>
          <table:table-cell table:style-name="ce11"/>
          <table:table-cell table:style-name="ce16" table:formula="of:=[.A110]*0.0333333333" office:value-type="float" office:value="3.5666666631">
            <text:p>3.5667</text:p>
          </table:table-cell>
          <table:table-cell table:style-name="ce16" table:formula="of:=IF([.D109]=[$Initial.$C$9];[$Initial.$C$10];IF(([.E110]/1.46666666666)&lt;[$Initial.$C$9];[$Initial.$C$9];([.E110]/1.46666666666)))" office:value-type="float" office:value="0">
            <text:p>0.0000</text:p>
          </table:table-cell>
          <table:table-cell table:style-name="ce16" table:formula="of:=IF(TRUNC([.E109]-(([.C110]-[.C109])*[.G110]*32.2)/1.46666666666;4)&gt;[$Initial.$C$9];IF([.F110]=1;([.E109]-(([.C110]-[.C109])*[.G110]*32.2));([.E109]+(([.C110]-[.C109])*[.G110]*32.2)));[.D11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37">
            <text:p>0.7337</text:p>
          </table:table-cell>
          <table:table-cell table:style-name="ce16" table:formula="of:=IF([.E110]&gt;0;IF([.F110]=1;(([.E109]*0.03333333333)-(16.1*[.G110]*0.03333333333*0.0333333333));(([.E109]*0.03333333333)+(16.1*[.G110]*0.03333333333*0.0333333333)));0)" office:value-type="float" office:value="1.25101740010619">
            <text:p>1.2510</text:p>
          </table:table-cell>
          <table:table-cell table:style-name="ce16" table:formula="of:=TRUNC([.J109]+[.I110];4)" office:value-type="float" office:value="135.7767">
            <text:p>135.77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0]+1" office:value-type="float" office:value="108">
            <text:p>108</text:p>
          </table:table-cell>
          <table:table-cell table:style-name="ce11"/>
          <table:table-cell table:style-name="ce16" table:formula="of:=[.A111]*0.0333333333" office:value-type="float" office:value="3.5999999964">
            <text:p>3.6000</text:p>
          </table:table-cell>
          <table:table-cell table:style-name="ce16" table:formula="of:=IF([.D110]=[$Initial.$C$9];[$Initial.$C$10];IF(([.E111]/1.46666666666)&lt;[$Initial.$C$9];[$Initial.$C$9];([.E111]/1.46666666666)))" office:value-type="float" office:value="26.67">
            <text:p>26.6700</text:p>
          </table:table-cell>
          <table:table-cell table:style-name="ce16" table:formula="of:=IF(TRUNC([.E110]-(([.C111]-[.C110])*[.G111]*32.2)/1.46666666666;4)&gt;[$Initial.$C$9];IF([.F111]=1;([.E110]-(([.C111]-[.C110])*[.G111]*32.2));([.E110]+(([.C111]-[.C110])*[.G111]*32.2)));[.D11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42">
            <text:p>0.7342</text:p>
          </table:table-cell>
          <table:table-cell table:style-name="ce16" table:formula="of:=IF([.E111]&gt;0;IF([.F111]=1;(([.E110]*0.03333333333)-(16.1*[.G111]*0.03333333333*0.0333333333));(([.E110]*0.03333333333)+(16.1*[.G111]*0.03333333333*0.0333333333)));0)" office:value-type="float" office:value="1.25101740010619">
            <text:p>1.2510</text:p>
          </table:table-cell>
          <table:table-cell table:style-name="ce16" table:formula="of:=TRUNC([.J110]+[.I111];4)" office:value-type="float" office:value="137.0277">
            <text:p>137.02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1]+1" office:value-type="float" office:value="109">
            <text:p>109</text:p>
          </table:table-cell>
          <table:table-cell table:style-name="ce11"/>
          <table:table-cell table:style-name="ce16" table:formula="of:=[.A112]*0.0333333333" office:value-type="float" office:value="3.6333333297">
            <text:p>3.6333</text:p>
          </table:table-cell>
          <table:table-cell table:style-name="ce16" table:formula="of:=IF([.D111]=[$Initial.$C$9];[$Initial.$C$10];IF(([.E112]/1.46666666666)&lt;[$Initial.$C$9];[$Initial.$C$9];([.E112]/1.46666666666)))" office:value-type="float" office:value="0">
            <text:p>0.0000</text:p>
          </table:table-cell>
          <table:table-cell table:style-name="ce16" table:formula="of:=IF(TRUNC([.E111]-(([.C112]-[.C111])*[.G112]*32.2)/1.46666666666;4)&gt;[$Initial.$C$9];IF([.F112]=1;([.E111]-(([.C112]-[.C111])*[.G112]*32.2));([.E111]+(([.C112]-[.C111])*[.G112]*32.2)));[.D11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48">
            <text:p>0.7348</text:p>
          </table:table-cell>
          <table:table-cell table:style-name="ce16" table:formula="of:=IF([.E112]&gt;0;IF([.F112]=1;(([.E111]*0.03333333333)-(16.1*[.G112]*0.03333333333*0.0333333333));(([.E111]*0.03333333333)+(16.1*[.G112]*0.03333333333*0.0333333333)));0)" office:value-type="float" office:value="1.25101740010619">
            <text:p>1.2510</text:p>
          </table:table-cell>
          <table:table-cell table:style-name="ce16" table:formula="of:=TRUNC([.J111]+[.I112];4)" office:value-type="float" office:value="138.2787">
            <text:p>138.27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2]+1" office:value-type="float" office:value="110">
            <text:p>110</text:p>
          </table:table-cell>
          <table:table-cell table:style-name="ce11"/>
          <table:table-cell table:style-name="ce16" table:formula="of:=[.A113]*0.0333333333" office:value-type="float" office:value="3.666666663">
            <text:p>3.6667</text:p>
          </table:table-cell>
          <table:table-cell table:style-name="ce16" table:formula="of:=IF([.D112]=[$Initial.$C$9];[$Initial.$C$10];IF(([.E113]/1.46666666666)&lt;[$Initial.$C$9];[$Initial.$C$9];([.E113]/1.46666666666)))" office:value-type="float" office:value="26.67">
            <text:p>26.6700</text:p>
          </table:table-cell>
          <table:table-cell table:style-name="ce16" table:formula="of:=IF(TRUNC([.E112]-(([.C113]-[.C112])*[.G113]*32.2)/1.46666666666;4)&gt;[$Initial.$C$9];IF([.F113]=1;([.E112]-(([.C113]-[.C112])*[.G113]*32.2));([.E112]+(([.C113]-[.C112])*[.G113]*32.2)));[.D11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53">
            <text:p>0.7353</text:p>
          </table:table-cell>
          <table:table-cell table:style-name="ce16" table:formula="of:=IF([.E113]&gt;0;IF([.F113]=1;(([.E112]*0.03333333333)-(16.1*[.G113]*0.03333333333*0.0333333333));(([.E112]*0.03333333333)+(16.1*[.G113]*0.03333333333*0.0333333333)));0)" office:value-type="float" office:value="1.25101740010619">
            <text:p>1.2510</text:p>
          </table:table-cell>
          <table:table-cell table:style-name="ce16" table:formula="of:=TRUNC([.J112]+[.I113];4)" office:value-type="float" office:value="139.5297">
            <text:p>139.52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3]+1" office:value-type="float" office:value="111">
            <text:p>111</text:p>
          </table:table-cell>
          <table:table-cell table:style-name="ce11"/>
          <table:table-cell table:style-name="ce16" table:formula="of:=[.A114]*0.0333333333" office:value-type="float" office:value="3.6999999963">
            <text:p>3.7000</text:p>
          </table:table-cell>
          <table:table-cell table:style-name="ce16" table:formula="of:=IF([.D113]=[$Initial.$C$9];[$Initial.$C$10];IF(([.E114]/1.46666666666)&lt;[$Initial.$C$9];[$Initial.$C$9];([.E114]/1.46666666666)))" office:value-type="float" office:value="0">
            <text:p>0.0000</text:p>
          </table:table-cell>
          <table:table-cell table:style-name="ce16" table:formula="of:=IF(TRUNC([.E113]-(([.C114]-[.C113])*[.G114]*32.2)/1.46666666666;4)&gt;[$Initial.$C$9];IF([.F114]=1;([.E113]-(([.C114]-[.C113])*[.G114]*32.2));([.E113]+(([.C114]-[.C113])*[.G114]*32.2)));[.D11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59">
            <text:p>0.7359</text:p>
          </table:table-cell>
          <table:table-cell table:style-name="ce16" table:formula="of:=IF([.E114]&gt;0;IF([.F114]=1;(([.E113]*0.03333333333)-(16.1*[.G114]*0.03333333333*0.0333333333));(([.E113]*0.03333333333)+(16.1*[.G114]*0.03333333333*0.0333333333)));0)" office:value-type="float" office:value="1.25101740010619">
            <text:p>1.2510</text:p>
          </table:table-cell>
          <table:table-cell table:style-name="ce16" table:formula="of:=TRUNC([.J113]+[.I114];4)" office:value-type="float" office:value="140.7807">
            <text:p>140.78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4]+1" office:value-type="float" office:value="112">
            <text:p>112</text:p>
          </table:table-cell>
          <table:table-cell table:style-name="ce11"/>
          <table:table-cell table:style-name="ce16" table:formula="of:=[.A115]*0.0333333333" office:value-type="float" office:value="3.7333333296">
            <text:p>3.7333</text:p>
          </table:table-cell>
          <table:table-cell table:style-name="ce16" table:formula="of:=IF([.D114]=[$Initial.$C$9];[$Initial.$C$10];IF(([.E115]/1.46666666666)&lt;[$Initial.$C$9];[$Initial.$C$9];([.E115]/1.46666666666)))" office:value-type="float" office:value="26.67">
            <text:p>26.6700</text:p>
          </table:table-cell>
          <table:table-cell table:style-name="ce16" table:formula="of:=IF(TRUNC([.E114]-(([.C115]-[.C114])*[.G115]*32.2)/1.46666666666;4)&gt;[$Initial.$C$9];IF([.F115]=1;([.E114]-(([.C115]-[.C114])*[.G115]*32.2));([.E114]+(([.C115]-[.C114])*[.G115]*32.2)));[.D11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65">
            <text:p>0.7365</text:p>
          </table:table-cell>
          <table:table-cell table:style-name="ce16" table:formula="of:=IF([.E115]&gt;0;IF([.F115]=1;(([.E114]*0.03333333333)-(16.1*[.G115]*0.03333333333*0.0333333333));(([.E114]*0.03333333333)+(16.1*[.G115]*0.03333333333*0.0333333333)));0)" office:value-type="float" office:value="1.25101740010619">
            <text:p>1.2510</text:p>
          </table:table-cell>
          <table:table-cell table:style-name="ce16" table:formula="of:=TRUNC([.J114]+[.I115];4)" office:value-type="float" office:value="142.0317">
            <text:p>142.03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5]+1" office:value-type="float" office:value="113">
            <text:p>113</text:p>
          </table:table-cell>
          <table:table-cell table:style-name="ce11"/>
          <table:table-cell table:style-name="ce16" table:formula="of:=[.A116]*0.0333333333" office:value-type="float" office:value="3.7666666629">
            <text:p>3.7667</text:p>
          </table:table-cell>
          <table:table-cell table:style-name="ce16" table:formula="of:=IF([.D115]=[$Initial.$C$9];[$Initial.$C$10];IF(([.E116]/1.46666666666)&lt;[$Initial.$C$9];[$Initial.$C$9];([.E116]/1.46666666666)))" office:value-type="float" office:value="0">
            <text:p>0.0000</text:p>
          </table:table-cell>
          <table:table-cell table:style-name="ce16" table:formula="of:=IF(TRUNC([.E115]-(([.C116]-[.C115])*[.G116]*32.2)/1.46666666666;4)&gt;[$Initial.$C$9];IF([.F116]=1;([.E115]-(([.C116]-[.C115])*[.G116]*32.2));([.E115]+(([.C116]-[.C115])*[.G116]*32.2)));[.D11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7">
            <text:p>0.7370</text:p>
          </table:table-cell>
          <table:table-cell table:style-name="ce16" table:formula="of:=IF([.E116]&gt;0;IF([.F116]=1;(([.E115]*0.03333333333)-(16.1*[.G116]*0.03333333333*0.0333333333));(([.E115]*0.03333333333)+(16.1*[.G116]*0.03333333333*0.0333333333)));0)" office:value-type="float" office:value="1.25101740010619">
            <text:p>1.2510</text:p>
          </table:table-cell>
          <table:table-cell table:style-name="ce16" table:formula="of:=TRUNC([.J115]+[.I116];4)" office:value-type="float" office:value="143.2827">
            <text:p>143.28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6]+1" office:value-type="float" office:value="114">
            <text:p>114</text:p>
          </table:table-cell>
          <table:table-cell table:style-name="ce11"/>
          <table:table-cell table:style-name="ce16" table:formula="of:=[.A117]*0.0333333333" office:value-type="float" office:value="3.7999999962">
            <text:p>3.8000</text:p>
          </table:table-cell>
          <table:table-cell table:style-name="ce16" table:formula="of:=IF([.D116]=[$Initial.$C$9];[$Initial.$C$10];IF(([.E117]/1.46666666666)&lt;[$Initial.$C$9];[$Initial.$C$9];([.E117]/1.46666666666)))" office:value-type="float" office:value="26.67">
            <text:p>26.6700</text:p>
          </table:table-cell>
          <table:table-cell table:style-name="ce16" table:formula="of:=IF(TRUNC([.E116]-(([.C117]-[.C116])*[.G117]*32.2)/1.46666666666;4)&gt;[$Initial.$C$9];IF([.F117]=1;([.E116]-(([.C117]-[.C116])*[.G117]*32.2));([.E116]+(([.C117]-[.C116])*[.G117]*32.2)));[.D11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77">
            <text:p>0.7377</text:p>
          </table:table-cell>
          <table:table-cell table:style-name="ce16" table:formula="of:=IF([.E117]&gt;0;IF([.F117]=1;(([.E116]*0.03333333333)-(16.1*[.G117]*0.03333333333*0.0333333333));(([.E116]*0.03333333333)+(16.1*[.G117]*0.03333333333*0.0333333333)));0)" office:value-type="float" office:value="1.25101740010619">
            <text:p>1.2510</text:p>
          </table:table-cell>
          <table:table-cell table:style-name="ce16" table:formula="of:=TRUNC([.J116]+[.I117];4)" office:value-type="float" office:value="144.5337">
            <text:p>144.53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7]+1" office:value-type="float" office:value="115">
            <text:p>115</text:p>
          </table:table-cell>
          <table:table-cell table:style-name="ce11"/>
          <table:table-cell table:style-name="ce16" table:formula="of:=[.A118]*0.0333333333" office:value-type="float" office:value="3.8333333295">
            <text:p>3.8333</text:p>
          </table:table-cell>
          <table:table-cell table:style-name="ce16" table:formula="of:=IF([.D117]=[$Initial.$C$9];[$Initial.$C$10];IF(([.E118]/1.46666666666)&lt;[$Initial.$C$9];[$Initial.$C$9];([.E118]/1.46666666666)))" office:value-type="float" office:value="0">
            <text:p>0.0000</text:p>
          </table:table-cell>
          <table:table-cell table:style-name="ce16" table:formula="of:=IF(TRUNC([.E117]-(([.C118]-[.C117])*[.G118]*32.2)/1.46666666666;4)&gt;[$Initial.$C$9];IF([.F118]=1;([.E117]-(([.C118]-[.C117])*[.G118]*32.2));([.E117]+(([.C118]-[.C117])*[.G118]*32.2)));[.D11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83">
            <text:p>0.7383</text:p>
          </table:table-cell>
          <table:table-cell table:style-name="ce16" table:formula="of:=IF([.E118]&gt;0;IF([.F118]=1;(([.E117]*0.03333333333)-(16.1*[.G118]*0.03333333333*0.0333333333));(([.E117]*0.03333333333)+(16.1*[.G118]*0.03333333333*0.0333333333)));0)" office:value-type="float" office:value="1.25101740010619">
            <text:p>1.2510</text:p>
          </table:table-cell>
          <table:table-cell table:style-name="ce16" table:formula="of:=TRUNC([.J117]+[.I118];4)" office:value-type="float" office:value="145.7847">
            <text:p>145.78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8]+1" office:value-type="float" office:value="116">
            <text:p>116</text:p>
          </table:table-cell>
          <table:table-cell table:style-name="ce11"/>
          <table:table-cell table:style-name="ce16" table:formula="of:=[.A119]*0.0333333333" office:value-type="float" office:value="3.8666666628">
            <text:p>3.8667</text:p>
          </table:table-cell>
          <table:table-cell table:style-name="ce16" table:formula="of:=IF([.D118]=[$Initial.$C$9];[$Initial.$C$10];IF(([.E119]/1.46666666666)&lt;[$Initial.$C$9];[$Initial.$C$9];([.E119]/1.46666666666)))" office:value-type="float" office:value="26.67">
            <text:p>26.6700</text:p>
          </table:table-cell>
          <table:table-cell table:style-name="ce16" table:formula="of:=IF(TRUNC([.E118]-(([.C119]-[.C118])*[.G119]*32.2)/1.46666666666;4)&gt;[$Initial.$C$9];IF([.F119]=1;([.E118]-(([.C119]-[.C118])*[.G119]*32.2));([.E118]+(([.C119]-[.C118])*[.G119]*32.2)));[.D11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89">
            <text:p>0.7389</text:p>
          </table:table-cell>
          <table:table-cell table:style-name="ce16" table:formula="of:=IF([.E119]&gt;0;IF([.F119]=1;(([.E118]*0.03333333333)-(16.1*[.G119]*0.03333333333*0.0333333333));(([.E118]*0.03333333333)+(16.1*[.G119]*0.03333333333*0.0333333333)));0)" office:value-type="float" office:value="1.25101740010619">
            <text:p>1.2510</text:p>
          </table:table-cell>
          <table:table-cell table:style-name="ce16" table:formula="of:=TRUNC([.J118]+[.I119];4)" office:value-type="float" office:value="147.0357">
            <text:p>147.03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19]+1" office:value-type="float" office:value="117">
            <text:p>117</text:p>
          </table:table-cell>
          <table:table-cell table:style-name="ce11"/>
          <table:table-cell table:style-name="ce16" table:formula="of:=[.A120]*0.0333333333" office:value-type="float" office:value="3.8999999961">
            <text:p>3.9000</text:p>
          </table:table-cell>
          <table:table-cell table:style-name="ce16" table:formula="of:=IF([.D119]=[$Initial.$C$9];[$Initial.$C$10];IF(([.E120]/1.46666666666)&lt;[$Initial.$C$9];[$Initial.$C$9];([.E120]/1.46666666666)))" office:value-type="float" office:value="0">
            <text:p>0.0000</text:p>
          </table:table-cell>
          <table:table-cell table:style-name="ce16" table:formula="of:=IF(TRUNC([.E119]-(([.C120]-[.C119])*[.G120]*32.2)/1.46666666666;4)&gt;[$Initial.$C$9];IF([.F120]=1;([.E119]-(([.C120]-[.C119])*[.G120]*32.2));([.E119]+(([.C120]-[.C119])*[.G120]*32.2)));[.D12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396">
            <text:p>0.7396</text:p>
          </table:table-cell>
          <table:table-cell table:style-name="ce16" table:formula="of:=IF([.E120]&gt;0;IF([.F120]=1;(([.E119]*0.03333333333)-(16.1*[.G120]*0.03333333333*0.0333333333));(([.E119]*0.03333333333)+(16.1*[.G120]*0.03333333333*0.0333333333)));0)" office:value-type="float" office:value="1.25101740010619">
            <text:p>1.2510</text:p>
          </table:table-cell>
          <table:table-cell table:style-name="ce16" table:formula="of:=TRUNC([.J119]+[.I120];4)" office:value-type="float" office:value="148.2867">
            <text:p>148.28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0]+1" office:value-type="float" office:value="118">
            <text:p>118</text:p>
          </table:table-cell>
          <table:table-cell table:style-name="ce11"/>
          <table:table-cell table:style-name="ce16" table:formula="of:=[.A121]*0.0333333333" office:value-type="float" office:value="3.9333333294">
            <text:p>3.9333</text:p>
          </table:table-cell>
          <table:table-cell table:style-name="ce16" table:formula="of:=IF([.D120]=[$Initial.$C$9];[$Initial.$C$10];IF(([.E121]/1.46666666666)&lt;[$Initial.$C$9];[$Initial.$C$9];([.E121]/1.46666666666)))" office:value-type="float" office:value="26.67">
            <text:p>26.6700</text:p>
          </table:table-cell>
          <table:table-cell table:style-name="ce16" table:formula="of:=IF(TRUNC([.E120]-(([.C121]-[.C120])*[.G121]*32.2)/1.46666666666;4)&gt;[$Initial.$C$9];IF([.F121]=1;([.E120]-(([.C121]-[.C120])*[.G121]*32.2));([.E120]+(([.C121]-[.C120])*[.G121]*32.2)));[.D12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04">
            <text:p>0.7404</text:p>
          </table:table-cell>
          <table:table-cell table:style-name="ce16" table:formula="of:=IF([.E121]&gt;0;IF([.F121]=1;(([.E120]*0.03333333333)-(16.1*[.G121]*0.03333333333*0.0333333333));(([.E120]*0.03333333333)+(16.1*[.G121]*0.03333333333*0.0333333333)));0)" office:value-type="float" office:value="1.25101740010619">
            <text:p>1.2510</text:p>
          </table:table-cell>
          <table:table-cell table:style-name="ce16" table:formula="of:=TRUNC([.J120]+[.I121];4)" office:value-type="float" office:value="149.5377">
            <text:p>149.53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1]+1" office:value-type="float" office:value="119">
            <text:p>119</text:p>
          </table:table-cell>
          <table:table-cell table:style-name="ce11"/>
          <table:table-cell table:style-name="ce16" table:formula="of:=[.A122]*0.0333333333" office:value-type="float" office:value="3.9666666627">
            <text:p>3.9667</text:p>
          </table:table-cell>
          <table:table-cell table:style-name="ce16" table:formula="of:=IF([.D121]=[$Initial.$C$9];[$Initial.$C$10];IF(([.E122]/1.46666666666)&lt;[$Initial.$C$9];[$Initial.$C$9];([.E122]/1.46666666666)))" office:value-type="float" office:value="0">
            <text:p>0.0000</text:p>
          </table:table-cell>
          <table:table-cell table:style-name="ce16" table:formula="of:=IF(TRUNC([.E121]-(([.C122]-[.C121])*[.G122]*32.2)/1.46666666666;4)&gt;[$Initial.$C$9];IF([.F122]=1;([.E121]-(([.C122]-[.C121])*[.G122]*32.2));([.E121]+(([.C122]-[.C121])*[.G122]*32.2)));[.D12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1">
            <text:p>0.7410</text:p>
          </table:table-cell>
          <table:table-cell table:style-name="ce16" table:formula="of:=IF([.E122]&gt;0;IF([.F122]=1;(([.E121]*0.03333333333)-(16.1*[.G122]*0.03333333333*0.0333333333));(([.E121]*0.03333333333)+(16.1*[.G122]*0.03333333333*0.0333333333)));0)" office:value-type="float" office:value="1.25101740010619">
            <text:p>1.2510</text:p>
          </table:table-cell>
          <table:table-cell table:style-name="ce16" table:formula="of:=TRUNC([.J121]+[.I122];4)" office:value-type="float" office:value="150.7887">
            <text:p>150.78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2]+1" office:value-type="float" office:value="120">
            <text:p>120</text:p>
          </table:table-cell>
          <table:table-cell table:style-name="ce11"/>
          <table:table-cell table:style-name="ce16" table:formula="of:=[.A123]*0.0333333333" office:value-type="float" office:value="3.999999996">
            <text:p>4.0000</text:p>
          </table:table-cell>
          <table:table-cell table:style-name="ce16" table:formula="of:=IF([.D122]=[$Initial.$C$9];[$Initial.$C$10];IF(([.E123]/1.46666666666)&lt;[$Initial.$C$9];[$Initial.$C$9];([.E123]/1.46666666666)))" office:value-type="float" office:value="26.67">
            <text:p>26.6700</text:p>
          </table:table-cell>
          <table:table-cell table:style-name="ce16" table:formula="of:=IF(TRUNC([.E122]-(([.C123]-[.C122])*[.G123]*32.2)/1.46666666666;4)&gt;[$Initial.$C$9];IF([.F123]=1;([.E122]-(([.C123]-[.C122])*[.G123]*32.2));([.E122]+(([.C123]-[.C122])*[.G123]*32.2)));[.D12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18">
            <text:p>0.7418</text:p>
          </table:table-cell>
          <table:table-cell table:style-name="ce16" table:formula="of:=IF([.E123]&gt;0;IF([.F123]=1;(([.E122]*0.03333333333)-(16.1*[.G123]*0.03333333333*0.0333333333));(([.E122]*0.03333333333)+(16.1*[.G123]*0.03333333333*0.0333333333)));0)" office:value-type="float" office:value="1.25101740010619">
            <text:p>1.2510</text:p>
          </table:table-cell>
          <table:table-cell table:style-name="ce16" table:formula="of:=TRUNC([.J122]+[.I123];4)" office:value-type="float" office:value="152.0397">
            <text:p>152.03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3]+1" office:value-type="float" office:value="121">
            <text:p>121</text:p>
          </table:table-cell>
          <table:table-cell table:style-name="ce11"/>
          <table:table-cell table:style-name="ce16" table:formula="of:=[.A124]*0.0333333333" office:value-type="float" office:value="4.0333333293">
            <text:p>4.0333</text:p>
          </table:table-cell>
          <table:table-cell table:style-name="ce16" table:formula="of:=IF([.D123]=[$Initial.$C$9];[$Initial.$C$10];IF(([.E124]/1.46666666666)&lt;[$Initial.$C$9];[$Initial.$C$9];([.E124]/1.46666666666)))" office:value-type="float" office:value="0">
            <text:p>0.0000</text:p>
          </table:table-cell>
          <table:table-cell table:style-name="ce16" table:formula="of:=IF(TRUNC([.E123]-(([.C124]-[.C123])*[.G124]*32.2)/1.46666666666;4)&gt;[$Initial.$C$9];IF([.F124]=1;([.E123]-(([.C124]-[.C123])*[.G124]*32.2));([.E123]+(([.C124]-[.C123])*[.G124]*32.2)));[.D12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27">
            <text:p>0.7427</text:p>
          </table:table-cell>
          <table:table-cell table:style-name="ce16" table:formula="of:=IF([.E124]&gt;0;IF([.F124]=1;(([.E123]*0.03333333333)-(16.1*[.G124]*0.03333333333*0.0333333333));(([.E123]*0.03333333333)+(16.1*[.G124]*0.03333333333*0.0333333333)));0)" office:value-type="float" office:value="1.25101740010619">
            <text:p>1.2510</text:p>
          </table:table-cell>
          <table:table-cell table:style-name="ce16" table:formula="of:=TRUNC([.J123]+[.I124];4)" office:value-type="float" office:value="153.2907">
            <text:p>153.29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4]+1" office:value-type="float" office:value="122">
            <text:p>122</text:p>
          </table:table-cell>
          <table:table-cell table:style-name="ce11"/>
          <table:table-cell table:style-name="ce16" table:formula="of:=[.A125]*0.0333333333" office:value-type="float" office:value="4.0666666626">
            <text:p>4.0667</text:p>
          </table:table-cell>
          <table:table-cell table:style-name="ce16" table:formula="of:=IF([.D124]=[$Initial.$C$9];[$Initial.$C$10];IF(([.E125]/1.46666666666)&lt;[$Initial.$C$9];[$Initial.$C$9];([.E125]/1.46666666666)))" office:value-type="float" office:value="26.67">
            <text:p>26.6700</text:p>
          </table:table-cell>
          <table:table-cell table:style-name="ce16" table:formula="of:=IF(TRUNC([.E124]-(([.C125]-[.C124])*[.G125]*32.2)/1.46666666666;4)&gt;[$Initial.$C$9];IF([.F125]=1;([.E124]-(([.C125]-[.C124])*[.G125]*32.2));([.E124]+(([.C125]-[.C124])*[.G125]*32.2)));[.D12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34">
            <text:p>0.7434</text:p>
          </table:table-cell>
          <table:table-cell table:style-name="ce16" table:formula="of:=IF([.E125]&gt;0;IF([.F125]=1;(([.E124]*0.03333333333)-(16.1*[.G125]*0.03333333333*0.0333333333));(([.E124]*0.03333333333)+(16.1*[.G125]*0.03333333333*0.0333333333)));0)" office:value-type="float" office:value="1.25101740010619">
            <text:p>1.2510</text:p>
          </table:table-cell>
          <table:table-cell table:style-name="ce16" table:formula="of:=TRUNC([.J124]+[.I125];4)" office:value-type="float" office:value="154.5417">
            <text:p>154.54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5]+1" office:value-type="float" office:value="123">
            <text:p>123</text:p>
          </table:table-cell>
          <table:table-cell table:style-name="ce11"/>
          <table:table-cell table:style-name="ce16" table:formula="of:=[.A126]*0.0333333333" office:value-type="float" office:value="4.0999999959">
            <text:p>4.1000</text:p>
          </table:table-cell>
          <table:table-cell table:style-name="ce16" table:formula="of:=IF([.D125]=[$Initial.$C$9];[$Initial.$C$10];IF(([.E126]/1.46666666666)&lt;[$Initial.$C$9];[$Initial.$C$9];([.E126]/1.46666666666)))" office:value-type="float" office:value="0">
            <text:p>0.0000</text:p>
          </table:table-cell>
          <table:table-cell table:style-name="ce16" table:formula="of:=IF(TRUNC([.E125]-(([.C126]-[.C125])*[.G126]*32.2)/1.46666666666;4)&gt;[$Initial.$C$9];IF([.F126]=1;([.E125]-(([.C126]-[.C125])*[.G126]*32.2));([.E125]+(([.C126]-[.C125])*[.G126]*32.2)));[.D12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42">
            <text:p>0.7442</text:p>
          </table:table-cell>
          <table:table-cell table:style-name="ce16" table:formula="of:=IF([.E126]&gt;0;IF([.F126]=1;(([.E125]*0.03333333333)-(16.1*[.G126]*0.03333333333*0.0333333333));(([.E125]*0.03333333333)+(16.1*[.G126]*0.03333333333*0.0333333333)));0)" office:value-type="float" office:value="1.25101740010619">
            <text:p>1.2510</text:p>
          </table:table-cell>
          <table:table-cell table:style-name="ce16" table:formula="of:=TRUNC([.J125]+[.I126];4)" office:value-type="float" office:value="155.7927">
            <text:p>155.79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6]+1" office:value-type="float" office:value="124">
            <text:p>124</text:p>
          </table:table-cell>
          <table:table-cell table:style-name="ce11"/>
          <table:table-cell table:style-name="ce16" table:formula="of:=[.A127]*0.0333333333" office:value-type="float" office:value="4.1333333292">
            <text:p>4.1333</text:p>
          </table:table-cell>
          <table:table-cell table:style-name="ce16" table:formula="of:=IF([.D126]=[$Initial.$C$9];[$Initial.$C$10];IF(([.E127]/1.46666666666)&lt;[$Initial.$C$9];[$Initial.$C$9];([.E127]/1.46666666666)))" office:value-type="float" office:value="26.67">
            <text:p>26.6700</text:p>
          </table:table-cell>
          <table:table-cell table:style-name="ce16" table:formula="of:=IF(TRUNC([.E126]-(([.C127]-[.C126])*[.G127]*32.2)/1.46666666666;4)&gt;[$Initial.$C$9];IF([.F127]=1;([.E126]-(([.C127]-[.C126])*[.G127]*32.2));([.E126]+(([.C127]-[.C126])*[.G127]*32.2)));[.D12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5">
            <text:p>0.7450</text:p>
          </table:table-cell>
          <table:table-cell table:style-name="ce16" table:formula="of:=IF([.E127]&gt;0;IF([.F127]=1;(([.E126]*0.03333333333)-(16.1*[.G127]*0.03333333333*0.0333333333));(([.E126]*0.03333333333)+(16.1*[.G127]*0.03333333333*0.0333333333)));0)" office:value-type="float" office:value="1.25101740010619">
            <text:p>1.2510</text:p>
          </table:table-cell>
          <table:table-cell table:style-name="ce16" table:formula="of:=TRUNC([.J126]+[.I127];4)" office:value-type="float" office:value="157.0437">
            <text:p>157.04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7]+1" office:value-type="float" office:value="125">
            <text:p>125</text:p>
          </table:table-cell>
          <table:table-cell table:style-name="ce11"/>
          <table:table-cell table:style-name="ce16" table:formula="of:=[.A128]*0.0333333333" office:value-type="float" office:value="4.1666666625">
            <text:p>4.1667</text:p>
          </table:table-cell>
          <table:table-cell table:style-name="ce16" table:formula="of:=IF([.D127]=[$Initial.$C$9];[$Initial.$C$10];IF(([.E128]/1.46666666666)&lt;[$Initial.$C$9];[$Initial.$C$9];([.E128]/1.46666666666)))" office:value-type="float" office:value="0">
            <text:p>0.0000</text:p>
          </table:table-cell>
          <table:table-cell table:style-name="ce16" table:formula="of:=IF(TRUNC([.E127]-(([.C128]-[.C127])*[.G128]*32.2)/1.46666666666;4)&gt;[$Initial.$C$9];IF([.F128]=1;([.E127]-(([.C128]-[.C127])*[.G128]*32.2));([.E127]+(([.C128]-[.C127])*[.G128]*32.2)));[.D12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57">
            <text:p>0.7457</text:p>
          </table:table-cell>
          <table:table-cell table:style-name="ce16" table:formula="of:=IF([.E128]&gt;0;IF([.F128]=1;(([.E127]*0.03333333333)-(16.1*[.G128]*0.03333333333*0.0333333333));(([.E127]*0.03333333333)+(16.1*[.G128]*0.03333333333*0.0333333333)));0)" office:value-type="float" office:value="1.25101740010619">
            <text:p>1.2510</text:p>
          </table:table-cell>
          <table:table-cell table:style-name="ce16" table:formula="of:=TRUNC([.J127]+[.I128];4)" office:value-type="float" office:value="158.2947">
            <text:p>158.29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8]+1" office:value-type="float" office:value="126">
            <text:p>126</text:p>
          </table:table-cell>
          <table:table-cell table:style-name="ce11"/>
          <table:table-cell table:style-name="ce16" table:formula="of:=[.A129]*0.0333333333" office:value-type="float" office:value="4.1999999958">
            <text:p>4.2000</text:p>
          </table:table-cell>
          <table:table-cell table:style-name="ce16" table:formula="of:=IF([.D128]=[$Initial.$C$9];[$Initial.$C$10];IF(([.E129]/1.46666666666)&lt;[$Initial.$C$9];[$Initial.$C$9];([.E129]/1.46666666666)))" office:value-type="float" office:value="26.67">
            <text:p>26.6700</text:p>
          </table:table-cell>
          <table:table-cell table:style-name="ce16" table:formula="of:=IF(TRUNC([.E128]-(([.C129]-[.C128])*[.G129]*32.2)/1.46666666666;4)&gt;[$Initial.$C$9];IF([.F129]=1;([.E128]-(([.C129]-[.C128])*[.G129]*32.2));([.E128]+(([.C129]-[.C128])*[.G129]*32.2)));[.D12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65">
            <text:p>0.7465</text:p>
          </table:table-cell>
          <table:table-cell table:style-name="ce16" table:formula="of:=IF([.E129]&gt;0;IF([.F129]=1;(([.E128]*0.03333333333)-(16.1*[.G129]*0.03333333333*0.0333333333));(([.E128]*0.03333333333)+(16.1*[.G129]*0.03333333333*0.0333333333)));0)" office:value-type="float" office:value="1.25101740010619">
            <text:p>1.2510</text:p>
          </table:table-cell>
          <table:table-cell table:style-name="ce16" table:formula="of:=TRUNC([.J128]+[.I129];4)" office:value-type="float" office:value="159.5457">
            <text:p>159.54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29]+1" office:value-type="float" office:value="127">
            <text:p>127</text:p>
          </table:table-cell>
          <table:table-cell table:style-name="ce11"/>
          <table:table-cell table:style-name="ce16" table:formula="of:=[.A130]*0.0333333333" office:value-type="float" office:value="4.2333333291">
            <text:p>4.2333</text:p>
          </table:table-cell>
          <table:table-cell table:style-name="ce16" table:formula="of:=IF([.D129]=[$Initial.$C$9];[$Initial.$C$10];IF(([.E130]/1.46666666666)&lt;[$Initial.$C$9];[$Initial.$C$9];([.E130]/1.46666666666)))" office:value-type="float" office:value="0">
            <text:p>0.0000</text:p>
          </table:table-cell>
          <table:table-cell table:style-name="ce16" table:formula="of:=IF(TRUNC([.E129]-(([.C130]-[.C129])*[.G130]*32.2)/1.46666666666;4)&gt;[$Initial.$C$9];IF([.F130]=1;([.E129]-(([.C130]-[.C129])*[.G130]*32.2));([.E129]+(([.C130]-[.C129])*[.G130]*32.2)));[.D13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74">
            <text:p>0.7474</text:p>
          </table:table-cell>
          <table:table-cell table:style-name="ce16" table:formula="of:=IF([.E130]&gt;0;IF([.F130]=1;(([.E129]*0.03333333333)-(16.1*[.G130]*0.03333333333*0.0333333333));(([.E129]*0.03333333333)+(16.1*[.G130]*0.03333333333*0.0333333333)));0)" office:value-type="float" office:value="1.25101740010619">
            <text:p>1.2510</text:p>
          </table:table-cell>
          <table:table-cell table:style-name="ce16" table:formula="of:=TRUNC([.J129]+[.I130];4)" office:value-type="float" office:value="160.7967">
            <text:p>160.79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0]+1" office:value-type="float" office:value="128">
            <text:p>128</text:p>
          </table:table-cell>
          <table:table-cell table:style-name="ce11"/>
          <table:table-cell table:style-name="ce16" table:formula="of:=[.A131]*0.0333333333" office:value-type="float" office:value="4.2666666624">
            <text:p>4.2667</text:p>
          </table:table-cell>
          <table:table-cell table:style-name="ce16" table:formula="of:=IF([.D130]=[$Initial.$C$9];[$Initial.$C$10];IF(([.E131]/1.46666666666)&lt;[$Initial.$C$9];[$Initial.$C$9];([.E131]/1.46666666666)))" office:value-type="float" office:value="26.67">
            <text:p>26.6700</text:p>
          </table:table-cell>
          <table:table-cell table:style-name="ce16" table:formula="of:=IF(TRUNC([.E130]-(([.C131]-[.C130])*[.G131]*32.2)/1.46666666666;4)&gt;[$Initial.$C$9];IF([.F131]=1;([.E130]-(([.C131]-[.C130])*[.G131]*32.2));([.E130]+(([.C131]-[.C130])*[.G131]*32.2)));[.D13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82">
            <text:p>0.7482</text:p>
          </table:table-cell>
          <table:table-cell table:style-name="ce16" table:formula="of:=IF([.E131]&gt;0;IF([.F131]=1;(([.E130]*0.03333333333)-(16.1*[.G131]*0.03333333333*0.0333333333));(([.E130]*0.03333333333)+(16.1*[.G131]*0.03333333333*0.0333333333)));0)" office:value-type="float" office:value="1.25101740010619">
            <text:p>1.2510</text:p>
          </table:table-cell>
          <table:table-cell table:style-name="ce16" table:formula="of:=TRUNC([.J130]+[.I131];4)" office:value-type="float" office:value="162.0477">
            <text:p>162.04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1]+1" office:value-type="float" office:value="129">
            <text:p>129</text:p>
          </table:table-cell>
          <table:table-cell table:style-name="ce11"/>
          <table:table-cell table:style-name="ce16" table:formula="of:=[.A132]*0.0333333333" office:value-type="float" office:value="4.2999999957">
            <text:p>4.3000</text:p>
          </table:table-cell>
          <table:table-cell table:style-name="ce16" table:formula="of:=IF([.D131]=[$Initial.$C$9];[$Initial.$C$10];IF(([.E132]/1.46666666666)&lt;[$Initial.$C$9];[$Initial.$C$9];([.E132]/1.46666666666)))" office:value-type="float" office:value="0">
            <text:p>0.0000</text:p>
          </table:table-cell>
          <table:table-cell table:style-name="ce16" table:formula="of:=IF(TRUNC([.E131]-(([.C132]-[.C131])*[.G132]*32.2)/1.46666666666;4)&gt;[$Initial.$C$9];IF([.F132]=1;([.E131]-(([.C132]-[.C131])*[.G132]*32.2));([.E131]+(([.C132]-[.C131])*[.G132]*32.2)));[.D13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491">
            <text:p>0.7491</text:p>
          </table:table-cell>
          <table:table-cell table:style-name="ce16" table:formula="of:=IF([.E132]&gt;0;IF([.F132]=1;(([.E131]*0.03333333333)-(16.1*[.G132]*0.03333333333*0.0333333333));(([.E131]*0.03333333333)+(16.1*[.G132]*0.03333333333*0.0333333333)));0)" office:value-type="float" office:value="1.25101740010619">
            <text:p>1.2510</text:p>
          </table:table-cell>
          <table:table-cell table:style-name="ce16" table:formula="of:=TRUNC([.J131]+[.I132];4)" office:value-type="float" office:value="163.2987">
            <text:p>163.29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2]+1" office:value-type="float" office:value="130">
            <text:p>130</text:p>
          </table:table-cell>
          <table:table-cell table:style-name="ce11"/>
          <table:table-cell table:style-name="ce16" table:formula="of:=[.A133]*0.0333333333" office:value-type="float" office:value="4.333333329">
            <text:p>4.3333</text:p>
          </table:table-cell>
          <table:table-cell table:style-name="ce16" table:formula="of:=IF([.D132]=[$Initial.$C$9];[$Initial.$C$10];IF(([.E133]/1.46666666666)&lt;[$Initial.$C$9];[$Initial.$C$9];([.E133]/1.46666666666)))" office:value-type="float" office:value="26.67">
            <text:p>26.6700</text:p>
          </table:table-cell>
          <table:table-cell table:style-name="ce16" table:formula="of:=IF(TRUNC([.E132]-(([.C133]-[.C132])*[.G133]*32.2)/1.46666666666;4)&gt;[$Initial.$C$9];IF([.F133]=1;([.E132]-(([.C133]-[.C132])*[.G133]*32.2));([.E132]+(([.C133]-[.C132])*[.G133]*32.2)));[.D13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">
            <text:p>0.7500</text:p>
          </table:table-cell>
          <table:table-cell table:style-name="ce16" table:formula="of:=IF([.E133]&gt;0;IF([.F133]=1;(([.E132]*0.03333333333)-(16.1*[.G133]*0.03333333333*0.0333333333));(([.E132]*0.03333333333)+(16.1*[.G133]*0.03333333333*0.0333333333)));0)" office:value-type="float" office:value="1.25101740010619">
            <text:p>1.2510</text:p>
          </table:table-cell>
          <table:table-cell table:style-name="ce16" table:formula="of:=TRUNC([.J132]+[.I133];4)" office:value-type="float" office:value="164.5497">
            <text:p>164.54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3]+1" office:value-type="float" office:value="131">
            <text:p>131</text:p>
          </table:table-cell>
          <table:table-cell table:style-name="ce11"/>
          <table:table-cell table:style-name="ce16" table:formula="of:=[.A134]*0.0333333333" office:value-type="float" office:value="4.3666666623">
            <text:p>4.3667</text:p>
          </table:table-cell>
          <table:table-cell table:style-name="ce16" table:formula="of:=IF([.D133]=[$Initial.$C$9];[$Initial.$C$10];IF(([.E134]/1.46666666666)&lt;[$Initial.$C$9];[$Initial.$C$9];([.E134]/1.46666666666)))" office:value-type="float" office:value="0">
            <text:p>0.0000</text:p>
          </table:table-cell>
          <table:table-cell table:style-name="ce16" table:formula="of:=IF(TRUNC([.E133]-(([.C134]-[.C133])*[.G134]*32.2)/1.46666666666;4)&gt;[$Initial.$C$9];IF([.F134]=1;([.E133]-(([.C134]-[.C133])*[.G134]*32.2));([.E133]+(([.C134]-[.C133])*[.G134]*32.2)));[.D13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09">
            <text:p>0.7509</text:p>
          </table:table-cell>
          <table:table-cell table:style-name="ce16" table:formula="of:=IF([.E134]&gt;0;IF([.F134]=1;(([.E133]*0.03333333333)-(16.1*[.G134]*0.03333333333*0.0333333333));(([.E133]*0.03333333333)+(16.1*[.G134]*0.03333333333*0.0333333333)));0)" office:value-type="float" office:value="1.25101740010619">
            <text:p>1.2510</text:p>
          </table:table-cell>
          <table:table-cell table:style-name="ce16" table:formula="of:=TRUNC([.J133]+[.I134];4)" office:value-type="float" office:value="165.8007">
            <text:p>165.80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4]+1" office:value-type="float" office:value="132">
            <text:p>132</text:p>
          </table:table-cell>
          <table:table-cell table:style-name="ce11"/>
          <table:table-cell table:style-name="ce16" table:formula="of:=[.A135]*0.0333333333" office:value-type="float" office:value="4.3999999956">
            <text:p>4.4000</text:p>
          </table:table-cell>
          <table:table-cell table:style-name="ce16" table:formula="of:=IF([.D134]=[$Initial.$C$9];[$Initial.$C$10];IF(([.E135]/1.46666666666)&lt;[$Initial.$C$9];[$Initial.$C$9];([.E135]/1.46666666666)))" office:value-type="float" office:value="26.67">
            <text:p>26.6700</text:p>
          </table:table-cell>
          <table:table-cell table:style-name="ce16" table:formula="of:=IF(TRUNC([.E134]-(([.C135]-[.C134])*[.G135]*32.2)/1.46666666666;4)&gt;[$Initial.$C$9];IF([.F135]=1;([.E134]-(([.C135]-[.C134])*[.G135]*32.2));([.E134]+(([.C135]-[.C134])*[.G135]*32.2)));[.D13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18">
            <text:p>0.7518</text:p>
          </table:table-cell>
          <table:table-cell table:style-name="ce16" table:formula="of:=IF([.E135]&gt;0;IF([.F135]=1;(([.E134]*0.03333333333)-(16.1*[.G135]*0.03333333333*0.0333333333));(([.E134]*0.03333333333)+(16.1*[.G135]*0.03333333333*0.0333333333)));0)" office:value-type="float" office:value="1.25101740010619">
            <text:p>1.2510</text:p>
          </table:table-cell>
          <table:table-cell table:style-name="ce16" table:formula="of:=TRUNC([.J134]+[.I135];4)" office:value-type="float" office:value="167.0517">
            <text:p>167.05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5]+1" office:value-type="float" office:value="133">
            <text:p>133</text:p>
          </table:table-cell>
          <table:table-cell table:style-name="ce11"/>
          <table:table-cell table:style-name="ce16" table:formula="of:=[.A136]*0.0333333333" office:value-type="float" office:value="4.4333333289">
            <text:p>4.4333</text:p>
          </table:table-cell>
          <table:table-cell table:style-name="ce16" table:formula="of:=IF([.D135]=[$Initial.$C$9];[$Initial.$C$10];IF(([.E136]/1.46666666666)&lt;[$Initial.$C$9];[$Initial.$C$9];([.E136]/1.46666666666)))" office:value-type="float" office:value="0">
            <text:p>0.0000</text:p>
          </table:table-cell>
          <table:table-cell table:style-name="ce16" table:formula="of:=IF(TRUNC([.E135]-(([.C136]-[.C135])*[.G136]*32.2)/1.46666666666;4)&gt;[$Initial.$C$9];IF([.F136]=1;([.E135]-(([.C136]-[.C135])*[.G136]*32.2));([.E135]+(([.C136]-[.C135])*[.G136]*32.2)));[.D13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29">
            <text:p>0.7529</text:p>
          </table:table-cell>
          <table:table-cell table:style-name="ce16" table:formula="of:=IF([.E136]&gt;0;IF([.F136]=1;(([.E135]*0.03333333333)-(16.1*[.G136]*0.03333333333*0.0333333333));(([.E135]*0.03333333333)+(16.1*[.G136]*0.03333333333*0.0333333333)));0)" office:value-type="float" office:value="1.25101740010619">
            <text:p>1.2510</text:p>
          </table:table-cell>
          <table:table-cell table:style-name="ce16" table:formula="of:=TRUNC([.J135]+[.I136];4)" office:value-type="float" office:value="168.3027">
            <text:p>168.30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6]+1" office:value-type="float" office:value="134">
            <text:p>134</text:p>
          </table:table-cell>
          <table:table-cell table:style-name="ce11"/>
          <table:table-cell table:style-name="ce16" table:formula="of:=[.A137]*0.0333333333" office:value-type="float" office:value="4.4666666622">
            <text:p>4.4667</text:p>
          </table:table-cell>
          <table:table-cell table:style-name="ce16" table:formula="of:=IF([.D136]=[$Initial.$C$9];[$Initial.$C$10];IF(([.E137]/1.46666666666)&lt;[$Initial.$C$9];[$Initial.$C$9];([.E137]/1.46666666666)))" office:value-type="float" office:value="26.67">
            <text:p>26.6700</text:p>
          </table:table-cell>
          <table:table-cell table:style-name="ce16" table:formula="of:=IF(TRUNC([.E136]-(([.C137]-[.C136])*[.G137]*32.2)/1.46666666666;4)&gt;[$Initial.$C$9];IF([.F137]=1;([.E136]-(([.C137]-[.C136])*[.G137]*32.2));([.E136]+(([.C137]-[.C136])*[.G137]*32.2)));[.D13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4">
            <text:p>0.7540</text:p>
          </table:table-cell>
          <table:table-cell table:style-name="ce16" table:formula="of:=IF([.E137]&gt;0;IF([.F137]=1;(([.E136]*0.03333333333)-(16.1*[.G137]*0.03333333333*0.0333333333));(([.E136]*0.03333333333)+(16.1*[.G137]*0.03333333333*0.0333333333)));0)" office:value-type="float" office:value="1.25101740010619">
            <text:p>1.2510</text:p>
          </table:table-cell>
          <table:table-cell table:style-name="ce16" table:formula="of:=TRUNC([.J136]+[.I137];4)" office:value-type="float" office:value="169.5537">
            <text:p>169.55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7]+1" office:value-type="float" office:value="135">
            <text:p>135</text:p>
          </table:table-cell>
          <table:table-cell table:style-name="ce11"/>
          <table:table-cell table:style-name="ce16" table:formula="of:=[.A138]*0.0333333333" office:value-type="float" office:value="4.4999999955">
            <text:p>4.5000</text:p>
          </table:table-cell>
          <table:table-cell table:style-name="ce16" table:formula="of:=IF([.D137]=[$Initial.$C$9];[$Initial.$C$10];IF(([.E138]/1.46666666666)&lt;[$Initial.$C$9];[$Initial.$C$9];([.E138]/1.46666666666)))" office:value-type="float" office:value="0">
            <text:p>0.0000</text:p>
          </table:table-cell>
          <table:table-cell table:style-name="ce16" table:formula="of:=IF(TRUNC([.E137]-(([.C138]-[.C137])*[.G138]*32.2)/1.46666666666;4)&gt;[$Initial.$C$9];IF([.F138]=1;([.E137]-(([.C138]-[.C137])*[.G138]*32.2));([.E137]+(([.C138]-[.C137])*[.G138]*32.2)));[.D13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49">
            <text:p>0.7549</text:p>
          </table:table-cell>
          <table:table-cell table:style-name="ce16" table:formula="of:=IF([.E138]&gt;0;IF([.F138]=1;(([.E137]*0.03333333333)-(16.1*[.G138]*0.03333333333*0.0333333333));(([.E137]*0.03333333333)+(16.1*[.G138]*0.03333333333*0.0333333333)));0)" office:value-type="float" office:value="1.25101740010619">
            <text:p>1.2510</text:p>
          </table:table-cell>
          <table:table-cell table:style-name="ce16" table:formula="of:=TRUNC([.J137]+[.I138];4)" office:value-type="float" office:value="170.8047">
            <text:p>170.80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8]+1" office:value-type="float" office:value="136">
            <text:p>136</text:p>
          </table:table-cell>
          <table:table-cell table:style-name="ce11"/>
          <table:table-cell table:style-name="ce16" table:formula="of:=[.A139]*0.0333333333" office:value-type="float" office:value="4.5333333288">
            <text:p>4.5333</text:p>
          </table:table-cell>
          <table:table-cell table:style-name="ce16" table:formula="of:=IF([.D138]=[$Initial.$C$9];[$Initial.$C$10];IF(([.E139]/1.46666666666)&lt;[$Initial.$C$9];[$Initial.$C$9];([.E139]/1.46666666666)))" office:value-type="float" office:value="26.67">
            <text:p>26.6700</text:p>
          </table:table-cell>
          <table:table-cell table:style-name="ce16" table:formula="of:=IF(TRUNC([.E138]-(([.C139]-[.C138])*[.G139]*32.2)/1.46666666666;4)&gt;[$Initial.$C$9];IF([.F139]=1;([.E138]-(([.C139]-[.C138])*[.G139]*32.2));([.E138]+(([.C139]-[.C138])*[.G139]*32.2)));[.D13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59">
            <text:p>0.7559</text:p>
          </table:table-cell>
          <table:table-cell table:style-name="ce16" table:formula="of:=IF([.E139]&gt;0;IF([.F139]=1;(([.E138]*0.03333333333)-(16.1*[.G139]*0.03333333333*0.0333333333));(([.E138]*0.03333333333)+(16.1*[.G139]*0.03333333333*0.0333333333)));0)" office:value-type="float" office:value="1.25101740010619">
            <text:p>1.2510</text:p>
          </table:table-cell>
          <table:table-cell table:style-name="ce16" table:formula="of:=TRUNC([.J138]+[.I139];4)" office:value-type="float" office:value="172.0557">
            <text:p>172.05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39]+1" office:value-type="float" office:value="137">
            <text:p>137</text:p>
          </table:table-cell>
          <table:table-cell table:style-name="ce11"/>
          <table:table-cell table:style-name="ce16" table:formula="of:=[.A140]*0.0333333333" office:value-type="float" office:value="4.5666666621">
            <text:p>4.5667</text:p>
          </table:table-cell>
          <table:table-cell table:style-name="ce16" table:formula="of:=IF([.D139]=[$Initial.$C$9];[$Initial.$C$10];IF(([.E140]/1.46666666666)&lt;[$Initial.$C$9];[$Initial.$C$9];([.E140]/1.46666666666)))" office:value-type="float" office:value="0">
            <text:p>0.0000</text:p>
          </table:table-cell>
          <table:table-cell table:style-name="ce16" table:formula="of:=IF(TRUNC([.E139]-(([.C140]-[.C139])*[.G140]*32.2)/1.46666666666;4)&gt;[$Initial.$C$9];IF([.F140]=1;([.E139]-(([.C140]-[.C139])*[.G140]*32.2));([.E139]+(([.C140]-[.C139])*[.G140]*32.2)));[.D14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69">
            <text:p>0.7569</text:p>
          </table:table-cell>
          <table:table-cell table:style-name="ce16" table:formula="of:=IF([.E140]&gt;0;IF([.F140]=1;(([.E139]*0.03333333333)-(16.1*[.G140]*0.03333333333*0.0333333333));(([.E139]*0.03333333333)+(16.1*[.G140]*0.03333333333*0.0333333333)));0)" office:value-type="float" office:value="1.25101740010619">
            <text:p>1.2510</text:p>
          </table:table-cell>
          <table:table-cell table:style-name="ce16" table:formula="of:=TRUNC([.J139]+[.I140];4)" office:value-type="float" office:value="173.3067">
            <text:p>173.30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0]+1" office:value-type="float" office:value="138">
            <text:p>138</text:p>
          </table:table-cell>
          <table:table-cell table:style-name="ce11"/>
          <table:table-cell table:style-name="ce16" table:formula="of:=[.A141]*0.0333333333" office:value-type="float" office:value="4.5999999954">
            <text:p>4.6000</text:p>
          </table:table-cell>
          <table:table-cell table:style-name="ce16" table:formula="of:=IF([.D140]=[$Initial.$C$9];[$Initial.$C$10];IF(([.E141]/1.46666666666)&lt;[$Initial.$C$9];[$Initial.$C$9];([.E141]/1.46666666666)))" office:value-type="float" office:value="26.67">
            <text:p>26.6700</text:p>
          </table:table-cell>
          <table:table-cell table:style-name="ce16" table:formula="of:=IF(TRUNC([.E140]-(([.C141]-[.C140])*[.G141]*32.2)/1.46666666666;4)&gt;[$Initial.$C$9];IF([.F141]=1;([.E140]-(([.C141]-[.C140])*[.G141]*32.2));([.E140]+(([.C141]-[.C140])*[.G141]*32.2)));[.D14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79">
            <text:p>0.7579</text:p>
          </table:table-cell>
          <table:table-cell table:style-name="ce16" table:formula="of:=IF([.E141]&gt;0;IF([.F141]=1;(([.E140]*0.03333333333)-(16.1*[.G141]*0.03333333333*0.0333333333));(([.E140]*0.03333333333)+(16.1*[.G141]*0.03333333333*0.0333333333)));0)" office:value-type="float" office:value="1.25101740010619">
            <text:p>1.2510</text:p>
          </table:table-cell>
          <table:table-cell table:style-name="ce16" table:formula="of:=TRUNC([.J140]+[.I141];4)" office:value-type="float" office:value="174.5577">
            <text:p>174.55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1]+1" office:value-type="float" office:value="139">
            <text:p>139</text:p>
          </table:table-cell>
          <table:table-cell table:style-name="ce11"/>
          <table:table-cell table:style-name="ce16" table:formula="of:=[.A142]*0.0333333333" office:value-type="float" office:value="4.6333333287">
            <text:p>4.6333</text:p>
          </table:table-cell>
          <table:table-cell table:style-name="ce16" table:formula="of:=IF([.D141]=[$Initial.$C$9];[$Initial.$C$10];IF(([.E142]/1.46666666666)&lt;[$Initial.$C$9];[$Initial.$C$9];([.E142]/1.46666666666)))" office:value-type="float" office:value="0">
            <text:p>0.0000</text:p>
          </table:table-cell>
          <table:table-cell table:style-name="ce16" table:formula="of:=IF(TRUNC([.E141]-(([.C142]-[.C141])*[.G142]*32.2)/1.46666666666;4)&gt;[$Initial.$C$9];IF([.F142]=1;([.E141]-(([.C142]-[.C141])*[.G142]*32.2));([.E141]+(([.C142]-[.C141])*[.G142]*32.2)));[.D14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59">
            <text:p>0.7590</text:p>
          </table:table-cell>
          <table:table-cell table:style-name="ce16" table:formula="of:=IF([.E142]&gt;0;IF([.F142]=1;(([.E141]*0.03333333333)-(16.1*[.G142]*0.03333333333*0.0333333333));(([.E141]*0.03333333333)+(16.1*[.G142]*0.03333333333*0.0333333333)));0)" office:value-type="float" office:value="1.25101740010619">
            <text:p>1.2510</text:p>
          </table:table-cell>
          <table:table-cell table:style-name="ce16" table:formula="of:=TRUNC([.J141]+[.I142];4)" office:value-type="float" office:value="175.8087">
            <text:p>175.80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2]+1" office:value-type="float" office:value="140">
            <text:p>140</text:p>
          </table:table-cell>
          <table:table-cell table:style-name="ce11"/>
          <table:table-cell table:style-name="ce16" table:formula="of:=[.A143]*0.0333333333" office:value-type="float" office:value="4.666666662">
            <text:p>4.6667</text:p>
          </table:table-cell>
          <table:table-cell table:style-name="ce16" table:formula="of:=IF([.D142]=[$Initial.$C$9];[$Initial.$C$10];IF(([.E143]/1.46666666666)&lt;[$Initial.$C$9];[$Initial.$C$9];([.E143]/1.46666666666)))" office:value-type="float" office:value="26.67">
            <text:p>26.6700</text:p>
          </table:table-cell>
          <table:table-cell table:style-name="ce16" table:formula="of:=IF(TRUNC([.E142]-(([.C143]-[.C142])*[.G143]*32.2)/1.46666666666;4)&gt;[$Initial.$C$9];IF([.F143]=1;([.E142]-(([.C143]-[.C142])*[.G143]*32.2));([.E142]+(([.C143]-[.C142])*[.G143]*32.2)));[.D14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">
            <text:p>0.7600</text:p>
          </table:table-cell>
          <table:table-cell table:style-name="ce16" table:formula="of:=IF([.E143]&gt;0;IF([.F143]=1;(([.E142]*0.03333333333)-(16.1*[.G143]*0.03333333333*0.0333333333));(([.E142]*0.03333333333)+(16.1*[.G143]*0.03333333333*0.0333333333)));0)" office:value-type="float" office:value="1.25101740010619">
            <text:p>1.2510</text:p>
          </table:table-cell>
          <table:table-cell table:style-name="ce16" table:formula="of:=TRUNC([.J142]+[.I143];4)" office:value-type="float" office:value="177.0597">
            <text:p>177.05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3]+1" office:value-type="float" office:value="141">
            <text:p>141</text:p>
          </table:table-cell>
          <table:table-cell table:style-name="ce11"/>
          <table:table-cell table:style-name="ce16" table:formula="of:=[.A144]*0.0333333333" office:value-type="float" office:value="4.6999999953">
            <text:p>4.7000</text:p>
          </table:table-cell>
          <table:table-cell table:style-name="ce16" table:formula="of:=IF([.D143]=[$Initial.$C$9];[$Initial.$C$10];IF(([.E144]/1.46666666666)&lt;[$Initial.$C$9];[$Initial.$C$9];([.E144]/1.46666666666)))" office:value-type="float" office:value="0">
            <text:p>0.0000</text:p>
          </table:table-cell>
          <table:table-cell table:style-name="ce16" table:formula="of:=IF(TRUNC([.E143]-(([.C144]-[.C143])*[.G144]*32.2)/1.46666666666;4)&gt;[$Initial.$C$9];IF([.F144]=1;([.E143]-(([.C144]-[.C143])*[.G144]*32.2));([.E143]+(([.C144]-[.C143])*[.G144]*32.2)));[.D14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12">
            <text:p>0.7612</text:p>
          </table:table-cell>
          <table:table-cell table:style-name="ce16" table:formula="of:=IF([.E144]&gt;0;IF([.F144]=1;(([.E143]*0.03333333333)-(16.1*[.G144]*0.03333333333*0.0333333333));(([.E143]*0.03333333333)+(16.1*[.G144]*0.03333333333*0.0333333333)));0)" office:value-type="float" office:value="1.25101740010619">
            <text:p>1.2510</text:p>
          </table:table-cell>
          <table:table-cell table:style-name="ce16" table:formula="of:=TRUNC([.J143]+[.I144];4)" office:value-type="float" office:value="178.3107">
            <text:p>178.31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4]+1" office:value-type="float" office:value="142">
            <text:p>142</text:p>
          </table:table-cell>
          <table:table-cell table:style-name="ce11"/>
          <table:table-cell table:style-name="ce16" table:formula="of:=[.A145]*0.0333333333" office:value-type="float" office:value="4.7333333286">
            <text:p>4.7333</text:p>
          </table:table-cell>
          <table:table-cell table:style-name="ce16" table:formula="of:=IF([.D144]=[$Initial.$C$9];[$Initial.$C$10];IF(([.E145]/1.46666666666)&lt;[$Initial.$C$9];[$Initial.$C$9];([.E145]/1.46666666666)))" office:value-type="float" office:value="26.67">
            <text:p>26.6700</text:p>
          </table:table-cell>
          <table:table-cell table:style-name="ce16" table:formula="of:=IF(TRUNC([.E144]-(([.C145]-[.C144])*[.G145]*32.2)/1.46666666666;4)&gt;[$Initial.$C$9];IF([.F145]=1;([.E144]-(([.C145]-[.C144])*[.G145]*32.2));([.E144]+(([.C145]-[.C144])*[.G145]*32.2)));[.D14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22">
            <text:p>0.7622</text:p>
          </table:table-cell>
          <table:table-cell table:style-name="ce16" table:formula="of:=IF([.E145]&gt;0;IF([.F145]=1;(([.E144]*0.03333333333)-(16.1*[.G145]*0.03333333333*0.0333333333));(([.E144]*0.03333333333)+(16.1*[.G145]*0.03333333333*0.0333333333)));0)" office:value-type="float" office:value="1.25101740010619">
            <text:p>1.2510</text:p>
          </table:table-cell>
          <table:table-cell table:style-name="ce16" table:formula="of:=TRUNC([.J144]+[.I145];4)" office:value-type="float" office:value="179.5617">
            <text:p>179.56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5]+1" office:value-type="float" office:value="143">
            <text:p>143</text:p>
          </table:table-cell>
          <table:table-cell table:style-name="ce11"/>
          <table:table-cell table:style-name="ce16" table:formula="of:=[.A146]*0.0333333333" office:value-type="float" office:value="4.7666666619">
            <text:p>4.7667</text:p>
          </table:table-cell>
          <table:table-cell table:style-name="ce16" table:formula="of:=IF([.D145]=[$Initial.$C$9];[$Initial.$C$10];IF(([.E146]/1.46666666666)&lt;[$Initial.$C$9];[$Initial.$C$9];([.E146]/1.46666666666)))" office:value-type="float" office:value="0">
            <text:p>0.0000</text:p>
          </table:table-cell>
          <table:table-cell table:style-name="ce16" table:formula="of:=IF(TRUNC([.E145]-(([.C146]-[.C145])*[.G146]*32.2)/1.46666666666;4)&gt;[$Initial.$C$9];IF([.F146]=1;([.E145]-(([.C146]-[.C145])*[.G146]*32.2));([.E145]+(([.C146]-[.C145])*[.G146]*32.2)));[.D14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33">
            <text:p>0.7633</text:p>
          </table:table-cell>
          <table:table-cell table:style-name="ce16" table:formula="of:=IF([.E146]&gt;0;IF([.F146]=1;(([.E145]*0.03333333333)-(16.1*[.G146]*0.03333333333*0.0333333333));(([.E145]*0.03333333333)+(16.1*[.G146]*0.03333333333*0.0333333333)));0)" office:value-type="float" office:value="1.25101740010619">
            <text:p>1.2510</text:p>
          </table:table-cell>
          <table:table-cell table:style-name="ce16" table:formula="of:=TRUNC([.J145]+[.I146];4)" office:value-type="float" office:value="180.8127">
            <text:p>180.81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6]+1" office:value-type="float" office:value="144">
            <text:p>144</text:p>
          </table:table-cell>
          <table:table-cell table:style-name="ce11"/>
          <table:table-cell table:style-name="ce16" table:formula="of:=[.A147]*0.0333333333" office:value-type="float" office:value="4.7999999952">
            <text:p>4.8000</text:p>
          </table:table-cell>
          <table:table-cell table:style-name="ce16" table:formula="of:=IF([.D146]=[$Initial.$C$9];[$Initial.$C$10];IF(([.E147]/1.46666666666)&lt;[$Initial.$C$9];[$Initial.$C$9];([.E147]/1.46666666666)))" office:value-type="float" office:value="26.67">
            <text:p>26.6700</text:p>
          </table:table-cell>
          <table:table-cell table:style-name="ce16" table:formula="of:=IF(TRUNC([.E146]-(([.C147]-[.C146])*[.G147]*32.2)/1.46666666666;4)&gt;[$Initial.$C$9];IF([.F147]=1;([.E146]-(([.C147]-[.C146])*[.G147]*32.2));([.E146]+(([.C147]-[.C146])*[.G147]*32.2)));[.D14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44">
            <text:p>0.7644</text:p>
          </table:table-cell>
          <table:table-cell table:style-name="ce16" table:formula="of:=IF([.E147]&gt;0;IF([.F147]=1;(([.E146]*0.03333333333)-(16.1*[.G147]*0.03333333333*0.0333333333));(([.E146]*0.03333333333)+(16.1*[.G147]*0.03333333333*0.0333333333)));0)" office:value-type="float" office:value="1.25101740010619">
            <text:p>1.2510</text:p>
          </table:table-cell>
          <table:table-cell table:style-name="ce16" table:formula="of:=TRUNC([.J146]+[.I147];4)" office:value-type="float" office:value="182.0637">
            <text:p>182.06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7]+1" office:value-type="float" office:value="145">
            <text:p>145</text:p>
          </table:table-cell>
          <table:table-cell table:style-name="ce11"/>
          <table:table-cell table:style-name="ce16" table:formula="of:=[.A148]*0.0333333333" office:value-type="float" office:value="4.8333333285">
            <text:p>4.8333</text:p>
          </table:table-cell>
          <table:table-cell table:style-name="ce16" table:formula="of:=IF([.D147]=[$Initial.$C$9];[$Initial.$C$10];IF(([.E148]/1.46666666666)&lt;[$Initial.$C$9];[$Initial.$C$9];([.E148]/1.46666666666)))" office:value-type="float" office:value="0">
            <text:p>0.0000</text:p>
          </table:table-cell>
          <table:table-cell table:style-name="ce16" table:formula="of:=IF(TRUNC([.E147]-(([.C148]-[.C147])*[.G148]*32.2)/1.46666666666;4)&gt;[$Initial.$C$9];IF([.F148]=1;([.E147]-(([.C148]-[.C147])*[.G148]*32.2));([.E147]+(([.C148]-[.C147])*[.G148]*32.2)));[.D14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59">
            <text:p>0.7659</text:p>
          </table:table-cell>
          <table:table-cell table:style-name="ce16" table:formula="of:=IF([.E148]&gt;0;IF([.F148]=1;(([.E147]*0.03333333333)-(16.1*[.G148]*0.03333333333*0.0333333333));(([.E147]*0.03333333333)+(16.1*[.G148]*0.03333333333*0.0333333333)));0)" office:value-type="float" office:value="1.25101740010619">
            <text:p>1.2510</text:p>
          </table:table-cell>
          <table:table-cell table:style-name="ce16" table:formula="of:=TRUNC([.J147]+[.I148];4)" office:value-type="float" office:value="183.3147">
            <text:p>183.31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8]+1" office:value-type="float" office:value="146">
            <text:p>146</text:p>
          </table:table-cell>
          <table:table-cell table:style-name="ce11"/>
          <table:table-cell table:style-name="ce16" table:formula="of:=[.A149]*0.0333333333" office:value-type="float" office:value="4.8666666618">
            <text:p>4.8667</text:p>
          </table:table-cell>
          <table:table-cell table:style-name="ce16" table:formula="of:=IF([.D148]=[$Initial.$C$9];[$Initial.$C$10];IF(([.E149]/1.46666666666)&lt;[$Initial.$C$9];[$Initial.$C$9];([.E149]/1.46666666666)))" office:value-type="float" office:value="26.67">
            <text:p>26.6700</text:p>
          </table:table-cell>
          <table:table-cell table:style-name="ce16" table:formula="of:=IF(TRUNC([.E148]-(([.C149]-[.C148])*[.G149]*32.2)/1.46666666666;4)&gt;[$Initial.$C$9];IF([.F149]=1;([.E148]-(([.C149]-[.C148])*[.G149]*32.2));([.E148]+(([.C149]-[.C148])*[.G149]*32.2)));[.D14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71">
            <text:p>0.7671</text:p>
          </table:table-cell>
          <table:table-cell table:style-name="ce16" table:formula="of:=IF([.E149]&gt;0;IF([.F149]=1;(([.E148]*0.03333333333)-(16.1*[.G149]*0.03333333333*0.0333333333));(([.E148]*0.03333333333)+(16.1*[.G149]*0.03333333333*0.0333333333)));0)" office:value-type="float" office:value="1.25101740010619">
            <text:p>1.2510</text:p>
          </table:table-cell>
          <table:table-cell table:style-name="ce16" table:formula="of:=TRUNC([.J148]+[.I149];4)" office:value-type="float" office:value="184.5657">
            <text:p>184.56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49]+1" office:value-type="float" office:value="147">
            <text:p>147</text:p>
          </table:table-cell>
          <table:table-cell table:style-name="ce11"/>
          <table:table-cell table:style-name="ce16" table:formula="of:=[.A150]*0.0333333333" office:value-type="float" office:value="4.8999999951">
            <text:p>4.9000</text:p>
          </table:table-cell>
          <table:table-cell table:style-name="ce16" table:formula="of:=IF([.D149]=[$Initial.$C$9];[$Initial.$C$10];IF(([.E150]/1.46666666666)&lt;[$Initial.$C$9];[$Initial.$C$9];([.E150]/1.46666666666)))" office:value-type="float" office:value="0">
            <text:p>0.0000</text:p>
          </table:table-cell>
          <table:table-cell table:style-name="ce16" table:formula="of:=IF(TRUNC([.E149]-(([.C150]-[.C149])*[.G150]*32.2)/1.46666666666;4)&gt;[$Initial.$C$9];IF([.F150]=1;([.E149]-(([.C150]-[.C149])*[.G150]*32.2));([.E149]+(([.C150]-[.C149])*[.G150]*32.2)));[.D15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82">
            <text:p>0.7682</text:p>
          </table:table-cell>
          <table:table-cell table:style-name="ce16" table:formula="of:=IF([.E150]&gt;0;IF([.F150]=1;(([.E149]*0.03333333333)-(16.1*[.G150]*0.03333333333*0.0333333333));(([.E149]*0.03333333333)+(16.1*[.G150]*0.03333333333*0.0333333333)));0)" office:value-type="float" office:value="1.25101740010619">
            <text:p>1.2510</text:p>
          </table:table-cell>
          <table:table-cell table:style-name="ce16" table:formula="of:=TRUNC([.J149]+[.I150];4)" office:value-type="float" office:value="185.8167">
            <text:p>185.81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0]+1" office:value-type="float" office:value="148">
            <text:p>148</text:p>
          </table:table-cell>
          <table:table-cell table:style-name="ce11"/>
          <table:table-cell table:style-name="ce16" table:formula="of:=[.A151]*0.0333333333" office:value-type="float" office:value="4.9333333284">
            <text:p>4.9333</text:p>
          </table:table-cell>
          <table:table-cell table:style-name="ce16" table:formula="of:=IF([.D150]=[$Initial.$C$9];[$Initial.$C$10];IF(([.E151]/1.46666666666)&lt;[$Initial.$C$9];[$Initial.$C$9];([.E151]/1.46666666666)))" office:value-type="float" office:value="26.67">
            <text:p>26.6700</text:p>
          </table:table-cell>
          <table:table-cell table:style-name="ce16" table:formula="of:=IF(TRUNC([.E150]-(([.C151]-[.C150])*[.G151]*32.2)/1.46666666666;4)&gt;[$Initial.$C$9];IF([.F151]=1;([.E150]-(([.C151]-[.C150])*[.G151]*32.2));([.E150]+(([.C151]-[.C150])*[.G151]*32.2)));[.D15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694">
            <text:p>0.7694</text:p>
          </table:table-cell>
          <table:table-cell table:style-name="ce16" table:formula="of:=IF([.E151]&gt;0;IF([.F151]=1;(([.E150]*0.03333333333)-(16.1*[.G151]*0.03333333333*0.0333333333));(([.E150]*0.03333333333)+(16.1*[.G151]*0.03333333333*0.0333333333)));0)" office:value-type="float" office:value="1.25101740010619">
            <text:p>1.2510</text:p>
          </table:table-cell>
          <table:table-cell table:style-name="ce16" table:formula="of:=TRUNC([.J150]+[.I151];4)" office:value-type="float" office:value="187.0677">
            <text:p>187.06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1]+1" office:value-type="float" office:value="149">
            <text:p>149</text:p>
          </table:table-cell>
          <table:table-cell table:style-name="ce11"/>
          <table:table-cell table:style-name="ce16" table:formula="of:=[.A152]*0.0333333333" office:value-type="float" office:value="4.9666666617">
            <text:p>4.9667</text:p>
          </table:table-cell>
          <table:table-cell table:style-name="ce16" table:formula="of:=IF([.D151]=[$Initial.$C$9];[$Initial.$C$10];IF(([.E152]/1.46666666666)&lt;[$Initial.$C$9];[$Initial.$C$9];([.E152]/1.46666666666)))" office:value-type="float" office:value="0">
            <text:p>0.0000</text:p>
          </table:table-cell>
          <table:table-cell table:style-name="ce16" table:formula="of:=IF(TRUNC([.E151]-(([.C152]-[.C151])*[.G152]*32.2)/1.46666666666;4)&gt;[$Initial.$C$9];IF([.F152]=1;([.E151]-(([.C152]-[.C151])*[.G152]*32.2));([.E151]+(([.C152]-[.C151])*[.G152]*32.2)));[.D15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05">
            <text:p>0.7705</text:p>
          </table:table-cell>
          <table:table-cell table:style-name="ce16" table:formula="of:=IF([.E152]&gt;0;IF([.F152]=1;(([.E151]*0.03333333333)-(16.1*[.G152]*0.03333333333*0.0333333333));(([.E151]*0.03333333333)+(16.1*[.G152]*0.03333333333*0.0333333333)));0)" office:value-type="float" office:value="1.25101740010619">
            <text:p>1.2510</text:p>
          </table:table-cell>
          <table:table-cell table:style-name="ce16" table:formula="of:=TRUNC([.J151]+[.I152];4)" office:value-type="float" office:value="188.3187">
            <text:p>188.31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2]+1" office:value-type="float" office:value="150">
            <text:p>150</text:p>
          </table:table-cell>
          <table:table-cell table:style-name="ce11"/>
          <table:table-cell table:style-name="ce16" table:formula="of:=[.A153]*0.0333333333" office:value-type="float" office:value="4.999999995">
            <text:p>5.0000</text:p>
          </table:table-cell>
          <table:table-cell table:style-name="ce16" table:formula="of:=IF([.D152]=[$Initial.$C$9];[$Initial.$C$10];IF(([.E153]/1.46666666666)&lt;[$Initial.$C$9];[$Initial.$C$9];([.E153]/1.46666666666)))" office:value-type="float" office:value="26.67">
            <text:p>26.6700</text:p>
          </table:table-cell>
          <table:table-cell table:style-name="ce16" table:formula="of:=IF(TRUNC([.E152]-(([.C153]-[.C152])*[.G153]*32.2)/1.46666666666;4)&gt;[$Initial.$C$9];IF([.F153]=1;([.E152]-(([.C153]-[.C152])*[.G153]*32.2));([.E152]+(([.C153]-[.C152])*[.G153]*32.2)));[.D15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18">
            <text:p>0.7718</text:p>
          </table:table-cell>
          <table:table-cell table:style-name="ce16" table:formula="of:=IF([.E153]&gt;0;IF([.F153]=1;(([.E152]*0.03333333333)-(16.1*[.G153]*0.03333333333*0.0333333333));(([.E152]*0.03333333333)+(16.1*[.G153]*0.03333333333*0.0333333333)));0)" office:value-type="float" office:value="1.25101740010619">
            <text:p>1.2510</text:p>
          </table:table-cell>
          <table:table-cell table:style-name="ce16" table:formula="of:=TRUNC([.J152]+[.I153];4)" office:value-type="float" office:value="189.5697">
            <text:p>189.56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3]+1" office:value-type="float" office:value="151">
            <text:p>151</text:p>
          </table:table-cell>
          <table:table-cell table:style-name="ce11"/>
          <table:table-cell table:style-name="ce16" table:formula="of:=[.A154]*0.0333333333" office:value-type="float" office:value="5.0333333283">
            <text:p>5.0333</text:p>
          </table:table-cell>
          <table:table-cell table:style-name="ce16" table:formula="of:=IF([.D153]=[$Initial.$C$9];[$Initial.$C$10];IF(([.E154]/1.46666666666)&lt;[$Initial.$C$9];[$Initial.$C$9];([.E154]/1.46666666666)))" office:value-type="float" office:value="0">
            <text:p>0.0000</text:p>
          </table:table-cell>
          <table:table-cell table:style-name="ce16" table:formula="of:=IF(TRUNC([.E153]-(([.C154]-[.C153])*[.G154]*32.2)/1.46666666666;4)&gt;[$Initial.$C$9];IF([.F154]=1;([.E153]-(([.C154]-[.C153])*[.G154]*32.2));([.E153]+(([.C154]-[.C153])*[.G154]*32.2)));[.D15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31">
            <text:p>0.7731</text:p>
          </table:table-cell>
          <table:table-cell table:style-name="ce16" table:formula="of:=IF([.E154]&gt;0;IF([.F154]=1;(([.E153]*0.03333333333)-(16.1*[.G154]*0.03333333333*0.0333333333));(([.E153]*0.03333333333)+(16.1*[.G154]*0.03333333333*0.0333333333)));0)" office:value-type="float" office:value="1.25101740010619">
            <text:p>1.2510</text:p>
          </table:table-cell>
          <table:table-cell table:style-name="ce16" table:formula="of:=TRUNC([.J153]+[.I154];4)" office:value-type="float" office:value="190.8207">
            <text:p>190.82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4]+1" office:value-type="float" office:value="152">
            <text:p>152</text:p>
          </table:table-cell>
          <table:table-cell table:style-name="ce11"/>
          <table:table-cell table:style-name="ce16" table:formula="of:=[.A155]*0.0333333333" office:value-type="float" office:value="5.0666666616">
            <text:p>5.0667</text:p>
          </table:table-cell>
          <table:table-cell table:style-name="ce16" table:formula="of:=IF([.D154]=[$Initial.$C$9];[$Initial.$C$10];IF(([.E155]/1.46666666666)&lt;[$Initial.$C$9];[$Initial.$C$9];([.E155]/1.46666666666)))" office:value-type="float" office:value="26.67">
            <text:p>26.6700</text:p>
          </table:table-cell>
          <table:table-cell table:style-name="ce16" table:formula="of:=IF(TRUNC([.E154]-(([.C155]-[.C154])*[.G155]*32.2)/1.46666666666;4)&gt;[$Initial.$C$9];IF([.F155]=1;([.E154]-(([.C155]-[.C154])*[.G155]*32.2));([.E154]+(([.C155]-[.C154])*[.G155]*32.2)));[.D15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44">
            <text:p>0.7744</text:p>
          </table:table-cell>
          <table:table-cell table:style-name="ce16" table:formula="of:=IF([.E155]&gt;0;IF([.F155]=1;(([.E154]*0.03333333333)-(16.1*[.G155]*0.03333333333*0.0333333333));(([.E154]*0.03333333333)+(16.1*[.G155]*0.03333333333*0.0333333333)));0)" office:value-type="float" office:value="1.25101740010619">
            <text:p>1.2510</text:p>
          </table:table-cell>
          <table:table-cell table:style-name="ce16" table:formula="of:=TRUNC([.J154]+[.I155];4)" office:value-type="float" office:value="192.0717">
            <text:p>192.07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5]+1" office:value-type="float" office:value="153">
            <text:p>153</text:p>
          </table:table-cell>
          <table:table-cell table:style-name="ce11"/>
          <table:table-cell table:style-name="ce16" table:formula="of:=[.A156]*0.0333333333" office:value-type="float" office:value="5.0999999949">
            <text:p>5.1000</text:p>
          </table:table-cell>
          <table:table-cell table:style-name="ce16" table:formula="of:=IF([.D155]=[$Initial.$C$9];[$Initial.$C$10];IF(([.E156]/1.46666666666)&lt;[$Initial.$C$9];[$Initial.$C$9];([.E156]/1.46666666666)))" office:value-type="float" office:value="0">
            <text:p>0.0000</text:p>
          </table:table-cell>
          <table:table-cell table:style-name="ce16" table:formula="of:=IF(TRUNC([.E155]-(([.C156]-[.C155])*[.G156]*32.2)/1.46666666666;4)&gt;[$Initial.$C$9];IF([.F156]=1;([.E155]-(([.C156]-[.C155])*[.G156]*32.2));([.E155]+(([.C156]-[.C155])*[.G156]*32.2)));[.D15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57">
            <text:p>0.7757</text:p>
          </table:table-cell>
          <table:table-cell table:style-name="ce16" table:formula="of:=IF([.E156]&gt;0;IF([.F156]=1;(([.E155]*0.03333333333)-(16.1*[.G156]*0.03333333333*0.0333333333));(([.E155]*0.03333333333)+(16.1*[.G156]*0.03333333333*0.0333333333)));0)" office:value-type="float" office:value="1.25101740010619">
            <text:p>1.2510</text:p>
          </table:table-cell>
          <table:table-cell table:style-name="ce16" table:formula="of:=TRUNC([.J155]+[.I156];4)" office:value-type="float" office:value="193.3227">
            <text:p>193.32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6]+1" office:value-type="float" office:value="154">
            <text:p>154</text:p>
          </table:table-cell>
          <table:table-cell table:style-name="ce11"/>
          <table:table-cell table:style-name="ce16" table:formula="of:=[.A157]*0.0333333333" office:value-type="float" office:value="5.1333333282">
            <text:p>5.1333</text:p>
          </table:table-cell>
          <table:table-cell table:style-name="ce16" table:formula="of:=IF([.D156]=[$Initial.$C$9];[$Initial.$C$10];IF(([.E157]/1.46666666666)&lt;[$Initial.$C$9];[$Initial.$C$9];([.E157]/1.46666666666)))" office:value-type="float" office:value="26.67">
            <text:p>26.6700</text:p>
          </table:table-cell>
          <table:table-cell table:style-name="ce16" table:formula="of:=IF(TRUNC([.E156]-(([.C157]-[.C156])*[.G157]*32.2)/1.46666666666;4)&gt;[$Initial.$C$9];IF([.F157]=1;([.E156]-(([.C157]-[.C156])*[.G157]*32.2));([.E156]+(([.C157]-[.C156])*[.G157]*32.2)));[.D15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7">
            <text:p>0.7770</text:p>
          </table:table-cell>
          <table:table-cell table:style-name="ce16" table:formula="of:=IF([.E157]&gt;0;IF([.F157]=1;(([.E156]*0.03333333333)-(16.1*[.G157]*0.03333333333*0.0333333333));(([.E156]*0.03333333333)+(16.1*[.G157]*0.03333333333*0.0333333333)));0)" office:value-type="float" office:value="1.25101740010619">
            <text:p>1.2510</text:p>
          </table:table-cell>
          <table:table-cell table:style-name="ce16" table:formula="of:=TRUNC([.J156]+[.I157];4)" office:value-type="float" office:value="194.5737">
            <text:p>194.57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7]+1" office:value-type="float" office:value="155">
            <text:p>155</text:p>
          </table:table-cell>
          <table:table-cell table:style-name="ce11"/>
          <table:table-cell table:style-name="ce16" table:formula="of:=[.A158]*0.0333333333" office:value-type="float" office:value="5.1666666615">
            <text:p>5.1667</text:p>
          </table:table-cell>
          <table:table-cell table:style-name="ce16" table:formula="of:=IF([.D157]=[$Initial.$C$9];[$Initial.$C$10];IF(([.E158]/1.46666666666)&lt;[$Initial.$C$9];[$Initial.$C$9];([.E158]/1.46666666666)))" office:value-type="float" office:value="0">
            <text:p>0.0000</text:p>
          </table:table-cell>
          <table:table-cell table:style-name="ce16" table:formula="of:=IF(TRUNC([.E157]-(([.C158]-[.C157])*[.G158]*32.2)/1.46666666666;4)&gt;[$Initial.$C$9];IF([.F158]=1;([.E157]-(([.C158]-[.C157])*[.G158]*32.2));([.E157]+(([.C158]-[.C157])*[.G158]*32.2)));[.D15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82">
            <text:p>0.7782</text:p>
          </table:table-cell>
          <table:table-cell table:style-name="ce16" table:formula="of:=IF([.E158]&gt;0;IF([.F158]=1;(([.E157]*0.03333333333)-(16.1*[.G158]*0.03333333333*0.0333333333));(([.E157]*0.03333333333)+(16.1*[.G158]*0.03333333333*0.0333333333)));0)" office:value-type="float" office:value="1.25101740010619">
            <text:p>1.2510</text:p>
          </table:table-cell>
          <table:table-cell table:style-name="ce16" table:formula="of:=TRUNC([.J157]+[.I158];4)" office:value-type="float" office:value="195.8247">
            <text:p>195.82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8]+1" office:value-type="float" office:value="156">
            <text:p>156</text:p>
          </table:table-cell>
          <table:table-cell table:style-name="ce11"/>
          <table:table-cell table:style-name="ce16" table:formula="of:=[.A159]*0.0333333333" office:value-type="float" office:value="5.1999999948">
            <text:p>5.2000</text:p>
          </table:table-cell>
          <table:table-cell table:style-name="ce16" table:formula="of:=IF([.D158]=[$Initial.$C$9];[$Initial.$C$10];IF(([.E159]/1.46666666666)&lt;[$Initial.$C$9];[$Initial.$C$9];([.E159]/1.46666666666)))" office:value-type="float" office:value="26.67">
            <text:p>26.6700</text:p>
          </table:table-cell>
          <table:table-cell table:style-name="ce16" table:formula="of:=IF(TRUNC([.E158]-(([.C159]-[.C158])*[.G159]*32.2)/1.46666666666;4)&gt;[$Initial.$C$9];IF([.F159]=1;([.E158]-(([.C159]-[.C158])*[.G159]*32.2));([.E158]+(([.C159]-[.C158])*[.G159]*32.2)));[.D15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795">
            <text:p>0.7795</text:p>
          </table:table-cell>
          <table:table-cell table:style-name="ce16" table:formula="of:=IF([.E159]&gt;0;IF([.F159]=1;(([.E158]*0.03333333333)-(16.1*[.G159]*0.03333333333*0.0333333333));(([.E158]*0.03333333333)+(16.1*[.G159]*0.03333333333*0.0333333333)));0)" office:value-type="float" office:value="1.25101740010619">
            <text:p>1.2510</text:p>
          </table:table-cell>
          <table:table-cell table:style-name="ce16" table:formula="of:=TRUNC([.J158]+[.I159];4)" office:value-type="float" office:value="197.0757">
            <text:p>197.07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59]+1" office:value-type="float" office:value="157">
            <text:p>157</text:p>
          </table:table-cell>
          <table:table-cell table:style-name="ce11"/>
          <table:table-cell table:style-name="ce16" table:formula="of:=[.A160]*0.0333333333" office:value-type="float" office:value="5.2333333281">
            <text:p>5.2333</text:p>
          </table:table-cell>
          <table:table-cell table:style-name="ce16" table:formula="of:=IF([.D159]=[$Initial.$C$9];[$Initial.$C$10];IF(([.E160]/1.46666666666)&lt;[$Initial.$C$9];[$Initial.$C$9];([.E160]/1.46666666666)))" office:value-type="float" office:value="0">
            <text:p>0.0000</text:p>
          </table:table-cell>
          <table:table-cell table:style-name="ce16" table:formula="of:=IF(TRUNC([.E159]-(([.C160]-[.C159])*[.G160]*32.2)/1.46666666666;4)&gt;[$Initial.$C$9];IF([.F160]=1;([.E159]-(([.C160]-[.C159])*[.G160]*32.2));([.E159]+(([.C160]-[.C159])*[.G160]*32.2)));[.D16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812">
            <text:p>0.7812</text:p>
          </table:table-cell>
          <table:table-cell table:style-name="ce16" table:formula="of:=IF([.E160]&gt;0;IF([.F160]=1;(([.E159]*0.03333333333)-(16.1*[.G160]*0.03333333333*0.0333333333));(([.E159]*0.03333333333)+(16.1*[.G160]*0.03333333333*0.0333333333)));0)" office:value-type="float" office:value="1.25101740010619">
            <text:p>1.2510</text:p>
          </table:table-cell>
          <table:table-cell table:style-name="ce16" table:formula="of:=TRUNC([.J159]+[.I160];4)" office:value-type="float" office:value="198.3267">
            <text:p>198.32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0]+1" office:value-type="float" office:value="158">
            <text:p>158</text:p>
          </table:table-cell>
          <table:table-cell table:style-name="ce11"/>
          <table:table-cell table:style-name="ce16" table:formula="of:=[.A161]*0.0333333333" office:value-type="float" office:value="5.2666666614">
            <text:p>5.2667</text:p>
          </table:table-cell>
          <table:table-cell table:style-name="ce16" table:formula="of:=IF([.D160]=[$Initial.$C$9];[$Initial.$C$10];IF(([.E161]/1.46666666666)&lt;[$Initial.$C$9];[$Initial.$C$9];([.E161]/1.46666666666)))" office:value-type="float" office:value="26.67">
            <text:p>26.6700</text:p>
          </table:table-cell>
          <table:table-cell table:style-name="ce16" table:formula="of:=IF(TRUNC([.E160]-(([.C161]-[.C160])*[.G161]*32.2)/1.46666666666;4)&gt;[$Initial.$C$9];IF([.F161]=1;([.E160]-(([.C161]-[.C160])*[.G161]*32.2));([.E160]+(([.C161]-[.C160])*[.G161]*32.2)));[.D16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826">
            <text:p>0.7826</text:p>
          </table:table-cell>
          <table:table-cell table:style-name="ce16" table:formula="of:=IF([.E161]&gt;0;IF([.F161]=1;(([.E160]*0.03333333333)-(16.1*[.G161]*0.03333333333*0.0333333333));(([.E160]*0.03333333333)+(16.1*[.G161]*0.03333333333*0.0333333333)));0)" office:value-type="float" office:value="1.25101740010619">
            <text:p>1.2510</text:p>
          </table:table-cell>
          <table:table-cell table:style-name="ce16" table:formula="of:=TRUNC([.J160]+[.I161];4)" office:value-type="float" office:value="199.5777">
            <text:p>199.57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1]+1" office:value-type="float" office:value="159">
            <text:p>159</text:p>
          </table:table-cell>
          <table:table-cell table:style-name="ce11"/>
          <table:table-cell table:style-name="ce16" table:formula="of:=[.A162]*0.0333333333" office:value-type="float" office:value="5.2999999947">
            <text:p>5.3000</text:p>
          </table:table-cell>
          <table:table-cell table:style-name="ce16" table:formula="of:=IF([.D161]=[$Initial.$C$9];[$Initial.$C$10];IF(([.E162]/1.46666666666)&lt;[$Initial.$C$9];[$Initial.$C$9];([.E162]/1.46666666666)))" office:value-type="float" office:value="0">
            <text:p>0.0000</text:p>
          </table:table-cell>
          <table:table-cell table:style-name="ce16" table:formula="of:=IF(TRUNC([.E161]-(([.C162]-[.C161])*[.G162]*32.2)/1.46666666666;4)&gt;[$Initial.$C$9];IF([.F162]=1;([.E161]-(([.C162]-[.C161])*[.G162]*32.2));([.E161]+(([.C162]-[.C161])*[.G162]*32.2)));[.D16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84">
            <text:p>0.7840</text:p>
          </table:table-cell>
          <table:table-cell table:style-name="ce16" table:formula="of:=IF([.E162]&gt;0;IF([.F162]=1;(([.E161]*0.03333333333)-(16.1*[.G162]*0.03333333333*0.0333333333));(([.E161]*0.03333333333)+(16.1*[.G162]*0.03333333333*0.0333333333)));0)" office:value-type="float" office:value="1.25101740010619">
            <text:p>1.2510</text:p>
          </table:table-cell>
          <table:table-cell table:style-name="ce16" table:formula="of:=TRUNC([.J161]+[.I162];4)" office:value-type="float" office:value="200.8287">
            <text:p>200.82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2]+1" office:value-type="float" office:value="160">
            <text:p>160</text:p>
          </table:table-cell>
          <table:table-cell table:style-name="ce11"/>
          <table:table-cell table:style-name="ce16" table:formula="of:=[.A163]*0.0333333333" office:value-type="float" office:value="5.333333328">
            <text:p>5.3333</text:p>
          </table:table-cell>
          <table:table-cell table:style-name="ce16" table:formula="of:=IF([.D162]=[$Initial.$C$9];[$Initial.$C$10];IF(([.E163]/1.46666666666)&lt;[$Initial.$C$9];[$Initial.$C$9];([.E163]/1.46666666666)))" office:value-type="float" office:value="26.67">
            <text:p>26.6700</text:p>
          </table:table-cell>
          <table:table-cell table:style-name="ce16" table:formula="of:=IF(TRUNC([.E162]-(([.C163]-[.C162])*[.G163]*32.2)/1.46666666666;4)&gt;[$Initial.$C$9];IF([.F163]=1;([.E162]-(([.C163]-[.C162])*[.G163]*32.2));([.E162]+(([.C163]-[.C162])*[.G163]*32.2)));[.D16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854">
            <text:p>0.7854</text:p>
          </table:table-cell>
          <table:table-cell table:style-name="ce16" table:formula="of:=IF([.E163]&gt;0;IF([.F163]=1;(([.E162]*0.03333333333)-(16.1*[.G163]*0.03333333333*0.0333333333));(([.E162]*0.03333333333)+(16.1*[.G163]*0.03333333333*0.0333333333)));0)" office:value-type="float" office:value="1.25101740010619">
            <text:p>1.2510</text:p>
          </table:table-cell>
          <table:table-cell table:style-name="ce16" table:formula="of:=TRUNC([.J162]+[.I163];4)" office:value-type="float" office:value="202.0797">
            <text:p>202.07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3]+1" office:value-type="float" office:value="161">
            <text:p>161</text:p>
          </table:table-cell>
          <table:table-cell table:style-name="ce11"/>
          <table:table-cell table:style-name="ce16" table:formula="of:=[.A164]*0.0333333333" office:value-type="float" office:value="5.3666666613">
            <text:p>5.3667</text:p>
          </table:table-cell>
          <table:table-cell table:style-name="ce16" table:formula="of:=IF([.D163]=[$Initial.$C$9];[$Initial.$C$10];IF(([.E164]/1.46666666666)&lt;[$Initial.$C$9];[$Initial.$C$9];([.E164]/1.46666666666)))" office:value-type="float" office:value="0">
            <text:p>0.0000</text:p>
          </table:table-cell>
          <table:table-cell table:style-name="ce16" table:formula="of:=IF(TRUNC([.E163]-(([.C164]-[.C163])*[.G164]*32.2)/1.46666666666;4)&gt;[$Initial.$C$9];IF([.F164]=1;([.E163]-(([.C164]-[.C163])*[.G164]*32.2));([.E163]+(([.C164]-[.C163])*[.G164]*32.2)));[.D16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868">
            <text:p>0.7868</text:p>
          </table:table-cell>
          <table:table-cell table:style-name="ce16" table:formula="of:=IF([.E164]&gt;0;IF([.F164]=1;(([.E163]*0.03333333333)-(16.1*[.G164]*0.03333333333*0.0333333333));(([.E163]*0.03333333333)+(16.1*[.G164]*0.03333333333*0.0333333333)));0)" office:value-type="float" office:value="1.25101740010619">
            <text:p>1.2510</text:p>
          </table:table-cell>
          <table:table-cell table:style-name="ce16" table:formula="of:=TRUNC([.J163]+[.I164];4)" office:value-type="float" office:value="203.3307">
            <text:p>203.33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4]+1" office:value-type="float" office:value="162">
            <text:p>162</text:p>
          </table:table-cell>
          <table:table-cell table:style-name="ce11"/>
          <table:table-cell table:style-name="ce16" table:formula="of:=[.A165]*0.0333333333" office:value-type="float" office:value="5.3999999946">
            <text:p>5.4000</text:p>
          </table:table-cell>
          <table:table-cell table:style-name="ce16" table:formula="of:=IF([.D164]=[$Initial.$C$9];[$Initial.$C$10];IF(([.E165]/1.46666666666)&lt;[$Initial.$C$9];[$Initial.$C$9];([.E165]/1.46666666666)))" office:value-type="float" office:value="26.67">
            <text:p>26.6700</text:p>
          </table:table-cell>
          <table:table-cell table:style-name="ce16" table:formula="of:=IF(TRUNC([.E164]-(([.C165]-[.C164])*[.G165]*32.2)/1.46666666666;4)&gt;[$Initial.$C$9];IF([.F165]=1;([.E164]-(([.C165]-[.C164])*[.G165]*32.2));([.E164]+(([.C165]-[.C164])*[.G165]*32.2)));[.D16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883">
            <text:p>0.7883</text:p>
          </table:table-cell>
          <table:table-cell table:style-name="ce16" table:formula="of:=IF([.E165]&gt;0;IF([.F165]=1;(([.E164]*0.03333333333)-(16.1*[.G165]*0.03333333333*0.0333333333));(([.E164]*0.03333333333)+(16.1*[.G165]*0.03333333333*0.0333333333)));0)" office:value-type="float" office:value="1.25101740010619">
            <text:p>1.2510</text:p>
          </table:table-cell>
          <table:table-cell table:style-name="ce16" table:formula="of:=TRUNC([.J164]+[.I165];4)" office:value-type="float" office:value="204.5817">
            <text:p>204.58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5]+1" office:value-type="float" office:value="163">
            <text:p>163</text:p>
          </table:table-cell>
          <table:table-cell table:style-name="ce11"/>
          <table:table-cell table:style-name="ce16" table:formula="of:=[.A166]*0.0333333333" office:value-type="float" office:value="5.4333333279">
            <text:p>5.4333</text:p>
          </table:table-cell>
          <table:table-cell table:style-name="ce16" table:formula="of:=IF([.D165]=[$Initial.$C$9];[$Initial.$C$10];IF(([.E166]/1.46666666666)&lt;[$Initial.$C$9];[$Initial.$C$9];([.E166]/1.46666666666)))" office:value-type="float" office:value="0">
            <text:p>0.0000</text:p>
          </table:table-cell>
          <table:table-cell table:style-name="ce16" table:formula="of:=IF(TRUNC([.E165]-(([.C166]-[.C165])*[.G166]*32.2)/1.46666666666;4)&gt;[$Initial.$C$9];IF([.F166]=1;([.E165]-(([.C166]-[.C165])*[.G166]*32.2));([.E165]+(([.C166]-[.C165])*[.G166]*32.2)));[.D16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797">
            <text:p>0.8797</text:p>
          </table:table-cell>
          <table:table-cell table:style-name="ce16" table:formula="of:=IF([.E166]&gt;0;IF([.F166]=1;(([.E165]*0.03333333333)-(16.1*[.G166]*0.03333333333*0.0333333333));(([.E165]*0.03333333333)+(16.1*[.G166]*0.03333333333*0.0333333333)));0)" office:value-type="float" office:value="1.25101740010619">
            <text:p>1.2510</text:p>
          </table:table-cell>
          <table:table-cell table:style-name="ce16" table:formula="of:=TRUNC([.J165]+[.I166];4)" office:value-type="float" office:value="205.8327">
            <text:p>205.83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6]+1" office:value-type="float" office:value="164">
            <text:p>164</text:p>
          </table:table-cell>
          <table:table-cell table:style-name="ce11"/>
          <table:table-cell table:style-name="ce16" table:formula="of:=[.A167]*0.0333333333" office:value-type="float" office:value="5.4666666612">
            <text:p>5.4667</text:p>
          </table:table-cell>
          <table:table-cell table:style-name="ce16" table:formula="of:=IF([.D166]=[$Initial.$C$9];[$Initial.$C$10];IF(([.E167]/1.46666666666)&lt;[$Initial.$C$9];[$Initial.$C$9];([.E167]/1.46666666666)))" office:value-type="float" office:value="26.67">
            <text:p>26.6700</text:p>
          </table:table-cell>
          <table:table-cell table:style-name="ce16" table:formula="of:=IF(TRUNC([.E166]-(([.C167]-[.C166])*[.G167]*32.2)/1.46666666666;4)&gt;[$Initial.$C$9];IF([.F167]=1;([.E166]-(([.C167]-[.C166])*[.G167]*32.2));([.E166]+(([.C167]-[.C166])*[.G167]*32.2)));[.D16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912">
            <text:p>0.7912</text:p>
          </table:table-cell>
          <table:table-cell table:style-name="ce16" table:formula="of:=IF([.E167]&gt;0;IF([.F167]=1;(([.E166]*0.03333333333)-(16.1*[.G167]*0.03333333333*0.0333333333));(([.E166]*0.03333333333)+(16.1*[.G167]*0.03333333333*0.0333333333)));0)" office:value-type="float" office:value="1.25101740010619">
            <text:p>1.2510</text:p>
          </table:table-cell>
          <table:table-cell table:style-name="ce16" table:formula="of:=TRUNC([.J166]+[.I167];4)" office:value-type="float" office:value="207.0837">
            <text:p>207.08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7]+1" office:value-type="float" office:value="165">
            <text:p>165</text:p>
          </table:table-cell>
          <table:table-cell table:style-name="ce11"/>
          <table:table-cell table:style-name="ce16" table:formula="of:=[.A168]*0.0333333333" office:value-type="float" office:value="5.4999999945">
            <text:p>5.5000</text:p>
          </table:table-cell>
          <table:table-cell table:style-name="ce16" table:formula="of:=IF([.D167]=[$Initial.$C$9];[$Initial.$C$10];IF(([.E168]/1.46666666666)&lt;[$Initial.$C$9];[$Initial.$C$9];([.E168]/1.46666666666)))" office:value-type="float" office:value="0">
            <text:p>0.0000</text:p>
          </table:table-cell>
          <table:table-cell table:style-name="ce16" table:formula="of:=IF(TRUNC([.E167]-(([.C168]-[.C167])*[.G168]*32.2)/1.46666666666;4)&gt;[$Initial.$C$9];IF([.F168]=1;([.E167]-(([.C168]-[.C167])*[.G168]*32.2));([.E167]+(([.C168]-[.C167])*[.G168]*32.2)));[.D16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926">
            <text:p>0.7926</text:p>
          </table:table-cell>
          <table:table-cell table:style-name="ce16" table:formula="of:=IF([.E168]&gt;0;IF([.F168]=1;(([.E167]*0.03333333333)-(16.1*[.G168]*0.03333333333*0.0333333333));(([.E167]*0.03333333333)+(16.1*[.G168]*0.03333333333*0.0333333333)));0)" office:value-type="float" office:value="1.25101740010619">
            <text:p>1.2510</text:p>
          </table:table-cell>
          <table:table-cell table:style-name="ce16" table:formula="of:=TRUNC([.J167]+[.I168];4)" office:value-type="float" office:value="208.3347">
            <text:p>208.33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8]+1" office:value-type="float" office:value="166">
            <text:p>166</text:p>
          </table:table-cell>
          <table:table-cell table:style-name="ce11"/>
          <table:table-cell table:style-name="ce16" table:formula="of:=[.A169]*0.0333333333" office:value-type="float" office:value="5.5333333278">
            <text:p>5.5333</text:p>
          </table:table-cell>
          <table:table-cell table:style-name="ce16" table:formula="of:=IF([.D168]=[$Initial.$C$9];[$Initial.$C$10];IF(([.E169]/1.46666666666)&lt;[$Initial.$C$9];[$Initial.$C$9];([.E169]/1.46666666666)))" office:value-type="float" office:value="26.67">
            <text:p>26.6700</text:p>
          </table:table-cell>
          <table:table-cell table:style-name="ce16" table:formula="of:=IF(TRUNC([.E168]-(([.C169]-[.C168])*[.G169]*32.2)/1.46666666666;4)&gt;[$Initial.$C$9];IF([.F169]=1;([.E168]-(([.C169]-[.C168])*[.G169]*32.2));([.E168]+(([.C169]-[.C168])*[.G169]*32.2)));[.D16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942">
            <text:p>0.7942</text:p>
          </table:table-cell>
          <table:table-cell table:style-name="ce16" table:formula="of:=IF([.E169]&gt;0;IF([.F169]=1;(([.E168]*0.03333333333)-(16.1*[.G169]*0.03333333333*0.0333333333));(([.E168]*0.03333333333)+(16.1*[.G169]*0.03333333333*0.0333333333)));0)" office:value-type="float" office:value="1.25101740010619">
            <text:p>1.2510</text:p>
          </table:table-cell>
          <table:table-cell table:style-name="ce16" table:formula="of:=TRUNC([.J168]+[.I169];4)" office:value-type="float" office:value="209.5857">
            <text:p>209.58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69]+1" office:value-type="float" office:value="167">
            <text:p>167</text:p>
          </table:table-cell>
          <table:table-cell table:style-name="ce11"/>
          <table:table-cell table:style-name="ce16" table:formula="of:=[.A170]*0.0333333333" office:value-type="float" office:value="5.5666666611">
            <text:p>5.5667</text:p>
          </table:table-cell>
          <table:table-cell table:style-name="ce16" table:formula="of:=IF([.D169]=[$Initial.$C$9];[$Initial.$C$10];IF(([.E170]/1.46666666666)&lt;[$Initial.$C$9];[$Initial.$C$9];([.E170]/1.46666666666)))" office:value-type="float" office:value="0">
            <text:p>0.0000</text:p>
          </table:table-cell>
          <table:table-cell table:style-name="ce16" table:formula="of:=IF(TRUNC([.E169]-(([.C170]-[.C169])*[.G170]*32.2)/1.46666666666;4)&gt;[$Initial.$C$9];IF([.F170]=1;([.E169]-(([.C170]-[.C169])*[.G170]*32.2));([.E169]+(([.C170]-[.C169])*[.G170]*32.2)));[.D17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957">
            <text:p>0.7957</text:p>
          </table:table-cell>
          <table:table-cell table:style-name="ce16" table:formula="of:=IF([.E170]&gt;0;IF([.F170]=1;(([.E169]*0.03333333333)-(16.1*[.G170]*0.03333333333*0.0333333333));(([.E169]*0.03333333333)+(16.1*[.G170]*0.03333333333*0.0333333333)));0)" office:value-type="float" office:value="1.25101740010619">
            <text:p>1.2510</text:p>
          </table:table-cell>
          <table:table-cell table:style-name="ce16" table:formula="of:=TRUNC([.J169]+[.I170];4)" office:value-type="float" office:value="210.8367">
            <text:p>210.83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0]+1" office:value-type="float" office:value="168">
            <text:p>168</text:p>
          </table:table-cell>
          <table:table-cell table:style-name="ce11"/>
          <table:table-cell table:style-name="ce16" table:formula="of:=[.A171]*0.0333333333" office:value-type="float" office:value="5.5999999944">
            <text:p>5.6000</text:p>
          </table:table-cell>
          <table:table-cell table:style-name="ce16" table:formula="of:=IF([.D170]=[$Initial.$C$9];[$Initial.$C$10];IF(([.E171]/1.46666666666)&lt;[$Initial.$C$9];[$Initial.$C$9];([.E171]/1.46666666666)))" office:value-type="float" office:value="26.67">
            <text:p>26.6700</text:p>
          </table:table-cell>
          <table:table-cell table:style-name="ce16" table:formula="of:=IF(TRUNC([.E170]-(([.C171]-[.C170])*[.G171]*32.2)/1.46666666666;4)&gt;[$Initial.$C$9];IF([.F171]=1;([.E170]-(([.C171]-[.C170])*[.G171]*32.2));([.E170]+(([.C171]-[.C170])*[.G171]*32.2)));[.D17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972">
            <text:p>0.7972</text:p>
          </table:table-cell>
          <table:table-cell table:style-name="ce16" table:formula="of:=IF([.E171]&gt;0;IF([.F171]=1;(([.E170]*0.03333333333)-(16.1*[.G171]*0.03333333333*0.0333333333));(([.E170]*0.03333333333)+(16.1*[.G171]*0.03333333333*0.0333333333)));0)" office:value-type="float" office:value="1.25101740010619">
            <text:p>1.2510</text:p>
          </table:table-cell>
          <table:table-cell table:style-name="ce16" table:formula="of:=TRUNC([.J170]+[.I171];4)" office:value-type="float" office:value="212.0877">
            <text:p>212.08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1]+1" office:value-type="float" office:value="169">
            <text:p>169</text:p>
          </table:table-cell>
          <table:table-cell table:style-name="ce11"/>
          <table:table-cell table:style-name="ce16" table:formula="of:=[.A172]*0.0333333333" office:value-type="float" office:value="5.6333333277">
            <text:p>5.6333</text:p>
          </table:table-cell>
          <table:table-cell table:style-name="ce16" table:formula="of:=IF([.D171]=[$Initial.$C$9];[$Initial.$C$10];IF(([.E172]/1.46666666666)&lt;[$Initial.$C$9];[$Initial.$C$9];([.E172]/1.46666666666)))" office:value-type="float" office:value="0">
            <text:p>0.0000</text:p>
          </table:table-cell>
          <table:table-cell table:style-name="ce16" table:formula="of:=IF(TRUNC([.E171]-(([.C172]-[.C171])*[.G172]*32.2)/1.46666666666;4)&gt;[$Initial.$C$9];IF([.F172]=1;([.E171]-(([.C172]-[.C171])*[.G172]*32.2));([.E171]+(([.C172]-[.C171])*[.G172]*32.2)));[.D17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7992">
            <text:p>0.7992</text:p>
          </table:table-cell>
          <table:table-cell table:style-name="ce16" table:formula="of:=IF([.E172]&gt;0;IF([.F172]=1;(([.E171]*0.03333333333)-(16.1*[.G172]*0.03333333333*0.0333333333));(([.E171]*0.03333333333)+(16.1*[.G172]*0.03333333333*0.0333333333)));0)" office:value-type="float" office:value="1.25101740010619">
            <text:p>1.2510</text:p>
          </table:table-cell>
          <table:table-cell table:style-name="ce16" table:formula="of:=TRUNC([.J171]+[.I172];4)" office:value-type="float" office:value="213.3387">
            <text:p>213.33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2]+1" office:value-type="float" office:value="170">
            <text:p>170</text:p>
          </table:table-cell>
          <table:table-cell table:style-name="ce11"/>
          <table:table-cell table:style-name="ce16" table:formula="of:=[.A173]*0.0333333333" office:value-type="float" office:value="5.666666661">
            <text:p>5.6667</text:p>
          </table:table-cell>
          <table:table-cell table:style-name="ce16" table:formula="of:=IF([.D172]=[$Initial.$C$9];[$Initial.$C$10];IF(([.E173]/1.46666666666)&lt;[$Initial.$C$9];[$Initial.$C$9];([.E173]/1.46666666666)))" office:value-type="float" office:value="26.67">
            <text:p>26.6700</text:p>
          </table:table-cell>
          <table:table-cell table:style-name="ce16" table:formula="of:=IF(TRUNC([.E172]-(([.C173]-[.C172])*[.G173]*32.2)/1.46666666666;4)&gt;[$Initial.$C$9];IF([.F173]=1;([.E172]-(([.C173]-[.C172])*[.G173]*32.2));([.E172]+(([.C173]-[.C172])*[.G173]*32.2)));[.D17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007">
            <text:p>0.8007</text:p>
          </table:table-cell>
          <table:table-cell table:style-name="ce16" table:formula="of:=IF([.E173]&gt;0;IF([.F173]=1;(([.E172]*0.03333333333)-(16.1*[.G173]*0.03333333333*0.0333333333));(([.E172]*0.03333333333)+(16.1*[.G173]*0.03333333333*0.0333333333)));0)" office:value-type="float" office:value="1.25101740010619">
            <text:p>1.2510</text:p>
          </table:table-cell>
          <table:table-cell table:style-name="ce16" table:formula="of:=TRUNC([.J172]+[.I173];4)" office:value-type="float" office:value="214.5897">
            <text:p>214.58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3]+1" office:value-type="float" office:value="171">
            <text:p>171</text:p>
          </table:table-cell>
          <table:table-cell table:style-name="ce11"/>
          <table:table-cell table:style-name="ce16" table:formula="of:=[.A174]*0.0333333333" office:value-type="float" office:value="5.6999999943">
            <text:p>5.7000</text:p>
          </table:table-cell>
          <table:table-cell table:style-name="ce16" table:formula="of:=IF([.D173]=[$Initial.$C$9];[$Initial.$C$10];IF(([.E174]/1.46666666666)&lt;[$Initial.$C$9];[$Initial.$C$9];([.E174]/1.46666666666)))" office:value-type="float" office:value="0">
            <text:p>0.0000</text:p>
          </table:table-cell>
          <table:table-cell table:style-name="ce16" table:formula="of:=IF(TRUNC([.E173]-(([.C174]-[.C173])*[.G174]*32.2)/1.46666666666;4)&gt;[$Initial.$C$9];IF([.F174]=1;([.E173]-(([.C174]-[.C173])*[.G174]*32.2));([.E173]+(([.C174]-[.C173])*[.G174]*32.2)));[.D17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023">
            <text:p>0.8023</text:p>
          </table:table-cell>
          <table:table-cell table:style-name="ce16" table:formula="of:=IF([.E174]&gt;0;IF([.F174]=1;(([.E173]*0.03333333333)-(16.1*[.G174]*0.03333333333*0.0333333333));(([.E173]*0.03333333333)+(16.1*[.G174]*0.03333333333*0.0333333333)));0)" office:value-type="float" office:value="1.25101740010619">
            <text:p>1.2510</text:p>
          </table:table-cell>
          <table:table-cell table:style-name="ce16" table:formula="of:=TRUNC([.J173]+[.I174];4)" office:value-type="float" office:value="215.8407">
            <text:p>215.84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4]+1" office:value-type="float" office:value="172">
            <text:p>172</text:p>
          </table:table-cell>
          <table:table-cell table:style-name="ce11"/>
          <table:table-cell table:style-name="ce16" table:formula="of:=[.A175]*0.0333333333" office:value-type="float" office:value="5.7333333276">
            <text:p>5.7333</text:p>
          </table:table-cell>
          <table:table-cell table:style-name="ce16" table:formula="of:=IF([.D174]=[$Initial.$C$9];[$Initial.$C$10];IF(([.E175]/1.46666666666)&lt;[$Initial.$C$9];[$Initial.$C$9];([.E175]/1.46666666666)))" office:value-type="float" office:value="26.67">
            <text:p>26.6700</text:p>
          </table:table-cell>
          <table:table-cell table:style-name="ce16" table:formula="of:=IF(TRUNC([.E174]-(([.C175]-[.C174])*[.G175]*32.2)/1.46666666666;4)&gt;[$Initial.$C$9];IF([.F175]=1;([.E174]-(([.C175]-[.C174])*[.G175]*32.2));([.E174]+(([.C175]-[.C174])*[.G175]*32.2)));[.D17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039">
            <text:p>0.8039</text:p>
          </table:table-cell>
          <table:table-cell table:style-name="ce16" table:formula="of:=IF([.E175]&gt;0;IF([.F175]=1;(([.E174]*0.03333333333)-(16.1*[.G175]*0.03333333333*0.0333333333));(([.E174]*0.03333333333)+(16.1*[.G175]*0.03333333333*0.0333333333)));0)" office:value-type="float" office:value="1.25101740010619">
            <text:p>1.2510</text:p>
          </table:table-cell>
          <table:table-cell table:style-name="ce16" table:formula="of:=TRUNC([.J174]+[.I175];4)" office:value-type="float" office:value="217.0917">
            <text:p>217.09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5]+1" office:value-type="float" office:value="173">
            <text:p>173</text:p>
          </table:table-cell>
          <table:table-cell table:style-name="ce11"/>
          <table:table-cell table:style-name="ce16" table:formula="of:=[.A176]*0.0333333333" office:value-type="float" office:value="5.7666666609">
            <text:p>5.7667</text:p>
          </table:table-cell>
          <table:table-cell table:style-name="ce16" table:formula="of:=IF([.D175]=[$Initial.$C$9];[$Initial.$C$10];IF(([.E176]/1.46666666666)&lt;[$Initial.$C$9];[$Initial.$C$9];([.E176]/1.46666666666)))" office:value-type="float" office:value="0">
            <text:p>0.0000</text:p>
          </table:table-cell>
          <table:table-cell table:style-name="ce16" table:formula="of:=IF(TRUNC([.E175]-(([.C176]-[.C175])*[.G176]*32.2)/1.46666666666;4)&gt;[$Initial.$C$9];IF([.F176]=1;([.E175]-(([.C176]-[.C175])*[.G176]*32.2));([.E175]+(([.C176]-[.C175])*[.G176]*32.2)));[.D17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055">
            <text:p>0.8055</text:p>
          </table:table-cell>
          <table:table-cell table:style-name="ce16" table:formula="of:=IF([.E176]&gt;0;IF([.F176]=1;(([.E175]*0.03333333333)-(16.1*[.G176]*0.03333333333*0.0333333333));(([.E175]*0.03333333333)+(16.1*[.G176]*0.03333333333*0.0333333333)));0)" office:value-type="float" office:value="1.25101740010619">
            <text:p>1.2510</text:p>
          </table:table-cell>
          <table:table-cell table:style-name="ce16" table:formula="of:=TRUNC([.J175]+[.I176];4)" office:value-type="float" office:value="218.3427">
            <text:p>218.34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6]+1" office:value-type="float" office:value="174">
            <text:p>174</text:p>
          </table:table-cell>
          <table:table-cell table:style-name="ce11"/>
          <table:table-cell table:style-name="ce16" table:formula="of:=[.A177]*0.0333333333" office:value-type="float" office:value="5.7999999942">
            <text:p>5.8000</text:p>
          </table:table-cell>
          <table:table-cell table:style-name="ce16" table:formula="of:=IF([.D176]=[$Initial.$C$9];[$Initial.$C$10];IF(([.E177]/1.46666666666)&lt;[$Initial.$C$9];[$Initial.$C$9];([.E177]/1.46666666666)))" office:value-type="float" office:value="26.67">
            <text:p>26.6700</text:p>
          </table:table-cell>
          <table:table-cell table:style-name="ce16" table:formula="of:=IF(TRUNC([.E176]-(([.C177]-[.C176])*[.G177]*32.2)/1.46666666666;4)&gt;[$Initial.$C$9];IF([.F177]=1;([.E176]-(([.C177]-[.C176])*[.G177]*32.2));([.E176]+(([.C177]-[.C176])*[.G177]*32.2)));[.D17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071">
            <text:p>0.8071</text:p>
          </table:table-cell>
          <table:table-cell table:style-name="ce16" table:formula="of:=IF([.E177]&gt;0;IF([.F177]=1;(([.E176]*0.03333333333)-(16.1*[.G177]*0.03333333333*0.0333333333));(([.E176]*0.03333333333)+(16.1*[.G177]*0.03333333333*0.0333333333)));0)" office:value-type="float" office:value="1.25101740010619">
            <text:p>1.2510</text:p>
          </table:table-cell>
          <table:table-cell table:style-name="ce16" table:formula="of:=TRUNC([.J176]+[.I177];4)" office:value-type="float" office:value="219.5937">
            <text:p>219.59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7]+1" office:value-type="float" office:value="175">
            <text:p>175</text:p>
          </table:table-cell>
          <table:table-cell table:style-name="ce11"/>
          <table:table-cell table:style-name="ce16" table:formula="of:=[.A178]*0.0333333333" office:value-type="float" office:value="5.8333333275">
            <text:p>5.8333</text:p>
          </table:table-cell>
          <table:table-cell table:style-name="ce16" table:formula="of:=IF([.D177]=[$Initial.$C$9];[$Initial.$C$10];IF(([.E178]/1.46666666666)&lt;[$Initial.$C$9];[$Initial.$C$9];([.E178]/1.46666666666)))" office:value-type="float" office:value="0">
            <text:p>0.0000</text:p>
          </table:table-cell>
          <table:table-cell table:style-name="ce16" table:formula="of:=IF(TRUNC([.E177]-(([.C178]-[.C177])*[.G178]*32.2)/1.46666666666;4)&gt;[$Initial.$C$9];IF([.F178]=1;([.E177]-(([.C178]-[.C177])*[.G178]*32.2));([.E177]+(([.C178]-[.C177])*[.G178]*32.2)));[.D17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088">
            <text:p>0.8088</text:p>
          </table:table-cell>
          <table:table-cell table:style-name="ce16" table:formula="of:=IF([.E178]&gt;0;IF([.F178]=1;(([.E177]*0.03333333333)-(16.1*[.G178]*0.03333333333*0.0333333333));(([.E177]*0.03333333333)+(16.1*[.G178]*0.03333333333*0.0333333333)));0)" office:value-type="float" office:value="1.25101740010619">
            <text:p>1.2510</text:p>
          </table:table-cell>
          <table:table-cell table:style-name="ce16" table:formula="of:=TRUNC([.J177]+[.I178];4)" office:value-type="float" office:value="220.8447">
            <text:p>220.84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8]+1" office:value-type="float" office:value="176">
            <text:p>176</text:p>
          </table:table-cell>
          <table:table-cell table:style-name="ce11"/>
          <table:table-cell table:style-name="ce16" table:formula="of:=[.A179]*0.0333333333" office:value-type="float" office:value="5.8666666608">
            <text:p>5.8667</text:p>
          </table:table-cell>
          <table:table-cell table:style-name="ce16" table:formula="of:=IF([.D178]=[$Initial.$C$9];[$Initial.$C$10];IF(([.E179]/1.46666666666)&lt;[$Initial.$C$9];[$Initial.$C$9];([.E179]/1.46666666666)))" office:value-type="float" office:value="26.67">
            <text:p>26.6700</text:p>
          </table:table-cell>
          <table:table-cell table:style-name="ce16" table:formula="of:=IF(TRUNC([.E178]-(([.C179]-[.C178])*[.G179]*32.2)/1.46666666666;4)&gt;[$Initial.$C$9];IF([.F179]=1;([.E178]-(([.C179]-[.C178])*[.G179]*32.2));([.E178]+(([.C179]-[.C178])*[.G179]*32.2)));[.D17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105">
            <text:p>0.8105</text:p>
          </table:table-cell>
          <table:table-cell table:style-name="ce16" table:formula="of:=IF([.E179]&gt;0;IF([.F179]=1;(([.E178]*0.03333333333)-(16.1*[.G179]*0.03333333333*0.0333333333));(([.E178]*0.03333333333)+(16.1*[.G179]*0.03333333333*0.0333333333)));0)" office:value-type="float" office:value="1.25101740010619">
            <text:p>1.2510</text:p>
          </table:table-cell>
          <table:table-cell table:style-name="ce16" table:formula="of:=TRUNC([.J178]+[.I179];4)" office:value-type="float" office:value="222.0957">
            <text:p>222.09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79]+1" office:value-type="float" office:value="177">
            <text:p>177</text:p>
          </table:table-cell>
          <table:table-cell table:style-name="ce11"/>
          <table:table-cell table:style-name="ce16" table:formula="of:=[.A180]*0.0333333333" office:value-type="float" office:value="5.8999999941">
            <text:p>5.9000</text:p>
          </table:table-cell>
          <table:table-cell table:style-name="ce16" table:formula="of:=IF([.D179]=[$Initial.$C$9];[$Initial.$C$10];IF(([.E180]/1.46666666666)&lt;[$Initial.$C$9];[$Initial.$C$9];([.E180]/1.46666666666)))" office:value-type="float" office:value="0">
            <text:p>0.0000</text:p>
          </table:table-cell>
          <table:table-cell table:style-name="ce16" table:formula="of:=IF(TRUNC([.E179]-(([.C180]-[.C179])*[.G180]*32.2)/1.46666666666;4)&gt;[$Initial.$C$9];IF([.F180]=1;([.E179]-(([.C180]-[.C179])*[.G180]*32.2));([.E179]+(([.C180]-[.C179])*[.G180]*32.2)));[.D18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121">
            <text:p>0.8121</text:p>
          </table:table-cell>
          <table:table-cell table:style-name="ce16" table:formula="of:=IF([.E180]&gt;0;IF([.F180]=1;(([.E179]*0.03333333333)-(16.1*[.G180]*0.03333333333*0.0333333333));(([.E179]*0.03333333333)+(16.1*[.G180]*0.03333333333*0.0333333333)));0)" office:value-type="float" office:value="1.25101740010619">
            <text:p>1.2510</text:p>
          </table:table-cell>
          <table:table-cell table:style-name="ce16" table:formula="of:=TRUNC([.J179]+[.I180];4)" office:value-type="float" office:value="223.3467">
            <text:p>223.34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0]+1" office:value-type="float" office:value="178">
            <text:p>178</text:p>
          </table:table-cell>
          <table:table-cell table:style-name="ce11"/>
          <table:table-cell table:style-name="ce16" table:formula="of:=[.A181]*0.0333333333" office:value-type="float" office:value="5.9333333274">
            <text:p>5.9333</text:p>
          </table:table-cell>
          <table:table-cell table:style-name="ce16" table:formula="of:=IF([.D180]=[$Initial.$C$9];[$Initial.$C$10];IF(([.E181]/1.46666666666)&lt;[$Initial.$C$9];[$Initial.$C$9];([.E181]/1.46666666666)))" office:value-type="float" office:value="26.67">
            <text:p>26.6700</text:p>
          </table:table-cell>
          <table:table-cell table:style-name="ce16" table:formula="of:=IF(TRUNC([.E180]-(([.C181]-[.C180])*[.G181]*32.2)/1.46666666666;4)&gt;[$Initial.$C$9];IF([.F181]=1;([.E180]-(([.C181]-[.C180])*[.G181]*32.2));([.E180]+(([.C181]-[.C180])*[.G181]*32.2)));[.D18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139">
            <text:p>0.8139</text:p>
          </table:table-cell>
          <table:table-cell table:style-name="ce16" table:formula="of:=IF([.E181]&gt;0;IF([.F181]=1;(([.E180]*0.03333333333)-(16.1*[.G181]*0.03333333333*0.0333333333));(([.E180]*0.03333333333)+(16.1*[.G181]*0.03333333333*0.0333333333)));0)" office:value-type="float" office:value="1.25101740010619">
            <text:p>1.2510</text:p>
          </table:table-cell>
          <table:table-cell table:style-name="ce16" table:formula="of:=TRUNC([.J180]+[.I181];4)" office:value-type="float" office:value="224.5977">
            <text:p>224.59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1]+1" office:value-type="float" office:value="179">
            <text:p>179</text:p>
          </table:table-cell>
          <table:table-cell table:style-name="ce11"/>
          <table:table-cell table:style-name="ce16" table:formula="of:=[.A182]*0.0333333333" office:value-type="float" office:value="5.9666666607">
            <text:p>5.9667</text:p>
          </table:table-cell>
          <table:table-cell table:style-name="ce16" table:formula="of:=IF([.D181]=[$Initial.$C$9];[$Initial.$C$10];IF(([.E182]/1.46666666666)&lt;[$Initial.$C$9];[$Initial.$C$9];([.E182]/1.46666666666)))" office:value-type="float" office:value="0">
            <text:p>0.0000</text:p>
          </table:table-cell>
          <table:table-cell table:style-name="ce16" table:formula="of:=IF(TRUNC([.E181]-(([.C182]-[.C181])*[.G182]*32.2)/1.46666666666;4)&gt;[$Initial.$C$9];IF([.F182]=1;([.E181]-(([.C182]-[.C181])*[.G182]*32.2));([.E181]+(([.C182]-[.C181])*[.G182]*32.2)));[.D18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156">
            <text:p>0.8156</text:p>
          </table:table-cell>
          <table:table-cell table:style-name="ce16" table:formula="of:=IF([.E182]&gt;0;IF([.F182]=1;(([.E181]*0.03333333333)-(16.1*[.G182]*0.03333333333*0.0333333333));(([.E181]*0.03333333333)+(16.1*[.G182]*0.03333333333*0.0333333333)));0)" office:value-type="float" office:value="1.25101740010619">
            <text:p>1.2510</text:p>
          </table:table-cell>
          <table:table-cell table:style-name="ce16" table:formula="of:=TRUNC([.J181]+[.I182];4)" office:value-type="float" office:value="225.8487">
            <text:p>225.84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2]+1" office:value-type="float" office:value="180">
            <text:p>180</text:p>
          </table:table-cell>
          <table:table-cell table:style-name="ce11"/>
          <table:table-cell table:style-name="ce16" table:formula="of:=[.A183]*0.0333333333" office:value-type="float" office:value="5.999999994">
            <text:p>6.0000</text:p>
          </table:table-cell>
          <table:table-cell table:style-name="ce16" table:formula="of:=IF([.D182]=[$Initial.$C$9];[$Initial.$C$10];IF(([.E183]/1.46666666666)&lt;[$Initial.$C$9];[$Initial.$C$9];([.E183]/1.46666666666)))" office:value-type="float" office:value="26.67">
            <text:p>26.6700</text:p>
          </table:table-cell>
          <table:table-cell table:style-name="ce16" table:formula="of:=IF(TRUNC([.E182]-(([.C183]-[.C182])*[.G183]*32.2)/1.46666666666;4)&gt;[$Initial.$C$9];IF([.F183]=1;([.E182]-(([.C183]-[.C182])*[.G183]*32.2));([.E182]+(([.C183]-[.C182])*[.G183]*32.2)));[.D18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174">
            <text:p>0.8174</text:p>
          </table:table-cell>
          <table:table-cell table:style-name="ce16" table:formula="of:=IF([.E183]&gt;0;IF([.F183]=1;(([.E182]*0.03333333333)-(16.1*[.G183]*0.03333333333*0.0333333333));(([.E182]*0.03333333333)+(16.1*[.G183]*0.03333333333*0.0333333333)));0)" office:value-type="float" office:value="1.25101740010619">
            <text:p>1.2510</text:p>
          </table:table-cell>
          <table:table-cell table:style-name="ce16" table:formula="of:=TRUNC([.J182]+[.I183];4)" office:value-type="float" office:value="227.0997">
            <text:p>227.09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3]+1" office:value-type="float" office:value="181">
            <text:p>181</text:p>
          </table:table-cell>
          <table:table-cell table:style-name="ce11"/>
          <table:table-cell table:style-name="ce16" table:formula="of:=[.A184]*0.0333333333" office:value-type="float" office:value="6.0333333273">
            <text:p>6.0333</text:p>
          </table:table-cell>
          <table:table-cell table:style-name="ce16" table:formula="of:=IF([.D183]=[$Initial.$C$9];[$Initial.$C$10];IF(([.E184]/1.46666666666)&lt;[$Initial.$C$9];[$Initial.$C$9];([.E184]/1.46666666666)))" office:value-type="float" office:value="0">
            <text:p>0.0000</text:p>
          </table:table-cell>
          <table:table-cell table:style-name="ce16" table:formula="of:=IF(TRUNC([.E183]-(([.C184]-[.C183])*[.G184]*32.2)/1.46666666666;4)&gt;[$Initial.$C$9];IF([.F184]=1;([.E183]-(([.C184]-[.C183])*[.G184]*32.2));([.E183]+(([.C184]-[.C183])*[.G184]*32.2)));[.D18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196">
            <text:p>0.8196</text:p>
          </table:table-cell>
          <table:table-cell table:style-name="ce16" table:formula="of:=IF([.E184]&gt;0;IF([.F184]=1;(([.E183]*0.03333333333)-(16.1*[.G184]*0.03333333333*0.0333333333));(([.E183]*0.03333333333)+(16.1*[.G184]*0.03333333333*0.0333333333)));0)" office:value-type="float" office:value="1.25101740010619">
            <text:p>1.2510</text:p>
          </table:table-cell>
          <table:table-cell table:style-name="ce16" table:formula="of:=TRUNC([.J183]+[.I184];4)" office:value-type="float" office:value="228.3507">
            <text:p>228.35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4]+1" office:value-type="float" office:value="182">
            <text:p>182</text:p>
          </table:table-cell>
          <table:table-cell table:style-name="ce11"/>
          <table:table-cell table:style-name="ce16" table:formula="of:=[.A185]*0.0333333333" office:value-type="float" office:value="6.0666666606">
            <text:p>6.0667</text:p>
          </table:table-cell>
          <table:table-cell table:style-name="ce16" table:formula="of:=IF([.D184]=[$Initial.$C$9];[$Initial.$C$10];IF(([.E185]/1.46666666666)&lt;[$Initial.$C$9];[$Initial.$C$9];([.E185]/1.46666666666)))" office:value-type="float" office:value="26.67">
            <text:p>26.6700</text:p>
          </table:table-cell>
          <table:table-cell table:style-name="ce16" table:formula="of:=IF(TRUNC([.E184]-(([.C185]-[.C184])*[.G185]*32.2)/1.46666666666;4)&gt;[$Initial.$C$9];IF([.F185]=1;([.E184]-(([.C185]-[.C184])*[.G185]*32.2));([.E184]+(([.C185]-[.C184])*[.G185]*32.2)));[.D18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214">
            <text:p>0.8214</text:p>
          </table:table-cell>
          <table:table-cell table:style-name="ce16" table:formula="of:=IF([.E185]&gt;0;IF([.F185]=1;(([.E184]*0.03333333333)-(16.1*[.G185]*0.03333333333*0.0333333333));(([.E184]*0.03333333333)+(16.1*[.G185]*0.03333333333*0.0333333333)));0)" office:value-type="float" office:value="1.25101740010619">
            <text:p>1.2510</text:p>
          </table:table-cell>
          <table:table-cell table:style-name="ce16" table:formula="of:=TRUNC([.J184]+[.I185];4)" office:value-type="float" office:value="229.6017">
            <text:p>229.60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5]+1" office:value-type="float" office:value="183">
            <text:p>183</text:p>
          </table:table-cell>
          <table:table-cell table:style-name="ce11"/>
          <table:table-cell table:style-name="ce16" table:formula="of:=[.A186]*0.0333333333" office:value-type="float" office:value="6.0999999939">
            <text:p>6.1000</text:p>
          </table:table-cell>
          <table:table-cell table:style-name="ce16" table:formula="of:=IF([.D185]=[$Initial.$C$9];[$Initial.$C$10];IF(([.E186]/1.46666666666)&lt;[$Initial.$C$9];[$Initial.$C$9];([.E186]/1.46666666666)))" office:value-type="float" office:value="0">
            <text:p>0.0000</text:p>
          </table:table-cell>
          <table:table-cell table:style-name="ce16" table:formula="of:=IF(TRUNC([.E185]-(([.C186]-[.C185])*[.G186]*32.2)/1.46666666666;4)&gt;[$Initial.$C$9];IF([.F186]=1;([.E185]-(([.C186]-[.C185])*[.G186]*32.2));([.E185]+(([.C186]-[.C185])*[.G186]*32.2)));[.D18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232">
            <text:p>0.8232</text:p>
          </table:table-cell>
          <table:table-cell table:style-name="ce16" table:formula="of:=IF([.E186]&gt;0;IF([.F186]=1;(([.E185]*0.03333333333)-(16.1*[.G186]*0.03333333333*0.0333333333));(([.E185]*0.03333333333)+(16.1*[.G186]*0.03333333333*0.0333333333)));0)" office:value-type="float" office:value="1.25101740010619">
            <text:p>1.2510</text:p>
          </table:table-cell>
          <table:table-cell table:style-name="ce16" table:formula="of:=TRUNC([.J185]+[.I186];4)" office:value-type="float" office:value="230.8527">
            <text:p>230.85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6]+1" office:value-type="float" office:value="184">
            <text:p>184</text:p>
          </table:table-cell>
          <table:table-cell table:style-name="ce11"/>
          <table:table-cell table:style-name="ce16" table:formula="of:=[.A187]*0.0333333333" office:value-type="float" office:value="6.1333333272">
            <text:p>6.1333</text:p>
          </table:table-cell>
          <table:table-cell table:style-name="ce16" table:formula="of:=IF([.D186]=[$Initial.$C$9];[$Initial.$C$10];IF(([.E187]/1.46666666666)&lt;[$Initial.$C$9];[$Initial.$C$9];([.E187]/1.46666666666)))" office:value-type="float" office:value="26.67">
            <text:p>26.6700</text:p>
          </table:table-cell>
          <table:table-cell table:style-name="ce16" table:formula="of:=IF(TRUNC([.E186]-(([.C187]-[.C186])*[.G187]*32.2)/1.46666666666;4)&gt;[$Initial.$C$9];IF([.F187]=1;([.E186]-(([.C187]-[.C186])*[.G187]*32.2));([.E186]+(([.C187]-[.C186])*[.G187]*32.2)));[.D18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25">
            <text:p>0.8250</text:p>
          </table:table-cell>
          <table:table-cell table:style-name="ce16" table:formula="of:=IF([.E187]&gt;0;IF([.F187]=1;(([.E186]*0.03333333333)-(16.1*[.G187]*0.03333333333*0.0333333333));(([.E186]*0.03333333333)+(16.1*[.G187]*0.03333333333*0.0333333333)));0)" office:value-type="float" office:value="1.25101740010619">
            <text:p>1.2510</text:p>
          </table:table-cell>
          <table:table-cell table:style-name="ce16" table:formula="of:=TRUNC([.J186]+[.I187];4)" office:value-type="float" office:value="232.1037">
            <text:p>232.10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7]+1" office:value-type="float" office:value="185">
            <text:p>185</text:p>
          </table:table-cell>
          <table:table-cell table:style-name="ce11"/>
          <table:table-cell table:style-name="ce16" table:formula="of:=[.A188]*0.0333333333" office:value-type="float" office:value="6.1666666605">
            <text:p>6.1667</text:p>
          </table:table-cell>
          <table:table-cell table:style-name="ce16" table:formula="of:=IF([.D187]=[$Initial.$C$9];[$Initial.$C$10];IF(([.E188]/1.46666666666)&lt;[$Initial.$C$9];[$Initial.$C$9];([.E188]/1.46666666666)))" office:value-type="float" office:value="0">
            <text:p>0.0000</text:p>
          </table:table-cell>
          <table:table-cell table:style-name="ce16" table:formula="of:=IF(TRUNC([.E187]-(([.C188]-[.C187])*[.G188]*32.2)/1.46666666666;4)&gt;[$Initial.$C$9];IF([.F188]=1;([.E187]-(([.C188]-[.C187])*[.G188]*32.2));([.E187]+(([.C188]-[.C187])*[.G188]*32.2)));[.D18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268">
            <text:p>0.8268</text:p>
          </table:table-cell>
          <table:table-cell table:style-name="ce16" table:formula="of:=IF([.E188]&gt;0;IF([.F188]=1;(([.E187]*0.03333333333)-(16.1*[.G188]*0.03333333333*0.0333333333));(([.E187]*0.03333333333)+(16.1*[.G188]*0.03333333333*0.0333333333)));0)" office:value-type="float" office:value="1.25101740010619">
            <text:p>1.2510</text:p>
          </table:table-cell>
          <table:table-cell table:style-name="ce16" table:formula="of:=TRUNC([.J187]+[.I188];4)" office:value-type="float" office:value="233.3547">
            <text:p>233.35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8]+1" office:value-type="float" office:value="186">
            <text:p>186</text:p>
          </table:table-cell>
          <table:table-cell table:style-name="ce11"/>
          <table:table-cell table:style-name="ce16" table:formula="of:=[.A189]*0.0333333333" office:value-type="float" office:value="6.1999999938">
            <text:p>6.2000</text:p>
          </table:table-cell>
          <table:table-cell table:style-name="ce16" table:formula="of:=IF([.D188]=[$Initial.$C$9];[$Initial.$C$10];IF(([.E189]/1.46666666666)&lt;[$Initial.$C$9];[$Initial.$C$9];([.E189]/1.46666666666)))" office:value-type="float" office:value="26.67">
            <text:p>26.6700</text:p>
          </table:table-cell>
          <table:table-cell table:style-name="ce16" table:formula="of:=IF(TRUNC([.E188]-(([.C189]-[.C188])*[.G189]*32.2)/1.46666666666;4)&gt;[$Initial.$C$9];IF([.F189]=1;([.E188]-(([.C189]-[.C188])*[.G189]*32.2));([.E188]+(([.C189]-[.C188])*[.G189]*32.2)));[.D18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286">
            <text:p>0.8286</text:p>
          </table:table-cell>
          <table:table-cell table:style-name="ce16" table:formula="of:=IF([.E189]&gt;0;IF([.F189]=1;(([.E188]*0.03333333333)-(16.1*[.G189]*0.03333333333*0.0333333333));(([.E188]*0.03333333333)+(16.1*[.G189]*0.03333333333*0.0333333333)));0)" office:value-type="float" office:value="1.25101740010619">
            <text:p>1.2510</text:p>
          </table:table-cell>
          <table:table-cell table:style-name="ce16" table:formula="of:=TRUNC([.J188]+[.I189];4)" office:value-type="float" office:value="234.6057">
            <text:p>234.60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89]+1" office:value-type="float" office:value="187">
            <text:p>187</text:p>
          </table:table-cell>
          <table:table-cell table:style-name="ce11"/>
          <table:table-cell table:style-name="ce16" table:formula="of:=[.A190]*0.0333333333" office:value-type="float" office:value="6.2333333271">
            <text:p>6.2333</text:p>
          </table:table-cell>
          <table:table-cell table:style-name="ce16" table:formula="of:=IF([.D189]=[$Initial.$C$9];[$Initial.$C$10];IF(([.E190]/1.46666666666)&lt;[$Initial.$C$9];[$Initial.$C$9];([.E190]/1.46666666666)))" office:value-type="float" office:value="0">
            <text:p>0.0000</text:p>
          </table:table-cell>
          <table:table-cell table:style-name="ce16" table:formula="of:=IF(TRUNC([.E189]-(([.C190]-[.C189])*[.G190]*32.2)/1.46666666666;4)&gt;[$Initial.$C$9];IF([.F190]=1;([.E189]-(([.C190]-[.C189])*[.G190]*32.2));([.E189]+(([.C190]-[.C189])*[.G190]*32.2)));[.D19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305">
            <text:p>0.8305</text:p>
          </table:table-cell>
          <table:table-cell table:style-name="ce16" table:formula="of:=IF([.E190]&gt;0;IF([.F190]=1;(([.E189]*0.03333333333)-(16.1*[.G190]*0.03333333333*0.0333333333));(([.E189]*0.03333333333)+(16.1*[.G190]*0.03333333333*0.0333333333)));0)" office:value-type="float" office:value="1.25101740010619">
            <text:p>1.2510</text:p>
          </table:table-cell>
          <table:table-cell table:style-name="ce16" table:formula="of:=TRUNC([.J189]+[.I190];4)" office:value-type="float" office:value="235.8567">
            <text:p>235.85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0]+1" office:value-type="float" office:value="188">
            <text:p>188</text:p>
          </table:table-cell>
          <table:table-cell table:style-name="ce11"/>
          <table:table-cell table:style-name="ce16" table:formula="of:=[.A191]*0.0333333333" office:value-type="float" office:value="6.2666666604">
            <text:p>6.2667</text:p>
          </table:table-cell>
          <table:table-cell table:style-name="ce16" table:formula="of:=IF([.D190]=[$Initial.$C$9];[$Initial.$C$10];IF(([.E191]/1.46666666666)&lt;[$Initial.$C$9];[$Initial.$C$9];([.E191]/1.46666666666)))" office:value-type="float" office:value="26.67">
            <text:p>26.6700</text:p>
          </table:table-cell>
          <table:table-cell table:style-name="ce16" table:formula="of:=IF(TRUNC([.E190]-(([.C191]-[.C190])*[.G191]*32.2)/1.46666666666;4)&gt;[$Initial.$C$9];IF([.F191]=1;([.E190]-(([.C191]-[.C190])*[.G191]*32.2));([.E190]+(([.C191]-[.C190])*[.G191]*32.2)));[.D19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323">
            <text:p>0.8323</text:p>
          </table:table-cell>
          <table:table-cell table:style-name="ce16" table:formula="of:=IF([.E191]&gt;0;IF([.F191]=1;(([.E190]*0.03333333333)-(16.1*[.G191]*0.03333333333*0.0333333333));(([.E190]*0.03333333333)+(16.1*[.G191]*0.03333333333*0.0333333333)));0)" office:value-type="float" office:value="1.25101740010619">
            <text:p>1.2510</text:p>
          </table:table-cell>
          <table:table-cell table:style-name="ce16" table:formula="of:=TRUNC([.J190]+[.I191];4)" office:value-type="float" office:value="237.1077">
            <text:p>237.10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1]+1" office:value-type="float" office:value="189">
            <text:p>189</text:p>
          </table:table-cell>
          <table:table-cell table:style-name="ce11"/>
          <table:table-cell table:style-name="ce16" table:formula="of:=[.A192]*0.0333333333" office:value-type="float" office:value="6.2999999937">
            <text:p>6.3000</text:p>
          </table:table-cell>
          <table:table-cell table:style-name="ce16" table:formula="of:=IF([.D191]=[$Initial.$C$9];[$Initial.$C$10];IF(([.E192]/1.46666666666)&lt;[$Initial.$C$9];[$Initial.$C$9];([.E192]/1.46666666666)))" office:value-type="float" office:value="0">
            <text:p>0.0000</text:p>
          </table:table-cell>
          <table:table-cell table:style-name="ce16" table:formula="of:=IF(TRUNC([.E191]-(([.C192]-[.C191])*[.G192]*32.2)/1.46666666666;4)&gt;[$Initial.$C$9];IF([.F192]=1;([.E191]-(([.C192]-[.C191])*[.G192]*32.2));([.E191]+(([.C192]-[.C191])*[.G192]*32.2)));[.D19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342">
            <text:p>0.8342</text:p>
          </table:table-cell>
          <table:table-cell table:style-name="ce16" table:formula="of:=IF([.E192]&gt;0;IF([.F192]=1;(([.E191]*0.03333333333)-(16.1*[.G192]*0.03333333333*0.0333333333));(([.E191]*0.03333333333)+(16.1*[.G192]*0.03333333333*0.0333333333)));0)" office:value-type="float" office:value="1.25101740010619">
            <text:p>1.2510</text:p>
          </table:table-cell>
          <table:table-cell table:style-name="ce16" table:formula="of:=TRUNC([.J191]+[.I192];4)" office:value-type="float" office:value="238.3587">
            <text:p>238.35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2]+1" office:value-type="float" office:value="190">
            <text:p>190</text:p>
          </table:table-cell>
          <table:table-cell table:style-name="ce11"/>
          <table:table-cell table:style-name="ce16" table:formula="of:=[.A193]*0.0333333333" office:value-type="float" office:value="6.333333327">
            <text:p>6.3333</text:p>
          </table:table-cell>
          <table:table-cell table:style-name="ce16" table:formula="of:=IF([.D192]=[$Initial.$C$9];[$Initial.$C$10];IF(([.E193]/1.46666666666)&lt;[$Initial.$C$9];[$Initial.$C$9];([.E193]/1.46666666666)))" office:value-type="float" office:value="26.67">
            <text:p>26.6700</text:p>
          </table:table-cell>
          <table:table-cell table:style-name="ce16" table:formula="of:=IF(TRUNC([.E192]-(([.C193]-[.C192])*[.G193]*32.2)/1.46666666666;4)&gt;[$Initial.$C$9];IF([.F193]=1;([.E192]-(([.C193]-[.C192])*[.G193]*32.2));([.E192]+(([.C193]-[.C192])*[.G193]*32.2)));[.D19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362">
            <text:p>0.8362</text:p>
          </table:table-cell>
          <table:table-cell table:style-name="ce16" table:formula="of:=IF([.E193]&gt;0;IF([.F193]=1;(([.E192]*0.03333333333)-(16.1*[.G193]*0.03333333333*0.0333333333));(([.E192]*0.03333333333)+(16.1*[.G193]*0.03333333333*0.0333333333)));0)" office:value-type="float" office:value="1.25101740010619">
            <text:p>1.2510</text:p>
          </table:table-cell>
          <table:table-cell table:style-name="ce16" table:formula="of:=TRUNC([.J192]+[.I193];4)" office:value-type="float" office:value="239.6097">
            <text:p>239.60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3]+1" office:value-type="float" office:value="191">
            <text:p>191</text:p>
          </table:table-cell>
          <table:table-cell table:style-name="ce11"/>
          <table:table-cell table:style-name="ce16" table:formula="of:=[.A194]*0.0333333333" office:value-type="float" office:value="6.3666666603">
            <text:p>6.3667</text:p>
          </table:table-cell>
          <table:table-cell table:style-name="ce16" table:formula="of:=IF([.D193]=[$Initial.$C$9];[$Initial.$C$10];IF(([.E194]/1.46666666666)&lt;[$Initial.$C$9];[$Initial.$C$9];([.E194]/1.46666666666)))" office:value-type="float" office:value="0">
            <text:p>0.0000</text:p>
          </table:table-cell>
          <table:table-cell table:style-name="ce16" table:formula="of:=IF(TRUNC([.E193]-(([.C194]-[.C193])*[.G194]*32.2)/1.46666666666;4)&gt;[$Initial.$C$9];IF([.F194]=1;([.E193]-(([.C194]-[.C193])*[.G194]*32.2));([.E193]+(([.C194]-[.C193])*[.G194]*32.2)));[.D19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381">
            <text:p>0.8381</text:p>
          </table:table-cell>
          <table:table-cell table:style-name="ce16" table:formula="of:=IF([.E194]&gt;0;IF([.F194]=1;(([.E193]*0.03333333333)-(16.1*[.G194]*0.03333333333*0.0333333333));(([.E193]*0.03333333333)+(16.1*[.G194]*0.03333333333*0.0333333333)));0)" office:value-type="float" office:value="1.25101740010619">
            <text:p>1.2510</text:p>
          </table:table-cell>
          <table:table-cell table:style-name="ce16" table:formula="of:=TRUNC([.J193]+[.I194];4)" office:value-type="float" office:value="240.8607">
            <text:p>240.86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4]+1" office:value-type="float" office:value="192">
            <text:p>192</text:p>
          </table:table-cell>
          <table:table-cell table:style-name="ce11"/>
          <table:table-cell table:style-name="ce16" table:formula="of:=[.A195]*0.0333333333" office:value-type="float" office:value="6.3999999936">
            <text:p>6.4000</text:p>
          </table:table-cell>
          <table:table-cell table:style-name="ce16" table:formula="of:=IF([.D194]=[$Initial.$C$9];[$Initial.$C$10];IF(([.E195]/1.46666666666)&lt;[$Initial.$C$9];[$Initial.$C$9];([.E195]/1.46666666666)))" office:value-type="float" office:value="26.67">
            <text:p>26.6700</text:p>
          </table:table-cell>
          <table:table-cell table:style-name="ce16" table:formula="of:=IF(TRUNC([.E194]-(([.C195]-[.C194])*[.G195]*32.2)/1.46666666666;4)&gt;[$Initial.$C$9];IF([.F195]=1;([.E194]-(([.C195]-[.C194])*[.G195]*32.2));([.E194]+(([.C195]-[.C194])*[.G195]*32.2)));[.D19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4">
            <text:p>0.8400</text:p>
          </table:table-cell>
          <table:table-cell table:style-name="ce16" table:formula="of:=IF([.E195]&gt;0;IF([.F195]=1;(([.E194]*0.03333333333)-(16.1*[.G195]*0.03333333333*0.0333333333));(([.E194]*0.03333333333)+(16.1*[.G195]*0.03333333333*0.0333333333)));0)" office:value-type="float" office:value="1.25101740010619">
            <text:p>1.2510</text:p>
          </table:table-cell>
          <table:table-cell table:style-name="ce16" table:formula="of:=TRUNC([.J194]+[.I195];4)" office:value-type="float" office:value="242.1117">
            <text:p>242.11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5]+1" office:value-type="float" office:value="193">
            <text:p>193</text:p>
          </table:table-cell>
          <table:table-cell table:style-name="ce11"/>
          <table:table-cell table:style-name="ce16" table:formula="of:=[.A196]*0.0333333333" office:value-type="float" office:value="6.4333333269">
            <text:p>6.4333</text:p>
          </table:table-cell>
          <table:table-cell table:style-name="ce16" table:formula="of:=IF([.D195]=[$Initial.$C$9];[$Initial.$C$10];IF(([.E196]/1.46666666666)&lt;[$Initial.$C$9];[$Initial.$C$9];([.E196]/1.46666666666)))" office:value-type="float" office:value="0">
            <text:p>0.0000</text:p>
          </table:table-cell>
          <table:table-cell table:style-name="ce16" table:formula="of:=IF(TRUNC([.E195]-(([.C196]-[.C195])*[.G196]*32.2)/1.46666666666;4)&gt;[$Initial.$C$9];IF([.F196]=1;([.E195]-(([.C196]-[.C195])*[.G196]*32.2));([.E195]+(([.C196]-[.C195])*[.G196]*32.2)));[.D19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425">
            <text:p>0.8425</text:p>
          </table:table-cell>
          <table:table-cell table:style-name="ce16" table:formula="of:=IF([.E196]&gt;0;IF([.F196]=1;(([.E195]*0.03333333333)-(16.1*[.G196]*0.03333333333*0.0333333333));(([.E195]*0.03333333333)+(16.1*[.G196]*0.03333333333*0.0333333333)));0)" office:value-type="float" office:value="1.25101740010619">
            <text:p>1.2510</text:p>
          </table:table-cell>
          <table:table-cell table:style-name="ce16" table:formula="of:=TRUNC([.J195]+[.I196];4)" office:value-type="float" office:value="243.3627">
            <text:p>243.36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6]+1" office:value-type="float" office:value="194">
            <text:p>194</text:p>
          </table:table-cell>
          <table:table-cell table:style-name="ce11"/>
          <table:table-cell table:style-name="ce16" table:formula="of:=[.A197]*0.0333333333" office:value-type="float" office:value="6.4666666602">
            <text:p>6.4667</text:p>
          </table:table-cell>
          <table:table-cell table:style-name="ce16" table:formula="of:=IF([.D196]=[$Initial.$C$9];[$Initial.$C$10];IF(([.E197]/1.46666666666)&lt;[$Initial.$C$9];[$Initial.$C$9];([.E197]/1.46666666666)))" office:value-type="float" office:value="26.67">
            <text:p>26.6700</text:p>
          </table:table-cell>
          <table:table-cell table:style-name="ce16" table:formula="of:=IF(TRUNC([.E196]-(([.C197]-[.C196])*[.G197]*32.2)/1.46666666666;4)&gt;[$Initial.$C$9];IF([.F197]=1;([.E196]-(([.C197]-[.C196])*[.G197]*32.2));([.E196]+(([.C197]-[.C196])*[.G197]*32.2)));[.D19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445">
            <text:p>0.8445</text:p>
          </table:table-cell>
          <table:table-cell table:style-name="ce16" table:formula="of:=IF([.E197]&gt;0;IF([.F197]=1;(([.E196]*0.03333333333)-(16.1*[.G197]*0.03333333333*0.0333333333));(([.E196]*0.03333333333)+(16.1*[.G197]*0.03333333333*0.0333333333)));0)" office:value-type="float" office:value="1.25101740010619">
            <text:p>1.2510</text:p>
          </table:table-cell>
          <table:table-cell table:style-name="ce16" table:formula="of:=TRUNC([.J196]+[.I197];4)" office:value-type="float" office:value="244.6137">
            <text:p>244.61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7]+1" office:value-type="float" office:value="195">
            <text:p>195</text:p>
          </table:table-cell>
          <table:table-cell table:style-name="ce11"/>
          <table:table-cell table:style-name="ce16" table:formula="of:=[.A198]*0.0333333333" office:value-type="float" office:value="6.4999999935">
            <text:p>6.5000</text:p>
          </table:table-cell>
          <table:table-cell table:style-name="ce16" table:formula="of:=IF([.D197]=[$Initial.$C$9];[$Initial.$C$10];IF(([.E198]/1.46666666666)&lt;[$Initial.$C$9];[$Initial.$C$9];([.E198]/1.46666666666)))" office:value-type="float" office:value="0">
            <text:p>0.0000</text:p>
          </table:table-cell>
          <table:table-cell table:style-name="ce16" table:formula="of:=IF(TRUNC([.E197]-(([.C198]-[.C197])*[.G198]*32.2)/1.46666666666;4)&gt;[$Initial.$C$9];IF([.F198]=1;([.E197]-(([.C198]-[.C197])*[.G198]*32.2));([.E197]+(([.C198]-[.C197])*[.G198]*32.2)));[.D19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45">
            <text:p>0.8450</text:p>
          </table:table-cell>
          <table:table-cell table:style-name="ce16" table:formula="of:=IF([.E198]&gt;0;IF([.F198]=1;(([.E197]*0.03333333333)-(16.1*[.G198]*0.03333333333*0.0333333333));(([.E197]*0.03333333333)+(16.1*[.G198]*0.03333333333*0.0333333333)));0)" office:value-type="float" office:value="1.25101740010619">
            <text:p>1.2510</text:p>
          </table:table-cell>
          <table:table-cell table:style-name="ce16" table:formula="of:=TRUNC([.J197]+[.I198];4)" office:value-type="float" office:value="245.8647">
            <text:p>245.86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8]+1" office:value-type="float" office:value="196">
            <text:p>196</text:p>
          </table:table-cell>
          <table:table-cell table:style-name="ce13"/>
          <table:table-cell table:style-name="ce16" table:formula="of:=[.A199]*0.0333333333" office:value-type="float" office:value="6.5333333268">
            <text:p>6.5333</text:p>
          </table:table-cell>
          <table:table-cell table:style-name="ce16" table:formula="of:=IF([.D198]=[$Initial.$C$9];[$Initial.$C$10];IF(([.E199]/1.46666666666)&lt;[$Initial.$C$9];[$Initial.$C$9];([.E199]/1.46666666666)))" office:value-type="float" office:value="26.67">
            <text:p>26.6700</text:p>
          </table:table-cell>
          <table:table-cell table:style-name="ce16" table:formula="of:=IF(TRUNC([.E198]-(([.C199]-[.C198])*[.G199]*32.2)/1.46666666666;4)&gt;[$Initial.$C$9];IF([.F199]=1;([.E198]-(([.C199]-[.C198])*[.G199]*32.2));([.E198]+(([.C199]-[.C198])*[.G199]*32.2)));[.D19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485">
            <text:p>0.8485</text:p>
          </table:table-cell>
          <table:table-cell table:style-name="ce16" table:formula="of:=IF([.E199]&gt;0;IF([.F199]=1;(([.E198]*0.03333333333)-(16.1*[.G199]*0.03333333333*0.0333333333));(([.E198]*0.03333333333)+(16.1*[.G199]*0.03333333333*0.0333333333)));0)" office:value-type="float" office:value="1.25101740010619">
            <text:p>1.2510</text:p>
          </table:table-cell>
          <table:table-cell table:style-name="ce16" table:formula="of:=TRUNC([.J198]+[.I199];4)" office:value-type="float" office:value="247.1157">
            <text:p>247.11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199]+1" office:value-type="float" office:value="197">
            <text:p>197</text:p>
          </table:table-cell>
          <table:table-cell table:style-name="ce11"/>
          <table:table-cell table:style-name="ce16" table:formula="of:=[.A200]*0.0333333333" office:value-type="float" office:value="6.5666666601">
            <text:p>6.5667</text:p>
          </table:table-cell>
          <table:table-cell table:style-name="ce16" table:formula="of:=IF([.D199]=[$Initial.$C$9];[$Initial.$C$10];IF(([.E200]/1.46666666666)&lt;[$Initial.$C$9];[$Initial.$C$9];([.E200]/1.46666666666)))" office:value-type="float" office:value="0">
            <text:p>0.0000</text:p>
          </table:table-cell>
          <table:table-cell table:style-name="ce16" table:formula="of:=IF(TRUNC([.E199]-(([.C200]-[.C199])*[.G200]*32.2)/1.46666666666;4)&gt;[$Initial.$C$9];IF([.F200]=1;([.E199]-(([.C200]-[.C199])*[.G200]*32.2));([.E199]+(([.C200]-[.C199])*[.G200]*32.2)));[.D20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505">
            <text:p>0.8505</text:p>
          </table:table-cell>
          <table:table-cell table:style-name="ce16" table:formula="of:=IF([.E200]&gt;0;IF([.F200]=1;(([.E199]*0.03333333333)-(16.1*[.G200]*0.03333333333*0.0333333333));(([.E199]*0.03333333333)+(16.1*[.G200]*0.03333333333*0.0333333333)));0)" office:value-type="float" office:value="1.25101740010619">
            <text:p>1.2510</text:p>
          </table:table-cell>
          <table:table-cell table:style-name="ce16" table:formula="of:=TRUNC([.J199]+[.I200];4)" office:value-type="float" office:value="248.3667">
            <text:p>248.36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0]+1" office:value-type="float" office:value="198">
            <text:p>198</text:p>
          </table:table-cell>
          <table:table-cell table:style-name="ce11"/>
          <table:table-cell table:style-name="ce16" table:formula="of:=[.A201]*0.0333333333" office:value-type="float" office:value="6.5999999934">
            <text:p>6.6000</text:p>
          </table:table-cell>
          <table:table-cell table:style-name="ce16" table:formula="of:=IF([.D200]=[$Initial.$C$9];[$Initial.$C$10];IF(([.E201]/1.46666666666)&lt;[$Initial.$C$9];[$Initial.$C$9];([.E201]/1.46666666666)))" office:value-type="float" office:value="26.67">
            <text:p>26.6700</text:p>
          </table:table-cell>
          <table:table-cell table:style-name="ce16" table:formula="of:=IF(TRUNC([.E200]-(([.C201]-[.C200])*[.G201]*32.2)/1.46666666666;4)&gt;[$Initial.$C$9];IF([.F201]=1;([.E200]-(([.C201]-[.C200])*[.G201]*32.2));([.E200]+(([.C201]-[.C200])*[.G201]*32.2)));[.D20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526">
            <text:p>0.8526</text:p>
          </table:table-cell>
          <table:table-cell table:style-name="ce16" table:formula="of:=IF([.E201]&gt;0;IF([.F201]=1;(([.E200]*0.03333333333)-(16.1*[.G201]*0.03333333333*0.0333333333));(([.E200]*0.03333333333)+(16.1*[.G201]*0.03333333333*0.0333333333)));0)" office:value-type="float" office:value="1.25101740010619">
            <text:p>1.2510</text:p>
          </table:table-cell>
          <table:table-cell table:style-name="ce16" table:formula="of:=TRUNC([.J200]+[.I201];4)" office:value-type="float" office:value="249.6177">
            <text:p>249.61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1]+1" office:value-type="float" office:value="199">
            <text:p>199</text:p>
          </table:table-cell>
          <table:table-cell table:style-name="ce11"/>
          <table:table-cell table:style-name="ce16" table:formula="of:=[.A202]*0.0333333333" office:value-type="float" office:value="6.6333333267">
            <text:p>6.6333</text:p>
          </table:table-cell>
          <table:table-cell table:style-name="ce16" table:formula="of:=IF([.D201]=[$Initial.$C$9];[$Initial.$C$10];IF(([.E202]/1.46666666666)&lt;[$Initial.$C$9];[$Initial.$C$9];([.E202]/1.46666666666)))" office:value-type="float" office:value="0">
            <text:p>0.0000</text:p>
          </table:table-cell>
          <table:table-cell table:style-name="ce16" table:formula="of:=IF(TRUNC([.E201]-(([.C202]-[.C201])*[.G202]*32.2)/1.46666666666;4)&gt;[$Initial.$C$9];IF([.F202]=1;([.E201]-(([.C202]-[.C201])*[.G202]*32.2));([.E201]+(([.C202]-[.C201])*[.G202]*32.2)));[.D20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547">
            <text:p>0.8547</text:p>
          </table:table-cell>
          <table:table-cell table:style-name="ce16" table:formula="of:=IF([.E202]&gt;0;IF([.F202]=1;(([.E201]*0.03333333333)-(16.1*[.G202]*0.03333333333*0.0333333333));(([.E201]*0.03333333333)+(16.1*[.G202]*0.03333333333*0.0333333333)));0)" office:value-type="float" office:value="1.25101740010619">
            <text:p>1.2510</text:p>
          </table:table-cell>
          <table:table-cell table:style-name="ce16" table:formula="of:=TRUNC([.J201]+[.I202];4)" office:value-type="float" office:value="250.8687">
            <text:p>250.86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2]+1" office:value-type="float" office:value="200">
            <text:p>200</text:p>
          </table:table-cell>
          <table:table-cell table:style-name="ce11"/>
          <table:table-cell table:style-name="ce16" table:formula="of:=[.A203]*0.0333333333" office:value-type="float" office:value="6.66666666">
            <text:p>6.6667</text:p>
          </table:table-cell>
          <table:table-cell table:style-name="ce16" table:formula="of:=IF([.D202]=[$Initial.$C$9];[$Initial.$C$10];IF(([.E203]/1.46666666666)&lt;[$Initial.$C$9];[$Initial.$C$9];([.E203]/1.46666666666)))" office:value-type="float" office:value="26.67">
            <text:p>26.6700</text:p>
          </table:table-cell>
          <table:table-cell table:style-name="ce16" table:formula="of:=IF(TRUNC([.E202]-(([.C203]-[.C202])*[.G203]*32.2)/1.46666666666;4)&gt;[$Initial.$C$9];IF([.F203]=1;([.E202]-(([.C203]-[.C202])*[.G203]*32.2));([.E202]+(([.C203]-[.C202])*[.G203]*32.2)));[.D20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567">
            <text:p>0.8567</text:p>
          </table:table-cell>
          <table:table-cell table:style-name="ce16" table:formula="of:=IF([.E203]&gt;0;IF([.F203]=1;(([.E202]*0.03333333333)-(16.1*[.G203]*0.03333333333*0.0333333333));(([.E202]*0.03333333333)+(16.1*[.G203]*0.03333333333*0.0333333333)));0)" office:value-type="float" office:value="1.25101740010619">
            <text:p>1.2510</text:p>
          </table:table-cell>
          <table:table-cell table:style-name="ce16" table:formula="of:=TRUNC([.J202]+[.I203];4)" office:value-type="float" office:value="252.1197">
            <text:p>252.11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3]+1" office:value-type="float" office:value="201">
            <text:p>201</text:p>
          </table:table-cell>
          <table:table-cell table:style-name="ce11"/>
          <table:table-cell table:style-name="ce16" table:formula="of:=[.A204]*0.0333333333" office:value-type="float" office:value="6.6999999933">
            <text:p>6.7000</text:p>
          </table:table-cell>
          <table:table-cell table:style-name="ce16" table:formula="of:=IF([.D203]=[$Initial.$C$9];[$Initial.$C$10];IF(([.E204]/1.46666666666)&lt;[$Initial.$C$9];[$Initial.$C$9];([.E204]/1.46666666666)))" office:value-type="float" office:value="0">
            <text:p>0.0000</text:p>
          </table:table-cell>
          <table:table-cell table:style-name="ce16" table:formula="of:=IF(TRUNC([.E203]-(([.C204]-[.C203])*[.G204]*32.2)/1.46666666666;4)&gt;[$Initial.$C$9];IF([.F204]=1;([.E203]-(([.C204]-[.C203])*[.G204]*32.2));([.E203]+(([.C204]-[.C203])*[.G204]*32.2)));[.D20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589">
            <text:p>0.8589</text:p>
          </table:table-cell>
          <table:table-cell table:style-name="ce16" table:formula="of:=IF([.E204]&gt;0;IF([.F204]=1;(([.E203]*0.03333333333)-(16.1*[.G204]*0.03333333333*0.0333333333));(([.E203]*0.03333333333)+(16.1*[.G204]*0.03333333333*0.0333333333)));0)" office:value-type="float" office:value="1.25101740010619">
            <text:p>1.2510</text:p>
          </table:table-cell>
          <table:table-cell table:style-name="ce16" table:formula="of:=TRUNC([.J203]+[.I204];4)" office:value-type="float" office:value="253.3707">
            <text:p>253.37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4]+1" office:value-type="float" office:value="202">
            <text:p>202</text:p>
          </table:table-cell>
          <table:table-cell table:style-name="ce11"/>
          <table:table-cell table:style-name="ce16" table:formula="of:=[.A205]*0.0333333333" office:value-type="float" office:value="6.7333333266">
            <text:p>6.7333</text:p>
          </table:table-cell>
          <table:table-cell table:style-name="ce16" table:formula="of:=IF([.D204]=[$Initial.$C$9];[$Initial.$C$10];IF(([.E205]/1.46666666666)&lt;[$Initial.$C$9];[$Initial.$C$9];([.E205]/1.46666666666)))" office:value-type="float" office:value="26.67">
            <text:p>26.6700</text:p>
          </table:table-cell>
          <table:table-cell table:style-name="ce16" table:formula="of:=IF(TRUNC([.E204]-(([.C205]-[.C204])*[.G205]*32.2)/1.46666666666;4)&gt;[$Initial.$C$9];IF([.F205]=1;([.E204]-(([.C205]-[.C204])*[.G205]*32.2));([.E204]+(([.C205]-[.C204])*[.G205]*32.2)));[.D20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609">
            <text:p>0.8609</text:p>
          </table:table-cell>
          <table:table-cell table:style-name="ce16" table:formula="of:=IF([.E205]&gt;0;IF([.F205]=1;(([.E204]*0.03333333333)-(16.1*[.G205]*0.03333333333*0.0333333333));(([.E204]*0.03333333333)+(16.1*[.G205]*0.03333333333*0.0333333333)));0)" office:value-type="float" office:value="1.25101740010619">
            <text:p>1.2510</text:p>
          </table:table-cell>
          <table:table-cell table:style-name="ce16" table:formula="of:=TRUNC([.J204]+[.I205];4)" office:value-type="float" office:value="254.6217">
            <text:p>254.62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4">
          <table:table-cell table:style-name="ce9" table:formula="of:=[.A205]+1" office:value-type="float" office:value="203">
            <text:p>203</text:p>
          </table:table-cell>
          <table:table-cell table:style-name="ce11" office:value-type="string">
            <text:p>Toyota slowing down again</text:p>
          </table:table-cell>
          <table:table-cell table:style-name="ce16" table:formula="of:=[.A206]*0.0333333333" office:value-type="float" office:value="6.7666666599">
            <text:p>6.7667</text:p>
          </table:table-cell>
          <table:table-cell table:style-name="ce16" table:formula="of:=IF([.D205]=[$Initial.$C$9];[$Initial.$C$10];IF(([.E206]/1.46666666666)&lt;[$Initial.$C$9];[$Initial.$C$9];([.E206]/1.46666666666)))" office:value-type="float" office:value="0">
            <text:p>0.0000</text:p>
          </table:table-cell>
          <table:table-cell table:style-name="ce16" table:formula="of:=IF(TRUNC([.E205]-(([.C206]-[.C205])*[.G206]*32.2)/1.46666666666;4)&gt;[$Initial.$C$9];IF([.F206]=1;([.E205]-(([.C206]-[.C205])*[.G206]*32.2));([.E205]+(([.C206]-[.C205])*[.G206]*32.2)));[.D20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631">
            <text:p>0.8631</text:p>
          </table:table-cell>
          <table:table-cell table:style-name="ce16" table:formula="of:=IF([.E206]&gt;0;IF([.F206]=1;(([.E205]*0.03333333333)-(16.1*[.G206]*0.03333333333*0.0333333333));(([.E205]*0.03333333333)+(16.1*[.G206]*0.03333333333*0.0333333333)));0)" office:value-type="float" office:value="1.25101740010619">
            <text:p>1.2510</text:p>
          </table:table-cell>
          <table:table-cell table:style-name="ce16" table:formula="of:=TRUNC([.J205]+[.I206];4)" office:value-type="float" office:value="255.8727">
            <text:p>255.87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6]+1" office:value-type="float" office:value="204">
            <text:p>204</text:p>
          </table:table-cell>
          <table:table-cell table:style-name="ce11"/>
          <table:table-cell table:style-name="ce16" table:formula="of:=[.A207]*0.0333333333" office:value-type="float" office:value="6.7999999932">
            <text:p>6.8000</text:p>
          </table:table-cell>
          <table:table-cell table:style-name="ce16" table:formula="of:=IF([.D206]=[$Initial.$C$9];[$Initial.$C$10];IF(([.E207]/1.46666666666)&lt;[$Initial.$C$9];[$Initial.$C$9];([.E207]/1.46666666666)))" office:value-type="float" office:value="26.67">
            <text:p>26.6700</text:p>
          </table:table-cell>
          <table:table-cell table:style-name="ce16" table:formula="of:=IF(TRUNC([.E206]-(([.C207]-[.C206])*[.G207]*32.2)/1.46666666666;4)&gt;[$Initial.$C$9];IF([.F207]=1;([.E206]-(([.C207]-[.C206])*[.G207]*32.2));([.E206]+(([.C207]-[.C206])*[.G207]*32.2)));[.D20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657">
            <text:p>0.8657</text:p>
          </table:table-cell>
          <table:table-cell table:style-name="ce16" table:formula="of:=IF([.E207]&gt;0;IF([.F207]=1;(([.E206]*0.03333333333)-(16.1*[.G207]*0.03333333333*0.0333333333));(([.E206]*0.03333333333)+(16.1*[.G207]*0.03333333333*0.0333333333)));0)" office:value-type="float" office:value="1.25101740010619">
            <text:p>1.2510</text:p>
          </table:table-cell>
          <table:table-cell table:style-name="ce16" table:formula="of:=TRUNC([.J206]+[.I207];4)" office:value-type="float" office:value="257.1237">
            <text:p>257.12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7]+1" office:value-type="float" office:value="205">
            <text:p>205</text:p>
          </table:table-cell>
          <table:table-cell table:style-name="ce11"/>
          <table:table-cell table:style-name="ce16" table:formula="of:=[.A208]*0.0333333333" office:value-type="float" office:value="6.8333333265">
            <text:p>6.8333</text:p>
          </table:table-cell>
          <table:table-cell table:style-name="ce16" table:formula="of:=IF([.D207]=[$Initial.$C$9];[$Initial.$C$10];IF(([.E208]/1.46666666666)&lt;[$Initial.$C$9];[$Initial.$C$9];([.E208]/1.46666666666)))" office:value-type="float" office:value="0">
            <text:p>0.0000</text:p>
          </table:table-cell>
          <table:table-cell table:style-name="ce16" table:formula="of:=IF(TRUNC([.E207]-(([.C208]-[.C207])*[.G208]*32.2)/1.46666666666;4)&gt;[$Initial.$C$9];IF([.F208]=1;([.E207]-(([.C208]-[.C207])*[.G208]*32.2));([.E207]+(([.C208]-[.C207])*[.G208]*32.2)));[.D20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679">
            <text:p>0.8679</text:p>
          </table:table-cell>
          <table:table-cell table:style-name="ce16" table:formula="of:=IF([.E208]&gt;0;IF([.F208]=1;(([.E207]*0.03333333333)-(16.1*[.G208]*0.03333333333*0.0333333333));(([.E207]*0.03333333333)+(16.1*[.G208]*0.03333333333*0.0333333333)));0)" office:value-type="float" office:value="1.25101740010619">
            <text:p>1.2510</text:p>
          </table:table-cell>
          <table:table-cell table:style-name="ce16" table:formula="of:=TRUNC([.J207]+[.I208];4)" office:value-type="float" office:value="258.3747">
            <text:p>258.37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8]+1" office:value-type="float" office:value="206">
            <text:p>206</text:p>
          </table:table-cell>
          <table:table-cell table:style-name="ce11"/>
          <table:table-cell table:style-name="ce16" table:formula="of:=[.A209]*0.0333333333" office:value-type="float" office:value="6.8666666598">
            <text:p>6.8667</text:p>
          </table:table-cell>
          <table:table-cell table:style-name="ce16" table:formula="of:=IF([.D208]=[$Initial.$C$9];[$Initial.$C$10];IF(([.E209]/1.46666666666)&lt;[$Initial.$C$9];[$Initial.$C$9];([.E209]/1.46666666666)))" office:value-type="float" office:value="26.67">
            <text:p>26.6700</text:p>
          </table:table-cell>
          <table:table-cell table:style-name="ce16" table:formula="of:=IF(TRUNC([.E208]-(([.C209]-[.C208])*[.G209]*32.2)/1.46666666666;4)&gt;[$Initial.$C$9];IF([.F209]=1;([.E208]-(([.C209]-[.C208])*[.G209]*32.2));([.E208]+(([.C209]-[.C208])*[.G209]*32.2)));[.D20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699">
            <text:p>0.8699</text:p>
          </table:table-cell>
          <table:table-cell table:style-name="ce16" table:formula="of:=IF([.E209]&gt;0;IF([.F209]=1;(([.E208]*0.03333333333)-(16.1*[.G209]*0.03333333333*0.0333333333));(([.E208]*0.03333333333)+(16.1*[.G209]*0.03333333333*0.0333333333)));0)" office:value-type="float" office:value="1.25101740010619">
            <text:p>1.2510</text:p>
          </table:table-cell>
          <table:table-cell table:style-name="ce16" table:formula="of:=TRUNC([.J208]+[.I209];4)" office:value-type="float" office:value="259.6257">
            <text:p>259.62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09]+1" office:value-type="float" office:value="207">
            <text:p>207</text:p>
          </table:table-cell>
          <table:table-cell table:style-name="ce11"/>
          <table:table-cell table:style-name="ce16" table:formula="of:=[.A210]*0.0333333333" office:value-type="float" office:value="6.8999999931">
            <text:p>6.9000</text:p>
          </table:table-cell>
          <table:table-cell table:style-name="ce16" table:formula="of:=IF([.D209]=[$Initial.$C$9];[$Initial.$C$10];IF(([.E210]/1.46666666666)&lt;[$Initial.$C$9];[$Initial.$C$9];([.E210]/1.46666666666)))" office:value-type="float" office:value="0">
            <text:p>0.0000</text:p>
          </table:table-cell>
          <table:table-cell table:style-name="ce16" table:formula="of:=IF(TRUNC([.E209]-(([.C210]-[.C209])*[.G210]*32.2)/1.46666666666;4)&gt;[$Initial.$C$9];IF([.F210]=1;([.E209]-(([.C210]-[.C209])*[.G210]*32.2));([.E209]+(([.C210]-[.C209])*[.G210]*32.2)));[.D21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72">
            <text:p>0.8720</text:p>
          </table:table-cell>
          <table:table-cell table:style-name="ce16" table:formula="of:=IF([.E210]&gt;0;IF([.F210]=1;(([.E209]*0.03333333333)-(16.1*[.G210]*0.03333333333*0.0333333333));(([.E209]*0.03333333333)+(16.1*[.G210]*0.03333333333*0.0333333333)));0)" office:value-type="float" office:value="1.25101740010619">
            <text:p>1.2510</text:p>
          </table:table-cell>
          <table:table-cell table:style-name="ce16" table:formula="of:=TRUNC([.J209]+[.I210];4)" office:value-type="float" office:value="260.8767">
            <text:p>260.87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0]+1" office:value-type="float" office:value="208">
            <text:p>208</text:p>
          </table:table-cell>
          <table:table-cell table:style-name="ce11"/>
          <table:table-cell table:style-name="ce16" table:formula="of:=[.A211]*0.0333333333" office:value-type="float" office:value="6.9333333264">
            <text:p>6.9333</text:p>
          </table:table-cell>
          <table:table-cell table:style-name="ce16" table:formula="of:=IF([.D210]=[$Initial.$C$9];[$Initial.$C$10];IF(([.E211]/1.46666666666)&lt;[$Initial.$C$9];[$Initial.$C$9];([.E211]/1.46666666666)))" office:value-type="float" office:value="26.67">
            <text:p>26.6700</text:p>
          </table:table-cell>
          <table:table-cell table:style-name="ce16" table:formula="of:=IF(TRUNC([.E210]-(([.C211]-[.C210])*[.G211]*32.2)/1.46666666666;4)&gt;[$Initial.$C$9];IF([.F211]=1;([.E210]-(([.C211]-[.C210])*[.G211]*32.2));([.E210]+(([.C211]-[.C210])*[.G211]*32.2)));[.D21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74">
            <text:p>0.8740</text:p>
          </table:table-cell>
          <table:table-cell table:style-name="ce16" table:formula="of:=IF([.E211]&gt;0;IF([.F211]=1;(([.E210]*0.03333333333)-(16.1*[.G211]*0.03333333333*0.0333333333));(([.E210]*0.03333333333)+(16.1*[.G211]*0.03333333333*0.0333333333)));0)" office:value-type="float" office:value="1.25101740010619">
            <text:p>1.2510</text:p>
          </table:table-cell>
          <table:table-cell table:style-name="ce16" table:formula="of:=TRUNC([.J210]+[.I211];4)" office:value-type="float" office:value="262.1277">
            <text:p>262.12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1]+1" office:value-type="float" office:value="209">
            <text:p>209</text:p>
          </table:table-cell>
          <table:table-cell table:style-name="ce11"/>
          <table:table-cell table:style-name="ce16" table:formula="of:=[.A212]*0.0333333333" office:value-type="float" office:value="6.9666666597">
            <text:p>6.9667</text:p>
          </table:table-cell>
          <table:table-cell table:style-name="ce16" table:formula="of:=IF([.D211]=[$Initial.$C$9];[$Initial.$C$10];IF(([.E212]/1.46666666666)&lt;[$Initial.$C$9];[$Initial.$C$9];([.E212]/1.46666666666)))" office:value-type="float" office:value="0">
            <text:p>0.0000</text:p>
          </table:table-cell>
          <table:table-cell table:style-name="ce16" table:formula="of:=IF(TRUNC([.E211]-(([.C212]-[.C211])*[.G212]*32.2)/1.46666666666;4)&gt;[$Initial.$C$9];IF([.F212]=1;([.E211]-(([.C212]-[.C211])*[.G212]*32.2));([.E211]+(([.C212]-[.C211])*[.G212]*32.2)));[.D21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761">
            <text:p>0.8761</text:p>
          </table:table-cell>
          <table:table-cell table:style-name="ce16" table:formula="of:=IF([.E212]&gt;0;IF([.F212]=1;(([.E211]*0.03333333333)-(16.1*[.G212]*0.03333333333*0.0333333333));(([.E211]*0.03333333333)+(16.1*[.G212]*0.03333333333*0.0333333333)));0)" office:value-type="float" office:value="1.25101740010619">
            <text:p>1.2510</text:p>
          </table:table-cell>
          <table:table-cell table:style-name="ce16" table:formula="of:=TRUNC([.J211]+[.I212];4)" office:value-type="float" office:value="263.3787">
            <text:p>263.37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2]+1" office:value-type="float" office:value="210">
            <text:p>210</text:p>
          </table:table-cell>
          <table:table-cell table:style-name="ce11"/>
          <table:table-cell table:style-name="ce16" table:formula="of:=[.A213]*0.0333333333" office:value-type="float" office:value="6.999999993">
            <text:p>7.0000</text:p>
          </table:table-cell>
          <table:table-cell table:style-name="ce16" table:formula="of:=IF([.D212]=[$Initial.$C$9];[$Initial.$C$10];IF(([.E213]/1.46666666666)&lt;[$Initial.$C$9];[$Initial.$C$9];([.E213]/1.46666666666)))" office:value-type="float" office:value="26.67">
            <text:p>26.6700</text:p>
          </table:table-cell>
          <table:table-cell table:style-name="ce16" table:formula="of:=IF(TRUNC([.E212]-(([.C213]-[.C212])*[.G213]*32.2)/1.46666666666;4)&gt;[$Initial.$C$9];IF([.F213]=1;([.E212]-(([.C213]-[.C212])*[.G213]*32.2));([.E212]+(([.C213]-[.C212])*[.G213]*32.2)));[.D21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782">
            <text:p>0.8782</text:p>
          </table:table-cell>
          <table:table-cell table:style-name="ce16" table:formula="of:=IF([.E213]&gt;0;IF([.F213]=1;(([.E212]*0.03333333333)-(16.1*[.G213]*0.03333333333*0.0333333333));(([.E212]*0.03333333333)+(16.1*[.G213]*0.03333333333*0.0333333333)));0)" office:value-type="float" office:value="1.25101740010619">
            <text:p>1.2510</text:p>
          </table:table-cell>
          <table:table-cell table:style-name="ce16" table:formula="of:=TRUNC([.J212]+[.I213];4)" office:value-type="float" office:value="264.6297">
            <text:p>264.62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3]+1" office:value-type="float" office:value="211">
            <text:p>211</text:p>
          </table:table-cell>
          <table:table-cell table:style-name="ce11"/>
          <table:table-cell table:style-name="ce16" table:formula="of:=[.A214]*0.0333333333" office:value-type="float" office:value="7.0333333263">
            <text:p>7.0333</text:p>
          </table:table-cell>
          <table:table-cell table:style-name="ce16" table:formula="of:=IF([.D213]=[$Initial.$C$9];[$Initial.$C$10];IF(([.E214]/1.46666666666)&lt;[$Initial.$C$9];[$Initial.$C$9];([.E214]/1.46666666666)))" office:value-type="float" office:value="0">
            <text:p>0.0000</text:p>
          </table:table-cell>
          <table:table-cell table:style-name="ce16" table:formula="of:=IF(TRUNC([.E213]-(([.C214]-[.C213])*[.G214]*32.2)/1.46666666666;4)&gt;[$Initial.$C$9];IF([.F214]=1;([.E213]-(([.C214]-[.C213])*[.G214]*32.2));([.E213]+(([.C214]-[.C213])*[.G214]*32.2)));[.D21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802">
            <text:p>0.8802</text:p>
          </table:table-cell>
          <table:table-cell table:style-name="ce16" table:formula="of:=IF([.E214]&gt;0;IF([.F214]=1;(([.E213]*0.03333333333)-(16.1*[.G214]*0.03333333333*0.0333333333));(([.E213]*0.03333333333)+(16.1*[.G214]*0.03333333333*0.0333333333)));0)" office:value-type="float" office:value="1.25101740010619">
            <text:p>1.2510</text:p>
          </table:table-cell>
          <table:table-cell table:style-name="ce16" table:formula="of:=TRUNC([.J213]+[.I214];4)" office:value-type="float" office:value="265.8807">
            <text:p>265.88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4]+1" office:value-type="float" office:value="212">
            <text:p>212</text:p>
          </table:table-cell>
          <table:table-cell table:style-name="ce11"/>
          <table:table-cell table:style-name="ce16" table:formula="of:=[.A215]*0.0333333333" office:value-type="float" office:value="7.0666666596">
            <text:p>7.0667</text:p>
          </table:table-cell>
          <table:table-cell table:style-name="ce16" table:formula="of:=IF([.D214]=[$Initial.$C$9];[$Initial.$C$10];IF(([.E215]/1.46666666666)&lt;[$Initial.$C$9];[$Initial.$C$9];([.E215]/1.46666666666)))" office:value-type="float" office:value="26.67">
            <text:p>26.6700</text:p>
          </table:table-cell>
          <table:table-cell table:style-name="ce16" table:formula="of:=IF(TRUNC([.E214]-(([.C215]-[.C214])*[.G215]*32.2)/1.46666666666;4)&gt;[$Initial.$C$9];IF([.F215]=1;([.E214]-(([.C215]-[.C214])*[.G215]*32.2));([.E214]+(([.C215]-[.C214])*[.G215]*32.2)));[.D21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821">
            <text:p>0.8821</text:p>
          </table:table-cell>
          <table:table-cell table:style-name="ce16" table:formula="of:=IF([.E215]&gt;0;IF([.F215]=1;(([.E214]*0.03333333333)-(16.1*[.G215]*0.03333333333*0.0333333333));(([.E214]*0.03333333333)+(16.1*[.G215]*0.03333333333*0.0333333333)));0)" office:value-type="float" office:value="1.25101740010619">
            <text:p>1.2510</text:p>
          </table:table-cell>
          <table:table-cell table:style-name="ce16" table:formula="of:=TRUNC([.J214]+[.I215];4)" office:value-type="float" office:value="267.1317">
            <text:p>267.13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5]+1" office:value-type="float" office:value="213">
            <text:p>213</text:p>
          </table:table-cell>
          <table:table-cell table:style-name="ce11"/>
          <table:table-cell table:style-name="ce16" table:formula="of:=[.A216]*0.0333333333" office:value-type="float" office:value="7.0999999929">
            <text:p>7.1000</text:p>
          </table:table-cell>
          <table:table-cell table:style-name="ce16" table:formula="of:=IF([.D215]=[$Initial.$C$9];[$Initial.$C$10];IF(([.E216]/1.46666666666)&lt;[$Initial.$C$9];[$Initial.$C$9];([.E216]/1.46666666666)))" office:value-type="float" office:value="0">
            <text:p>0.0000</text:p>
          </table:table-cell>
          <table:table-cell table:style-name="ce16" table:formula="of:=IF(TRUNC([.E215]-(([.C216]-[.C215])*[.G216]*32.2)/1.46666666666;4)&gt;[$Initial.$C$9];IF([.F216]=1;([.E215]-(([.C216]-[.C215])*[.G216]*32.2));([.E215]+(([.C216]-[.C215])*[.G216]*32.2)));[.D21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842">
            <text:p>0.8842</text:p>
          </table:table-cell>
          <table:table-cell table:style-name="ce16" table:formula="of:=IF([.E216]&gt;0;IF([.F216]=1;(([.E215]*0.03333333333)-(16.1*[.G216]*0.03333333333*0.0333333333));(([.E215]*0.03333333333)+(16.1*[.G216]*0.03333333333*0.0333333333)));0)" office:value-type="float" office:value="1.25101740010619">
            <text:p>1.2510</text:p>
          </table:table-cell>
          <table:table-cell table:style-name="ce16" table:formula="of:=TRUNC([.J215]+[.I216];4)" office:value-type="float" office:value="268.3827">
            <text:p>268.38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6]+1" office:value-type="float" office:value="214">
            <text:p>214</text:p>
          </table:table-cell>
          <table:table-cell table:style-name="ce11"/>
          <table:table-cell table:style-name="ce16" table:formula="of:=[.A217]*0.0333333333" office:value-type="float" office:value="7.1333333262">
            <text:p>7.1333</text:p>
          </table:table-cell>
          <table:table-cell table:style-name="ce16" table:formula="of:=IF([.D216]=[$Initial.$C$9];[$Initial.$C$10];IF(([.E217]/1.46666666666)&lt;[$Initial.$C$9];[$Initial.$C$9];([.E217]/1.46666666666)))" office:value-type="float" office:value="26.67">
            <text:p>26.6700</text:p>
          </table:table-cell>
          <table:table-cell table:style-name="ce16" table:formula="of:=IF(TRUNC([.E216]-(([.C217]-[.C216])*[.G217]*32.2)/1.46666666666;4)&gt;[$Initial.$C$9];IF([.F217]=1;([.E216]-(([.C217]-[.C216])*[.G217]*32.2));([.E216]+(([.C217]-[.C216])*[.G217]*32.2)));[.D21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861">
            <text:p>0.8861</text:p>
          </table:table-cell>
          <table:table-cell table:style-name="ce16" table:formula="of:=IF([.E217]&gt;0;IF([.F217]=1;(([.E216]*0.03333333333)-(16.1*[.G217]*0.03333333333*0.0333333333));(([.E216]*0.03333333333)+(16.1*[.G217]*0.03333333333*0.0333333333)));0)" office:value-type="float" office:value="1.25101740010619">
            <text:p>1.2510</text:p>
          </table:table-cell>
          <table:table-cell table:style-name="ce16" table:formula="of:=TRUNC([.J216]+[.I217];4)" office:value-type="float" office:value="269.6337">
            <text:p>269.63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7]+1" office:value-type="float" office:value="215">
            <text:p>215</text:p>
          </table:table-cell>
          <table:table-cell table:style-name="ce11"/>
          <table:table-cell table:style-name="ce16" table:formula="of:=[.A218]*0.0333333333" office:value-type="float" office:value="7.1666666595">
            <text:p>7.1667</text:p>
          </table:table-cell>
          <table:table-cell table:style-name="ce16" table:formula="of:=IF([.D217]=[$Initial.$C$9];[$Initial.$C$10];IF(([.E218]/1.46666666666)&lt;[$Initial.$C$9];[$Initial.$C$9];([.E218]/1.46666666666)))" office:value-type="float" office:value="0">
            <text:p>0.0000</text:p>
          </table:table-cell>
          <table:table-cell table:style-name="ce16" table:formula="of:=IF(TRUNC([.E217]-(([.C218]-[.C217])*[.G218]*32.2)/1.46666666666;4)&gt;[$Initial.$C$9];IF([.F218]=1;([.E217]-(([.C218]-[.C217])*[.G218]*32.2));([.E217]+(([.C218]-[.C217])*[.G218]*32.2)));[.D21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88">
            <text:p>0.8880</text:p>
          </table:table-cell>
          <table:table-cell table:style-name="ce16" table:formula="of:=IF([.E218]&gt;0;IF([.F218]=1;(([.E217]*0.03333333333)-(16.1*[.G218]*0.03333333333*0.0333333333));(([.E217]*0.03333333333)+(16.1*[.G218]*0.03333333333*0.0333333333)));0)" office:value-type="float" office:value="1.25101740010619">
            <text:p>1.2510</text:p>
          </table:table-cell>
          <table:table-cell table:style-name="ce16" table:formula="of:=TRUNC([.J217]+[.I218];4)" office:value-type="float" office:value="270.8847">
            <text:p>270.88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8]+1" office:value-type="float" office:value="216">
            <text:p>216</text:p>
          </table:table-cell>
          <table:table-cell table:style-name="ce11"/>
          <table:table-cell table:style-name="ce16" table:formula="of:=[.A219]*0.0333333333" office:value-type="float" office:value="7.1999999928">
            <text:p>7.2000</text:p>
          </table:table-cell>
          <table:table-cell table:style-name="ce16" table:formula="of:=IF([.D218]=[$Initial.$C$9];[$Initial.$C$10];IF(([.E219]/1.46666666666)&lt;[$Initial.$C$9];[$Initial.$C$9];([.E219]/1.46666666666)))" office:value-type="float" office:value="26.67">
            <text:p>26.6700</text:p>
          </table:table-cell>
          <table:table-cell table:style-name="ce16" table:formula="of:=IF(TRUNC([.E218]-(([.C219]-[.C218])*[.G219]*32.2)/1.46666666666;4)&gt;[$Initial.$C$9];IF([.F219]=1;([.E218]-(([.C219]-[.C218])*[.G219]*32.2));([.E218]+(([.C219]-[.C218])*[.G219]*32.2)));[.D21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905">
            <text:p>0.8905</text:p>
          </table:table-cell>
          <table:table-cell table:style-name="ce16" table:formula="of:=IF([.E219]&gt;0;IF([.F219]=1;(([.E218]*0.03333333333)-(16.1*[.G219]*0.03333333333*0.0333333333));(([.E218]*0.03333333333)+(16.1*[.G219]*0.03333333333*0.0333333333)));0)" office:value-type="float" office:value="1.25101740010619">
            <text:p>1.2510</text:p>
          </table:table-cell>
          <table:table-cell table:style-name="ce16" table:formula="of:=TRUNC([.J218]+[.I219];4)" office:value-type="float" office:value="272.1357">
            <text:p>272.13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19]+1" office:value-type="float" office:value="217">
            <text:p>217</text:p>
          </table:table-cell>
          <table:table-cell table:style-name="ce11"/>
          <table:table-cell table:style-name="ce16" table:formula="of:=[.A220]*0.0333333333" office:value-type="float" office:value="7.2333333261">
            <text:p>7.2333</text:p>
          </table:table-cell>
          <table:table-cell table:style-name="ce16" table:formula="of:=IF([.D219]=[$Initial.$C$9];[$Initial.$C$10];IF(([.E220]/1.46666666666)&lt;[$Initial.$C$9];[$Initial.$C$9];([.E220]/1.46666666666)))" office:value-type="float" office:value="0">
            <text:p>0.0000</text:p>
          </table:table-cell>
          <table:table-cell table:style-name="ce16" table:formula="of:=IF(TRUNC([.E219]-(([.C220]-[.C219])*[.G220]*32.2)/1.46666666666;4)&gt;[$Initial.$C$9];IF([.F220]=1;([.E219]-(([.C220]-[.C219])*[.G220]*32.2));([.E219]+(([.C220]-[.C219])*[.G220]*32.2)));[.D22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924">
            <text:p>0.8924</text:p>
          </table:table-cell>
          <table:table-cell table:style-name="ce16" table:formula="of:=IF([.E220]&gt;0;IF([.F220]=1;(([.E219]*0.03333333333)-(16.1*[.G220]*0.03333333333*0.0333333333));(([.E219]*0.03333333333)+(16.1*[.G220]*0.03333333333*0.0333333333)));0)" office:value-type="float" office:value="1.25101740010619">
            <text:p>1.2510</text:p>
          </table:table-cell>
          <table:table-cell table:style-name="ce16" table:formula="of:=TRUNC([.J219]+[.I220];4)" office:value-type="float" office:value="273.3867">
            <text:p>273.38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0]+1" office:value-type="float" office:value="218">
            <text:p>218</text:p>
          </table:table-cell>
          <table:table-cell table:style-name="ce11"/>
          <table:table-cell table:style-name="ce16" table:formula="of:=[.A221]*0.0333333333" office:value-type="float" office:value="7.2666666594">
            <text:p>7.2667</text:p>
          </table:table-cell>
          <table:table-cell table:style-name="ce16" table:formula="of:=IF([.D220]=[$Initial.$C$9];[$Initial.$C$10];IF(([.E221]/1.46666666666)&lt;[$Initial.$C$9];[$Initial.$C$9];([.E221]/1.46666666666)))" office:value-type="float" office:value="26.67">
            <text:p>26.6700</text:p>
          </table:table-cell>
          <table:table-cell table:style-name="ce16" table:formula="of:=IF(TRUNC([.E220]-(([.C221]-[.C220])*[.G221]*32.2)/1.46666666666;4)&gt;[$Initial.$C$9];IF([.F221]=1;([.E220]-(([.C221]-[.C220])*[.G221]*32.2));([.E220]+(([.C221]-[.C220])*[.G221]*32.2)));[.D22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942">
            <text:p>0.8942</text:p>
          </table:table-cell>
          <table:table-cell table:style-name="ce16" table:formula="of:=IF([.E221]&gt;0;IF([.F221]=1;(([.E220]*0.03333333333)-(16.1*[.G221]*0.03333333333*0.0333333333));(([.E220]*0.03333333333)+(16.1*[.G221]*0.03333333333*0.0333333333)));0)" office:value-type="float" office:value="1.25101740010619">
            <text:p>1.2510</text:p>
          </table:table-cell>
          <table:table-cell table:style-name="ce16" table:formula="of:=TRUNC([.J220]+[.I221];4)" office:value-type="float" office:value="274.6377">
            <text:p>274.63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1]+1" office:value-type="float" office:value="219">
            <text:p>219</text:p>
          </table:table-cell>
          <table:table-cell table:style-name="ce11"/>
          <table:table-cell table:style-name="ce16" table:formula="of:=[.A222]*0.0333333333" office:value-type="float" office:value="7.2999999927">
            <text:p>7.3000</text:p>
          </table:table-cell>
          <table:table-cell table:style-name="ce16" table:formula="of:=IF([.D221]=[$Initial.$C$9];[$Initial.$C$10];IF(([.E222]/1.46666666666)&lt;[$Initial.$C$9];[$Initial.$C$9];([.E222]/1.46666666666)))" office:value-type="float" office:value="0">
            <text:p>0.0000</text:p>
          </table:table-cell>
          <table:table-cell table:style-name="ce16" table:formula="of:=IF(TRUNC([.E221]-(([.C222]-[.C221])*[.G222]*32.2)/1.46666666666;4)&gt;[$Initial.$C$9];IF([.F222]=1;([.E221]-(([.C222]-[.C221])*[.G222]*32.2));([.E221]+(([.C222]-[.C221])*[.G222]*32.2)));[.D22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961">
            <text:p>0.8961</text:p>
          </table:table-cell>
          <table:table-cell table:style-name="ce16" table:formula="of:=IF([.E222]&gt;0;IF([.F222]=1;(([.E221]*0.03333333333)-(16.1*[.G222]*0.03333333333*0.0333333333));(([.E221]*0.03333333333)+(16.1*[.G222]*0.03333333333*0.0333333333)));0)" office:value-type="float" office:value="1.25101740010619">
            <text:p>1.2510</text:p>
          </table:table-cell>
          <table:table-cell table:style-name="ce16" table:formula="of:=TRUNC([.J221]+[.I222];4)" office:value-type="float" office:value="275.8887">
            <text:p>275.88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2]+1" office:value-type="float" office:value="220">
            <text:p>220</text:p>
          </table:table-cell>
          <table:table-cell table:style-name="ce11"/>
          <table:table-cell table:style-name="ce16" table:formula="of:=[.A223]*0.0333333333" office:value-type="float" office:value="7.333333326">
            <text:p>7.3333</text:p>
          </table:table-cell>
          <table:table-cell table:style-name="ce16" table:formula="of:=IF([.D222]=[$Initial.$C$9];[$Initial.$C$10];IF(([.E223]/1.46666666666)&lt;[$Initial.$C$9];[$Initial.$C$9];([.E223]/1.46666666666)))" office:value-type="float" office:value="26.67">
            <text:p>26.6700</text:p>
          </table:table-cell>
          <table:table-cell table:style-name="ce16" table:formula="of:=IF(TRUNC([.E222]-(([.C223]-[.C222])*[.G223]*32.2)/1.46666666666;4)&gt;[$Initial.$C$9];IF([.F223]=1;([.E222]-(([.C223]-[.C222])*[.G223]*32.2));([.E222]+(([.C223]-[.C222])*[.G223]*32.2)));[.D22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975">
            <text:p>0.8975</text:p>
          </table:table-cell>
          <table:table-cell table:style-name="ce16" table:formula="of:=IF([.E223]&gt;0;IF([.F223]=1;(([.E222]*0.03333333333)-(16.1*[.G223]*0.03333333333*0.0333333333));(([.E222]*0.03333333333)+(16.1*[.G223]*0.03333333333*0.0333333333)));0)" office:value-type="float" office:value="1.25101740010619">
            <text:p>1.2510</text:p>
          </table:table-cell>
          <table:table-cell table:style-name="ce16" table:formula="of:=TRUNC([.J222]+[.I223];4)" office:value-type="float" office:value="277.1397">
            <text:p>277.13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3]+1" office:value-type="float" office:value="221">
            <text:p>221</text:p>
          </table:table-cell>
          <table:table-cell table:style-name="ce11"/>
          <table:table-cell table:style-name="ce16" table:formula="of:=[.A224]*0.0333333333" office:value-type="float" office:value="7.3666666593">
            <text:p>7.3667</text:p>
          </table:table-cell>
          <table:table-cell table:style-name="ce16" table:formula="of:=IF([.D223]=[$Initial.$C$9];[$Initial.$C$10];IF(([.E224]/1.46666666666)&lt;[$Initial.$C$9];[$Initial.$C$9];([.E224]/1.46666666666)))" office:value-type="float" office:value="0">
            <text:p>0.0000</text:p>
          </table:table-cell>
          <table:table-cell table:style-name="ce16" table:formula="of:=IF(TRUNC([.E223]-(([.C224]-[.C223])*[.G224]*32.2)/1.46666666666;4)&gt;[$Initial.$C$9];IF([.F224]=1;([.E223]-(([.C224]-[.C223])*[.G224]*32.2));([.E223]+(([.C224]-[.C223])*[.G224]*32.2)));[.D22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8999">
            <text:p>0.8999</text:p>
          </table:table-cell>
          <table:table-cell table:style-name="ce16" table:formula="of:=IF([.E224]&gt;0;IF([.F224]=1;(([.E223]*0.03333333333)-(16.1*[.G224]*0.03333333333*0.0333333333));(([.E223]*0.03333333333)+(16.1*[.G224]*0.03333333333*0.0333333333)));0)" office:value-type="float" office:value="1.25101740010619">
            <text:p>1.2510</text:p>
          </table:table-cell>
          <table:table-cell table:style-name="ce16" table:formula="of:=TRUNC([.J223]+[.I224];4)" office:value-type="float" office:value="278.3907">
            <text:p>278.39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4]+1" office:value-type="float" office:value="222">
            <text:p>222</text:p>
          </table:table-cell>
          <table:table-cell table:style-name="ce11"/>
          <table:table-cell table:style-name="ce16" table:formula="of:=[.A225]*0.0333333333" office:value-type="float" office:value="7.3999999926">
            <text:p>7.4000</text:p>
          </table:table-cell>
          <table:table-cell table:style-name="ce16" table:formula="of:=IF([.D224]=[$Initial.$C$9];[$Initial.$C$10];IF(([.E225]/1.46666666666)&lt;[$Initial.$C$9];[$Initial.$C$9];([.E225]/1.46666666666)))" office:value-type="float" office:value="26.67">
            <text:p>26.6700</text:p>
          </table:table-cell>
          <table:table-cell table:style-name="ce16" table:formula="of:=IF(TRUNC([.E224]-(([.C225]-[.C224])*[.G225]*32.2)/1.46666666666;4)&gt;[$Initial.$C$9];IF([.F225]=1;([.E224]-(([.C225]-[.C224])*[.G225]*32.2));([.E224]+(([.C225]-[.C224])*[.G225]*32.2)));[.D22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017">
            <text:p>0.9017</text:p>
          </table:table-cell>
          <table:table-cell table:style-name="ce16" table:formula="of:=IF([.E225]&gt;0;IF([.F225]=1;(([.E224]*0.03333333333)-(16.1*[.G225]*0.03333333333*0.0333333333));(([.E224]*0.03333333333)+(16.1*[.G225]*0.03333333333*0.0333333333)));0)" office:value-type="float" office:value="1.25101740010619">
            <text:p>1.2510</text:p>
          </table:table-cell>
          <table:table-cell table:style-name="ce16" table:formula="of:=TRUNC([.J224]+[.I225];4)" office:value-type="float" office:value="279.6417">
            <text:p>279.64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5]+1" office:value-type="float" office:value="223">
            <text:p>223</text:p>
          </table:table-cell>
          <table:table-cell table:style-name="ce11"/>
          <table:table-cell table:style-name="ce16" table:formula="of:=[.A226]*0.0333333333" office:value-type="float" office:value="7.4333333259">
            <text:p>7.4333</text:p>
          </table:table-cell>
          <table:table-cell table:style-name="ce16" table:formula="of:=IF([.D225]=[$Initial.$C$9];[$Initial.$C$10];IF(([.E226]/1.46666666666)&lt;[$Initial.$C$9];[$Initial.$C$9];([.E226]/1.46666666666)))" office:value-type="float" office:value="0">
            <text:p>0.0000</text:p>
          </table:table-cell>
          <table:table-cell table:style-name="ce16" table:formula="of:=IF(TRUNC([.E225]-(([.C226]-[.C225])*[.G226]*32.2)/1.46666666666;4)&gt;[$Initial.$C$9];IF([.F226]=1;([.E225]-(([.C226]-[.C225])*[.G226]*32.2));([.E225]+(([.C226]-[.C225])*[.G226]*32.2)));[.D22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035">
            <text:p>0.9035</text:p>
          </table:table-cell>
          <table:table-cell table:style-name="ce16" table:formula="of:=IF([.E226]&gt;0;IF([.F226]=1;(([.E225]*0.03333333333)-(16.1*[.G226]*0.03333333333*0.0333333333));(([.E225]*0.03333333333)+(16.1*[.G226]*0.03333333333*0.0333333333)));0)" office:value-type="float" office:value="1.25101740010619">
            <text:p>1.2510</text:p>
          </table:table-cell>
          <table:table-cell table:style-name="ce16" table:formula="of:=TRUNC([.J225]+[.I226];4)" office:value-type="float" office:value="280.8927">
            <text:p>280.89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6]+1" office:value-type="float" office:value="224">
            <text:p>224</text:p>
          </table:table-cell>
          <table:table-cell table:style-name="ce11"/>
          <table:table-cell table:style-name="ce16" table:formula="of:=[.A227]*0.0333333333" office:value-type="float" office:value="7.4666666592">
            <text:p>7.4667</text:p>
          </table:table-cell>
          <table:table-cell table:style-name="ce16" table:formula="of:=IF([.D226]=[$Initial.$C$9];[$Initial.$C$10];IF(([.E227]/1.46666666666)&lt;[$Initial.$C$9];[$Initial.$C$9];([.E227]/1.46666666666)))" office:value-type="float" office:value="26.67">
            <text:p>26.6700</text:p>
          </table:table-cell>
          <table:table-cell table:style-name="ce16" table:formula="of:=IF(TRUNC([.E226]-(([.C227]-[.C226])*[.G227]*32.2)/1.46666666666;4)&gt;[$Initial.$C$9];IF([.F227]=1;([.E226]-(([.C227]-[.C226])*[.G227]*32.2));([.E226]+(([.C227]-[.C226])*[.G227]*32.2)));[.D22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052">
            <text:p>0.9052</text:p>
          </table:table-cell>
          <table:table-cell table:style-name="ce16" table:formula="of:=IF([.E227]&gt;0;IF([.F227]=1;(([.E226]*0.03333333333)-(16.1*[.G227]*0.03333333333*0.0333333333));(([.E226]*0.03333333333)+(16.1*[.G227]*0.03333333333*0.0333333333)));0)" office:value-type="float" office:value="1.25101740010619">
            <text:p>1.2510</text:p>
          </table:table-cell>
          <table:table-cell table:style-name="ce16" table:formula="of:=TRUNC([.J226]+[.I227];4)" office:value-type="float" office:value="282.1437">
            <text:p>282.14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7]+1" office:value-type="float" office:value="225">
            <text:p>225</text:p>
          </table:table-cell>
          <table:table-cell table:style-name="ce11"/>
          <table:table-cell table:style-name="ce16" table:formula="of:=[.A228]*0.0333333333" office:value-type="float" office:value="7.4999999925">
            <text:p>7.5000</text:p>
          </table:table-cell>
          <table:table-cell table:style-name="ce16" table:formula="of:=IF([.D227]=[$Initial.$C$9];[$Initial.$C$10];IF(([.E228]/1.46666666666)&lt;[$Initial.$C$9];[$Initial.$C$9];([.E228]/1.46666666666)))" office:value-type="float" office:value="0">
            <text:p>0.0000</text:p>
          </table:table-cell>
          <table:table-cell table:style-name="ce16" table:formula="of:=IF(TRUNC([.E227]-(([.C228]-[.C227])*[.G228]*32.2)/1.46666666666;4)&gt;[$Initial.$C$9];IF([.F228]=1;([.E227]-(([.C228]-[.C227])*[.G228]*32.2));([.E227]+(([.C228]-[.C227])*[.G228]*32.2)));[.D22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07">
            <text:p>0.9070</text:p>
          </table:table-cell>
          <table:table-cell table:style-name="ce16" table:formula="of:=IF([.E228]&gt;0;IF([.F228]=1;(([.E227]*0.03333333333)-(16.1*[.G228]*0.03333333333*0.0333333333));(([.E227]*0.03333333333)+(16.1*[.G228]*0.03333333333*0.0333333333)));0)" office:value-type="float" office:value="1.25101740010619">
            <text:p>1.2510</text:p>
          </table:table-cell>
          <table:table-cell table:style-name="ce16" table:formula="of:=TRUNC([.J227]+[.I228];4)" office:value-type="float" office:value="283.3947">
            <text:p>283.39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8]+1" office:value-type="float" office:value="226">
            <text:p>226</text:p>
          </table:table-cell>
          <table:table-cell table:style-name="ce11"/>
          <table:table-cell table:style-name="ce16" table:formula="of:=[.A229]*0.0333333333" office:value-type="float" office:value="7.5333333258">
            <text:p>7.5333</text:p>
          </table:table-cell>
          <table:table-cell table:style-name="ce16" table:formula="of:=IF([.D228]=[$Initial.$C$9];[$Initial.$C$10];IF(([.E229]/1.46666666666)&lt;[$Initial.$C$9];[$Initial.$C$9];([.E229]/1.46666666666)))" office:value-type="float" office:value="26.67">
            <text:p>26.6700</text:p>
          </table:table-cell>
          <table:table-cell table:style-name="ce16" table:formula="of:=IF(TRUNC([.E228]-(([.C229]-[.C228])*[.G229]*32.2)/1.46666666666;4)&gt;[$Initial.$C$9];IF([.F229]=1;([.E228]-(([.C229]-[.C228])*[.G229]*32.2));([.E228]+(([.C229]-[.C228])*[.G229]*32.2)));[.D22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088">
            <text:p>0.9088</text:p>
          </table:table-cell>
          <table:table-cell table:style-name="ce16" table:formula="of:=IF([.E229]&gt;0;IF([.F229]=1;(([.E228]*0.03333333333)-(16.1*[.G229]*0.03333333333*0.0333333333));(([.E228]*0.03333333333)+(16.1*[.G229]*0.03333333333*0.0333333333)));0)" office:value-type="float" office:value="1.25101740010619">
            <text:p>1.2510</text:p>
          </table:table-cell>
          <table:table-cell table:style-name="ce16" table:formula="of:=TRUNC([.J228]+[.I229];4)" office:value-type="float" office:value="284.6457">
            <text:p>284.64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29]+1" office:value-type="float" office:value="227">
            <text:p>227</text:p>
          </table:table-cell>
          <table:table-cell table:style-name="ce11"/>
          <table:table-cell table:style-name="ce16" table:formula="of:=[.A230]*0.0333333333" office:value-type="float" office:value="7.5666666591">
            <text:p>7.5667</text:p>
          </table:table-cell>
          <table:table-cell table:style-name="ce16" table:formula="of:=IF([.D229]=[$Initial.$C$9];[$Initial.$C$10];IF(([.E230]/1.46666666666)&lt;[$Initial.$C$9];[$Initial.$C$9];([.E230]/1.46666666666)))" office:value-type="float" office:value="0">
            <text:p>0.0000</text:p>
          </table:table-cell>
          <table:table-cell table:style-name="ce16" table:formula="of:=IF(TRUNC([.E229]-(([.C230]-[.C229])*[.G230]*32.2)/1.46666666666;4)&gt;[$Initial.$C$9];IF([.F230]=1;([.E229]-(([.C230]-[.C229])*[.G230]*32.2));([.E229]+(([.C230]-[.C229])*[.G230]*32.2)));[.D23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105">
            <text:p>0.9105</text:p>
          </table:table-cell>
          <table:table-cell table:style-name="ce16" table:formula="of:=IF([.E230]&gt;0;IF([.F230]=1;(([.E229]*0.03333333333)-(16.1*[.G230]*0.03333333333*0.0333333333));(([.E229]*0.03333333333)+(16.1*[.G230]*0.03333333333*0.0333333333)));0)" office:value-type="float" office:value="1.25101740010619">
            <text:p>1.2510</text:p>
          </table:table-cell>
          <table:table-cell table:style-name="ce16" table:formula="of:=TRUNC([.J229]+[.I230];4)" office:value-type="float" office:value="285.8967">
            <text:p>285.89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0]+1" office:value-type="float" office:value="228">
            <text:p>228</text:p>
          </table:table-cell>
          <table:table-cell table:style-name="ce11"/>
          <table:table-cell table:style-name="ce16" table:formula="of:=[.A231]*0.0333333333" office:value-type="float" office:value="7.5999999924">
            <text:p>7.6000</text:p>
          </table:table-cell>
          <table:table-cell table:style-name="ce16" table:formula="of:=IF([.D230]=[$Initial.$C$9];[$Initial.$C$10];IF(([.E231]/1.46666666666)&lt;[$Initial.$C$9];[$Initial.$C$9];([.E231]/1.46666666666)))" office:value-type="float" office:value="26.67">
            <text:p>26.6700</text:p>
          </table:table-cell>
          <table:table-cell table:style-name="ce16" table:formula="of:=IF(TRUNC([.E230]-(([.C231]-[.C230])*[.G231]*32.2)/1.46666666666;4)&gt;[$Initial.$C$9];IF([.F231]=1;([.E230]-(([.C231]-[.C230])*[.G231]*32.2));([.E230]+(([.C231]-[.C230])*[.G231]*32.2)));[.D23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127">
            <text:p>0.9127</text:p>
          </table:table-cell>
          <table:table-cell table:style-name="ce16" table:formula="of:=IF([.E231]&gt;0;IF([.F231]=1;(([.E230]*0.03333333333)-(16.1*[.G231]*0.03333333333*0.0333333333));(([.E230]*0.03333333333)+(16.1*[.G231]*0.03333333333*0.0333333333)));0)" office:value-type="float" office:value="1.25101740010619">
            <text:p>1.2510</text:p>
          </table:table-cell>
          <table:table-cell table:style-name="ce16" table:formula="of:=TRUNC([.J230]+[.I231];4)" office:value-type="float" office:value="287.1477">
            <text:p>287.14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1]+1" office:value-type="float" office:value="229">
            <text:p>229</text:p>
          </table:table-cell>
          <table:table-cell table:style-name="ce11"/>
          <table:table-cell table:style-name="ce16" table:formula="of:=[.A232]*0.0333333333" office:value-type="float" office:value="7.6333333257">
            <text:p>7.6333</text:p>
          </table:table-cell>
          <table:table-cell table:style-name="ce16" table:formula="of:=IF([.D231]=[$Initial.$C$9];[$Initial.$C$10];IF(([.E232]/1.46666666666)&lt;[$Initial.$C$9];[$Initial.$C$9];([.E232]/1.46666666666)))" office:value-type="float" office:value="0">
            <text:p>0.0000</text:p>
          </table:table-cell>
          <table:table-cell table:style-name="ce16" table:formula="of:=IF(TRUNC([.E231]-(([.C232]-[.C231])*[.G232]*32.2)/1.46666666666;4)&gt;[$Initial.$C$9];IF([.F232]=1;([.E231]-(([.C232]-[.C231])*[.G232]*32.2));([.E231]+(([.C232]-[.C231])*[.G232]*32.2)));[.D23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145">
            <text:p>0.9145</text:p>
          </table:table-cell>
          <table:table-cell table:style-name="ce16" table:formula="of:=IF([.E232]&gt;0;IF([.F232]=1;(([.E231]*0.03333333333)-(16.1*[.G232]*0.03333333333*0.0333333333));(([.E231]*0.03333333333)+(16.1*[.G232]*0.03333333333*0.0333333333)));0)" office:value-type="float" office:value="1.25101740010619">
            <text:p>1.2510</text:p>
          </table:table-cell>
          <table:table-cell table:style-name="ce16" table:formula="of:=TRUNC([.J231]+[.I232];4)" office:value-type="float" office:value="288.3987">
            <text:p>288.39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2]+1" office:value-type="float" office:value="230">
            <text:p>230</text:p>
          </table:table-cell>
          <table:table-cell table:style-name="ce11"/>
          <table:table-cell table:style-name="ce16" table:formula="of:=[.A233]*0.0333333333" office:value-type="float" office:value="7.666666659">
            <text:p>7.6667</text:p>
          </table:table-cell>
          <table:table-cell table:style-name="ce16" table:formula="of:=IF([.D232]=[$Initial.$C$9];[$Initial.$C$10];IF(([.E233]/1.46666666666)&lt;[$Initial.$C$9];[$Initial.$C$9];([.E233]/1.46666666666)))" office:value-type="float" office:value="26.67">
            <text:p>26.6700</text:p>
          </table:table-cell>
          <table:table-cell table:style-name="ce16" table:formula="of:=IF(TRUNC([.E232]-(([.C233]-[.C232])*[.G233]*32.2)/1.46666666666;4)&gt;[$Initial.$C$9];IF([.F233]=1;([.E232]-(([.C233]-[.C232])*[.G233]*32.2));([.E232]+(([.C233]-[.C232])*[.G233]*32.2)));[.D23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16">
            <text:p>0.9160</text:p>
          </table:table-cell>
          <table:table-cell table:style-name="ce16" table:formula="of:=IF([.E233]&gt;0;IF([.F233]=1;(([.E232]*0.03333333333)-(16.1*[.G233]*0.03333333333*0.0333333333));(([.E232]*0.03333333333)+(16.1*[.G233]*0.03333333333*0.0333333333)));0)" office:value-type="float" office:value="1.25101740010619">
            <text:p>1.2510</text:p>
          </table:table-cell>
          <table:table-cell table:style-name="ce16" table:formula="of:=TRUNC([.J232]+[.I233];4)" office:value-type="float" office:value="289.6497">
            <text:p>289.64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3]+1" office:value-type="float" office:value="231">
            <text:p>231</text:p>
          </table:table-cell>
          <table:table-cell table:style-name="ce11"/>
          <table:table-cell table:style-name="ce16" table:formula="of:=[.A234]*0.0333333333" office:value-type="float" office:value="7.6999999923">
            <text:p>7.7000</text:p>
          </table:table-cell>
          <table:table-cell table:style-name="ce16" table:formula="of:=IF([.D233]=[$Initial.$C$9];[$Initial.$C$10];IF(([.E234]/1.46666666666)&lt;[$Initial.$C$9];[$Initial.$C$9];([.E234]/1.46666666666)))" office:value-type="float" office:value="0">
            <text:p>0.0000</text:p>
          </table:table-cell>
          <table:table-cell table:style-name="ce16" table:formula="of:=IF(TRUNC([.E233]-(([.C234]-[.C233])*[.G234]*32.2)/1.46666666666;4)&gt;[$Initial.$C$9];IF([.F234]=1;([.E233]-(([.C234]-[.C233])*[.G234]*32.2));([.E233]+(([.C234]-[.C233])*[.G234]*32.2)));[.D23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177">
            <text:p>0.9177</text:p>
          </table:table-cell>
          <table:table-cell table:style-name="ce16" table:formula="of:=IF([.E234]&gt;0;IF([.F234]=1;(([.E233]*0.03333333333)-(16.1*[.G234]*0.03333333333*0.0333333333));(([.E233]*0.03333333333)+(16.1*[.G234]*0.03333333333*0.0333333333)));0)" office:value-type="float" office:value="1.25101740010619">
            <text:p>1.2510</text:p>
          </table:table-cell>
          <table:table-cell table:style-name="ce16" table:formula="of:=TRUNC([.J233]+[.I234];4)" office:value-type="float" office:value="290.9007">
            <text:p>290.90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4]+1" office:value-type="float" office:value="232">
            <text:p>232</text:p>
          </table:table-cell>
          <table:table-cell table:style-name="ce11"/>
          <table:table-cell table:style-name="ce16" table:formula="of:=[.A235]*0.0333333333" office:value-type="float" office:value="7.7333333256">
            <text:p>7.7333</text:p>
          </table:table-cell>
          <table:table-cell table:style-name="ce16" table:formula="of:=IF([.D234]=[$Initial.$C$9];[$Initial.$C$10];IF(([.E235]/1.46666666666)&lt;[$Initial.$C$9];[$Initial.$C$9];([.E235]/1.46666666666)))" office:value-type="float" office:value="26.67">
            <text:p>26.6700</text:p>
          </table:table-cell>
          <table:table-cell table:style-name="ce16" table:formula="of:=IF(TRUNC([.E234]-(([.C235]-[.C234])*[.G235]*32.2)/1.46666666666;4)&gt;[$Initial.$C$9];IF([.F235]=1;([.E234]-(([.C235]-[.C234])*[.G235]*32.2));([.E234]+(([.C235]-[.C234])*[.G235]*32.2)));[.D23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194">
            <text:p>0.9194</text:p>
          </table:table-cell>
          <table:table-cell table:style-name="ce16" table:formula="of:=IF([.E235]&gt;0;IF([.F235]=1;(([.E234]*0.03333333333)-(16.1*[.G235]*0.03333333333*0.0333333333));(([.E234]*0.03333333333)+(16.1*[.G235]*0.03333333333*0.0333333333)));0)" office:value-type="float" office:value="1.25101740010619">
            <text:p>1.2510</text:p>
          </table:table-cell>
          <table:table-cell table:style-name="ce16" table:formula="of:=TRUNC([.J234]+[.I235];4)" office:value-type="float" office:value="292.1517">
            <text:p>292.15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5]+1" office:value-type="float" office:value="233">
            <text:p>233</text:p>
          </table:table-cell>
          <table:table-cell table:style-name="ce11"/>
          <table:table-cell table:style-name="ce16" table:formula="of:=[.A236]*0.0333333333" office:value-type="float" office:value="7.7666666589">
            <text:p>7.7667</text:p>
          </table:table-cell>
          <table:table-cell table:style-name="ce16" table:formula="of:=IF([.D235]=[$Initial.$C$9];[$Initial.$C$10];IF(([.E236]/1.46666666666)&lt;[$Initial.$C$9];[$Initial.$C$9];([.E236]/1.46666666666)))" office:value-type="float" office:value="0">
            <text:p>0.0000</text:p>
          </table:table-cell>
          <table:table-cell table:style-name="ce16" table:formula="of:=IF(TRUNC([.E235]-(([.C236]-[.C235])*[.G236]*32.2)/1.46666666666;4)&gt;[$Initial.$C$9];IF([.F236]=1;([.E235]-(([.C236]-[.C235])*[.G236]*32.2));([.E235]+(([.C236]-[.C235])*[.G236]*32.2)));[.D23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21">
            <text:p>0.9210</text:p>
          </table:table-cell>
          <table:table-cell table:style-name="ce16" table:formula="of:=IF([.E236]&gt;0;IF([.F236]=1;(([.E235]*0.03333333333)-(16.1*[.G236]*0.03333333333*0.0333333333));(([.E235]*0.03333333333)+(16.1*[.G236]*0.03333333333*0.0333333333)));0)" office:value-type="float" office:value="1.25101740010619">
            <text:p>1.2510</text:p>
          </table:table-cell>
          <table:table-cell table:style-name="ce16" table:formula="of:=TRUNC([.J235]+[.I236];4)" office:value-type="float" office:value="293.4027">
            <text:p>293.40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6]+1" office:value-type="float" office:value="234">
            <text:p>234</text:p>
          </table:table-cell>
          <table:table-cell table:style-name="ce11"/>
          <table:table-cell table:style-name="ce16" table:formula="of:=[.A237]*0.0333333333" office:value-type="float" office:value="7.7999999922">
            <text:p>7.8000</text:p>
          </table:table-cell>
          <table:table-cell table:style-name="ce16" table:formula="of:=IF([.D236]=[$Initial.$C$9];[$Initial.$C$10];IF(([.E237]/1.46666666666)&lt;[$Initial.$C$9];[$Initial.$C$9];([.E237]/1.46666666666)))" office:value-type="float" office:value="26.67">
            <text:p>26.6700</text:p>
          </table:table-cell>
          <table:table-cell table:style-name="ce16" table:formula="of:=IF(TRUNC([.E236]-(([.C237]-[.C236])*[.G237]*32.2)/1.46666666666;4)&gt;[$Initial.$C$9];IF([.F237]=1;([.E236]-(([.C237]-[.C236])*[.G237]*32.2));([.E236]+(([.C237]-[.C236])*[.G237]*32.2)));[.D23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226">
            <text:p>0.9226</text:p>
          </table:table-cell>
          <table:table-cell table:style-name="ce16" table:formula="of:=IF([.E237]&gt;0;IF([.F237]=1;(([.E236]*0.03333333333)-(16.1*[.G237]*0.03333333333*0.0333333333));(([.E236]*0.03333333333)+(16.1*[.G237]*0.03333333333*0.0333333333)));0)" office:value-type="float" office:value="1.25101740010619">
            <text:p>1.2510</text:p>
          </table:table-cell>
          <table:table-cell table:style-name="ce16" table:formula="of:=TRUNC([.J236]+[.I237];4)" office:value-type="float" office:value="294.6537">
            <text:p>294.65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7]+1" office:value-type="float" office:value="235">
            <text:p>235</text:p>
          </table:table-cell>
          <table:table-cell table:style-name="ce11"/>
          <table:table-cell table:style-name="ce16" table:formula="of:=[.A238]*0.0333333333" office:value-type="float" office:value="7.8333333255">
            <text:p>7.8333</text:p>
          </table:table-cell>
          <table:table-cell table:style-name="ce16" table:formula="of:=IF([.D237]=[$Initial.$C$9];[$Initial.$C$10];IF(([.E238]/1.46666666666)&lt;[$Initial.$C$9];[$Initial.$C$9];([.E238]/1.46666666666)))" office:value-type="float" office:value="0">
            <text:p>0.0000</text:p>
          </table:table-cell>
          <table:table-cell table:style-name="ce16" table:formula="of:=IF(TRUNC([.E237]-(([.C238]-[.C237])*[.G238]*32.2)/1.46666666666;4)&gt;[$Initial.$C$9];IF([.F238]=1;([.E237]-(([.C238]-[.C237])*[.G238]*32.2));([.E237]+(([.C238]-[.C237])*[.G238]*32.2)));[.D23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243">
            <text:p>0.9243</text:p>
          </table:table-cell>
          <table:table-cell table:style-name="ce16" table:formula="of:=IF([.E238]&gt;0;IF([.F238]=1;(([.E237]*0.03333333333)-(16.1*[.G238]*0.03333333333*0.0333333333));(([.E237]*0.03333333333)+(16.1*[.G238]*0.03333333333*0.0333333333)));0)" office:value-type="float" office:value="1.25101740010619">
            <text:p>1.2510</text:p>
          </table:table-cell>
          <table:table-cell table:style-name="ce16" table:formula="of:=TRUNC([.J237]+[.I238];4)" office:value-type="float" office:value="295.9047">
            <text:p>295.90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8]+1" office:value-type="float" office:value="236">
            <text:p>236</text:p>
          </table:table-cell>
          <table:table-cell table:style-name="ce11"/>
          <table:table-cell table:style-name="ce16" table:formula="of:=[.A239]*0.0333333333" office:value-type="float" office:value="7.8666666588">
            <text:p>7.8667</text:p>
          </table:table-cell>
          <table:table-cell table:style-name="ce16" table:formula="of:=IF([.D238]=[$Initial.$C$9];[$Initial.$C$10];IF(([.E239]/1.46666666666)&lt;[$Initial.$C$9];[$Initial.$C$9];([.E239]/1.46666666666)))" office:value-type="float" office:value="26.67">
            <text:p>26.6700</text:p>
          </table:table-cell>
          <table:table-cell table:style-name="ce16" table:formula="of:=IF(TRUNC([.E238]-(([.C239]-[.C238])*[.G239]*32.2)/1.46666666666;4)&gt;[$Initial.$C$9];IF([.F239]=1;([.E238]-(([.C239]-[.C238])*[.G239]*32.2));([.E238]+(([.C239]-[.C238])*[.G239]*32.2)));[.D23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258">
            <text:p>0.9258</text:p>
          </table:table-cell>
          <table:table-cell table:style-name="ce16" table:formula="of:=IF([.E239]&gt;0;IF([.F239]=1;(([.E238]*0.03333333333)-(16.1*[.G239]*0.03333333333*0.0333333333));(([.E238]*0.03333333333)+(16.1*[.G239]*0.03333333333*0.0333333333)));0)" office:value-type="float" office:value="1.25101740010619">
            <text:p>1.2510</text:p>
          </table:table-cell>
          <table:table-cell table:style-name="ce16" table:formula="of:=TRUNC([.J238]+[.I239];4)" office:value-type="float" office:value="297.1557">
            <text:p>297.15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39]+1" office:value-type="float" office:value="237">
            <text:p>237</text:p>
          </table:table-cell>
          <table:table-cell table:style-name="ce11"/>
          <table:table-cell table:style-name="ce16" table:formula="of:=[.A240]*0.0333333333" office:value-type="float" office:value="7.8999999921">
            <text:p>7.9000</text:p>
          </table:table-cell>
          <table:table-cell table:style-name="ce16" table:formula="of:=IF([.D239]=[$Initial.$C$9];[$Initial.$C$10];IF(([.E240]/1.46666666666)&lt;[$Initial.$C$9];[$Initial.$C$9];([.E240]/1.46666666666)))" office:value-type="float" office:value="0">
            <text:p>0.0000</text:p>
          </table:table-cell>
          <table:table-cell table:style-name="ce16" table:formula="of:=IF(TRUNC([.E239]-(([.C240]-[.C239])*[.G240]*32.2)/1.46666666666;4)&gt;[$Initial.$C$9];IF([.F240]=1;([.E239]-(([.C240]-[.C239])*[.G240]*32.2));([.E239]+(([.C240]-[.C239])*[.G240]*32.2)));[.D24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273">
            <text:p>0.9273</text:p>
          </table:table-cell>
          <table:table-cell table:style-name="ce16" table:formula="of:=IF([.E240]&gt;0;IF([.F240]=1;(([.E239]*0.03333333333)-(16.1*[.G240]*0.03333333333*0.0333333333));(([.E239]*0.03333333333)+(16.1*[.G240]*0.03333333333*0.0333333333)));0)" office:value-type="float" office:value="1.25101740010619">
            <text:p>1.2510</text:p>
          </table:table-cell>
          <table:table-cell table:style-name="ce16" table:formula="of:=TRUNC([.J239]+[.I240];4)" office:value-type="float" office:value="298.4067">
            <text:p>298.40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0]+1" office:value-type="float" office:value="238">
            <text:p>238</text:p>
          </table:table-cell>
          <table:table-cell table:style-name="ce11"/>
          <table:table-cell table:style-name="ce16" table:formula="of:=[.A241]*0.0333333333" office:value-type="float" office:value="7.9333333254">
            <text:p>7.9333</text:p>
          </table:table-cell>
          <table:table-cell table:style-name="ce16" table:formula="of:=IF([.D240]=[$Initial.$C$9];[$Initial.$C$10];IF(([.E241]/1.46666666666)&lt;[$Initial.$C$9];[$Initial.$C$9];([.E241]/1.46666666666)))" office:value-type="float" office:value="26.67">
            <text:p>26.6700</text:p>
          </table:table-cell>
          <table:table-cell table:style-name="ce16" table:formula="of:=IF(TRUNC([.E240]-(([.C241]-[.C240])*[.G241]*32.2)/1.46666666666;4)&gt;[$Initial.$C$9];IF([.F241]=1;([.E240]-(([.C241]-[.C240])*[.G241]*32.2));([.E240]+(([.C241]-[.C240])*[.G241]*32.2)));[.D24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29">
            <text:p>0.9290</text:p>
          </table:table-cell>
          <table:table-cell table:style-name="ce16" table:formula="of:=IF([.E241]&gt;0;IF([.F241]=1;(([.E240]*0.03333333333)-(16.1*[.G241]*0.03333333333*0.0333333333));(([.E240]*0.03333333333)+(16.1*[.G241]*0.03333333333*0.0333333333)));0)" office:value-type="float" office:value="1.25101740010619">
            <text:p>1.2510</text:p>
          </table:table-cell>
          <table:table-cell table:style-name="ce16" table:formula="of:=TRUNC([.J240]+[.I241];4)" office:value-type="float" office:value="299.6577">
            <text:p>299.65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1]+1" office:value-type="float" office:value="239">
            <text:p>239</text:p>
          </table:table-cell>
          <table:table-cell table:style-name="ce11"/>
          <table:table-cell table:style-name="ce16" table:formula="of:=[.A242]*0.0333333333" office:value-type="float" office:value="7.9666666587">
            <text:p>7.9667</text:p>
          </table:table-cell>
          <table:table-cell table:style-name="ce16" table:formula="of:=IF([.D241]=[$Initial.$C$9];[$Initial.$C$10];IF(([.E242]/1.46666666666)&lt;[$Initial.$C$9];[$Initial.$C$9];([.E242]/1.46666666666)))" office:value-type="float" office:value="0">
            <text:p>0.0000</text:p>
          </table:table-cell>
          <table:table-cell table:style-name="ce16" table:formula="of:=IF(TRUNC([.E241]-(([.C242]-[.C241])*[.G242]*32.2)/1.46666666666;4)&gt;[$Initial.$C$9];IF([.F242]=1;([.E241]-(([.C242]-[.C241])*[.G242]*32.2));([.E241]+(([.C242]-[.C241])*[.G242]*32.2)));[.D24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305">
            <text:p>0.9305</text:p>
          </table:table-cell>
          <table:table-cell table:style-name="ce16" table:formula="of:=IF([.E242]&gt;0;IF([.F242]=1;(([.E241]*0.03333333333)-(16.1*[.G242]*0.03333333333*0.0333333333));(([.E241]*0.03333333333)+(16.1*[.G242]*0.03333333333*0.0333333333)));0)" office:value-type="float" office:value="1.25101740010619">
            <text:p>1.2510</text:p>
          </table:table-cell>
          <table:table-cell table:style-name="ce16" table:formula="of:=TRUNC([.J241]+[.I242];4)" office:value-type="float" office:value="300.9087">
            <text:p>300.90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2]+1" office:value-type="float" office:value="240">
            <text:p>240</text:p>
          </table:table-cell>
          <table:table-cell table:style-name="ce11"/>
          <table:table-cell table:style-name="ce16" table:formula="of:=[.A243]*0.0333333333" office:value-type="float" office:value="7.999999992">
            <text:p>8.0000</text:p>
          </table:table-cell>
          <table:table-cell table:style-name="ce16" table:formula="of:=IF([.D242]=[$Initial.$C$9];[$Initial.$C$10];IF(([.E243]/1.46666666666)&lt;[$Initial.$C$9];[$Initial.$C$9];([.E243]/1.46666666666)))" office:value-type="float" office:value="26.67">
            <text:p>26.6700</text:p>
          </table:table-cell>
          <table:table-cell table:style-name="ce16" table:formula="of:=IF(TRUNC([.E242]-(([.C243]-[.C242])*[.G243]*32.2)/1.46666666666;4)&gt;[$Initial.$C$9];IF([.F243]=1;([.E242]-(([.C243]-[.C242])*[.G243]*32.2));([.E242]+(([.C243]-[.C242])*[.G243]*32.2)));[.D24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323">
            <text:p>0.9323</text:p>
          </table:table-cell>
          <table:table-cell table:style-name="ce16" table:formula="of:=IF([.E243]&gt;0;IF([.F243]=1;(([.E242]*0.03333333333)-(16.1*[.G243]*0.03333333333*0.0333333333));(([.E242]*0.03333333333)+(16.1*[.G243]*0.03333333333*0.0333333333)));0)" office:value-type="float" office:value="1.25101740010619">
            <text:p>1.2510</text:p>
          </table:table-cell>
          <table:table-cell table:style-name="ce16" table:formula="of:=TRUNC([.J242]+[.I243];4)" office:value-type="float" office:value="302.1597">
            <text:p>302.15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3]+1" office:value-type="float" office:value="241">
            <text:p>241</text:p>
          </table:table-cell>
          <table:table-cell table:style-name="ce11"/>
          <table:table-cell table:style-name="ce16" table:formula="of:=[.A244]*0.0333333333" office:value-type="float" office:value="8.0333333253">
            <text:p>8.0333</text:p>
          </table:table-cell>
          <table:table-cell table:style-name="ce16" table:formula="of:=IF([.D243]=[$Initial.$C$9];[$Initial.$C$10];IF(([.E244]/1.46666666666)&lt;[$Initial.$C$9];[$Initial.$C$9];([.E244]/1.46666666666)))" office:value-type="float" office:value="0">
            <text:p>0.0000</text:p>
          </table:table-cell>
          <table:table-cell table:style-name="ce16" table:formula="of:=IF(TRUNC([.E243]-(([.C244]-[.C243])*[.G244]*32.2)/1.46666666666;4)&gt;[$Initial.$C$9];IF([.F244]=1;([.E243]-(([.C244]-[.C243])*[.G244]*32.2));([.E243]+(([.C244]-[.C243])*[.G244]*32.2)));[.D24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339">
            <text:p>0.9339</text:p>
          </table:table-cell>
          <table:table-cell table:style-name="ce16" table:formula="of:=IF([.E244]&gt;0;IF([.F244]=1;(([.E243]*0.03333333333)-(16.1*[.G244]*0.03333333333*0.0333333333));(([.E243]*0.03333333333)+(16.1*[.G244]*0.03333333333*0.0333333333)));0)" office:value-type="float" office:value="1.25101740010619">
            <text:p>1.2510</text:p>
          </table:table-cell>
          <table:table-cell table:style-name="ce16" table:formula="of:=TRUNC([.J243]+[.I244];4)" office:value-type="float" office:value="303.4107">
            <text:p>303.41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4]+1" office:value-type="float" office:value="242">
            <text:p>242</text:p>
          </table:table-cell>
          <table:table-cell table:style-name="ce11"/>
          <table:table-cell table:style-name="ce16" table:formula="of:=[.A245]*0.0333333333" office:value-type="float" office:value="8.0666666586">
            <text:p>8.0667</text:p>
          </table:table-cell>
          <table:table-cell table:style-name="ce16" table:formula="of:=IF([.D244]=[$Initial.$C$9];[$Initial.$C$10];IF(([.E245]/1.46666666666)&lt;[$Initial.$C$9];[$Initial.$C$9];([.E245]/1.46666666666)))" office:value-type="float" office:value="26.67">
            <text:p>26.6700</text:p>
          </table:table-cell>
          <table:table-cell table:style-name="ce16" table:formula="of:=IF(TRUNC([.E244]-(([.C245]-[.C244])*[.G245]*32.2)/1.46666666666;4)&gt;[$Initial.$C$9];IF([.F245]=1;([.E244]-(([.C245]-[.C244])*[.G245]*32.2));([.E244]+(([.C245]-[.C244])*[.G245]*32.2)));[.D24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353">
            <text:p>0.9353</text:p>
          </table:table-cell>
          <table:table-cell table:style-name="ce16" table:formula="of:=IF([.E245]&gt;0;IF([.F245]=1;(([.E244]*0.03333333333)-(16.1*[.G245]*0.03333333333*0.0333333333));(([.E244]*0.03333333333)+(16.1*[.G245]*0.03333333333*0.0333333333)));0)" office:value-type="float" office:value="1.25101740010619">
            <text:p>1.2510</text:p>
          </table:table-cell>
          <table:table-cell table:style-name="ce16" table:formula="of:=TRUNC([.J244]+[.I245];4)" office:value-type="float" office:value="304.6617">
            <text:p>304.66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5]+1" office:value-type="float" office:value="243">
            <text:p>243</text:p>
          </table:table-cell>
          <table:table-cell table:style-name="ce11"/>
          <table:table-cell table:style-name="ce16" table:formula="of:=[.A246]*0.0333333333" office:value-type="float" office:value="8.0999999919">
            <text:p>8.1000</text:p>
          </table:table-cell>
          <table:table-cell table:style-name="ce16" table:formula="of:=IF([.D245]=[$Initial.$C$9];[$Initial.$C$10];IF(([.E246]/1.46666666666)&lt;[$Initial.$C$9];[$Initial.$C$9];([.E246]/1.46666666666)))" office:value-type="float" office:value="0">
            <text:p>0.0000</text:p>
          </table:table-cell>
          <table:table-cell table:style-name="ce16" table:formula="of:=IF(TRUNC([.E245]-(([.C246]-[.C245])*[.G246]*32.2)/1.46666666666;4)&gt;[$Initial.$C$9];IF([.F246]=1;([.E245]-(([.C246]-[.C245])*[.G246]*32.2));([.E245]+(([.C246]-[.C245])*[.G246]*32.2)));[.D24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368">
            <text:p>0.9368</text:p>
          </table:table-cell>
          <table:table-cell table:style-name="ce16" table:formula="of:=IF([.E246]&gt;0;IF([.F246]=1;(([.E245]*0.03333333333)-(16.1*[.G246]*0.03333333333*0.0333333333));(([.E245]*0.03333333333)+(16.1*[.G246]*0.03333333333*0.0333333333)));0)" office:value-type="float" office:value="1.25101740010619">
            <text:p>1.2510</text:p>
          </table:table-cell>
          <table:table-cell table:style-name="ce16" table:formula="of:=TRUNC([.J245]+[.I246];4)" office:value-type="float" office:value="305.9127">
            <text:p>305.91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6]+1" office:value-type="float" office:value="244">
            <text:p>244</text:p>
          </table:table-cell>
          <table:table-cell table:style-name="ce11"/>
          <table:table-cell table:style-name="ce16" table:formula="of:=[.A247]*0.0333333333" office:value-type="float" office:value="8.1333333252">
            <text:p>8.1333</text:p>
          </table:table-cell>
          <table:table-cell table:style-name="ce16" table:formula="of:=IF([.D246]=[$Initial.$C$9];[$Initial.$C$10];IF(([.E247]/1.46666666666)&lt;[$Initial.$C$9];[$Initial.$C$9];([.E247]/1.46666666666)))" office:value-type="float" office:value="26.67">
            <text:p>26.6700</text:p>
          </table:table-cell>
          <table:table-cell table:style-name="ce16" table:formula="of:=IF(TRUNC([.E246]-(([.C247]-[.C246])*[.G247]*32.2)/1.46666666666;4)&gt;[$Initial.$C$9];IF([.F247]=1;([.E246]-(([.C247]-[.C246])*[.G247]*32.2));([.E246]+(([.C247]-[.C246])*[.G247]*32.2)));[.D24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383">
            <text:p>0.9383</text:p>
          </table:table-cell>
          <table:table-cell table:style-name="ce16" table:formula="of:=IF([.E247]&gt;0;IF([.F247]=1;(([.E246]*0.03333333333)-(16.1*[.G247]*0.03333333333*0.0333333333));(([.E246]*0.03333333333)+(16.1*[.G247]*0.03333333333*0.0333333333)));0)" office:value-type="float" office:value="1.25101740010619">
            <text:p>1.2510</text:p>
          </table:table-cell>
          <table:table-cell table:style-name="ce16" table:formula="of:=TRUNC([.J246]+[.I247];4)" office:value-type="float" office:value="307.1637">
            <text:p>307.16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7]+1" office:value-type="float" office:value="245">
            <text:p>245</text:p>
          </table:table-cell>
          <table:table-cell table:style-name="ce11"/>
          <table:table-cell table:style-name="ce16" table:formula="of:=[.A248]*0.0333333333" office:value-type="float" office:value="8.1666666585">
            <text:p>8.1667</text:p>
          </table:table-cell>
          <table:table-cell table:style-name="ce16" table:formula="of:=IF([.D247]=[$Initial.$C$9];[$Initial.$C$10];IF(([.E248]/1.46666666666)&lt;[$Initial.$C$9];[$Initial.$C$9];([.E248]/1.46666666666)))" office:value-type="float" office:value="0">
            <text:p>0.0000</text:p>
          </table:table-cell>
          <table:table-cell table:style-name="ce16" table:formula="of:=IF(TRUNC([.E247]-(([.C248]-[.C247])*[.G248]*32.2)/1.46666666666;4)&gt;[$Initial.$C$9];IF([.F248]=1;([.E247]-(([.C248]-[.C247])*[.G248]*32.2));([.E247]+(([.C248]-[.C247])*[.G248]*32.2)));[.D24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397">
            <text:p>0.9397</text:p>
          </table:table-cell>
          <table:table-cell table:style-name="ce16" table:formula="of:=IF([.E248]&gt;0;IF([.F248]=1;(([.E247]*0.03333333333)-(16.1*[.G248]*0.03333333333*0.0333333333));(([.E247]*0.03333333333)+(16.1*[.G248]*0.03333333333*0.0333333333)));0)" office:value-type="float" office:value="1.25101740010619">
            <text:p>1.2510</text:p>
          </table:table-cell>
          <table:table-cell table:style-name="ce16" table:formula="of:=TRUNC([.J247]+[.I248];4)" office:value-type="float" office:value="308.4147">
            <text:p>308.41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8]+1" office:value-type="float" office:value="246">
            <text:p>246</text:p>
          </table:table-cell>
          <table:table-cell table:style-name="ce11"/>
          <table:table-cell table:style-name="ce16" table:formula="of:=[.A249]*0.0333333333" office:value-type="float" office:value="8.1999999918">
            <text:p>8.2000</text:p>
          </table:table-cell>
          <table:table-cell table:style-name="ce16" table:formula="of:=IF([.D248]=[$Initial.$C$9];[$Initial.$C$10];IF(([.E249]/1.46666666666)&lt;[$Initial.$C$9];[$Initial.$C$9];([.E249]/1.46666666666)))" office:value-type="float" office:value="26.67">
            <text:p>26.6700</text:p>
          </table:table-cell>
          <table:table-cell table:style-name="ce16" table:formula="of:=IF(TRUNC([.E248]-(([.C249]-[.C248])*[.G249]*32.2)/1.46666666666;4)&gt;[$Initial.$C$9];IF([.F249]=1;([.E248]-(([.C249]-[.C248])*[.G249]*32.2));([.E248]+(([.C249]-[.C248])*[.G249]*32.2)));[.D24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411">
            <text:p>0.9411</text:p>
          </table:table-cell>
          <table:table-cell table:style-name="ce16" table:formula="of:=IF([.E249]&gt;0;IF([.F249]=1;(([.E248]*0.03333333333)-(16.1*[.G249]*0.03333333333*0.0333333333));(([.E248]*0.03333333333)+(16.1*[.G249]*0.03333333333*0.0333333333)));0)" office:value-type="float" office:value="1.25101740010619">
            <text:p>1.2510</text:p>
          </table:table-cell>
          <table:table-cell table:style-name="ce16" table:formula="of:=TRUNC([.J248]+[.I249];4)" office:value-type="float" office:value="309.6657">
            <text:p>309.66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49]+1" office:value-type="float" office:value="247">
            <text:p>247</text:p>
          </table:table-cell>
          <table:table-cell table:style-name="ce11"/>
          <table:table-cell table:style-name="ce16" table:formula="of:=[.A250]*0.0333333333" office:value-type="float" office:value="8.2333333251">
            <text:p>8.2333</text:p>
          </table:table-cell>
          <table:table-cell table:style-name="ce16" table:formula="of:=IF([.D249]=[$Initial.$C$9];[$Initial.$C$10];IF(([.E250]/1.46666666666)&lt;[$Initial.$C$9];[$Initial.$C$9];([.E250]/1.46666666666)))" office:value-type="float" office:value="0">
            <text:p>0.0000</text:p>
          </table:table-cell>
          <table:table-cell table:style-name="ce16" table:formula="of:=IF(TRUNC([.E249]-(([.C250]-[.C249])*[.G250]*32.2)/1.46666666666;4)&gt;[$Initial.$C$9];IF([.F250]=1;([.E249]-(([.C250]-[.C249])*[.G250]*32.2));([.E249]+(([.C250]-[.C249])*[.G250]*32.2)));[.D25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425">
            <text:p>0.9425</text:p>
          </table:table-cell>
          <table:table-cell table:style-name="ce16" table:formula="of:=IF([.E250]&gt;0;IF([.F250]=1;(([.E249]*0.03333333333)-(16.1*[.G250]*0.03333333333*0.0333333333));(([.E249]*0.03333333333)+(16.1*[.G250]*0.03333333333*0.0333333333)));0)" office:value-type="float" office:value="1.25101740010619">
            <text:p>1.2510</text:p>
          </table:table-cell>
          <table:table-cell table:style-name="ce16" table:formula="of:=TRUNC([.J249]+[.I250];4)" office:value-type="float" office:value="310.9167">
            <text:p>310.91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0]+1" office:value-type="float" office:value="248">
            <text:p>248</text:p>
          </table:table-cell>
          <table:table-cell table:style-name="ce11"/>
          <table:table-cell table:style-name="ce16" table:formula="of:=[.A251]*0.0333333333" office:value-type="float" office:value="8.2666666584">
            <text:p>8.2667</text:p>
          </table:table-cell>
          <table:table-cell table:style-name="ce16" table:formula="of:=IF([.D250]=[$Initial.$C$9];[$Initial.$C$10];IF(([.E251]/1.46666666666)&lt;[$Initial.$C$9];[$Initial.$C$9];([.E251]/1.46666666666)))" office:value-type="float" office:value="26.67">
            <text:p>26.6700</text:p>
          </table:table-cell>
          <table:table-cell table:style-name="ce16" table:formula="of:=IF(TRUNC([.E250]-(([.C251]-[.C250])*[.G251]*32.2)/1.46666666666;4)&gt;[$Initial.$C$9];IF([.F251]=1;([.E250]-(([.C251]-[.C250])*[.G251]*32.2));([.E250]+(([.C251]-[.C250])*[.G251]*32.2)));[.D25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439">
            <text:p>0.9439</text:p>
          </table:table-cell>
          <table:table-cell table:style-name="ce16" table:formula="of:=IF([.E251]&gt;0;IF([.F251]=1;(([.E250]*0.03333333333)-(16.1*[.G251]*0.03333333333*0.0333333333));(([.E250]*0.03333333333)+(16.1*[.G251]*0.03333333333*0.0333333333)));0)" office:value-type="float" office:value="1.25101740010619">
            <text:p>1.2510</text:p>
          </table:table-cell>
          <table:table-cell table:style-name="ce16" table:formula="of:=TRUNC([.J250]+[.I251];4)" office:value-type="float" office:value="312.1677">
            <text:p>312.16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1]+1" office:value-type="float" office:value="249">
            <text:p>249</text:p>
          </table:table-cell>
          <table:table-cell table:style-name="ce11"/>
          <table:table-cell table:style-name="ce16" table:formula="of:=[.A252]*0.0333333333" office:value-type="float" office:value="8.2999999917">
            <text:p>8.3000</text:p>
          </table:table-cell>
          <table:table-cell table:style-name="ce16" table:formula="of:=IF([.D251]=[$Initial.$C$9];[$Initial.$C$10];IF(([.E252]/1.46666666666)&lt;[$Initial.$C$9];[$Initial.$C$9];([.E252]/1.46666666666)))" office:value-type="float" office:value="0">
            <text:p>0.0000</text:p>
          </table:table-cell>
          <table:table-cell table:style-name="ce16" table:formula="of:=IF(TRUNC([.E251]-(([.C252]-[.C251])*[.G252]*32.2)/1.46666666666;4)&gt;[$Initial.$C$9];IF([.F252]=1;([.E251]-(([.C252]-[.C251])*[.G252]*32.2));([.E251]+(([.C252]-[.C251])*[.G252]*32.2)));[.D25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452">
            <text:p>0.9452</text:p>
          </table:table-cell>
          <table:table-cell table:style-name="ce16" table:formula="of:=IF([.E252]&gt;0;IF([.F252]=1;(([.E251]*0.03333333333)-(16.1*[.G252]*0.03333333333*0.0333333333));(([.E251]*0.03333333333)+(16.1*[.G252]*0.03333333333*0.0333333333)));0)" office:value-type="float" office:value="1.25101740010619">
            <text:p>1.2510</text:p>
          </table:table-cell>
          <table:table-cell table:style-name="ce16" table:formula="of:=TRUNC([.J251]+[.I252];4)" office:value-type="float" office:value="313.4187">
            <text:p>313.41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2]+1" office:value-type="float" office:value="250">
            <text:p>250</text:p>
          </table:table-cell>
          <table:table-cell table:style-name="ce11"/>
          <table:table-cell table:style-name="ce16" table:formula="of:=[.A253]*0.0333333333" office:value-type="float" office:value="8.333333325">
            <text:p>8.3333</text:p>
          </table:table-cell>
          <table:table-cell table:style-name="ce16" table:formula="of:=IF([.D252]=[$Initial.$C$9];[$Initial.$C$10];IF(([.E253]/1.46666666666)&lt;[$Initial.$C$9];[$Initial.$C$9];([.E253]/1.46666666666)))" office:value-type="float" office:value="26.67">
            <text:p>26.6700</text:p>
          </table:table-cell>
          <table:table-cell table:style-name="ce16" table:formula="of:=IF(TRUNC([.E252]-(([.C253]-[.C252])*[.G253]*32.2)/1.46666666666;4)&gt;[$Initial.$C$9];IF([.F253]=1;([.E252]-(([.C253]-[.C252])*[.G253]*32.2));([.E252]+(([.C253]-[.C252])*[.G253]*32.2)));[.D25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466">
            <text:p>0.9466</text:p>
          </table:table-cell>
          <table:table-cell table:style-name="ce16" table:formula="of:=IF([.E253]&gt;0;IF([.F253]=1;(([.E252]*0.03333333333)-(16.1*[.G253]*0.03333333333*0.0333333333));(([.E252]*0.03333333333)+(16.1*[.G253]*0.03333333333*0.0333333333)));0)" office:value-type="float" office:value="1.25101740010619">
            <text:p>1.2510</text:p>
          </table:table-cell>
          <table:table-cell table:style-name="ce16" table:formula="of:=TRUNC([.J252]+[.I253];4)" office:value-type="float" office:value="314.6697">
            <text:p>314.66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3]+1" office:value-type="float" office:value="251">
            <text:p>251</text:p>
          </table:table-cell>
          <table:table-cell table:style-name="ce11"/>
          <table:table-cell table:style-name="ce16" table:formula="of:=[.A254]*0.0333333333" office:value-type="float" office:value="8.3666666583">
            <text:p>8.3667</text:p>
          </table:table-cell>
          <table:table-cell table:style-name="ce16" table:formula="of:=IF([.D253]=[$Initial.$C$9];[$Initial.$C$10];IF(([.E254]/1.46666666666)&lt;[$Initial.$C$9];[$Initial.$C$9];([.E254]/1.46666666666)))" office:value-type="float" office:value="0">
            <text:p>0.0000</text:p>
          </table:table-cell>
          <table:table-cell table:style-name="ce16" table:formula="of:=IF(TRUNC([.E253]-(([.C254]-[.C253])*[.G254]*32.2)/1.46666666666;4)&gt;[$Initial.$C$9];IF([.F254]=1;([.E253]-(([.C254]-[.C253])*[.G254]*32.2));([.E253]+(([.C254]-[.C253])*[.G254]*32.2)));[.D25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478">
            <text:p>0.9478</text:p>
          </table:table-cell>
          <table:table-cell table:style-name="ce16" table:formula="of:=IF([.E254]&gt;0;IF([.F254]=1;(([.E253]*0.03333333333)-(16.1*[.G254]*0.03333333333*0.0333333333));(([.E253]*0.03333333333)+(16.1*[.G254]*0.03333333333*0.0333333333)));0)" office:value-type="float" office:value="1.25101740010619">
            <text:p>1.2510</text:p>
          </table:table-cell>
          <table:table-cell table:style-name="ce16" table:formula="of:=TRUNC([.J253]+[.I254];4)" office:value-type="float" office:value="315.9207">
            <text:p>315.92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4]+1" office:value-type="float" office:value="252">
            <text:p>252</text:p>
          </table:table-cell>
          <table:table-cell table:style-name="ce11"/>
          <table:table-cell table:style-name="ce16" table:formula="of:=[.A255]*0.0333333333" office:value-type="float" office:value="8.3999999916">
            <text:p>8.4000</text:p>
          </table:table-cell>
          <table:table-cell table:style-name="ce16" table:formula="of:=IF([.D254]=[$Initial.$C$9];[$Initial.$C$10];IF(([.E255]/1.46666666666)&lt;[$Initial.$C$9];[$Initial.$C$9];([.E255]/1.46666666666)))" office:value-type="float" office:value="26.67">
            <text:p>26.6700</text:p>
          </table:table-cell>
          <table:table-cell table:style-name="ce16" table:formula="of:=IF(TRUNC([.E254]-(([.C255]-[.C254])*[.G255]*32.2)/1.46666666666;4)&gt;[$Initial.$C$9];IF([.F255]=1;([.E254]-(([.C255]-[.C254])*[.G255]*32.2));([.E254]+(([.C255]-[.C254])*[.G255]*32.2)));[.D25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496">
            <text:p>0.9496</text:p>
          </table:table-cell>
          <table:table-cell table:style-name="ce16" table:formula="of:=IF([.E255]&gt;0;IF([.F255]=1;(([.E254]*0.03333333333)-(16.1*[.G255]*0.03333333333*0.0333333333));(([.E254]*0.03333333333)+(16.1*[.G255]*0.03333333333*0.0333333333)));0)" office:value-type="float" office:value="1.25101740010619">
            <text:p>1.2510</text:p>
          </table:table-cell>
          <table:table-cell table:style-name="ce16" table:formula="of:=TRUNC([.J254]+[.I255];4)" office:value-type="float" office:value="317.1717">
            <text:p>317.17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5]+1" office:value-type="float" office:value="253">
            <text:p>253</text:p>
          </table:table-cell>
          <table:table-cell table:style-name="ce11"/>
          <table:table-cell table:style-name="ce16" table:formula="of:=[.A256]*0.0333333333" office:value-type="float" office:value="8.4333333249">
            <text:p>8.4333</text:p>
          </table:table-cell>
          <table:table-cell table:style-name="ce16" table:formula="of:=IF([.D255]=[$Initial.$C$9];[$Initial.$C$10];IF(([.E256]/1.46666666666)&lt;[$Initial.$C$9];[$Initial.$C$9];([.E256]/1.46666666666)))" office:value-type="float" office:value="0">
            <text:p>0.0000</text:p>
          </table:table-cell>
          <table:table-cell table:style-name="ce16" table:formula="of:=IF(TRUNC([.E255]-(([.C256]-[.C255])*[.G256]*32.2)/1.46666666666;4)&gt;[$Initial.$C$9];IF([.F256]=1;([.E255]-(([.C256]-[.C255])*[.G256]*32.2));([.E255]+(([.C256]-[.C255])*[.G256]*32.2)));[.D25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08">
            <text:p>0.9508</text:p>
          </table:table-cell>
          <table:table-cell table:style-name="ce16" table:formula="of:=IF([.E256]&gt;0;IF([.F256]=1;(([.E255]*0.03333333333)-(16.1*[.G256]*0.03333333333*0.0333333333));(([.E255]*0.03333333333)+(16.1*[.G256]*0.03333333333*0.0333333333)));0)" office:value-type="float" office:value="1.25101740010619">
            <text:p>1.2510</text:p>
          </table:table-cell>
          <table:table-cell table:style-name="ce16" table:formula="of:=TRUNC([.J255]+[.I256];4)" office:value-type="float" office:value="318.4227">
            <text:p>318.42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6]+1" office:value-type="float" office:value="254">
            <text:p>254</text:p>
          </table:table-cell>
          <table:table-cell table:style-name="ce11"/>
          <table:table-cell table:style-name="ce16" table:formula="of:=[.A257]*0.0333333333" office:value-type="float" office:value="8.4666666582">
            <text:p>8.4667</text:p>
          </table:table-cell>
          <table:table-cell table:style-name="ce16" table:formula="of:=IF([.D256]=[$Initial.$C$9];[$Initial.$C$10];IF(([.E257]/1.46666666666)&lt;[$Initial.$C$9];[$Initial.$C$9];([.E257]/1.46666666666)))" office:value-type="float" office:value="26.67">
            <text:p>26.6700</text:p>
          </table:table-cell>
          <table:table-cell table:style-name="ce16" table:formula="of:=IF(TRUNC([.E256]-(([.C257]-[.C256])*[.G257]*32.2)/1.46666666666;4)&gt;[$Initial.$C$9];IF([.F257]=1;([.E256]-(([.C257]-[.C256])*[.G257]*32.2));([.E256]+(([.C257]-[.C256])*[.G257]*32.2)));[.D25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21">
            <text:p>0.9521</text:p>
          </table:table-cell>
          <table:table-cell table:style-name="ce16" table:formula="of:=IF([.E257]&gt;0;IF([.F257]=1;(([.E256]*0.03333333333)-(16.1*[.G257]*0.03333333333*0.0333333333));(([.E256]*0.03333333333)+(16.1*[.G257]*0.03333333333*0.0333333333)));0)" office:value-type="float" office:value="1.25101740010619">
            <text:p>1.2510</text:p>
          </table:table-cell>
          <table:table-cell table:style-name="ce16" table:formula="of:=TRUNC([.J256]+[.I257];4)" office:value-type="float" office:value="319.6737">
            <text:p>319.67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7]+1" office:value-type="float" office:value="255">
            <text:p>255</text:p>
          </table:table-cell>
          <table:table-cell table:style-name="ce11"/>
          <table:table-cell table:style-name="ce16" table:formula="of:=[.A258]*0.0333333333" office:value-type="float" office:value="8.4999999915">
            <text:p>8.5000</text:p>
          </table:table-cell>
          <table:table-cell table:style-name="ce16" table:formula="of:=IF([.D257]=[$Initial.$C$9];[$Initial.$C$10];IF(([.E258]/1.46666666666)&lt;[$Initial.$C$9];[$Initial.$C$9];([.E258]/1.46666666666)))" office:value-type="float" office:value="0">
            <text:p>0.0000</text:p>
          </table:table-cell>
          <table:table-cell table:style-name="ce16" table:formula="of:=IF(TRUNC([.E257]-(([.C258]-[.C257])*[.G258]*32.2)/1.46666666666;4)&gt;[$Initial.$C$9];IF([.F258]=1;([.E257]-(([.C258]-[.C257])*[.G258]*32.2));([.E257]+(([.C258]-[.C257])*[.G258]*32.2)));[.D25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34">
            <text:p>0.9534</text:p>
          </table:table-cell>
          <table:table-cell table:style-name="ce16" table:formula="of:=IF([.E258]&gt;0;IF([.F258]=1;(([.E257]*0.03333333333)-(16.1*[.G258]*0.03333333333*0.0333333333));(([.E257]*0.03333333333)+(16.1*[.G258]*0.03333333333*0.0333333333)));0)" office:value-type="float" office:value="1.25101740010619">
            <text:p>1.2510</text:p>
          </table:table-cell>
          <table:table-cell table:style-name="ce16" table:formula="of:=TRUNC([.J257]+[.I258];4)" office:value-type="float" office:value="320.9247">
            <text:p>320.92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8]+1" office:value-type="float" office:value="256">
            <text:p>256</text:p>
          </table:table-cell>
          <table:table-cell table:style-name="ce11"/>
          <table:table-cell table:style-name="ce16" table:formula="of:=[.A259]*0.0333333333" office:value-type="float" office:value="8.5333333248">
            <text:p>8.5333</text:p>
          </table:table-cell>
          <table:table-cell table:style-name="ce16" table:formula="of:=IF([.D258]=[$Initial.$C$9];[$Initial.$C$10];IF(([.E259]/1.46666666666)&lt;[$Initial.$C$9];[$Initial.$C$9];([.E259]/1.46666666666)))" office:value-type="float" office:value="26.67">
            <text:p>26.6700</text:p>
          </table:table-cell>
          <table:table-cell table:style-name="ce16" table:formula="of:=IF(TRUNC([.E258]-(([.C259]-[.C258])*[.G259]*32.2)/1.46666666666;4)&gt;[$Initial.$C$9];IF([.F259]=1;([.E258]-(([.C259]-[.C258])*[.G259]*32.2));([.E258]+(([.C259]-[.C258])*[.G259]*32.2)));[.D25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47">
            <text:p>0.9547</text:p>
          </table:table-cell>
          <table:table-cell table:style-name="ce16" table:formula="of:=IF([.E259]&gt;0;IF([.F259]=1;(([.E258]*0.03333333333)-(16.1*[.G259]*0.03333333333*0.0333333333));(([.E258]*0.03333333333)+(16.1*[.G259]*0.03333333333*0.0333333333)));0)" office:value-type="float" office:value="1.25101740010619">
            <text:p>1.2510</text:p>
          </table:table-cell>
          <table:table-cell table:style-name="ce16" table:formula="of:=TRUNC([.J258]+[.I259];4)" office:value-type="float" office:value="322.1757">
            <text:p>322.17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59]+1" office:value-type="float" office:value="257">
            <text:p>257</text:p>
          </table:table-cell>
          <table:table-cell table:style-name="ce11"/>
          <table:table-cell table:style-name="ce16" table:formula="of:=[.A260]*0.0333333333" office:value-type="float" office:value="8.5666666581">
            <text:p>8.5667</text:p>
          </table:table-cell>
          <table:table-cell table:style-name="ce16" table:formula="of:=IF([.D259]=[$Initial.$C$9];[$Initial.$C$10];IF(([.E260]/1.46666666666)&lt;[$Initial.$C$9];[$Initial.$C$9];([.E260]/1.46666666666)))" office:value-type="float" office:value="0">
            <text:p>0.0000</text:p>
          </table:table-cell>
          <table:table-cell table:style-name="ce16" table:formula="of:=IF(TRUNC([.E259]-(([.C260]-[.C259])*[.G260]*32.2)/1.46666666666;4)&gt;[$Initial.$C$9];IF([.F260]=1;([.E259]-(([.C260]-[.C259])*[.G260]*32.2));([.E259]+(([.C260]-[.C259])*[.G260]*32.2)));[.D26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58">
            <text:p>0.9558</text:p>
          </table:table-cell>
          <table:table-cell table:style-name="ce16" table:formula="of:=IF([.E260]&gt;0;IF([.F260]=1;(([.E259]*0.03333333333)-(16.1*[.G260]*0.03333333333*0.0333333333));(([.E259]*0.03333333333)+(16.1*[.G260]*0.03333333333*0.0333333333)));0)" office:value-type="float" office:value="1.25101740010619">
            <text:p>1.2510</text:p>
          </table:table-cell>
          <table:table-cell table:style-name="ce16" table:formula="of:=TRUNC([.J259]+[.I260];4)" office:value-type="float" office:value="323.4267">
            <text:p>323.42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0]+1" office:value-type="float" office:value="258">
            <text:p>258</text:p>
          </table:table-cell>
          <table:table-cell table:style-name="ce11"/>
          <table:table-cell table:style-name="ce16" table:formula="of:=[.A261]*0.0333333333" office:value-type="float" office:value="8.5999999914">
            <text:p>8.6000</text:p>
          </table:table-cell>
          <table:table-cell table:style-name="ce16" table:formula="of:=IF([.D260]=[$Initial.$C$9];[$Initial.$C$10];IF(([.E261]/1.46666666666)&lt;[$Initial.$C$9];[$Initial.$C$9];([.E261]/1.46666666666)))" office:value-type="float" office:value="26.67">
            <text:p>26.6700</text:p>
          </table:table-cell>
          <table:table-cell table:style-name="ce16" table:formula="of:=IF(TRUNC([.E260]-(([.C261]-[.C260])*[.G261]*32.2)/1.46666666666;4)&gt;[$Initial.$C$9];IF([.F261]=1;([.E260]-(([.C261]-[.C260])*[.G261]*32.2));([.E260]+(([.C261]-[.C260])*[.G261]*32.2)));[.D26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7">
            <text:p>0.9570</text:p>
          </table:table-cell>
          <table:table-cell table:style-name="ce16" table:formula="of:=IF([.E261]&gt;0;IF([.F261]=1;(([.E260]*0.03333333333)-(16.1*[.G261]*0.03333333333*0.0333333333));(([.E260]*0.03333333333)+(16.1*[.G261]*0.03333333333*0.0333333333)));0)" office:value-type="float" office:value="1.25101740010619">
            <text:p>1.2510</text:p>
          </table:table-cell>
          <table:table-cell table:style-name="ce16" table:formula="of:=TRUNC([.J260]+[.I261];4)" office:value-type="float" office:value="324.6777">
            <text:p>324.67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1]+1" office:value-type="float" office:value="259">
            <text:p>259</text:p>
          </table:table-cell>
          <table:table-cell table:style-name="ce11"/>
          <table:table-cell table:style-name="ce16" table:formula="of:=[.A262]*0.0333333333" office:value-type="float" office:value="8.6333333247">
            <text:p>8.6333</text:p>
          </table:table-cell>
          <table:table-cell table:style-name="ce16" table:formula="of:=IF([.D261]=[$Initial.$C$9];[$Initial.$C$10];IF(([.E262]/1.46666666666)&lt;[$Initial.$C$9];[$Initial.$C$9];([.E262]/1.46666666666)))" office:value-type="float" office:value="0">
            <text:p>0.0000</text:p>
          </table:table-cell>
          <table:table-cell table:style-name="ce16" table:formula="of:=IF(TRUNC([.E261]-(([.C262]-[.C261])*[.G262]*32.2)/1.46666666666;4)&gt;[$Initial.$C$9];IF([.F262]=1;([.E261]-(([.C262]-[.C261])*[.G262]*32.2));([.E261]+(([.C262]-[.C261])*[.G262]*32.2)));[.D26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83">
            <text:p>0.9583</text:p>
          </table:table-cell>
          <table:table-cell table:style-name="ce16" table:formula="of:=IF([.E262]&gt;0;IF([.F262]=1;(([.E261]*0.03333333333)-(16.1*[.G262]*0.03333333333*0.0333333333));(([.E261]*0.03333333333)+(16.1*[.G262]*0.03333333333*0.0333333333)));0)" office:value-type="float" office:value="1.25101740010619">
            <text:p>1.2510</text:p>
          </table:table-cell>
          <table:table-cell table:style-name="ce16" table:formula="of:=TRUNC([.J261]+[.I262];4)" office:value-type="float" office:value="325.9287">
            <text:p>325.92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2]+1" office:value-type="float" office:value="260">
            <text:p>260</text:p>
          </table:table-cell>
          <table:table-cell table:style-name="ce11"/>
          <table:table-cell table:style-name="ce16" table:formula="of:=[.A263]*0.0333333333" office:value-type="float" office:value="8.666666658">
            <text:p>8.6667</text:p>
          </table:table-cell>
          <table:table-cell table:style-name="ce16" table:formula="of:=IF([.D262]=[$Initial.$C$9];[$Initial.$C$10];IF(([.E263]/1.46666666666)&lt;[$Initial.$C$9];[$Initial.$C$9];([.E263]/1.46666666666)))" office:value-type="float" office:value="26.67">
            <text:p>26.6700</text:p>
          </table:table-cell>
          <table:table-cell table:style-name="ce16" table:formula="of:=IF(TRUNC([.E262]-(([.C263]-[.C262])*[.G263]*32.2)/1.46666666666;4)&gt;[$Initial.$C$9];IF([.F263]=1;([.E262]-(([.C263]-[.C262])*[.G263]*32.2));([.E262]+(([.C263]-[.C262])*[.G263]*32.2)));[.D26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594">
            <text:p>0.9594</text:p>
          </table:table-cell>
          <table:table-cell table:style-name="ce16" table:formula="of:=IF([.E263]&gt;0;IF([.F263]=1;(([.E262]*0.03333333333)-(16.1*[.G263]*0.03333333333*0.0333333333));(([.E262]*0.03333333333)+(16.1*[.G263]*0.03333333333*0.0333333333)));0)" office:value-type="float" office:value="1.25101740010619">
            <text:p>1.2510</text:p>
          </table:table-cell>
          <table:table-cell table:style-name="ce16" table:formula="of:=TRUNC([.J262]+[.I263];4)" office:value-type="float" office:value="327.1797">
            <text:p>327.17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3]+1" office:value-type="float" office:value="261">
            <text:p>261</text:p>
          </table:table-cell>
          <table:table-cell table:style-name="ce11"/>
          <table:table-cell table:style-name="ce16" table:formula="of:=[.A264]*0.0333333333" office:value-type="float" office:value="8.6999999913">
            <text:p>8.7000</text:p>
          </table:table-cell>
          <table:table-cell table:style-name="ce16" table:formula="of:=IF([.D263]=[$Initial.$C$9];[$Initial.$C$10];IF(([.E264]/1.46666666666)&lt;[$Initial.$C$9];[$Initial.$C$9];([.E264]/1.46666666666)))" office:value-type="float" office:value="0">
            <text:p>0.0000</text:p>
          </table:table-cell>
          <table:table-cell table:style-name="ce16" table:formula="of:=IF(TRUNC([.E263]-(([.C264]-[.C263])*[.G264]*32.2)/1.46666666666;4)&gt;[$Initial.$C$9];IF([.F264]=1;([.E263]-(([.C264]-[.C263])*[.G264]*32.2));([.E263]+(([.C264]-[.C263])*[.G264]*32.2)));[.D26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06">
            <text:p>0.9606</text:p>
          </table:table-cell>
          <table:table-cell table:style-name="ce16" table:formula="of:=IF([.E264]&gt;0;IF([.F264]=1;(([.E263]*0.03333333333)-(16.1*[.G264]*0.03333333333*0.0333333333));(([.E263]*0.03333333333)+(16.1*[.G264]*0.03333333333*0.0333333333)));0)" office:value-type="float" office:value="1.25101740010619">
            <text:p>1.2510</text:p>
          </table:table-cell>
          <table:table-cell table:style-name="ce16" table:formula="of:=TRUNC([.J263]+[.I264];4)" office:value-type="float" office:value="328.4307">
            <text:p>328.43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4]+1" office:value-type="float" office:value="262">
            <text:p>262</text:p>
          </table:table-cell>
          <table:table-cell table:style-name="ce11"/>
          <table:table-cell table:style-name="ce16" table:formula="of:=[.A265]*0.0333333333" office:value-type="float" office:value="8.7333333246">
            <text:p>8.7333</text:p>
          </table:table-cell>
          <table:table-cell table:style-name="ce16" table:formula="of:=IF([.D264]=[$Initial.$C$9];[$Initial.$C$10];IF(([.E265]/1.46666666666)&lt;[$Initial.$C$9];[$Initial.$C$9];([.E265]/1.46666666666)))" office:value-type="float" office:value="26.67">
            <text:p>26.6700</text:p>
          </table:table-cell>
          <table:table-cell table:style-name="ce16" table:formula="of:=IF(TRUNC([.E264]-(([.C265]-[.C264])*[.G265]*32.2)/1.46666666666;4)&gt;[$Initial.$C$9];IF([.F265]=1;([.E264]-(([.C265]-[.C264])*[.G265]*32.2));([.E264]+(([.C265]-[.C264])*[.G265]*32.2)));[.D26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18">
            <text:p>0.9618</text:p>
          </table:table-cell>
          <table:table-cell table:style-name="ce16" table:formula="of:=IF([.E265]&gt;0;IF([.F265]=1;(([.E264]*0.03333333333)-(16.1*[.G265]*0.03333333333*0.0333333333));(([.E264]*0.03333333333)+(16.1*[.G265]*0.03333333333*0.0333333333)));0)" office:value-type="float" office:value="1.25101740010619">
            <text:p>1.2510</text:p>
          </table:table-cell>
          <table:table-cell table:style-name="ce16" table:formula="of:=TRUNC([.J264]+[.I265];4)" office:value-type="float" office:value="329.6817">
            <text:p>329.68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5]+1" office:value-type="float" office:value="263">
            <text:p>263</text:p>
          </table:table-cell>
          <table:table-cell table:style-name="ce11"/>
          <table:table-cell table:style-name="ce16" table:formula="of:=[.A266]*0.0333333333" office:value-type="float" office:value="8.7666666579">
            <text:p>8.7667</text:p>
          </table:table-cell>
          <table:table-cell table:style-name="ce16" table:formula="of:=IF([.D265]=[$Initial.$C$9];[$Initial.$C$10];IF(([.E266]/1.46666666666)&lt;[$Initial.$C$9];[$Initial.$C$9];([.E266]/1.46666666666)))" office:value-type="float" office:value="0">
            <text:p>0.0000</text:p>
          </table:table-cell>
          <table:table-cell table:style-name="ce16" table:formula="of:=IF(TRUNC([.E265]-(([.C266]-[.C265])*[.G266]*32.2)/1.46666666666;4)&gt;[$Initial.$C$9];IF([.F266]=1;([.E265]-(([.C266]-[.C265])*[.G266]*32.2));([.E265]+(([.C266]-[.C265])*[.G266]*32.2)));[.D26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29">
            <text:p>0.9629</text:p>
          </table:table-cell>
          <table:table-cell table:style-name="ce16" table:formula="of:=IF([.E266]&gt;0;IF([.F266]=1;(([.E265]*0.03333333333)-(16.1*[.G266]*0.03333333333*0.0333333333));(([.E265]*0.03333333333)+(16.1*[.G266]*0.03333333333*0.0333333333)));0)" office:value-type="float" office:value="1.25101740010619">
            <text:p>1.2510</text:p>
          </table:table-cell>
          <table:table-cell table:style-name="ce16" table:formula="of:=TRUNC([.J265]+[.I266];4)" office:value-type="float" office:value="330.9327">
            <text:p>330.93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6]+1" office:value-type="float" office:value="264">
            <text:p>264</text:p>
          </table:table-cell>
          <table:table-cell table:style-name="ce11"/>
          <table:table-cell table:style-name="ce16" table:formula="of:=[.A267]*0.0333333333" office:value-type="float" office:value="8.7999999912">
            <text:p>8.8000</text:p>
          </table:table-cell>
          <table:table-cell table:style-name="ce16" table:formula="of:=IF([.D266]=[$Initial.$C$9];[$Initial.$C$10];IF(([.E267]/1.46666666666)&lt;[$Initial.$C$9];[$Initial.$C$9];([.E267]/1.46666666666)))" office:value-type="float" office:value="26.67">
            <text:p>26.6700</text:p>
          </table:table-cell>
          <table:table-cell table:style-name="ce16" table:formula="of:=IF(TRUNC([.E266]-(([.C267]-[.C266])*[.G267]*32.2)/1.46666666666;4)&gt;[$Initial.$C$9];IF([.F267]=1;([.E266]-(([.C267]-[.C266])*[.G267]*32.2));([.E266]+(([.C267]-[.C266])*[.G267]*32.2)));[.D26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42">
            <text:p>0.9642</text:p>
          </table:table-cell>
          <table:table-cell table:style-name="ce16" table:formula="of:=IF([.E267]&gt;0;IF([.F267]=1;(([.E266]*0.03333333333)-(16.1*[.G267]*0.03333333333*0.0333333333));(([.E266]*0.03333333333)+(16.1*[.G267]*0.03333333333*0.0333333333)));0)" office:value-type="float" office:value="1.25101740010619">
            <text:p>1.2510</text:p>
          </table:table-cell>
          <table:table-cell table:style-name="ce16" table:formula="of:=TRUNC([.J266]+[.I267];4)" office:value-type="float" office:value="332.1837">
            <text:p>332.18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7]+1" office:value-type="float" office:value="265">
            <text:p>265</text:p>
          </table:table-cell>
          <table:table-cell table:style-name="ce11"/>
          <table:table-cell table:style-name="ce16" table:formula="of:=[.A268]*0.0333333333" office:value-type="float" office:value="8.8333333245">
            <text:p>8.8333</text:p>
          </table:table-cell>
          <table:table-cell table:style-name="ce16" table:formula="of:=IF([.D267]=[$Initial.$C$9];[$Initial.$C$10];IF(([.E268]/1.46666666666)&lt;[$Initial.$C$9];[$Initial.$C$9];([.E268]/1.46666666666)))" office:value-type="float" office:value="0">
            <text:p>0.0000</text:p>
          </table:table-cell>
          <table:table-cell table:style-name="ce16" table:formula="of:=IF(TRUNC([.E267]-(([.C268]-[.C267])*[.G268]*32.2)/1.46666666666;4)&gt;[$Initial.$C$9];IF([.F268]=1;([.E267]-(([.C268]-[.C267])*[.G268]*32.2));([.E267]+(([.C268]-[.C267])*[.G268]*32.2)));[.D26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54">
            <text:p>0.9654</text:p>
          </table:table-cell>
          <table:table-cell table:style-name="ce16" table:formula="of:=IF([.E268]&gt;0;IF([.F268]=1;(([.E267]*0.03333333333)-(16.1*[.G268]*0.03333333333*0.0333333333));(([.E267]*0.03333333333)+(16.1*[.G268]*0.03333333333*0.0333333333)));0)" office:value-type="float" office:value="1.25101740010619">
            <text:p>1.2510</text:p>
          </table:table-cell>
          <table:table-cell table:style-name="ce16" table:formula="of:=TRUNC([.J267]+[.I268];4)" office:value-type="float" office:value="333.4347">
            <text:p>333.43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8]+1" office:value-type="float" office:value="266">
            <text:p>266</text:p>
          </table:table-cell>
          <table:table-cell table:style-name="ce11"/>
          <table:table-cell table:style-name="ce16" table:formula="of:=[.A269]*0.0333333333" office:value-type="float" office:value="8.8666666578">
            <text:p>8.8667</text:p>
          </table:table-cell>
          <table:table-cell table:style-name="ce16" table:formula="of:=IF([.D268]=[$Initial.$C$9];[$Initial.$C$10];IF(([.E269]/1.46666666666)&lt;[$Initial.$C$9];[$Initial.$C$9];([.E269]/1.46666666666)))" office:value-type="float" office:value="26.67">
            <text:p>26.6700</text:p>
          </table:table-cell>
          <table:table-cell table:style-name="ce16" table:formula="of:=IF(TRUNC([.E268]-(([.C269]-[.C268])*[.G269]*32.2)/1.46666666666;4)&gt;[$Initial.$C$9];IF([.F269]=1;([.E268]-(([.C269]-[.C268])*[.G269]*32.2));([.E268]+(([.C269]-[.C268])*[.G269]*32.2)));[.D26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64">
            <text:p>0.9664</text:p>
          </table:table-cell>
          <table:table-cell table:style-name="ce16" table:formula="of:=IF([.E269]&gt;0;IF([.F269]=1;(([.E268]*0.03333333333)-(16.1*[.G269]*0.03333333333*0.0333333333));(([.E268]*0.03333333333)+(16.1*[.G269]*0.03333333333*0.0333333333)));0)" office:value-type="float" office:value="1.25101740010619">
            <text:p>1.2510</text:p>
          </table:table-cell>
          <table:table-cell table:style-name="ce16" table:formula="of:=TRUNC([.J268]+[.I269];4)" office:value-type="float" office:value="334.6857">
            <text:p>334.68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69]+1" office:value-type="float" office:value="267">
            <text:p>267</text:p>
          </table:table-cell>
          <table:table-cell table:style-name="ce11"/>
          <table:table-cell table:style-name="ce16" table:formula="of:=[.A270]*0.0333333333" office:value-type="float" office:value="8.8999999911">
            <text:p>8.9000</text:p>
          </table:table-cell>
          <table:table-cell table:style-name="ce16" table:formula="of:=IF([.D269]=[$Initial.$C$9];[$Initial.$C$10];IF(([.E270]/1.46666666666)&lt;[$Initial.$C$9];[$Initial.$C$9];([.E270]/1.46666666666)))" office:value-type="float" office:value="0">
            <text:p>0.0000</text:p>
          </table:table-cell>
          <table:table-cell table:style-name="ce16" table:formula="of:=IF(TRUNC([.E269]-(([.C270]-[.C269])*[.G270]*32.2)/1.46666666666;4)&gt;[$Initial.$C$9];IF([.F270]=1;([.E269]-(([.C270]-[.C269])*[.G270]*32.2));([.E269]+(([.C270]-[.C269])*[.G270]*32.2)));[.D27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74">
            <text:p>0.9674</text:p>
          </table:table-cell>
          <table:table-cell table:style-name="ce16" table:formula="of:=IF([.E270]&gt;0;IF([.F270]=1;(([.E269]*0.03333333333)-(16.1*[.G270]*0.03333333333*0.0333333333));(([.E269]*0.03333333333)+(16.1*[.G270]*0.03333333333*0.0333333333)));0)" office:value-type="float" office:value="1.25101740010619">
            <text:p>1.2510</text:p>
          </table:table-cell>
          <table:table-cell table:style-name="ce16" table:formula="of:=TRUNC([.J269]+[.I270];4)" office:value-type="float" office:value="335.9367">
            <text:p>335.93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0]+1" office:value-type="float" office:value="268">
            <text:p>268</text:p>
          </table:table-cell>
          <table:table-cell table:style-name="ce11"/>
          <table:table-cell table:style-name="ce16" table:formula="of:=[.A271]*0.0333333333" office:value-type="float" office:value="8.9333333244">
            <text:p>8.9333</text:p>
          </table:table-cell>
          <table:table-cell table:style-name="ce16" table:formula="of:=IF([.D270]=[$Initial.$C$9];[$Initial.$C$10];IF(([.E271]/1.46666666666)&lt;[$Initial.$C$9];[$Initial.$C$9];([.E271]/1.46666666666)))" office:value-type="float" office:value="26.67">
            <text:p>26.6700</text:p>
          </table:table-cell>
          <table:table-cell table:style-name="ce16" table:formula="of:=IF(TRUNC([.E270]-(([.C271]-[.C270])*[.G271]*32.2)/1.46666666666;4)&gt;[$Initial.$C$9];IF([.F271]=1;([.E270]-(([.C271]-[.C270])*[.G271]*32.2));([.E270]+(([.C271]-[.C270])*[.G271]*32.2)));[.D27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84">
            <text:p>0.9684</text:p>
          </table:table-cell>
          <table:table-cell table:style-name="ce16" table:formula="of:=IF([.E271]&gt;0;IF([.F271]=1;(([.E270]*0.03333333333)-(16.1*[.G271]*0.03333333333*0.0333333333));(([.E270]*0.03333333333)+(16.1*[.G271]*0.03333333333*0.0333333333)));0)" office:value-type="float" office:value="1.25101740010619">
            <text:p>1.2510</text:p>
          </table:table-cell>
          <table:table-cell table:style-name="ce16" table:formula="of:=TRUNC([.J270]+[.I271];4)" office:value-type="float" office:value="337.1877">
            <text:p>337.18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1]+1" office:value-type="float" office:value="269">
            <text:p>269</text:p>
          </table:table-cell>
          <table:table-cell table:style-name="ce11"/>
          <table:table-cell table:style-name="ce16" table:formula="of:=[.A272]*0.0333333333" office:value-type="float" office:value="8.9666666577">
            <text:p>8.9667</text:p>
          </table:table-cell>
          <table:table-cell table:style-name="ce16" table:formula="of:=IF([.D271]=[$Initial.$C$9];[$Initial.$C$10];IF(([.E272]/1.46666666666)&lt;[$Initial.$C$9];[$Initial.$C$9];([.E272]/1.46666666666)))" office:value-type="float" office:value="0">
            <text:p>0.0000</text:p>
          </table:table-cell>
          <table:table-cell table:style-name="ce16" table:formula="of:=IF(TRUNC([.E271]-(([.C272]-[.C271])*[.G272]*32.2)/1.46666666666;4)&gt;[$Initial.$C$9];IF([.F272]=1;([.E271]-(([.C272]-[.C271])*[.G272]*32.2));([.E271]+(([.C272]-[.C271])*[.G272]*32.2)));[.D27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695">
            <text:p>0.9695</text:p>
          </table:table-cell>
          <table:table-cell table:style-name="ce16" table:formula="of:=IF([.E272]&gt;0;IF([.F272]=1;(([.E271]*0.03333333333)-(16.1*[.G272]*0.03333333333*0.0333333333));(([.E271]*0.03333333333)+(16.1*[.G272]*0.03333333333*0.0333333333)));0)" office:value-type="float" office:value="1.25101740010619">
            <text:p>1.2510</text:p>
          </table:table-cell>
          <table:table-cell table:style-name="ce16" table:formula="of:=TRUNC([.J271]+[.I272];4)" office:value-type="float" office:value="338.4387">
            <text:p>338.43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2]+1" office:value-type="float" office:value="270">
            <text:p>270</text:p>
          </table:table-cell>
          <table:table-cell table:style-name="ce11"/>
          <table:table-cell table:style-name="ce16" table:formula="of:=[.A273]*0.0333333333" office:value-type="float" office:value="8.999999991">
            <text:p>9.0000</text:p>
          </table:table-cell>
          <table:table-cell table:style-name="ce16" table:formula="of:=IF([.D272]=[$Initial.$C$9];[$Initial.$C$10];IF(([.E273]/1.46666666666)&lt;[$Initial.$C$9];[$Initial.$C$9];([.E273]/1.46666666666)))" office:value-type="float" office:value="26.67">
            <text:p>26.6700</text:p>
          </table:table-cell>
          <table:table-cell table:style-name="ce16" table:formula="of:=IF(TRUNC([.E272]-(([.C273]-[.C272])*[.G273]*32.2)/1.46666666666;4)&gt;[$Initial.$C$9];IF([.F273]=1;([.E272]-(([.C273]-[.C272])*[.G273]*32.2));([.E272]+(([.C273]-[.C272])*[.G273]*32.2)));[.D27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05">
            <text:p>0.9705</text:p>
          </table:table-cell>
          <table:table-cell table:style-name="ce16" table:formula="of:=IF([.E273]&gt;0;IF([.F273]=1;(([.E272]*0.03333333333)-(16.1*[.G273]*0.03333333333*0.0333333333));(([.E272]*0.03333333333)+(16.1*[.G273]*0.03333333333*0.0333333333)));0)" office:value-type="float" office:value="1.25101740010619">
            <text:p>1.2510</text:p>
          </table:table-cell>
          <table:table-cell table:style-name="ce16" table:formula="of:=TRUNC([.J272]+[.I273];4)" office:value-type="float" office:value="339.6897">
            <text:p>339.68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3]+1" office:value-type="float" office:value="271">
            <text:p>271</text:p>
          </table:table-cell>
          <table:table-cell table:style-name="ce11"/>
          <table:table-cell table:style-name="ce16" table:formula="of:=[.A274]*0.0333333333" office:value-type="float" office:value="9.0333333243">
            <text:p>9.0333</text:p>
          </table:table-cell>
          <table:table-cell table:style-name="ce16" table:formula="of:=IF([.D273]=[$Initial.$C$9];[$Initial.$C$10];IF(([.E274]/1.46666666666)&lt;[$Initial.$C$9];[$Initial.$C$9];([.E274]/1.46666666666)))" office:value-type="float" office:value="0">
            <text:p>0.0000</text:p>
          </table:table-cell>
          <table:table-cell table:style-name="ce16" table:formula="of:=IF(TRUNC([.E273]-(([.C274]-[.C273])*[.G274]*32.2)/1.46666666666;4)&gt;[$Initial.$C$9];IF([.F274]=1;([.E273]-(([.C274]-[.C273])*[.G274]*32.2));([.E273]+(([.C274]-[.C273])*[.G274]*32.2)));[.D27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15">
            <text:p>0.9715</text:p>
          </table:table-cell>
          <table:table-cell table:style-name="ce16" table:formula="of:=IF([.E274]&gt;0;IF([.F274]=1;(([.E273]*0.03333333333)-(16.1*[.G274]*0.03333333333*0.0333333333));(([.E273]*0.03333333333)+(16.1*[.G274]*0.03333333333*0.0333333333)));0)" office:value-type="float" office:value="1.25101740010619">
            <text:p>1.2510</text:p>
          </table:table-cell>
          <table:table-cell table:style-name="ce16" table:formula="of:=TRUNC([.J273]+[.I274];4)" office:value-type="float" office:value="340.9407">
            <text:p>340.94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4]+1" office:value-type="float" office:value="272">
            <text:p>272</text:p>
          </table:table-cell>
          <table:table-cell table:style-name="ce11"/>
          <table:table-cell table:style-name="ce16" table:formula="of:=[.A275]*0.0333333333" office:value-type="float" office:value="9.0666666576">
            <text:p>9.0667</text:p>
          </table:table-cell>
          <table:table-cell table:style-name="ce16" table:formula="of:=IF([.D274]=[$Initial.$C$9];[$Initial.$C$10];IF(([.E275]/1.46666666666)&lt;[$Initial.$C$9];[$Initial.$C$9];([.E275]/1.46666666666)))" office:value-type="float" office:value="26.67">
            <text:p>26.6700</text:p>
          </table:table-cell>
          <table:table-cell table:style-name="ce16" table:formula="of:=IF(TRUNC([.E274]-(([.C275]-[.C274])*[.G275]*32.2)/1.46666666666;4)&gt;[$Initial.$C$9];IF([.F275]=1;([.E274]-(([.C275]-[.C274])*[.G275]*32.2));([.E274]+(([.C275]-[.C274])*[.G275]*32.2)));[.D27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24">
            <text:p>0.9724</text:p>
          </table:table-cell>
          <table:table-cell table:style-name="ce16" table:formula="of:=IF([.E275]&gt;0;IF([.F275]=1;(([.E274]*0.03333333333)-(16.1*[.G275]*0.03333333333*0.0333333333));(([.E274]*0.03333333333)+(16.1*[.G275]*0.03333333333*0.0333333333)));0)" office:value-type="float" office:value="1.25101740010619">
            <text:p>1.2510</text:p>
          </table:table-cell>
          <table:table-cell table:style-name="ce16" table:formula="of:=TRUNC([.J274]+[.I275];4)" office:value-type="float" office:value="342.1917">
            <text:p>342.19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5]+1" office:value-type="float" office:value="273">
            <text:p>273</text:p>
          </table:table-cell>
          <table:table-cell table:style-name="ce11"/>
          <table:table-cell table:style-name="ce16" table:formula="of:=[.A276]*0.0333333333" office:value-type="float" office:value="9.0999999909">
            <text:p>9.1000</text:p>
          </table:table-cell>
          <table:table-cell table:style-name="ce16" table:formula="of:=IF([.D275]=[$Initial.$C$9];[$Initial.$C$10];IF(([.E276]/1.46666666666)&lt;[$Initial.$C$9];[$Initial.$C$9];([.E276]/1.46666666666)))" office:value-type="float" office:value="0">
            <text:p>0.0000</text:p>
          </table:table-cell>
          <table:table-cell table:style-name="ce16" table:formula="of:=IF(TRUNC([.E275]-(([.C276]-[.C275])*[.G276]*32.2)/1.46666666666;4)&gt;[$Initial.$C$9];IF([.F276]=1;([.E275]-(([.C276]-[.C275])*[.G276]*32.2));([.E275]+(([.C276]-[.C275])*[.G276]*32.2)));[.D27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34">
            <text:p>0.9734</text:p>
          </table:table-cell>
          <table:table-cell table:style-name="ce16" table:formula="of:=IF([.E276]&gt;0;IF([.F276]=1;(([.E275]*0.03333333333)-(16.1*[.G276]*0.03333333333*0.0333333333));(([.E275]*0.03333333333)+(16.1*[.G276]*0.03333333333*0.0333333333)));0)" office:value-type="float" office:value="1.25101740010619">
            <text:p>1.2510</text:p>
          </table:table-cell>
          <table:table-cell table:style-name="ce16" table:formula="of:=TRUNC([.J275]+[.I276];4)" office:value-type="float" office:value="343.4427">
            <text:p>343.44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6]+1" office:value-type="float" office:value="274">
            <text:p>274</text:p>
          </table:table-cell>
          <table:table-cell table:style-name="ce11"/>
          <table:table-cell table:style-name="ce16" table:formula="of:=[.A277]*0.0333333333" office:value-type="float" office:value="9.1333333242">
            <text:p>9.1333</text:p>
          </table:table-cell>
          <table:table-cell table:style-name="ce16" table:formula="of:=IF([.D276]=[$Initial.$C$9];[$Initial.$C$10];IF(([.E277]/1.46666666666)&lt;[$Initial.$C$9];[$Initial.$C$9];([.E277]/1.46666666666)))" office:value-type="float" office:value="26.67">
            <text:p>26.6700</text:p>
          </table:table-cell>
          <table:table-cell table:style-name="ce16" table:formula="of:=IF(TRUNC([.E276]-(([.C277]-[.C276])*[.G277]*32.2)/1.46666666666;4)&gt;[$Initial.$C$9];IF([.F277]=1;([.E276]-(([.C277]-[.C276])*[.G277]*32.2));([.E276]+(([.C277]-[.C276])*[.G277]*32.2)));[.D27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43">
            <text:p>0.9743</text:p>
          </table:table-cell>
          <table:table-cell table:style-name="ce16" table:formula="of:=IF([.E277]&gt;0;IF([.F277]=1;(([.E276]*0.03333333333)-(16.1*[.G277]*0.03333333333*0.0333333333));(([.E276]*0.03333333333)+(16.1*[.G277]*0.03333333333*0.0333333333)));0)" office:value-type="float" office:value="1.25101740010619">
            <text:p>1.2510</text:p>
          </table:table-cell>
          <table:table-cell table:style-name="ce16" table:formula="of:=TRUNC([.J276]+[.I277];4)" office:value-type="float" office:value="344.6937">
            <text:p>344.69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7]+1" office:value-type="float" office:value="275">
            <text:p>275</text:p>
          </table:table-cell>
          <table:table-cell table:style-name="ce11"/>
          <table:table-cell table:style-name="ce16" table:formula="of:=[.A278]*0.0333333333" office:value-type="float" office:value="9.1666666575">
            <text:p>9.1667</text:p>
          </table:table-cell>
          <table:table-cell table:style-name="ce16" table:formula="of:=IF([.D277]=[$Initial.$C$9];[$Initial.$C$10];IF(([.E278]/1.46666666666)&lt;[$Initial.$C$9];[$Initial.$C$9];([.E278]/1.46666666666)))" office:value-type="float" office:value="0">
            <text:p>0.0000</text:p>
          </table:table-cell>
          <table:table-cell table:style-name="ce16" table:formula="of:=IF(TRUNC([.E277]-(([.C278]-[.C277])*[.G278]*32.2)/1.46666666666;4)&gt;[$Initial.$C$9];IF([.F278]=1;([.E277]-(([.C278]-[.C277])*[.G278]*32.2));([.E277]+(([.C278]-[.C277])*[.G278]*32.2)));[.D27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52">
            <text:p>0.9752</text:p>
          </table:table-cell>
          <table:table-cell table:style-name="ce16" table:formula="of:=IF([.E278]&gt;0;IF([.F278]=1;(([.E277]*0.03333333333)-(16.1*[.G278]*0.03333333333*0.0333333333));(([.E277]*0.03333333333)+(16.1*[.G278]*0.03333333333*0.0333333333)));0)" office:value-type="float" office:value="1.25101740010619">
            <text:p>1.2510</text:p>
          </table:table-cell>
          <table:table-cell table:style-name="ce16" table:formula="of:=TRUNC([.J277]+[.I278];4)" office:value-type="float" office:value="345.9447">
            <text:p>345.94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8]+1" office:value-type="float" office:value="276">
            <text:p>276</text:p>
          </table:table-cell>
          <table:table-cell table:style-name="ce11"/>
          <table:table-cell table:style-name="ce16" table:formula="of:=[.A279]*0.0333333333" office:value-type="float" office:value="9.1999999908">
            <text:p>9.2000</text:p>
          </table:table-cell>
          <table:table-cell table:style-name="ce16" table:formula="of:=IF([.D278]=[$Initial.$C$9];[$Initial.$C$10];IF(([.E279]/1.46666666666)&lt;[$Initial.$C$9];[$Initial.$C$9];([.E279]/1.46666666666)))" office:value-type="float" office:value="26.67">
            <text:p>26.6700</text:p>
          </table:table-cell>
          <table:table-cell table:style-name="ce16" table:formula="of:=IF(TRUNC([.E278]-(([.C279]-[.C278])*[.G279]*32.2)/1.46666666666;4)&gt;[$Initial.$C$9];IF([.F279]=1;([.E278]-(([.C279]-[.C278])*[.G279]*32.2));([.E278]+(([.C279]-[.C278])*[.G279]*32.2)));[.D27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64">
            <text:p>0.9764</text:p>
          </table:table-cell>
          <table:table-cell table:style-name="ce16" table:formula="of:=IF([.E279]&gt;0;IF([.F279]=1;(([.E278]*0.03333333333)-(16.1*[.G279]*0.03333333333*0.0333333333));(([.E278]*0.03333333333)+(16.1*[.G279]*0.03333333333*0.0333333333)));0)" office:value-type="float" office:value="1.25101740010619">
            <text:p>1.2510</text:p>
          </table:table-cell>
          <table:table-cell table:style-name="ce16" table:formula="of:=TRUNC([.J278]+[.I279];4)" office:value-type="float" office:value="347.1957">
            <text:p>347.19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79]+1" office:value-type="float" office:value="277">
            <text:p>277</text:p>
          </table:table-cell>
          <table:table-cell table:style-name="ce11"/>
          <table:table-cell table:style-name="ce16" table:formula="of:=[.A280]*0.0333333333" office:value-type="float" office:value="9.2333333241">
            <text:p>9.2333</text:p>
          </table:table-cell>
          <table:table-cell table:style-name="ce16" table:formula="of:=IF([.D279]=[$Initial.$C$9];[$Initial.$C$10];IF(([.E280]/1.46666666666)&lt;[$Initial.$C$9];[$Initial.$C$9];([.E280]/1.46666666666)))" office:value-type="float" office:value="0">
            <text:p>0.0000</text:p>
          </table:table-cell>
          <table:table-cell table:style-name="ce16" table:formula="of:=IF(TRUNC([.E279]-(([.C280]-[.C279])*[.G280]*32.2)/1.46666666666;4)&gt;[$Initial.$C$9];IF([.F280]=1;([.E279]-(([.C280]-[.C279])*[.G280]*32.2));([.E279]+(([.C280]-[.C279])*[.G280]*32.2)));[.D28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73">
            <text:p>0.9773</text:p>
          </table:table-cell>
          <table:table-cell table:style-name="ce16" table:formula="of:=IF([.E280]&gt;0;IF([.F280]=1;(([.E279]*0.03333333333)-(16.1*[.G280]*0.03333333333*0.0333333333));(([.E279]*0.03333333333)+(16.1*[.G280]*0.03333333333*0.0333333333)));0)" office:value-type="float" office:value="1.25101740010619">
            <text:p>1.2510</text:p>
          </table:table-cell>
          <table:table-cell table:style-name="ce16" table:formula="of:=TRUNC([.J279]+[.I280];4)" office:value-type="float" office:value="348.4467">
            <text:p>348.44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0]+1" office:value-type="float" office:value="278">
            <text:p>278</text:p>
          </table:table-cell>
          <table:table-cell table:style-name="ce11"/>
          <table:table-cell table:style-name="ce16" table:formula="of:=[.A281]*0.0333333333" office:value-type="float" office:value="9.2666666574">
            <text:p>9.2667</text:p>
          </table:table-cell>
          <table:table-cell table:style-name="ce16" table:formula="of:=IF([.D280]=[$Initial.$C$9];[$Initial.$C$10];IF(([.E281]/1.46666666666)&lt;[$Initial.$C$9];[$Initial.$C$9];([.E281]/1.46666666666)))" office:value-type="float" office:value="26.67">
            <text:p>26.6700</text:p>
          </table:table-cell>
          <table:table-cell table:style-name="ce16" table:formula="of:=IF(TRUNC([.E280]-(([.C281]-[.C280])*[.G281]*32.2)/1.46666666666;4)&gt;[$Initial.$C$9];IF([.F281]=1;([.E280]-(([.C281]-[.C280])*[.G281]*32.2));([.E280]+(([.C281]-[.C280])*[.G281]*32.2)));[.D28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81">
            <text:p>0.9781</text:p>
          </table:table-cell>
          <table:table-cell table:style-name="ce16" table:formula="of:=IF([.E281]&gt;0;IF([.F281]=1;(([.E280]*0.03333333333)-(16.1*[.G281]*0.03333333333*0.0333333333));(([.E280]*0.03333333333)+(16.1*[.G281]*0.03333333333*0.0333333333)));0)" office:value-type="float" office:value="1.25101740010619">
            <text:p>1.2510</text:p>
          </table:table-cell>
          <table:table-cell table:style-name="ce16" table:formula="of:=TRUNC([.J280]+[.I281];4)" office:value-type="float" office:value="349.6977">
            <text:p>349.69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1]+1" office:value-type="float" office:value="279">
            <text:p>279</text:p>
          </table:table-cell>
          <table:table-cell table:style-name="ce11"/>
          <table:table-cell table:style-name="ce16" table:formula="of:=[.A282]*0.0333333333" office:value-type="float" office:value="9.2999999907">
            <text:p>9.3000</text:p>
          </table:table-cell>
          <table:table-cell table:style-name="ce16" table:formula="of:=IF([.D281]=[$Initial.$C$9];[$Initial.$C$10];IF(([.E282]/1.46666666666)&lt;[$Initial.$C$9];[$Initial.$C$9];([.E282]/1.46666666666)))" office:value-type="float" office:value="0">
            <text:p>0.0000</text:p>
          </table:table-cell>
          <table:table-cell table:style-name="ce16" table:formula="of:=IF(TRUNC([.E281]-(([.C282]-[.C281])*[.G282]*32.2)/1.46666666666;4)&gt;[$Initial.$C$9];IF([.F282]=1;([.E281]-(([.C282]-[.C281])*[.G282]*32.2));([.E281]+(([.C282]-[.C281])*[.G282]*32.2)));[.D28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9">
            <text:p>0.9790</text:p>
          </table:table-cell>
          <table:table-cell table:style-name="ce16" table:formula="of:=IF([.E282]&gt;0;IF([.F282]=1;(([.E281]*0.03333333333)-(16.1*[.G282]*0.03333333333*0.0333333333));(([.E281]*0.03333333333)+(16.1*[.G282]*0.03333333333*0.0333333333)));0)" office:value-type="float" office:value="1.25101740010619">
            <text:p>1.2510</text:p>
          </table:table-cell>
          <table:table-cell table:style-name="ce16" table:formula="of:=TRUNC([.J281]+[.I282];4)" office:value-type="float" office:value="350.9487">
            <text:p>350.94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2]+1" office:value-type="float" office:value="280">
            <text:p>280</text:p>
          </table:table-cell>
          <table:table-cell table:style-name="ce11"/>
          <table:table-cell table:style-name="ce16" table:formula="of:=[.A283]*0.0333333333" office:value-type="float" office:value="9.333333324">
            <text:p>9.3333</text:p>
          </table:table-cell>
          <table:table-cell table:style-name="ce16" table:formula="of:=IF([.D282]=[$Initial.$C$9];[$Initial.$C$10];IF(([.E283]/1.46666666666)&lt;[$Initial.$C$9];[$Initial.$C$9];([.E283]/1.46666666666)))" office:value-type="float" office:value="26.67">
            <text:p>26.6700</text:p>
          </table:table-cell>
          <table:table-cell table:style-name="ce16" table:formula="of:=IF(TRUNC([.E282]-(([.C283]-[.C282])*[.G283]*32.2)/1.46666666666;4)&gt;[$Initial.$C$9];IF([.F283]=1;([.E282]-(([.C283]-[.C282])*[.G283]*32.2));([.E282]+(([.C283]-[.C282])*[.G283]*32.2)));[.D28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799">
            <text:p>0.9799</text:p>
          </table:table-cell>
          <table:table-cell table:style-name="ce16" table:formula="of:=IF([.E283]&gt;0;IF([.F283]=1;(([.E282]*0.03333333333)-(16.1*[.G283]*0.03333333333*0.0333333333));(([.E282]*0.03333333333)+(16.1*[.G283]*0.03333333333*0.0333333333)));0)" office:value-type="float" office:value="1.25101740010619">
            <text:p>1.2510</text:p>
          </table:table-cell>
          <table:table-cell table:style-name="ce16" table:formula="of:=TRUNC([.J282]+[.I283];4)" office:value-type="float" office:value="352.1997">
            <text:p>352.19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3]+1" office:value-type="float" office:value="281">
            <text:p>281</text:p>
          </table:table-cell>
          <table:table-cell table:style-name="ce11"/>
          <table:table-cell table:style-name="ce16" table:formula="of:=[.A284]*0.0333333333" office:value-type="float" office:value="9.3666666573">
            <text:p>9.3667</text:p>
          </table:table-cell>
          <table:table-cell table:style-name="ce16" table:formula="of:=IF([.D283]=[$Initial.$C$9];[$Initial.$C$10];IF(([.E284]/1.46666666666)&lt;[$Initial.$C$9];[$Initial.$C$9];([.E284]/1.46666666666)))" office:value-type="float" office:value="0">
            <text:p>0.0000</text:p>
          </table:table-cell>
          <table:table-cell table:style-name="ce16" table:formula="of:=IF(TRUNC([.E283]-(([.C284]-[.C283])*[.G284]*32.2)/1.46666666666;4)&gt;[$Initial.$C$9];IF([.F284]=1;([.E283]-(([.C284]-[.C283])*[.G284]*32.2));([.E283]+(([.C284]-[.C283])*[.G284]*32.2)));[.D28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06">
            <text:p>0.9806</text:p>
          </table:table-cell>
          <table:table-cell table:style-name="ce16" table:formula="of:=IF([.E284]&gt;0;IF([.F284]=1;(([.E283]*0.03333333333)-(16.1*[.G284]*0.03333333333*0.0333333333));(([.E283]*0.03333333333)+(16.1*[.G284]*0.03333333333*0.0333333333)));0)" office:value-type="float" office:value="1.25101740010619">
            <text:p>1.2510</text:p>
          </table:table-cell>
          <table:table-cell table:style-name="ce16" table:formula="of:=TRUNC([.J283]+[.I284];4)" office:value-type="float" office:value="353.4507">
            <text:p>353.45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4]+1" office:value-type="float" office:value="282">
            <text:p>282</text:p>
          </table:table-cell>
          <table:table-cell table:style-name="ce11"/>
          <table:table-cell table:style-name="ce16" table:formula="of:=[.A285]*0.0333333333" office:value-type="float" office:value="9.3999999906">
            <text:p>9.4000</text:p>
          </table:table-cell>
          <table:table-cell table:style-name="ce16" table:formula="of:=IF([.D284]=[$Initial.$C$9];[$Initial.$C$10];IF(([.E285]/1.46666666666)&lt;[$Initial.$C$9];[$Initial.$C$9];([.E285]/1.46666666666)))" office:value-type="float" office:value="26.67">
            <text:p>26.6700</text:p>
          </table:table-cell>
          <table:table-cell table:style-name="ce16" table:formula="of:=IF(TRUNC([.E284]-(([.C285]-[.C284])*[.G285]*32.2)/1.46666666666;4)&gt;[$Initial.$C$9];IF([.F285]=1;([.E284]-(([.C285]-[.C284])*[.G285]*32.2));([.E284]+(([.C285]-[.C284])*[.G285]*32.2)));[.D28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14">
            <text:p>0.9814</text:p>
          </table:table-cell>
          <table:table-cell table:style-name="ce16" table:formula="of:=IF([.E285]&gt;0;IF([.F285]=1;(([.E284]*0.03333333333)-(16.1*[.G285]*0.03333333333*0.0333333333));(([.E284]*0.03333333333)+(16.1*[.G285]*0.03333333333*0.0333333333)));0)" office:value-type="float" office:value="1.25101740010619">
            <text:p>1.2510</text:p>
          </table:table-cell>
          <table:table-cell table:style-name="ce16" table:formula="of:=TRUNC([.J284]+[.I285];4)" office:value-type="float" office:value="354.7017">
            <text:p>354.70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5]+1" office:value-type="float" office:value="283">
            <text:p>283</text:p>
          </table:table-cell>
          <table:table-cell table:style-name="ce11"/>
          <table:table-cell table:style-name="ce16" table:formula="of:=[.A286]*0.0333333333" office:value-type="float" office:value="9.4333333239">
            <text:p>9.4333</text:p>
          </table:table-cell>
          <table:table-cell table:style-name="ce16" table:formula="of:=IF([.D285]=[$Initial.$C$9];[$Initial.$C$10];IF(([.E286]/1.46666666666)&lt;[$Initial.$C$9];[$Initial.$C$9];([.E286]/1.46666666666)))" office:value-type="float" office:value="0">
            <text:p>0.0000</text:p>
          </table:table-cell>
          <table:table-cell table:style-name="ce16" table:formula="of:=IF(TRUNC([.E285]-(([.C286]-[.C285])*[.G286]*32.2)/1.46666666666;4)&gt;[$Initial.$C$9];IF([.F286]=1;([.E285]-(([.C286]-[.C285])*[.G286]*32.2));([.E285]+(([.C286]-[.C285])*[.G286]*32.2)));[.D28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22">
            <text:p>0.9822</text:p>
          </table:table-cell>
          <table:table-cell table:style-name="ce16" table:formula="of:=IF([.E286]&gt;0;IF([.F286]=1;(([.E285]*0.03333333333)-(16.1*[.G286]*0.03333333333*0.0333333333));(([.E285]*0.03333333333)+(16.1*[.G286]*0.03333333333*0.0333333333)));0)" office:value-type="float" office:value="1.25101740010619">
            <text:p>1.2510</text:p>
          </table:table-cell>
          <table:table-cell table:style-name="ce16" table:formula="of:=TRUNC([.J285]+[.I286];4)" office:value-type="float" office:value="355.9527">
            <text:p>355.95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6]+1" office:value-type="float" office:value="284">
            <text:p>284</text:p>
          </table:table-cell>
          <table:table-cell table:style-name="ce11"/>
          <table:table-cell table:style-name="ce16" table:formula="of:=[.A287]*0.0333333333" office:value-type="float" office:value="9.4666666572">
            <text:p>9.4667</text:p>
          </table:table-cell>
          <table:table-cell table:style-name="ce16" table:formula="of:=IF([.D286]=[$Initial.$C$9];[$Initial.$C$10];IF(([.E287]/1.46666666666)&lt;[$Initial.$C$9];[$Initial.$C$9];([.E287]/1.46666666666)))" office:value-type="float" office:value="26.67">
            <text:p>26.6700</text:p>
          </table:table-cell>
          <table:table-cell table:style-name="ce16" table:formula="of:=IF(TRUNC([.E286]-(([.C287]-[.C286])*[.G287]*32.2)/1.46666666666;4)&gt;[$Initial.$C$9];IF([.F287]=1;([.E286]-(([.C287]-[.C286])*[.G287]*32.2));([.E286]+(([.C287]-[.C286])*[.G287]*32.2)));[.D28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29">
            <text:p>0.9829</text:p>
          </table:table-cell>
          <table:table-cell table:style-name="ce16" table:formula="of:=IF([.E287]&gt;0;IF([.F287]=1;(([.E286]*0.03333333333)-(16.1*[.G287]*0.03333333333*0.0333333333));(([.E286]*0.03333333333)+(16.1*[.G287]*0.03333333333*0.0333333333)));0)" office:value-type="float" office:value="1.25101740010619">
            <text:p>1.2510</text:p>
          </table:table-cell>
          <table:table-cell table:style-name="ce16" table:formula="of:=TRUNC([.J286]+[.I287];4)" office:value-type="float" office:value="357.2037">
            <text:p>357.20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7]+1" office:value-type="float" office:value="285">
            <text:p>285</text:p>
          </table:table-cell>
          <table:table-cell table:style-name="ce11"/>
          <table:table-cell table:style-name="ce16" table:formula="of:=[.A288]*0.0333333333" office:value-type="float" office:value="9.4999999905">
            <text:p>9.5000</text:p>
          </table:table-cell>
          <table:table-cell table:style-name="ce16" table:formula="of:=IF([.D287]=[$Initial.$C$9];[$Initial.$C$10];IF(([.E288]/1.46666666666)&lt;[$Initial.$C$9];[$Initial.$C$9];([.E288]/1.46666666666)))" office:value-type="float" office:value="0">
            <text:p>0.0000</text:p>
          </table:table-cell>
          <table:table-cell table:style-name="ce16" table:formula="of:=IF(TRUNC([.E287]-(([.C288]-[.C287])*[.G288]*32.2)/1.46666666666;4)&gt;[$Initial.$C$9];IF([.F288]=1;([.E287]-(([.C288]-[.C287])*[.G288]*32.2));([.E287]+(([.C288]-[.C287])*[.G288]*32.2)));[.D28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37">
            <text:p>0.9837</text:p>
          </table:table-cell>
          <table:table-cell table:style-name="ce16" table:formula="of:=IF([.E288]&gt;0;IF([.F288]=1;(([.E287]*0.03333333333)-(16.1*[.G288]*0.03333333333*0.0333333333));(([.E287]*0.03333333333)+(16.1*[.G288]*0.03333333333*0.0333333333)));0)" office:value-type="float" office:value="1.25101740010619">
            <text:p>1.2510</text:p>
          </table:table-cell>
          <table:table-cell table:style-name="ce16" table:formula="of:=TRUNC([.J287]+[.I288];4)" office:value-type="float" office:value="358.4547">
            <text:p>358.45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8]+1" office:value-type="float" office:value="286">
            <text:p>286</text:p>
          </table:table-cell>
          <table:table-cell table:style-name="ce11"/>
          <table:table-cell table:style-name="ce16" table:formula="of:=[.A289]*0.0333333333" office:value-type="float" office:value="9.5333333238">
            <text:p>9.5333</text:p>
          </table:table-cell>
          <table:table-cell table:style-name="ce16" table:formula="of:=IF([.D288]=[$Initial.$C$9];[$Initial.$C$10];IF(([.E289]/1.46666666666)&lt;[$Initial.$C$9];[$Initial.$C$9];([.E289]/1.46666666666)))" office:value-type="float" office:value="26.67">
            <text:p>26.6700</text:p>
          </table:table-cell>
          <table:table-cell table:style-name="ce16" table:formula="of:=IF(TRUNC([.E288]-(([.C289]-[.C288])*[.G289]*32.2)/1.46666666666;4)&gt;[$Initial.$C$9];IF([.F289]=1;([.E288]-(([.C289]-[.C288])*[.G289]*32.2));([.E288]+(([.C289]-[.C288])*[.G289]*32.2)));[.D28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45">
            <text:p>0.9845</text:p>
          </table:table-cell>
          <table:table-cell table:style-name="ce16" table:formula="of:=IF([.E289]&gt;0;IF([.F289]=1;(([.E288]*0.03333333333)-(16.1*[.G289]*0.03333333333*0.0333333333));(([.E288]*0.03333333333)+(16.1*[.G289]*0.03333333333*0.0333333333)));0)" office:value-type="float" office:value="1.25101740010619">
            <text:p>1.2510</text:p>
          </table:table-cell>
          <table:table-cell table:style-name="ce16" table:formula="of:=TRUNC([.J288]+[.I289];4)" office:value-type="float" office:value="359.7057">
            <text:p>359.70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89]+1" office:value-type="float" office:value="287">
            <text:p>287</text:p>
          </table:table-cell>
          <table:table-cell table:style-name="ce11"/>
          <table:table-cell table:style-name="ce16" table:formula="of:=[.A290]*0.0333333333" office:value-type="float" office:value="9.5666666571">
            <text:p>9.5667</text:p>
          </table:table-cell>
          <table:table-cell table:style-name="ce16" table:formula="of:=IF([.D289]=[$Initial.$C$9];[$Initial.$C$10];IF(([.E290]/1.46666666666)&lt;[$Initial.$C$9];[$Initial.$C$9];([.E290]/1.46666666666)))" office:value-type="float" office:value="0">
            <text:p>0.0000</text:p>
          </table:table-cell>
          <table:table-cell table:style-name="ce16" table:formula="of:=IF(TRUNC([.E289]-(([.C290]-[.C289])*[.G290]*32.2)/1.46666666666;4)&gt;[$Initial.$C$9];IF([.F290]=1;([.E289]-(([.C290]-[.C289])*[.G290]*32.2));([.E289]+(([.C290]-[.C289])*[.G290]*32.2)));[.D29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51">
            <text:p>0.9851</text:p>
          </table:table-cell>
          <table:table-cell table:style-name="ce16" table:formula="of:=IF([.E290]&gt;0;IF([.F290]=1;(([.E289]*0.03333333333)-(16.1*[.G290]*0.03333333333*0.0333333333));(([.E289]*0.03333333333)+(16.1*[.G290]*0.03333333333*0.0333333333)));0)" office:value-type="float" office:value="1.25101740010619">
            <text:p>1.2510</text:p>
          </table:table-cell>
          <table:table-cell table:style-name="ce16" table:formula="of:=TRUNC([.J289]+[.I290];4)" office:value-type="float" office:value="360.9567">
            <text:p>360.95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0]+1" office:value-type="float" office:value="288">
            <text:p>288</text:p>
          </table:table-cell>
          <table:table-cell table:style-name="ce11"/>
          <table:table-cell table:style-name="ce16" table:formula="of:=[.A291]*0.0333333333" office:value-type="float" office:value="9.5999999904">
            <text:p>9.6000</text:p>
          </table:table-cell>
          <table:table-cell table:style-name="ce16" table:formula="of:=IF([.D290]=[$Initial.$C$9];[$Initial.$C$10];IF(([.E291]/1.46666666666)&lt;[$Initial.$C$9];[$Initial.$C$9];([.E291]/1.46666666666)))" office:value-type="float" office:value="26.67">
            <text:p>26.6700</text:p>
          </table:table-cell>
          <table:table-cell table:style-name="ce16" table:formula="of:=IF(TRUNC([.E290]-(([.C291]-[.C290])*[.G291]*32.2)/1.46666666666;4)&gt;[$Initial.$C$9];IF([.F291]=1;([.E290]-(([.C291]-[.C290])*[.G291]*32.2));([.E290]+(([.C291]-[.C290])*[.G291]*32.2)));[.D29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6">
            <text:p>0.9860</text:p>
          </table:table-cell>
          <table:table-cell table:style-name="ce16" table:formula="of:=IF([.E291]&gt;0;IF([.F291]=1;(([.E290]*0.03333333333)-(16.1*[.G291]*0.03333333333*0.0333333333));(([.E290]*0.03333333333)+(16.1*[.G291]*0.03333333333*0.0333333333)));0)" office:value-type="float" office:value="1.25101740010619">
            <text:p>1.2510</text:p>
          </table:table-cell>
          <table:table-cell table:style-name="ce16" table:formula="of:=TRUNC([.J290]+[.I291];4)" office:value-type="float" office:value="362.2077">
            <text:p>362.20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1]+1" office:value-type="float" office:value="289">
            <text:p>289</text:p>
          </table:table-cell>
          <table:table-cell table:style-name="ce11"/>
          <table:table-cell table:style-name="ce16" table:formula="of:=[.A292]*0.0333333333" office:value-type="float" office:value="9.6333333237">
            <text:p>9.6333</text:p>
          </table:table-cell>
          <table:table-cell table:style-name="ce16" table:formula="of:=IF([.D291]=[$Initial.$C$9];[$Initial.$C$10];IF(([.E292]/1.46666666666)&lt;[$Initial.$C$9];[$Initial.$C$9];([.E292]/1.46666666666)))" office:value-type="float" office:value="0">
            <text:p>0.0000</text:p>
          </table:table-cell>
          <table:table-cell table:style-name="ce16" table:formula="of:=IF(TRUNC([.E291]-(([.C292]-[.C291])*[.G292]*32.2)/1.46666666666;4)&gt;[$Initial.$C$9];IF([.F292]=1;([.E291]-(([.C292]-[.C291])*[.G292]*32.2));([.E291]+(([.C292]-[.C291])*[.G292]*32.2)));[.D29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67">
            <text:p>0.9867</text:p>
          </table:table-cell>
          <table:table-cell table:style-name="ce16" table:formula="of:=IF([.E292]&gt;0;IF([.F292]=1;(([.E291]*0.03333333333)-(16.1*[.G292]*0.03333333333*0.0333333333));(([.E291]*0.03333333333)+(16.1*[.G292]*0.03333333333*0.0333333333)));0)" office:value-type="float" office:value="1.25101740010619">
            <text:p>1.2510</text:p>
          </table:table-cell>
          <table:table-cell table:style-name="ce16" table:formula="of:=TRUNC([.J291]+[.I292];4)" office:value-type="float" office:value="363.4587">
            <text:p>363.45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2]+1" office:value-type="float" office:value="290">
            <text:p>290</text:p>
          </table:table-cell>
          <table:table-cell table:style-name="ce11"/>
          <table:table-cell table:style-name="ce16" table:formula="of:=[.A293]*0.0333333333" office:value-type="float" office:value="9.666666657">
            <text:p>9.6667</text:p>
          </table:table-cell>
          <table:table-cell table:style-name="ce16" table:formula="of:=IF([.D292]=[$Initial.$C$9];[$Initial.$C$10];IF(([.E293]/1.46666666666)&lt;[$Initial.$C$9];[$Initial.$C$9];([.E293]/1.46666666666)))" office:value-type="float" office:value="26.67">
            <text:p>26.6700</text:p>
          </table:table-cell>
          <table:table-cell table:style-name="ce16" table:formula="of:=IF(TRUNC([.E292]-(([.C293]-[.C292])*[.G293]*32.2)/1.46666666666;4)&gt;[$Initial.$C$9];IF([.F293]=1;([.E292]-(([.C293]-[.C292])*[.G293]*32.2));([.E292]+(([.C293]-[.C292])*[.G293]*32.2)));[.D29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73">
            <text:p>0.9873</text:p>
          </table:table-cell>
          <table:table-cell table:style-name="ce16" table:formula="of:=IF([.E293]&gt;0;IF([.F293]=1;(([.E292]*0.03333333333)-(16.1*[.G293]*0.03333333333*0.0333333333));(([.E292]*0.03333333333)+(16.1*[.G293]*0.03333333333*0.0333333333)));0)" office:value-type="float" office:value="1.25101740010619">
            <text:p>1.2510</text:p>
          </table:table-cell>
          <table:table-cell table:style-name="ce16" table:formula="of:=TRUNC([.J292]+[.I293];4)" office:value-type="float" office:value="364.7097">
            <text:p>364.70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3]+1" office:value-type="float" office:value="291">
            <text:p>291</text:p>
          </table:table-cell>
          <table:table-cell table:style-name="ce11"/>
          <table:table-cell table:style-name="ce16" table:formula="of:=[.A294]*0.0333333333" office:value-type="float" office:value="9.6999999903">
            <text:p>9.7000</text:p>
          </table:table-cell>
          <table:table-cell table:style-name="ce16" table:formula="of:=IF([.D293]=[$Initial.$C$9];[$Initial.$C$10];IF(([.E294]/1.46666666666)&lt;[$Initial.$C$9];[$Initial.$C$9];([.E294]/1.46666666666)))" office:value-type="float" office:value="0">
            <text:p>0.0000</text:p>
          </table:table-cell>
          <table:table-cell table:style-name="ce16" table:formula="of:=IF(TRUNC([.E293]-(([.C294]-[.C293])*[.G294]*32.2)/1.46666666666;4)&gt;[$Initial.$C$9];IF([.F294]=1;([.E293]-(([.C294]-[.C293])*[.G294]*32.2));([.E293]+(([.C294]-[.C293])*[.G294]*32.2)));[.D29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8">
            <text:p>0.9880</text:p>
          </table:table-cell>
          <table:table-cell table:style-name="ce16" table:formula="of:=IF([.E294]&gt;0;IF([.F294]=1;(([.E293]*0.03333333333)-(16.1*[.G294]*0.03333333333*0.0333333333));(([.E293]*0.03333333333)+(16.1*[.G294]*0.03333333333*0.0333333333)));0)" office:value-type="float" office:value="1.25101740010619">
            <text:p>1.2510</text:p>
          </table:table-cell>
          <table:table-cell table:style-name="ce16" table:formula="of:=TRUNC([.J293]+[.I294];4)" office:value-type="float" office:value="365.9607">
            <text:p>365.96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4]+1" office:value-type="float" office:value="292">
            <text:p>292</text:p>
          </table:table-cell>
          <table:table-cell table:style-name="ce11"/>
          <table:table-cell table:style-name="ce16" table:formula="of:=[.A295]*0.0333333333" office:value-type="float" office:value="9.7333333236">
            <text:p>9.7333</text:p>
          </table:table-cell>
          <table:table-cell table:style-name="ce16" table:formula="of:=IF([.D294]=[$Initial.$C$9];[$Initial.$C$10];IF(([.E295]/1.46666666666)&lt;[$Initial.$C$9];[$Initial.$C$9];([.E295]/1.46666666666)))" office:value-type="float" office:value="26.67">
            <text:p>26.6700</text:p>
          </table:table-cell>
          <table:table-cell table:style-name="ce16" table:formula="of:=IF(TRUNC([.E294]-(([.C295]-[.C294])*[.G295]*32.2)/1.46666666666;4)&gt;[$Initial.$C$9];IF([.F295]=1;([.E294]-(([.C295]-[.C294])*[.G295]*32.2));([.E294]+(([.C295]-[.C294])*[.G295]*32.2)));[.D29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86">
            <text:p>0.9886</text:p>
          </table:table-cell>
          <table:table-cell table:style-name="ce16" table:formula="of:=IF([.E295]&gt;0;IF([.F295]=1;(([.E294]*0.03333333333)-(16.1*[.G295]*0.03333333333*0.0333333333));(([.E294]*0.03333333333)+(16.1*[.G295]*0.03333333333*0.0333333333)));0)" office:value-type="float" office:value="1.25101740010619">
            <text:p>1.2510</text:p>
          </table:table-cell>
          <table:table-cell table:style-name="ce16" table:formula="of:=TRUNC([.J294]+[.I295];4)" office:value-type="float" office:value="367.2117">
            <text:p>367.21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5]+1" office:value-type="float" office:value="293">
            <text:p>293</text:p>
          </table:table-cell>
          <table:table-cell table:style-name="ce11"/>
          <table:table-cell table:style-name="ce16" table:formula="of:=[.A296]*0.0333333333" office:value-type="float" office:value="9.7666666569">
            <text:p>9.7667</text:p>
          </table:table-cell>
          <table:table-cell table:style-name="ce16" table:formula="of:=IF([.D295]=[$Initial.$C$9];[$Initial.$C$10];IF(([.E296]/1.46666666666)&lt;[$Initial.$C$9];[$Initial.$C$9];([.E296]/1.46666666666)))" office:value-type="float" office:value="0">
            <text:p>0.0000</text:p>
          </table:table-cell>
          <table:table-cell table:style-name="ce16" table:formula="of:=IF(TRUNC([.E295]-(([.C296]-[.C295])*[.G296]*32.2)/1.46666666666;4)&gt;[$Initial.$C$9];IF([.F296]=1;([.E295]-(([.C296]-[.C295])*[.G296]*32.2));([.E295]+(([.C296]-[.C295])*[.G296]*32.2)));[.D29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92">
            <text:p>0.9892</text:p>
          </table:table-cell>
          <table:table-cell table:style-name="ce16" table:formula="of:=IF([.E296]&gt;0;IF([.F296]=1;(([.E295]*0.03333333333)-(16.1*[.G296]*0.03333333333*0.0333333333));(([.E295]*0.03333333333)+(16.1*[.G296]*0.03333333333*0.0333333333)));0)" office:value-type="float" office:value="1.25101740010619">
            <text:p>1.2510</text:p>
          </table:table-cell>
          <table:table-cell table:style-name="ce16" table:formula="of:=TRUNC([.J295]+[.I296];4)" office:value-type="float" office:value="368.4627">
            <text:p>368.46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6]+1" office:value-type="float" office:value="294">
            <text:p>294</text:p>
          </table:table-cell>
          <table:table-cell table:style-name="ce11"/>
          <table:table-cell table:style-name="ce16" table:formula="of:=[.A297]*0.0333333333" office:value-type="float" office:value="9.7999999902">
            <text:p>9.8000</text:p>
          </table:table-cell>
          <table:table-cell table:style-name="ce16" table:formula="of:=IF([.D296]=[$Initial.$C$9];[$Initial.$C$10];IF(([.E297]/1.46666666666)&lt;[$Initial.$C$9];[$Initial.$C$9];([.E297]/1.46666666666)))" office:value-type="float" office:value="26.67">
            <text:p>26.6700</text:p>
          </table:table-cell>
          <table:table-cell table:style-name="ce16" table:formula="of:=IF(TRUNC([.E296]-(([.C297]-[.C296])*[.G297]*32.2)/1.46666666666;4)&gt;[$Initial.$C$9];IF([.F297]=1;([.E296]-(([.C297]-[.C296])*[.G297]*32.2));([.E296]+(([.C297]-[.C296])*[.G297]*32.2)));[.D29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898">
            <text:p>0.9898</text:p>
          </table:table-cell>
          <table:table-cell table:style-name="ce16" table:formula="of:=IF([.E297]&gt;0;IF([.F297]=1;(([.E296]*0.03333333333)-(16.1*[.G297]*0.03333333333*0.0333333333));(([.E296]*0.03333333333)+(16.1*[.G297]*0.03333333333*0.0333333333)));0)" office:value-type="float" office:value="1.25101740010619">
            <text:p>1.2510</text:p>
          </table:table-cell>
          <table:table-cell table:style-name="ce16" table:formula="of:=TRUNC([.J296]+[.I297];4)" office:value-type="float" office:value="369.7137">
            <text:p>369.71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7]+1" office:value-type="float" office:value="295">
            <text:p>295</text:p>
          </table:table-cell>
          <table:table-cell table:style-name="ce11"/>
          <table:table-cell table:style-name="ce16" table:formula="of:=[.A298]*0.0333333333" office:value-type="float" office:value="9.8333333235">
            <text:p>9.8333</text:p>
          </table:table-cell>
          <table:table-cell table:style-name="ce16" table:formula="of:=IF([.D297]=[$Initial.$C$9];[$Initial.$C$10];IF(([.E298]/1.46666666666)&lt;[$Initial.$C$9];[$Initial.$C$9];([.E298]/1.46666666666)))" office:value-type="float" office:value="0">
            <text:p>0.0000</text:p>
          </table:table-cell>
          <table:table-cell table:style-name="ce16" table:formula="of:=IF(TRUNC([.E297]-(([.C298]-[.C297])*[.G298]*32.2)/1.46666666666;4)&gt;[$Initial.$C$9];IF([.F298]=1;([.E297]-(([.C298]-[.C297])*[.G298]*32.2));([.E297]+(([.C298]-[.C297])*[.G298]*32.2)));[.D29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04">
            <text:p>0.9904</text:p>
          </table:table-cell>
          <table:table-cell table:style-name="ce16" table:formula="of:=IF([.E298]&gt;0;IF([.F298]=1;(([.E297]*0.03333333333)-(16.1*[.G298]*0.03333333333*0.0333333333));(([.E297]*0.03333333333)+(16.1*[.G298]*0.03333333333*0.0333333333)));0)" office:value-type="float" office:value="1.25101740010619">
            <text:p>1.2510</text:p>
          </table:table-cell>
          <table:table-cell table:style-name="ce16" table:formula="of:=TRUNC([.J297]+[.I298];4)" office:value-type="float" office:value="370.9647">
            <text:p>370.96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8]+1" office:value-type="float" office:value="296">
            <text:p>296</text:p>
          </table:table-cell>
          <table:table-cell table:style-name="ce11"/>
          <table:table-cell table:style-name="ce16" table:formula="of:=[.A299]*0.0333333333" office:value-type="float" office:value="9.8666666568">
            <text:p>9.8667</text:p>
          </table:table-cell>
          <table:table-cell table:style-name="ce16" table:formula="of:=IF([.D298]=[$Initial.$C$9];[$Initial.$C$10];IF(([.E299]/1.46666666666)&lt;[$Initial.$C$9];[$Initial.$C$9];([.E299]/1.46666666666)))" office:value-type="float" office:value="26.67">
            <text:p>26.6700</text:p>
          </table:table-cell>
          <table:table-cell table:style-name="ce16" table:formula="of:=IF(TRUNC([.E298]-(([.C299]-[.C298])*[.G299]*32.2)/1.46666666666;4)&gt;[$Initial.$C$9];IF([.F299]=1;([.E298]-(([.C299]-[.C298])*[.G299]*32.2));([.E298]+(([.C299]-[.C298])*[.G299]*32.2)));[.D29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09">
            <text:p>0.9909</text:p>
          </table:table-cell>
          <table:table-cell table:style-name="ce16" table:formula="of:=IF([.E299]&gt;0;IF([.F299]=1;(([.E298]*0.03333333333)-(16.1*[.G299]*0.03333333333*0.0333333333));(([.E298]*0.03333333333)+(16.1*[.G299]*0.03333333333*0.0333333333)));0)" office:value-type="float" office:value="1.25101740010619">
            <text:p>1.2510</text:p>
          </table:table-cell>
          <table:table-cell table:style-name="ce16" table:formula="of:=TRUNC([.J298]+[.I299];4)" office:value-type="float" office:value="372.2157">
            <text:p>372.21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299]+1" office:value-type="float" office:value="297">
            <text:p>297</text:p>
          </table:table-cell>
          <table:table-cell table:style-name="ce11"/>
          <table:table-cell table:style-name="ce16" table:formula="of:=[.A300]*0.0333333333" office:value-type="float" office:value="9.8999999901">
            <text:p>9.9000</text:p>
          </table:table-cell>
          <table:table-cell table:style-name="ce16" table:formula="of:=IF([.D299]=[$Initial.$C$9];[$Initial.$C$10];IF(([.E300]/1.46666666666)&lt;[$Initial.$C$9];[$Initial.$C$9];([.E300]/1.46666666666)))" office:value-type="float" office:value="0">
            <text:p>0.0000</text:p>
          </table:table-cell>
          <table:table-cell table:style-name="ce16" table:formula="of:=IF(TRUNC([.E299]-(([.C300]-[.C299])*[.G300]*32.2)/1.46666666666;4)&gt;[$Initial.$C$9];IF([.F300]=1;([.E299]-(([.C300]-[.C299])*[.G300]*32.2));([.E299]+(([.C300]-[.C299])*[.G300]*32.2)));[.D30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14">
            <text:p>0.9914</text:p>
          </table:table-cell>
          <table:table-cell table:style-name="ce16" table:formula="of:=IF([.E300]&gt;0;IF([.F300]=1;(([.E299]*0.03333333333)-(16.1*[.G300]*0.03333333333*0.0333333333));(([.E299]*0.03333333333)+(16.1*[.G300]*0.03333333333*0.0333333333)));0)" office:value-type="float" office:value="1.25101740010619">
            <text:p>1.2510</text:p>
          </table:table-cell>
          <table:table-cell table:style-name="ce16" table:formula="of:=TRUNC([.J299]+[.I300];4)" office:value-type="float" office:value="373.4667">
            <text:p>373.46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0]+1" office:value-type="float" office:value="298">
            <text:p>298</text:p>
          </table:table-cell>
          <table:table-cell table:style-name="ce11"/>
          <table:table-cell table:style-name="ce16" table:formula="of:=[.A301]*0.0333333333" office:value-type="float" office:value="9.9333333234">
            <text:p>9.9333</text:p>
          </table:table-cell>
          <table:table-cell table:style-name="ce16" table:formula="of:=IF([.D300]=[$Initial.$C$9];[$Initial.$C$10];IF(([.E301]/1.46666666666)&lt;[$Initial.$C$9];[$Initial.$C$9];([.E301]/1.46666666666)))" office:value-type="float" office:value="26.67">
            <text:p>26.6700</text:p>
          </table:table-cell>
          <table:table-cell table:style-name="ce16" table:formula="of:=IF(TRUNC([.E300]-(([.C301]-[.C300])*[.G301]*32.2)/1.46666666666;4)&gt;[$Initial.$C$9];IF([.F301]=1;([.E300]-(([.C301]-[.C300])*[.G301]*32.2));([.E300]+(([.C301]-[.C300])*[.G301]*32.2)));[.D30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21">
            <text:p>0.9921</text:p>
          </table:table-cell>
          <table:table-cell table:style-name="ce16" table:formula="of:=IF([.E301]&gt;0;IF([.F301]=1;(([.E300]*0.03333333333)-(16.1*[.G301]*0.03333333333*0.0333333333));(([.E300]*0.03333333333)+(16.1*[.G301]*0.03333333333*0.0333333333)));0)" office:value-type="float" office:value="1.25101740010619">
            <text:p>1.2510</text:p>
          </table:table-cell>
          <table:table-cell table:style-name="ce16" table:formula="of:=TRUNC([.J300]+[.I301];4)" office:value-type="float" office:value="374.7177">
            <text:p>374.71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1]+1" office:value-type="float" office:value="299">
            <text:p>299</text:p>
          </table:table-cell>
          <table:table-cell table:style-name="ce11"/>
          <table:table-cell table:style-name="ce16" table:formula="of:=[.A302]*0.0333333333" office:value-type="float" office:value="9.9666666567">
            <text:p>9.9667</text:p>
          </table:table-cell>
          <table:table-cell table:style-name="ce16" table:formula="of:=IF([.D301]=[$Initial.$C$9];[$Initial.$C$10];IF(([.E302]/1.46666666666)&lt;[$Initial.$C$9];[$Initial.$C$9];([.E302]/1.46666666666)))" office:value-type="float" office:value="0">
            <text:p>0.0000</text:p>
          </table:table-cell>
          <table:table-cell table:style-name="ce16" table:formula="of:=IF(TRUNC([.E301]-(([.C302]-[.C301])*[.G302]*32.2)/1.46666666666;4)&gt;[$Initial.$C$9];IF([.F302]=1;([.E301]-(([.C302]-[.C301])*[.G302]*32.2));([.E301]+(([.C302]-[.C301])*[.G302]*32.2)));[.D30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26">
            <text:p>0.9926</text:p>
          </table:table-cell>
          <table:table-cell table:style-name="ce16" table:formula="of:=IF([.E302]&gt;0;IF([.F302]=1;(([.E301]*0.03333333333)-(16.1*[.G302]*0.03333333333*0.0333333333));(([.E301]*0.03333333333)+(16.1*[.G302]*0.03333333333*0.0333333333)));0)" office:value-type="float" office:value="1.25101740010619">
            <text:p>1.2510</text:p>
          </table:table-cell>
          <table:table-cell table:style-name="ce16" table:formula="of:=TRUNC([.J301]+[.I302];4)" office:value-type="float" office:value="375.9687">
            <text:p>375.96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2]+1" office:value-type="float" office:value="300">
            <text:p>300</text:p>
          </table:table-cell>
          <table:table-cell table:style-name="ce11"/>
          <table:table-cell table:style-name="ce16" table:formula="of:=[.A303]*0.0333333333" office:value-type="float" office:value="9.99999999">
            <text:p>10.0000</text:p>
          </table:table-cell>
          <table:table-cell table:style-name="ce16" table:formula="of:=IF([.D302]=[$Initial.$C$9];[$Initial.$C$10];IF(([.E303]/1.46666666666)&lt;[$Initial.$C$9];[$Initial.$C$9];([.E303]/1.46666666666)))" office:value-type="float" office:value="26.67">
            <text:p>26.6700</text:p>
          </table:table-cell>
          <table:table-cell table:style-name="ce16" table:formula="of:=IF(TRUNC([.E302]-(([.C303]-[.C302])*[.G303]*32.2)/1.46666666666;4)&gt;[$Initial.$C$9];IF([.F303]=1;([.E302]-(([.C303]-[.C302])*[.G303]*32.2));([.E302]+(([.C303]-[.C302])*[.G303]*32.2)));[.D30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31">
            <text:p>0.9931</text:p>
          </table:table-cell>
          <table:table-cell table:style-name="ce16" table:formula="of:=IF([.E303]&gt;0;IF([.F303]=1;(([.E302]*0.03333333333)-(16.1*[.G303]*0.03333333333*0.0333333333));(([.E302]*0.03333333333)+(16.1*[.G303]*0.03333333333*0.0333333333)));0)" office:value-type="float" office:value="1.25101740010619">
            <text:p>1.2510</text:p>
          </table:table-cell>
          <table:table-cell table:style-name="ce16" table:formula="of:=TRUNC([.J302]+[.I303];4)" office:value-type="float" office:value="377.2197">
            <text:p>377.21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3]+1" office:value-type="float" office:value="301">
            <text:p>301</text:p>
          </table:table-cell>
          <table:table-cell table:style-name="ce11"/>
          <table:table-cell table:style-name="ce16" table:formula="of:=[.A304]*0.0333333333" office:value-type="float" office:value="10.0333333233">
            <text:p>10.0333</text:p>
          </table:table-cell>
          <table:table-cell table:style-name="ce16" table:formula="of:=IF([.D303]=[$Initial.$C$9];[$Initial.$C$10];IF(([.E304]/1.46666666666)&lt;[$Initial.$C$9];[$Initial.$C$9];([.E304]/1.46666666666)))" office:value-type="float" office:value="0">
            <text:p>0.0000</text:p>
          </table:table-cell>
          <table:table-cell table:style-name="ce16" table:formula="of:=IF(TRUNC([.E303]-(([.C304]-[.C303])*[.G304]*32.2)/1.46666666666;4)&gt;[$Initial.$C$9];IF([.F304]=1;([.E303]-(([.C304]-[.C303])*[.G304]*32.2));([.E303]+(([.C304]-[.C303])*[.G304]*32.2)));[.D30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36">
            <text:p>0.9936</text:p>
          </table:table-cell>
          <table:table-cell table:style-name="ce16" table:formula="of:=IF([.E304]&gt;0;IF([.F304]=1;(([.E303]*0.03333333333)-(16.1*[.G304]*0.03333333333*0.0333333333));(([.E303]*0.03333333333)+(16.1*[.G304]*0.03333333333*0.0333333333)));0)" office:value-type="float" office:value="1.25101740010619">
            <text:p>1.2510</text:p>
          </table:table-cell>
          <table:table-cell table:style-name="ce16" table:formula="of:=TRUNC([.J303]+[.I304];4)" office:value-type="float" office:value="378.4707">
            <text:p>378.47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4]+1" office:value-type="float" office:value="302">
            <text:p>302</text:p>
          </table:table-cell>
          <table:table-cell table:style-name="ce11"/>
          <table:table-cell table:style-name="ce16" table:formula="of:=[.A305]*0.0333333333" office:value-type="float" office:value="10.0666666566">
            <text:p>10.0667</text:p>
          </table:table-cell>
          <table:table-cell table:style-name="ce16" table:formula="of:=IF([.D304]=[$Initial.$C$9];[$Initial.$C$10];IF(([.E305]/1.46666666666)&lt;[$Initial.$C$9];[$Initial.$C$9];([.E305]/1.46666666666)))" office:value-type="float" office:value="26.67">
            <text:p>26.6700</text:p>
          </table:table-cell>
          <table:table-cell table:style-name="ce16" table:formula="of:=IF(TRUNC([.E304]-(([.C305]-[.C304])*[.G305]*32.2)/1.46666666666;4)&gt;[$Initial.$C$9];IF([.F305]=1;([.E304]-(([.C305]-[.C304])*[.G305]*32.2));([.E304]+(([.C305]-[.C304])*[.G305]*32.2)));[.D30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4">
            <text:p>0.9940</text:p>
          </table:table-cell>
          <table:table-cell table:style-name="ce16" table:formula="of:=IF([.E305]&gt;0;IF([.F305]=1;(([.E304]*0.03333333333)-(16.1*[.G305]*0.03333333333*0.0333333333));(([.E304]*0.03333333333)+(16.1*[.G305]*0.03333333333*0.0333333333)));0)" office:value-type="float" office:value="1.25101740010619">
            <text:p>1.2510</text:p>
          </table:table-cell>
          <table:table-cell table:style-name="ce16" table:formula="of:=TRUNC([.J304]+[.I305];4)" office:value-type="float" office:value="379.7217">
            <text:p>379.72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5]+1" office:value-type="float" office:value="303">
            <text:p>303</text:p>
          </table:table-cell>
          <table:table-cell table:style-name="ce11"/>
          <table:table-cell table:style-name="ce16" table:formula="of:=[.A306]*0.0333333333" office:value-type="float" office:value="10.0999999899">
            <text:p>10.1000</text:p>
          </table:table-cell>
          <table:table-cell table:style-name="ce16" table:formula="of:=IF([.D305]=[$Initial.$C$9];[$Initial.$C$10];IF(([.E306]/1.46666666666)&lt;[$Initial.$C$9];[$Initial.$C$9];([.E306]/1.46666666666)))" office:value-type="float" office:value="0">
            <text:p>0.0000</text:p>
          </table:table-cell>
          <table:table-cell table:style-name="ce16" table:formula="of:=IF(TRUNC([.E305]-(([.C306]-[.C305])*[.G306]*32.2)/1.46666666666;4)&gt;[$Initial.$C$9];IF([.F306]=1;([.E305]-(([.C306]-[.C305])*[.G306]*32.2));([.E305]+(([.C306]-[.C305])*[.G306]*32.2)));[.D30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45">
            <text:p>0.9945</text:p>
          </table:table-cell>
          <table:table-cell table:style-name="ce16" table:formula="of:=IF([.E306]&gt;0;IF([.F306]=1;(([.E305]*0.03333333333)-(16.1*[.G306]*0.03333333333*0.0333333333));(([.E305]*0.03333333333)+(16.1*[.G306]*0.03333333333*0.0333333333)));0)" office:value-type="float" office:value="1.25101740010619">
            <text:p>1.2510</text:p>
          </table:table-cell>
          <table:table-cell table:style-name="ce16" table:formula="of:=TRUNC([.J305]+[.I306];4)" office:value-type="float" office:value="380.9727">
            <text:p>380.97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6]+1" office:value-type="float" office:value="304">
            <text:p>304</text:p>
          </table:table-cell>
          <table:table-cell table:style-name="ce11"/>
          <table:table-cell table:style-name="ce16" table:formula="of:=[.A307]*0.0333333333" office:value-type="float" office:value="10.1333333232">
            <text:p>10.1333</text:p>
          </table:table-cell>
          <table:table-cell table:style-name="ce16" table:formula="of:=IF([.D306]=[$Initial.$C$9];[$Initial.$C$10];IF(([.E307]/1.46666666666)&lt;[$Initial.$C$9];[$Initial.$C$9];([.E307]/1.46666666666)))" office:value-type="float" office:value="26.67">
            <text:p>26.6700</text:p>
          </table:table-cell>
          <table:table-cell table:style-name="ce16" table:formula="of:=IF(TRUNC([.E306]-(([.C307]-[.C306])*[.G307]*32.2)/1.46666666666;4)&gt;[$Initial.$C$9];IF([.F307]=1;([.E306]-(([.C307]-[.C306])*[.G307]*32.2));([.E306]+(([.C307]-[.C306])*[.G307]*32.2)));[.D30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49">
            <text:p>0.9949</text:p>
          </table:table-cell>
          <table:table-cell table:style-name="ce16" table:formula="of:=IF([.E307]&gt;0;IF([.F307]=1;(([.E306]*0.03333333333)-(16.1*[.G307]*0.03333333333*0.0333333333));(([.E306]*0.03333333333)+(16.1*[.G307]*0.03333333333*0.0333333333)));0)" office:value-type="float" office:value="1.25101740010619">
            <text:p>1.2510</text:p>
          </table:table-cell>
          <table:table-cell table:style-name="ce16" table:formula="of:=TRUNC([.J306]+[.I307];4)" office:value-type="float" office:value="382.2237">
            <text:p>382.22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7]+1" office:value-type="float" office:value="305">
            <text:p>305</text:p>
          </table:table-cell>
          <table:table-cell table:style-name="ce11"/>
          <table:table-cell table:style-name="ce16" table:formula="of:=[.A308]*0.0333333333" office:value-type="float" office:value="10.1666666565">
            <text:p>10.1667</text:p>
          </table:table-cell>
          <table:table-cell table:style-name="ce16" table:formula="of:=IF([.D307]=[$Initial.$C$9];[$Initial.$C$10];IF(([.E308]/1.46666666666)&lt;[$Initial.$C$9];[$Initial.$C$9];([.E308]/1.46666666666)))" office:value-type="float" office:value="0">
            <text:p>0.0000</text:p>
          </table:table-cell>
          <table:table-cell table:style-name="ce16" table:formula="of:=IF(TRUNC([.E307]-(([.C308]-[.C307])*[.G308]*32.2)/1.46666666666;4)&gt;[$Initial.$C$9];IF([.F308]=1;([.E307]-(([.C308]-[.C307])*[.G308]*32.2));([.E307]+(([.C308]-[.C307])*[.G308]*32.2)));[.D30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53">
            <text:p>0.9953</text:p>
          </table:table-cell>
          <table:table-cell table:style-name="ce16" table:formula="of:=IF([.E308]&gt;0;IF([.F308]=1;(([.E307]*0.03333333333)-(16.1*[.G308]*0.03333333333*0.0333333333));(([.E307]*0.03333333333)+(16.1*[.G308]*0.03333333333*0.0333333333)));0)" office:value-type="float" office:value="1.25101740010619">
            <text:p>1.2510</text:p>
          </table:table-cell>
          <table:table-cell table:style-name="ce16" table:formula="of:=TRUNC([.J307]+[.I308];4)" office:value-type="float" office:value="383.4747">
            <text:p>383.47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8]+1" office:value-type="float" office:value="306">
            <text:p>306</text:p>
          </table:table-cell>
          <table:table-cell table:style-name="ce11"/>
          <table:table-cell table:style-name="ce16" table:formula="of:=[.A309]*0.0333333333" office:value-type="float" office:value="10.1999999898">
            <text:p>10.2000</text:p>
          </table:table-cell>
          <table:table-cell table:style-name="ce16" table:formula="of:=IF([.D308]=[$Initial.$C$9];[$Initial.$C$10];IF(([.E309]/1.46666666666)&lt;[$Initial.$C$9];[$Initial.$C$9];([.E309]/1.46666666666)))" office:value-type="float" office:value="26.67">
            <text:p>26.6700</text:p>
          </table:table-cell>
          <table:table-cell table:style-name="ce16" table:formula="of:=IF(TRUNC([.E308]-(([.C309]-[.C308])*[.G309]*32.2)/1.46666666666;4)&gt;[$Initial.$C$9];IF([.F309]=1;([.E308]-(([.C309]-[.C308])*[.G309]*32.2));([.E308]+(([.C309]-[.C308])*[.G309]*32.2)));[.D30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57">
            <text:p>0.9957</text:p>
          </table:table-cell>
          <table:table-cell table:style-name="ce16" table:formula="of:=IF([.E309]&gt;0;IF([.F309]=1;(([.E308]*0.03333333333)-(16.1*[.G309]*0.03333333333*0.0333333333));(([.E308]*0.03333333333)+(16.1*[.G309]*0.03333333333*0.0333333333)));0)" office:value-type="float" office:value="1.25101740010619">
            <text:p>1.2510</text:p>
          </table:table-cell>
          <table:table-cell table:style-name="ce16" table:formula="of:=TRUNC([.J308]+[.I309];4)" office:value-type="float" office:value="384.7257">
            <text:p>384.72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09]+1" office:value-type="float" office:value="307">
            <text:p>307</text:p>
          </table:table-cell>
          <table:table-cell table:style-name="ce11"/>
          <table:table-cell table:style-name="ce16" table:formula="of:=[.A310]*0.0333333333" office:value-type="float" office:value="10.2333333231">
            <text:p>10.2333</text:p>
          </table:table-cell>
          <table:table-cell table:style-name="ce16" table:formula="of:=IF([.D309]=[$Initial.$C$9];[$Initial.$C$10];IF(([.E310]/1.46666666666)&lt;[$Initial.$C$9];[$Initial.$C$9];([.E310]/1.46666666666)))" office:value-type="float" office:value="0">
            <text:p>0.0000</text:p>
          </table:table-cell>
          <table:table-cell table:style-name="ce16" table:formula="of:=IF(TRUNC([.E309]-(([.C310]-[.C309])*[.G310]*32.2)/1.46666666666;4)&gt;[$Initial.$C$9];IF([.F310]=1;([.E309]-(([.C310]-[.C309])*[.G310]*32.2));([.E309]+(([.C310]-[.C309])*[.G310]*32.2)));[.D31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6">
            <text:p>0.9960</text:p>
          </table:table-cell>
          <table:table-cell table:style-name="ce16" table:formula="of:=IF([.E310]&gt;0;IF([.F310]=1;(([.E309]*0.03333333333)-(16.1*[.G310]*0.03333333333*0.0333333333));(([.E309]*0.03333333333)+(16.1*[.G310]*0.03333333333*0.0333333333)));0)" office:value-type="float" office:value="1.25101740010619">
            <text:p>1.2510</text:p>
          </table:table-cell>
          <table:table-cell table:style-name="ce16" table:formula="of:=TRUNC([.J309]+[.I310];4)" office:value-type="float" office:value="385.9767">
            <text:p>385.97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0]+1" office:value-type="float" office:value="308">
            <text:p>308</text:p>
          </table:table-cell>
          <table:table-cell table:style-name="ce11"/>
          <table:table-cell table:style-name="ce16" table:formula="of:=[.A311]*0.0333333333" office:value-type="float" office:value="10.2666666564">
            <text:p>10.2667</text:p>
          </table:table-cell>
          <table:table-cell table:style-name="ce16" table:formula="of:=IF([.D310]=[$Initial.$C$9];[$Initial.$C$10];IF(([.E311]/1.46666666666)&lt;[$Initial.$C$9];[$Initial.$C$9];([.E311]/1.46666666666)))" office:value-type="float" office:value="26.67">
            <text:p>26.6700</text:p>
          </table:table-cell>
          <table:table-cell table:style-name="ce16" table:formula="of:=IF(TRUNC([.E310]-(([.C311]-[.C310])*[.G311]*32.2)/1.46666666666;4)&gt;[$Initial.$C$9];IF([.F311]=1;([.E310]-(([.C311]-[.C310])*[.G311]*32.2));([.E310]+(([.C311]-[.C310])*[.G311]*32.2)));[.D31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64">
            <text:p>0.9964</text:p>
          </table:table-cell>
          <table:table-cell table:style-name="ce16" table:formula="of:=IF([.E311]&gt;0;IF([.F311]=1;(([.E310]*0.03333333333)-(16.1*[.G311]*0.03333333333*0.0333333333));(([.E310]*0.03333333333)+(16.1*[.G311]*0.03333333333*0.0333333333)));0)" office:value-type="float" office:value="1.25101740010619">
            <text:p>1.2510</text:p>
          </table:table-cell>
          <table:table-cell table:style-name="ce16" table:formula="of:=TRUNC([.J310]+[.I311];4)" office:value-type="float" office:value="387.2277">
            <text:p>387.22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1]+1" office:value-type="float" office:value="309">
            <text:p>309</text:p>
          </table:table-cell>
          <table:table-cell table:style-name="ce11"/>
          <table:table-cell table:style-name="ce16" table:formula="of:=[.A312]*0.0333333333" office:value-type="float" office:value="10.2999999897">
            <text:p>10.3000</text:p>
          </table:table-cell>
          <table:table-cell table:style-name="ce16" table:formula="of:=IF([.D311]=[$Initial.$C$9];[$Initial.$C$10];IF(([.E312]/1.46666666666)&lt;[$Initial.$C$9];[$Initial.$C$9];([.E312]/1.46666666666)))" office:value-type="float" office:value="0">
            <text:p>0.0000</text:p>
          </table:table-cell>
          <table:table-cell table:style-name="ce16" table:formula="of:=IF(TRUNC([.E311]-(([.C312]-[.C311])*[.G312]*32.2)/1.46666666666;4)&gt;[$Initial.$C$9];IF([.F312]=1;([.E311]-(([.C312]-[.C311])*[.G312]*32.2));([.E311]+(([.C312]-[.C311])*[.G312]*32.2)));[.D31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67">
            <text:p>0.9967</text:p>
          </table:table-cell>
          <table:table-cell table:style-name="ce16" table:formula="of:=IF([.E312]&gt;0;IF([.F312]=1;(([.E311]*0.03333333333)-(16.1*[.G312]*0.03333333333*0.0333333333));(([.E311]*0.03333333333)+(16.1*[.G312]*0.03333333333*0.0333333333)));0)" office:value-type="float" office:value="1.25101740010619">
            <text:p>1.2510</text:p>
          </table:table-cell>
          <table:table-cell table:style-name="ce16" table:formula="of:=TRUNC([.J311]+[.I312];4)" office:value-type="float" office:value="388.4787">
            <text:p>388.47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2]+1" office:value-type="float" office:value="310">
            <text:p>310</text:p>
          </table:table-cell>
          <table:table-cell table:style-name="ce11"/>
          <table:table-cell table:style-name="ce16" table:formula="of:=[.A313]*0.0333333333" office:value-type="float" office:value="10.333333323">
            <text:p>10.3333</text:p>
          </table:table-cell>
          <table:table-cell table:style-name="ce16" table:formula="of:=IF([.D312]=[$Initial.$C$9];[$Initial.$C$10];IF(([.E313]/1.46666666666)&lt;[$Initial.$C$9];[$Initial.$C$9];([.E313]/1.46666666666)))" office:value-type="float" office:value="26.67">
            <text:p>26.6700</text:p>
          </table:table-cell>
          <table:table-cell table:style-name="ce16" table:formula="of:=IF(TRUNC([.E312]-(([.C313]-[.C312])*[.G313]*32.2)/1.46666666666;4)&gt;[$Initial.$C$9];IF([.F313]=1;([.E312]-(([.C313]-[.C312])*[.G313]*32.2));([.E312]+(([.C313]-[.C312])*[.G313]*32.2)));[.D31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71">
            <text:p>0.9971</text:p>
          </table:table-cell>
          <table:table-cell table:style-name="ce16" table:formula="of:=IF([.E313]&gt;0;IF([.F313]=1;(([.E312]*0.03333333333)-(16.1*[.G313]*0.03333333333*0.0333333333));(([.E312]*0.03333333333)+(16.1*[.G313]*0.03333333333*0.0333333333)));0)" office:value-type="float" office:value="1.25101740010619">
            <text:p>1.2510</text:p>
          </table:table-cell>
          <table:table-cell table:style-name="ce16" table:formula="of:=TRUNC([.J312]+[.I313];4)" office:value-type="float" office:value="389.7297">
            <text:p>389.72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3]+1" office:value-type="float" office:value="311">
            <text:p>311</text:p>
          </table:table-cell>
          <table:table-cell table:style-name="ce11"/>
          <table:table-cell table:style-name="ce16" table:formula="of:=[.A314]*0.0333333333" office:value-type="float" office:value="10.3666666563">
            <text:p>10.3667</text:p>
          </table:table-cell>
          <table:table-cell table:style-name="ce16" table:formula="of:=IF([.D313]=[$Initial.$C$9];[$Initial.$C$10];IF(([.E314]/1.46666666666)&lt;[$Initial.$C$9];[$Initial.$C$9];([.E314]/1.46666666666)))" office:value-type="float" office:value="0">
            <text:p>0.0000</text:p>
          </table:table-cell>
          <table:table-cell table:style-name="ce16" table:formula="of:=IF(TRUNC([.E313]-(([.C314]-[.C313])*[.G314]*32.2)/1.46666666666;4)&gt;[$Initial.$C$9];IF([.F314]=1;([.E313]-(([.C314]-[.C313])*[.G314]*32.2));([.E313]+(([.C314]-[.C313])*[.G314]*32.2)));[.D31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73">
            <text:p>0.9973</text:p>
          </table:table-cell>
          <table:table-cell table:style-name="ce16" table:formula="of:=IF([.E314]&gt;0;IF([.F314]=1;(([.E313]*0.03333333333)-(16.1*[.G314]*0.03333333333*0.0333333333));(([.E313]*0.03333333333)+(16.1*[.G314]*0.03333333333*0.0333333333)));0)" office:value-type="float" office:value="1.25101740010619">
            <text:p>1.2510</text:p>
          </table:table-cell>
          <table:table-cell table:style-name="ce16" table:formula="of:=TRUNC([.J313]+[.I314];4)" office:value-type="float" office:value="390.9807">
            <text:p>390.98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4]+1" office:value-type="float" office:value="312">
            <text:p>312</text:p>
          </table:table-cell>
          <table:table-cell table:style-name="ce11"/>
          <table:table-cell table:style-name="ce16" table:formula="of:=[.A315]*0.0333333333" office:value-type="float" office:value="10.3999999896">
            <text:p>10.4000</text:p>
          </table:table-cell>
          <table:table-cell table:style-name="ce16" table:formula="of:=IF([.D314]=[$Initial.$C$9];[$Initial.$C$10];IF(([.E315]/1.46666666666)&lt;[$Initial.$C$9];[$Initial.$C$9];([.E315]/1.46666666666)))" office:value-type="float" office:value="26.67">
            <text:p>26.6700</text:p>
          </table:table-cell>
          <table:table-cell table:style-name="ce16" table:formula="of:=IF(TRUNC([.E314]-(([.C315]-[.C314])*[.G315]*32.2)/1.46666666666;4)&gt;[$Initial.$C$9];IF([.F315]=1;([.E314]-(([.C315]-[.C314])*[.G315]*32.2));([.E314]+(([.C315]-[.C314])*[.G315]*32.2)));[.D31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77">
            <text:p>0.9977</text:p>
          </table:table-cell>
          <table:table-cell table:style-name="ce16" table:formula="of:=IF([.E315]&gt;0;IF([.F315]=1;(([.E314]*0.03333333333)-(16.1*[.G315]*0.03333333333*0.0333333333));(([.E314]*0.03333333333)+(16.1*[.G315]*0.03333333333*0.0333333333)));0)" office:value-type="float" office:value="1.25101740010619">
            <text:p>1.2510</text:p>
          </table:table-cell>
          <table:table-cell table:style-name="ce16" table:formula="of:=TRUNC([.J314]+[.I315];4)" office:value-type="float" office:value="392.2317">
            <text:p>392.23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5]+1" office:value-type="float" office:value="313">
            <text:p>313</text:p>
          </table:table-cell>
          <table:table-cell table:style-name="ce11"/>
          <table:table-cell table:style-name="ce16" table:formula="of:=[.A316]*0.0333333333" office:value-type="float" office:value="10.4333333229">
            <text:p>10.4333</text:p>
          </table:table-cell>
          <table:table-cell table:style-name="ce16" table:formula="of:=IF([.D315]=[$Initial.$C$9];[$Initial.$C$10];IF(([.E316]/1.46666666666)&lt;[$Initial.$C$9];[$Initial.$C$9];([.E316]/1.46666666666)))" office:value-type="float" office:value="0">
            <text:p>0.0000</text:p>
          </table:table-cell>
          <table:table-cell table:style-name="ce16" table:formula="of:=IF(TRUNC([.E315]-(([.C316]-[.C315])*[.G316]*32.2)/1.46666666666;4)&gt;[$Initial.$C$9];IF([.F316]=1;([.E315]-(([.C316]-[.C315])*[.G316]*32.2));([.E315]+(([.C316]-[.C315])*[.G316]*32.2)));[.D31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8">
            <text:p>0.9980</text:p>
          </table:table-cell>
          <table:table-cell table:style-name="ce16" table:formula="of:=IF([.E316]&gt;0;IF([.F316]=1;(([.E315]*0.03333333333)-(16.1*[.G316]*0.03333333333*0.0333333333));(([.E315]*0.03333333333)+(16.1*[.G316]*0.03333333333*0.0333333333)));0)" office:value-type="float" office:value="1.25101740010619">
            <text:p>1.2510</text:p>
          </table:table-cell>
          <table:table-cell table:style-name="ce16" table:formula="of:=TRUNC([.J315]+[.I316];4)" office:value-type="float" office:value="393.4827">
            <text:p>393.48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6]+1" office:value-type="float" office:value="314">
            <text:p>314</text:p>
          </table:table-cell>
          <table:table-cell table:style-name="ce11"/>
          <table:table-cell table:style-name="ce16" table:formula="of:=[.A317]*0.0333333333" office:value-type="float" office:value="10.4666666562">
            <text:p>10.4667</text:p>
          </table:table-cell>
          <table:table-cell table:style-name="ce16" table:formula="of:=IF([.D316]=[$Initial.$C$9];[$Initial.$C$10];IF(([.E317]/1.46666666666)&lt;[$Initial.$C$9];[$Initial.$C$9];([.E317]/1.46666666666)))" office:value-type="float" office:value="26.67">
            <text:p>26.6700</text:p>
          </table:table-cell>
          <table:table-cell table:style-name="ce16" table:formula="of:=IF(TRUNC([.E316]-(([.C317]-[.C316])*[.G317]*32.2)/1.46666666666;4)&gt;[$Initial.$C$9];IF([.F317]=1;([.E316]-(([.C317]-[.C316])*[.G317]*32.2));([.E316]+(([.C317]-[.C316])*[.G317]*32.2)));[.D31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82">
            <text:p>0.9982</text:p>
          </table:table-cell>
          <table:table-cell table:style-name="ce16" table:formula="of:=IF([.E317]&gt;0;IF([.F317]=1;(([.E316]*0.03333333333)-(16.1*[.G317]*0.03333333333*0.0333333333));(([.E316]*0.03333333333)+(16.1*[.G317]*0.03333333333*0.0333333333)));0)" office:value-type="float" office:value="1.25101740010619">
            <text:p>1.2510</text:p>
          </table:table-cell>
          <table:table-cell table:style-name="ce16" table:formula="of:=TRUNC([.J316]+[.I317];4)" office:value-type="float" office:value="394.7337">
            <text:p>394.73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7]+1" office:value-type="float" office:value="315">
            <text:p>315</text:p>
          </table:table-cell>
          <table:table-cell table:style-name="ce11"/>
          <table:table-cell table:style-name="ce16" table:formula="of:=[.A318]*0.0333333333" office:value-type="float" office:value="10.4999999895">
            <text:p>10.5000</text:p>
          </table:table-cell>
          <table:table-cell table:style-name="ce16" table:formula="of:=IF([.D317]=[$Initial.$C$9];[$Initial.$C$10];IF(([.E318]/1.46666666666)&lt;[$Initial.$C$9];[$Initial.$C$9];([.E318]/1.46666666666)))" office:value-type="float" office:value="0">
            <text:p>0.0000</text:p>
          </table:table-cell>
          <table:table-cell table:style-name="ce16" table:formula="of:=IF(TRUNC([.E317]-(([.C318]-[.C317])*[.G318]*32.2)/1.46666666666;4)&gt;[$Initial.$C$9];IF([.F318]=1;([.E317]-(([.C318]-[.C317])*[.G318]*32.2));([.E317]+(([.C318]-[.C317])*[.G318]*32.2)));[.D31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85">
            <text:p>0.9985</text:p>
          </table:table-cell>
          <table:table-cell table:style-name="ce16" table:formula="of:=IF([.E318]&gt;0;IF([.F318]=1;(([.E317]*0.03333333333)-(16.1*[.G318]*0.03333333333*0.0333333333));(([.E317]*0.03333333333)+(16.1*[.G318]*0.03333333333*0.0333333333)));0)" office:value-type="float" office:value="1.25101740010619">
            <text:p>1.2510</text:p>
          </table:table-cell>
          <table:table-cell table:style-name="ce16" table:formula="of:=TRUNC([.J317]+[.I318];4)" office:value-type="float" office:value="395.9847">
            <text:p>395.98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8]+1" office:value-type="float" office:value="316">
            <text:p>316</text:p>
          </table:table-cell>
          <table:table-cell table:style-name="ce11"/>
          <table:table-cell table:style-name="ce16" table:formula="of:=[.A319]*0.0333333333" office:value-type="float" office:value="10.5333333228">
            <text:p>10.5333</text:p>
          </table:table-cell>
          <table:table-cell table:style-name="ce16" table:formula="of:=IF([.D318]=[$Initial.$C$9];[$Initial.$C$10];IF(([.E319]/1.46666666666)&lt;[$Initial.$C$9];[$Initial.$C$9];([.E319]/1.46666666666)))" office:value-type="float" office:value="26.67">
            <text:p>26.6700</text:p>
          </table:table-cell>
          <table:table-cell table:style-name="ce16" table:formula="of:=IF(TRUNC([.E318]-(([.C319]-[.C318])*[.G319]*32.2)/1.46666666666;4)&gt;[$Initial.$C$9];IF([.F319]=1;([.E318]-(([.C319]-[.C318])*[.G319]*32.2));([.E318]+(([.C319]-[.C318])*[.G319]*32.2)));[.D31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87">
            <text:p>0.9987</text:p>
          </table:table-cell>
          <table:table-cell table:style-name="ce16" table:formula="of:=IF([.E319]&gt;0;IF([.F319]=1;(([.E318]*0.03333333333)-(16.1*[.G319]*0.03333333333*0.0333333333));(([.E318]*0.03333333333)+(16.1*[.G319]*0.03333333333*0.0333333333)));0)" office:value-type="float" office:value="1.25101740010619">
            <text:p>1.2510</text:p>
          </table:table-cell>
          <table:table-cell table:style-name="ce16" table:formula="of:=TRUNC([.J318]+[.I319];4)" office:value-type="float" office:value="397.2357">
            <text:p>397.23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19]+1" office:value-type="float" office:value="317">
            <text:p>317</text:p>
          </table:table-cell>
          <table:table-cell table:style-name="ce11"/>
          <table:table-cell table:style-name="ce16" table:formula="of:=[.A320]*0.0333333333" office:value-type="float" office:value="10.5666666561">
            <text:p>10.5667</text:p>
          </table:table-cell>
          <table:table-cell table:style-name="ce16" table:formula="of:=IF([.D319]=[$Initial.$C$9];[$Initial.$C$10];IF(([.E320]/1.46666666666)&lt;[$Initial.$C$9];[$Initial.$C$9];([.E320]/1.46666666666)))" office:value-type="float" office:value="0">
            <text:p>0.0000</text:p>
          </table:table-cell>
          <table:table-cell table:style-name="ce16" table:formula="of:=IF(TRUNC([.E319]-(([.C320]-[.C319])*[.G320]*32.2)/1.46666666666;4)&gt;[$Initial.$C$9];IF([.F320]=1;([.E319]-(([.C320]-[.C319])*[.G320]*32.2));([.E319]+(([.C320]-[.C319])*[.G320]*32.2)));[.D32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89">
            <text:p>0.9989</text:p>
          </table:table-cell>
          <table:table-cell table:style-name="ce16" table:formula="of:=IF([.E320]&gt;0;IF([.F320]=1;(([.E319]*0.03333333333)-(16.1*[.G320]*0.03333333333*0.0333333333));(([.E319]*0.03333333333)+(16.1*[.G320]*0.03333333333*0.0333333333)));0)" office:value-type="float" office:value="1.25101740010619">
            <text:p>1.2510</text:p>
          </table:table-cell>
          <table:table-cell table:style-name="ce16" table:formula="of:=TRUNC([.J319]+[.I320];4)" office:value-type="float" office:value="398.4867">
            <text:p>398.48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0]+1" office:value-type="float" office:value="318">
            <text:p>318</text:p>
          </table:table-cell>
          <table:table-cell table:style-name="ce11"/>
          <table:table-cell table:style-name="ce16" table:formula="of:=[.A321]*0.0333333333" office:value-type="float" office:value="10.5999999894">
            <text:p>10.6000</text:p>
          </table:table-cell>
          <table:table-cell table:style-name="ce16" table:formula="of:=IF([.D320]=[$Initial.$C$9];[$Initial.$C$10];IF(([.E321]/1.46666666666)&lt;[$Initial.$C$9];[$Initial.$C$9];([.E321]/1.46666666666)))" office:value-type="float" office:value="26.67">
            <text:p>26.6700</text:p>
          </table:table-cell>
          <table:table-cell table:style-name="ce16" table:formula="of:=IF(TRUNC([.E320]-(([.C321]-[.C320])*[.G321]*32.2)/1.46666666666;4)&gt;[$Initial.$C$9];IF([.F321]=1;([.E320]-(([.C321]-[.C320])*[.G321]*32.2));([.E320]+(([.C321]-[.C320])*[.G321]*32.2)));[.D32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">
            <text:p>0.9990</text:p>
          </table:table-cell>
          <table:table-cell table:style-name="ce16" table:formula="of:=IF([.E321]&gt;0;IF([.F321]=1;(([.E320]*0.03333333333)-(16.1*[.G321]*0.03333333333*0.0333333333));(([.E320]*0.03333333333)+(16.1*[.G321]*0.03333333333*0.0333333333)));0)" office:value-type="float" office:value="1.25101740010619">
            <text:p>1.2510</text:p>
          </table:table-cell>
          <table:table-cell table:style-name="ce16" table:formula="of:=TRUNC([.J320]+[.I321];4)" office:value-type="float" office:value="399.7377">
            <text:p>399.73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1]+1" office:value-type="float" office:value="319">
            <text:p>319</text:p>
          </table:table-cell>
          <table:table-cell table:style-name="ce11"/>
          <table:table-cell table:style-name="ce16" table:formula="of:=[.A322]*0.0333333333" office:value-type="float" office:value="10.6333333227">
            <text:p>10.6333</text:p>
          </table:table-cell>
          <table:table-cell table:style-name="ce16" table:formula="of:=IF([.D321]=[$Initial.$C$9];[$Initial.$C$10];IF(([.E322]/1.46666666666)&lt;[$Initial.$C$9];[$Initial.$C$9];([.E322]/1.46666666666)))" office:value-type="float" office:value="0">
            <text:p>0.0000</text:p>
          </table:table-cell>
          <table:table-cell table:style-name="ce16" table:formula="of:=IF(TRUNC([.E321]-(([.C322]-[.C321])*[.G322]*32.2)/1.46666666666;4)&gt;[$Initial.$C$9];IF([.F322]=1;([.E321]-(([.C322]-[.C321])*[.G322]*32.2));([.E321]+(([.C322]-[.C321])*[.G322]*32.2)));[.D32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3">
            <text:p>0.9993</text:p>
          </table:table-cell>
          <table:table-cell table:style-name="ce16" table:formula="of:=IF([.E322]&gt;0;IF([.F322]=1;(([.E321]*0.03333333333)-(16.1*[.G322]*0.03333333333*0.0333333333));(([.E321]*0.03333333333)+(16.1*[.G322]*0.03333333333*0.0333333333)));0)" office:value-type="float" office:value="1.25101740010619">
            <text:p>1.2510</text:p>
          </table:table-cell>
          <table:table-cell table:style-name="ce16" table:formula="of:=TRUNC([.J321]+[.I322];4)" office:value-type="float" office:value="400.9887">
            <text:p>400.98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2]+1" office:value-type="float" office:value="320">
            <text:p>320</text:p>
          </table:table-cell>
          <table:table-cell table:style-name="ce11"/>
          <table:table-cell table:style-name="ce16" table:formula="of:=[.A323]*0.0333333333" office:value-type="float" office:value="10.666666656">
            <text:p>10.6667</text:p>
          </table:table-cell>
          <table:table-cell table:style-name="ce16" table:formula="of:=IF([.D322]=[$Initial.$C$9];[$Initial.$C$10];IF(([.E323]/1.46666666666)&lt;[$Initial.$C$9];[$Initial.$C$9];([.E323]/1.46666666666)))" office:value-type="float" office:value="26.67">
            <text:p>26.6700</text:p>
          </table:table-cell>
          <table:table-cell table:style-name="ce16" table:formula="of:=IF(TRUNC([.E322]-(([.C323]-[.C322])*[.G323]*32.2)/1.46666666666;4)&gt;[$Initial.$C$9];IF([.F323]=1;([.E322]-(([.C323]-[.C322])*[.G323]*32.2));([.E322]+(([.C323]-[.C322])*[.G323]*32.2)));[.D32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4">
            <text:p>0.9994</text:p>
          </table:table-cell>
          <table:table-cell table:style-name="ce16" table:formula="of:=IF([.E323]&gt;0;IF([.F323]=1;(([.E322]*0.03333333333)-(16.1*[.G323]*0.03333333333*0.0333333333));(([.E322]*0.03333333333)+(16.1*[.G323]*0.03333333333*0.0333333333)));0)" office:value-type="float" office:value="1.25101740010619">
            <text:p>1.2510</text:p>
          </table:table-cell>
          <table:table-cell table:style-name="ce16" table:formula="of:=TRUNC([.J322]+[.I323];4)" office:value-type="float" office:value="402.2397">
            <text:p>402.23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3]+1" office:value-type="float" office:value="321">
            <text:p>321</text:p>
          </table:table-cell>
          <table:table-cell table:style-name="ce11"/>
          <table:table-cell table:style-name="ce16" table:formula="of:=[.A324]*0.0333333333" office:value-type="float" office:value="10.6999999893">
            <text:p>10.7000</text:p>
          </table:table-cell>
          <table:table-cell table:style-name="ce16" table:formula="of:=IF([.D323]=[$Initial.$C$9];[$Initial.$C$10];IF(([.E324]/1.46666666666)&lt;[$Initial.$C$9];[$Initial.$C$9];([.E324]/1.46666666666)))" office:value-type="float" office:value="0">
            <text:p>0.0000</text:p>
          </table:table-cell>
          <table:table-cell table:style-name="ce16" table:formula="of:=IF(TRUNC([.E323]-(([.C324]-[.C323])*[.G324]*32.2)/1.46666666666;4)&gt;[$Initial.$C$9];IF([.F324]=1;([.E323]-(([.C324]-[.C323])*[.G324]*32.2));([.E323]+(([.C324]-[.C323])*[.G324]*32.2)));[.D32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5">
            <text:p>0.9995</text:p>
          </table:table-cell>
          <table:table-cell table:style-name="ce16" table:formula="of:=IF([.E324]&gt;0;IF([.F324]=1;(([.E323]*0.03333333333)-(16.1*[.G324]*0.03333333333*0.0333333333));(([.E323]*0.03333333333)+(16.1*[.G324]*0.03333333333*0.0333333333)));0)" office:value-type="float" office:value="1.25101740010619">
            <text:p>1.2510</text:p>
          </table:table-cell>
          <table:table-cell table:style-name="ce16" table:formula="of:=TRUNC([.J323]+[.I324];4)" office:value-type="float" office:value="403.4907">
            <text:p>403.49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4]+1" office:value-type="float" office:value="322">
            <text:p>322</text:p>
          </table:table-cell>
          <table:table-cell table:style-name="ce11"/>
          <table:table-cell table:style-name="ce16" table:formula="of:=[.A325]*0.0333333333" office:value-type="float" office:value="10.7333333226">
            <text:p>10.7333</text:p>
          </table:table-cell>
          <table:table-cell table:style-name="ce16" table:formula="of:=IF([.D324]=[$Initial.$C$9];[$Initial.$C$10];IF(([.E325]/1.46666666666)&lt;[$Initial.$C$9];[$Initial.$C$9];([.E325]/1.46666666666)))" office:value-type="float" office:value="26.67">
            <text:p>26.6700</text:p>
          </table:table-cell>
          <table:table-cell table:style-name="ce16" table:formula="of:=IF(TRUNC([.E324]-(([.C325]-[.C324])*[.G325]*32.2)/1.46666666666;4)&gt;[$Initial.$C$9];IF([.F325]=1;([.E324]-(([.C325]-[.C324])*[.G325]*32.2));([.E324]+(([.C325]-[.C324])*[.G325]*32.2)));[.D32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6">
            <text:p>0.9996</text:p>
          </table:table-cell>
          <table:table-cell table:style-name="ce16" table:formula="of:=IF([.E325]&gt;0;IF([.F325]=1;(([.E324]*0.03333333333)-(16.1*[.G325]*0.03333333333*0.0333333333));(([.E324]*0.03333333333)+(16.1*[.G325]*0.03333333333*0.0333333333)));0)" office:value-type="float" office:value="1.25101740010619">
            <text:p>1.2510</text:p>
          </table:table-cell>
          <table:table-cell table:style-name="ce16" table:formula="of:=TRUNC([.J324]+[.I325];4)" office:value-type="float" office:value="404.7417">
            <text:p>404.74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5]+1" office:value-type="float" office:value="323">
            <text:p>323</text:p>
          </table:table-cell>
          <table:table-cell table:style-name="ce11"/>
          <table:table-cell table:style-name="ce16" table:formula="of:=[.A326]*0.0333333333" office:value-type="float" office:value="10.7666666559">
            <text:p>10.7667</text:p>
          </table:table-cell>
          <table:table-cell table:style-name="ce16" table:formula="of:=IF([.D325]=[$Initial.$C$9];[$Initial.$C$10];IF(([.E326]/1.46666666666)&lt;[$Initial.$C$9];[$Initial.$C$9];([.E326]/1.46666666666)))" office:value-type="float" office:value="0">
            <text:p>0.0000</text:p>
          </table:table-cell>
          <table:table-cell table:style-name="ce16" table:formula="of:=IF(TRUNC([.E325]-(([.C326]-[.C325])*[.G326]*32.2)/1.46666666666;4)&gt;[$Initial.$C$9];IF([.F326]=1;([.E325]-(([.C326]-[.C325])*[.G326]*32.2));([.E325]+(([.C326]-[.C325])*[.G326]*32.2)));[.D32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8">
            <text:p>0.9998</text:p>
          </table:table-cell>
          <table:table-cell table:style-name="ce16" table:formula="of:=IF([.E326]&gt;0;IF([.F326]=1;(([.E325]*0.03333333333)-(16.1*[.G326]*0.03333333333*0.0333333333));(([.E325]*0.03333333333)+(16.1*[.G326]*0.03333333333*0.0333333333)));0)" office:value-type="float" office:value="1.25101740010619">
            <text:p>1.2510</text:p>
          </table:table-cell>
          <table:table-cell table:style-name="ce16" table:formula="of:=TRUNC([.J325]+[.I326];4)" office:value-type="float" office:value="405.9927">
            <text:p>405.99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6]+1" office:value-type="float" office:value="324">
            <text:p>324</text:p>
          </table:table-cell>
          <table:table-cell table:style-name="ce11"/>
          <table:table-cell table:style-name="ce16" table:formula="of:=[.A327]*0.0333333333" office:value-type="float" office:value="10.7999999892">
            <text:p>10.8000</text:p>
          </table:table-cell>
          <table:table-cell table:style-name="ce16" table:formula="of:=IF([.D326]=[$Initial.$C$9];[$Initial.$C$10];IF(([.E327]/1.46666666666)&lt;[$Initial.$C$9];[$Initial.$C$9];([.E327]/1.46666666666)))" office:value-type="float" office:value="26.67">
            <text:p>26.6700</text:p>
          </table:table-cell>
          <table:table-cell table:style-name="ce16" table:formula="of:=IF(TRUNC([.E326]-(([.C327]-[.C326])*[.G327]*32.2)/1.46666666666;4)&gt;[$Initial.$C$9];IF([.F327]=1;([.E326]-(([.C327]-[.C326])*[.G327]*32.2));([.E326]+(([.C327]-[.C326])*[.G327]*32.2)));[.D32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8">
            <text:p>0.9998</text:p>
          </table:table-cell>
          <table:table-cell table:style-name="ce16" table:formula="of:=IF([.E327]&gt;0;IF([.F327]=1;(([.E326]*0.03333333333)-(16.1*[.G327]*0.03333333333*0.0333333333));(([.E326]*0.03333333333)+(16.1*[.G327]*0.03333333333*0.0333333333)));0)" office:value-type="float" office:value="1.25101740010619">
            <text:p>1.2510</text:p>
          </table:table-cell>
          <table:table-cell table:style-name="ce16" table:formula="of:=TRUNC([.J326]+[.I327];4)" office:value-type="float" office:value="407.2437">
            <text:p>407.24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27]+1" office:value-type="float" office:value="325">
            <text:p>325</text:p>
          </table:table-cell>
          <table:table-cell table:style-name="ce11"/>
          <table:table-cell table:style-name="ce16" table:formula="of:=[.A328]*0.0333333333" office:value-type="float" office:value="10.8333333225">
            <text:p>10.8333</text:p>
          </table:table-cell>
          <table:table-cell table:style-name="ce16" table:formula="of:=IF([.D327]=[$Initial.$C$9];[$Initial.$C$10];IF(([.E328]/1.46666666666)&lt;[$Initial.$C$9];[$Initial.$C$9];([.E328]/1.46666666666)))" office:value-type="float" office:value="0">
            <text:p>0.0000</text:p>
          </table:table-cell>
          <table:table-cell table:style-name="ce16" table:formula="of:=IF(TRUNC([.E327]-(([.C328]-[.C327])*[.G328]*32.2)/1.46666666666;4)&gt;[$Initial.$C$9];IF([.F328]=1;([.E327]-(([.C328]-[.C327])*[.G328]*32.2));([.E327]+(([.C328]-[.C327])*[.G328]*32.2)));[.D32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9">
            <text:p>0.9999</text:p>
          </table:table-cell>
          <table:table-cell table:style-name="ce16" table:formula="of:=IF([.E328]&gt;0;IF([.F328]=1;(([.E327]*0.03333333333)-(16.1*[.G328]*0.03333333333*0.0333333333));(([.E327]*0.03333333333)+(16.1*[.G328]*0.03333333333*0.0333333333)));0)" office:value-type="float" office:value="1.25101740010619">
            <text:p>1.2510</text:p>
          </table:table-cell>
          <table:table-cell table:style-name="ce16" table:formula="of:=TRUNC([.J327]+[.I328];4)" office:value-type="float" office:value="408.4947">
            <text:p>408.49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3">
          <table:table-cell table:style-name="ce9" table:formula="of:=[.A328]+1" office:value-type="float" office:value="326">
            <text:p>326</text:p>
          </table:table-cell>
          <table:table-cell table:style-name="ce11" office:value-type="float" office:value="77.866">
            <text:p>77.866</text:p>
          </table:table-cell>
          <table:table-cell table:style-name="ce16" table:formula="of:=[.A329]*0.0333333333" office:value-type="float" office:value="10.8666666558">
            <text:p>10.8667</text:p>
          </table:table-cell>
          <table:table-cell table:style-name="ce16" table:formula="of:=IF([.D328]=[$Initial.$C$9];[$Initial.$C$10];IF(([.E329]/1.46666666666)&lt;[$Initial.$C$9];[$Initial.$C$9];([.E329]/1.46666666666)))" office:value-type="float" office:value="26.67">
            <text:p>26.6700</text:p>
          </table:table-cell>
          <table:table-cell table:style-name="ce16" table:formula="of:=IF(TRUNC([.E328]-(([.C329]-[.C328])*[.G329]*32.2)/1.46666666666;4)&gt;[$Initial.$C$9];IF([.F329]=1;([.E328]-(([.C329]-[.C328])*[.G329]*32.2));([.E328]+(([.C329]-[.C328])*[.G329]*32.2)));[.D32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9">
            <text:p>0.9999</text:p>
          </table:table-cell>
          <table:table-cell table:style-name="ce16" table:formula="of:=IF([.E329]&gt;0;IF([.F329]=1;(([.E328]*0.03333333333)-(16.1*[.G329]*0.03333333333*0.0333333333));(([.E328]*0.03333333333)+(16.1*[.G329]*0.03333333333*0.0333333333)));0)" office:value-type="float" office:value="1.25101740010619">
            <text:p>1.2510</text:p>
          </table:table-cell>
          <table:table-cell table:style-name="ce16" table:formula="of:=TRUNC([.J328]+[.I329];4)" office:value-type="float" office:value="409.7457">
            <text:p>409.74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3">
          <table:table-cell table:style-name="ce9" table:formula="of:=[.A329]+1" office:value-type="float" office:value="327">
            <text:p>327</text:p>
          </table:table-cell>
          <table:table-cell table:style-name="ce11" office:value-type="float" office:value="77.867">
            <text:p>77.867</text:p>
          </table:table-cell>
          <table:table-cell table:style-name="ce16" table:formula="of:=[.A330]*0.0333333333" office:value-type="float" office:value="10.8999999891">
            <text:p>10.9000</text:p>
          </table:table-cell>
          <table:table-cell table:style-name="ce16" table:formula="of:=IF([.D329]=[$Initial.$C$9];[$Initial.$C$10];IF(([.E330]/1.46666666666)&lt;[$Initial.$C$9];[$Initial.$C$9];([.E330]/1.46666666666)))" office:value-type="float" office:value="0">
            <text:p>0.0000</text:p>
          </table:table-cell>
          <table:table-cell table:style-name="ce16" table:formula="of:=IF(TRUNC([.E329]-(([.C330]-[.C329])*[.G330]*32.2)/1.46666666666;4)&gt;[$Initial.$C$9];IF([.F330]=1;([.E329]-(([.C330]-[.C329])*[.G330]*32.2));([.E329]+(([.C330]-[.C329])*[.G330]*32.2)));[.D33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0.9999">
            <text:p>0.9999</text:p>
          </table:table-cell>
          <table:table-cell table:style-name="ce16" table:formula="of:=IF([.E330]&gt;0;IF([.F330]=1;(([.E329]*0.03333333333)-(16.1*[.G330]*0.03333333333*0.0333333333));(([.E329]*0.03333333333)+(16.1*[.G330]*0.03333333333*0.0333333333)));0)" office:value-type="float" office:value="1.25101740010619">
            <text:p>1.2510</text:p>
          </table:table-cell>
          <table:table-cell table:style-name="ce16" table:formula="of:=TRUNC([.J329]+[.I330];4)" office:value-type="float" office:value="410.9967">
            <text:p>410.99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5">
          <table:table-cell table:style-name="ce9" table:formula="of:=[.A330]+1" office:value-type="float" office:value="328">
            <text:p>328</text:p>
          </table:table-cell>
          <table:table-cell table:style-name="ce11" office:value-type="string">
            <text:p>Toyota at its Position of Final Uncontrolled Rest 77.868</text:p>
          </table:table-cell>
          <table:table-cell table:style-name="ce16" table:formula="of:=[.A331]*0.0333333333" office:value-type="float" office:value="10.9333333224">
            <text:p>10.9333</text:p>
          </table:table-cell>
          <table:table-cell table:style-name="ce16" table:formula="of:=IF([.D330]=[$Initial.$C$9];[$Initial.$C$10];IF(([.E331]/1.46666666666)&lt;[$Initial.$C$9];[$Initial.$C$9];([.E331]/1.46666666666)))" office:value-type="float" office:value="26.67">
            <text:p>26.6700</text:p>
          </table:table-cell>
          <table:table-cell table:style-name="ce16" table:formula="of:=IF(TRUNC([.E330]-(([.C331]-[.C330])*[.G331]*32.2)/1.46666666666;4)&gt;[$Initial.$C$9];IF([.F331]=1;([.E330]-(([.C331]-[.C330])*[.G331]*32.2));([.E330]+(([.C331]-[.C330])*[.G331]*32.2)));[.D33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 office:value-type="float" office:value="1">
            <text:p>1.0000</text:p>
          </table:table-cell>
          <table:table-cell table:style-name="ce16" table:formula="of:=IF([.E331]&gt;0;IF([.F331]=1;(([.E330]*0.03333333333)-(16.1*[.G331]*0.03333333333*0.0333333333));(([.E330]*0.03333333333)+(16.1*[.G331]*0.03333333333*0.0333333333)));0)" office:value-type="float" office:value="1.25101740010619">
            <text:p>1.2510</text:p>
          </table:table-cell>
          <table:table-cell table:style-name="ce16" table:formula="of:=TRUNC([.J330]+[.I331];4)" office:value-type="float" office:value="412.2477">
            <text:p>412.24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1]+1" office:value-type="float" office:value="329">
            <text:p>329</text:p>
          </table:table-cell>
          <table:table-cell table:style-name="ce11"/>
          <table:table-cell table:style-name="ce16" table:formula="of:=[.A332]*0.0333333333" office:value-type="float" office:value="10.9666666557">
            <text:p>10.9667</text:p>
          </table:table-cell>
          <table:table-cell table:style-name="ce16" table:formula="of:=IF([.D331]=[$Initial.$C$9];[$Initial.$C$10];IF(([.E332]/1.46666666666)&lt;[$Initial.$C$9];[$Initial.$C$9];([.E332]/1.46666666666)))" office:value-type="float" office:value="0">
            <text:p>0.0000</text:p>
          </table:table-cell>
          <table:table-cell table:style-name="ce16" table:formula="of:=IF(TRUNC([.E331]-(([.C332]-[.C331])*[.G332]*32.2)/1.46666666666;4)&gt;[$Initial.$C$9];IF([.F332]=1;([.E331]-(([.C332]-[.C331])*[.G332]*32.2));([.E331]+(([.C332]-[.C331])*[.G332]*32.2)));[.D33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2]&gt;0;IF([.F332]=1;(([.E331]*0.03333333333)-(16.1*[.G332]*0.03333333333*0.0333333333));(([.E331]*0.03333333333)+(16.1*[.G332]*0.03333333333*0.0333333333)));0)" office:value-type="float" office:value="1.25101740010619">
            <text:p>1.2510</text:p>
          </table:table-cell>
          <table:table-cell table:style-name="ce16" table:formula="of:=TRUNC([.J331]+[.I332];4)" office:value-type="float" office:value="413.4987">
            <text:p>413.49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2]+1" office:value-type="float" office:value="330">
            <text:p>330</text:p>
          </table:table-cell>
          <table:table-cell table:style-name="ce11"/>
          <table:table-cell table:style-name="ce16" table:formula="of:=[.A333]*0.0333333333" office:value-type="float" office:value="10.999999989">
            <text:p>11.0000</text:p>
          </table:table-cell>
          <table:table-cell table:style-name="ce16" table:formula="of:=IF([.D332]=[$Initial.$C$9];[$Initial.$C$10];IF(([.E333]/1.46666666666)&lt;[$Initial.$C$9];[$Initial.$C$9];([.E333]/1.46666666666)))" office:value-type="float" office:value="26.67">
            <text:p>26.6700</text:p>
          </table:table-cell>
          <table:table-cell table:style-name="ce16" table:formula="of:=IF(TRUNC([.E332]-(([.C333]-[.C332])*[.G333]*32.2)/1.46666666666;4)&gt;[$Initial.$C$9];IF([.F333]=1;([.E332]-(([.C333]-[.C332])*[.G333]*32.2));([.E332]+(([.C333]-[.C332])*[.G333]*32.2)));[.D33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3]&gt;0;IF([.F333]=1;(([.E332]*0.03333333333)-(16.1*[.G333]*0.03333333333*0.0333333333));(([.E332]*0.03333333333)+(16.1*[.G333]*0.03333333333*0.0333333333)));0)" office:value-type="float" office:value="1.25101740010619">
            <text:p>1.2510</text:p>
          </table:table-cell>
          <table:table-cell table:style-name="ce16" table:formula="of:=TRUNC([.J332]+[.I333];4)" office:value-type="float" office:value="414.7497">
            <text:p>414.74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3]+1" office:value-type="float" office:value="331">
            <text:p>331</text:p>
          </table:table-cell>
          <table:table-cell table:style-name="ce11"/>
          <table:table-cell table:style-name="ce16" table:formula="of:=[.A334]*0.0333333333" office:value-type="float" office:value="11.0333333223">
            <text:p>11.0333</text:p>
          </table:table-cell>
          <table:table-cell table:style-name="ce16" table:formula="of:=IF([.D333]=[$Initial.$C$9];[$Initial.$C$10];IF(([.E334]/1.46666666666)&lt;[$Initial.$C$9];[$Initial.$C$9];([.E334]/1.46666666666)))" office:value-type="float" office:value="0">
            <text:p>0.0000</text:p>
          </table:table-cell>
          <table:table-cell table:style-name="ce16" table:formula="of:=IF(TRUNC([.E333]-(([.C334]-[.C333])*[.G334]*32.2)/1.46666666666;4)&gt;[$Initial.$C$9];IF([.F334]=1;([.E333]-(([.C334]-[.C333])*[.G334]*32.2));([.E333]+(([.C334]-[.C333])*[.G334]*32.2)));[.D33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4]&gt;0;IF([.F334]=1;(([.E333]*0.03333333333)-(16.1*[.G334]*0.03333333333*0.0333333333));(([.E333]*0.03333333333)+(16.1*[.G334]*0.03333333333*0.0333333333)));0)" office:value-type="float" office:value="1.25101740010619">
            <text:p>1.2510</text:p>
          </table:table-cell>
          <table:table-cell table:style-name="ce16" table:formula="of:=TRUNC([.J333]+[.I334];4)" office:value-type="float" office:value="416.0007">
            <text:p>416.00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4]+1" office:value-type="float" office:value="332">
            <text:p>332</text:p>
          </table:table-cell>
          <table:table-cell table:style-name="ce11"/>
          <table:table-cell table:style-name="ce16" table:formula="of:=[.A335]*0.0333333333" office:value-type="float" office:value="11.0666666556">
            <text:p>11.0667</text:p>
          </table:table-cell>
          <table:table-cell table:style-name="ce16" table:formula="of:=IF([.D334]=[$Initial.$C$9];[$Initial.$C$10];IF(([.E335]/1.46666666666)&lt;[$Initial.$C$9];[$Initial.$C$9];([.E335]/1.46666666666)))" office:value-type="float" office:value="26.67">
            <text:p>26.6700</text:p>
          </table:table-cell>
          <table:table-cell table:style-name="ce16" table:formula="of:=IF(TRUNC([.E334]-(([.C335]-[.C334])*[.G335]*32.2)/1.46666666666;4)&gt;[$Initial.$C$9];IF([.F335]=1;([.E334]-(([.C335]-[.C334])*[.G335]*32.2));([.E334]+(([.C335]-[.C334])*[.G335]*32.2)));[.D33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5]&gt;0;IF([.F335]=1;(([.E334]*0.03333333333)-(16.1*[.G335]*0.03333333333*0.0333333333));(([.E334]*0.03333333333)+(16.1*[.G335]*0.03333333333*0.0333333333)));0)" office:value-type="float" office:value="1.25101740010619">
            <text:p>1.2510</text:p>
          </table:table-cell>
          <table:table-cell table:style-name="ce16" table:formula="of:=TRUNC([.J334]+[.I335];4)" office:value-type="float" office:value="417.2517">
            <text:p>417.25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5]+1" office:value-type="float" office:value="333">
            <text:p>333</text:p>
          </table:table-cell>
          <table:table-cell table:style-name="ce11"/>
          <table:table-cell table:style-name="ce16" table:formula="of:=[.A336]*0.0333333333" office:value-type="float" office:value="11.0999999889">
            <text:p>11.1000</text:p>
          </table:table-cell>
          <table:table-cell table:style-name="ce16" table:formula="of:=IF([.D335]=[$Initial.$C$9];[$Initial.$C$10];IF(([.E336]/1.46666666666)&lt;[$Initial.$C$9];[$Initial.$C$9];([.E336]/1.46666666666)))" office:value-type="float" office:value="0">
            <text:p>0.0000</text:p>
          </table:table-cell>
          <table:table-cell table:style-name="ce16" table:formula="of:=IF(TRUNC([.E335]-(([.C336]-[.C335])*[.G336]*32.2)/1.46666666666;4)&gt;[$Initial.$C$9];IF([.F336]=1;([.E335]-(([.C336]-[.C335])*[.G336]*32.2));([.E335]+(([.C336]-[.C335])*[.G336]*32.2)));[.D33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6]&gt;0;IF([.F336]=1;(([.E335]*0.03333333333)-(16.1*[.G336]*0.03333333333*0.0333333333));(([.E335]*0.03333333333)+(16.1*[.G336]*0.03333333333*0.0333333333)));0)" office:value-type="float" office:value="1.25101740010619">
            <text:p>1.2510</text:p>
          </table:table-cell>
          <table:table-cell table:style-name="ce16" table:formula="of:=TRUNC([.J335]+[.I336];4)" office:value-type="float" office:value="418.5027">
            <text:p>418.50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6]+1" office:value-type="float" office:value="334">
            <text:p>334</text:p>
          </table:table-cell>
          <table:table-cell table:style-name="ce11"/>
          <table:table-cell table:style-name="ce16" table:formula="of:=[.A337]*0.0333333333" office:value-type="float" office:value="11.1333333222">
            <text:p>11.1333</text:p>
          </table:table-cell>
          <table:table-cell table:style-name="ce16" table:formula="of:=IF([.D336]=[$Initial.$C$9];[$Initial.$C$10];IF(([.E337]/1.46666666666)&lt;[$Initial.$C$9];[$Initial.$C$9];([.E337]/1.46666666666)))" office:value-type="float" office:value="26.67">
            <text:p>26.6700</text:p>
          </table:table-cell>
          <table:table-cell table:style-name="ce16" table:formula="of:=IF(TRUNC([.E336]-(([.C337]-[.C336])*[.G337]*32.2)/1.46666666666;4)&gt;[$Initial.$C$9];IF([.F337]=1;([.E336]-(([.C337]-[.C336])*[.G337]*32.2));([.E336]+(([.C337]-[.C336])*[.G337]*32.2)));[.D33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7]&gt;0;IF([.F337]=1;(([.E336]*0.03333333333)-(16.1*[.G337]*0.03333333333*0.0333333333));(([.E336]*0.03333333333)+(16.1*[.G337]*0.03333333333*0.0333333333)));0)" office:value-type="float" office:value="1.25101740010619">
            <text:p>1.2510</text:p>
          </table:table-cell>
          <table:table-cell table:style-name="ce16" table:formula="of:=TRUNC([.J336]+[.I337];4)" office:value-type="float" office:value="419.7537">
            <text:p>419.75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7]+1" office:value-type="float" office:value="335">
            <text:p>335</text:p>
          </table:table-cell>
          <table:table-cell table:style-name="ce11"/>
          <table:table-cell table:style-name="ce16" table:formula="of:=[.A338]*0.0333333333" office:value-type="float" office:value="11.1666666555">
            <text:p>11.1667</text:p>
          </table:table-cell>
          <table:table-cell table:style-name="ce16" table:formula="of:=IF([.D337]=[$Initial.$C$9];[$Initial.$C$10];IF(([.E338]/1.46666666666)&lt;[$Initial.$C$9];[$Initial.$C$9];([.E338]/1.46666666666)))" office:value-type="float" office:value="0">
            <text:p>0.0000</text:p>
          </table:table-cell>
          <table:table-cell table:style-name="ce16" table:formula="of:=IF(TRUNC([.E337]-(([.C338]-[.C337])*[.G338]*32.2)/1.46666666666;4)&gt;[$Initial.$C$9];IF([.F338]=1;([.E337]-(([.C338]-[.C337])*[.G338]*32.2));([.E337]+(([.C338]-[.C337])*[.G338]*32.2)));[.D33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8]&gt;0;IF([.F338]=1;(([.E337]*0.03333333333)-(16.1*[.G338]*0.03333333333*0.0333333333));(([.E337]*0.03333333333)+(16.1*[.G338]*0.03333333333*0.0333333333)));0)" office:value-type="float" office:value="1.25101740010619">
            <text:p>1.2510</text:p>
          </table:table-cell>
          <table:table-cell table:style-name="ce16" table:formula="of:=TRUNC([.J337]+[.I338];4)" office:value-type="float" office:value="421.0047">
            <text:p>421.00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8]+1" office:value-type="float" office:value="336">
            <text:p>336</text:p>
          </table:table-cell>
          <table:table-cell table:style-name="ce11"/>
          <table:table-cell table:style-name="ce16" table:formula="of:=[.A339]*0.0333333333" office:value-type="float" office:value="11.1999999888">
            <text:p>11.2000</text:p>
          </table:table-cell>
          <table:table-cell table:style-name="ce16" table:formula="of:=IF([.D338]=[$Initial.$C$9];[$Initial.$C$10];IF(([.E339]/1.46666666666)&lt;[$Initial.$C$9];[$Initial.$C$9];([.E339]/1.46666666666)))" office:value-type="float" office:value="26.67">
            <text:p>26.6700</text:p>
          </table:table-cell>
          <table:table-cell table:style-name="ce16" table:formula="of:=IF(TRUNC([.E338]-(([.C339]-[.C338])*[.G339]*32.2)/1.46666666666;4)&gt;[$Initial.$C$9];IF([.F339]=1;([.E338]-(([.C339]-[.C338])*[.G339]*32.2));([.E338]+(([.C339]-[.C338])*[.G339]*32.2)));[.D33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39]&gt;0;IF([.F339]=1;(([.E338]*0.03333333333)-(16.1*[.G339]*0.03333333333*0.0333333333));(([.E338]*0.03333333333)+(16.1*[.G339]*0.03333333333*0.0333333333)));0)" office:value-type="float" office:value="1.25101740010619">
            <text:p>1.2510</text:p>
          </table:table-cell>
          <table:table-cell table:style-name="ce16" table:formula="of:=TRUNC([.J338]+[.I339];4)" office:value-type="float" office:value="422.2557">
            <text:p>422.25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39]+1" office:value-type="float" office:value="337">
            <text:p>337</text:p>
          </table:table-cell>
          <table:table-cell table:style-name="ce11"/>
          <table:table-cell table:style-name="ce16" table:formula="of:=[.A340]*0.0333333333" office:value-type="float" office:value="11.2333333221">
            <text:p>11.2333</text:p>
          </table:table-cell>
          <table:table-cell table:style-name="ce16" table:formula="of:=IF([.D339]=[$Initial.$C$9];[$Initial.$C$10];IF(([.E340]/1.46666666666)&lt;[$Initial.$C$9];[$Initial.$C$9];([.E340]/1.46666666666)))" office:value-type="float" office:value="0">
            <text:p>0.0000</text:p>
          </table:table-cell>
          <table:table-cell table:style-name="ce16" table:formula="of:=IF(TRUNC([.E339]-(([.C340]-[.C339])*[.G340]*32.2)/1.46666666666;4)&gt;[$Initial.$C$9];IF([.F340]=1;([.E339]-(([.C340]-[.C339])*[.G340]*32.2));([.E339]+(([.C340]-[.C339])*[.G340]*32.2)));[.D34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0]&gt;0;IF([.F340]=1;(([.E339]*0.03333333333)-(16.1*[.G340]*0.03333333333*0.0333333333));(([.E339]*0.03333333333)+(16.1*[.G340]*0.03333333333*0.0333333333)));0)" office:value-type="float" office:value="1.25101740010619">
            <text:p>1.2510</text:p>
          </table:table-cell>
          <table:table-cell table:style-name="ce16" table:formula="of:=TRUNC([.J339]+[.I340];4)" office:value-type="float" office:value="423.5067">
            <text:p>423.50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0]+1" office:value-type="float" office:value="338">
            <text:p>338</text:p>
          </table:table-cell>
          <table:table-cell table:style-name="ce11"/>
          <table:table-cell table:style-name="ce16" table:formula="of:=[.A341]*0.0333333333" office:value-type="float" office:value="11.2666666554">
            <text:p>11.2667</text:p>
          </table:table-cell>
          <table:table-cell table:style-name="ce16" table:formula="of:=IF([.D340]=[$Initial.$C$9];[$Initial.$C$10];IF(([.E341]/1.46666666666)&lt;[$Initial.$C$9];[$Initial.$C$9];([.E341]/1.46666666666)))" office:value-type="float" office:value="26.67">
            <text:p>26.6700</text:p>
          </table:table-cell>
          <table:table-cell table:style-name="ce16" table:formula="of:=IF(TRUNC([.E340]-(([.C341]-[.C340])*[.G341]*32.2)/1.46666666666;4)&gt;[$Initial.$C$9];IF([.F341]=1;([.E340]-(([.C341]-[.C340])*[.G341]*32.2));([.E340]+(([.C341]-[.C340])*[.G341]*32.2)));[.D34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1]&gt;0;IF([.F341]=1;(([.E340]*0.03333333333)-(16.1*[.G341]*0.03333333333*0.0333333333));(([.E340]*0.03333333333)+(16.1*[.G341]*0.03333333333*0.0333333333)));0)" office:value-type="float" office:value="1.25101740010619">
            <text:p>1.2510</text:p>
          </table:table-cell>
          <table:table-cell table:style-name="ce16" table:formula="of:=TRUNC([.J340]+[.I341];4)" office:value-type="float" office:value="424.7577">
            <text:p>424.75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1]+1" office:value-type="float" office:value="339">
            <text:p>339</text:p>
          </table:table-cell>
          <table:table-cell table:style-name="ce11"/>
          <table:table-cell table:style-name="ce16" table:formula="of:=[.A342]*0.0333333333" office:value-type="float" office:value="11.2999999887">
            <text:p>11.3000</text:p>
          </table:table-cell>
          <table:table-cell table:style-name="ce16" table:formula="of:=IF([.D341]=[$Initial.$C$9];[$Initial.$C$10];IF(([.E342]/1.46666666666)&lt;[$Initial.$C$9];[$Initial.$C$9];([.E342]/1.46666666666)))" office:value-type="float" office:value="0">
            <text:p>0.0000</text:p>
          </table:table-cell>
          <table:table-cell table:style-name="ce16" table:formula="of:=IF(TRUNC([.E341]-(([.C342]-[.C341])*[.G342]*32.2)/1.46666666666;4)&gt;[$Initial.$C$9];IF([.F342]=1;([.E341]-(([.C342]-[.C341])*[.G342]*32.2));([.E341]+(([.C342]-[.C341])*[.G342]*32.2)));[.D34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2]&gt;0;IF([.F342]=1;(([.E341]*0.03333333333)-(16.1*[.G342]*0.03333333333*0.0333333333));(([.E341]*0.03333333333)+(16.1*[.G342]*0.03333333333*0.0333333333)));0)" office:value-type="float" office:value="1.25101740010619">
            <text:p>1.2510</text:p>
          </table:table-cell>
          <table:table-cell table:style-name="ce16" table:formula="of:=TRUNC([.J341]+[.I342];4)" office:value-type="float" office:value="426.0087">
            <text:p>426.00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2]+1" office:value-type="float" office:value="340">
            <text:p>340</text:p>
          </table:table-cell>
          <table:table-cell table:style-name="ce11"/>
          <table:table-cell table:style-name="ce16" table:formula="of:=[.A343]*0.0333333333" office:value-type="float" office:value="11.333333322">
            <text:p>11.3333</text:p>
          </table:table-cell>
          <table:table-cell table:style-name="ce16" table:formula="of:=IF([.D342]=[$Initial.$C$9];[$Initial.$C$10];IF(([.E343]/1.46666666666)&lt;[$Initial.$C$9];[$Initial.$C$9];([.E343]/1.46666666666)))" office:value-type="float" office:value="26.67">
            <text:p>26.6700</text:p>
          </table:table-cell>
          <table:table-cell table:style-name="ce16" table:formula="of:=IF(TRUNC([.E342]-(([.C343]-[.C342])*[.G343]*32.2)/1.46666666666;4)&gt;[$Initial.$C$9];IF([.F343]=1;([.E342]-(([.C343]-[.C342])*[.G343]*32.2));([.E342]+(([.C343]-[.C342])*[.G343]*32.2)));[.D34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3]&gt;0;IF([.F343]=1;(([.E342]*0.03333333333)-(16.1*[.G343]*0.03333333333*0.0333333333));(([.E342]*0.03333333333)+(16.1*[.G343]*0.03333333333*0.0333333333)));0)" office:value-type="float" office:value="1.25101740010619">
            <text:p>1.2510</text:p>
          </table:table-cell>
          <table:table-cell table:style-name="ce16" table:formula="of:=TRUNC([.J342]+[.I343];4)" office:value-type="float" office:value="427.2597">
            <text:p>427.25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3]+1" office:value-type="float" office:value="341">
            <text:p>341</text:p>
          </table:table-cell>
          <table:table-cell table:style-name="ce11"/>
          <table:table-cell table:style-name="ce16" table:formula="of:=[.A344]*0.0333333333" office:value-type="float" office:value="11.3666666553">
            <text:p>11.3667</text:p>
          </table:table-cell>
          <table:table-cell table:style-name="ce16" table:formula="of:=IF([.D343]=[$Initial.$C$9];[$Initial.$C$10];IF(([.E344]/1.46666666666)&lt;[$Initial.$C$9];[$Initial.$C$9];([.E344]/1.46666666666)))" office:value-type="float" office:value="0">
            <text:p>0.0000</text:p>
          </table:table-cell>
          <table:table-cell table:style-name="ce16" table:formula="of:=IF(TRUNC([.E343]-(([.C344]-[.C343])*[.G344]*32.2)/1.46666666666;4)&gt;[$Initial.$C$9];IF([.F344]=1;([.E343]-(([.C344]-[.C343])*[.G344]*32.2));([.E343]+(([.C344]-[.C343])*[.G344]*32.2)));[.D34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4]&gt;0;IF([.F344]=1;(([.E343]*0.03333333333)-(16.1*[.G344]*0.03333333333*0.0333333333));(([.E343]*0.03333333333)+(16.1*[.G344]*0.03333333333*0.0333333333)));0)" office:value-type="float" office:value="1.25101740010619">
            <text:p>1.2510</text:p>
          </table:table-cell>
          <table:table-cell table:style-name="ce16" table:formula="of:=TRUNC([.J343]+[.I344];4)" office:value-type="float" office:value="428.5107">
            <text:p>428.51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4]+1" office:value-type="float" office:value="342">
            <text:p>342</text:p>
          </table:table-cell>
          <table:table-cell table:style-name="ce11"/>
          <table:table-cell table:style-name="ce16" table:formula="of:=[.A345]*0.0333333333" office:value-type="float" office:value="11.3999999886">
            <text:p>11.4000</text:p>
          </table:table-cell>
          <table:table-cell table:style-name="ce16" table:formula="of:=IF([.D344]=[$Initial.$C$9];[$Initial.$C$10];IF(([.E345]/1.46666666666)&lt;[$Initial.$C$9];[$Initial.$C$9];([.E345]/1.46666666666)))" office:value-type="float" office:value="26.67">
            <text:p>26.6700</text:p>
          </table:table-cell>
          <table:table-cell table:style-name="ce16" table:formula="of:=IF(TRUNC([.E344]-(([.C345]-[.C344])*[.G345]*32.2)/1.46666666666;4)&gt;[$Initial.$C$9];IF([.F345]=1;([.E344]-(([.C345]-[.C344])*[.G345]*32.2));([.E344]+(([.C345]-[.C344])*[.G345]*32.2)));[.D34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5]&gt;0;IF([.F345]=1;(([.E344]*0.03333333333)-(16.1*[.G345]*0.03333333333*0.0333333333));(([.E344]*0.03333333333)+(16.1*[.G345]*0.03333333333*0.0333333333)));0)" office:value-type="float" office:value="1.25101740010619">
            <text:p>1.2510</text:p>
          </table:table-cell>
          <table:table-cell table:style-name="ce16" table:formula="of:=TRUNC([.J344]+[.I345];4)" office:value-type="float" office:value="429.7617">
            <text:p>429.76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5]+1" office:value-type="float" office:value="343">
            <text:p>343</text:p>
          </table:table-cell>
          <table:table-cell table:style-name="ce11"/>
          <table:table-cell table:style-name="ce16" table:formula="of:=[.A346]*0.0333333333" office:value-type="float" office:value="11.4333333219">
            <text:p>11.4333</text:p>
          </table:table-cell>
          <table:table-cell table:style-name="ce16" table:formula="of:=IF([.D345]=[$Initial.$C$9];[$Initial.$C$10];IF(([.E346]/1.46666666666)&lt;[$Initial.$C$9];[$Initial.$C$9];([.E346]/1.46666666666)))" office:value-type="float" office:value="0">
            <text:p>0.0000</text:p>
          </table:table-cell>
          <table:table-cell table:style-name="ce16" table:formula="of:=IF(TRUNC([.E345]-(([.C346]-[.C345])*[.G346]*32.2)/1.46666666666;4)&gt;[$Initial.$C$9];IF([.F346]=1;([.E345]-(([.C346]-[.C345])*[.G346]*32.2));([.E345]+(([.C346]-[.C345])*[.G346]*32.2)));[.D34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6]&gt;0;IF([.F346]=1;(([.E345]*0.03333333333)-(16.1*[.G346]*0.03333333333*0.0333333333));(([.E345]*0.03333333333)+(16.1*[.G346]*0.03333333333*0.0333333333)));0)" office:value-type="float" office:value="1.25101740010619">
            <text:p>1.2510</text:p>
          </table:table-cell>
          <table:table-cell table:style-name="ce16" table:formula="of:=TRUNC([.J345]+[.I346];4)" office:value-type="float" office:value="431.0127">
            <text:p>431.01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6]+1" office:value-type="float" office:value="344">
            <text:p>344</text:p>
          </table:table-cell>
          <table:table-cell table:style-name="ce11"/>
          <table:table-cell table:style-name="ce16" table:formula="of:=[.A347]*0.0333333333" office:value-type="float" office:value="11.4666666552">
            <text:p>11.4667</text:p>
          </table:table-cell>
          <table:table-cell table:style-name="ce16" table:formula="of:=IF([.D346]=[$Initial.$C$9];[$Initial.$C$10];IF(([.E347]/1.46666666666)&lt;[$Initial.$C$9];[$Initial.$C$9];([.E347]/1.46666666666)))" office:value-type="float" office:value="26.67">
            <text:p>26.6700</text:p>
          </table:table-cell>
          <table:table-cell table:style-name="ce16" table:formula="of:=IF(TRUNC([.E346]-(([.C347]-[.C346])*[.G347]*32.2)/1.46666666666;4)&gt;[$Initial.$C$9];IF([.F347]=1;([.E346]-(([.C347]-[.C346])*[.G347]*32.2));([.E346]+(([.C347]-[.C346])*[.G347]*32.2)));[.D34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7]&gt;0;IF([.F347]=1;(([.E346]*0.03333333333)-(16.1*[.G347]*0.03333333333*0.0333333333));(([.E346]*0.03333333333)+(16.1*[.G347]*0.03333333333*0.0333333333)));0)" office:value-type="float" office:value="1.25101740010619">
            <text:p>1.2510</text:p>
          </table:table-cell>
          <table:table-cell table:style-name="ce16" table:formula="of:=TRUNC([.J346]+[.I347];4)" office:value-type="float" office:value="432.2637">
            <text:p>432.26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7]+1" office:value-type="float" office:value="345">
            <text:p>345</text:p>
          </table:table-cell>
          <table:table-cell table:style-name="ce11"/>
          <table:table-cell table:style-name="ce16" table:formula="of:=[.A348]*0.0333333333" office:value-type="float" office:value="11.4999999885">
            <text:p>11.5000</text:p>
          </table:table-cell>
          <table:table-cell table:style-name="ce16" table:formula="of:=IF([.D347]=[$Initial.$C$9];[$Initial.$C$10];IF(([.E348]/1.46666666666)&lt;[$Initial.$C$9];[$Initial.$C$9];([.E348]/1.46666666666)))" office:value-type="float" office:value="0">
            <text:p>0.0000</text:p>
          </table:table-cell>
          <table:table-cell table:style-name="ce16" table:formula="of:=IF(TRUNC([.E347]-(([.C348]-[.C347])*[.G348]*32.2)/1.46666666666;4)&gt;[$Initial.$C$9];IF([.F348]=1;([.E347]-(([.C348]-[.C347])*[.G348]*32.2));([.E347]+(([.C348]-[.C347])*[.G348]*32.2)));[.D34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8]&gt;0;IF([.F348]=1;(([.E347]*0.03333333333)-(16.1*[.G348]*0.03333333333*0.0333333333));(([.E347]*0.03333333333)+(16.1*[.G348]*0.03333333333*0.0333333333)));0)" office:value-type="float" office:value="1.25101740010619">
            <text:p>1.2510</text:p>
          </table:table-cell>
          <table:table-cell table:style-name="ce16" table:formula="of:=TRUNC([.J347]+[.I348];4)" office:value-type="float" office:value="433.5147">
            <text:p>433.51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8]+1" office:value-type="float" office:value="346">
            <text:p>346</text:p>
          </table:table-cell>
          <table:table-cell table:style-name="ce11"/>
          <table:table-cell table:style-name="ce16" table:formula="of:=[.A349]*0.0333333333" office:value-type="float" office:value="11.5333333218">
            <text:p>11.5333</text:p>
          </table:table-cell>
          <table:table-cell table:style-name="ce16" table:formula="of:=IF([.D348]=[$Initial.$C$9];[$Initial.$C$10];IF(([.E349]/1.46666666666)&lt;[$Initial.$C$9];[$Initial.$C$9];([.E349]/1.46666666666)))" office:value-type="float" office:value="26.67">
            <text:p>26.6700</text:p>
          </table:table-cell>
          <table:table-cell table:style-name="ce16" table:formula="of:=IF(TRUNC([.E348]-(([.C349]-[.C348])*[.G349]*32.2)/1.46666666666;4)&gt;[$Initial.$C$9];IF([.F349]=1;([.E348]-(([.C349]-[.C348])*[.G349]*32.2));([.E348]+(([.C349]-[.C348])*[.G349]*32.2)));[.D34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49]&gt;0;IF([.F349]=1;(([.E348]*0.03333333333)-(16.1*[.G349]*0.03333333333*0.0333333333));(([.E348]*0.03333333333)+(16.1*[.G349]*0.03333333333*0.0333333333)));0)" office:value-type="float" office:value="1.25101740010619">
            <text:p>1.2510</text:p>
          </table:table-cell>
          <table:table-cell table:style-name="ce16" table:formula="of:=TRUNC([.J348]+[.I349];4)" office:value-type="float" office:value="434.7657">
            <text:p>434.76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49]+1" office:value-type="float" office:value="347">
            <text:p>347</text:p>
          </table:table-cell>
          <table:table-cell table:style-name="ce11"/>
          <table:table-cell table:style-name="ce16" table:formula="of:=[.A350]*0.0333333333" office:value-type="float" office:value="11.5666666551">
            <text:p>11.5667</text:p>
          </table:table-cell>
          <table:table-cell table:style-name="ce16" table:formula="of:=IF([.D349]=[$Initial.$C$9];[$Initial.$C$10];IF(([.E350]/1.46666666666)&lt;[$Initial.$C$9];[$Initial.$C$9];([.E350]/1.46666666666)))" office:value-type="float" office:value="0">
            <text:p>0.0000</text:p>
          </table:table-cell>
          <table:table-cell table:style-name="ce16" table:formula="of:=IF(TRUNC([.E349]-(([.C350]-[.C349])*[.G350]*32.2)/1.46666666666;4)&gt;[$Initial.$C$9];IF([.F350]=1;([.E349]-(([.C350]-[.C349])*[.G350]*32.2));([.E349]+(([.C350]-[.C349])*[.G350]*32.2)));[.D35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0]&gt;0;IF([.F350]=1;(([.E349]*0.03333333333)-(16.1*[.G350]*0.03333333333*0.0333333333));(([.E349]*0.03333333333)+(16.1*[.G350]*0.03333333333*0.0333333333)));0)" office:value-type="float" office:value="1.25101740010619">
            <text:p>1.2510</text:p>
          </table:table-cell>
          <table:table-cell table:style-name="ce16" table:formula="of:=TRUNC([.J349]+[.I350];4)" office:value-type="float" office:value="436.0167">
            <text:p>436.01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0]+1" office:value-type="float" office:value="348">
            <text:p>348</text:p>
          </table:table-cell>
          <table:table-cell table:style-name="ce11"/>
          <table:table-cell table:style-name="ce16" table:formula="of:=[.A351]*0.0333333333" office:value-type="float" office:value="11.5999999884">
            <text:p>11.6000</text:p>
          </table:table-cell>
          <table:table-cell table:style-name="ce16" table:formula="of:=IF([.D350]=[$Initial.$C$9];[$Initial.$C$10];IF(([.E351]/1.46666666666)&lt;[$Initial.$C$9];[$Initial.$C$9];([.E351]/1.46666666666)))" office:value-type="float" office:value="26.67">
            <text:p>26.6700</text:p>
          </table:table-cell>
          <table:table-cell table:style-name="ce16" table:formula="of:=IF(TRUNC([.E350]-(([.C351]-[.C350])*[.G351]*32.2)/1.46666666666;4)&gt;[$Initial.$C$9];IF([.F351]=1;([.E350]-(([.C351]-[.C350])*[.G351]*32.2));([.E350]+(([.C351]-[.C350])*[.G351]*32.2)));[.D35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1]&gt;0;IF([.F351]=1;(([.E350]*0.03333333333)-(16.1*[.G351]*0.03333333333*0.0333333333));(([.E350]*0.03333333333)+(16.1*[.G351]*0.03333333333*0.0333333333)));0)" office:value-type="float" office:value="1.25101740010619">
            <text:p>1.2510</text:p>
          </table:table-cell>
          <table:table-cell table:style-name="ce16" table:formula="of:=TRUNC([.J350]+[.I351];4)" office:value-type="float" office:value="437.2677">
            <text:p>437.26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1]+1" office:value-type="float" office:value="349">
            <text:p>349</text:p>
          </table:table-cell>
          <table:table-cell table:style-name="ce11"/>
          <table:table-cell table:style-name="ce16" table:formula="of:=[.A352]*0.0333333333" office:value-type="float" office:value="11.6333333217">
            <text:p>11.6333</text:p>
          </table:table-cell>
          <table:table-cell table:style-name="ce16" table:formula="of:=IF([.D351]=[$Initial.$C$9];[$Initial.$C$10];IF(([.E352]/1.46666666666)&lt;[$Initial.$C$9];[$Initial.$C$9];([.E352]/1.46666666666)))" office:value-type="float" office:value="0">
            <text:p>0.0000</text:p>
          </table:table-cell>
          <table:table-cell table:style-name="ce16" table:formula="of:=IF(TRUNC([.E351]-(([.C352]-[.C351])*[.G352]*32.2)/1.46666666666;4)&gt;[$Initial.$C$9];IF([.F352]=1;([.E351]-(([.C352]-[.C351])*[.G352]*32.2));([.E351]+(([.C352]-[.C351])*[.G352]*32.2)));[.D35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2]&gt;0;IF([.F352]=1;(([.E351]*0.03333333333)-(16.1*[.G352]*0.03333333333*0.0333333333));(([.E351]*0.03333333333)+(16.1*[.G352]*0.03333333333*0.0333333333)));0)" office:value-type="float" office:value="1.25101740010619">
            <text:p>1.2510</text:p>
          </table:table-cell>
          <table:table-cell table:style-name="ce16" table:formula="of:=TRUNC([.J351]+[.I352];4)" office:value-type="float" office:value="438.5187">
            <text:p>438.51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2]+1" office:value-type="float" office:value="350">
            <text:p>350</text:p>
          </table:table-cell>
          <table:table-cell table:style-name="ce11"/>
          <table:table-cell table:style-name="ce16" table:formula="of:=[.A353]*0.0333333333" office:value-type="float" office:value="11.666666655">
            <text:p>11.6667</text:p>
          </table:table-cell>
          <table:table-cell table:style-name="ce16" table:formula="of:=IF([.D352]=[$Initial.$C$9];[$Initial.$C$10];IF(([.E353]/1.46666666666)&lt;[$Initial.$C$9];[$Initial.$C$9];([.E353]/1.46666666666)))" office:value-type="float" office:value="26.67">
            <text:p>26.6700</text:p>
          </table:table-cell>
          <table:table-cell table:style-name="ce16" table:formula="of:=IF(TRUNC([.E352]-(([.C353]-[.C352])*[.G353]*32.2)/1.46666666666;4)&gt;[$Initial.$C$9];IF([.F353]=1;([.E352]-(([.C353]-[.C352])*[.G353]*32.2));([.E352]+(([.C353]-[.C352])*[.G353]*32.2)));[.D35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3]&gt;0;IF([.F353]=1;(([.E352]*0.03333333333)-(16.1*[.G353]*0.03333333333*0.0333333333));(([.E352]*0.03333333333)+(16.1*[.G353]*0.03333333333*0.0333333333)));0)" office:value-type="float" office:value="1.25101740010619">
            <text:p>1.2510</text:p>
          </table:table-cell>
          <table:table-cell table:style-name="ce16" table:formula="of:=TRUNC([.J352]+[.I353];4)" office:value-type="float" office:value="439.7697">
            <text:p>439.76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3]+1" office:value-type="float" office:value="351">
            <text:p>351</text:p>
          </table:table-cell>
          <table:table-cell table:style-name="ce11"/>
          <table:table-cell table:style-name="ce16" table:formula="of:=[.A354]*0.0333333333" office:value-type="float" office:value="11.6999999883">
            <text:p>11.7000</text:p>
          </table:table-cell>
          <table:table-cell table:style-name="ce16" table:formula="of:=IF([.D353]=[$Initial.$C$9];[$Initial.$C$10];IF(([.E354]/1.46666666666)&lt;[$Initial.$C$9];[$Initial.$C$9];([.E354]/1.46666666666)))" office:value-type="float" office:value="0">
            <text:p>0.0000</text:p>
          </table:table-cell>
          <table:table-cell table:style-name="ce16" table:formula="of:=IF(TRUNC([.E353]-(([.C354]-[.C353])*[.G354]*32.2)/1.46666666666;4)&gt;[$Initial.$C$9];IF([.F354]=1;([.E353]-(([.C354]-[.C353])*[.G354]*32.2));([.E353]+(([.C354]-[.C353])*[.G354]*32.2)));[.D35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4]&gt;0;IF([.F354]=1;(([.E353]*0.03333333333)-(16.1*[.G354]*0.03333333333*0.0333333333));(([.E353]*0.03333333333)+(16.1*[.G354]*0.03333333333*0.0333333333)));0)" office:value-type="float" office:value="1.25101740010619">
            <text:p>1.2510</text:p>
          </table:table-cell>
          <table:table-cell table:style-name="ce16" table:formula="of:=TRUNC([.J353]+[.I354];4)" office:value-type="float" office:value="441.0207">
            <text:p>441.02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4]+1" office:value-type="float" office:value="352">
            <text:p>352</text:p>
          </table:table-cell>
          <table:table-cell table:style-name="ce11"/>
          <table:table-cell table:style-name="ce16" table:formula="of:=[.A355]*0.0333333333" office:value-type="float" office:value="11.7333333216">
            <text:p>11.7333</text:p>
          </table:table-cell>
          <table:table-cell table:style-name="ce16" table:formula="of:=IF([.D354]=[$Initial.$C$9];[$Initial.$C$10];IF(([.E355]/1.46666666666)&lt;[$Initial.$C$9];[$Initial.$C$9];([.E355]/1.46666666666)))" office:value-type="float" office:value="26.67">
            <text:p>26.6700</text:p>
          </table:table-cell>
          <table:table-cell table:style-name="ce16" table:formula="of:=IF(TRUNC([.E354]-(([.C355]-[.C354])*[.G355]*32.2)/1.46666666666;4)&gt;[$Initial.$C$9];IF([.F355]=1;([.E354]-(([.C355]-[.C354])*[.G355]*32.2));([.E354]+(([.C355]-[.C354])*[.G355]*32.2)));[.D35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5]&gt;0;IF([.F355]=1;(([.E354]*0.03333333333)-(16.1*[.G355]*0.03333333333*0.0333333333));(([.E354]*0.03333333333)+(16.1*[.G355]*0.03333333333*0.0333333333)));0)" office:value-type="float" office:value="1.25101740010619">
            <text:p>1.2510</text:p>
          </table:table-cell>
          <table:table-cell table:style-name="ce16" table:formula="of:=TRUNC([.J354]+[.I355];4)" office:value-type="float" office:value="442.2717">
            <text:p>442.27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5]+1" office:value-type="float" office:value="353">
            <text:p>353</text:p>
          </table:table-cell>
          <table:table-cell table:style-name="ce11"/>
          <table:table-cell table:style-name="ce16" table:formula="of:=[.A356]*0.0333333333" office:value-type="float" office:value="11.7666666549">
            <text:p>11.7667</text:p>
          </table:table-cell>
          <table:table-cell table:style-name="ce16" table:formula="of:=IF([.D355]=[$Initial.$C$9];[$Initial.$C$10];IF(([.E356]/1.46666666666)&lt;[$Initial.$C$9];[$Initial.$C$9];([.E356]/1.46666666666)))" office:value-type="float" office:value="0">
            <text:p>0.0000</text:p>
          </table:table-cell>
          <table:table-cell table:style-name="ce16" table:formula="of:=IF(TRUNC([.E355]-(([.C356]-[.C355])*[.G356]*32.2)/1.46666666666;4)&gt;[$Initial.$C$9];IF([.F356]=1;([.E355]-(([.C356]-[.C355])*[.G356]*32.2));([.E355]+(([.C356]-[.C355])*[.G356]*32.2)));[.D35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6]&gt;0;IF([.F356]=1;(([.E355]*0.03333333333)-(16.1*[.G356]*0.03333333333*0.0333333333));(([.E355]*0.03333333333)+(16.1*[.G356]*0.03333333333*0.0333333333)));0)" office:value-type="float" office:value="1.25101740010619">
            <text:p>1.2510</text:p>
          </table:table-cell>
          <table:table-cell table:style-name="ce16" table:formula="of:=TRUNC([.J355]+[.I356];4)" office:value-type="float" office:value="443.5227">
            <text:p>443.52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6]+1" office:value-type="float" office:value="354">
            <text:p>354</text:p>
          </table:table-cell>
          <table:table-cell table:style-name="ce11"/>
          <table:table-cell table:style-name="ce16" table:formula="of:=[.A357]*0.0333333333" office:value-type="float" office:value="11.7999999882">
            <text:p>11.8000</text:p>
          </table:table-cell>
          <table:table-cell table:style-name="ce16" table:formula="of:=IF([.D356]=[$Initial.$C$9];[$Initial.$C$10];IF(([.E357]/1.46666666666)&lt;[$Initial.$C$9];[$Initial.$C$9];([.E357]/1.46666666666)))" office:value-type="float" office:value="26.67">
            <text:p>26.6700</text:p>
          </table:table-cell>
          <table:table-cell table:style-name="ce16" table:formula="of:=IF(TRUNC([.E356]-(([.C357]-[.C356])*[.G357]*32.2)/1.46666666666;4)&gt;[$Initial.$C$9];IF([.F357]=1;([.E356]-(([.C357]-[.C356])*[.G357]*32.2));([.E356]+(([.C357]-[.C356])*[.G357]*32.2)));[.D35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7]&gt;0;IF([.F357]=1;(([.E356]*0.03333333333)-(16.1*[.G357]*0.03333333333*0.0333333333));(([.E356]*0.03333333333)+(16.1*[.G357]*0.03333333333*0.0333333333)));0)" office:value-type="float" office:value="1.25101740010619">
            <text:p>1.2510</text:p>
          </table:table-cell>
          <table:table-cell table:style-name="ce16" table:formula="of:=TRUNC([.J356]+[.I357];4)" office:value-type="float" office:value="444.7737">
            <text:p>444.77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7]+1" office:value-type="float" office:value="355">
            <text:p>355</text:p>
          </table:table-cell>
          <table:table-cell table:style-name="ce11"/>
          <table:table-cell table:style-name="ce16" table:formula="of:=[.A358]*0.0333333333" office:value-type="float" office:value="11.8333333215">
            <text:p>11.8333</text:p>
          </table:table-cell>
          <table:table-cell table:style-name="ce16" table:formula="of:=IF([.D357]=[$Initial.$C$9];[$Initial.$C$10];IF(([.E358]/1.46666666666)&lt;[$Initial.$C$9];[$Initial.$C$9];([.E358]/1.46666666666)))" office:value-type="float" office:value="0">
            <text:p>0.0000</text:p>
          </table:table-cell>
          <table:table-cell table:style-name="ce16" table:formula="of:=IF(TRUNC([.E357]-(([.C358]-[.C357])*[.G358]*32.2)/1.46666666666;4)&gt;[$Initial.$C$9];IF([.F358]=1;([.E357]-(([.C358]-[.C357])*[.G358]*32.2));([.E357]+(([.C358]-[.C357])*[.G358]*32.2)));[.D35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8]&gt;0;IF([.F358]=1;(([.E357]*0.03333333333)-(16.1*[.G358]*0.03333333333*0.0333333333));(([.E357]*0.03333333333)+(16.1*[.G358]*0.03333333333*0.0333333333)));0)" office:value-type="float" office:value="1.25101740010619">
            <text:p>1.2510</text:p>
          </table:table-cell>
          <table:table-cell table:style-name="ce16" table:formula="of:=TRUNC([.J357]+[.I358];4)" office:value-type="float" office:value="446.0247">
            <text:p>446.02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8]+1" office:value-type="float" office:value="356">
            <text:p>356</text:p>
          </table:table-cell>
          <table:table-cell table:style-name="ce11"/>
          <table:table-cell table:style-name="ce16" table:formula="of:=[.A359]*0.0333333333" office:value-type="float" office:value="11.8666666548">
            <text:p>11.8667</text:p>
          </table:table-cell>
          <table:table-cell table:style-name="ce16" table:formula="of:=IF([.D358]=[$Initial.$C$9];[$Initial.$C$10];IF(([.E359]/1.46666666666)&lt;[$Initial.$C$9];[$Initial.$C$9];([.E359]/1.46666666666)))" office:value-type="float" office:value="26.67">
            <text:p>26.6700</text:p>
          </table:table-cell>
          <table:table-cell table:style-name="ce16" table:formula="of:=IF(TRUNC([.E358]-(([.C359]-[.C358])*[.G359]*32.2)/1.46666666666;4)&gt;[$Initial.$C$9];IF([.F359]=1;([.E358]-(([.C359]-[.C358])*[.G359]*32.2));([.E358]+(([.C359]-[.C358])*[.G359]*32.2)));[.D35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59]&gt;0;IF([.F359]=1;(([.E358]*0.03333333333)-(16.1*[.G359]*0.03333333333*0.0333333333));(([.E358]*0.03333333333)+(16.1*[.G359]*0.03333333333*0.0333333333)));0)" office:value-type="float" office:value="1.25101740010619">
            <text:p>1.2510</text:p>
          </table:table-cell>
          <table:table-cell table:style-name="ce16" table:formula="of:=TRUNC([.J358]+[.I359];4)" office:value-type="float" office:value="447.2757">
            <text:p>447.27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59]+1" office:value-type="float" office:value="357">
            <text:p>357</text:p>
          </table:table-cell>
          <table:table-cell table:style-name="ce11"/>
          <table:table-cell table:style-name="ce16" table:formula="of:=[.A360]*0.0333333333" office:value-type="float" office:value="11.8999999881">
            <text:p>11.9000</text:p>
          </table:table-cell>
          <table:table-cell table:style-name="ce16" table:formula="of:=IF([.D359]=[$Initial.$C$9];[$Initial.$C$10];IF(([.E360]/1.46666666666)&lt;[$Initial.$C$9];[$Initial.$C$9];([.E360]/1.46666666666)))" office:value-type="float" office:value="0">
            <text:p>0.0000</text:p>
          </table:table-cell>
          <table:table-cell table:style-name="ce16" table:formula="of:=IF(TRUNC([.E359]-(([.C360]-[.C359])*[.G360]*32.2)/1.46666666666;4)&gt;[$Initial.$C$9];IF([.F360]=1;([.E359]-(([.C360]-[.C359])*[.G360]*32.2));([.E359]+(([.C360]-[.C359])*[.G360]*32.2)));[.D36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0]&gt;0;IF([.F360]=1;(([.E359]*0.03333333333)-(16.1*[.G360]*0.03333333333*0.0333333333));(([.E359]*0.03333333333)+(16.1*[.G360]*0.03333333333*0.0333333333)));0)" office:value-type="float" office:value="1.25101740010619">
            <text:p>1.2510</text:p>
          </table:table-cell>
          <table:table-cell table:style-name="ce16" table:formula="of:=TRUNC([.J359]+[.I360];4)" office:value-type="float" office:value="448.5267">
            <text:p>448.52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0]+1" office:value-type="float" office:value="358">
            <text:p>358</text:p>
          </table:table-cell>
          <table:table-cell table:style-name="ce11"/>
          <table:table-cell table:style-name="ce16" table:formula="of:=[.A361]*0.0333333333" office:value-type="float" office:value="11.9333333214">
            <text:p>11.9333</text:p>
          </table:table-cell>
          <table:table-cell table:style-name="ce16" table:formula="of:=IF([.D360]=[$Initial.$C$9];[$Initial.$C$10];IF(([.E361]/1.46666666666)&lt;[$Initial.$C$9];[$Initial.$C$9];([.E361]/1.46666666666)))" office:value-type="float" office:value="26.67">
            <text:p>26.6700</text:p>
          </table:table-cell>
          <table:table-cell table:style-name="ce16" table:formula="of:=IF(TRUNC([.E360]-(([.C361]-[.C360])*[.G361]*32.2)/1.46666666666;4)&gt;[$Initial.$C$9];IF([.F361]=1;([.E360]-(([.C361]-[.C360])*[.G361]*32.2));([.E360]+(([.C361]-[.C360])*[.G361]*32.2)));[.D36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1]&gt;0;IF([.F361]=1;(([.E360]*0.03333333333)-(16.1*[.G361]*0.03333333333*0.0333333333));(([.E360]*0.03333333333)+(16.1*[.G361]*0.03333333333*0.0333333333)));0)" office:value-type="float" office:value="1.25101740010619">
            <text:p>1.2510</text:p>
          </table:table-cell>
          <table:table-cell table:style-name="ce16" table:formula="of:=TRUNC([.J360]+[.I361];4)" office:value-type="float" office:value="449.7777">
            <text:p>449.77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1]+1" office:value-type="float" office:value="359">
            <text:p>359</text:p>
          </table:table-cell>
          <table:table-cell table:style-name="ce11"/>
          <table:table-cell table:style-name="ce16" table:formula="of:=[.A362]*0.0333333333" office:value-type="float" office:value="11.9666666547">
            <text:p>11.9667</text:p>
          </table:table-cell>
          <table:table-cell table:style-name="ce16" table:formula="of:=IF([.D361]=[$Initial.$C$9];[$Initial.$C$10];IF(([.E362]/1.46666666666)&lt;[$Initial.$C$9];[$Initial.$C$9];([.E362]/1.46666666666)))" office:value-type="float" office:value="0">
            <text:p>0.0000</text:p>
          </table:table-cell>
          <table:table-cell table:style-name="ce16" table:formula="of:=IF(TRUNC([.E361]-(([.C362]-[.C361])*[.G362]*32.2)/1.46666666666;4)&gt;[$Initial.$C$9];IF([.F362]=1;([.E361]-(([.C362]-[.C361])*[.G362]*32.2));([.E361]+(([.C362]-[.C361])*[.G362]*32.2)));[.D36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2]&gt;0;IF([.F362]=1;(([.E361]*0.03333333333)-(16.1*[.G362]*0.03333333333*0.0333333333));(([.E361]*0.03333333333)+(16.1*[.G362]*0.03333333333*0.0333333333)));0)" office:value-type="float" office:value="1.25101740010619">
            <text:p>1.2510</text:p>
          </table:table-cell>
          <table:table-cell table:style-name="ce16" table:formula="of:=TRUNC([.J361]+[.I362];4)" office:value-type="float" office:value="451.0287">
            <text:p>451.02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2]+1" office:value-type="float" office:value="360">
            <text:p>360</text:p>
          </table:table-cell>
          <table:table-cell table:style-name="ce11"/>
          <table:table-cell table:style-name="ce16" table:formula="of:=[.A363]*0.0333333333" office:value-type="float" office:value="11.999999988">
            <text:p>12.0000</text:p>
          </table:table-cell>
          <table:table-cell table:style-name="ce16" table:formula="of:=IF([.D362]=[$Initial.$C$9];[$Initial.$C$10];IF(([.E363]/1.46666666666)&lt;[$Initial.$C$9];[$Initial.$C$9];([.E363]/1.46666666666)))" office:value-type="float" office:value="26.67">
            <text:p>26.6700</text:p>
          </table:table-cell>
          <table:table-cell table:style-name="ce16" table:formula="of:=IF(TRUNC([.E362]-(([.C363]-[.C362])*[.G363]*32.2)/1.46666666666;4)&gt;[$Initial.$C$9];IF([.F363]=1;([.E362]-(([.C363]-[.C362])*[.G363]*32.2));([.E362]+(([.C363]-[.C362])*[.G363]*32.2)));[.D36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3]&gt;0;IF([.F363]=1;(([.E362]*0.03333333333)-(16.1*[.G363]*0.03333333333*0.0333333333));(([.E362]*0.03333333333)+(16.1*[.G363]*0.03333333333*0.0333333333)));0)" office:value-type="float" office:value="1.25101740010619">
            <text:p>1.2510</text:p>
          </table:table-cell>
          <table:table-cell table:style-name="ce16" table:formula="of:=TRUNC([.J362]+[.I363];4)" office:value-type="float" office:value="452.2797">
            <text:p>452.27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3]+1" office:value-type="float" office:value="361">
            <text:p>361</text:p>
          </table:table-cell>
          <table:table-cell table:style-name="ce11"/>
          <table:table-cell table:style-name="ce16" table:formula="of:=[.A364]*0.0333333333" office:value-type="float" office:value="12.0333333213">
            <text:p>12.0333</text:p>
          </table:table-cell>
          <table:table-cell table:style-name="ce16" table:formula="of:=IF([.D363]=[$Initial.$C$9];[$Initial.$C$10];IF(([.E364]/1.46666666666)&lt;[$Initial.$C$9];[$Initial.$C$9];([.E364]/1.46666666666)))" office:value-type="float" office:value="0">
            <text:p>0.0000</text:p>
          </table:table-cell>
          <table:table-cell table:style-name="ce16" table:formula="of:=IF(TRUNC([.E363]-(([.C364]-[.C363])*[.G364]*32.2)/1.46666666666;4)&gt;[$Initial.$C$9];IF([.F364]=1;([.E363]-(([.C364]-[.C363])*[.G364]*32.2));([.E363]+(([.C364]-[.C363])*[.G364]*32.2)));[.D36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4]&gt;0;IF([.F364]=1;(([.E363]*0.03333333333)-(16.1*[.G364]*0.03333333333*0.0333333333));(([.E363]*0.03333333333)+(16.1*[.G364]*0.03333333333*0.0333333333)));0)" office:value-type="float" office:value="1.25101740010619">
            <text:p>1.2510</text:p>
          </table:table-cell>
          <table:table-cell table:style-name="ce16" table:formula="of:=TRUNC([.J363]+[.I364];4)" office:value-type="float" office:value="453.5307">
            <text:p>453.53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4]+1" office:value-type="float" office:value="362">
            <text:p>362</text:p>
          </table:table-cell>
          <table:table-cell table:style-name="ce11"/>
          <table:table-cell table:style-name="ce16" table:formula="of:=[.A365]*0.0333333333" office:value-type="float" office:value="12.0666666546">
            <text:p>12.0667</text:p>
          </table:table-cell>
          <table:table-cell table:style-name="ce16" table:formula="of:=IF([.D364]=[$Initial.$C$9];[$Initial.$C$10];IF(([.E365]/1.46666666666)&lt;[$Initial.$C$9];[$Initial.$C$9];([.E365]/1.46666666666)))" office:value-type="float" office:value="26.67">
            <text:p>26.6700</text:p>
          </table:table-cell>
          <table:table-cell table:style-name="ce16" table:formula="of:=IF(TRUNC([.E364]-(([.C365]-[.C364])*[.G365]*32.2)/1.46666666666;4)&gt;[$Initial.$C$9];IF([.F365]=1;([.E364]-(([.C365]-[.C364])*[.G365]*32.2));([.E364]+(([.C365]-[.C364])*[.G365]*32.2)));[.D36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5]&gt;0;IF([.F365]=1;(([.E364]*0.03333333333)-(16.1*[.G365]*0.03333333333*0.0333333333));(([.E364]*0.03333333333)+(16.1*[.G365]*0.03333333333*0.0333333333)));0)" office:value-type="float" office:value="1.25101740010619">
            <text:p>1.2510</text:p>
          </table:table-cell>
          <table:table-cell table:style-name="ce16" table:formula="of:=TRUNC([.J364]+[.I365];4)" office:value-type="float" office:value="454.7817">
            <text:p>454.78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5]+1" office:value-type="float" office:value="363">
            <text:p>363</text:p>
          </table:table-cell>
          <table:table-cell table:style-name="ce11"/>
          <table:table-cell table:style-name="ce16" table:formula="of:=[.A366]*0.0333333333" office:value-type="float" office:value="12.0999999879">
            <text:p>12.1000</text:p>
          </table:table-cell>
          <table:table-cell table:style-name="ce16" table:formula="of:=IF([.D365]=[$Initial.$C$9];[$Initial.$C$10];IF(([.E366]/1.46666666666)&lt;[$Initial.$C$9];[$Initial.$C$9];([.E366]/1.46666666666)))" office:value-type="float" office:value="0">
            <text:p>0.0000</text:p>
          </table:table-cell>
          <table:table-cell table:style-name="ce16" table:formula="of:=IF(TRUNC([.E365]-(([.C366]-[.C365])*[.G366]*32.2)/1.46666666666;4)&gt;[$Initial.$C$9];IF([.F366]=1;([.E365]-(([.C366]-[.C365])*[.G366]*32.2));([.E365]+(([.C366]-[.C365])*[.G366]*32.2)));[.D36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6]&gt;0;IF([.F366]=1;(([.E365]*0.03333333333)-(16.1*[.G366]*0.03333333333*0.0333333333));(([.E365]*0.03333333333)+(16.1*[.G366]*0.03333333333*0.0333333333)));0)" office:value-type="float" office:value="1.25101740010619">
            <text:p>1.2510</text:p>
          </table:table-cell>
          <table:table-cell table:style-name="ce16" table:formula="of:=TRUNC([.J365]+[.I366];4)" office:value-type="float" office:value="456.0327">
            <text:p>456.03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6]+1" office:value-type="float" office:value="364">
            <text:p>364</text:p>
          </table:table-cell>
          <table:table-cell table:style-name="ce11"/>
          <table:table-cell table:style-name="ce16" table:formula="of:=[.A367]*0.0333333333" office:value-type="float" office:value="12.1333333212">
            <text:p>12.1333</text:p>
          </table:table-cell>
          <table:table-cell table:style-name="ce16" table:formula="of:=IF([.D366]=[$Initial.$C$9];[$Initial.$C$10];IF(([.E367]/1.46666666666)&lt;[$Initial.$C$9];[$Initial.$C$9];([.E367]/1.46666666666)))" office:value-type="float" office:value="26.67">
            <text:p>26.6700</text:p>
          </table:table-cell>
          <table:table-cell table:style-name="ce16" table:formula="of:=IF(TRUNC([.E366]-(([.C367]-[.C366])*[.G367]*32.2)/1.46666666666;4)&gt;[$Initial.$C$9];IF([.F367]=1;([.E366]-(([.C367]-[.C366])*[.G367]*32.2));([.E366]+(([.C367]-[.C366])*[.G367]*32.2)));[.D36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7]&gt;0;IF([.F367]=1;(([.E366]*0.03333333333)-(16.1*[.G367]*0.03333333333*0.0333333333));(([.E366]*0.03333333333)+(16.1*[.G367]*0.03333333333*0.0333333333)));0)" office:value-type="float" office:value="1.25101740010619">
            <text:p>1.2510</text:p>
          </table:table-cell>
          <table:table-cell table:style-name="ce16" table:formula="of:=TRUNC([.J366]+[.I367];4)" office:value-type="float" office:value="457.2837">
            <text:p>457.28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7]+1" office:value-type="float" office:value="365">
            <text:p>365</text:p>
          </table:table-cell>
          <table:table-cell table:style-name="ce11"/>
          <table:table-cell table:style-name="ce16" table:formula="of:=[.A368]*0.0333333333" office:value-type="float" office:value="12.1666666545">
            <text:p>12.1667</text:p>
          </table:table-cell>
          <table:table-cell table:style-name="ce16" table:formula="of:=IF([.D367]=[$Initial.$C$9];[$Initial.$C$10];IF(([.E368]/1.46666666666)&lt;[$Initial.$C$9];[$Initial.$C$9];([.E368]/1.46666666666)))" office:value-type="float" office:value="0">
            <text:p>0.0000</text:p>
          </table:table-cell>
          <table:table-cell table:style-name="ce16" table:formula="of:=IF(TRUNC([.E367]-(([.C368]-[.C367])*[.G368]*32.2)/1.46666666666;4)&gt;[$Initial.$C$9];IF([.F368]=1;([.E367]-(([.C368]-[.C367])*[.G368]*32.2));([.E367]+(([.C368]-[.C367])*[.G368]*32.2)));[.D36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8]&gt;0;IF([.F368]=1;(([.E367]*0.03333333333)-(16.1*[.G368]*0.03333333333*0.0333333333));(([.E367]*0.03333333333)+(16.1*[.G368]*0.03333333333*0.0333333333)));0)" office:value-type="float" office:value="1.25101740010619">
            <text:p>1.2510</text:p>
          </table:table-cell>
          <table:table-cell table:style-name="ce16" table:formula="of:=TRUNC([.J367]+[.I368];4)" office:value-type="float" office:value="458.5347">
            <text:p>458.53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8]+1" office:value-type="float" office:value="366">
            <text:p>366</text:p>
          </table:table-cell>
          <table:table-cell table:style-name="ce11"/>
          <table:table-cell table:style-name="ce16" table:formula="of:=[.A369]*0.0333333333" office:value-type="float" office:value="12.1999999878">
            <text:p>12.2000</text:p>
          </table:table-cell>
          <table:table-cell table:style-name="ce16" table:formula="of:=IF([.D368]=[$Initial.$C$9];[$Initial.$C$10];IF(([.E369]/1.46666666666)&lt;[$Initial.$C$9];[$Initial.$C$9];([.E369]/1.46666666666)))" office:value-type="float" office:value="26.67">
            <text:p>26.6700</text:p>
          </table:table-cell>
          <table:table-cell table:style-name="ce16" table:formula="of:=IF(TRUNC([.E368]-(([.C369]-[.C368])*[.G369]*32.2)/1.46666666666;4)&gt;[$Initial.$C$9];IF([.F369]=1;([.E368]-(([.C369]-[.C368])*[.G369]*32.2));([.E368]+(([.C369]-[.C368])*[.G369]*32.2)));[.D36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69]&gt;0;IF([.F369]=1;(([.E368]*0.03333333333)-(16.1*[.G369]*0.03333333333*0.0333333333));(([.E368]*0.03333333333)+(16.1*[.G369]*0.03333333333*0.0333333333)));0)" office:value-type="float" office:value="1.25101740010619">
            <text:p>1.2510</text:p>
          </table:table-cell>
          <table:table-cell table:style-name="ce16" table:formula="of:=TRUNC([.J368]+[.I369];4)" office:value-type="float" office:value="459.7857">
            <text:p>459.78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69]+1" office:value-type="float" office:value="367">
            <text:p>367</text:p>
          </table:table-cell>
          <table:table-cell table:style-name="ce11"/>
          <table:table-cell table:style-name="ce16" table:formula="of:=[.A370]*0.0333333333" office:value-type="float" office:value="12.2333333211">
            <text:p>12.2333</text:p>
          </table:table-cell>
          <table:table-cell table:style-name="ce16" table:formula="of:=IF([.D369]=[$Initial.$C$9];[$Initial.$C$10];IF(([.E370]/1.46666666666)&lt;[$Initial.$C$9];[$Initial.$C$9];([.E370]/1.46666666666)))" office:value-type="float" office:value="0">
            <text:p>0.0000</text:p>
          </table:table-cell>
          <table:table-cell table:style-name="ce16" table:formula="of:=IF(TRUNC([.E369]-(([.C370]-[.C369])*[.G370]*32.2)/1.46666666666;4)&gt;[$Initial.$C$9];IF([.F370]=1;([.E369]-(([.C370]-[.C369])*[.G370]*32.2));([.E369]+(([.C370]-[.C369])*[.G370]*32.2)));[.D37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0]&gt;0;IF([.F370]=1;(([.E369]*0.03333333333)-(16.1*[.G370]*0.03333333333*0.0333333333));(([.E369]*0.03333333333)+(16.1*[.G370]*0.03333333333*0.0333333333)));0)" office:value-type="float" office:value="1.25101740010619">
            <text:p>1.2510</text:p>
          </table:table-cell>
          <table:table-cell table:style-name="ce16" table:formula="of:=TRUNC([.J369]+[.I370];4)" office:value-type="float" office:value="461.0367">
            <text:p>461.03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0]+1" office:value-type="float" office:value="368">
            <text:p>368</text:p>
          </table:table-cell>
          <table:table-cell table:style-name="ce11"/>
          <table:table-cell table:style-name="ce16" table:formula="of:=[.A371]*0.0333333333" office:value-type="float" office:value="12.2666666544">
            <text:p>12.2667</text:p>
          </table:table-cell>
          <table:table-cell table:style-name="ce16" table:formula="of:=IF([.D370]=[$Initial.$C$9];[$Initial.$C$10];IF(([.E371]/1.46666666666)&lt;[$Initial.$C$9];[$Initial.$C$9];([.E371]/1.46666666666)))" office:value-type="float" office:value="26.67">
            <text:p>26.6700</text:p>
          </table:table-cell>
          <table:table-cell table:style-name="ce16" table:formula="of:=IF(TRUNC([.E370]-(([.C371]-[.C370])*[.G371]*32.2)/1.46666666666;4)&gt;[$Initial.$C$9];IF([.F371]=1;([.E370]-(([.C371]-[.C370])*[.G371]*32.2));([.E370]+(([.C371]-[.C370])*[.G371]*32.2)));[.D37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1]&gt;0;IF([.F371]=1;(([.E370]*0.03333333333)-(16.1*[.G371]*0.03333333333*0.0333333333));(([.E370]*0.03333333333)+(16.1*[.G371]*0.03333333333*0.0333333333)));0)" office:value-type="float" office:value="1.25101740010619">
            <text:p>1.2510</text:p>
          </table:table-cell>
          <table:table-cell table:style-name="ce16" table:formula="of:=TRUNC([.J370]+[.I371];4)" office:value-type="float" office:value="462.2877">
            <text:p>462.28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1]+1" office:value-type="float" office:value="369">
            <text:p>369</text:p>
          </table:table-cell>
          <table:table-cell table:style-name="ce11"/>
          <table:table-cell table:style-name="ce16" table:formula="of:=[.A372]*0.0333333333" office:value-type="float" office:value="12.2999999877">
            <text:p>12.3000</text:p>
          </table:table-cell>
          <table:table-cell table:style-name="ce16" table:formula="of:=IF([.D371]=[$Initial.$C$9];[$Initial.$C$10];IF(([.E372]/1.46666666666)&lt;[$Initial.$C$9];[$Initial.$C$9];([.E372]/1.46666666666)))" office:value-type="float" office:value="0">
            <text:p>0.0000</text:p>
          </table:table-cell>
          <table:table-cell table:style-name="ce16" table:formula="of:=IF(TRUNC([.E371]-(([.C372]-[.C371])*[.G372]*32.2)/1.46666666666;4)&gt;[$Initial.$C$9];IF([.F372]=1;([.E371]-(([.C372]-[.C371])*[.G372]*32.2));([.E371]+(([.C372]-[.C371])*[.G372]*32.2)));[.D37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2]&gt;0;IF([.F372]=1;(([.E371]*0.03333333333)-(16.1*[.G372]*0.03333333333*0.0333333333));(([.E371]*0.03333333333)+(16.1*[.G372]*0.03333333333*0.0333333333)));0)" office:value-type="float" office:value="1.25101740010619">
            <text:p>1.2510</text:p>
          </table:table-cell>
          <table:table-cell table:style-name="ce16" table:formula="of:=TRUNC([.J371]+[.I372];4)" office:value-type="float" office:value="463.5387">
            <text:p>463.53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2]+1" office:value-type="float" office:value="370">
            <text:p>370</text:p>
          </table:table-cell>
          <table:table-cell table:style-name="ce11"/>
          <table:table-cell table:style-name="ce16" table:formula="of:=[.A373]*0.0333333333" office:value-type="float" office:value="12.333333321">
            <text:p>12.3333</text:p>
          </table:table-cell>
          <table:table-cell table:style-name="ce16" table:formula="of:=IF([.D372]=[$Initial.$C$9];[$Initial.$C$10];IF(([.E373]/1.46666666666)&lt;[$Initial.$C$9];[$Initial.$C$9];([.E373]/1.46666666666)))" office:value-type="float" office:value="26.67">
            <text:p>26.6700</text:p>
          </table:table-cell>
          <table:table-cell table:style-name="ce16" table:formula="of:=IF(TRUNC([.E372]-(([.C373]-[.C372])*[.G373]*32.2)/1.46666666666;4)&gt;[$Initial.$C$9];IF([.F373]=1;([.E372]-(([.C373]-[.C372])*[.G373]*32.2));([.E372]+(([.C373]-[.C372])*[.G373]*32.2)));[.D37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3]&gt;0;IF([.F373]=1;(([.E372]*0.03333333333)-(16.1*[.G373]*0.03333333333*0.0333333333));(([.E372]*0.03333333333)+(16.1*[.G373]*0.03333333333*0.0333333333)));0)" office:value-type="float" office:value="1.25101740010619">
            <text:p>1.2510</text:p>
          </table:table-cell>
          <table:table-cell table:style-name="ce16" table:formula="of:=TRUNC([.J372]+[.I373];4)" office:value-type="float" office:value="464.7897">
            <text:p>464.78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3]+1" office:value-type="float" office:value="371">
            <text:p>371</text:p>
          </table:table-cell>
          <table:table-cell table:style-name="ce11"/>
          <table:table-cell table:style-name="ce16" table:formula="of:=[.A374]*0.0333333333" office:value-type="float" office:value="12.3666666543">
            <text:p>12.3667</text:p>
          </table:table-cell>
          <table:table-cell table:style-name="ce16" table:formula="of:=IF([.D373]=[$Initial.$C$9];[$Initial.$C$10];IF(([.E374]/1.46666666666)&lt;[$Initial.$C$9];[$Initial.$C$9];([.E374]/1.46666666666)))" office:value-type="float" office:value="0">
            <text:p>0.0000</text:p>
          </table:table-cell>
          <table:table-cell table:style-name="ce16" table:formula="of:=IF(TRUNC([.E373]-(([.C374]-[.C373])*[.G374]*32.2)/1.46666666666;4)&gt;[$Initial.$C$9];IF([.F374]=1;([.E373]-(([.C374]-[.C373])*[.G374]*32.2));([.E373]+(([.C374]-[.C373])*[.G374]*32.2)));[.D37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4]&gt;0;IF([.F374]=1;(([.E373]*0.03333333333)-(16.1*[.G374]*0.03333333333*0.0333333333));(([.E373]*0.03333333333)+(16.1*[.G374]*0.03333333333*0.0333333333)));0)" office:value-type="float" office:value="1.25101740010619">
            <text:p>1.2510</text:p>
          </table:table-cell>
          <table:table-cell table:style-name="ce16" table:formula="of:=TRUNC([.J373]+[.I374];4)" office:value-type="float" office:value="466.0407">
            <text:p>466.04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4]+1" office:value-type="float" office:value="372">
            <text:p>372</text:p>
          </table:table-cell>
          <table:table-cell table:style-name="ce11"/>
          <table:table-cell table:style-name="ce16" table:formula="of:=[.A375]*0.0333333333" office:value-type="float" office:value="12.3999999876">
            <text:p>12.4000</text:p>
          </table:table-cell>
          <table:table-cell table:style-name="ce16" table:formula="of:=IF([.D374]=[$Initial.$C$9];[$Initial.$C$10];IF(([.E375]/1.46666666666)&lt;[$Initial.$C$9];[$Initial.$C$9];([.E375]/1.46666666666)))" office:value-type="float" office:value="26.67">
            <text:p>26.6700</text:p>
          </table:table-cell>
          <table:table-cell table:style-name="ce16" table:formula="of:=IF(TRUNC([.E374]-(([.C375]-[.C374])*[.G375]*32.2)/1.46666666666;4)&gt;[$Initial.$C$9];IF([.F375]=1;([.E374]-(([.C375]-[.C374])*[.G375]*32.2));([.E374]+(([.C375]-[.C374])*[.G375]*32.2)));[.D37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5]&gt;0;IF([.F375]=1;(([.E374]*0.03333333333)-(16.1*[.G375]*0.03333333333*0.0333333333));(([.E374]*0.03333333333)+(16.1*[.G375]*0.03333333333*0.0333333333)));0)" office:value-type="float" office:value="1.25101740010619">
            <text:p>1.2510</text:p>
          </table:table-cell>
          <table:table-cell table:style-name="ce16" table:formula="of:=TRUNC([.J374]+[.I375];4)" office:value-type="float" office:value="467.2917">
            <text:p>467.29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5]+1" office:value-type="float" office:value="373">
            <text:p>373</text:p>
          </table:table-cell>
          <table:table-cell table:style-name="ce11"/>
          <table:table-cell table:style-name="ce16" table:formula="of:=[.A376]*0.0333333333" office:value-type="float" office:value="12.4333333209">
            <text:p>12.4333</text:p>
          </table:table-cell>
          <table:table-cell table:style-name="ce16" table:formula="of:=IF([.D375]=[$Initial.$C$9];[$Initial.$C$10];IF(([.E376]/1.46666666666)&lt;[$Initial.$C$9];[$Initial.$C$9];([.E376]/1.46666666666)))" office:value-type="float" office:value="0">
            <text:p>0.0000</text:p>
          </table:table-cell>
          <table:table-cell table:style-name="ce16" table:formula="of:=IF(TRUNC([.E375]-(([.C376]-[.C375])*[.G376]*32.2)/1.46666666666;4)&gt;[$Initial.$C$9];IF([.F376]=1;([.E375]-(([.C376]-[.C375])*[.G376]*32.2));([.E375]+(([.C376]-[.C375])*[.G376]*32.2)));[.D37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6]&gt;0;IF([.F376]=1;(([.E375]*0.03333333333)-(16.1*[.G376]*0.03333333333*0.0333333333));(([.E375]*0.03333333333)+(16.1*[.G376]*0.03333333333*0.0333333333)));0)" office:value-type="float" office:value="1.25101740010619">
            <text:p>1.2510</text:p>
          </table:table-cell>
          <table:table-cell table:style-name="ce16" table:formula="of:=TRUNC([.J375]+[.I376];4)" office:value-type="float" office:value="468.5427">
            <text:p>468.54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6]+1" office:value-type="float" office:value="374">
            <text:p>374</text:p>
          </table:table-cell>
          <table:table-cell table:style-name="ce11"/>
          <table:table-cell table:style-name="ce16" table:formula="of:=[.A377]*0.0333333333" office:value-type="float" office:value="12.4666666542">
            <text:p>12.4667</text:p>
          </table:table-cell>
          <table:table-cell table:style-name="ce16" table:formula="of:=IF([.D376]=[$Initial.$C$9];[$Initial.$C$10];IF(([.E377]/1.46666666666)&lt;[$Initial.$C$9];[$Initial.$C$9];([.E377]/1.46666666666)))" office:value-type="float" office:value="26.67">
            <text:p>26.6700</text:p>
          </table:table-cell>
          <table:table-cell table:style-name="ce16" table:formula="of:=IF(TRUNC([.E376]-(([.C377]-[.C376])*[.G377]*32.2)/1.46666666666;4)&gt;[$Initial.$C$9];IF([.F377]=1;([.E376]-(([.C377]-[.C376])*[.G377]*32.2));([.E376]+(([.C377]-[.C376])*[.G377]*32.2)));[.D37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7]&gt;0;IF([.F377]=1;(([.E376]*0.03333333333)-(16.1*[.G377]*0.03333333333*0.0333333333));(([.E376]*0.03333333333)+(16.1*[.G377]*0.03333333333*0.0333333333)));0)" office:value-type="float" office:value="1.25101740010619">
            <text:p>1.2510</text:p>
          </table:table-cell>
          <table:table-cell table:style-name="ce16" table:formula="of:=TRUNC([.J376]+[.I377];4)" office:value-type="float" office:value="469.7937">
            <text:p>469.79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7]+1" office:value-type="float" office:value="375">
            <text:p>375</text:p>
          </table:table-cell>
          <table:table-cell table:style-name="ce11"/>
          <table:table-cell table:style-name="ce16" table:formula="of:=[.A378]*0.0333333333" office:value-type="float" office:value="12.4999999875">
            <text:p>12.5000</text:p>
          </table:table-cell>
          <table:table-cell table:style-name="ce16" table:formula="of:=IF([.D377]=[$Initial.$C$9];[$Initial.$C$10];IF(([.E378]/1.46666666666)&lt;[$Initial.$C$9];[$Initial.$C$9];([.E378]/1.46666666666)))" office:value-type="float" office:value="0">
            <text:p>0.0000</text:p>
          </table:table-cell>
          <table:table-cell table:style-name="ce16" table:formula="of:=IF(TRUNC([.E377]-(([.C378]-[.C377])*[.G378]*32.2)/1.46666666666;4)&gt;[$Initial.$C$9];IF([.F378]=1;([.E377]-(([.C378]-[.C377])*[.G378]*32.2));([.E377]+(([.C378]-[.C377])*[.G378]*32.2)));[.D37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8]&gt;0;IF([.F378]=1;(([.E377]*0.03333333333)-(16.1*[.G378]*0.03333333333*0.0333333333));(([.E377]*0.03333333333)+(16.1*[.G378]*0.03333333333*0.0333333333)));0)" office:value-type="float" office:value="1.25101740010619">
            <text:p>1.2510</text:p>
          </table:table-cell>
          <table:table-cell table:style-name="ce16" table:formula="of:=TRUNC([.J377]+[.I378];4)" office:value-type="float" office:value="471.0447">
            <text:p>471.04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8]+1" office:value-type="float" office:value="376">
            <text:p>376</text:p>
          </table:table-cell>
          <table:table-cell table:style-name="ce11"/>
          <table:table-cell table:style-name="ce16" table:formula="of:=[.A379]*0.0333333333" office:value-type="float" office:value="12.5333333208">
            <text:p>12.5333</text:p>
          </table:table-cell>
          <table:table-cell table:style-name="ce16" table:formula="of:=IF([.D378]=[$Initial.$C$9];[$Initial.$C$10];IF(([.E379]/1.46666666666)&lt;[$Initial.$C$9];[$Initial.$C$9];([.E379]/1.46666666666)))" office:value-type="float" office:value="26.67">
            <text:p>26.6700</text:p>
          </table:table-cell>
          <table:table-cell table:style-name="ce16" table:formula="of:=IF(TRUNC([.E378]-(([.C379]-[.C378])*[.G379]*32.2)/1.46666666666;4)&gt;[$Initial.$C$9];IF([.F379]=1;([.E378]-(([.C379]-[.C378])*[.G379]*32.2));([.E378]+(([.C379]-[.C378])*[.G379]*32.2)));[.D37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79]&gt;0;IF([.F379]=1;(([.E378]*0.03333333333)-(16.1*[.G379]*0.03333333333*0.0333333333));(([.E378]*0.03333333333)+(16.1*[.G379]*0.03333333333*0.0333333333)));0)" office:value-type="float" office:value="1.25101740010619">
            <text:p>1.2510</text:p>
          </table:table-cell>
          <table:table-cell table:style-name="ce16" table:formula="of:=TRUNC([.J378]+[.I379];4)" office:value-type="float" office:value="472.2957">
            <text:p>472.29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79]+1" office:value-type="float" office:value="377">
            <text:p>377</text:p>
          </table:table-cell>
          <table:table-cell table:style-name="ce11"/>
          <table:table-cell table:style-name="ce16" table:formula="of:=[.A380]*0.0333333333" office:value-type="float" office:value="12.5666666541">
            <text:p>12.5667</text:p>
          </table:table-cell>
          <table:table-cell table:style-name="ce16" table:formula="of:=IF([.D379]=[$Initial.$C$9];[$Initial.$C$10];IF(([.E380]/1.46666666666)&lt;[$Initial.$C$9];[$Initial.$C$9];([.E380]/1.46666666666)))" office:value-type="float" office:value="0">
            <text:p>0.0000</text:p>
          </table:table-cell>
          <table:table-cell table:style-name="ce16" table:formula="of:=IF(TRUNC([.E379]-(([.C380]-[.C379])*[.G380]*32.2)/1.46666666666;4)&gt;[$Initial.$C$9];IF([.F380]=1;([.E379]-(([.C380]-[.C379])*[.G380]*32.2));([.E379]+(([.C380]-[.C379])*[.G380]*32.2)));[.D38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0]&gt;0;IF([.F380]=1;(([.E379]*0.03333333333)-(16.1*[.G380]*0.03333333333*0.0333333333));(([.E379]*0.03333333333)+(16.1*[.G380]*0.03333333333*0.0333333333)));0)" office:value-type="float" office:value="1.25101740010619">
            <text:p>1.2510</text:p>
          </table:table-cell>
          <table:table-cell table:style-name="ce16" table:formula="of:=TRUNC([.J379]+[.I380];4)" office:value-type="float" office:value="473.5467">
            <text:p>473.54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0]+1" office:value-type="float" office:value="378">
            <text:p>378</text:p>
          </table:table-cell>
          <table:table-cell table:style-name="ce11"/>
          <table:table-cell table:style-name="ce16" table:formula="of:=[.A381]*0.0333333333" office:value-type="float" office:value="12.5999999874">
            <text:p>12.6000</text:p>
          </table:table-cell>
          <table:table-cell table:style-name="ce16" table:formula="of:=IF([.D380]=[$Initial.$C$9];[$Initial.$C$10];IF(([.E381]/1.46666666666)&lt;[$Initial.$C$9];[$Initial.$C$9];([.E381]/1.46666666666)))" office:value-type="float" office:value="26.67">
            <text:p>26.6700</text:p>
          </table:table-cell>
          <table:table-cell table:style-name="ce16" table:formula="of:=IF(TRUNC([.E380]-(([.C381]-[.C380])*[.G381]*32.2)/1.46666666666;4)&gt;[$Initial.$C$9];IF([.F381]=1;([.E380]-(([.C381]-[.C380])*[.G381]*32.2));([.E380]+(([.C381]-[.C380])*[.G381]*32.2)));[.D38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1]&gt;0;IF([.F381]=1;(([.E380]*0.03333333333)-(16.1*[.G381]*0.03333333333*0.0333333333));(([.E380]*0.03333333333)+(16.1*[.G381]*0.03333333333*0.0333333333)));0)" office:value-type="float" office:value="1.25101740010619">
            <text:p>1.2510</text:p>
          </table:table-cell>
          <table:table-cell table:style-name="ce16" table:formula="of:=TRUNC([.J380]+[.I381];4)" office:value-type="float" office:value="474.7977">
            <text:p>474.79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1]+1" office:value-type="float" office:value="379">
            <text:p>379</text:p>
          </table:table-cell>
          <table:table-cell table:style-name="ce11"/>
          <table:table-cell table:style-name="ce16" table:formula="of:=[.A382]*0.0333333333" office:value-type="float" office:value="12.6333333207">
            <text:p>12.6333</text:p>
          </table:table-cell>
          <table:table-cell table:style-name="ce16" table:formula="of:=IF([.D381]=[$Initial.$C$9];[$Initial.$C$10];IF(([.E382]/1.46666666666)&lt;[$Initial.$C$9];[$Initial.$C$9];([.E382]/1.46666666666)))" office:value-type="float" office:value="0">
            <text:p>0.0000</text:p>
          </table:table-cell>
          <table:table-cell table:style-name="ce16" table:formula="of:=IF(TRUNC([.E381]-(([.C382]-[.C381])*[.G382]*32.2)/1.46666666666;4)&gt;[$Initial.$C$9];IF([.F382]=1;([.E381]-(([.C382]-[.C381])*[.G382]*32.2));([.E381]+(([.C382]-[.C381])*[.G382]*32.2)));[.D38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2]&gt;0;IF([.F382]=1;(([.E381]*0.03333333333)-(16.1*[.G382]*0.03333333333*0.0333333333));(([.E381]*0.03333333333)+(16.1*[.G382]*0.03333333333*0.0333333333)));0)" office:value-type="float" office:value="1.25101740010619">
            <text:p>1.2510</text:p>
          </table:table-cell>
          <table:table-cell table:style-name="ce16" table:formula="of:=TRUNC([.J381]+[.I382];4)" office:value-type="float" office:value="476.0487">
            <text:p>476.04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2]+1" office:value-type="float" office:value="380">
            <text:p>380</text:p>
          </table:table-cell>
          <table:table-cell table:style-name="ce11"/>
          <table:table-cell table:style-name="ce16" table:formula="of:=[.A383]*0.0333333333" office:value-type="float" office:value="12.666666654">
            <text:p>12.6667</text:p>
          </table:table-cell>
          <table:table-cell table:style-name="ce16" table:formula="of:=IF([.D382]=[$Initial.$C$9];[$Initial.$C$10];IF(([.E383]/1.46666666666)&lt;[$Initial.$C$9];[$Initial.$C$9];([.E383]/1.46666666666)))" office:value-type="float" office:value="26.67">
            <text:p>26.6700</text:p>
          </table:table-cell>
          <table:table-cell table:style-name="ce16" table:formula="of:=IF(TRUNC([.E382]-(([.C383]-[.C382])*[.G383]*32.2)/1.46666666666;4)&gt;[$Initial.$C$9];IF([.F383]=1;([.E382]-(([.C383]-[.C382])*[.G383]*32.2));([.E382]+(([.C383]-[.C382])*[.G383]*32.2)));[.D38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3]&gt;0;IF([.F383]=1;(([.E382]*0.03333333333)-(16.1*[.G383]*0.03333333333*0.0333333333));(([.E382]*0.03333333333)+(16.1*[.G383]*0.03333333333*0.0333333333)));0)" office:value-type="float" office:value="1.25101740010619">
            <text:p>1.2510</text:p>
          </table:table-cell>
          <table:table-cell table:style-name="ce16" table:formula="of:=TRUNC([.J382]+[.I383];4)" office:value-type="float" office:value="477.2997">
            <text:p>477.29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3]+1" office:value-type="float" office:value="381">
            <text:p>381</text:p>
          </table:table-cell>
          <table:table-cell table:style-name="ce11"/>
          <table:table-cell table:style-name="ce16" table:formula="of:=[.A384]*0.0333333333" office:value-type="float" office:value="12.6999999873">
            <text:p>12.7000</text:p>
          </table:table-cell>
          <table:table-cell table:style-name="ce16" table:formula="of:=IF([.D383]=[$Initial.$C$9];[$Initial.$C$10];IF(([.E384]/1.46666666666)&lt;[$Initial.$C$9];[$Initial.$C$9];([.E384]/1.46666666666)))" office:value-type="float" office:value="0">
            <text:p>0.0000</text:p>
          </table:table-cell>
          <table:table-cell table:style-name="ce16" table:formula="of:=IF(TRUNC([.E383]-(([.C384]-[.C383])*[.G384]*32.2)/1.46666666666;4)&gt;[$Initial.$C$9];IF([.F384]=1;([.E383]-(([.C384]-[.C383])*[.G384]*32.2));([.E383]+(([.C384]-[.C383])*[.G384]*32.2)));[.D38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4]&gt;0;IF([.F384]=1;(([.E383]*0.03333333333)-(16.1*[.G384]*0.03333333333*0.0333333333));(([.E383]*0.03333333333)+(16.1*[.G384]*0.03333333333*0.0333333333)));0)" office:value-type="float" office:value="1.25101740010619">
            <text:p>1.2510</text:p>
          </table:table-cell>
          <table:table-cell table:style-name="ce16" table:formula="of:=TRUNC([.J383]+[.I384];4)" office:value-type="float" office:value="478.5507">
            <text:p>478.55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4]+1" office:value-type="float" office:value="382">
            <text:p>382</text:p>
          </table:table-cell>
          <table:table-cell table:style-name="ce11"/>
          <table:table-cell table:style-name="ce16" table:formula="of:=[.A385]*0.0333333333" office:value-type="float" office:value="12.7333333206">
            <text:p>12.7333</text:p>
          </table:table-cell>
          <table:table-cell table:style-name="ce16" table:formula="of:=IF([.D384]=[$Initial.$C$9];[$Initial.$C$10];IF(([.E385]/1.46666666666)&lt;[$Initial.$C$9];[$Initial.$C$9];([.E385]/1.46666666666)))" office:value-type="float" office:value="26.67">
            <text:p>26.6700</text:p>
          </table:table-cell>
          <table:table-cell table:style-name="ce16" table:formula="of:=IF(TRUNC([.E384]-(([.C385]-[.C384])*[.G385]*32.2)/1.46666666666;4)&gt;[$Initial.$C$9];IF([.F385]=1;([.E384]-(([.C385]-[.C384])*[.G385]*32.2));([.E384]+(([.C385]-[.C384])*[.G385]*32.2)));[.D38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5]&gt;0;IF([.F385]=1;(([.E384]*0.03333333333)-(16.1*[.G385]*0.03333333333*0.0333333333));(([.E384]*0.03333333333)+(16.1*[.G385]*0.03333333333*0.0333333333)));0)" office:value-type="float" office:value="1.25101740010619">
            <text:p>1.2510</text:p>
          </table:table-cell>
          <table:table-cell table:style-name="ce16" table:formula="of:=TRUNC([.J384]+[.I385];4)" office:value-type="float" office:value="479.8017">
            <text:p>479.80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5]+1" office:value-type="float" office:value="383">
            <text:p>383</text:p>
          </table:table-cell>
          <table:table-cell table:style-name="ce11"/>
          <table:table-cell table:style-name="ce16" table:formula="of:=[.A386]*0.0333333333" office:value-type="float" office:value="12.7666666539">
            <text:p>12.7667</text:p>
          </table:table-cell>
          <table:table-cell table:style-name="ce16" table:formula="of:=IF([.D385]=[$Initial.$C$9];[$Initial.$C$10];IF(([.E386]/1.46666666666)&lt;[$Initial.$C$9];[$Initial.$C$9];([.E386]/1.46666666666)))" office:value-type="float" office:value="0">
            <text:p>0.0000</text:p>
          </table:table-cell>
          <table:table-cell table:style-name="ce16" table:formula="of:=IF(TRUNC([.E385]-(([.C386]-[.C385])*[.G386]*32.2)/1.46666666666;4)&gt;[$Initial.$C$9];IF([.F386]=1;([.E385]-(([.C386]-[.C385])*[.G386]*32.2));([.E385]+(([.C386]-[.C385])*[.G386]*32.2)));[.D38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6]&gt;0;IF([.F386]=1;(([.E385]*0.03333333333)-(16.1*[.G386]*0.03333333333*0.0333333333));(([.E385]*0.03333333333)+(16.1*[.G386]*0.03333333333*0.0333333333)));0)" office:value-type="float" office:value="1.25101740010619">
            <text:p>1.2510</text:p>
          </table:table-cell>
          <table:table-cell table:style-name="ce16" table:formula="of:=TRUNC([.J385]+[.I386];4)" office:value-type="float" office:value="481.0527">
            <text:p>481.05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6]+1" office:value-type="float" office:value="384">
            <text:p>384</text:p>
          </table:table-cell>
          <table:table-cell table:style-name="ce11"/>
          <table:table-cell table:style-name="ce16" table:formula="of:=[.A387]*0.0333333333" office:value-type="float" office:value="12.7999999872">
            <text:p>12.8000</text:p>
          </table:table-cell>
          <table:table-cell table:style-name="ce16" table:formula="of:=IF([.D386]=[$Initial.$C$9];[$Initial.$C$10];IF(([.E387]/1.46666666666)&lt;[$Initial.$C$9];[$Initial.$C$9];([.E387]/1.46666666666)))" office:value-type="float" office:value="26.67">
            <text:p>26.6700</text:p>
          </table:table-cell>
          <table:table-cell table:style-name="ce16" table:formula="of:=IF(TRUNC([.E386]-(([.C387]-[.C386])*[.G387]*32.2)/1.46666666666;4)&gt;[$Initial.$C$9];IF([.F387]=1;([.E386]-(([.C387]-[.C386])*[.G387]*32.2));([.E386]+(([.C387]-[.C386])*[.G387]*32.2)));[.D38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7]&gt;0;IF([.F387]=1;(([.E386]*0.03333333333)-(16.1*[.G387]*0.03333333333*0.0333333333));(([.E386]*0.03333333333)+(16.1*[.G387]*0.03333333333*0.0333333333)));0)" office:value-type="float" office:value="1.25101740010619">
            <text:p>1.2510</text:p>
          </table:table-cell>
          <table:table-cell table:style-name="ce16" table:formula="of:=TRUNC([.J386]+[.I387];4)" office:value-type="float" office:value="482.3037">
            <text:p>482.30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7]+1" office:value-type="float" office:value="385">
            <text:p>385</text:p>
          </table:table-cell>
          <table:table-cell table:style-name="ce11"/>
          <table:table-cell table:style-name="ce16" table:formula="of:=[.A388]*0.0333333333" office:value-type="float" office:value="12.8333333205">
            <text:p>12.8333</text:p>
          </table:table-cell>
          <table:table-cell table:style-name="ce16" table:formula="of:=IF([.D387]=[$Initial.$C$9];[$Initial.$C$10];IF(([.E388]/1.46666666666)&lt;[$Initial.$C$9];[$Initial.$C$9];([.E388]/1.46666666666)))" office:value-type="float" office:value="0">
            <text:p>0.0000</text:p>
          </table:table-cell>
          <table:table-cell table:style-name="ce16" table:formula="of:=IF(TRUNC([.E387]-(([.C388]-[.C387])*[.G388]*32.2)/1.46666666666;4)&gt;[$Initial.$C$9];IF([.F388]=1;([.E387]-(([.C388]-[.C387])*[.G388]*32.2));([.E387]+(([.C388]-[.C387])*[.G388]*32.2)));[.D38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8]&gt;0;IF([.F388]=1;(([.E387]*0.03333333333)-(16.1*[.G388]*0.03333333333*0.0333333333));(([.E387]*0.03333333333)+(16.1*[.G388]*0.03333333333*0.0333333333)));0)" office:value-type="float" office:value="1.25101740010619">
            <text:p>1.2510</text:p>
          </table:table-cell>
          <table:table-cell table:style-name="ce16" table:formula="of:=TRUNC([.J387]+[.I388];4)" office:value-type="float" office:value="483.5547">
            <text:p>483.55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8]+1" office:value-type="float" office:value="386">
            <text:p>386</text:p>
          </table:table-cell>
          <table:table-cell table:style-name="ce11"/>
          <table:table-cell table:style-name="ce16" table:formula="of:=[.A389]*0.0333333333" office:value-type="float" office:value="12.8666666538">
            <text:p>12.8667</text:p>
          </table:table-cell>
          <table:table-cell table:style-name="ce16" table:formula="of:=IF([.D388]=[$Initial.$C$9];[$Initial.$C$10];IF(([.E389]/1.46666666666)&lt;[$Initial.$C$9];[$Initial.$C$9];([.E389]/1.46666666666)))" office:value-type="float" office:value="26.67">
            <text:p>26.6700</text:p>
          </table:table-cell>
          <table:table-cell table:style-name="ce16" table:formula="of:=IF(TRUNC([.E388]-(([.C389]-[.C388])*[.G389]*32.2)/1.46666666666;4)&gt;[$Initial.$C$9];IF([.F389]=1;([.E388]-(([.C389]-[.C388])*[.G389]*32.2));([.E388]+(([.C389]-[.C388])*[.G389]*32.2)));[.D38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89]&gt;0;IF([.F389]=1;(([.E388]*0.03333333333)-(16.1*[.G389]*0.03333333333*0.0333333333));(([.E388]*0.03333333333)+(16.1*[.G389]*0.03333333333*0.0333333333)));0)" office:value-type="float" office:value="1.25101740010619">
            <text:p>1.2510</text:p>
          </table:table-cell>
          <table:table-cell table:style-name="ce16" table:formula="of:=TRUNC([.J388]+[.I389];4)" office:value-type="float" office:value="484.8057">
            <text:p>484.80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89]+1" office:value-type="float" office:value="387">
            <text:p>387</text:p>
          </table:table-cell>
          <table:table-cell table:style-name="ce11"/>
          <table:table-cell table:style-name="ce16" table:formula="of:=[.A390]*0.0333333333" office:value-type="float" office:value="12.8999999871">
            <text:p>12.9000</text:p>
          </table:table-cell>
          <table:table-cell table:style-name="ce16" table:formula="of:=IF([.D389]=[$Initial.$C$9];[$Initial.$C$10];IF(([.E390]/1.46666666666)&lt;[$Initial.$C$9];[$Initial.$C$9];([.E390]/1.46666666666)))" office:value-type="float" office:value="0">
            <text:p>0.0000</text:p>
          </table:table-cell>
          <table:table-cell table:style-name="ce16" table:formula="of:=IF(TRUNC([.E389]-(([.C390]-[.C389])*[.G390]*32.2)/1.46666666666;4)&gt;[$Initial.$C$9];IF([.F390]=1;([.E389]-(([.C390]-[.C389])*[.G390]*32.2));([.E389]+(([.C390]-[.C389])*[.G390]*32.2)));[.D39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0]&gt;0;IF([.F390]=1;(([.E389]*0.03333333333)-(16.1*[.G390]*0.03333333333*0.0333333333));(([.E389]*0.03333333333)+(16.1*[.G390]*0.03333333333*0.0333333333)));0)" office:value-type="float" office:value="1.25101740010619">
            <text:p>1.2510</text:p>
          </table:table-cell>
          <table:table-cell table:style-name="ce16" table:formula="of:=TRUNC([.J389]+[.I390];4)" office:value-type="float" office:value="486.0567">
            <text:p>486.05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0]+1" office:value-type="float" office:value="388">
            <text:p>388</text:p>
          </table:table-cell>
          <table:table-cell table:style-name="ce11"/>
          <table:table-cell table:style-name="ce16" table:formula="of:=[.A391]*0.0333333333" office:value-type="float" office:value="12.9333333204">
            <text:p>12.9333</text:p>
          </table:table-cell>
          <table:table-cell table:style-name="ce16" table:formula="of:=IF([.D390]=[$Initial.$C$9];[$Initial.$C$10];IF(([.E391]/1.46666666666)&lt;[$Initial.$C$9];[$Initial.$C$9];([.E391]/1.46666666666)))" office:value-type="float" office:value="26.67">
            <text:p>26.6700</text:p>
          </table:table-cell>
          <table:table-cell table:style-name="ce16" table:formula="of:=IF(TRUNC([.E390]-(([.C391]-[.C390])*[.G391]*32.2)/1.46666666666;4)&gt;[$Initial.$C$9];IF([.F391]=1;([.E390]-(([.C391]-[.C390])*[.G391]*32.2));([.E390]+(([.C391]-[.C390])*[.G391]*32.2)));[.D39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1]&gt;0;IF([.F391]=1;(([.E390]*0.03333333333)-(16.1*[.G391]*0.03333333333*0.0333333333));(([.E390]*0.03333333333)+(16.1*[.G391]*0.03333333333*0.0333333333)));0)" office:value-type="float" office:value="1.25101740010619">
            <text:p>1.2510</text:p>
          </table:table-cell>
          <table:table-cell table:style-name="ce16" table:formula="of:=TRUNC([.J390]+[.I391];4)" office:value-type="float" office:value="487.3077">
            <text:p>487.30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1]+1" office:value-type="float" office:value="389">
            <text:p>389</text:p>
          </table:table-cell>
          <table:table-cell table:style-name="ce11"/>
          <table:table-cell table:style-name="ce16" table:formula="of:=[.A392]*0.0333333333" office:value-type="float" office:value="12.9666666537">
            <text:p>12.9667</text:p>
          </table:table-cell>
          <table:table-cell table:style-name="ce16" table:formula="of:=IF([.D391]=[$Initial.$C$9];[$Initial.$C$10];IF(([.E392]/1.46666666666)&lt;[$Initial.$C$9];[$Initial.$C$9];([.E392]/1.46666666666)))" office:value-type="float" office:value="0">
            <text:p>0.0000</text:p>
          </table:table-cell>
          <table:table-cell table:style-name="ce16" table:formula="of:=IF(TRUNC([.E391]-(([.C392]-[.C391])*[.G392]*32.2)/1.46666666666;4)&gt;[$Initial.$C$9];IF([.F392]=1;([.E391]-(([.C392]-[.C391])*[.G392]*32.2));([.E391]+(([.C392]-[.C391])*[.G392]*32.2)));[.D39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2]&gt;0;IF([.F392]=1;(([.E391]*0.03333333333)-(16.1*[.G392]*0.03333333333*0.0333333333));(([.E391]*0.03333333333)+(16.1*[.G392]*0.03333333333*0.0333333333)));0)" office:value-type="float" office:value="1.25101740010619">
            <text:p>1.2510</text:p>
          </table:table-cell>
          <table:table-cell table:style-name="ce16" table:formula="of:=TRUNC([.J391]+[.I392];4)" office:value-type="float" office:value="488.5587">
            <text:p>488.55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2]+1" office:value-type="float" office:value="390">
            <text:p>390</text:p>
          </table:table-cell>
          <table:table-cell table:style-name="ce11"/>
          <table:table-cell table:style-name="ce16" table:formula="of:=[.A393]*0.0333333333" office:value-type="float" office:value="12.999999987">
            <text:p>13.0000</text:p>
          </table:table-cell>
          <table:table-cell table:style-name="ce16" table:formula="of:=IF([.D392]=[$Initial.$C$9];[$Initial.$C$10];IF(([.E393]/1.46666666666)&lt;[$Initial.$C$9];[$Initial.$C$9];([.E393]/1.46666666666)))" office:value-type="float" office:value="26.67">
            <text:p>26.6700</text:p>
          </table:table-cell>
          <table:table-cell table:style-name="ce16" table:formula="of:=IF(TRUNC([.E392]-(([.C393]-[.C392])*[.G393]*32.2)/1.46666666666;4)&gt;[$Initial.$C$9];IF([.F393]=1;([.E392]-(([.C393]-[.C392])*[.G393]*32.2));([.E392]+(([.C393]-[.C392])*[.G393]*32.2)));[.D39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3]&gt;0;IF([.F393]=1;(([.E392]*0.03333333333)-(16.1*[.G393]*0.03333333333*0.0333333333));(([.E392]*0.03333333333)+(16.1*[.G393]*0.03333333333*0.0333333333)));0)" office:value-type="float" office:value="1.25101740010619">
            <text:p>1.2510</text:p>
          </table:table-cell>
          <table:table-cell table:style-name="ce16" table:formula="of:=TRUNC([.J392]+[.I393];4)" office:value-type="float" office:value="489.8097">
            <text:p>489.80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3]+1" office:value-type="float" office:value="391">
            <text:p>391</text:p>
          </table:table-cell>
          <table:table-cell table:style-name="ce11"/>
          <table:table-cell table:style-name="ce16" table:formula="of:=[.A394]*0.0333333333" office:value-type="float" office:value="13.0333333203">
            <text:p>13.0333</text:p>
          </table:table-cell>
          <table:table-cell table:style-name="ce16" table:formula="of:=IF([.D393]=[$Initial.$C$9];[$Initial.$C$10];IF(([.E394]/1.46666666666)&lt;[$Initial.$C$9];[$Initial.$C$9];([.E394]/1.46666666666)))" office:value-type="float" office:value="0">
            <text:p>0.0000</text:p>
          </table:table-cell>
          <table:table-cell table:style-name="ce16" table:formula="of:=IF(TRUNC([.E393]-(([.C394]-[.C393])*[.G394]*32.2)/1.46666666666;4)&gt;[$Initial.$C$9];IF([.F394]=1;([.E393]-(([.C394]-[.C393])*[.G394]*32.2));([.E393]+(([.C394]-[.C393])*[.G394]*32.2)));[.D39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4]&gt;0;IF([.F394]=1;(([.E393]*0.03333333333)-(16.1*[.G394]*0.03333333333*0.0333333333));(([.E393]*0.03333333333)+(16.1*[.G394]*0.03333333333*0.0333333333)));0)" office:value-type="float" office:value="1.25101740010619">
            <text:p>1.2510</text:p>
          </table:table-cell>
          <table:table-cell table:style-name="ce16" table:formula="of:=TRUNC([.J393]+[.I394];4)" office:value-type="float" office:value="491.0607">
            <text:p>491.06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4]+1" office:value-type="float" office:value="392">
            <text:p>392</text:p>
          </table:table-cell>
          <table:table-cell table:style-name="ce11"/>
          <table:table-cell table:style-name="ce16" table:formula="of:=[.A395]*0.0333333333" office:value-type="float" office:value="13.0666666536">
            <text:p>13.0667</text:p>
          </table:table-cell>
          <table:table-cell table:style-name="ce16" table:formula="of:=IF([.D394]=[$Initial.$C$9];[$Initial.$C$10];IF(([.E395]/1.46666666666)&lt;[$Initial.$C$9];[$Initial.$C$9];([.E395]/1.46666666666)))" office:value-type="float" office:value="26.67">
            <text:p>26.6700</text:p>
          </table:table-cell>
          <table:table-cell table:style-name="ce16" table:formula="of:=IF(TRUNC([.E394]-(([.C395]-[.C394])*[.G395]*32.2)/1.46666666666;4)&gt;[$Initial.$C$9];IF([.F395]=1;([.E394]-(([.C395]-[.C394])*[.G395]*32.2));([.E394]+(([.C395]-[.C394])*[.G395]*32.2)));[.D39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5]&gt;0;IF([.F395]=1;(([.E394]*0.03333333333)-(16.1*[.G395]*0.03333333333*0.0333333333));(([.E394]*0.03333333333)+(16.1*[.G395]*0.03333333333*0.0333333333)));0)" office:value-type="float" office:value="1.25101740010619">
            <text:p>1.2510</text:p>
          </table:table-cell>
          <table:table-cell table:style-name="ce16" table:formula="of:=TRUNC([.J394]+[.I395];4)" office:value-type="float" office:value="492.3117">
            <text:p>492.31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5]+1" office:value-type="float" office:value="393">
            <text:p>393</text:p>
          </table:table-cell>
          <table:table-cell table:style-name="ce11"/>
          <table:table-cell table:style-name="ce16" table:formula="of:=[.A396]*0.0333333333" office:value-type="float" office:value="13.0999999869">
            <text:p>13.1000</text:p>
          </table:table-cell>
          <table:table-cell table:style-name="ce16" table:formula="of:=IF([.D395]=[$Initial.$C$9];[$Initial.$C$10];IF(([.E396]/1.46666666666)&lt;[$Initial.$C$9];[$Initial.$C$9];([.E396]/1.46666666666)))" office:value-type="float" office:value="0">
            <text:p>0.0000</text:p>
          </table:table-cell>
          <table:table-cell table:style-name="ce16" table:formula="of:=IF(TRUNC([.E395]-(([.C396]-[.C395])*[.G396]*32.2)/1.46666666666;4)&gt;[$Initial.$C$9];IF([.F396]=1;([.E395]-(([.C396]-[.C395])*[.G396]*32.2));([.E395]+(([.C396]-[.C395])*[.G396]*32.2)));[.D39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6]&gt;0;IF([.F396]=1;(([.E395]*0.03333333333)-(16.1*[.G396]*0.03333333333*0.0333333333));(([.E395]*0.03333333333)+(16.1*[.G396]*0.03333333333*0.0333333333)));0)" office:value-type="float" office:value="1.25101740010619">
            <text:p>1.2510</text:p>
          </table:table-cell>
          <table:table-cell table:style-name="ce16" table:formula="of:=TRUNC([.J395]+[.I396];4)" office:value-type="float" office:value="493.5627">
            <text:p>493.56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6]+1" office:value-type="float" office:value="394">
            <text:p>394</text:p>
          </table:table-cell>
          <table:table-cell table:style-name="ce11"/>
          <table:table-cell table:style-name="ce16" table:formula="of:=[.A397]*0.0333333333" office:value-type="float" office:value="13.1333333202">
            <text:p>13.1333</text:p>
          </table:table-cell>
          <table:table-cell table:style-name="ce16" table:formula="of:=IF([.D396]=[$Initial.$C$9];[$Initial.$C$10];IF(([.E397]/1.46666666666)&lt;[$Initial.$C$9];[$Initial.$C$9];([.E397]/1.46666666666)))" office:value-type="float" office:value="26.67">
            <text:p>26.6700</text:p>
          </table:table-cell>
          <table:table-cell table:style-name="ce16" table:formula="of:=IF(TRUNC([.E396]-(([.C397]-[.C396])*[.G397]*32.2)/1.46666666666;4)&gt;[$Initial.$C$9];IF([.F397]=1;([.E396]-(([.C397]-[.C396])*[.G397]*32.2));([.E396]+(([.C397]-[.C396])*[.G397]*32.2)));[.D39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7]&gt;0;IF([.F397]=1;(([.E396]*0.03333333333)-(16.1*[.G397]*0.03333333333*0.0333333333));(([.E396]*0.03333333333)+(16.1*[.G397]*0.03333333333*0.0333333333)));0)" office:value-type="float" office:value="1.25101740010619">
            <text:p>1.2510</text:p>
          </table:table-cell>
          <table:table-cell table:style-name="ce16" table:formula="of:=TRUNC([.J396]+[.I397];4)" office:value-type="float" office:value="494.8137">
            <text:p>494.81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7]+1" office:value-type="float" office:value="395">
            <text:p>395</text:p>
          </table:table-cell>
          <table:table-cell table:style-name="ce11"/>
          <table:table-cell table:style-name="ce16" table:formula="of:=[.A398]*0.0333333333" office:value-type="float" office:value="13.1666666535">
            <text:p>13.1667</text:p>
          </table:table-cell>
          <table:table-cell table:style-name="ce16" table:formula="of:=IF([.D397]=[$Initial.$C$9];[$Initial.$C$10];IF(([.E398]/1.46666666666)&lt;[$Initial.$C$9];[$Initial.$C$9];([.E398]/1.46666666666)))" office:value-type="float" office:value="0">
            <text:p>0.0000</text:p>
          </table:table-cell>
          <table:table-cell table:style-name="ce16" table:formula="of:=IF(TRUNC([.E397]-(([.C398]-[.C397])*[.G398]*32.2)/1.46666666666;4)&gt;[$Initial.$C$9];IF([.F398]=1;([.E397]-(([.C398]-[.C397])*[.G398]*32.2));([.E397]+(([.C398]-[.C397])*[.G398]*32.2)));[.D39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8]&gt;0;IF([.F398]=1;(([.E397]*0.03333333333)-(16.1*[.G398]*0.03333333333*0.0333333333));(([.E397]*0.03333333333)+(16.1*[.G398]*0.03333333333*0.0333333333)));0)" office:value-type="float" office:value="1.25101740010619">
            <text:p>1.2510</text:p>
          </table:table-cell>
          <table:table-cell table:style-name="ce16" table:formula="of:=TRUNC([.J397]+[.I398];4)" office:value-type="float" office:value="496.0647">
            <text:p>496.06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8]+1" office:value-type="float" office:value="396">
            <text:p>396</text:p>
          </table:table-cell>
          <table:table-cell table:style-name="ce11"/>
          <table:table-cell table:style-name="ce16" table:formula="of:=[.A399]*0.0333333333" office:value-type="float" office:value="13.1999999868">
            <text:p>13.2000</text:p>
          </table:table-cell>
          <table:table-cell table:style-name="ce16" table:formula="of:=IF([.D398]=[$Initial.$C$9];[$Initial.$C$10];IF(([.E399]/1.46666666666)&lt;[$Initial.$C$9];[$Initial.$C$9];([.E399]/1.46666666666)))" office:value-type="float" office:value="26.67">
            <text:p>26.6700</text:p>
          </table:table-cell>
          <table:table-cell table:style-name="ce16" table:formula="of:=IF(TRUNC([.E398]-(([.C399]-[.C398])*[.G399]*32.2)/1.46666666666;4)&gt;[$Initial.$C$9];IF([.F399]=1;([.E398]-(([.C399]-[.C398])*[.G399]*32.2));([.E398]+(([.C399]-[.C398])*[.G399]*32.2)));[.D39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399]&gt;0;IF([.F399]=1;(([.E398]*0.03333333333)-(16.1*[.G399]*0.03333333333*0.0333333333));(([.E398]*0.03333333333)+(16.1*[.G399]*0.03333333333*0.0333333333)));0)" office:value-type="float" office:value="1.25101740010619">
            <text:p>1.2510</text:p>
          </table:table-cell>
          <table:table-cell table:style-name="ce16" table:formula="of:=TRUNC([.J398]+[.I399];4)" office:value-type="float" office:value="497.3157">
            <text:p>497.31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399]+1" office:value-type="float" office:value="397">
            <text:p>397</text:p>
          </table:table-cell>
          <table:table-cell table:style-name="ce11"/>
          <table:table-cell table:style-name="ce16" table:formula="of:=[.A400]*0.0333333333" office:value-type="float" office:value="13.2333333201">
            <text:p>13.2333</text:p>
          </table:table-cell>
          <table:table-cell table:style-name="ce16" table:formula="of:=IF([.D399]=[$Initial.$C$9];[$Initial.$C$10];IF(([.E400]/1.46666666666)&lt;[$Initial.$C$9];[$Initial.$C$9];([.E400]/1.46666666666)))" office:value-type="float" office:value="0">
            <text:p>0.0000</text:p>
          </table:table-cell>
          <table:table-cell table:style-name="ce16" table:formula="of:=IF(TRUNC([.E399]-(([.C400]-[.C399])*[.G400]*32.2)/1.46666666666;4)&gt;[$Initial.$C$9];IF([.F400]=1;([.E399]-(([.C400]-[.C399])*[.G400]*32.2));([.E399]+(([.C400]-[.C399])*[.G400]*32.2)));[.D40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0]&gt;0;IF([.F400]=1;(([.E399]*0.03333333333)-(16.1*[.G400]*0.03333333333*0.0333333333));(([.E399]*0.03333333333)+(16.1*[.G400]*0.03333333333*0.0333333333)));0)" office:value-type="float" office:value="1.25101740010619">
            <text:p>1.2510</text:p>
          </table:table-cell>
          <table:table-cell table:style-name="ce16" table:formula="of:=TRUNC([.J399]+[.I400];4)" office:value-type="float" office:value="498.5667">
            <text:p>498.56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0]+1" office:value-type="float" office:value="398">
            <text:p>398</text:p>
          </table:table-cell>
          <table:table-cell table:style-name="ce11"/>
          <table:table-cell table:style-name="ce16" table:formula="of:=[.A401]*0.0333333333" office:value-type="float" office:value="13.2666666534">
            <text:p>13.2667</text:p>
          </table:table-cell>
          <table:table-cell table:style-name="ce16" table:formula="of:=IF([.D400]=[$Initial.$C$9];[$Initial.$C$10];IF(([.E401]/1.46666666666)&lt;[$Initial.$C$9];[$Initial.$C$9];([.E401]/1.46666666666)))" office:value-type="float" office:value="26.67">
            <text:p>26.6700</text:p>
          </table:table-cell>
          <table:table-cell table:style-name="ce16" table:formula="of:=IF(TRUNC([.E400]-(([.C401]-[.C400])*[.G401]*32.2)/1.46666666666;4)&gt;[$Initial.$C$9];IF([.F401]=1;([.E400]-(([.C401]-[.C400])*[.G401]*32.2));([.E400]+(([.C401]-[.C400])*[.G401]*32.2)));[.D40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1]&gt;0;IF([.F401]=1;(([.E400]*0.03333333333)-(16.1*[.G401]*0.03333333333*0.0333333333));(([.E400]*0.03333333333)+(16.1*[.G401]*0.03333333333*0.0333333333)));0)" office:value-type="float" office:value="1.25101740010619">
            <text:p>1.2510</text:p>
          </table:table-cell>
          <table:table-cell table:style-name="ce16" table:formula="of:=TRUNC([.J400]+[.I401];4)" office:value-type="float" office:value="499.8177">
            <text:p>499.81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1]+1" office:value-type="float" office:value="399">
            <text:p>399</text:p>
          </table:table-cell>
          <table:table-cell table:style-name="ce11"/>
          <table:table-cell table:style-name="ce16" table:formula="of:=[.A402]*0.0333333333" office:value-type="float" office:value="13.2999999867">
            <text:p>13.3000</text:p>
          </table:table-cell>
          <table:table-cell table:style-name="ce16" table:formula="of:=IF([.D401]=[$Initial.$C$9];[$Initial.$C$10];IF(([.E402]/1.46666666666)&lt;[$Initial.$C$9];[$Initial.$C$9];([.E402]/1.46666666666)))" office:value-type="float" office:value="0">
            <text:p>0.0000</text:p>
          </table:table-cell>
          <table:table-cell table:style-name="ce16" table:formula="of:=IF(TRUNC([.E401]-(([.C402]-[.C401])*[.G402]*32.2)/1.46666666666;4)&gt;[$Initial.$C$9];IF([.F402]=1;([.E401]-(([.C402]-[.C401])*[.G402]*32.2));([.E401]+(([.C402]-[.C401])*[.G402]*32.2)));[.D40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2]&gt;0;IF([.F402]=1;(([.E401]*0.03333333333)-(16.1*[.G402]*0.03333333333*0.0333333333));(([.E401]*0.03333333333)+(16.1*[.G402]*0.03333333333*0.0333333333)));0)" office:value-type="float" office:value="1.25101740010619">
            <text:p>1.2510</text:p>
          </table:table-cell>
          <table:table-cell table:style-name="ce16" table:formula="of:=TRUNC([.J401]+[.I402];4)" office:value-type="float" office:value="501.0687">
            <text:p>501.06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2]+1" office:value-type="float" office:value="400">
            <text:p>400</text:p>
          </table:table-cell>
          <table:table-cell table:style-name="ce11"/>
          <table:table-cell table:style-name="ce16" table:formula="of:=[.A403]*0.0333333333" office:value-type="float" office:value="13.33333332">
            <text:p>13.3333</text:p>
          </table:table-cell>
          <table:table-cell table:style-name="ce16" table:formula="of:=IF([.D402]=[$Initial.$C$9];[$Initial.$C$10];IF(([.E403]/1.46666666666)&lt;[$Initial.$C$9];[$Initial.$C$9];([.E403]/1.46666666666)))" office:value-type="float" office:value="26.67">
            <text:p>26.6700</text:p>
          </table:table-cell>
          <table:table-cell table:style-name="ce16" table:formula="of:=IF(TRUNC([.E402]-(([.C403]-[.C402])*[.G403]*32.2)/1.46666666666;4)&gt;[$Initial.$C$9];IF([.F403]=1;([.E402]-(([.C403]-[.C402])*[.G403]*32.2));([.E402]+(([.C403]-[.C402])*[.G403]*32.2)));[.D40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3]&gt;0;IF([.F403]=1;(([.E402]*0.03333333333)-(16.1*[.G403]*0.03333333333*0.0333333333));(([.E402]*0.03333333333)+(16.1*[.G403]*0.03333333333*0.0333333333)));0)" office:value-type="float" office:value="1.25101740010619">
            <text:p>1.2510</text:p>
          </table:table-cell>
          <table:table-cell table:style-name="ce16" table:formula="of:=TRUNC([.J402]+[.I403];4)" office:value-type="float" office:value="502.3197">
            <text:p>502.31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3]+1" office:value-type="float" office:value="401">
            <text:p>401</text:p>
          </table:table-cell>
          <table:table-cell table:style-name="ce11"/>
          <table:table-cell table:style-name="ce16" table:formula="of:=[.A404]*0.0333333333" office:value-type="float" office:value="13.3666666533">
            <text:p>13.3667</text:p>
          </table:table-cell>
          <table:table-cell table:style-name="ce16" table:formula="of:=IF([.D403]=[$Initial.$C$9];[$Initial.$C$10];IF(([.E404]/1.46666666666)&lt;[$Initial.$C$9];[$Initial.$C$9];([.E404]/1.46666666666)))" office:value-type="float" office:value="0">
            <text:p>0.0000</text:p>
          </table:table-cell>
          <table:table-cell table:style-name="ce16" table:formula="of:=IF(TRUNC([.E403]-(([.C404]-[.C403])*[.G404]*32.2)/1.46666666666;4)&gt;[$Initial.$C$9];IF([.F404]=1;([.E403]-(([.C404]-[.C403])*[.G404]*32.2));([.E403]+(([.C404]-[.C403])*[.G404]*32.2)));[.D40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4]&gt;0;IF([.F404]=1;(([.E403]*0.03333333333)-(16.1*[.G404]*0.03333333333*0.0333333333));(([.E403]*0.03333333333)+(16.1*[.G404]*0.03333333333*0.0333333333)));0)" office:value-type="float" office:value="1.25101740010619">
            <text:p>1.2510</text:p>
          </table:table-cell>
          <table:table-cell table:style-name="ce16" table:formula="of:=TRUNC([.J403]+[.I404];4)" office:value-type="float" office:value="503.5707">
            <text:p>503.57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4]+1" office:value-type="float" office:value="402">
            <text:p>402</text:p>
          </table:table-cell>
          <table:table-cell table:style-name="ce11"/>
          <table:table-cell table:style-name="ce16" table:formula="of:=[.A405]*0.0333333333" office:value-type="float" office:value="13.3999999866">
            <text:p>13.4000</text:p>
          </table:table-cell>
          <table:table-cell table:style-name="ce16" table:formula="of:=IF([.D404]=[$Initial.$C$9];[$Initial.$C$10];IF(([.E405]/1.46666666666)&lt;[$Initial.$C$9];[$Initial.$C$9];([.E405]/1.46666666666)))" office:value-type="float" office:value="26.67">
            <text:p>26.6700</text:p>
          </table:table-cell>
          <table:table-cell table:style-name="ce16" table:formula="of:=IF(TRUNC([.E404]-(([.C405]-[.C404])*[.G405]*32.2)/1.46666666666;4)&gt;[$Initial.$C$9];IF([.F405]=1;([.E404]-(([.C405]-[.C404])*[.G405]*32.2));([.E404]+(([.C405]-[.C404])*[.G405]*32.2)));[.D40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5]&gt;0;IF([.F405]=1;(([.E404]*0.03333333333)-(16.1*[.G405]*0.03333333333*0.0333333333));(([.E404]*0.03333333333)+(16.1*[.G405]*0.03333333333*0.0333333333)));0)" office:value-type="float" office:value="1.25101740010619">
            <text:p>1.2510</text:p>
          </table:table-cell>
          <table:table-cell table:style-name="ce16" table:formula="of:=TRUNC([.J404]+[.I405];4)" office:value-type="float" office:value="504.8217">
            <text:p>504.82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5]+1" office:value-type="float" office:value="403">
            <text:p>403</text:p>
          </table:table-cell>
          <table:table-cell table:style-name="ce11"/>
          <table:table-cell table:style-name="ce16" table:formula="of:=[.A406]*0.0333333333" office:value-type="float" office:value="13.4333333199">
            <text:p>13.4333</text:p>
          </table:table-cell>
          <table:table-cell table:style-name="ce16" table:formula="of:=IF([.D405]=[$Initial.$C$9];[$Initial.$C$10];IF(([.E406]/1.46666666666)&lt;[$Initial.$C$9];[$Initial.$C$9];([.E406]/1.46666666666)))" office:value-type="float" office:value="0">
            <text:p>0.0000</text:p>
          </table:table-cell>
          <table:table-cell table:style-name="ce16" table:formula="of:=IF(TRUNC([.E405]-(([.C406]-[.C405])*[.G406]*32.2)/1.46666666666;4)&gt;[$Initial.$C$9];IF([.F406]=1;([.E405]-(([.C406]-[.C405])*[.G406]*32.2));([.E405]+(([.C406]-[.C405])*[.G406]*32.2)));[.D40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6]&gt;0;IF([.F406]=1;(([.E405]*0.03333333333)-(16.1*[.G406]*0.03333333333*0.0333333333));(([.E405]*0.03333333333)+(16.1*[.G406]*0.03333333333*0.0333333333)));0)" office:value-type="float" office:value="1.25101740010619">
            <text:p>1.2510</text:p>
          </table:table-cell>
          <table:table-cell table:style-name="ce16" table:formula="of:=TRUNC([.J405]+[.I406];4)" office:value-type="float" office:value="506.0727">
            <text:p>506.07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6]+1" office:value-type="float" office:value="404">
            <text:p>404</text:p>
          </table:table-cell>
          <table:table-cell table:style-name="ce11"/>
          <table:table-cell table:style-name="ce16" table:formula="of:=[.A407]*0.0333333333" office:value-type="float" office:value="13.4666666532">
            <text:p>13.4667</text:p>
          </table:table-cell>
          <table:table-cell table:style-name="ce16" table:formula="of:=IF([.D406]=[$Initial.$C$9];[$Initial.$C$10];IF(([.E407]/1.46666666666)&lt;[$Initial.$C$9];[$Initial.$C$9];([.E407]/1.46666666666)))" office:value-type="float" office:value="26.67">
            <text:p>26.6700</text:p>
          </table:table-cell>
          <table:table-cell table:style-name="ce16" table:formula="of:=IF(TRUNC([.E406]-(([.C407]-[.C406])*[.G407]*32.2)/1.46666666666;4)&gt;[$Initial.$C$9];IF([.F407]=1;([.E406]-(([.C407]-[.C406])*[.G407]*32.2));([.E406]+(([.C407]-[.C406])*[.G407]*32.2)));[.D40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7]&gt;0;IF([.F407]=1;(([.E406]*0.03333333333)-(16.1*[.G407]*0.03333333333*0.0333333333));(([.E406]*0.03333333333)+(16.1*[.G407]*0.03333333333*0.0333333333)));0)" office:value-type="float" office:value="1.25101740010619">
            <text:p>1.2510</text:p>
          </table:table-cell>
          <table:table-cell table:style-name="ce16" table:formula="of:=TRUNC([.J406]+[.I407];4)" office:value-type="float" office:value="507.3237">
            <text:p>507.32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7]+1" office:value-type="float" office:value="405">
            <text:p>405</text:p>
          </table:table-cell>
          <table:table-cell table:style-name="ce11"/>
          <table:table-cell table:style-name="ce16" table:formula="of:=[.A408]*0.0333333333" office:value-type="float" office:value="13.4999999865">
            <text:p>13.5000</text:p>
          </table:table-cell>
          <table:table-cell table:style-name="ce16" table:formula="of:=IF([.D407]=[$Initial.$C$9];[$Initial.$C$10];IF(([.E408]/1.46666666666)&lt;[$Initial.$C$9];[$Initial.$C$9];([.E408]/1.46666666666)))" office:value-type="float" office:value="0">
            <text:p>0.0000</text:p>
          </table:table-cell>
          <table:table-cell table:style-name="ce16" table:formula="of:=IF(TRUNC([.E407]-(([.C408]-[.C407])*[.G408]*32.2)/1.46666666666;4)&gt;[$Initial.$C$9];IF([.F408]=1;([.E407]-(([.C408]-[.C407])*[.G408]*32.2));([.E407]+(([.C408]-[.C407])*[.G408]*32.2)));[.D40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8]&gt;0;IF([.F408]=1;(([.E407]*0.03333333333)-(16.1*[.G408]*0.03333333333*0.0333333333));(([.E407]*0.03333333333)+(16.1*[.G408]*0.03333333333*0.0333333333)));0)" office:value-type="float" office:value="1.25101740010619">
            <text:p>1.2510</text:p>
          </table:table-cell>
          <table:table-cell table:style-name="ce16" table:formula="of:=TRUNC([.J407]+[.I408];4)" office:value-type="float" office:value="508.5747">
            <text:p>508.57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8]+1" office:value-type="float" office:value="406">
            <text:p>406</text:p>
          </table:table-cell>
          <table:table-cell table:style-name="ce11"/>
          <table:table-cell table:style-name="ce16" table:formula="of:=[.A409]*0.0333333333" office:value-type="float" office:value="13.5333333198">
            <text:p>13.5333</text:p>
          </table:table-cell>
          <table:table-cell table:style-name="ce16" table:formula="of:=IF([.D408]=[$Initial.$C$9];[$Initial.$C$10];IF(([.E409]/1.46666666666)&lt;[$Initial.$C$9];[$Initial.$C$9];([.E409]/1.46666666666)))" office:value-type="float" office:value="26.67">
            <text:p>26.6700</text:p>
          </table:table-cell>
          <table:table-cell table:style-name="ce16" table:formula="of:=IF(TRUNC([.E408]-(([.C409]-[.C408])*[.G409]*32.2)/1.46666666666;4)&gt;[$Initial.$C$9];IF([.F409]=1;([.E408]-(([.C409]-[.C408])*[.G409]*32.2));([.E408]+(([.C409]-[.C408])*[.G409]*32.2)));[.D40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09]&gt;0;IF([.F409]=1;(([.E408]*0.03333333333)-(16.1*[.G409]*0.03333333333*0.0333333333));(([.E408]*0.03333333333)+(16.1*[.G409]*0.03333333333*0.0333333333)));0)" office:value-type="float" office:value="1.25101740010619">
            <text:p>1.2510</text:p>
          </table:table-cell>
          <table:table-cell table:style-name="ce16" table:formula="of:=TRUNC([.J408]+[.I409];4)" office:value-type="float" office:value="509.8257">
            <text:p>509.82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09]+1" office:value-type="float" office:value="407">
            <text:p>407</text:p>
          </table:table-cell>
          <table:table-cell table:style-name="ce11"/>
          <table:table-cell table:style-name="ce16" table:formula="of:=[.A410]*0.0333333333" office:value-type="float" office:value="13.5666666531">
            <text:p>13.5667</text:p>
          </table:table-cell>
          <table:table-cell table:style-name="ce16" table:formula="of:=IF([.D409]=[$Initial.$C$9];[$Initial.$C$10];IF(([.E410]/1.46666666666)&lt;[$Initial.$C$9];[$Initial.$C$9];([.E410]/1.46666666666)))" office:value-type="float" office:value="0">
            <text:p>0.0000</text:p>
          </table:table-cell>
          <table:table-cell table:style-name="ce16" table:formula="of:=IF(TRUNC([.E409]-(([.C410]-[.C409])*[.G410]*32.2)/1.46666666666;4)&gt;[$Initial.$C$9];IF([.F410]=1;([.E409]-(([.C410]-[.C409])*[.G410]*32.2));([.E409]+(([.C410]-[.C409])*[.G410]*32.2)));[.D41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0]&gt;0;IF([.F410]=1;(([.E409]*0.03333333333)-(16.1*[.G410]*0.03333333333*0.0333333333));(([.E409]*0.03333333333)+(16.1*[.G410]*0.03333333333*0.0333333333)));0)" office:value-type="float" office:value="1.25101740010619">
            <text:p>1.2510</text:p>
          </table:table-cell>
          <table:table-cell table:style-name="ce16" table:formula="of:=TRUNC([.J409]+[.I410];4)" office:value-type="float" office:value="511.0767">
            <text:p>511.07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0]+1" office:value-type="float" office:value="408">
            <text:p>408</text:p>
          </table:table-cell>
          <table:table-cell table:style-name="ce11"/>
          <table:table-cell table:style-name="ce16" table:formula="of:=[.A411]*0.0333333333" office:value-type="float" office:value="13.5999999864">
            <text:p>13.6000</text:p>
          </table:table-cell>
          <table:table-cell table:style-name="ce16" table:formula="of:=IF([.D410]=[$Initial.$C$9];[$Initial.$C$10];IF(([.E411]/1.46666666666)&lt;[$Initial.$C$9];[$Initial.$C$9];([.E411]/1.46666666666)))" office:value-type="float" office:value="26.67">
            <text:p>26.6700</text:p>
          </table:table-cell>
          <table:table-cell table:style-name="ce16" table:formula="of:=IF(TRUNC([.E410]-(([.C411]-[.C410])*[.G411]*32.2)/1.46666666666;4)&gt;[$Initial.$C$9];IF([.F411]=1;([.E410]-(([.C411]-[.C410])*[.G411]*32.2));([.E410]+(([.C411]-[.C410])*[.G411]*32.2)));[.D41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1]&gt;0;IF([.F411]=1;(([.E410]*0.03333333333)-(16.1*[.G411]*0.03333333333*0.0333333333));(([.E410]*0.03333333333)+(16.1*[.G411]*0.03333333333*0.0333333333)));0)" office:value-type="float" office:value="1.25101740010619">
            <text:p>1.2510</text:p>
          </table:table-cell>
          <table:table-cell table:style-name="ce16" table:formula="of:=TRUNC([.J410]+[.I411];4)" office:value-type="float" office:value="512.3277">
            <text:p>512.32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1]+1" office:value-type="float" office:value="409">
            <text:p>409</text:p>
          </table:table-cell>
          <table:table-cell table:style-name="ce11"/>
          <table:table-cell table:style-name="ce16" table:formula="of:=[.A412]*0.0333333333" office:value-type="float" office:value="13.6333333197">
            <text:p>13.6333</text:p>
          </table:table-cell>
          <table:table-cell table:style-name="ce16" table:formula="of:=IF([.D411]=[$Initial.$C$9];[$Initial.$C$10];IF(([.E412]/1.46666666666)&lt;[$Initial.$C$9];[$Initial.$C$9];([.E412]/1.46666666666)))" office:value-type="float" office:value="0">
            <text:p>0.0000</text:p>
          </table:table-cell>
          <table:table-cell table:style-name="ce16" table:formula="of:=IF(TRUNC([.E411]-(([.C412]-[.C411])*[.G412]*32.2)/1.46666666666;4)&gt;[$Initial.$C$9];IF([.F412]=1;([.E411]-(([.C412]-[.C411])*[.G412]*32.2));([.E411]+(([.C412]-[.C411])*[.G412]*32.2)));[.D41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2]&gt;0;IF([.F412]=1;(([.E411]*0.03333333333)-(16.1*[.G412]*0.03333333333*0.0333333333));(([.E411]*0.03333333333)+(16.1*[.G412]*0.03333333333*0.0333333333)));0)" office:value-type="float" office:value="1.25101740010619">
            <text:p>1.2510</text:p>
          </table:table-cell>
          <table:table-cell table:style-name="ce16" table:formula="of:=TRUNC([.J411]+[.I412];4)" office:value-type="float" office:value="513.5787">
            <text:p>513.57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2]+1" office:value-type="float" office:value="410">
            <text:p>410</text:p>
          </table:table-cell>
          <table:table-cell table:style-name="ce11"/>
          <table:table-cell table:style-name="ce16" table:formula="of:=[.A413]*0.0333333333" office:value-type="float" office:value="13.666666653">
            <text:p>13.6667</text:p>
          </table:table-cell>
          <table:table-cell table:style-name="ce16" table:formula="of:=IF([.D412]=[$Initial.$C$9];[$Initial.$C$10];IF(([.E413]/1.46666666666)&lt;[$Initial.$C$9];[$Initial.$C$9];([.E413]/1.46666666666)))" office:value-type="float" office:value="26.67">
            <text:p>26.6700</text:p>
          </table:table-cell>
          <table:table-cell table:style-name="ce16" table:formula="of:=IF(TRUNC([.E412]-(([.C413]-[.C412])*[.G413]*32.2)/1.46666666666;4)&gt;[$Initial.$C$9];IF([.F413]=1;([.E412]-(([.C413]-[.C412])*[.G413]*32.2));([.E412]+(([.C413]-[.C412])*[.G413]*32.2)));[.D41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3]&gt;0;IF([.F413]=1;(([.E412]*0.03333333333)-(16.1*[.G413]*0.03333333333*0.0333333333));(([.E412]*0.03333333333)+(16.1*[.G413]*0.03333333333*0.0333333333)));0)" office:value-type="float" office:value="1.25101740010619">
            <text:p>1.2510</text:p>
          </table:table-cell>
          <table:table-cell table:style-name="ce16" table:formula="of:=TRUNC([.J412]+[.I413];4)" office:value-type="float" office:value="514.8297">
            <text:p>514.82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3]+1" office:value-type="float" office:value="411">
            <text:p>411</text:p>
          </table:table-cell>
          <table:table-cell table:style-name="ce11"/>
          <table:table-cell table:style-name="ce16" table:formula="of:=[.A414]*0.0333333333" office:value-type="float" office:value="13.6999999863">
            <text:p>13.7000</text:p>
          </table:table-cell>
          <table:table-cell table:style-name="ce16" table:formula="of:=IF([.D413]=[$Initial.$C$9];[$Initial.$C$10];IF(([.E414]/1.46666666666)&lt;[$Initial.$C$9];[$Initial.$C$9];([.E414]/1.46666666666)))" office:value-type="float" office:value="0">
            <text:p>0.0000</text:p>
          </table:table-cell>
          <table:table-cell table:style-name="ce16" table:formula="of:=IF(TRUNC([.E413]-(([.C414]-[.C413])*[.G414]*32.2)/1.46666666666;4)&gt;[$Initial.$C$9];IF([.F414]=1;([.E413]-(([.C414]-[.C413])*[.G414]*32.2));([.E413]+(([.C414]-[.C413])*[.G414]*32.2)));[.D41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4]&gt;0;IF([.F414]=1;(([.E413]*0.03333333333)-(16.1*[.G414]*0.03333333333*0.0333333333));(([.E413]*0.03333333333)+(16.1*[.G414]*0.03333333333*0.0333333333)));0)" office:value-type="float" office:value="1.25101740010619">
            <text:p>1.2510</text:p>
          </table:table-cell>
          <table:table-cell table:style-name="ce16" table:formula="of:=TRUNC([.J413]+[.I414];4)" office:value-type="float" office:value="516.0807">
            <text:p>516.08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4]+1" office:value-type="float" office:value="412">
            <text:p>412</text:p>
          </table:table-cell>
          <table:table-cell table:style-name="ce11"/>
          <table:table-cell table:style-name="ce16" table:formula="of:=[.A415]*0.0333333333" office:value-type="float" office:value="13.7333333196">
            <text:p>13.7333</text:p>
          </table:table-cell>
          <table:table-cell table:style-name="ce16" table:formula="of:=IF([.D414]=[$Initial.$C$9];[$Initial.$C$10];IF(([.E415]/1.46666666666)&lt;[$Initial.$C$9];[$Initial.$C$9];([.E415]/1.46666666666)))" office:value-type="float" office:value="26.67">
            <text:p>26.6700</text:p>
          </table:table-cell>
          <table:table-cell table:style-name="ce16" table:formula="of:=IF(TRUNC([.E414]-(([.C415]-[.C414])*[.G415]*32.2)/1.46666666666;4)&gt;[$Initial.$C$9];IF([.F415]=1;([.E414]-(([.C415]-[.C414])*[.G415]*32.2));([.E414]+(([.C415]-[.C414])*[.G415]*32.2)));[.D41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5]&gt;0;IF([.F415]=1;(([.E414]*0.03333333333)-(16.1*[.G415]*0.03333333333*0.0333333333));(([.E414]*0.03333333333)+(16.1*[.G415]*0.03333333333*0.0333333333)));0)" office:value-type="float" office:value="1.25101740010619">
            <text:p>1.2510</text:p>
          </table:table-cell>
          <table:table-cell table:style-name="ce16" table:formula="of:=TRUNC([.J414]+[.I415];4)" office:value-type="float" office:value="517.3317">
            <text:p>517.33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5]+1" office:value-type="float" office:value="413">
            <text:p>413</text:p>
          </table:table-cell>
          <table:table-cell table:style-name="ce11"/>
          <table:table-cell table:style-name="ce16" table:formula="of:=[.A416]*0.0333333333" office:value-type="float" office:value="13.7666666529">
            <text:p>13.7667</text:p>
          </table:table-cell>
          <table:table-cell table:style-name="ce16" table:formula="of:=IF([.D415]=[$Initial.$C$9];[$Initial.$C$10];IF(([.E416]/1.46666666666)&lt;[$Initial.$C$9];[$Initial.$C$9];([.E416]/1.46666666666)))" office:value-type="float" office:value="0">
            <text:p>0.0000</text:p>
          </table:table-cell>
          <table:table-cell table:style-name="ce16" table:formula="of:=IF(TRUNC([.E415]-(([.C416]-[.C415])*[.G416]*32.2)/1.46666666666;4)&gt;[$Initial.$C$9];IF([.F416]=1;([.E415]-(([.C416]-[.C415])*[.G416]*32.2));([.E415]+(([.C416]-[.C415])*[.G416]*32.2)));[.D41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6]&gt;0;IF([.F416]=1;(([.E415]*0.03333333333)-(16.1*[.G416]*0.03333333333*0.0333333333));(([.E415]*0.03333333333)+(16.1*[.G416]*0.03333333333*0.0333333333)));0)" office:value-type="float" office:value="1.25101740010619">
            <text:p>1.2510</text:p>
          </table:table-cell>
          <table:table-cell table:style-name="ce16" table:formula="of:=TRUNC([.J415]+[.I416];4)" office:value-type="float" office:value="518.5827">
            <text:p>518.58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6]+1" office:value-type="float" office:value="414">
            <text:p>414</text:p>
          </table:table-cell>
          <table:table-cell table:style-name="ce11"/>
          <table:table-cell table:style-name="ce16" table:formula="of:=[.A417]*0.0333333333" office:value-type="float" office:value="13.7999999862">
            <text:p>13.8000</text:p>
          </table:table-cell>
          <table:table-cell table:style-name="ce16" table:formula="of:=IF([.D416]=[$Initial.$C$9];[$Initial.$C$10];IF(([.E417]/1.46666666666)&lt;[$Initial.$C$9];[$Initial.$C$9];([.E417]/1.46666666666)))" office:value-type="float" office:value="26.67">
            <text:p>26.6700</text:p>
          </table:table-cell>
          <table:table-cell table:style-name="ce16" table:formula="of:=IF(TRUNC([.E416]-(([.C417]-[.C416])*[.G417]*32.2)/1.46666666666;4)&gt;[$Initial.$C$9];IF([.F417]=1;([.E416]-(([.C417]-[.C416])*[.G417]*32.2));([.E416]+(([.C417]-[.C416])*[.G417]*32.2)));[.D41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7]&gt;0;IF([.F417]=1;(([.E416]*0.03333333333)-(16.1*[.G417]*0.03333333333*0.0333333333));(([.E416]*0.03333333333)+(16.1*[.G417]*0.03333333333*0.0333333333)));0)" office:value-type="float" office:value="1.25101740010619">
            <text:p>1.2510</text:p>
          </table:table-cell>
          <table:table-cell table:style-name="ce16" table:formula="of:=TRUNC([.J416]+[.I417];4)" office:value-type="float" office:value="519.8337">
            <text:p>519.83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7]+1" office:value-type="float" office:value="415">
            <text:p>415</text:p>
          </table:table-cell>
          <table:table-cell table:style-name="ce11"/>
          <table:table-cell table:style-name="ce16" table:formula="of:=[.A418]*0.0333333333" office:value-type="float" office:value="13.8333333195">
            <text:p>13.8333</text:p>
          </table:table-cell>
          <table:table-cell table:style-name="ce16" table:formula="of:=IF([.D417]=[$Initial.$C$9];[$Initial.$C$10];IF(([.E418]/1.46666666666)&lt;[$Initial.$C$9];[$Initial.$C$9];([.E418]/1.46666666666)))" office:value-type="float" office:value="0">
            <text:p>0.0000</text:p>
          </table:table-cell>
          <table:table-cell table:style-name="ce16" table:formula="of:=IF(TRUNC([.E417]-(([.C418]-[.C417])*[.G418]*32.2)/1.46666666666;4)&gt;[$Initial.$C$9];IF([.F418]=1;([.E417]-(([.C418]-[.C417])*[.G418]*32.2));([.E417]+(([.C418]-[.C417])*[.G418]*32.2)));[.D41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8]&gt;0;IF([.F418]=1;(([.E417]*0.03333333333)-(16.1*[.G418]*0.03333333333*0.0333333333));(([.E417]*0.03333333333)+(16.1*[.G418]*0.03333333333*0.0333333333)));0)" office:value-type="float" office:value="1.25101740010619">
            <text:p>1.2510</text:p>
          </table:table-cell>
          <table:table-cell table:style-name="ce16" table:formula="of:=TRUNC([.J417]+[.I418];4)" office:value-type="float" office:value="521.0847">
            <text:p>521.08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8]+1" office:value-type="float" office:value="416">
            <text:p>416</text:p>
          </table:table-cell>
          <table:table-cell table:style-name="ce11"/>
          <table:table-cell table:style-name="ce16" table:formula="of:=[.A419]*0.0333333333" office:value-type="float" office:value="13.8666666528">
            <text:p>13.8667</text:p>
          </table:table-cell>
          <table:table-cell table:style-name="ce16" table:formula="of:=IF([.D418]=[$Initial.$C$9];[$Initial.$C$10];IF(([.E419]/1.46666666666)&lt;[$Initial.$C$9];[$Initial.$C$9];([.E419]/1.46666666666)))" office:value-type="float" office:value="26.67">
            <text:p>26.6700</text:p>
          </table:table-cell>
          <table:table-cell table:style-name="ce16" table:formula="of:=IF(TRUNC([.E418]-(([.C419]-[.C418])*[.G419]*32.2)/1.46666666666;4)&gt;[$Initial.$C$9];IF([.F419]=1;([.E418]-(([.C419]-[.C418])*[.G419]*32.2));([.E418]+(([.C419]-[.C418])*[.G419]*32.2)));[.D41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19]&gt;0;IF([.F419]=1;(([.E418]*0.03333333333)-(16.1*[.G419]*0.03333333333*0.0333333333));(([.E418]*0.03333333333)+(16.1*[.G419]*0.03333333333*0.0333333333)));0)" office:value-type="float" office:value="1.25101740010619">
            <text:p>1.2510</text:p>
          </table:table-cell>
          <table:table-cell table:style-name="ce16" table:formula="of:=TRUNC([.J418]+[.I419];4)" office:value-type="float" office:value="522.3357">
            <text:p>522.33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19]+1" office:value-type="float" office:value="417">
            <text:p>417</text:p>
          </table:table-cell>
          <table:table-cell table:style-name="ce11"/>
          <table:table-cell table:style-name="ce16" table:formula="of:=[.A420]*0.0333333333" office:value-type="float" office:value="13.8999999861">
            <text:p>13.9000</text:p>
          </table:table-cell>
          <table:table-cell table:style-name="ce16" table:formula="of:=IF([.D419]=[$Initial.$C$9];[$Initial.$C$10];IF(([.E420]/1.46666666666)&lt;[$Initial.$C$9];[$Initial.$C$9];([.E420]/1.46666666666)))" office:value-type="float" office:value="0">
            <text:p>0.0000</text:p>
          </table:table-cell>
          <table:table-cell table:style-name="ce16" table:formula="of:=IF(TRUNC([.E419]-(([.C420]-[.C419])*[.G420]*32.2)/1.46666666666;4)&gt;[$Initial.$C$9];IF([.F420]=1;([.E419]-(([.C420]-[.C419])*[.G420]*32.2));([.E419]+(([.C420]-[.C419])*[.G420]*32.2)));[.D42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0]&gt;0;IF([.F420]=1;(([.E419]*0.03333333333)-(16.1*[.G420]*0.03333333333*0.0333333333));(([.E419]*0.03333333333)+(16.1*[.G420]*0.03333333333*0.0333333333)));0)" office:value-type="float" office:value="1.25101740010619">
            <text:p>1.2510</text:p>
          </table:table-cell>
          <table:table-cell table:style-name="ce16" table:formula="of:=TRUNC([.J419]+[.I420];4)" office:value-type="float" office:value="523.5867">
            <text:p>523.58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0]+1" office:value-type="float" office:value="418">
            <text:p>418</text:p>
          </table:table-cell>
          <table:table-cell table:style-name="ce11"/>
          <table:table-cell table:style-name="ce16" table:formula="of:=[.A421]*0.0333333333" office:value-type="float" office:value="13.9333333194">
            <text:p>13.9333</text:p>
          </table:table-cell>
          <table:table-cell table:style-name="ce16" table:formula="of:=IF([.D420]=[$Initial.$C$9];[$Initial.$C$10];IF(([.E421]/1.46666666666)&lt;[$Initial.$C$9];[$Initial.$C$9];([.E421]/1.46666666666)))" office:value-type="float" office:value="26.67">
            <text:p>26.6700</text:p>
          </table:table-cell>
          <table:table-cell table:style-name="ce16" table:formula="of:=IF(TRUNC([.E420]-(([.C421]-[.C420])*[.G421]*32.2)/1.46666666666;4)&gt;[$Initial.$C$9];IF([.F421]=1;([.E420]-(([.C421]-[.C420])*[.G421]*32.2));([.E420]+(([.C421]-[.C420])*[.G421]*32.2)));[.D42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1]&gt;0;IF([.F421]=1;(([.E420]*0.03333333333)-(16.1*[.G421]*0.03333333333*0.0333333333));(([.E420]*0.03333333333)+(16.1*[.G421]*0.03333333333*0.0333333333)));0)" office:value-type="float" office:value="1.25101740010619">
            <text:p>1.2510</text:p>
          </table:table-cell>
          <table:table-cell table:style-name="ce16" table:formula="of:=TRUNC([.J420]+[.I421];4)" office:value-type="float" office:value="524.8377">
            <text:p>524.83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1]+1" office:value-type="float" office:value="419">
            <text:p>419</text:p>
          </table:table-cell>
          <table:table-cell table:style-name="ce11"/>
          <table:table-cell table:style-name="ce16" table:formula="of:=[.A422]*0.0333333333" office:value-type="float" office:value="13.9666666527">
            <text:p>13.9667</text:p>
          </table:table-cell>
          <table:table-cell table:style-name="ce16" table:formula="of:=IF([.D421]=[$Initial.$C$9];[$Initial.$C$10];IF(([.E422]/1.46666666666)&lt;[$Initial.$C$9];[$Initial.$C$9];([.E422]/1.46666666666)))" office:value-type="float" office:value="0">
            <text:p>0.0000</text:p>
          </table:table-cell>
          <table:table-cell table:style-name="ce16" table:formula="of:=IF(TRUNC([.E421]-(([.C422]-[.C421])*[.G422]*32.2)/1.46666666666;4)&gt;[$Initial.$C$9];IF([.F422]=1;([.E421]-(([.C422]-[.C421])*[.G422]*32.2));([.E421]+(([.C422]-[.C421])*[.G422]*32.2)));[.D42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2]&gt;0;IF([.F422]=1;(([.E421]*0.03333333333)-(16.1*[.G422]*0.03333333333*0.0333333333));(([.E421]*0.03333333333)+(16.1*[.G422]*0.03333333333*0.0333333333)));0)" office:value-type="float" office:value="1.25101740010619">
            <text:p>1.2510</text:p>
          </table:table-cell>
          <table:table-cell table:style-name="ce16" table:formula="of:=TRUNC([.J421]+[.I422];4)" office:value-type="float" office:value="526.0887">
            <text:p>526.08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2]+1" office:value-type="float" office:value="420">
            <text:p>420</text:p>
          </table:table-cell>
          <table:table-cell table:style-name="ce11"/>
          <table:table-cell table:style-name="ce16" table:formula="of:=[.A423]*0.0333333333" office:value-type="float" office:value="13.999999986">
            <text:p>14.0000</text:p>
          </table:table-cell>
          <table:table-cell table:style-name="ce16" table:formula="of:=IF([.D422]=[$Initial.$C$9];[$Initial.$C$10];IF(([.E423]/1.46666666666)&lt;[$Initial.$C$9];[$Initial.$C$9];([.E423]/1.46666666666)))" office:value-type="float" office:value="26.67">
            <text:p>26.6700</text:p>
          </table:table-cell>
          <table:table-cell table:style-name="ce16" table:formula="of:=IF(TRUNC([.E422]-(([.C423]-[.C422])*[.G423]*32.2)/1.46666666666;4)&gt;[$Initial.$C$9];IF([.F423]=1;([.E422]-(([.C423]-[.C422])*[.G423]*32.2));([.E422]+(([.C423]-[.C422])*[.G423]*32.2)));[.D42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3]&gt;0;IF([.F423]=1;(([.E422]*0.03333333333)-(16.1*[.G423]*0.03333333333*0.0333333333));(([.E422]*0.03333333333)+(16.1*[.G423]*0.03333333333*0.0333333333)));0)" office:value-type="float" office:value="1.25101740010619">
            <text:p>1.2510</text:p>
          </table:table-cell>
          <table:table-cell table:style-name="ce16" table:formula="of:=TRUNC([.J422]+[.I423];4)" office:value-type="float" office:value="527.3397">
            <text:p>527.33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3]+1" office:value-type="float" office:value="421">
            <text:p>421</text:p>
          </table:table-cell>
          <table:table-cell table:style-name="ce11"/>
          <table:table-cell table:style-name="ce16" table:formula="of:=[.A424]*0.0333333333" office:value-type="float" office:value="14.0333333193">
            <text:p>14.0333</text:p>
          </table:table-cell>
          <table:table-cell table:style-name="ce16" table:formula="of:=IF([.D423]=[$Initial.$C$9];[$Initial.$C$10];IF(([.E424]/1.46666666666)&lt;[$Initial.$C$9];[$Initial.$C$9];([.E424]/1.46666666666)))" office:value-type="float" office:value="0">
            <text:p>0.0000</text:p>
          </table:table-cell>
          <table:table-cell table:style-name="ce16" table:formula="of:=IF(TRUNC([.E423]-(([.C424]-[.C423])*[.G424]*32.2)/1.46666666666;4)&gt;[$Initial.$C$9];IF([.F424]=1;([.E423]-(([.C424]-[.C423])*[.G424]*32.2));([.E423]+(([.C424]-[.C423])*[.G424]*32.2)));[.D42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4]&gt;0;IF([.F424]=1;(([.E423]*0.03333333333)-(16.1*[.G424]*0.03333333333*0.0333333333));(([.E423]*0.03333333333)+(16.1*[.G424]*0.03333333333*0.0333333333)));0)" office:value-type="float" office:value="1.25101740010619">
            <text:p>1.2510</text:p>
          </table:table-cell>
          <table:table-cell table:style-name="ce16" table:formula="of:=TRUNC([.J423]+[.I424];4)" office:value-type="float" office:value="528.5907">
            <text:p>528.59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4]+1" office:value-type="float" office:value="422">
            <text:p>422</text:p>
          </table:table-cell>
          <table:table-cell table:style-name="ce11"/>
          <table:table-cell table:style-name="ce16" table:formula="of:=[.A425]*0.0333333333" office:value-type="float" office:value="14.0666666526">
            <text:p>14.0667</text:p>
          </table:table-cell>
          <table:table-cell table:style-name="ce16" table:formula="of:=IF([.D424]=[$Initial.$C$9];[$Initial.$C$10];IF(([.E425]/1.46666666666)&lt;[$Initial.$C$9];[$Initial.$C$9];([.E425]/1.46666666666)))" office:value-type="float" office:value="26.67">
            <text:p>26.6700</text:p>
          </table:table-cell>
          <table:table-cell table:style-name="ce16" table:formula="of:=IF(TRUNC([.E424]-(([.C425]-[.C424])*[.G425]*32.2)/1.46666666666;4)&gt;[$Initial.$C$9];IF([.F425]=1;([.E424]-(([.C425]-[.C424])*[.G425]*32.2));([.E424]+(([.C425]-[.C424])*[.G425]*32.2)));[.D42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5]&gt;0;IF([.F425]=1;(([.E424]*0.03333333333)-(16.1*[.G425]*0.03333333333*0.0333333333));(([.E424]*0.03333333333)+(16.1*[.G425]*0.03333333333*0.0333333333)));0)" office:value-type="float" office:value="1.25101740010619">
            <text:p>1.2510</text:p>
          </table:table-cell>
          <table:table-cell table:style-name="ce16" table:formula="of:=TRUNC([.J424]+[.I425];4)" office:value-type="float" office:value="529.8417">
            <text:p>529.84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5]+1" office:value-type="float" office:value="423">
            <text:p>423</text:p>
          </table:table-cell>
          <table:table-cell table:style-name="ce11"/>
          <table:table-cell table:style-name="ce16" table:formula="of:=[.A426]*0.0333333333" office:value-type="float" office:value="14.0999999859">
            <text:p>14.1000</text:p>
          </table:table-cell>
          <table:table-cell table:style-name="ce16" table:formula="of:=IF([.D425]=[$Initial.$C$9];[$Initial.$C$10];IF(([.E426]/1.46666666666)&lt;[$Initial.$C$9];[$Initial.$C$9];([.E426]/1.46666666666)))" office:value-type="float" office:value="0">
            <text:p>0.0000</text:p>
          </table:table-cell>
          <table:table-cell table:style-name="ce16" table:formula="of:=IF(TRUNC([.E425]-(([.C426]-[.C425])*[.G426]*32.2)/1.46666666666;4)&gt;[$Initial.$C$9];IF([.F426]=1;([.E425]-(([.C426]-[.C425])*[.G426]*32.2));([.E425]+(([.C426]-[.C425])*[.G426]*32.2)));[.D42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6]&gt;0;IF([.F426]=1;(([.E425]*0.03333333333)-(16.1*[.G426]*0.03333333333*0.0333333333));(([.E425]*0.03333333333)+(16.1*[.G426]*0.03333333333*0.0333333333)));0)" office:value-type="float" office:value="1.25101740010619">
            <text:p>1.2510</text:p>
          </table:table-cell>
          <table:table-cell table:style-name="ce16" table:formula="of:=TRUNC([.J425]+[.I426];4)" office:value-type="float" office:value="531.0927">
            <text:p>531.09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6]+1" office:value-type="float" office:value="424">
            <text:p>424</text:p>
          </table:table-cell>
          <table:table-cell table:style-name="ce11"/>
          <table:table-cell table:style-name="ce16" table:formula="of:=[.A427]*0.0333333333" office:value-type="float" office:value="14.1333333192">
            <text:p>14.1333</text:p>
          </table:table-cell>
          <table:table-cell table:style-name="ce16" table:formula="of:=IF([.D426]=[$Initial.$C$9];[$Initial.$C$10];IF(([.E427]/1.46666666666)&lt;[$Initial.$C$9];[$Initial.$C$9];([.E427]/1.46666666666)))" office:value-type="float" office:value="26.67">
            <text:p>26.6700</text:p>
          </table:table-cell>
          <table:table-cell table:style-name="ce16" table:formula="of:=IF(TRUNC([.E426]-(([.C427]-[.C426])*[.G427]*32.2)/1.46666666666;4)&gt;[$Initial.$C$9];IF([.F427]=1;([.E426]-(([.C427]-[.C426])*[.G427]*32.2));([.E426]+(([.C427]-[.C426])*[.G427]*32.2)));[.D42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7]&gt;0;IF([.F427]=1;(([.E426]*0.03333333333)-(16.1*[.G427]*0.03333333333*0.0333333333));(([.E426]*0.03333333333)+(16.1*[.G427]*0.03333333333*0.0333333333)));0)" office:value-type="float" office:value="1.25101740010619">
            <text:p>1.2510</text:p>
          </table:table-cell>
          <table:table-cell table:style-name="ce16" table:formula="of:=TRUNC([.J426]+[.I427];4)" office:value-type="float" office:value="532.3437">
            <text:p>532.34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7]+1" office:value-type="float" office:value="425">
            <text:p>425</text:p>
          </table:table-cell>
          <table:table-cell table:style-name="ce11"/>
          <table:table-cell table:style-name="ce16" table:formula="of:=[.A428]*0.0333333333" office:value-type="float" office:value="14.1666666525">
            <text:p>14.1667</text:p>
          </table:table-cell>
          <table:table-cell table:style-name="ce16" table:formula="of:=IF([.D427]=[$Initial.$C$9];[$Initial.$C$10];IF(([.E428]/1.46666666666)&lt;[$Initial.$C$9];[$Initial.$C$9];([.E428]/1.46666666666)))" office:value-type="float" office:value="0">
            <text:p>0.0000</text:p>
          </table:table-cell>
          <table:table-cell table:style-name="ce16" table:formula="of:=IF(TRUNC([.E427]-(([.C428]-[.C427])*[.G428]*32.2)/1.46666666666;4)&gt;[$Initial.$C$9];IF([.F428]=1;([.E427]-(([.C428]-[.C427])*[.G428]*32.2));([.E427]+(([.C428]-[.C427])*[.G428]*32.2)));[.D42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8]&gt;0;IF([.F428]=1;(([.E427]*0.03333333333)-(16.1*[.G428]*0.03333333333*0.0333333333));(([.E427]*0.03333333333)+(16.1*[.G428]*0.03333333333*0.0333333333)));0)" office:value-type="float" office:value="1.25101740010619">
            <text:p>1.2510</text:p>
          </table:table-cell>
          <table:table-cell table:style-name="ce16" table:formula="of:=TRUNC([.J427]+[.I428];4)" office:value-type="float" office:value="533.5947">
            <text:p>533.59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8]+1" office:value-type="float" office:value="426">
            <text:p>426</text:p>
          </table:table-cell>
          <table:table-cell table:style-name="ce11"/>
          <table:table-cell table:style-name="ce16" table:formula="of:=[.A429]*0.0333333333" office:value-type="float" office:value="14.1999999858">
            <text:p>14.2000</text:p>
          </table:table-cell>
          <table:table-cell table:style-name="ce16" table:formula="of:=IF([.D428]=[$Initial.$C$9];[$Initial.$C$10];IF(([.E429]/1.46666666666)&lt;[$Initial.$C$9];[$Initial.$C$9];([.E429]/1.46666666666)))" office:value-type="float" office:value="26.67">
            <text:p>26.6700</text:p>
          </table:table-cell>
          <table:table-cell table:style-name="ce16" table:formula="of:=IF(TRUNC([.E428]-(([.C429]-[.C428])*[.G429]*32.2)/1.46666666666;4)&gt;[$Initial.$C$9];IF([.F429]=1;([.E428]-(([.C429]-[.C428])*[.G429]*32.2));([.E428]+(([.C429]-[.C428])*[.G429]*32.2)));[.D42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29]&gt;0;IF([.F429]=1;(([.E428]*0.03333333333)-(16.1*[.G429]*0.03333333333*0.0333333333));(([.E428]*0.03333333333)+(16.1*[.G429]*0.03333333333*0.0333333333)));0)" office:value-type="float" office:value="1.25101740010619">
            <text:p>1.2510</text:p>
          </table:table-cell>
          <table:table-cell table:style-name="ce16" table:formula="of:=TRUNC([.J428]+[.I429];4)" office:value-type="float" office:value="534.8457">
            <text:p>534.84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29]+1" office:value-type="float" office:value="427">
            <text:p>427</text:p>
          </table:table-cell>
          <table:table-cell table:style-name="ce11"/>
          <table:table-cell table:style-name="ce16" table:formula="of:=[.A430]*0.0333333333" office:value-type="float" office:value="14.2333333191">
            <text:p>14.2333</text:p>
          </table:table-cell>
          <table:table-cell table:style-name="ce16" table:formula="of:=IF([.D429]=[$Initial.$C$9];[$Initial.$C$10];IF(([.E430]/1.46666666666)&lt;[$Initial.$C$9];[$Initial.$C$9];([.E430]/1.46666666666)))" office:value-type="float" office:value="0">
            <text:p>0.0000</text:p>
          </table:table-cell>
          <table:table-cell table:style-name="ce16" table:formula="of:=IF(TRUNC([.E429]-(([.C430]-[.C429])*[.G430]*32.2)/1.46666666666;4)&gt;[$Initial.$C$9];IF([.F430]=1;([.E429]-(([.C430]-[.C429])*[.G430]*32.2));([.E429]+(([.C430]-[.C429])*[.G430]*32.2)));[.D43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0]&gt;0;IF([.F430]=1;(([.E429]*0.03333333333)-(16.1*[.G430]*0.03333333333*0.0333333333));(([.E429]*0.03333333333)+(16.1*[.G430]*0.03333333333*0.0333333333)));0)" office:value-type="float" office:value="1.25101740010619">
            <text:p>1.2510</text:p>
          </table:table-cell>
          <table:table-cell table:style-name="ce16" table:formula="of:=TRUNC([.J429]+[.I430];4)" office:value-type="float" office:value="536.0967">
            <text:p>536.09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0]+1" office:value-type="float" office:value="428">
            <text:p>428</text:p>
          </table:table-cell>
          <table:table-cell table:style-name="ce11"/>
          <table:table-cell table:style-name="ce16" table:formula="of:=[.A431]*0.0333333333" office:value-type="float" office:value="14.2666666524">
            <text:p>14.2667</text:p>
          </table:table-cell>
          <table:table-cell table:style-name="ce16" table:formula="of:=IF([.D430]=[$Initial.$C$9];[$Initial.$C$10];IF(([.E431]/1.46666666666)&lt;[$Initial.$C$9];[$Initial.$C$9];([.E431]/1.46666666666)))" office:value-type="float" office:value="26.67">
            <text:p>26.6700</text:p>
          </table:table-cell>
          <table:table-cell table:style-name="ce16" table:formula="of:=IF(TRUNC([.E430]-(([.C431]-[.C430])*[.G431]*32.2)/1.46666666666;4)&gt;[$Initial.$C$9];IF([.F431]=1;([.E430]-(([.C431]-[.C430])*[.G431]*32.2));([.E430]+(([.C431]-[.C430])*[.G431]*32.2)));[.D43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1]&gt;0;IF([.F431]=1;(([.E430]*0.03333333333)-(16.1*[.G431]*0.03333333333*0.0333333333));(([.E430]*0.03333333333)+(16.1*[.G431]*0.03333333333*0.0333333333)));0)" office:value-type="float" office:value="1.25101740010619">
            <text:p>1.2510</text:p>
          </table:table-cell>
          <table:table-cell table:style-name="ce16" table:formula="of:=TRUNC([.J430]+[.I431];4)" office:value-type="float" office:value="537.3477">
            <text:p>537.34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1]+1" office:value-type="float" office:value="429">
            <text:p>429</text:p>
          </table:table-cell>
          <table:table-cell table:style-name="ce11"/>
          <table:table-cell table:style-name="ce16" table:formula="of:=[.A432]*0.0333333333" office:value-type="float" office:value="14.2999999857">
            <text:p>14.3000</text:p>
          </table:table-cell>
          <table:table-cell table:style-name="ce16" table:formula="of:=IF([.D431]=[$Initial.$C$9];[$Initial.$C$10];IF(([.E432]/1.46666666666)&lt;[$Initial.$C$9];[$Initial.$C$9];([.E432]/1.46666666666)))" office:value-type="float" office:value="0">
            <text:p>0.0000</text:p>
          </table:table-cell>
          <table:table-cell table:style-name="ce16" table:formula="of:=IF(TRUNC([.E431]-(([.C432]-[.C431])*[.G432]*32.2)/1.46666666666;4)&gt;[$Initial.$C$9];IF([.F432]=1;([.E431]-(([.C432]-[.C431])*[.G432]*32.2));([.E431]+(([.C432]-[.C431])*[.G432]*32.2)));[.D43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2]&gt;0;IF([.F432]=1;(([.E431]*0.03333333333)-(16.1*[.G432]*0.03333333333*0.0333333333));(([.E431]*0.03333333333)+(16.1*[.G432]*0.03333333333*0.0333333333)));0)" office:value-type="float" office:value="1.25101740010619">
            <text:p>1.2510</text:p>
          </table:table-cell>
          <table:table-cell table:style-name="ce16" table:formula="of:=TRUNC([.J431]+[.I432];4)" office:value-type="float" office:value="538.5987">
            <text:p>538.59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2]+1" office:value-type="float" office:value="430">
            <text:p>430</text:p>
          </table:table-cell>
          <table:table-cell table:style-name="ce11"/>
          <table:table-cell table:style-name="ce16" table:formula="of:=[.A433]*0.0333333333" office:value-type="float" office:value="14.333333319">
            <text:p>14.3333</text:p>
          </table:table-cell>
          <table:table-cell table:style-name="ce16" table:formula="of:=IF([.D432]=[$Initial.$C$9];[$Initial.$C$10];IF(([.E433]/1.46666666666)&lt;[$Initial.$C$9];[$Initial.$C$9];([.E433]/1.46666666666)))" office:value-type="float" office:value="26.67">
            <text:p>26.6700</text:p>
          </table:table-cell>
          <table:table-cell table:style-name="ce16" table:formula="of:=IF(TRUNC([.E432]-(([.C433]-[.C432])*[.G433]*32.2)/1.46666666666;4)&gt;[$Initial.$C$9];IF([.F433]=1;([.E432]-(([.C433]-[.C432])*[.G433]*32.2));([.E432]+(([.C433]-[.C432])*[.G433]*32.2)));[.D43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3]&gt;0;IF([.F433]=1;(([.E432]*0.03333333333)-(16.1*[.G433]*0.03333333333*0.0333333333));(([.E432]*0.03333333333)+(16.1*[.G433]*0.03333333333*0.0333333333)));0)" office:value-type="float" office:value="1.25101740010619">
            <text:p>1.2510</text:p>
          </table:table-cell>
          <table:table-cell table:style-name="ce16" table:formula="of:=TRUNC([.J432]+[.I433];4)" office:value-type="float" office:value="539.8497">
            <text:p>539.84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3]+1" office:value-type="float" office:value="431">
            <text:p>431</text:p>
          </table:table-cell>
          <table:table-cell table:style-name="ce11"/>
          <table:table-cell table:style-name="ce16" table:formula="of:=[.A434]*0.0333333333" office:value-type="float" office:value="14.3666666523">
            <text:p>14.3667</text:p>
          </table:table-cell>
          <table:table-cell table:style-name="ce16" table:formula="of:=IF([.D433]=[$Initial.$C$9];[$Initial.$C$10];IF(([.E434]/1.46666666666)&lt;[$Initial.$C$9];[$Initial.$C$9];([.E434]/1.46666666666)))" office:value-type="float" office:value="0">
            <text:p>0.0000</text:p>
          </table:table-cell>
          <table:table-cell table:style-name="ce16" table:formula="of:=IF(TRUNC([.E433]-(([.C434]-[.C433])*[.G434]*32.2)/1.46666666666;4)&gt;[$Initial.$C$9];IF([.F434]=1;([.E433]-(([.C434]-[.C433])*[.G434]*32.2));([.E433]+(([.C434]-[.C433])*[.G434]*32.2)));[.D43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4]&gt;0;IF([.F434]=1;(([.E433]*0.03333333333)-(16.1*[.G434]*0.03333333333*0.0333333333));(([.E433]*0.03333333333)+(16.1*[.G434]*0.03333333333*0.0333333333)));0)" office:value-type="float" office:value="1.25101740010619">
            <text:p>1.2510</text:p>
          </table:table-cell>
          <table:table-cell table:style-name="ce16" table:formula="of:=TRUNC([.J433]+[.I434];4)" office:value-type="float" office:value="541.1007">
            <text:p>541.10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4]+1" office:value-type="float" office:value="432">
            <text:p>432</text:p>
          </table:table-cell>
          <table:table-cell table:style-name="ce11"/>
          <table:table-cell table:style-name="ce16" table:formula="of:=[.A435]*0.0333333333" office:value-type="float" office:value="14.3999999856">
            <text:p>14.4000</text:p>
          </table:table-cell>
          <table:table-cell table:style-name="ce16" table:formula="of:=IF([.D434]=[$Initial.$C$9];[$Initial.$C$10];IF(([.E435]/1.46666666666)&lt;[$Initial.$C$9];[$Initial.$C$9];([.E435]/1.46666666666)))" office:value-type="float" office:value="26.67">
            <text:p>26.6700</text:p>
          </table:table-cell>
          <table:table-cell table:style-name="ce16" table:formula="of:=IF(TRUNC([.E434]-(([.C435]-[.C434])*[.G435]*32.2)/1.46666666666;4)&gt;[$Initial.$C$9];IF([.F435]=1;([.E434]-(([.C435]-[.C434])*[.G435]*32.2));([.E434]+(([.C435]-[.C434])*[.G435]*32.2)));[.D43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5]&gt;0;IF([.F435]=1;(([.E434]*0.03333333333)-(16.1*[.G435]*0.03333333333*0.0333333333));(([.E434]*0.03333333333)+(16.1*[.G435]*0.03333333333*0.0333333333)));0)" office:value-type="float" office:value="1.25101740010619">
            <text:p>1.2510</text:p>
          </table:table-cell>
          <table:table-cell table:style-name="ce16" table:formula="of:=TRUNC([.J434]+[.I435];4)" office:value-type="float" office:value="542.3517">
            <text:p>542.35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5]+1" office:value-type="float" office:value="433">
            <text:p>433</text:p>
          </table:table-cell>
          <table:table-cell table:style-name="ce11"/>
          <table:table-cell table:style-name="ce16" table:formula="of:=[.A436]*0.0333333333" office:value-type="float" office:value="14.4333333189">
            <text:p>14.4333</text:p>
          </table:table-cell>
          <table:table-cell table:style-name="ce16" table:formula="of:=IF([.D435]=[$Initial.$C$9];[$Initial.$C$10];IF(([.E436]/1.46666666666)&lt;[$Initial.$C$9];[$Initial.$C$9];([.E436]/1.46666666666)))" office:value-type="float" office:value="0">
            <text:p>0.0000</text:p>
          </table:table-cell>
          <table:table-cell table:style-name="ce16" table:formula="of:=IF(TRUNC([.E435]-(([.C436]-[.C435])*[.G436]*32.2)/1.46666666666;4)&gt;[$Initial.$C$9];IF([.F436]=1;([.E435]-(([.C436]-[.C435])*[.G436]*32.2));([.E435]+(([.C436]-[.C435])*[.G436]*32.2)));[.D43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6]&gt;0;IF([.F436]=1;(([.E435]*0.03333333333)-(16.1*[.G436]*0.03333333333*0.0333333333));(([.E435]*0.03333333333)+(16.1*[.G436]*0.03333333333*0.0333333333)));0)" office:value-type="float" office:value="1.25101740010619">
            <text:p>1.2510</text:p>
          </table:table-cell>
          <table:table-cell table:style-name="ce16" table:formula="of:=TRUNC([.J435]+[.I436];4)" office:value-type="float" office:value="543.6027">
            <text:p>543.60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6]+1" office:value-type="float" office:value="434">
            <text:p>434</text:p>
          </table:table-cell>
          <table:table-cell table:style-name="ce11"/>
          <table:table-cell table:style-name="ce16" table:formula="of:=[.A437]*0.0333333333" office:value-type="float" office:value="14.4666666522">
            <text:p>14.4667</text:p>
          </table:table-cell>
          <table:table-cell table:style-name="ce16" table:formula="of:=IF([.D436]=[$Initial.$C$9];[$Initial.$C$10];IF(([.E437]/1.46666666666)&lt;[$Initial.$C$9];[$Initial.$C$9];([.E437]/1.46666666666)))" office:value-type="float" office:value="26.67">
            <text:p>26.6700</text:p>
          </table:table-cell>
          <table:table-cell table:style-name="ce16" table:formula="of:=IF(TRUNC([.E436]-(([.C437]-[.C436])*[.G437]*32.2)/1.46666666666;4)&gt;[$Initial.$C$9];IF([.F437]=1;([.E436]-(([.C437]-[.C436])*[.G437]*32.2));([.E436]+(([.C437]-[.C436])*[.G437]*32.2)));[.D43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7]&gt;0;IF([.F437]=1;(([.E436]*0.03333333333)-(16.1*[.G437]*0.03333333333*0.0333333333));(([.E436]*0.03333333333)+(16.1*[.G437]*0.03333333333*0.0333333333)));0)" office:value-type="float" office:value="1.25101740010619">
            <text:p>1.2510</text:p>
          </table:table-cell>
          <table:table-cell table:style-name="ce16" table:formula="of:=TRUNC([.J436]+[.I437];4)" office:value-type="float" office:value="544.8537">
            <text:p>544.85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7]+1" office:value-type="float" office:value="435">
            <text:p>435</text:p>
          </table:table-cell>
          <table:table-cell table:style-name="ce11"/>
          <table:table-cell table:style-name="ce16" table:formula="of:=[.A438]*0.0333333333" office:value-type="float" office:value="14.4999999855">
            <text:p>14.5000</text:p>
          </table:table-cell>
          <table:table-cell table:style-name="ce16" table:formula="of:=IF([.D437]=[$Initial.$C$9];[$Initial.$C$10];IF(([.E438]/1.46666666666)&lt;[$Initial.$C$9];[$Initial.$C$9];([.E438]/1.46666666666)))" office:value-type="float" office:value="0">
            <text:p>0.0000</text:p>
          </table:table-cell>
          <table:table-cell table:style-name="ce16" table:formula="of:=IF(TRUNC([.E437]-(([.C438]-[.C437])*[.G438]*32.2)/1.46666666666;4)&gt;[$Initial.$C$9];IF([.F438]=1;([.E437]-(([.C438]-[.C437])*[.G438]*32.2));([.E437]+(([.C438]-[.C437])*[.G438]*32.2)));[.D43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8]&gt;0;IF([.F438]=1;(([.E437]*0.03333333333)-(16.1*[.G438]*0.03333333333*0.0333333333));(([.E437]*0.03333333333)+(16.1*[.G438]*0.03333333333*0.0333333333)));0)" office:value-type="float" office:value="1.25101740010619">
            <text:p>1.2510</text:p>
          </table:table-cell>
          <table:table-cell table:style-name="ce16" table:formula="of:=TRUNC([.J437]+[.I438];4)" office:value-type="float" office:value="546.1047">
            <text:p>546.10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8]+1" office:value-type="float" office:value="436">
            <text:p>436</text:p>
          </table:table-cell>
          <table:table-cell table:style-name="ce11"/>
          <table:table-cell table:style-name="ce16" table:formula="of:=[.A439]*0.0333333333" office:value-type="float" office:value="14.5333333188">
            <text:p>14.5333</text:p>
          </table:table-cell>
          <table:table-cell table:style-name="ce16" table:formula="of:=IF([.D438]=[$Initial.$C$9];[$Initial.$C$10];IF(([.E439]/1.46666666666)&lt;[$Initial.$C$9];[$Initial.$C$9];([.E439]/1.46666666666)))" office:value-type="float" office:value="26.67">
            <text:p>26.6700</text:p>
          </table:table-cell>
          <table:table-cell table:style-name="ce16" table:formula="of:=IF(TRUNC([.E438]-(([.C439]-[.C438])*[.G439]*32.2)/1.46666666666;4)&gt;[$Initial.$C$9];IF([.F439]=1;([.E438]-(([.C439]-[.C438])*[.G439]*32.2));([.E438]+(([.C439]-[.C438])*[.G439]*32.2)));[.D43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39]&gt;0;IF([.F439]=1;(([.E438]*0.03333333333)-(16.1*[.G439]*0.03333333333*0.0333333333));(([.E438]*0.03333333333)+(16.1*[.G439]*0.03333333333*0.0333333333)));0)" office:value-type="float" office:value="1.25101740010619">
            <text:p>1.2510</text:p>
          </table:table-cell>
          <table:table-cell table:style-name="ce16" table:formula="of:=TRUNC([.J438]+[.I439];4)" office:value-type="float" office:value="547.3557">
            <text:p>547.35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39]+1" office:value-type="float" office:value="437">
            <text:p>437</text:p>
          </table:table-cell>
          <table:table-cell table:style-name="ce11"/>
          <table:table-cell table:style-name="ce16" table:formula="of:=[.A440]*0.0333333333" office:value-type="float" office:value="14.5666666521">
            <text:p>14.5667</text:p>
          </table:table-cell>
          <table:table-cell table:style-name="ce16" table:formula="of:=IF([.D439]=[$Initial.$C$9];[$Initial.$C$10];IF(([.E440]/1.46666666666)&lt;[$Initial.$C$9];[$Initial.$C$9];([.E440]/1.46666666666)))" office:value-type="float" office:value="0">
            <text:p>0.0000</text:p>
          </table:table-cell>
          <table:table-cell table:style-name="ce16" table:formula="of:=IF(TRUNC([.E439]-(([.C440]-[.C439])*[.G440]*32.2)/1.46666666666;4)&gt;[$Initial.$C$9];IF([.F440]=1;([.E439]-(([.C440]-[.C439])*[.G440]*32.2));([.E439]+(([.C440]-[.C439])*[.G440]*32.2)));[.D44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0]&gt;0;IF([.F440]=1;(([.E439]*0.03333333333)-(16.1*[.G440]*0.03333333333*0.0333333333));(([.E439]*0.03333333333)+(16.1*[.G440]*0.03333333333*0.0333333333)));0)" office:value-type="float" office:value="1.25101740010619">
            <text:p>1.2510</text:p>
          </table:table-cell>
          <table:table-cell table:style-name="ce16" table:formula="of:=TRUNC([.J439]+[.I440];4)" office:value-type="float" office:value="548.6067">
            <text:p>548.60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0]+1" office:value-type="float" office:value="438">
            <text:p>438</text:p>
          </table:table-cell>
          <table:table-cell table:style-name="ce11"/>
          <table:table-cell table:style-name="ce16" table:formula="of:=[.A441]*0.0333333333" office:value-type="float" office:value="14.5999999854">
            <text:p>14.6000</text:p>
          </table:table-cell>
          <table:table-cell table:style-name="ce16" table:formula="of:=IF([.D440]=[$Initial.$C$9];[$Initial.$C$10];IF(([.E441]/1.46666666666)&lt;[$Initial.$C$9];[$Initial.$C$9];([.E441]/1.46666666666)))" office:value-type="float" office:value="26.67">
            <text:p>26.6700</text:p>
          </table:table-cell>
          <table:table-cell table:style-name="ce16" table:formula="of:=IF(TRUNC([.E440]-(([.C441]-[.C440])*[.G441]*32.2)/1.46666666666;4)&gt;[$Initial.$C$9];IF([.F441]=1;([.E440]-(([.C441]-[.C440])*[.G441]*32.2));([.E440]+(([.C441]-[.C440])*[.G441]*32.2)));[.D44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1]&gt;0;IF([.F441]=1;(([.E440]*0.03333333333)-(16.1*[.G441]*0.03333333333*0.0333333333));(([.E440]*0.03333333333)+(16.1*[.G441]*0.03333333333*0.0333333333)));0)" office:value-type="float" office:value="1.25101740010619">
            <text:p>1.2510</text:p>
          </table:table-cell>
          <table:table-cell table:style-name="ce16" table:formula="of:=TRUNC([.J440]+[.I441];4)" office:value-type="float" office:value="549.8577">
            <text:p>549.85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1]+1" office:value-type="float" office:value="439">
            <text:p>439</text:p>
          </table:table-cell>
          <table:table-cell table:style-name="ce11"/>
          <table:table-cell table:style-name="ce16" table:formula="of:=[.A442]*0.0333333333" office:value-type="float" office:value="14.6333333187">
            <text:p>14.6333</text:p>
          </table:table-cell>
          <table:table-cell table:style-name="ce16" table:formula="of:=IF([.D441]=[$Initial.$C$9];[$Initial.$C$10];IF(([.E442]/1.46666666666)&lt;[$Initial.$C$9];[$Initial.$C$9];([.E442]/1.46666666666)))" office:value-type="float" office:value="0">
            <text:p>0.0000</text:p>
          </table:table-cell>
          <table:table-cell table:style-name="ce16" table:formula="of:=IF(TRUNC([.E441]-(([.C442]-[.C441])*[.G442]*32.2)/1.46666666666;4)&gt;[$Initial.$C$9];IF([.F442]=1;([.E441]-(([.C442]-[.C441])*[.G442]*32.2));([.E441]+(([.C442]-[.C441])*[.G442]*32.2)));[.D44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2]&gt;0;IF([.F442]=1;(([.E441]*0.03333333333)-(16.1*[.G442]*0.03333333333*0.0333333333));(([.E441]*0.03333333333)+(16.1*[.G442]*0.03333333333*0.0333333333)));0)" office:value-type="float" office:value="1.25101740010619">
            <text:p>1.2510</text:p>
          </table:table-cell>
          <table:table-cell table:style-name="ce16" table:formula="of:=TRUNC([.J441]+[.I442];4)" office:value-type="float" office:value="551.1087">
            <text:p>551.10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2]+1" office:value-type="float" office:value="440">
            <text:p>440</text:p>
          </table:table-cell>
          <table:table-cell table:style-name="ce11"/>
          <table:table-cell table:style-name="ce16" table:formula="of:=[.A443]*0.0333333333" office:value-type="float" office:value="14.666666652">
            <text:p>14.6667</text:p>
          </table:table-cell>
          <table:table-cell table:style-name="ce16" table:formula="of:=IF([.D442]=[$Initial.$C$9];[$Initial.$C$10];IF(([.E443]/1.46666666666)&lt;[$Initial.$C$9];[$Initial.$C$9];([.E443]/1.46666666666)))" office:value-type="float" office:value="26.67">
            <text:p>26.6700</text:p>
          </table:table-cell>
          <table:table-cell table:style-name="ce16" table:formula="of:=IF(TRUNC([.E442]-(([.C443]-[.C442])*[.G443]*32.2)/1.46666666666;4)&gt;[$Initial.$C$9];IF([.F443]=1;([.E442]-(([.C443]-[.C442])*[.G443]*32.2));([.E442]+(([.C443]-[.C442])*[.G443]*32.2)));[.D44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3]&gt;0;IF([.F443]=1;(([.E442]*0.03333333333)-(16.1*[.G443]*0.03333333333*0.0333333333));(([.E442]*0.03333333333)+(16.1*[.G443]*0.03333333333*0.0333333333)));0)" office:value-type="float" office:value="1.25101740010619">
            <text:p>1.2510</text:p>
          </table:table-cell>
          <table:table-cell table:style-name="ce16" table:formula="of:=TRUNC([.J442]+[.I443];4)" office:value-type="float" office:value="552.3597">
            <text:p>552.35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3]+1" office:value-type="float" office:value="441">
            <text:p>441</text:p>
          </table:table-cell>
          <table:table-cell table:style-name="ce11"/>
          <table:table-cell table:style-name="ce16" table:formula="of:=[.A444]*0.0333333333" office:value-type="float" office:value="14.6999999853">
            <text:p>14.7000</text:p>
          </table:table-cell>
          <table:table-cell table:style-name="ce16" table:formula="of:=IF([.D443]=[$Initial.$C$9];[$Initial.$C$10];IF(([.E444]/1.46666666666)&lt;[$Initial.$C$9];[$Initial.$C$9];([.E444]/1.46666666666)))" office:value-type="float" office:value="0">
            <text:p>0.0000</text:p>
          </table:table-cell>
          <table:table-cell table:style-name="ce16" table:formula="of:=IF(TRUNC([.E443]-(([.C444]-[.C443])*[.G444]*32.2)/1.46666666666;4)&gt;[$Initial.$C$9];IF([.F444]=1;([.E443]-(([.C444]-[.C443])*[.G444]*32.2));([.E443]+(([.C444]-[.C443])*[.G444]*32.2)));[.D44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4]&gt;0;IF([.F444]=1;(([.E443]*0.03333333333)-(16.1*[.G444]*0.03333333333*0.0333333333));(([.E443]*0.03333333333)+(16.1*[.G444]*0.03333333333*0.0333333333)));0)" office:value-type="float" office:value="1.25101740010619">
            <text:p>1.2510</text:p>
          </table:table-cell>
          <table:table-cell table:style-name="ce16" table:formula="of:=TRUNC([.J443]+[.I444];4)" office:value-type="float" office:value="553.6107">
            <text:p>553.61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4]+1" office:value-type="float" office:value="442">
            <text:p>442</text:p>
          </table:table-cell>
          <table:table-cell table:style-name="ce11"/>
          <table:table-cell table:style-name="ce16" table:formula="of:=[.A445]*0.0333333333" office:value-type="float" office:value="14.7333333186">
            <text:p>14.7333</text:p>
          </table:table-cell>
          <table:table-cell table:style-name="ce16" table:formula="of:=IF([.D444]=[$Initial.$C$9];[$Initial.$C$10];IF(([.E445]/1.46666666666)&lt;[$Initial.$C$9];[$Initial.$C$9];([.E445]/1.46666666666)))" office:value-type="float" office:value="26.67">
            <text:p>26.6700</text:p>
          </table:table-cell>
          <table:table-cell table:style-name="ce16" table:formula="of:=IF(TRUNC([.E444]-(([.C445]-[.C444])*[.G445]*32.2)/1.46666666666;4)&gt;[$Initial.$C$9];IF([.F445]=1;([.E444]-(([.C445]-[.C444])*[.G445]*32.2));([.E444]+(([.C445]-[.C444])*[.G445]*32.2)));[.D44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5]&gt;0;IF([.F445]=1;(([.E444]*0.03333333333)-(16.1*[.G445]*0.03333333333*0.0333333333));(([.E444]*0.03333333333)+(16.1*[.G445]*0.03333333333*0.0333333333)));0)" office:value-type="float" office:value="1.25101740010619">
            <text:p>1.2510</text:p>
          </table:table-cell>
          <table:table-cell table:style-name="ce16" table:formula="of:=TRUNC([.J444]+[.I445];4)" office:value-type="float" office:value="554.8617">
            <text:p>554.86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5]+1" office:value-type="float" office:value="443">
            <text:p>443</text:p>
          </table:table-cell>
          <table:table-cell table:style-name="ce11"/>
          <table:table-cell table:style-name="ce16" table:formula="of:=[.A446]*0.0333333333" office:value-type="float" office:value="14.7666666519">
            <text:p>14.7667</text:p>
          </table:table-cell>
          <table:table-cell table:style-name="ce16" table:formula="of:=IF([.D445]=[$Initial.$C$9];[$Initial.$C$10];IF(([.E446]/1.46666666666)&lt;[$Initial.$C$9];[$Initial.$C$9];([.E446]/1.46666666666)))" office:value-type="float" office:value="0">
            <text:p>0.0000</text:p>
          </table:table-cell>
          <table:table-cell table:style-name="ce16" table:formula="of:=IF(TRUNC([.E445]-(([.C446]-[.C445])*[.G446]*32.2)/1.46666666666;4)&gt;[$Initial.$C$9];IF([.F446]=1;([.E445]-(([.C446]-[.C445])*[.G446]*32.2));([.E445]+(([.C446]-[.C445])*[.G446]*32.2)));[.D44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6]&gt;0;IF([.F446]=1;(([.E445]*0.03333333333)-(16.1*[.G446]*0.03333333333*0.0333333333));(([.E445]*0.03333333333)+(16.1*[.G446]*0.03333333333*0.0333333333)));0)" office:value-type="float" office:value="1.25101740010619">
            <text:p>1.2510</text:p>
          </table:table-cell>
          <table:table-cell table:style-name="ce16" table:formula="of:=TRUNC([.J445]+[.I446];4)" office:value-type="float" office:value="556.1127">
            <text:p>556.11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6]+1" office:value-type="float" office:value="444">
            <text:p>444</text:p>
          </table:table-cell>
          <table:table-cell table:style-name="ce11"/>
          <table:table-cell table:style-name="ce16" table:formula="of:=[.A447]*0.0333333333" office:value-type="float" office:value="14.7999999852">
            <text:p>14.8000</text:p>
          </table:table-cell>
          <table:table-cell table:style-name="ce16" table:formula="of:=IF([.D446]=[$Initial.$C$9];[$Initial.$C$10];IF(([.E447]/1.46666666666)&lt;[$Initial.$C$9];[$Initial.$C$9];([.E447]/1.46666666666)))" office:value-type="float" office:value="26.67">
            <text:p>26.6700</text:p>
          </table:table-cell>
          <table:table-cell table:style-name="ce16" table:formula="of:=IF(TRUNC([.E446]-(([.C447]-[.C446])*[.G447]*32.2)/1.46666666666;4)&gt;[$Initial.$C$9];IF([.F447]=1;([.E446]-(([.C447]-[.C446])*[.G447]*32.2));([.E446]+(([.C447]-[.C446])*[.G447]*32.2)));[.D44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7]&gt;0;IF([.F447]=1;(([.E446]*0.03333333333)-(16.1*[.G447]*0.03333333333*0.0333333333));(([.E446]*0.03333333333)+(16.1*[.G447]*0.03333333333*0.0333333333)));0)" office:value-type="float" office:value="1.25101740010619">
            <text:p>1.2510</text:p>
          </table:table-cell>
          <table:table-cell table:style-name="ce16" table:formula="of:=TRUNC([.J446]+[.I447];4)" office:value-type="float" office:value="557.3637">
            <text:p>557.36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7]+1" office:value-type="float" office:value="445">
            <text:p>445</text:p>
          </table:table-cell>
          <table:table-cell table:style-name="ce11"/>
          <table:table-cell table:style-name="ce16" table:formula="of:=[.A448]*0.0333333333" office:value-type="float" office:value="14.8333333185">
            <text:p>14.8333</text:p>
          </table:table-cell>
          <table:table-cell table:style-name="ce16" table:formula="of:=IF([.D447]=[$Initial.$C$9];[$Initial.$C$10];IF(([.E448]/1.46666666666)&lt;[$Initial.$C$9];[$Initial.$C$9];([.E448]/1.46666666666)))" office:value-type="float" office:value="0">
            <text:p>0.0000</text:p>
          </table:table-cell>
          <table:table-cell table:style-name="ce16" table:formula="of:=IF(TRUNC([.E447]-(([.C448]-[.C447])*[.G448]*32.2)/1.46666666666;4)&gt;[$Initial.$C$9];IF([.F448]=1;([.E447]-(([.C448]-[.C447])*[.G448]*32.2));([.E447]+(([.C448]-[.C447])*[.G448]*32.2)));[.D44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8]&gt;0;IF([.F448]=1;(([.E447]*0.03333333333)-(16.1*[.G448]*0.03333333333*0.0333333333));(([.E447]*0.03333333333)+(16.1*[.G448]*0.03333333333*0.0333333333)));0)" office:value-type="float" office:value="1.25101740010619">
            <text:p>1.2510</text:p>
          </table:table-cell>
          <table:table-cell table:style-name="ce16" table:formula="of:=TRUNC([.J447]+[.I448];4)" office:value-type="float" office:value="558.6147">
            <text:p>558.61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8]+1" office:value-type="float" office:value="446">
            <text:p>446</text:p>
          </table:table-cell>
          <table:table-cell table:style-name="ce11"/>
          <table:table-cell table:style-name="ce16" table:formula="of:=[.A449]*0.0333333333" office:value-type="float" office:value="14.8666666518">
            <text:p>14.8667</text:p>
          </table:table-cell>
          <table:table-cell table:style-name="ce16" table:formula="of:=IF([.D448]=[$Initial.$C$9];[$Initial.$C$10];IF(([.E449]/1.46666666666)&lt;[$Initial.$C$9];[$Initial.$C$9];([.E449]/1.46666666666)))" office:value-type="float" office:value="26.67">
            <text:p>26.6700</text:p>
          </table:table-cell>
          <table:table-cell table:style-name="ce16" table:formula="of:=IF(TRUNC([.E448]-(([.C449]-[.C448])*[.G449]*32.2)/1.46666666666;4)&gt;[$Initial.$C$9];IF([.F449]=1;([.E448]-(([.C449]-[.C448])*[.G449]*32.2));([.E448]+(([.C449]-[.C448])*[.G449]*32.2)));[.D44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49]&gt;0;IF([.F449]=1;(([.E448]*0.03333333333)-(16.1*[.G449]*0.03333333333*0.0333333333));(([.E448]*0.03333333333)+(16.1*[.G449]*0.03333333333*0.0333333333)));0)" office:value-type="float" office:value="1.25101740010619">
            <text:p>1.2510</text:p>
          </table:table-cell>
          <table:table-cell table:style-name="ce16" table:formula="of:=TRUNC([.J448]+[.I449];4)" office:value-type="float" office:value="559.8657">
            <text:p>559.86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49]+1" office:value-type="float" office:value="447">
            <text:p>447</text:p>
          </table:table-cell>
          <table:table-cell table:style-name="ce11"/>
          <table:table-cell table:style-name="ce16" table:formula="of:=[.A450]*0.0333333333" office:value-type="float" office:value="14.8999999851">
            <text:p>14.9000</text:p>
          </table:table-cell>
          <table:table-cell table:style-name="ce16" table:formula="of:=IF([.D449]=[$Initial.$C$9];[$Initial.$C$10];IF(([.E450]/1.46666666666)&lt;[$Initial.$C$9];[$Initial.$C$9];([.E450]/1.46666666666)))" office:value-type="float" office:value="0">
            <text:p>0.0000</text:p>
          </table:table-cell>
          <table:table-cell table:style-name="ce16" table:formula="of:=IF(TRUNC([.E449]-(([.C450]-[.C449])*[.G450]*32.2)/1.46666666666;4)&gt;[$Initial.$C$9];IF([.F450]=1;([.E449]-(([.C450]-[.C449])*[.G450]*32.2));([.E449]+(([.C450]-[.C449])*[.G450]*32.2)));[.D45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0]&gt;0;IF([.F450]=1;(([.E449]*0.03333333333)-(16.1*[.G450]*0.03333333333*0.0333333333));(([.E449]*0.03333333333)+(16.1*[.G450]*0.03333333333*0.0333333333)));0)" office:value-type="float" office:value="1.25101740010619">
            <text:p>1.2510</text:p>
          </table:table-cell>
          <table:table-cell table:style-name="ce16" table:formula="of:=TRUNC([.J449]+[.I450];4)" office:value-type="float" office:value="561.1167">
            <text:p>561.11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0]+1" office:value-type="float" office:value="448">
            <text:p>448</text:p>
          </table:table-cell>
          <table:table-cell table:style-name="ce11"/>
          <table:table-cell table:style-name="ce16" table:formula="of:=[.A451]*0.0333333333" office:value-type="float" office:value="14.9333333184">
            <text:p>14.9333</text:p>
          </table:table-cell>
          <table:table-cell table:style-name="ce16" table:formula="of:=IF([.D450]=[$Initial.$C$9];[$Initial.$C$10];IF(([.E451]/1.46666666666)&lt;[$Initial.$C$9];[$Initial.$C$9];([.E451]/1.46666666666)))" office:value-type="float" office:value="26.67">
            <text:p>26.6700</text:p>
          </table:table-cell>
          <table:table-cell table:style-name="ce16" table:formula="of:=IF(TRUNC([.E450]-(([.C451]-[.C450])*[.G451]*32.2)/1.46666666666;4)&gt;[$Initial.$C$9];IF([.F451]=1;([.E450]-(([.C451]-[.C450])*[.G451]*32.2));([.E450]+(([.C451]-[.C450])*[.G451]*32.2)));[.D45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1]&gt;0;IF([.F451]=1;(([.E450]*0.03333333333)-(16.1*[.G451]*0.03333333333*0.0333333333));(([.E450]*0.03333333333)+(16.1*[.G451]*0.03333333333*0.0333333333)));0)" office:value-type="float" office:value="1.25101740010619">
            <text:p>1.2510</text:p>
          </table:table-cell>
          <table:table-cell table:style-name="ce16" table:formula="of:=TRUNC([.J450]+[.I451];4)" office:value-type="float" office:value="562.3677">
            <text:p>562.36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1]+1" office:value-type="float" office:value="449">
            <text:p>449</text:p>
          </table:table-cell>
          <table:table-cell table:style-name="ce11"/>
          <table:table-cell table:style-name="ce16" table:formula="of:=[.A452]*0.0333333333" office:value-type="float" office:value="14.9666666517">
            <text:p>14.9667</text:p>
          </table:table-cell>
          <table:table-cell table:style-name="ce16" table:formula="of:=IF([.D451]=[$Initial.$C$9];[$Initial.$C$10];IF(([.E452]/1.46666666666)&lt;[$Initial.$C$9];[$Initial.$C$9];([.E452]/1.46666666666)))" office:value-type="float" office:value="0">
            <text:p>0.0000</text:p>
          </table:table-cell>
          <table:table-cell table:style-name="ce16" table:formula="of:=IF(TRUNC([.E451]-(([.C452]-[.C451])*[.G452]*32.2)/1.46666666666;4)&gt;[$Initial.$C$9];IF([.F452]=1;([.E451]-(([.C452]-[.C451])*[.G452]*32.2));([.E451]+(([.C452]-[.C451])*[.G452]*32.2)));[.D45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2]&gt;0;IF([.F452]=1;(([.E451]*0.03333333333)-(16.1*[.G452]*0.03333333333*0.0333333333));(([.E451]*0.03333333333)+(16.1*[.G452]*0.03333333333*0.0333333333)));0)" office:value-type="float" office:value="1.25101740010619">
            <text:p>1.2510</text:p>
          </table:table-cell>
          <table:table-cell table:style-name="ce16" table:formula="of:=TRUNC([.J451]+[.I452];4)" office:value-type="float" office:value="563.6187">
            <text:p>563.61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2]+1" office:value-type="float" office:value="450">
            <text:p>450</text:p>
          </table:table-cell>
          <table:table-cell table:style-name="ce11"/>
          <table:table-cell table:style-name="ce16" table:formula="of:=[.A453]*0.0333333333" office:value-type="float" office:value="14.999999985">
            <text:p>15.0000</text:p>
          </table:table-cell>
          <table:table-cell table:style-name="ce16" table:formula="of:=IF([.D452]=[$Initial.$C$9];[$Initial.$C$10];IF(([.E453]/1.46666666666)&lt;[$Initial.$C$9];[$Initial.$C$9];([.E453]/1.46666666666)))" office:value-type="float" office:value="26.67">
            <text:p>26.6700</text:p>
          </table:table-cell>
          <table:table-cell table:style-name="ce16" table:formula="of:=IF(TRUNC([.E452]-(([.C453]-[.C452])*[.G453]*32.2)/1.46666666666;4)&gt;[$Initial.$C$9];IF([.F453]=1;([.E452]-(([.C453]-[.C452])*[.G453]*32.2));([.E452]+(([.C453]-[.C452])*[.G453]*32.2)));[.D45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3]&gt;0;IF([.F453]=1;(([.E452]*0.03333333333)-(16.1*[.G453]*0.03333333333*0.0333333333));(([.E452]*0.03333333333)+(16.1*[.G453]*0.03333333333*0.0333333333)));0)" office:value-type="float" office:value="1.25101740010619">
            <text:p>1.2510</text:p>
          </table:table-cell>
          <table:table-cell table:style-name="ce16" table:formula="of:=TRUNC([.J452]+[.I453];4)" office:value-type="float" office:value="564.8697">
            <text:p>564.86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3]+1" office:value-type="float" office:value="451">
            <text:p>451</text:p>
          </table:table-cell>
          <table:table-cell table:style-name="ce11"/>
          <table:table-cell table:style-name="ce16" table:formula="of:=[.A454]*0.0333333333" office:value-type="float" office:value="15.0333333183">
            <text:p>15.0333</text:p>
          </table:table-cell>
          <table:table-cell table:style-name="ce16" table:formula="of:=IF([.D453]=[$Initial.$C$9];[$Initial.$C$10];IF(([.E454]/1.46666666666)&lt;[$Initial.$C$9];[$Initial.$C$9];([.E454]/1.46666666666)))" office:value-type="float" office:value="0">
            <text:p>0.0000</text:p>
          </table:table-cell>
          <table:table-cell table:style-name="ce16" table:formula="of:=IF(TRUNC([.E453]-(([.C454]-[.C453])*[.G454]*32.2)/1.46666666666;4)&gt;[$Initial.$C$9];IF([.F454]=1;([.E453]-(([.C454]-[.C453])*[.G454]*32.2));([.E453]+(([.C454]-[.C453])*[.G454]*32.2)));[.D45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4]&gt;0;IF([.F454]=1;(([.E453]*0.03333333333)-(16.1*[.G454]*0.03333333333*0.0333333333));(([.E453]*0.03333333333)+(16.1*[.G454]*0.03333333333*0.0333333333)));0)" office:value-type="float" office:value="1.25101740010619">
            <text:p>1.2510</text:p>
          </table:table-cell>
          <table:table-cell table:style-name="ce16" table:formula="of:=TRUNC([.J453]+[.I454];4)" office:value-type="float" office:value="566.1207">
            <text:p>566.12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4]+1" office:value-type="float" office:value="452">
            <text:p>452</text:p>
          </table:table-cell>
          <table:table-cell table:style-name="ce11"/>
          <table:table-cell table:style-name="ce16" table:formula="of:=[.A455]*0.0333333333" office:value-type="float" office:value="15.0666666516">
            <text:p>15.0667</text:p>
          </table:table-cell>
          <table:table-cell table:style-name="ce16" table:formula="of:=IF([.D454]=[$Initial.$C$9];[$Initial.$C$10];IF(([.E455]/1.46666666666)&lt;[$Initial.$C$9];[$Initial.$C$9];([.E455]/1.46666666666)))" office:value-type="float" office:value="26.67">
            <text:p>26.6700</text:p>
          </table:table-cell>
          <table:table-cell table:style-name="ce16" table:formula="of:=IF(TRUNC([.E454]-(([.C455]-[.C454])*[.G455]*32.2)/1.46666666666;4)&gt;[$Initial.$C$9];IF([.F455]=1;([.E454]-(([.C455]-[.C454])*[.G455]*32.2));([.E454]+(([.C455]-[.C454])*[.G455]*32.2)));[.D45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5]&gt;0;IF([.F455]=1;(([.E454]*0.03333333333)-(16.1*[.G455]*0.03333333333*0.0333333333));(([.E454]*0.03333333333)+(16.1*[.G455]*0.03333333333*0.0333333333)));0)" office:value-type="float" office:value="1.25101740010619">
            <text:p>1.2510</text:p>
          </table:table-cell>
          <table:table-cell table:style-name="ce16" table:formula="of:=TRUNC([.J454]+[.I455];4)" office:value-type="float" office:value="567.3717">
            <text:p>567.37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5]+1" office:value-type="float" office:value="453">
            <text:p>453</text:p>
          </table:table-cell>
          <table:table-cell table:style-name="ce11"/>
          <table:table-cell table:style-name="ce16" table:formula="of:=[.A456]*0.0333333333" office:value-type="float" office:value="15.0999999849">
            <text:p>15.1000</text:p>
          </table:table-cell>
          <table:table-cell table:style-name="ce16" table:formula="of:=IF([.D455]=[$Initial.$C$9];[$Initial.$C$10];IF(([.E456]/1.46666666666)&lt;[$Initial.$C$9];[$Initial.$C$9];([.E456]/1.46666666666)))" office:value-type="float" office:value="0">
            <text:p>0.0000</text:p>
          </table:table-cell>
          <table:table-cell table:style-name="ce16" table:formula="of:=IF(TRUNC([.E455]-(([.C456]-[.C455])*[.G456]*32.2)/1.46666666666;4)&gt;[$Initial.$C$9];IF([.F456]=1;([.E455]-(([.C456]-[.C455])*[.G456]*32.2));([.E455]+(([.C456]-[.C455])*[.G456]*32.2)));[.D45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6]&gt;0;IF([.F456]=1;(([.E455]*0.03333333333)-(16.1*[.G456]*0.03333333333*0.0333333333));(([.E455]*0.03333333333)+(16.1*[.G456]*0.03333333333*0.0333333333)));0)" office:value-type="float" office:value="1.25101740010619">
            <text:p>1.2510</text:p>
          </table:table-cell>
          <table:table-cell table:style-name="ce16" table:formula="of:=TRUNC([.J455]+[.I456];4)" office:value-type="float" office:value="568.6227">
            <text:p>568.62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6]+1" office:value-type="float" office:value="454">
            <text:p>454</text:p>
          </table:table-cell>
          <table:table-cell table:style-name="ce11"/>
          <table:table-cell table:style-name="ce16" table:formula="of:=[.A457]*0.0333333333" office:value-type="float" office:value="15.1333333182">
            <text:p>15.1333</text:p>
          </table:table-cell>
          <table:table-cell table:style-name="ce16" table:formula="of:=IF([.D456]=[$Initial.$C$9];[$Initial.$C$10];IF(([.E457]/1.46666666666)&lt;[$Initial.$C$9];[$Initial.$C$9];([.E457]/1.46666666666)))" office:value-type="float" office:value="26.67">
            <text:p>26.6700</text:p>
          </table:table-cell>
          <table:table-cell table:style-name="ce16" table:formula="of:=IF(TRUNC([.E456]-(([.C457]-[.C456])*[.G457]*32.2)/1.46666666666;4)&gt;[$Initial.$C$9];IF([.F457]=1;([.E456]-(([.C457]-[.C456])*[.G457]*32.2));([.E456]+(([.C457]-[.C456])*[.G457]*32.2)));[.D45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7]&gt;0;IF([.F457]=1;(([.E456]*0.03333333333)-(16.1*[.G457]*0.03333333333*0.0333333333));(([.E456]*0.03333333333)+(16.1*[.G457]*0.03333333333*0.0333333333)));0)" office:value-type="float" office:value="1.25101740010619">
            <text:p>1.2510</text:p>
          </table:table-cell>
          <table:table-cell table:style-name="ce16" table:formula="of:=TRUNC([.J456]+[.I457];4)" office:value-type="float" office:value="569.8737">
            <text:p>569.87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7]+1" office:value-type="float" office:value="455">
            <text:p>455</text:p>
          </table:table-cell>
          <table:table-cell table:style-name="ce11"/>
          <table:table-cell table:style-name="ce16" table:formula="of:=[.A458]*0.0333333333" office:value-type="float" office:value="15.1666666515">
            <text:p>15.1667</text:p>
          </table:table-cell>
          <table:table-cell table:style-name="ce16" table:formula="of:=IF([.D457]=[$Initial.$C$9];[$Initial.$C$10];IF(([.E458]/1.46666666666)&lt;[$Initial.$C$9];[$Initial.$C$9];([.E458]/1.46666666666)))" office:value-type="float" office:value="0">
            <text:p>0.0000</text:p>
          </table:table-cell>
          <table:table-cell table:style-name="ce16" table:formula="of:=IF(TRUNC([.E457]-(([.C458]-[.C457])*[.G458]*32.2)/1.46666666666;4)&gt;[$Initial.$C$9];IF([.F458]=1;([.E457]-(([.C458]-[.C457])*[.G458]*32.2));([.E457]+(([.C458]-[.C457])*[.G458]*32.2)));[.D45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8]&gt;0;IF([.F458]=1;(([.E457]*0.03333333333)-(16.1*[.G458]*0.03333333333*0.0333333333));(([.E457]*0.03333333333)+(16.1*[.G458]*0.03333333333*0.0333333333)));0)" office:value-type="float" office:value="1.25101740010619">
            <text:p>1.2510</text:p>
          </table:table-cell>
          <table:table-cell table:style-name="ce16" table:formula="of:=TRUNC([.J457]+[.I458];4)" office:value-type="float" office:value="571.1247">
            <text:p>571.12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8]+1" office:value-type="float" office:value="456">
            <text:p>456</text:p>
          </table:table-cell>
          <table:table-cell table:style-name="ce11"/>
          <table:table-cell table:style-name="ce16" table:formula="of:=[.A459]*0.0333333333" office:value-type="float" office:value="15.1999999848">
            <text:p>15.2000</text:p>
          </table:table-cell>
          <table:table-cell table:style-name="ce16" table:formula="of:=IF([.D458]=[$Initial.$C$9];[$Initial.$C$10];IF(([.E459]/1.46666666666)&lt;[$Initial.$C$9];[$Initial.$C$9];([.E459]/1.46666666666)))" office:value-type="float" office:value="26.67">
            <text:p>26.6700</text:p>
          </table:table-cell>
          <table:table-cell table:style-name="ce16" table:formula="of:=IF(TRUNC([.E458]-(([.C459]-[.C458])*[.G459]*32.2)/1.46666666666;4)&gt;[$Initial.$C$9];IF([.F459]=1;([.E458]-(([.C459]-[.C458])*[.G459]*32.2));([.E458]+(([.C459]-[.C458])*[.G459]*32.2)));[.D45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59]&gt;0;IF([.F459]=1;(([.E458]*0.03333333333)-(16.1*[.G459]*0.03333333333*0.0333333333));(([.E458]*0.03333333333)+(16.1*[.G459]*0.03333333333*0.0333333333)));0)" office:value-type="float" office:value="1.25101740010619">
            <text:p>1.2510</text:p>
          </table:table-cell>
          <table:table-cell table:style-name="ce16" table:formula="of:=TRUNC([.J458]+[.I459];4)" office:value-type="float" office:value="572.3757">
            <text:p>572.37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59]+1" office:value-type="float" office:value="457">
            <text:p>457</text:p>
          </table:table-cell>
          <table:table-cell table:style-name="ce11"/>
          <table:table-cell table:style-name="ce16" table:formula="of:=[.A460]*0.0333333333" office:value-type="float" office:value="15.2333333181">
            <text:p>15.2333</text:p>
          </table:table-cell>
          <table:table-cell table:style-name="ce16" table:formula="of:=IF([.D459]=[$Initial.$C$9];[$Initial.$C$10];IF(([.E460]/1.46666666666)&lt;[$Initial.$C$9];[$Initial.$C$9];([.E460]/1.46666666666)))" office:value-type="float" office:value="0">
            <text:p>0.0000</text:p>
          </table:table-cell>
          <table:table-cell table:style-name="ce16" table:formula="of:=IF(TRUNC([.E459]-(([.C460]-[.C459])*[.G460]*32.2)/1.46666666666;4)&gt;[$Initial.$C$9];IF([.F460]=1;([.E459]-(([.C460]-[.C459])*[.G460]*32.2));([.E459]+(([.C460]-[.C459])*[.G460]*32.2)));[.D46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0]&gt;0;IF([.F460]=1;(([.E459]*0.03333333333)-(16.1*[.G460]*0.03333333333*0.0333333333));(([.E459]*0.03333333333)+(16.1*[.G460]*0.03333333333*0.0333333333)));0)" office:value-type="float" office:value="1.25101740010619">
            <text:p>1.2510</text:p>
          </table:table-cell>
          <table:table-cell table:style-name="ce16" table:formula="of:=TRUNC([.J459]+[.I460];4)" office:value-type="float" office:value="573.6267">
            <text:p>573.62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0]+1" office:value-type="float" office:value="458">
            <text:p>458</text:p>
          </table:table-cell>
          <table:table-cell table:style-name="ce11"/>
          <table:table-cell table:style-name="ce16" table:formula="of:=[.A461]*0.0333333333" office:value-type="float" office:value="15.2666666514">
            <text:p>15.2667</text:p>
          </table:table-cell>
          <table:table-cell table:style-name="ce16" table:formula="of:=IF([.D460]=[$Initial.$C$9];[$Initial.$C$10];IF(([.E461]/1.46666666666)&lt;[$Initial.$C$9];[$Initial.$C$9];([.E461]/1.46666666666)))" office:value-type="float" office:value="26.67">
            <text:p>26.6700</text:p>
          </table:table-cell>
          <table:table-cell table:style-name="ce16" table:formula="of:=IF(TRUNC([.E460]-(([.C461]-[.C460])*[.G461]*32.2)/1.46666666666;4)&gt;[$Initial.$C$9];IF([.F461]=1;([.E460]-(([.C461]-[.C460])*[.G461]*32.2));([.E460]+(([.C461]-[.C460])*[.G461]*32.2)));[.D46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1]&gt;0;IF([.F461]=1;(([.E460]*0.03333333333)-(16.1*[.G461]*0.03333333333*0.0333333333));(([.E460]*0.03333333333)+(16.1*[.G461]*0.03333333333*0.0333333333)));0)" office:value-type="float" office:value="1.25101740010619">
            <text:p>1.2510</text:p>
          </table:table-cell>
          <table:table-cell table:style-name="ce16" table:formula="of:=TRUNC([.J460]+[.I461];4)" office:value-type="float" office:value="574.8777">
            <text:p>574.87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1]+1" office:value-type="float" office:value="459">
            <text:p>459</text:p>
          </table:table-cell>
          <table:table-cell table:style-name="ce11"/>
          <table:table-cell table:style-name="ce16" table:formula="of:=[.A462]*0.0333333333" office:value-type="float" office:value="15.2999999847">
            <text:p>15.3000</text:p>
          </table:table-cell>
          <table:table-cell table:style-name="ce16" table:formula="of:=IF([.D461]=[$Initial.$C$9];[$Initial.$C$10];IF(([.E462]/1.46666666666)&lt;[$Initial.$C$9];[$Initial.$C$9];([.E462]/1.46666666666)))" office:value-type="float" office:value="0">
            <text:p>0.0000</text:p>
          </table:table-cell>
          <table:table-cell table:style-name="ce16" table:formula="of:=IF(TRUNC([.E461]-(([.C462]-[.C461])*[.G462]*32.2)/1.46666666666;4)&gt;[$Initial.$C$9];IF([.F462]=1;([.E461]-(([.C462]-[.C461])*[.G462]*32.2));([.E461]+(([.C462]-[.C461])*[.G462]*32.2)));[.D46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2]&gt;0;IF([.F462]=1;(([.E461]*0.03333333333)-(16.1*[.G462]*0.03333333333*0.0333333333));(([.E461]*0.03333333333)+(16.1*[.G462]*0.03333333333*0.0333333333)));0)" office:value-type="float" office:value="1.25101740010619">
            <text:p>1.2510</text:p>
          </table:table-cell>
          <table:table-cell table:style-name="ce16" table:formula="of:=TRUNC([.J461]+[.I462];4)" office:value-type="float" office:value="576.1287">
            <text:p>576.12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2]+1" office:value-type="float" office:value="460">
            <text:p>460</text:p>
          </table:table-cell>
          <table:table-cell table:style-name="ce11"/>
          <table:table-cell table:style-name="ce16" table:formula="of:=[.A463]*0.0333333333" office:value-type="float" office:value="15.333333318">
            <text:p>15.3333</text:p>
          </table:table-cell>
          <table:table-cell table:style-name="ce16" table:formula="of:=IF([.D462]=[$Initial.$C$9];[$Initial.$C$10];IF(([.E463]/1.46666666666)&lt;[$Initial.$C$9];[$Initial.$C$9];([.E463]/1.46666666666)))" office:value-type="float" office:value="26.67">
            <text:p>26.6700</text:p>
          </table:table-cell>
          <table:table-cell table:style-name="ce16" table:formula="of:=IF(TRUNC([.E462]-(([.C463]-[.C462])*[.G463]*32.2)/1.46666666666;4)&gt;[$Initial.$C$9];IF([.F463]=1;([.E462]-(([.C463]-[.C462])*[.G463]*32.2));([.E462]+(([.C463]-[.C462])*[.G463]*32.2)));[.D46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3]&gt;0;IF([.F463]=1;(([.E462]*0.03333333333)-(16.1*[.G463]*0.03333333333*0.0333333333));(([.E462]*0.03333333333)+(16.1*[.G463]*0.03333333333*0.0333333333)));0)" office:value-type="float" office:value="1.25101740010619">
            <text:p>1.2510</text:p>
          </table:table-cell>
          <table:table-cell table:style-name="ce16" table:formula="of:=TRUNC([.J462]+[.I463];4)" office:value-type="float" office:value="577.3797">
            <text:p>577.37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3]+1" office:value-type="float" office:value="461">
            <text:p>461</text:p>
          </table:table-cell>
          <table:table-cell table:style-name="ce11"/>
          <table:table-cell table:style-name="ce16" table:formula="of:=[.A464]*0.0333333333" office:value-type="float" office:value="15.3666666513">
            <text:p>15.3667</text:p>
          </table:table-cell>
          <table:table-cell table:style-name="ce16" table:formula="of:=IF([.D463]=[$Initial.$C$9];[$Initial.$C$10];IF(([.E464]/1.46666666666)&lt;[$Initial.$C$9];[$Initial.$C$9];([.E464]/1.46666666666)))" office:value-type="float" office:value="0">
            <text:p>0.0000</text:p>
          </table:table-cell>
          <table:table-cell table:style-name="ce16" table:formula="of:=IF(TRUNC([.E463]-(([.C464]-[.C463])*[.G464]*32.2)/1.46666666666;4)&gt;[$Initial.$C$9];IF([.F464]=1;([.E463]-(([.C464]-[.C463])*[.G464]*32.2));([.E463]+(([.C464]-[.C463])*[.G464]*32.2)));[.D46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4]&gt;0;IF([.F464]=1;(([.E463]*0.03333333333)-(16.1*[.G464]*0.03333333333*0.0333333333));(([.E463]*0.03333333333)+(16.1*[.G464]*0.03333333333*0.0333333333)));0)" office:value-type="float" office:value="1.25101740010619">
            <text:p>1.2510</text:p>
          </table:table-cell>
          <table:table-cell table:style-name="ce16" table:formula="of:=TRUNC([.J463]+[.I464];4)" office:value-type="float" office:value="578.6307">
            <text:p>578.63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4]+1" office:value-type="float" office:value="462">
            <text:p>462</text:p>
          </table:table-cell>
          <table:table-cell table:style-name="ce11"/>
          <table:table-cell table:style-name="ce16" table:formula="of:=[.A465]*0.0333333333" office:value-type="float" office:value="15.3999999846">
            <text:p>15.4000</text:p>
          </table:table-cell>
          <table:table-cell table:style-name="ce16" table:formula="of:=IF([.D464]=[$Initial.$C$9];[$Initial.$C$10];IF(([.E465]/1.46666666666)&lt;[$Initial.$C$9];[$Initial.$C$9];([.E465]/1.46666666666)))" office:value-type="float" office:value="26.67">
            <text:p>26.6700</text:p>
          </table:table-cell>
          <table:table-cell table:style-name="ce16" table:formula="of:=IF(TRUNC([.E464]-(([.C465]-[.C464])*[.G465]*32.2)/1.46666666666;4)&gt;[$Initial.$C$9];IF([.F465]=1;([.E464]-(([.C465]-[.C464])*[.G465]*32.2));([.E464]+(([.C465]-[.C464])*[.G465]*32.2)));[.D46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5]&gt;0;IF([.F465]=1;(([.E464]*0.03333333333)-(16.1*[.G465]*0.03333333333*0.0333333333));(([.E464]*0.03333333333)+(16.1*[.G465]*0.03333333333*0.0333333333)));0)" office:value-type="float" office:value="1.25101740010619">
            <text:p>1.2510</text:p>
          </table:table-cell>
          <table:table-cell table:style-name="ce16" table:formula="of:=TRUNC([.J464]+[.I465];4)" office:value-type="float" office:value="579.8817">
            <text:p>579.88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5]+1" office:value-type="float" office:value="463">
            <text:p>463</text:p>
          </table:table-cell>
          <table:table-cell table:style-name="ce11"/>
          <table:table-cell table:style-name="ce16" table:formula="of:=[.A466]*0.0333333333" office:value-type="float" office:value="15.4333333179">
            <text:p>15.4333</text:p>
          </table:table-cell>
          <table:table-cell table:style-name="ce16" table:formula="of:=IF([.D465]=[$Initial.$C$9];[$Initial.$C$10];IF(([.E466]/1.46666666666)&lt;[$Initial.$C$9];[$Initial.$C$9];([.E466]/1.46666666666)))" office:value-type="float" office:value="0">
            <text:p>0.0000</text:p>
          </table:table-cell>
          <table:table-cell table:style-name="ce16" table:formula="of:=IF(TRUNC([.E465]-(([.C466]-[.C465])*[.G466]*32.2)/1.46666666666;4)&gt;[$Initial.$C$9];IF([.F466]=1;([.E465]-(([.C466]-[.C465])*[.G466]*32.2));([.E465]+(([.C466]-[.C465])*[.G466]*32.2)));[.D46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6]&gt;0;IF([.F466]=1;(([.E465]*0.03333333333)-(16.1*[.G466]*0.03333333333*0.0333333333));(([.E465]*0.03333333333)+(16.1*[.G466]*0.03333333333*0.0333333333)));0)" office:value-type="float" office:value="1.25101740010619">
            <text:p>1.2510</text:p>
          </table:table-cell>
          <table:table-cell table:style-name="ce16" table:formula="of:=TRUNC([.J465]+[.I466];4)" office:value-type="float" office:value="581.1327">
            <text:p>581.13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6]+1" office:value-type="float" office:value="464">
            <text:p>464</text:p>
          </table:table-cell>
          <table:table-cell table:style-name="ce11"/>
          <table:table-cell table:style-name="ce16" table:formula="of:=[.A467]*0.0333333333" office:value-type="float" office:value="15.4666666512">
            <text:p>15.4667</text:p>
          </table:table-cell>
          <table:table-cell table:style-name="ce16" table:formula="of:=IF([.D466]=[$Initial.$C$9];[$Initial.$C$10];IF(([.E467]/1.46666666666)&lt;[$Initial.$C$9];[$Initial.$C$9];([.E467]/1.46666666666)))" office:value-type="float" office:value="26.67">
            <text:p>26.6700</text:p>
          </table:table-cell>
          <table:table-cell table:style-name="ce16" table:formula="of:=IF(TRUNC([.E466]-(([.C467]-[.C466])*[.G467]*32.2)/1.46666666666;4)&gt;[$Initial.$C$9];IF([.F467]=1;([.E466]-(([.C467]-[.C466])*[.G467]*32.2));([.E466]+(([.C467]-[.C466])*[.G467]*32.2)));[.D46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7]&gt;0;IF([.F467]=1;(([.E466]*0.03333333333)-(16.1*[.G467]*0.03333333333*0.0333333333));(([.E466]*0.03333333333)+(16.1*[.G467]*0.03333333333*0.0333333333)));0)" office:value-type="float" office:value="1.25101740010619">
            <text:p>1.2510</text:p>
          </table:table-cell>
          <table:table-cell table:style-name="ce16" table:formula="of:=TRUNC([.J466]+[.I467];4)" office:value-type="float" office:value="582.3837">
            <text:p>582.38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7]+1" office:value-type="float" office:value="465">
            <text:p>465</text:p>
          </table:table-cell>
          <table:table-cell table:style-name="ce11"/>
          <table:table-cell table:style-name="ce16" table:formula="of:=[.A468]*0.0333333333" office:value-type="float" office:value="15.4999999845">
            <text:p>15.5000</text:p>
          </table:table-cell>
          <table:table-cell table:style-name="ce16" table:formula="of:=IF([.D467]=[$Initial.$C$9];[$Initial.$C$10];IF(([.E468]/1.46666666666)&lt;[$Initial.$C$9];[$Initial.$C$9];([.E468]/1.46666666666)))" office:value-type="float" office:value="0">
            <text:p>0.0000</text:p>
          </table:table-cell>
          <table:table-cell table:style-name="ce16" table:formula="of:=IF(TRUNC([.E467]-(([.C468]-[.C467])*[.G468]*32.2)/1.46666666666;4)&gt;[$Initial.$C$9];IF([.F468]=1;([.E467]-(([.C468]-[.C467])*[.G468]*32.2));([.E467]+(([.C468]-[.C467])*[.G468]*32.2)));[.D46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8]&gt;0;IF([.F468]=1;(([.E467]*0.03333333333)-(16.1*[.G468]*0.03333333333*0.0333333333));(([.E467]*0.03333333333)+(16.1*[.G468]*0.03333333333*0.0333333333)));0)" office:value-type="float" office:value="1.25101740010619">
            <text:p>1.2510</text:p>
          </table:table-cell>
          <table:table-cell table:style-name="ce16" table:formula="of:=TRUNC([.J467]+[.I468];4)" office:value-type="float" office:value="583.6347">
            <text:p>583.63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8]+1" office:value-type="float" office:value="466">
            <text:p>466</text:p>
          </table:table-cell>
          <table:table-cell table:style-name="ce11"/>
          <table:table-cell table:style-name="ce16" table:formula="of:=[.A469]*0.0333333333" office:value-type="float" office:value="15.5333333178">
            <text:p>15.5333</text:p>
          </table:table-cell>
          <table:table-cell table:style-name="ce16" table:formula="of:=IF([.D468]=[$Initial.$C$9];[$Initial.$C$10];IF(([.E469]/1.46666666666)&lt;[$Initial.$C$9];[$Initial.$C$9];([.E469]/1.46666666666)))" office:value-type="float" office:value="26.67">
            <text:p>26.6700</text:p>
          </table:table-cell>
          <table:table-cell table:style-name="ce16" table:formula="of:=IF(TRUNC([.E468]-(([.C469]-[.C468])*[.G469]*32.2)/1.46666666666;4)&gt;[$Initial.$C$9];IF([.F469]=1;([.E468]-(([.C469]-[.C468])*[.G469]*32.2));([.E468]+(([.C469]-[.C468])*[.G469]*32.2)));[.D46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69]&gt;0;IF([.F469]=1;(([.E468]*0.03333333333)-(16.1*[.G469]*0.03333333333*0.0333333333));(([.E468]*0.03333333333)+(16.1*[.G469]*0.03333333333*0.0333333333)));0)" office:value-type="float" office:value="1.25101740010619">
            <text:p>1.2510</text:p>
          </table:table-cell>
          <table:table-cell table:style-name="ce16" table:formula="of:=TRUNC([.J468]+[.I469];4)" office:value-type="float" office:value="584.8857">
            <text:p>584.88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69]+1" office:value-type="float" office:value="467">
            <text:p>467</text:p>
          </table:table-cell>
          <table:table-cell table:style-name="ce11"/>
          <table:table-cell table:style-name="ce16" table:formula="of:=[.A470]*0.0333333333" office:value-type="float" office:value="15.5666666511">
            <text:p>15.5667</text:p>
          </table:table-cell>
          <table:table-cell table:style-name="ce16" table:formula="of:=IF([.D469]=[$Initial.$C$9];[$Initial.$C$10];IF(([.E470]/1.46666666666)&lt;[$Initial.$C$9];[$Initial.$C$9];([.E470]/1.46666666666)))" office:value-type="float" office:value="0">
            <text:p>0.0000</text:p>
          </table:table-cell>
          <table:table-cell table:style-name="ce16" table:formula="of:=IF(TRUNC([.E469]-(([.C470]-[.C469])*[.G470]*32.2)/1.46666666666;4)&gt;[$Initial.$C$9];IF([.F470]=1;([.E469]-(([.C470]-[.C469])*[.G470]*32.2));([.E469]+(([.C470]-[.C469])*[.G470]*32.2)));[.D47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0]&gt;0;IF([.F470]=1;(([.E469]*0.03333333333)-(16.1*[.G470]*0.03333333333*0.0333333333));(([.E469]*0.03333333333)+(16.1*[.G470]*0.03333333333*0.0333333333)));0)" office:value-type="float" office:value="1.25101740010619">
            <text:p>1.2510</text:p>
          </table:table-cell>
          <table:table-cell table:style-name="ce16" table:formula="of:=TRUNC([.J469]+[.I470];4)" office:value-type="float" office:value="586.1367">
            <text:p>586.13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0]+1" office:value-type="float" office:value="468">
            <text:p>468</text:p>
          </table:table-cell>
          <table:table-cell table:style-name="ce11"/>
          <table:table-cell table:style-name="ce16" table:formula="of:=[.A471]*0.0333333333" office:value-type="float" office:value="15.5999999844">
            <text:p>15.6000</text:p>
          </table:table-cell>
          <table:table-cell table:style-name="ce16" table:formula="of:=IF([.D470]=[$Initial.$C$9];[$Initial.$C$10];IF(([.E471]/1.46666666666)&lt;[$Initial.$C$9];[$Initial.$C$9];([.E471]/1.46666666666)))" office:value-type="float" office:value="26.67">
            <text:p>26.6700</text:p>
          </table:table-cell>
          <table:table-cell table:style-name="ce16" table:formula="of:=IF(TRUNC([.E470]-(([.C471]-[.C470])*[.G471]*32.2)/1.46666666666;4)&gt;[$Initial.$C$9];IF([.F471]=1;([.E470]-(([.C471]-[.C470])*[.G471]*32.2));([.E470]+(([.C471]-[.C470])*[.G471]*32.2)));[.D47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1]&gt;0;IF([.F471]=1;(([.E470]*0.03333333333)-(16.1*[.G471]*0.03333333333*0.0333333333));(([.E470]*0.03333333333)+(16.1*[.G471]*0.03333333333*0.0333333333)));0)" office:value-type="float" office:value="1.25101740010619">
            <text:p>1.2510</text:p>
          </table:table-cell>
          <table:table-cell table:style-name="ce16" table:formula="of:=TRUNC([.J470]+[.I471];4)" office:value-type="float" office:value="587.3877">
            <text:p>587.38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1]+1" office:value-type="float" office:value="469">
            <text:p>469</text:p>
          </table:table-cell>
          <table:table-cell table:style-name="ce11"/>
          <table:table-cell table:style-name="ce16" table:formula="of:=[.A472]*0.0333333333" office:value-type="float" office:value="15.6333333177">
            <text:p>15.6333</text:p>
          </table:table-cell>
          <table:table-cell table:style-name="ce16" table:formula="of:=IF([.D471]=[$Initial.$C$9];[$Initial.$C$10];IF(([.E472]/1.46666666666)&lt;[$Initial.$C$9];[$Initial.$C$9];([.E472]/1.46666666666)))" office:value-type="float" office:value="0">
            <text:p>0.0000</text:p>
          </table:table-cell>
          <table:table-cell table:style-name="ce16" table:formula="of:=IF(TRUNC([.E471]-(([.C472]-[.C471])*[.G472]*32.2)/1.46666666666;4)&gt;[$Initial.$C$9];IF([.F472]=1;([.E471]-(([.C472]-[.C471])*[.G472]*32.2));([.E471]+(([.C472]-[.C471])*[.G472]*32.2)));[.D47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2]&gt;0;IF([.F472]=1;(([.E471]*0.03333333333)-(16.1*[.G472]*0.03333333333*0.0333333333));(([.E471]*0.03333333333)+(16.1*[.G472]*0.03333333333*0.0333333333)));0)" office:value-type="float" office:value="1.25101740010619">
            <text:p>1.2510</text:p>
          </table:table-cell>
          <table:table-cell table:style-name="ce16" table:formula="of:=TRUNC([.J471]+[.I472];4)" office:value-type="float" office:value="588.6387">
            <text:p>588.63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2]+1" office:value-type="float" office:value="470">
            <text:p>470</text:p>
          </table:table-cell>
          <table:table-cell table:style-name="ce11"/>
          <table:table-cell table:style-name="ce16" table:formula="of:=[.A473]*0.0333333333" office:value-type="float" office:value="15.666666651">
            <text:p>15.6667</text:p>
          </table:table-cell>
          <table:table-cell table:style-name="ce16" table:formula="of:=IF([.D472]=[$Initial.$C$9];[$Initial.$C$10];IF(([.E473]/1.46666666666)&lt;[$Initial.$C$9];[$Initial.$C$9];([.E473]/1.46666666666)))" office:value-type="float" office:value="26.67">
            <text:p>26.6700</text:p>
          </table:table-cell>
          <table:table-cell table:style-name="ce16" table:formula="of:=IF(TRUNC([.E472]-(([.C473]-[.C472])*[.G473]*32.2)/1.46666666666;4)&gt;[$Initial.$C$9];IF([.F473]=1;([.E472]-(([.C473]-[.C472])*[.G473]*32.2));([.E472]+(([.C473]-[.C472])*[.G473]*32.2)));[.D47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3]&gt;0;IF([.F473]=1;(([.E472]*0.03333333333)-(16.1*[.G473]*0.03333333333*0.0333333333));(([.E472]*0.03333333333)+(16.1*[.G473]*0.03333333333*0.0333333333)));0)" office:value-type="float" office:value="1.25101740010619">
            <text:p>1.2510</text:p>
          </table:table-cell>
          <table:table-cell table:style-name="ce16" table:formula="of:=TRUNC([.J472]+[.I473];4)" office:value-type="float" office:value="589.8897">
            <text:p>589.88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3]+1" office:value-type="float" office:value="471">
            <text:p>471</text:p>
          </table:table-cell>
          <table:table-cell table:style-name="ce11"/>
          <table:table-cell table:style-name="ce16" table:formula="of:=[.A474]*0.0333333333" office:value-type="float" office:value="15.6999999843">
            <text:p>15.7000</text:p>
          </table:table-cell>
          <table:table-cell table:style-name="ce16" table:formula="of:=IF([.D473]=[$Initial.$C$9];[$Initial.$C$10];IF(([.E474]/1.46666666666)&lt;[$Initial.$C$9];[$Initial.$C$9];([.E474]/1.46666666666)))" office:value-type="float" office:value="0">
            <text:p>0.0000</text:p>
          </table:table-cell>
          <table:table-cell table:style-name="ce16" table:formula="of:=IF(TRUNC([.E473]-(([.C474]-[.C473])*[.G474]*32.2)/1.46666666666;4)&gt;[$Initial.$C$9];IF([.F474]=1;([.E473]-(([.C474]-[.C473])*[.G474]*32.2));([.E473]+(([.C474]-[.C473])*[.G474]*32.2)));[.D47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4]&gt;0;IF([.F474]=1;(([.E473]*0.03333333333)-(16.1*[.G474]*0.03333333333*0.0333333333));(([.E473]*0.03333333333)+(16.1*[.G474]*0.03333333333*0.0333333333)));0)" office:value-type="float" office:value="1.25101740010619">
            <text:p>1.2510</text:p>
          </table:table-cell>
          <table:table-cell table:style-name="ce16" table:formula="of:=TRUNC([.J473]+[.I474];4)" office:value-type="float" office:value="591.1407">
            <text:p>591.14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4]+1" office:value-type="float" office:value="472">
            <text:p>472</text:p>
          </table:table-cell>
          <table:table-cell table:style-name="ce11"/>
          <table:table-cell table:style-name="ce16" table:formula="of:=[.A475]*0.0333333333" office:value-type="float" office:value="15.7333333176">
            <text:p>15.7333</text:p>
          </table:table-cell>
          <table:table-cell table:style-name="ce16" table:formula="of:=IF([.D474]=[$Initial.$C$9];[$Initial.$C$10];IF(([.E475]/1.46666666666)&lt;[$Initial.$C$9];[$Initial.$C$9];([.E475]/1.46666666666)))" office:value-type="float" office:value="26.67">
            <text:p>26.6700</text:p>
          </table:table-cell>
          <table:table-cell table:style-name="ce16" table:formula="of:=IF(TRUNC([.E474]-(([.C475]-[.C474])*[.G475]*32.2)/1.46666666666;4)&gt;[$Initial.$C$9];IF([.F475]=1;([.E474]-(([.C475]-[.C474])*[.G475]*32.2));([.E474]+(([.C475]-[.C474])*[.G475]*32.2)));[.D47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5]&gt;0;IF([.F475]=1;(([.E474]*0.03333333333)-(16.1*[.G475]*0.03333333333*0.0333333333));(([.E474]*0.03333333333)+(16.1*[.G475]*0.03333333333*0.0333333333)));0)" office:value-type="float" office:value="1.25101740010619">
            <text:p>1.2510</text:p>
          </table:table-cell>
          <table:table-cell table:style-name="ce16" table:formula="of:=TRUNC([.J474]+[.I475];4)" office:value-type="float" office:value="592.3917">
            <text:p>592.39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5]+1" office:value-type="float" office:value="473">
            <text:p>473</text:p>
          </table:table-cell>
          <table:table-cell table:style-name="ce11"/>
          <table:table-cell table:style-name="ce16" table:formula="of:=[.A476]*0.0333333333" office:value-type="float" office:value="15.7666666509">
            <text:p>15.7667</text:p>
          </table:table-cell>
          <table:table-cell table:style-name="ce16" table:formula="of:=IF([.D475]=[$Initial.$C$9];[$Initial.$C$10];IF(([.E476]/1.46666666666)&lt;[$Initial.$C$9];[$Initial.$C$9];([.E476]/1.46666666666)))" office:value-type="float" office:value="0">
            <text:p>0.0000</text:p>
          </table:table-cell>
          <table:table-cell table:style-name="ce16" table:formula="of:=IF(TRUNC([.E475]-(([.C476]-[.C475])*[.G476]*32.2)/1.46666666666;4)&gt;[$Initial.$C$9];IF([.F476]=1;([.E475]-(([.C476]-[.C475])*[.G476]*32.2));([.E475]+(([.C476]-[.C475])*[.G476]*32.2)));[.D47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6]&gt;0;IF([.F476]=1;(([.E475]*0.03333333333)-(16.1*[.G476]*0.03333333333*0.0333333333));(([.E475]*0.03333333333)+(16.1*[.G476]*0.03333333333*0.0333333333)));0)" office:value-type="float" office:value="1.25101740010619">
            <text:p>1.2510</text:p>
          </table:table-cell>
          <table:table-cell table:style-name="ce16" table:formula="of:=TRUNC([.J475]+[.I476];4)" office:value-type="float" office:value="593.6427">
            <text:p>593.64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6]+1" office:value-type="float" office:value="474">
            <text:p>474</text:p>
          </table:table-cell>
          <table:table-cell table:style-name="ce11"/>
          <table:table-cell table:style-name="ce16" table:formula="of:=[.A477]*0.0333333333" office:value-type="float" office:value="15.7999999842">
            <text:p>15.8000</text:p>
          </table:table-cell>
          <table:table-cell table:style-name="ce16" table:formula="of:=IF([.D476]=[$Initial.$C$9];[$Initial.$C$10];IF(([.E477]/1.46666666666)&lt;[$Initial.$C$9];[$Initial.$C$9];([.E477]/1.46666666666)))" office:value-type="float" office:value="26.67">
            <text:p>26.6700</text:p>
          </table:table-cell>
          <table:table-cell table:style-name="ce16" table:formula="of:=IF(TRUNC([.E476]-(([.C477]-[.C476])*[.G477]*32.2)/1.46666666666;4)&gt;[$Initial.$C$9];IF([.F477]=1;([.E476]-(([.C477]-[.C476])*[.G477]*32.2));([.E476]+(([.C477]-[.C476])*[.G477]*32.2)));[.D47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7]&gt;0;IF([.F477]=1;(([.E476]*0.03333333333)-(16.1*[.G477]*0.03333333333*0.0333333333));(([.E476]*0.03333333333)+(16.1*[.G477]*0.03333333333*0.0333333333)));0)" office:value-type="float" office:value="1.25101740010619">
            <text:p>1.2510</text:p>
          </table:table-cell>
          <table:table-cell table:style-name="ce16" table:formula="of:=TRUNC([.J476]+[.I477];4)" office:value-type="float" office:value="594.8937">
            <text:p>594.89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7]+1" office:value-type="float" office:value="475">
            <text:p>475</text:p>
          </table:table-cell>
          <table:table-cell table:style-name="ce11"/>
          <table:table-cell table:style-name="ce16" table:formula="of:=[.A478]*0.0333333333" office:value-type="float" office:value="15.8333333175">
            <text:p>15.8333</text:p>
          </table:table-cell>
          <table:table-cell table:style-name="ce16" table:formula="of:=IF([.D477]=[$Initial.$C$9];[$Initial.$C$10];IF(([.E478]/1.46666666666)&lt;[$Initial.$C$9];[$Initial.$C$9];([.E478]/1.46666666666)))" office:value-type="float" office:value="0">
            <text:p>0.0000</text:p>
          </table:table-cell>
          <table:table-cell table:style-name="ce16" table:formula="of:=IF(TRUNC([.E477]-(([.C478]-[.C477])*[.G478]*32.2)/1.46666666666;4)&gt;[$Initial.$C$9];IF([.F478]=1;([.E477]-(([.C478]-[.C477])*[.G478]*32.2));([.E477]+(([.C478]-[.C477])*[.G478]*32.2)));[.D47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8]&gt;0;IF([.F478]=1;(([.E477]*0.03333333333)-(16.1*[.G478]*0.03333333333*0.0333333333));(([.E477]*0.03333333333)+(16.1*[.G478]*0.03333333333*0.0333333333)));0)" office:value-type="float" office:value="1.25101740010619">
            <text:p>1.2510</text:p>
          </table:table-cell>
          <table:table-cell table:style-name="ce16" table:formula="of:=TRUNC([.J477]+[.I478];4)" office:value-type="float" office:value="596.1447">
            <text:p>596.14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8]+1" office:value-type="float" office:value="476">
            <text:p>476</text:p>
          </table:table-cell>
          <table:table-cell table:style-name="ce11"/>
          <table:table-cell table:style-name="ce16" table:formula="of:=[.A479]*0.0333333333" office:value-type="float" office:value="15.8666666508">
            <text:p>15.8667</text:p>
          </table:table-cell>
          <table:table-cell table:style-name="ce16" table:formula="of:=IF([.D478]=[$Initial.$C$9];[$Initial.$C$10];IF(([.E479]/1.46666666666)&lt;[$Initial.$C$9];[$Initial.$C$9];([.E479]/1.46666666666)))" office:value-type="float" office:value="26.67">
            <text:p>26.6700</text:p>
          </table:table-cell>
          <table:table-cell table:style-name="ce16" table:formula="of:=IF(TRUNC([.E478]-(([.C479]-[.C478])*[.G479]*32.2)/1.46666666666;4)&gt;[$Initial.$C$9];IF([.F479]=1;([.E478]-(([.C479]-[.C478])*[.G479]*32.2));([.E478]+(([.C479]-[.C478])*[.G479]*32.2)));[.D47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79]&gt;0;IF([.F479]=1;(([.E478]*0.03333333333)-(16.1*[.G479]*0.03333333333*0.0333333333));(([.E478]*0.03333333333)+(16.1*[.G479]*0.03333333333*0.0333333333)));0)" office:value-type="float" office:value="1.25101740010619">
            <text:p>1.2510</text:p>
          </table:table-cell>
          <table:table-cell table:style-name="ce16" table:formula="of:=TRUNC([.J478]+[.I479];4)" office:value-type="float" office:value="597.3957">
            <text:p>597.39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79]+1" office:value-type="float" office:value="477">
            <text:p>477</text:p>
          </table:table-cell>
          <table:table-cell table:style-name="ce11"/>
          <table:table-cell table:style-name="ce16" table:formula="of:=[.A480]*0.0333333333" office:value-type="float" office:value="15.8999999841">
            <text:p>15.9000</text:p>
          </table:table-cell>
          <table:table-cell table:style-name="ce16" table:formula="of:=IF([.D479]=[$Initial.$C$9];[$Initial.$C$10];IF(([.E480]/1.46666666666)&lt;[$Initial.$C$9];[$Initial.$C$9];([.E480]/1.46666666666)))" office:value-type="float" office:value="0">
            <text:p>0.0000</text:p>
          </table:table-cell>
          <table:table-cell table:style-name="ce16" table:formula="of:=IF(TRUNC([.E479]-(([.C480]-[.C479])*[.G480]*32.2)/1.46666666666;4)&gt;[$Initial.$C$9];IF([.F480]=1;([.E479]-(([.C480]-[.C479])*[.G480]*32.2));([.E479]+(([.C480]-[.C479])*[.G480]*32.2)));[.D48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0]&gt;0;IF([.F480]=1;(([.E479]*0.03333333333)-(16.1*[.G480]*0.03333333333*0.0333333333));(([.E479]*0.03333333333)+(16.1*[.G480]*0.03333333333*0.0333333333)));0)" office:value-type="float" office:value="1.25101740010619">
            <text:p>1.2510</text:p>
          </table:table-cell>
          <table:table-cell table:style-name="ce16" table:formula="of:=TRUNC([.J479]+[.I480];4)" office:value-type="float" office:value="598.6467">
            <text:p>598.64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0]+1" office:value-type="float" office:value="478">
            <text:p>478</text:p>
          </table:table-cell>
          <table:table-cell table:style-name="ce11"/>
          <table:table-cell table:style-name="ce16" table:formula="of:=[.A481]*0.0333333333" office:value-type="float" office:value="15.9333333174">
            <text:p>15.9333</text:p>
          </table:table-cell>
          <table:table-cell table:style-name="ce16" table:formula="of:=IF([.D480]=[$Initial.$C$9];[$Initial.$C$10];IF(([.E481]/1.46666666666)&lt;[$Initial.$C$9];[$Initial.$C$9];([.E481]/1.46666666666)))" office:value-type="float" office:value="26.67">
            <text:p>26.6700</text:p>
          </table:table-cell>
          <table:table-cell table:style-name="ce16" table:formula="of:=IF(TRUNC([.E480]-(([.C481]-[.C480])*[.G481]*32.2)/1.46666666666;4)&gt;[$Initial.$C$9];IF([.F481]=1;([.E480]-(([.C481]-[.C480])*[.G481]*32.2));([.E480]+(([.C481]-[.C480])*[.G481]*32.2)));[.D48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1]&gt;0;IF([.F481]=1;(([.E480]*0.03333333333)-(16.1*[.G481]*0.03333333333*0.0333333333));(([.E480]*0.03333333333)+(16.1*[.G481]*0.03333333333*0.0333333333)));0)" office:value-type="float" office:value="1.25101740010619">
            <text:p>1.2510</text:p>
          </table:table-cell>
          <table:table-cell table:style-name="ce16" table:formula="of:=TRUNC([.J480]+[.I481];4)" office:value-type="float" office:value="599.8977">
            <text:p>599.89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1]+1" office:value-type="float" office:value="479">
            <text:p>479</text:p>
          </table:table-cell>
          <table:table-cell table:style-name="ce11"/>
          <table:table-cell table:style-name="ce16" table:formula="of:=[.A482]*0.0333333333" office:value-type="float" office:value="15.9666666507">
            <text:p>15.9667</text:p>
          </table:table-cell>
          <table:table-cell table:style-name="ce16" table:formula="of:=IF([.D481]=[$Initial.$C$9];[$Initial.$C$10];IF(([.E482]/1.46666666666)&lt;[$Initial.$C$9];[$Initial.$C$9];([.E482]/1.46666666666)))" office:value-type="float" office:value="0">
            <text:p>0.0000</text:p>
          </table:table-cell>
          <table:table-cell table:style-name="ce16" table:formula="of:=IF(TRUNC([.E481]-(([.C482]-[.C481])*[.G482]*32.2)/1.46666666666;4)&gt;[$Initial.$C$9];IF([.F482]=1;([.E481]-(([.C482]-[.C481])*[.G482]*32.2));([.E481]+(([.C482]-[.C481])*[.G482]*32.2)));[.D48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2]&gt;0;IF([.F482]=1;(([.E481]*0.03333333333)-(16.1*[.G482]*0.03333333333*0.0333333333));(([.E481]*0.03333333333)+(16.1*[.G482]*0.03333333333*0.0333333333)));0)" office:value-type="float" office:value="1.25101740010619">
            <text:p>1.2510</text:p>
          </table:table-cell>
          <table:table-cell table:style-name="ce16" table:formula="of:=TRUNC([.J481]+[.I482];4)" office:value-type="float" office:value="601.1487">
            <text:p>601.14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2]+1" office:value-type="float" office:value="480">
            <text:p>480</text:p>
          </table:table-cell>
          <table:table-cell table:style-name="ce11"/>
          <table:table-cell table:style-name="ce16" table:formula="of:=[.A483]*0.0333333333" office:value-type="float" office:value="15.999999984">
            <text:p>16.0000</text:p>
          </table:table-cell>
          <table:table-cell table:style-name="ce16" table:formula="of:=IF([.D482]=[$Initial.$C$9];[$Initial.$C$10];IF(([.E483]/1.46666666666)&lt;[$Initial.$C$9];[$Initial.$C$9];([.E483]/1.46666666666)))" office:value-type="float" office:value="26.67">
            <text:p>26.6700</text:p>
          </table:table-cell>
          <table:table-cell table:style-name="ce16" table:formula="of:=IF(TRUNC([.E482]-(([.C483]-[.C482])*[.G483]*32.2)/1.46666666666;4)&gt;[$Initial.$C$9];IF([.F483]=1;([.E482]-(([.C483]-[.C482])*[.G483]*32.2));([.E482]+(([.C483]-[.C482])*[.G483]*32.2)));[.D48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3]&gt;0;IF([.F483]=1;(([.E482]*0.03333333333)-(16.1*[.G483]*0.03333333333*0.0333333333));(([.E482]*0.03333333333)+(16.1*[.G483]*0.03333333333*0.0333333333)));0)" office:value-type="float" office:value="1.25101740010619">
            <text:p>1.2510</text:p>
          </table:table-cell>
          <table:table-cell table:style-name="ce16" table:formula="of:=TRUNC([.J482]+[.I483];4)" office:value-type="float" office:value="602.3997">
            <text:p>602.39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3]+1" office:value-type="float" office:value="481">
            <text:p>481</text:p>
          </table:table-cell>
          <table:table-cell table:style-name="ce11"/>
          <table:table-cell table:style-name="ce16" table:formula="of:=[.A484]*0.0333333333" office:value-type="float" office:value="16.0333333173">
            <text:p>16.0333</text:p>
          </table:table-cell>
          <table:table-cell table:style-name="ce16" table:formula="of:=IF([.D483]=[$Initial.$C$9];[$Initial.$C$10];IF(([.E484]/1.46666666666)&lt;[$Initial.$C$9];[$Initial.$C$9];([.E484]/1.46666666666)))" office:value-type="float" office:value="0">
            <text:p>0.0000</text:p>
          </table:table-cell>
          <table:table-cell table:style-name="ce16" table:formula="of:=IF(TRUNC([.E483]-(([.C484]-[.C483])*[.G484]*32.2)/1.46666666666;4)&gt;[$Initial.$C$9];IF([.F484]=1;([.E483]-(([.C484]-[.C483])*[.G484]*32.2));([.E483]+(([.C484]-[.C483])*[.G484]*32.2)));[.D48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4]&gt;0;IF([.F484]=1;(([.E483]*0.03333333333)-(16.1*[.G484]*0.03333333333*0.0333333333));(([.E483]*0.03333333333)+(16.1*[.G484]*0.03333333333*0.0333333333)));0)" office:value-type="float" office:value="1.25101740010619">
            <text:p>1.2510</text:p>
          </table:table-cell>
          <table:table-cell table:style-name="ce16" table:formula="of:=TRUNC([.J483]+[.I484];4)" office:value-type="float" office:value="603.6507">
            <text:p>603.65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4]+1" office:value-type="float" office:value="482">
            <text:p>482</text:p>
          </table:table-cell>
          <table:table-cell table:style-name="ce11"/>
          <table:table-cell table:style-name="ce16" table:formula="of:=[.A485]*0.0333333333" office:value-type="float" office:value="16.0666666506">
            <text:p>16.0667</text:p>
          </table:table-cell>
          <table:table-cell table:style-name="ce16" table:formula="of:=IF([.D484]=[$Initial.$C$9];[$Initial.$C$10];IF(([.E485]/1.46666666666)&lt;[$Initial.$C$9];[$Initial.$C$9];([.E485]/1.46666666666)))" office:value-type="float" office:value="26.67">
            <text:p>26.6700</text:p>
          </table:table-cell>
          <table:table-cell table:style-name="ce16" table:formula="of:=IF(TRUNC([.E484]-(([.C485]-[.C484])*[.G485]*32.2)/1.46666666666;4)&gt;[$Initial.$C$9];IF([.F485]=1;([.E484]-(([.C485]-[.C484])*[.G485]*32.2));([.E484]+(([.C485]-[.C484])*[.G485]*32.2)));[.D48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5]&gt;0;IF([.F485]=1;(([.E484]*0.03333333333)-(16.1*[.G485]*0.03333333333*0.0333333333));(([.E484]*0.03333333333)+(16.1*[.G485]*0.03333333333*0.0333333333)));0)" office:value-type="float" office:value="1.25101740010619">
            <text:p>1.2510</text:p>
          </table:table-cell>
          <table:table-cell table:style-name="ce16" table:formula="of:=TRUNC([.J484]+[.I485];4)" office:value-type="float" office:value="604.9017">
            <text:p>604.90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5]+1" office:value-type="float" office:value="483">
            <text:p>483</text:p>
          </table:table-cell>
          <table:table-cell table:style-name="ce11"/>
          <table:table-cell table:style-name="ce16" table:formula="of:=[.A486]*0.0333333333" office:value-type="float" office:value="16.0999999839">
            <text:p>16.1000</text:p>
          </table:table-cell>
          <table:table-cell table:style-name="ce16" table:formula="of:=IF([.D485]=[$Initial.$C$9];[$Initial.$C$10];IF(([.E486]/1.46666666666)&lt;[$Initial.$C$9];[$Initial.$C$9];([.E486]/1.46666666666)))" office:value-type="float" office:value="0">
            <text:p>0.0000</text:p>
          </table:table-cell>
          <table:table-cell table:style-name="ce16" table:formula="of:=IF(TRUNC([.E485]-(([.C486]-[.C485])*[.G486]*32.2)/1.46666666666;4)&gt;[$Initial.$C$9];IF([.F486]=1;([.E485]-(([.C486]-[.C485])*[.G486]*32.2));([.E485]+(([.C486]-[.C485])*[.G486]*32.2)));[.D48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6]&gt;0;IF([.F486]=1;(([.E485]*0.03333333333)-(16.1*[.G486]*0.03333333333*0.0333333333));(([.E485]*0.03333333333)+(16.1*[.G486]*0.03333333333*0.0333333333)));0)" office:value-type="float" office:value="1.25101740010619">
            <text:p>1.2510</text:p>
          </table:table-cell>
          <table:table-cell table:style-name="ce16" table:formula="of:=TRUNC([.J485]+[.I486];4)" office:value-type="float" office:value="606.1527">
            <text:p>606.15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6]+1" office:value-type="float" office:value="484">
            <text:p>484</text:p>
          </table:table-cell>
          <table:table-cell table:style-name="ce11"/>
          <table:table-cell table:style-name="ce16" table:formula="of:=[.A487]*0.0333333333" office:value-type="float" office:value="16.1333333172">
            <text:p>16.1333</text:p>
          </table:table-cell>
          <table:table-cell table:style-name="ce16" table:formula="of:=IF([.D486]=[$Initial.$C$9];[$Initial.$C$10];IF(([.E487]/1.46666666666)&lt;[$Initial.$C$9];[$Initial.$C$9];([.E487]/1.46666666666)))" office:value-type="float" office:value="26.67">
            <text:p>26.6700</text:p>
          </table:table-cell>
          <table:table-cell table:style-name="ce16" table:formula="of:=IF(TRUNC([.E486]-(([.C487]-[.C486])*[.G487]*32.2)/1.46666666666;4)&gt;[$Initial.$C$9];IF([.F487]=1;([.E486]-(([.C487]-[.C486])*[.G487]*32.2));([.E486]+(([.C487]-[.C486])*[.G487]*32.2)));[.D48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7]&gt;0;IF([.F487]=1;(([.E486]*0.03333333333)-(16.1*[.G487]*0.03333333333*0.0333333333));(([.E486]*0.03333333333)+(16.1*[.G487]*0.03333333333*0.0333333333)));0)" office:value-type="float" office:value="1.25101740010619">
            <text:p>1.2510</text:p>
          </table:table-cell>
          <table:table-cell table:style-name="ce16" table:formula="of:=TRUNC([.J486]+[.I487];4)" office:value-type="float" office:value="607.4037">
            <text:p>607.40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7]+1" office:value-type="float" office:value="485">
            <text:p>485</text:p>
          </table:table-cell>
          <table:table-cell table:style-name="ce11"/>
          <table:table-cell table:style-name="ce16" table:formula="of:=[.A488]*0.0333333333" office:value-type="float" office:value="16.1666666505">
            <text:p>16.1667</text:p>
          </table:table-cell>
          <table:table-cell table:style-name="ce16" table:formula="of:=IF([.D487]=[$Initial.$C$9];[$Initial.$C$10];IF(([.E488]/1.46666666666)&lt;[$Initial.$C$9];[$Initial.$C$9];([.E488]/1.46666666666)))" office:value-type="float" office:value="0">
            <text:p>0.0000</text:p>
          </table:table-cell>
          <table:table-cell table:style-name="ce16" table:formula="of:=IF(TRUNC([.E487]-(([.C488]-[.C487])*[.G488]*32.2)/1.46666666666;4)&gt;[$Initial.$C$9];IF([.F488]=1;([.E487]-(([.C488]-[.C487])*[.G488]*32.2));([.E487]+(([.C488]-[.C487])*[.G488]*32.2)));[.D48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8]&gt;0;IF([.F488]=1;(([.E487]*0.03333333333)-(16.1*[.G488]*0.03333333333*0.0333333333));(([.E487]*0.03333333333)+(16.1*[.G488]*0.03333333333*0.0333333333)));0)" office:value-type="float" office:value="1.25101740010619">
            <text:p>1.2510</text:p>
          </table:table-cell>
          <table:table-cell table:style-name="ce16" table:formula="of:=TRUNC([.J487]+[.I488];4)" office:value-type="float" office:value="608.6547">
            <text:p>608.65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8]+1" office:value-type="float" office:value="486">
            <text:p>486</text:p>
          </table:table-cell>
          <table:table-cell table:style-name="ce11"/>
          <table:table-cell table:style-name="ce16" table:formula="of:=[.A489]*0.0333333333" office:value-type="float" office:value="16.1999999838">
            <text:p>16.2000</text:p>
          </table:table-cell>
          <table:table-cell table:style-name="ce16" table:formula="of:=IF([.D488]=[$Initial.$C$9];[$Initial.$C$10];IF(([.E489]/1.46666666666)&lt;[$Initial.$C$9];[$Initial.$C$9];([.E489]/1.46666666666)))" office:value-type="float" office:value="26.67">
            <text:p>26.6700</text:p>
          </table:table-cell>
          <table:table-cell table:style-name="ce16" table:formula="of:=IF(TRUNC([.E488]-(([.C489]-[.C488])*[.G489]*32.2)/1.46666666666;4)&gt;[$Initial.$C$9];IF([.F489]=1;([.E488]-(([.C489]-[.C488])*[.G489]*32.2));([.E488]+(([.C489]-[.C488])*[.G489]*32.2)));[.D48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89]&gt;0;IF([.F489]=1;(([.E488]*0.03333333333)-(16.1*[.G489]*0.03333333333*0.0333333333));(([.E488]*0.03333333333)+(16.1*[.G489]*0.03333333333*0.0333333333)));0)" office:value-type="float" office:value="1.25101740010619">
            <text:p>1.2510</text:p>
          </table:table-cell>
          <table:table-cell table:style-name="ce16" table:formula="of:=TRUNC([.J488]+[.I489];4)" office:value-type="float" office:value="609.9057">
            <text:p>609.90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89]+1" office:value-type="float" office:value="487">
            <text:p>487</text:p>
          </table:table-cell>
          <table:table-cell table:style-name="ce11"/>
          <table:table-cell table:style-name="ce16" table:formula="of:=[.A490]*0.0333333333" office:value-type="float" office:value="16.2333333171">
            <text:p>16.2333</text:p>
          </table:table-cell>
          <table:table-cell table:style-name="ce16" table:formula="of:=IF([.D489]=[$Initial.$C$9];[$Initial.$C$10];IF(([.E490]/1.46666666666)&lt;[$Initial.$C$9];[$Initial.$C$9];([.E490]/1.46666666666)))" office:value-type="float" office:value="0">
            <text:p>0.0000</text:p>
          </table:table-cell>
          <table:table-cell table:style-name="ce16" table:formula="of:=IF(TRUNC([.E489]-(([.C490]-[.C489])*[.G490]*32.2)/1.46666666666;4)&gt;[$Initial.$C$9];IF([.F490]=1;([.E489]-(([.C490]-[.C489])*[.G490]*32.2));([.E489]+(([.C490]-[.C489])*[.G490]*32.2)));[.D49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0]&gt;0;IF([.F490]=1;(([.E489]*0.03333333333)-(16.1*[.G490]*0.03333333333*0.0333333333));(([.E489]*0.03333333333)+(16.1*[.G490]*0.03333333333*0.0333333333)));0)" office:value-type="float" office:value="1.25101740010619">
            <text:p>1.2510</text:p>
          </table:table-cell>
          <table:table-cell table:style-name="ce16" table:formula="of:=TRUNC([.J489]+[.I490];4)" office:value-type="float" office:value="611.1567">
            <text:p>611.15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0]+1" office:value-type="float" office:value="488">
            <text:p>488</text:p>
          </table:table-cell>
          <table:table-cell table:style-name="ce11"/>
          <table:table-cell table:style-name="ce16" table:formula="of:=[.A491]*0.0333333333" office:value-type="float" office:value="16.2666666504">
            <text:p>16.2667</text:p>
          </table:table-cell>
          <table:table-cell table:style-name="ce16" table:formula="of:=IF([.D490]=[$Initial.$C$9];[$Initial.$C$10];IF(([.E491]/1.46666666666)&lt;[$Initial.$C$9];[$Initial.$C$9];([.E491]/1.46666666666)))" office:value-type="float" office:value="26.67">
            <text:p>26.6700</text:p>
          </table:table-cell>
          <table:table-cell table:style-name="ce16" table:formula="of:=IF(TRUNC([.E490]-(([.C491]-[.C490])*[.G491]*32.2)/1.46666666666;4)&gt;[$Initial.$C$9];IF([.F491]=1;([.E490]-(([.C491]-[.C490])*[.G491]*32.2));([.E490]+(([.C491]-[.C490])*[.G491]*32.2)));[.D49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1]&gt;0;IF([.F491]=1;(([.E490]*0.03333333333)-(16.1*[.G491]*0.03333333333*0.0333333333));(([.E490]*0.03333333333)+(16.1*[.G491]*0.03333333333*0.0333333333)));0)" office:value-type="float" office:value="1.25101740010619">
            <text:p>1.2510</text:p>
          </table:table-cell>
          <table:table-cell table:style-name="ce16" table:formula="of:=TRUNC([.J490]+[.I491];4)" office:value-type="float" office:value="612.4077">
            <text:p>612.40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1]+1" office:value-type="float" office:value="489">
            <text:p>489</text:p>
          </table:table-cell>
          <table:table-cell table:style-name="ce11"/>
          <table:table-cell table:style-name="ce16" table:formula="of:=[.A492]*0.0333333333" office:value-type="float" office:value="16.2999999837">
            <text:p>16.3000</text:p>
          </table:table-cell>
          <table:table-cell table:style-name="ce16" table:formula="of:=IF([.D491]=[$Initial.$C$9];[$Initial.$C$10];IF(([.E492]/1.46666666666)&lt;[$Initial.$C$9];[$Initial.$C$9];([.E492]/1.46666666666)))" office:value-type="float" office:value="0">
            <text:p>0.0000</text:p>
          </table:table-cell>
          <table:table-cell table:style-name="ce16" table:formula="of:=IF(TRUNC([.E491]-(([.C492]-[.C491])*[.G492]*32.2)/1.46666666666;4)&gt;[$Initial.$C$9];IF([.F492]=1;([.E491]-(([.C492]-[.C491])*[.G492]*32.2));([.E491]+(([.C492]-[.C491])*[.G492]*32.2)));[.D49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2]&gt;0;IF([.F492]=1;(([.E491]*0.03333333333)-(16.1*[.G492]*0.03333333333*0.0333333333));(([.E491]*0.03333333333)+(16.1*[.G492]*0.03333333333*0.0333333333)));0)" office:value-type="float" office:value="1.25101740010619">
            <text:p>1.2510</text:p>
          </table:table-cell>
          <table:table-cell table:style-name="ce16" table:formula="of:=TRUNC([.J491]+[.I492];4)" office:value-type="float" office:value="613.6587">
            <text:p>613.65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2]+1" office:value-type="float" office:value="490">
            <text:p>490</text:p>
          </table:table-cell>
          <table:table-cell table:style-name="ce11"/>
          <table:table-cell table:style-name="ce16" table:formula="of:=[.A493]*0.0333333333" office:value-type="float" office:value="16.333333317">
            <text:p>16.3333</text:p>
          </table:table-cell>
          <table:table-cell table:style-name="ce16" table:formula="of:=IF([.D492]=[$Initial.$C$9];[$Initial.$C$10];IF(([.E493]/1.46666666666)&lt;[$Initial.$C$9];[$Initial.$C$9];([.E493]/1.46666666666)))" office:value-type="float" office:value="26.67">
            <text:p>26.6700</text:p>
          </table:table-cell>
          <table:table-cell table:style-name="ce16" table:formula="of:=IF(TRUNC([.E492]-(([.C493]-[.C492])*[.G493]*32.2)/1.46666666666;4)&gt;[$Initial.$C$9];IF([.F493]=1;([.E492]-(([.C493]-[.C492])*[.G493]*32.2));([.E492]+(([.C493]-[.C492])*[.G493]*32.2)));[.D49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3]&gt;0;IF([.F493]=1;(([.E492]*0.03333333333)-(16.1*[.G493]*0.03333333333*0.0333333333));(([.E492]*0.03333333333)+(16.1*[.G493]*0.03333333333*0.0333333333)));0)" office:value-type="float" office:value="1.25101740010619">
            <text:p>1.2510</text:p>
          </table:table-cell>
          <table:table-cell table:style-name="ce16" table:formula="of:=TRUNC([.J492]+[.I493];4)" office:value-type="float" office:value="614.9097">
            <text:p>614.90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3]+1" office:value-type="float" office:value="491">
            <text:p>491</text:p>
          </table:table-cell>
          <table:table-cell table:style-name="ce11"/>
          <table:table-cell table:style-name="ce16" table:formula="of:=[.A494]*0.0333333333" office:value-type="float" office:value="16.3666666503">
            <text:p>16.3667</text:p>
          </table:table-cell>
          <table:table-cell table:style-name="ce16" table:formula="of:=IF([.D493]=[$Initial.$C$9];[$Initial.$C$10];IF(([.E494]/1.46666666666)&lt;[$Initial.$C$9];[$Initial.$C$9];([.E494]/1.46666666666)))" office:value-type="float" office:value="0">
            <text:p>0.0000</text:p>
          </table:table-cell>
          <table:table-cell table:style-name="ce16" table:formula="of:=IF(TRUNC([.E493]-(([.C494]-[.C493])*[.G494]*32.2)/1.46666666666;4)&gt;[$Initial.$C$9];IF([.F494]=1;([.E493]-(([.C494]-[.C493])*[.G494]*32.2));([.E493]+(([.C494]-[.C493])*[.G494]*32.2)));[.D49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4]&gt;0;IF([.F494]=1;(([.E493]*0.03333333333)-(16.1*[.G494]*0.03333333333*0.0333333333));(([.E493]*0.03333333333)+(16.1*[.G494]*0.03333333333*0.0333333333)));0)" office:value-type="float" office:value="1.25101740010619">
            <text:p>1.2510</text:p>
          </table:table-cell>
          <table:table-cell table:style-name="ce16" table:formula="of:=TRUNC([.J493]+[.I494];4)" office:value-type="float" office:value="616.1607">
            <text:p>616.16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4]+1" office:value-type="float" office:value="492">
            <text:p>492</text:p>
          </table:table-cell>
          <table:table-cell table:style-name="ce11"/>
          <table:table-cell table:style-name="ce16" table:formula="of:=[.A495]*0.0333333333" office:value-type="float" office:value="16.3999999836">
            <text:p>16.4000</text:p>
          </table:table-cell>
          <table:table-cell table:style-name="ce16" table:formula="of:=IF([.D494]=[$Initial.$C$9];[$Initial.$C$10];IF(([.E495]/1.46666666666)&lt;[$Initial.$C$9];[$Initial.$C$9];([.E495]/1.46666666666)))" office:value-type="float" office:value="26.67">
            <text:p>26.6700</text:p>
          </table:table-cell>
          <table:table-cell table:style-name="ce16" table:formula="of:=IF(TRUNC([.E494]-(([.C495]-[.C494])*[.G495]*32.2)/1.46666666666;4)&gt;[$Initial.$C$9];IF([.F495]=1;([.E494]-(([.C495]-[.C494])*[.G495]*32.2));([.E494]+(([.C495]-[.C494])*[.G495]*32.2)));[.D49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5]&gt;0;IF([.F495]=1;(([.E494]*0.03333333333)-(16.1*[.G495]*0.03333333333*0.0333333333));(([.E494]*0.03333333333)+(16.1*[.G495]*0.03333333333*0.0333333333)));0)" office:value-type="float" office:value="1.25101740010619">
            <text:p>1.2510</text:p>
          </table:table-cell>
          <table:table-cell table:style-name="ce16" table:formula="of:=TRUNC([.J494]+[.I495];4)" office:value-type="float" office:value="617.4117">
            <text:p>617.41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5]+1" office:value-type="float" office:value="493">
            <text:p>493</text:p>
          </table:table-cell>
          <table:table-cell table:style-name="ce11"/>
          <table:table-cell table:style-name="ce16" table:formula="of:=[.A496]*0.0333333333" office:value-type="float" office:value="16.4333333169">
            <text:p>16.4333</text:p>
          </table:table-cell>
          <table:table-cell table:style-name="ce16" table:formula="of:=IF([.D495]=[$Initial.$C$9];[$Initial.$C$10];IF(([.E496]/1.46666666666)&lt;[$Initial.$C$9];[$Initial.$C$9];([.E496]/1.46666666666)))" office:value-type="float" office:value="0">
            <text:p>0.0000</text:p>
          </table:table-cell>
          <table:table-cell table:style-name="ce16" table:formula="of:=IF(TRUNC([.E495]-(([.C496]-[.C495])*[.G496]*32.2)/1.46666666666;4)&gt;[$Initial.$C$9];IF([.F496]=1;([.E495]-(([.C496]-[.C495])*[.G496]*32.2));([.E495]+(([.C496]-[.C495])*[.G496]*32.2)));[.D49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6]&gt;0;IF([.F496]=1;(([.E495]*0.03333333333)-(16.1*[.G496]*0.03333333333*0.0333333333));(([.E495]*0.03333333333)+(16.1*[.G496]*0.03333333333*0.0333333333)));0)" office:value-type="float" office:value="1.25101740010619">
            <text:p>1.2510</text:p>
          </table:table-cell>
          <table:table-cell table:style-name="ce16" table:formula="of:=TRUNC([.J495]+[.I496];4)" office:value-type="float" office:value="618.6627">
            <text:p>618.66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6]+1" office:value-type="float" office:value="494">
            <text:p>494</text:p>
          </table:table-cell>
          <table:table-cell table:style-name="ce11"/>
          <table:table-cell table:style-name="ce16" table:formula="of:=[.A497]*0.0333333333" office:value-type="float" office:value="16.4666666502">
            <text:p>16.4667</text:p>
          </table:table-cell>
          <table:table-cell table:style-name="ce16" table:formula="of:=IF([.D496]=[$Initial.$C$9];[$Initial.$C$10];IF(([.E497]/1.46666666666)&lt;[$Initial.$C$9];[$Initial.$C$9];([.E497]/1.46666666666)))" office:value-type="float" office:value="26.67">
            <text:p>26.6700</text:p>
          </table:table-cell>
          <table:table-cell table:style-name="ce16" table:formula="of:=IF(TRUNC([.E496]-(([.C497]-[.C496])*[.G497]*32.2)/1.46666666666;4)&gt;[$Initial.$C$9];IF([.F497]=1;([.E496]-(([.C497]-[.C496])*[.G497]*32.2));([.E496]+(([.C497]-[.C496])*[.G497]*32.2)));[.D49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7]&gt;0;IF([.F497]=1;(([.E496]*0.03333333333)-(16.1*[.G497]*0.03333333333*0.0333333333));(([.E496]*0.03333333333)+(16.1*[.G497]*0.03333333333*0.0333333333)));0)" office:value-type="float" office:value="1.25101740010619">
            <text:p>1.2510</text:p>
          </table:table-cell>
          <table:table-cell table:style-name="ce16" table:formula="of:=TRUNC([.J496]+[.I497];4)" office:value-type="float" office:value="619.9137">
            <text:p>619.91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7]+1" office:value-type="float" office:value="495">
            <text:p>495</text:p>
          </table:table-cell>
          <table:table-cell table:style-name="ce11"/>
          <table:table-cell table:style-name="ce16" table:formula="of:=[.A498]*0.0333333333" office:value-type="float" office:value="16.4999999835">
            <text:p>16.5000</text:p>
          </table:table-cell>
          <table:table-cell table:style-name="ce16" table:formula="of:=IF([.D497]=[$Initial.$C$9];[$Initial.$C$10];IF(([.E498]/1.46666666666)&lt;[$Initial.$C$9];[$Initial.$C$9];([.E498]/1.46666666666)))" office:value-type="float" office:value="0">
            <text:p>0.0000</text:p>
          </table:table-cell>
          <table:table-cell table:style-name="ce16" table:formula="of:=IF(TRUNC([.E497]-(([.C498]-[.C497])*[.G498]*32.2)/1.46666666666;4)&gt;[$Initial.$C$9];IF([.F498]=1;([.E497]-(([.C498]-[.C497])*[.G498]*32.2));([.E497]+(([.C498]-[.C497])*[.G498]*32.2)));[.D49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8]&gt;0;IF([.F498]=1;(([.E497]*0.03333333333)-(16.1*[.G498]*0.03333333333*0.0333333333));(([.E497]*0.03333333333)+(16.1*[.G498]*0.03333333333*0.0333333333)));0)" office:value-type="float" office:value="1.25101740010619">
            <text:p>1.2510</text:p>
          </table:table-cell>
          <table:table-cell table:style-name="ce16" table:formula="of:=TRUNC([.J497]+[.I498];4)" office:value-type="float" office:value="621.1647">
            <text:p>621.16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498]+1" office:value-type="float" office:value="496">
            <text:p>496</text:p>
          </table:table-cell>
          <table:table-cell table:style-name="ce11"/>
          <table:table-cell table:style-name="ce16" table:formula="of:=[.A499]*0.0333333333" office:value-type="float" office:value="16.5333333168">
            <text:p>16.5333</text:p>
          </table:table-cell>
          <table:table-cell table:style-name="ce16" table:formula="of:=IF([.D498]=[$Initial.$C$9];[$Initial.$C$10];IF(([.E499]/1.46666666666)&lt;[$Initial.$C$9];[$Initial.$C$9];([.E499]/1.46666666666)))" office:value-type="float" office:value="26.67">
            <text:p>26.6700</text:p>
          </table:table-cell>
          <table:table-cell table:style-name="ce16" table:formula="of:=IF(TRUNC([.E498]-(([.C499]-[.C498])*[.G499]*32.2)/1.46666666666;4)&gt;[$Initial.$C$9];IF([.F499]=1;([.E498]-(([.C499]-[.C498])*[.G499]*32.2));([.E498]+(([.C499]-[.C498])*[.G499]*32.2)));[.D49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499]&gt;0;IF([.F499]=1;(([.E498]*0.03333333333)-(16.1*[.G499]*0.03333333333*0.0333333333));(([.E498]*0.03333333333)+(16.1*[.G499]*0.03333333333*0.0333333333)));0)" office:value-type="float" office:value="1.25101740010619">
            <text:p>1.2510</text:p>
          </table:table-cell>
          <table:table-cell table:style-name="ce16" table:formula="of:=TRUNC([.J498]+[.I499];4)" office:value-type="float" office:value="622.4157">
            <text:p>622.41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3">
          <table:table-cell table:style-name="ce9" table:formula="of:=[.A499]+1" office:value-type="float" office:value="497">
            <text:p>497</text:p>
          </table:table-cell>
          <table:table-cell table:style-name="ce11" office:value-type="string">
            <text:p>Passat @ final rest</text:p>
          </table:table-cell>
          <table:table-cell table:style-name="ce16" table:formula="of:=[.A500]*0.0333333333" office:value-type="float" office:value="16.5666666501">
            <text:p>16.5667</text:p>
          </table:table-cell>
          <table:table-cell table:style-name="ce16" table:formula="of:=IF([.D499]=[$Initial.$C$9];[$Initial.$C$10];IF(([.E500]/1.46666666666)&lt;[$Initial.$C$9];[$Initial.$C$9];([.E500]/1.46666666666)))" office:value-type="float" office:value="0">
            <text:p>0.0000</text:p>
          </table:table-cell>
          <table:table-cell table:style-name="ce16" table:formula="of:=IF(TRUNC([.E499]-(([.C500]-[.C499])*[.G500]*32.2)/1.46666666666;4)&gt;[$Initial.$C$9];IF([.F500]=1;([.E499]-(([.C500]-[.C499])*[.G500]*32.2));([.E499]+(([.C500]-[.C499])*[.G500]*32.2)));[.D50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0]&gt;0;IF([.F500]=1;(([.E499]*0.03333333333)-(16.1*[.G500]*0.03333333333*0.0333333333));(([.E499]*0.03333333333)+(16.1*[.G500]*0.03333333333*0.0333333333)));0)" office:value-type="float" office:value="1.25101740010619">
            <text:p>1.2510</text:p>
          </table:table-cell>
          <table:table-cell table:style-name="ce16" table:formula="of:=TRUNC([.J499]+[.I500];4)" office:value-type="float" office:value="623.6667">
            <text:p>623.66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0]+1" office:value-type="float" office:value="498">
            <text:p>498</text:p>
          </table:table-cell>
          <table:table-cell table:style-name="ce11"/>
          <table:table-cell table:style-name="ce16" table:formula="of:=[.A501]*0.0333333333" office:value-type="float" office:value="16.5999999834">
            <text:p>16.6000</text:p>
          </table:table-cell>
          <table:table-cell table:style-name="ce16" table:formula="of:=IF([.D500]=[$Initial.$C$9];[$Initial.$C$10];IF(([.E501]/1.46666666666)&lt;[$Initial.$C$9];[$Initial.$C$9];([.E501]/1.46666666666)))" office:value-type="float" office:value="26.67">
            <text:p>26.6700</text:p>
          </table:table-cell>
          <table:table-cell table:style-name="ce16" table:formula="of:=IF(TRUNC([.E500]-(([.C501]-[.C500])*[.G501]*32.2)/1.46666666666;4)&gt;[$Initial.$C$9];IF([.F501]=1;([.E500]-(([.C501]-[.C500])*[.G501]*32.2));([.E500]+(([.C501]-[.C500])*[.G501]*32.2)));[.D50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1]&gt;0;IF([.F501]=1;(([.E500]*0.03333333333)-(16.1*[.G501]*0.03333333333*0.0333333333));(([.E500]*0.03333333333)+(16.1*[.G501]*0.03333333333*0.0333333333)));0)" office:value-type="float" office:value="1.25101740010619">
            <text:p>1.2510</text:p>
          </table:table-cell>
          <table:table-cell table:style-name="ce16" table:formula="of:=TRUNC([.J500]+[.I501];4)" office:value-type="float" office:value="624.9177">
            <text:p>624.91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1]+1" office:value-type="float" office:value="499">
            <text:p>499</text:p>
          </table:table-cell>
          <table:table-cell table:style-name="ce11"/>
          <table:table-cell table:style-name="ce16" table:formula="of:=[.A502]*0.0333333333" office:value-type="float" office:value="16.6333333167">
            <text:p>16.6333</text:p>
          </table:table-cell>
          <table:table-cell table:style-name="ce16" table:formula="of:=IF([.D501]=[$Initial.$C$9];[$Initial.$C$10];IF(([.E502]/1.46666666666)&lt;[$Initial.$C$9];[$Initial.$C$9];([.E502]/1.46666666666)))" office:value-type="float" office:value="0">
            <text:p>0.0000</text:p>
          </table:table-cell>
          <table:table-cell table:style-name="ce16" table:formula="of:=IF(TRUNC([.E501]-(([.C502]-[.C501])*[.G502]*32.2)/1.46666666666;4)&gt;[$Initial.$C$9];IF([.F502]=1;([.E501]-(([.C502]-[.C501])*[.G502]*32.2));([.E501]+(([.C502]-[.C501])*[.G502]*32.2)));[.D50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2]&gt;0;IF([.F502]=1;(([.E501]*0.03333333333)-(16.1*[.G502]*0.03333333333*0.0333333333));(([.E501]*0.03333333333)+(16.1*[.G502]*0.03333333333*0.0333333333)));0)" office:value-type="float" office:value="1.25101740010619">
            <text:p>1.2510</text:p>
          </table:table-cell>
          <table:table-cell table:style-name="ce16" table:formula="of:=TRUNC([.J501]+[.I502];4)" office:value-type="float" office:value="626.1687">
            <text:p>626.16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2]+1" office:value-type="float" office:value="500">
            <text:p>500</text:p>
          </table:table-cell>
          <table:table-cell table:style-name="ce11"/>
          <table:table-cell table:style-name="ce16" table:formula="of:=[.A503]*0.0333333333" office:value-type="float" office:value="16.66666665">
            <text:p>16.6667</text:p>
          </table:table-cell>
          <table:table-cell table:style-name="ce16" table:formula="of:=IF([.D502]=[$Initial.$C$9];[$Initial.$C$10];IF(([.E503]/1.46666666666)&lt;[$Initial.$C$9];[$Initial.$C$9];([.E503]/1.46666666666)))" office:value-type="float" office:value="26.67">
            <text:p>26.6700</text:p>
          </table:table-cell>
          <table:table-cell table:style-name="ce16" table:formula="of:=IF(TRUNC([.E502]-(([.C503]-[.C502])*[.G503]*32.2)/1.46666666666;4)&gt;[$Initial.$C$9];IF([.F503]=1;([.E502]-(([.C503]-[.C502])*[.G503]*32.2));([.E502]+(([.C503]-[.C502])*[.G503]*32.2)));[.D50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3]&gt;0;IF([.F503]=1;(([.E502]*0.03333333333)-(16.1*[.G503]*0.03333333333*0.0333333333));(([.E502]*0.03333333333)+(16.1*[.G503]*0.03333333333*0.0333333333)));0)" office:value-type="float" office:value="1.25101740010619">
            <text:p>1.2510</text:p>
          </table:table-cell>
          <table:table-cell table:style-name="ce16" table:formula="of:=TRUNC([.J502]+[.I503];4)" office:value-type="float" office:value="627.4197">
            <text:p>627.41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3]+1" office:value-type="float" office:value="501">
            <text:p>501</text:p>
          </table:table-cell>
          <table:table-cell table:style-name="ce11"/>
          <table:table-cell table:style-name="ce16" table:formula="of:=[.A504]*0.0333333333" office:value-type="float" office:value="16.6999999833">
            <text:p>16.7000</text:p>
          </table:table-cell>
          <table:table-cell table:style-name="ce16" table:formula="of:=IF([.D503]=[$Initial.$C$9];[$Initial.$C$10];IF(([.E504]/1.46666666666)&lt;[$Initial.$C$9];[$Initial.$C$9];([.E504]/1.46666666666)))" office:value-type="float" office:value="0">
            <text:p>0.0000</text:p>
          </table:table-cell>
          <table:table-cell table:style-name="ce16" table:formula="of:=IF(TRUNC([.E503]-(([.C504]-[.C503])*[.G504]*32.2)/1.46666666666;4)&gt;[$Initial.$C$9];IF([.F504]=1;([.E503]-(([.C504]-[.C503])*[.G504]*32.2));([.E503]+(([.C504]-[.C503])*[.G504]*32.2)));[.D50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4]&gt;0;IF([.F504]=1;(([.E503]*0.03333333333)-(16.1*[.G504]*0.03333333333*0.0333333333));(([.E503]*0.03333333333)+(16.1*[.G504]*0.03333333333*0.0333333333)));0)" office:value-type="float" office:value="1.25101740010619">
            <text:p>1.2510</text:p>
          </table:table-cell>
          <table:table-cell table:style-name="ce16" table:formula="of:=TRUNC([.J503]+[.I504];4)" office:value-type="float" office:value="628.6707">
            <text:p>628.67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4]+1" office:value-type="float" office:value="502">
            <text:p>502</text:p>
          </table:table-cell>
          <table:table-cell table:style-name="ce11"/>
          <table:table-cell table:style-name="ce16" table:formula="of:=[.A505]*0.0333333333" office:value-type="float" office:value="16.7333333166">
            <text:p>16.7333</text:p>
          </table:table-cell>
          <table:table-cell table:style-name="ce16" table:formula="of:=IF([.D504]=[$Initial.$C$9];[$Initial.$C$10];IF(([.E505]/1.46666666666)&lt;[$Initial.$C$9];[$Initial.$C$9];([.E505]/1.46666666666)))" office:value-type="float" office:value="26.67">
            <text:p>26.6700</text:p>
          </table:table-cell>
          <table:table-cell table:style-name="ce16" table:formula="of:=IF(TRUNC([.E504]-(([.C505]-[.C504])*[.G505]*32.2)/1.46666666666;4)&gt;[$Initial.$C$9];IF([.F505]=1;([.E504]-(([.C505]-[.C504])*[.G505]*32.2));([.E504]+(([.C505]-[.C504])*[.G505]*32.2)));[.D50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5]&gt;0;IF([.F505]=1;(([.E504]*0.03333333333)-(16.1*[.G505]*0.03333333333*0.0333333333));(([.E504]*0.03333333333)+(16.1*[.G505]*0.03333333333*0.0333333333)));0)" office:value-type="float" office:value="1.25101740010619">
            <text:p>1.2510</text:p>
          </table:table-cell>
          <table:table-cell table:style-name="ce16" table:formula="of:=TRUNC([.J504]+[.I505];4)" office:value-type="float" office:value="629.9217">
            <text:p>629.92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5]+1" office:value-type="float" office:value="503">
            <text:p>503</text:p>
          </table:table-cell>
          <table:table-cell table:style-name="ce11"/>
          <table:table-cell table:style-name="ce16" table:formula="of:=[.A506]*0.0333333333" office:value-type="float" office:value="16.7666666499">
            <text:p>16.7667</text:p>
          </table:table-cell>
          <table:table-cell table:style-name="ce16" table:formula="of:=IF([.D505]=[$Initial.$C$9];[$Initial.$C$10];IF(([.E506]/1.46666666666)&lt;[$Initial.$C$9];[$Initial.$C$9];([.E506]/1.46666666666)))" office:value-type="float" office:value="0">
            <text:p>0.0000</text:p>
          </table:table-cell>
          <table:table-cell table:style-name="ce16" table:formula="of:=IF(TRUNC([.E505]-(([.C506]-[.C505])*[.G506]*32.2)/1.46666666666;4)&gt;[$Initial.$C$9];IF([.F506]=1;([.E505]-(([.C506]-[.C505])*[.G506]*32.2));([.E505]+(([.C506]-[.C505])*[.G506]*32.2)));[.D50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6]&gt;0;IF([.F506]=1;(([.E505]*0.03333333333)-(16.1*[.G506]*0.03333333333*0.0333333333));(([.E505]*0.03333333333)+(16.1*[.G506]*0.03333333333*0.0333333333)));0)" office:value-type="float" office:value="1.25101740010619">
            <text:p>1.2510</text:p>
          </table:table-cell>
          <table:table-cell table:style-name="ce16" table:formula="of:=TRUNC([.J505]+[.I506];4)" office:value-type="float" office:value="631.1727">
            <text:p>631.17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6]+1" office:value-type="float" office:value="504">
            <text:p>504</text:p>
          </table:table-cell>
          <table:table-cell table:style-name="ce11"/>
          <table:table-cell table:style-name="ce16" table:formula="of:=[.A507]*0.0333333333" office:value-type="float" office:value="16.7999999832">
            <text:p>16.8000</text:p>
          </table:table-cell>
          <table:table-cell table:style-name="ce16" table:formula="of:=IF([.D506]=[$Initial.$C$9];[$Initial.$C$10];IF(([.E507]/1.46666666666)&lt;[$Initial.$C$9];[$Initial.$C$9];([.E507]/1.46666666666)))" office:value-type="float" office:value="26.67">
            <text:p>26.6700</text:p>
          </table:table-cell>
          <table:table-cell table:style-name="ce16" table:formula="of:=IF(TRUNC([.E506]-(([.C507]-[.C506])*[.G507]*32.2)/1.46666666666;4)&gt;[$Initial.$C$9];IF([.F507]=1;([.E506]-(([.C507]-[.C506])*[.G507]*32.2));([.E506]+(([.C507]-[.C506])*[.G507]*32.2)));[.D50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7]&gt;0;IF([.F507]=1;(([.E506]*0.03333333333)-(16.1*[.G507]*0.03333333333*0.0333333333));(([.E506]*0.03333333333)+(16.1*[.G507]*0.03333333333*0.0333333333)));0)" office:value-type="float" office:value="1.25101740010619">
            <text:p>1.2510</text:p>
          </table:table-cell>
          <table:table-cell table:style-name="ce16" table:formula="of:=TRUNC([.J506]+[.I507];4)" office:value-type="float" office:value="632.4237">
            <text:p>632.42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7]+1" office:value-type="float" office:value="505">
            <text:p>505</text:p>
          </table:table-cell>
          <table:table-cell table:style-name="ce11"/>
          <table:table-cell table:style-name="ce16" table:formula="of:=[.A508]*0.0333333333" office:value-type="float" office:value="16.8333333165">
            <text:p>16.8333</text:p>
          </table:table-cell>
          <table:table-cell table:style-name="ce16" table:formula="of:=IF([.D507]=[$Initial.$C$9];[$Initial.$C$10];IF(([.E508]/1.46666666666)&lt;[$Initial.$C$9];[$Initial.$C$9];([.E508]/1.46666666666)))" office:value-type="float" office:value="0">
            <text:p>0.0000</text:p>
          </table:table-cell>
          <table:table-cell table:style-name="ce16" table:formula="of:=IF(TRUNC([.E507]-(([.C508]-[.C507])*[.G508]*32.2)/1.46666666666;4)&gt;[$Initial.$C$9];IF([.F508]=1;([.E507]-(([.C508]-[.C507])*[.G508]*32.2));([.E507]+(([.C508]-[.C507])*[.G508]*32.2)));[.D50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8]&gt;0;IF([.F508]=1;(([.E507]*0.03333333333)-(16.1*[.G508]*0.03333333333*0.0333333333));(([.E507]*0.03333333333)+(16.1*[.G508]*0.03333333333*0.0333333333)));0)" office:value-type="float" office:value="1.25101740010619">
            <text:p>1.2510</text:p>
          </table:table-cell>
          <table:table-cell table:style-name="ce16" table:formula="of:=TRUNC([.J507]+[.I508];4)" office:value-type="float" office:value="633.6747">
            <text:p>633.67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8]+1" office:value-type="float" office:value="506">
            <text:p>506</text:p>
          </table:table-cell>
          <table:table-cell table:style-name="ce11"/>
          <table:table-cell table:style-name="ce16" table:formula="of:=[.A509]*0.0333333333" office:value-type="float" office:value="16.8666666498">
            <text:p>16.8667</text:p>
          </table:table-cell>
          <table:table-cell table:style-name="ce16" table:formula="of:=IF([.D508]=[$Initial.$C$9];[$Initial.$C$10];IF(([.E509]/1.46666666666)&lt;[$Initial.$C$9];[$Initial.$C$9];([.E509]/1.46666666666)))" office:value-type="float" office:value="26.67">
            <text:p>26.6700</text:p>
          </table:table-cell>
          <table:table-cell table:style-name="ce16" table:formula="of:=IF(TRUNC([.E508]-(([.C509]-[.C508])*[.G509]*32.2)/1.46666666666;4)&gt;[$Initial.$C$9];IF([.F509]=1;([.E508]-(([.C509]-[.C508])*[.G509]*32.2));([.E508]+(([.C509]-[.C508])*[.G509]*32.2)));[.D50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09]&gt;0;IF([.F509]=1;(([.E508]*0.03333333333)-(16.1*[.G509]*0.03333333333*0.0333333333));(([.E508]*0.03333333333)+(16.1*[.G509]*0.03333333333*0.0333333333)));0)" office:value-type="float" office:value="1.25101740010619">
            <text:p>1.2510</text:p>
          </table:table-cell>
          <table:table-cell table:style-name="ce16" table:formula="of:=TRUNC([.J508]+[.I509];4)" office:value-type="float" office:value="634.9257">
            <text:p>634.92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09]+1" office:value-type="float" office:value="507">
            <text:p>507</text:p>
          </table:table-cell>
          <table:table-cell table:style-name="ce11"/>
          <table:table-cell table:style-name="ce16" table:formula="of:=[.A510]*0.0333333333" office:value-type="float" office:value="16.8999999831">
            <text:p>16.9000</text:p>
          </table:table-cell>
          <table:table-cell table:style-name="ce16" table:formula="of:=IF([.D509]=[$Initial.$C$9];[$Initial.$C$10];IF(([.E510]/1.46666666666)&lt;[$Initial.$C$9];[$Initial.$C$9];([.E510]/1.46666666666)))" office:value-type="float" office:value="0">
            <text:p>0.0000</text:p>
          </table:table-cell>
          <table:table-cell table:style-name="ce16" table:formula="of:=IF(TRUNC([.E509]-(([.C510]-[.C509])*[.G510]*32.2)/1.46666666666;4)&gt;[$Initial.$C$9];IF([.F510]=1;([.E509]-(([.C510]-[.C509])*[.G510]*32.2));([.E509]+(([.C510]-[.C509])*[.G510]*32.2)));[.D51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0]&gt;0;IF([.F510]=1;(([.E509]*0.03333333333)-(16.1*[.G510]*0.03333333333*0.0333333333));(([.E509]*0.03333333333)+(16.1*[.G510]*0.03333333333*0.0333333333)));0)" office:value-type="float" office:value="1.25101740010619">
            <text:p>1.2510</text:p>
          </table:table-cell>
          <table:table-cell table:style-name="ce16" table:formula="of:=TRUNC([.J509]+[.I510];4)" office:value-type="float" office:value="636.1767">
            <text:p>636.17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0]+1" office:value-type="float" office:value="508">
            <text:p>508</text:p>
          </table:table-cell>
          <table:table-cell table:style-name="ce11"/>
          <table:table-cell table:style-name="ce16" table:formula="of:=[.A511]*0.0333333333" office:value-type="float" office:value="16.9333333164">
            <text:p>16.9333</text:p>
          </table:table-cell>
          <table:table-cell table:style-name="ce16" table:formula="of:=IF([.D510]=[$Initial.$C$9];[$Initial.$C$10];IF(([.E511]/1.46666666666)&lt;[$Initial.$C$9];[$Initial.$C$9];([.E511]/1.46666666666)))" office:value-type="float" office:value="26.67">
            <text:p>26.6700</text:p>
          </table:table-cell>
          <table:table-cell table:style-name="ce16" table:formula="of:=IF(TRUNC([.E510]-(([.C511]-[.C510])*[.G511]*32.2)/1.46666666666;4)&gt;[$Initial.$C$9];IF([.F511]=1;([.E510]-(([.C511]-[.C510])*[.G511]*32.2));([.E510]+(([.C511]-[.C510])*[.G511]*32.2)));[.D51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1]&gt;0;IF([.F511]=1;(([.E510]*0.03333333333)-(16.1*[.G511]*0.03333333333*0.0333333333));(([.E510]*0.03333333333)+(16.1*[.G511]*0.03333333333*0.0333333333)));0)" office:value-type="float" office:value="1.25101740010619">
            <text:p>1.2510</text:p>
          </table:table-cell>
          <table:table-cell table:style-name="ce16" table:formula="of:=TRUNC([.J510]+[.I511];4)" office:value-type="float" office:value="637.4277">
            <text:p>637.42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1]+1" office:value-type="float" office:value="509">
            <text:p>509</text:p>
          </table:table-cell>
          <table:table-cell table:style-name="ce11"/>
          <table:table-cell table:style-name="ce16" table:formula="of:=[.A512]*0.0333333333" office:value-type="float" office:value="16.9666666497">
            <text:p>16.9667</text:p>
          </table:table-cell>
          <table:table-cell table:style-name="ce16" table:formula="of:=IF([.D511]=[$Initial.$C$9];[$Initial.$C$10];IF(([.E512]/1.46666666666)&lt;[$Initial.$C$9];[$Initial.$C$9];([.E512]/1.46666666666)))" office:value-type="float" office:value="0">
            <text:p>0.0000</text:p>
          </table:table-cell>
          <table:table-cell table:style-name="ce16" table:formula="of:=IF(TRUNC([.E511]-(([.C512]-[.C511])*[.G512]*32.2)/1.46666666666;4)&gt;[$Initial.$C$9];IF([.F512]=1;([.E511]-(([.C512]-[.C511])*[.G512]*32.2));([.E511]+(([.C512]-[.C511])*[.G512]*32.2)));[.D51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2]&gt;0;IF([.F512]=1;(([.E511]*0.03333333333)-(16.1*[.G512]*0.03333333333*0.0333333333));(([.E511]*0.03333333333)+(16.1*[.G512]*0.03333333333*0.0333333333)));0)" office:value-type="float" office:value="1.25101740010619">
            <text:p>1.2510</text:p>
          </table:table-cell>
          <table:table-cell table:style-name="ce16" table:formula="of:=TRUNC([.J511]+[.I512];4)" office:value-type="float" office:value="638.6787">
            <text:p>638.67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2]+1" office:value-type="float" office:value="510">
            <text:p>510</text:p>
          </table:table-cell>
          <table:table-cell table:style-name="ce11"/>
          <table:table-cell table:style-name="ce16" table:formula="of:=[.A513]*0.0333333333" office:value-type="float" office:value="16.999999983">
            <text:p>17.0000</text:p>
          </table:table-cell>
          <table:table-cell table:style-name="ce16" table:formula="of:=IF([.D512]=[$Initial.$C$9];[$Initial.$C$10];IF(([.E513]/1.46666666666)&lt;[$Initial.$C$9];[$Initial.$C$9];([.E513]/1.46666666666)))" office:value-type="float" office:value="26.67">
            <text:p>26.6700</text:p>
          </table:table-cell>
          <table:table-cell table:style-name="ce16" table:formula="of:=IF(TRUNC([.E512]-(([.C513]-[.C512])*[.G513]*32.2)/1.46666666666;4)&gt;[$Initial.$C$9];IF([.F513]=1;([.E512]-(([.C513]-[.C512])*[.G513]*32.2));([.E512]+(([.C513]-[.C512])*[.G513]*32.2)));[.D513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3]&gt;0;IF([.F513]=1;(([.E512]*0.03333333333)-(16.1*[.G513]*0.03333333333*0.0333333333));(([.E512]*0.03333333333)+(16.1*[.G513]*0.03333333333*0.0333333333)));0)" office:value-type="float" office:value="1.25101740010619">
            <text:p>1.2510</text:p>
          </table:table-cell>
          <table:table-cell table:style-name="ce16" table:formula="of:=TRUNC([.J512]+[.I513];4)" office:value-type="float" office:value="639.9297">
            <text:p>639.929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3]+1" office:value-type="float" office:value="511">
            <text:p>511</text:p>
          </table:table-cell>
          <table:table-cell table:style-name="ce11"/>
          <table:table-cell table:style-name="ce16" table:formula="of:=[.A514]*0.0333333333" office:value-type="float" office:value="17.0333333163">
            <text:p>17.0333</text:p>
          </table:table-cell>
          <table:table-cell table:style-name="ce16" table:formula="of:=IF([.D513]=[$Initial.$C$9];[$Initial.$C$10];IF(([.E514]/1.46666666666)&lt;[$Initial.$C$9];[$Initial.$C$9];([.E514]/1.46666666666)))" office:value-type="float" office:value="0">
            <text:p>0.0000</text:p>
          </table:table-cell>
          <table:table-cell table:style-name="ce16" table:formula="of:=IF(TRUNC([.E513]-(([.C514]-[.C513])*[.G514]*32.2)/1.46666666666;4)&gt;[$Initial.$C$9];IF([.F514]=1;([.E513]-(([.C514]-[.C513])*[.G514]*32.2));([.E513]+(([.C514]-[.C513])*[.G514]*32.2)));[.D514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4]&gt;0;IF([.F514]=1;(([.E513]*0.03333333333)-(16.1*[.G514]*0.03333333333*0.0333333333));(([.E513]*0.03333333333)+(16.1*[.G514]*0.03333333333*0.0333333333)));0)" office:value-type="float" office:value="1.25101740010619">
            <text:p>1.2510</text:p>
          </table:table-cell>
          <table:table-cell table:style-name="ce16" table:formula="of:=TRUNC([.J513]+[.I514];4)" office:value-type="float" office:value="641.1807">
            <text:p>641.180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4]+1" office:value-type="float" office:value="512">
            <text:p>512</text:p>
          </table:table-cell>
          <table:table-cell table:style-name="ce11"/>
          <table:table-cell table:style-name="ce16" table:formula="of:=[.A515]*0.0333333333" office:value-type="float" office:value="17.0666666496">
            <text:p>17.0667</text:p>
          </table:table-cell>
          <table:table-cell table:style-name="ce16" table:formula="of:=IF([.D514]=[$Initial.$C$9];[$Initial.$C$10];IF(([.E515]/1.46666666666)&lt;[$Initial.$C$9];[$Initial.$C$9];([.E515]/1.46666666666)))" office:value-type="float" office:value="26.67">
            <text:p>26.6700</text:p>
          </table:table-cell>
          <table:table-cell table:style-name="ce16" table:formula="of:=IF(TRUNC([.E514]-(([.C515]-[.C514])*[.G515]*32.2)/1.46666666666;4)&gt;[$Initial.$C$9];IF([.F515]=1;([.E514]-(([.C515]-[.C514])*[.G515]*32.2));([.E514]+(([.C515]-[.C514])*[.G515]*32.2)));[.D515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5]&gt;0;IF([.F515]=1;(([.E514]*0.03333333333)-(16.1*[.G515]*0.03333333333*0.0333333333));(([.E514]*0.03333333333)+(16.1*[.G515]*0.03333333333*0.0333333333)));0)" office:value-type="float" office:value="1.25101740010619">
            <text:p>1.2510</text:p>
          </table:table-cell>
          <table:table-cell table:style-name="ce16" table:formula="of:=TRUNC([.J514]+[.I515];4)" office:value-type="float" office:value="642.4317">
            <text:p>642.431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5]+1" office:value-type="float" office:value="513">
            <text:p>513</text:p>
          </table:table-cell>
          <table:table-cell table:style-name="ce11"/>
          <table:table-cell table:style-name="ce16" table:formula="of:=[.A516]*0.0333333333" office:value-type="float" office:value="17.0999999829">
            <text:p>17.1000</text:p>
          </table:table-cell>
          <table:table-cell table:style-name="ce16" table:formula="of:=IF([.D515]=[$Initial.$C$9];[$Initial.$C$10];IF(([.E516]/1.46666666666)&lt;[$Initial.$C$9];[$Initial.$C$9];([.E516]/1.46666666666)))" office:value-type="float" office:value="0">
            <text:p>0.0000</text:p>
          </table:table-cell>
          <table:table-cell table:style-name="ce16" table:formula="of:=IF(TRUNC([.E515]-(([.C516]-[.C515])*[.G516]*32.2)/1.46666666666;4)&gt;[$Initial.$C$9];IF([.F516]=1;([.E515]-(([.C516]-[.C515])*[.G516]*32.2));([.E515]+(([.C516]-[.C515])*[.G516]*32.2)));[.D516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6]&gt;0;IF([.F516]=1;(([.E515]*0.03333333333)-(16.1*[.G516]*0.03333333333*0.0333333333));(([.E515]*0.03333333333)+(16.1*[.G516]*0.03333333333*0.0333333333)));0)" office:value-type="float" office:value="1.25101740010619">
            <text:p>1.2510</text:p>
          </table:table-cell>
          <table:table-cell table:style-name="ce16" table:formula="of:=TRUNC([.J515]+[.I516];4)" office:value-type="float" office:value="643.6827">
            <text:p>643.682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6]+1" office:value-type="float" office:value="514">
            <text:p>514</text:p>
          </table:table-cell>
          <table:table-cell table:style-name="ce11"/>
          <table:table-cell table:style-name="ce16" table:formula="of:=[.A517]*0.0333333333" office:value-type="float" office:value="17.1333333162">
            <text:p>17.1333</text:p>
          </table:table-cell>
          <table:table-cell table:style-name="ce16" table:formula="of:=IF([.D516]=[$Initial.$C$9];[$Initial.$C$10];IF(([.E517]/1.46666666666)&lt;[$Initial.$C$9];[$Initial.$C$9];([.E517]/1.46666666666)))" office:value-type="float" office:value="26.67">
            <text:p>26.6700</text:p>
          </table:table-cell>
          <table:table-cell table:style-name="ce16" table:formula="of:=IF(TRUNC([.E516]-(([.C517]-[.C516])*[.G517]*32.2)/1.46666666666;4)&gt;[$Initial.$C$9];IF([.F517]=1;([.E516]-(([.C517]-[.C516])*[.G517]*32.2));([.E516]+(([.C517]-[.C516])*[.G517]*32.2)));[.D517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7]&gt;0;IF([.F517]=1;(([.E516]*0.03333333333)-(16.1*[.G517]*0.03333333333*0.0333333333));(([.E516]*0.03333333333)+(16.1*[.G517]*0.03333333333*0.0333333333)));0)" office:value-type="float" office:value="1.25101740010619">
            <text:p>1.2510</text:p>
          </table:table-cell>
          <table:table-cell table:style-name="ce16" table:formula="of:=TRUNC([.J516]+[.I517];4)" office:value-type="float" office:value="644.9337">
            <text:p>644.933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7]+1" office:value-type="float" office:value="515">
            <text:p>515</text:p>
          </table:table-cell>
          <table:table-cell table:style-name="ce11"/>
          <table:table-cell table:style-name="ce16" table:formula="of:=[.A518]*0.0333333333" office:value-type="float" office:value="17.1666666495">
            <text:p>17.1667</text:p>
          </table:table-cell>
          <table:table-cell table:style-name="ce16" table:formula="of:=IF([.D517]=[$Initial.$C$9];[$Initial.$C$10];IF(([.E518]/1.46666666666)&lt;[$Initial.$C$9];[$Initial.$C$9];([.E518]/1.46666666666)))" office:value-type="float" office:value="0">
            <text:p>0.0000</text:p>
          </table:table-cell>
          <table:table-cell table:style-name="ce16" table:formula="of:=IF(TRUNC([.E517]-(([.C518]-[.C517])*[.G518]*32.2)/1.46666666666;4)&gt;[$Initial.$C$9];IF([.F518]=1;([.E517]-(([.C518]-[.C517])*[.G518]*32.2));([.E517]+(([.C518]-[.C517])*[.G518]*32.2)));[.D518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8]&gt;0;IF([.F518]=1;(([.E517]*0.03333333333)-(16.1*[.G518]*0.03333333333*0.0333333333));(([.E517]*0.03333333333)+(16.1*[.G518]*0.03333333333*0.0333333333)));0)" office:value-type="float" office:value="1.25101740010619">
            <text:p>1.2510</text:p>
          </table:table-cell>
          <table:table-cell table:style-name="ce16" table:formula="of:=TRUNC([.J517]+[.I518];4)" office:value-type="float" office:value="646.1847">
            <text:p>646.184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8]+1" office:value-type="float" office:value="516">
            <text:p>516</text:p>
          </table:table-cell>
          <table:table-cell table:style-name="ce11"/>
          <table:table-cell table:style-name="ce16" table:formula="of:=[.A519]*0.0333333333" office:value-type="float" office:value="17.1999999828">
            <text:p>17.2000</text:p>
          </table:table-cell>
          <table:table-cell table:style-name="ce16" table:formula="of:=IF([.D518]=[$Initial.$C$9];[$Initial.$C$10];IF(([.E519]/1.46666666666)&lt;[$Initial.$C$9];[$Initial.$C$9];([.E519]/1.46666666666)))" office:value-type="float" office:value="26.67">
            <text:p>26.6700</text:p>
          </table:table-cell>
          <table:table-cell table:style-name="ce16" table:formula="of:=IF(TRUNC([.E518]-(([.C519]-[.C518])*[.G519]*32.2)/1.46666666666;4)&gt;[$Initial.$C$9];IF([.F519]=1;([.E518]-(([.C519]-[.C518])*[.G519]*32.2));([.E518]+(([.C519]-[.C518])*[.G519]*32.2)));[.D519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19]&gt;0;IF([.F519]=1;(([.E518]*0.03333333333)-(16.1*[.G519]*0.03333333333*0.0333333333));(([.E518]*0.03333333333)+(16.1*[.G519]*0.03333333333*0.0333333333)));0)" office:value-type="float" office:value="1.25101740010619">
            <text:p>1.2510</text:p>
          </table:table-cell>
          <table:table-cell table:style-name="ce16" table:formula="of:=TRUNC([.J518]+[.I519];4)" office:value-type="float" office:value="647.4357">
            <text:p>647.435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19]+1" office:value-type="float" office:value="517">
            <text:p>517</text:p>
          </table:table-cell>
          <table:table-cell table:style-name="ce11"/>
          <table:table-cell table:style-name="ce16" table:formula="of:=[.A520]*0.0333333333" office:value-type="float" office:value="17.2333333161">
            <text:p>17.2333</text:p>
          </table:table-cell>
          <table:table-cell table:style-name="ce16" table:formula="of:=IF([.D519]=[$Initial.$C$9];[$Initial.$C$10];IF(([.E520]/1.46666666666)&lt;[$Initial.$C$9];[$Initial.$C$9];([.E520]/1.46666666666)))" office:value-type="float" office:value="0">
            <text:p>0.0000</text:p>
          </table:table-cell>
          <table:table-cell table:style-name="ce16" table:formula="of:=IF(TRUNC([.E519]-(([.C520]-[.C519])*[.G520]*32.2)/1.46666666666;4)&gt;[$Initial.$C$9];IF([.F520]=1;([.E519]-(([.C520]-[.C519])*[.G520]*32.2));([.E519]+(([.C520]-[.C519])*[.G520]*32.2)));[.D520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20]&gt;0;IF([.F520]=1;(([.E519]*0.03333333333)-(16.1*[.G520]*0.03333333333*0.0333333333));(([.E519]*0.03333333333)+(16.1*[.G520]*0.03333333333*0.0333333333)));0)" office:value-type="float" office:value="1.25101740010619">
            <text:p>1.2510</text:p>
          </table:table-cell>
          <table:table-cell table:style-name="ce16" table:formula="of:=TRUNC([.J519]+[.I520];4)" office:value-type="float" office:value="648.6867">
            <text:p>648.686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>
          <table:table-cell table:style-name="ce9" table:formula="of:=[.A520]+1" office:value-type="float" office:value="518">
            <text:p>518</text:p>
          </table:table-cell>
          <table:table-cell table:style-name="ce11"/>
          <table:table-cell table:style-name="ce16" table:formula="of:=[.A521]*0.0333333333" office:value-type="float" office:value="17.2666666494">
            <text:p>17.2667</text:p>
          </table:table-cell>
          <table:table-cell table:style-name="ce16" table:formula="of:=IF([.D520]=[$Initial.$C$9];[$Initial.$C$10];IF(([.E521]/1.46666666666)&lt;[$Initial.$C$9];[$Initial.$C$9];([.E521]/1.46666666666)))" office:value-type="float" office:value="26.67">
            <text:p>26.6700</text:p>
          </table:table-cell>
          <table:table-cell table:style-name="ce16" table:formula="of:=IF(TRUNC([.E520]-(([.C521]-[.C520])*[.G521]*32.2)/1.46666666666;4)&gt;[$Initial.$C$9];IF([.F521]=1;([.E520]-(([.C521]-[.C520])*[.G521]*32.2));([.E520]+(([.C521]-[.C520])*[.G521]*32.2)));[.D521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21]&gt;0;IF([.F521]=1;(([.E520]*0.03333333333)-(16.1*[.G521]*0.03333333333*0.0333333333));(([.E520]*0.03333333333)+(16.1*[.G521]*0.03333333333*0.0333333333)));0)" office:value-type="float" office:value="1.25101740010619">
            <text:p>1.2510</text:p>
          </table:table-cell>
          <table:table-cell table:style-name="ce16" table:formula="of:=TRUNC([.J520]+[.I521];4)" office:value-type="float" office:value="649.9377">
            <text:p>649.937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3">
          <table:table-cell table:style-name="ce9" table:formula="of:=[.A521]+1" office:value-type="float" office:value="519">
            <text:p>519</text:p>
          </table:table-cell>
          <table:table-cell table:style-name="ce11" office:value-type="string">
            <text:p>Accent @ final rest</text:p>
          </table:table-cell>
          <table:table-cell table:style-name="ce16" table:formula="of:=[.A522]*0.0333333333" office:value-type="float" office:value="17.2999999827">
            <text:p>17.3000</text:p>
          </table:table-cell>
          <table:table-cell table:style-name="ce16" table:formula="of:=IF([.D521]=[$Initial.$C$9];[$Initial.$C$10];IF(([.E522]/1.46666666666)&lt;[$Initial.$C$9];[$Initial.$C$9];([.E522]/1.46666666666)))" office:value-type="float" office:value="0">
            <text:p>0.0000</text:p>
          </table:table-cell>
          <table:table-cell table:style-name="ce16" table:formula="of:=IF(TRUNC([.E521]-(([.C522]-[.C521])*[.G522]*32.2)/1.46666666666;4)&gt;[$Initial.$C$9];IF([.F522]=1;([.E521]-(([.C522]-[.C521])*[.G522]*32.2));([.E521]+(([.C522]-[.C521])*[.G522]*32.2)));[.D522]*1.4666666666)" office:value-type="float" office:value="37.5305220069388">
            <text:p>37.5305</text:p>
          </table:table-cell>
          <table:table-cell table:style-name="ce20"/>
          <table:table-cell table:style-name="ce16"/>
          <table:table-cell table:style-name="ce16"/>
          <table:table-cell table:style-name="ce16" table:formula="of:=IF([.E522]&gt;0;IF([.F522]=1;(([.E521]*0.03333333333)-(16.1*[.G522]*0.03333333333*0.0333333333));(([.E521]*0.03333333333)+(16.1*[.G522]*0.03333333333*0.0333333333)));0)" office:value-type="float" office:value="1.25101740010619">
            <text:p>1.2510</text:p>
          </table:table-cell>
          <table:table-cell table:style-name="ce16" table:formula="of:=TRUNC([.J521]+[.I522];4)" office:value-type="float" office:value="651.1887">
            <text:p>651.1887</text:p>
          </table:table-cell>
          <table:table-cell table:style-name="ce29" table:number-columns-repeated="6"/>
          <table:table-cell table:style-name="ce35" table:number-columns-repeated="6"/>
          <table:table-cell table:style-name="ce41" table:number-columns-repeated="6"/>
          <table:table-cell table:number-columns-repeated="996"/>
        </table:table-row>
        <table:table-row table:style-name="ro1" table:number-rows-repeated="10480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1" table:style-name="ta3">
        <table:shapes>
          <draw:frame draw:z-index="0" draw:name="Chart 1" draw:style-name="gr1" svg:width="9.3539in" svg:height="6.385in" svg:x="0.0295in" svg:y="0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5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__shared_2_0_0" table:base-cell-address="$Initial.$A$1" table:expression="[#REF!]+1"/>
        <table:named-expression table:name="__shared_2_0_1" table:base-cell-address="$Initial.$A$1" table:expression="[#REF!]*0.0333333333"/>
        <table:named-expression table:name="__shared_2_0_10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11" table:base-cell-address="$Initial.$A$1" table:expression="TRUNC([#REF!]+[#REF!];4)"/>
        <table:named-expression table:name="__shared_2_0_12" table:base-cell-address="$Initial.$A$1" table:expression="[#REF!]+1"/>
        <table:named-expression table:name="__shared_2_0_13" table:base-cell-address="$Initial.$A$1" table:expression="[#REF!]*0.0333333333"/>
        <table:named-expression table:name="__shared_2_0_14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15" table:base-cell-address="$Initial.$A$1" table:expression="TRUNC([#REF!]+[#REF!];4)"/>
        <table:named-expression table:name="__shared_2_0_16" table:base-cell-address="$Initial.$A$1" table:expression="[#REF!]+1"/>
        <table:named-expression table:name="__shared_2_0_17" table:base-cell-address="$Initial.$A$1" table:expression="[#REF!]*0.0333333333"/>
        <table:named-expression table:name="__shared_2_0_18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19" table:base-cell-address="$Initial.$A$1" table:expression="TRUNC([#REF!]+[#REF!];4)"/>
        <table:named-expression table:name="__shared_2_0_2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20" table:base-cell-address="$Initial.$A$1" table:expression="[#REF!]+1"/>
        <table:named-expression table:name="__shared_2_0_21" table:base-cell-address="$Initial.$A$1" table:expression="[#REF!]*0.0333333333"/>
        <table:named-expression table:name="__shared_2_0_22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23" table:base-cell-address="$Initial.$A$1" table:expression="TRUNC([#REF!]+[#REF!];4)"/>
        <table:named-expression table:name="__shared_2_0_24" table:base-cell-address="$Initial.$A$1" table:expression="[#REF!]+1"/>
        <table:named-expression table:name="__shared_2_0_25" table:base-cell-address="$Initial.$A$1" table:expression="[#REF!]*0.0333333333"/>
        <table:named-expression table:name="__shared_2_0_26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27" table:base-cell-address="$Initial.$A$1" table:expression="TRUNC([#REF!]+[#REF!];4)"/>
        <table:named-expression table:name="__shared_2_0_28" table:base-cell-address="$Initial.$A$1" table:expression="[#REF!]+1"/>
        <table:named-expression table:name="__shared_2_0_29" table:base-cell-address="$Initial.$A$1" table:expression="[#REF!]*0.0333333333"/>
        <table:named-expression table:name="__shared_2_0_3" table:base-cell-address="$Initial.$A$1" table:expression="TRUNC([#REF!]+[#REF!];4)"/>
        <table:named-expression table:name="__shared_2_0_30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31" table:base-cell-address="$Initial.$A$1" table:expression="TRUNC([#REF!]+[#REF!];4)"/>
        <table:named-expression table:name="__shared_2_0_32" table:base-cell-address="$Initial.$A$1" table:expression="[#REF!]+1"/>
        <table:named-expression table:name="__shared_2_0_33" table:base-cell-address="$Initial.$A$1" table:expression="[#REF!]*0.0333333333"/>
        <table:named-expression table:name="__shared_2_0_34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35" table:base-cell-address="$Initial.$A$1" table:expression="TRUNC([#REF!]+[#REF!];4)"/>
        <table:named-expression table:name="__shared_2_0_4" table:base-cell-address="$Initial.$A$1" table:expression="[#REF!]+1"/>
        <table:named-expression table:name="__shared_2_0_5" table:base-cell-address="$Initial.$A$1" table:expression="[#REF!]*0.0333333333"/>
        <table:named-expression table:name="__shared_2_0_6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7" table:base-cell-address="$Initial.$A$1" table:expression="TRUNC([#REF!]+[#REF!];4)"/>
        <table:named-expression table:name="__shared_2_0_8" table:base-cell-address="$Initial.$A$1" table:expression="[#REF!]+1"/>
        <table:named-expression table:name="__shared_2_0_9" table:base-cell-address="$Initial.$A$1" table:expression="[#REF!]*0.03333333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10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ccc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1in" fo:margin-bottom="1in" fo:margin-left="0.75in" fo:margin-right="0.75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ial" style:display-name="PageStyle_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-Crash" style:display-name="PageStyle_Pre-Cr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1" style:display-name="PageStyle_Char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-MoPatrol01</meta:initial-creator>
    <dc:creator>Brent Creech</dc:creator>
    <meta:print-date>2010-11-03T22:32:02</meta:print-date>
    <meta:creation-date>2009-05-17T23:06:10</meta:creation-date>
    <dc:date>2012-11-24T13:38:09</dc:date>
    <meta:generator>LibreOffice/3.5$Linux_X86_64 LibreOffice_project/350m1$Build-2</meta:generator>
    <meta:document-statistic meta:table-count="4" meta:cell-count="4629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graphic-properties svg:stroke-width="0.009cm" draw:fill="solid" draw:fill-color="#ffffff"/>
      <style:text-properties fo:color="#000000" fo:font-size="9.19999980926514pt" style:font-family-asian="Arial" style:font-size-asian="9.19999980926514pt" style:font-family-complex="Arial" style:font-size-complex="9.199999809265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09cm"/>
      <style:text-properties fo:color="#000000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0" chart:tick-mark-position="at-axis"/>
      <style:graphic-properties svg:stroke-width="0.009cm"/>
      <style:text-properties fo:color="#000000" fo:font-size="10pt" style:font-family-asian="Arial" style:font-size-asian="10pt" style:font-family-complex="Arial" style:font-size-complex="10pt"/>
    </style:style>
    <style:style style:name="ch6" style:family="chart">
      <style:graphic-properties svg:stroke-width="0.009cm"/>
    </style:style>
    <style:style style:name="ch7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graphic-properties svg:stroke-width="0.035cm" draw:fill-color="#99336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b609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8a6b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ee9043"/>
      <style:text-properties fo:font-size="10pt" style:font-size-asian="10pt" style:font-size-complex="10pt"/>
    </style:style>
    <style:style style:name="ch12" style:family="chart" style:data-style-name="N0">
      <style:graphic-properties svg:stroke-width="0.035cm" draw:fill-color="#ffffcc"/>
      <style:text-properties fo:font-size="10pt" style:font-size-asian="10pt" style:font-size-complex="10pt"/>
    </style:style>
    <style:style style:name="ch13" style:family="chart" style:data-style-name="N0">
      <style:graphic-properties svg:stroke-width="0.035cm" draw:fill-color="#ccffff"/>
      <style:text-properties fo:font-size="10pt" style:font-size-asian="10pt" style:font-size-complex="10pt"/>
    </style:style>
    <style:style style:name="ch14" style:family="chart" style:data-style-name="N0">
      <style:graphic-properties svg:stroke-width="0.035cm" draw:fill-color="#66006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6c90c3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6d6b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5c172"/>
      <style:text-properties fo:font-size="10pt" style:font-size-asian="10pt" style:font-size-complex="10pt"/>
    </style:style>
    <style:style style:name="ch18" style:family="chart" style:data-style-name="N0">
      <style:graphic-properties svg:stroke-width="0.035cm" draw:fill-color="#ff8080"/>
      <style:text-properties fo:font-size="10pt" style:font-size-asian="10pt" style:font-size-complex="10pt"/>
    </style:style>
    <style:style style:name="ch19" style:family="chart" style:data-style-name="N0">
      <style:graphic-properties svg:stroke-width="0.035cm" draw:fill-color="#0066cc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8f7aab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6ab4cb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f7a167"/>
      <style:text-properties fo:font-size="10pt" style:font-size-asian="10pt" style:font-size-complex="10pt"/>
    </style:style>
    <style:style style:name="ch23" style:family="chart" style:data-style-name="N0">
      <style:graphic-properties svg:stroke-width="0.035cm" draw:fill-color="#ccccff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93a9ce"/>
      <style:text-properties fo:font-size="10pt" style:font-size-asian="10pt" style:font-size-complex="10pt"/>
    </style:style>
    <style:style style:name="ch25" style:family="chart" style:data-style-name="N0">
      <style:graphic-properties svg:stroke-width="0.035cm" draw:fill-color="#000080"/>
      <style:text-properties fo:font-size="10pt" style:font-size-asian="10pt" style:font-size-complex="10pt"/>
    </style:style>
    <style:style style:name="ch26" style:family="chart" style:data-style-name="N0">
      <style:graphic-properties svg:stroke-width="0.035cm" draw:fill-color="#ff00ff"/>
      <style:text-properties fo:font-size="10pt" style:font-size-asian="10pt" style:font-size-complex="10pt"/>
    </style:style>
    <style:style style:name="ch27" style:family="chart" style:data-style-name="N0">
      <style:graphic-properties draw:stroke="none" draw:fill-color="#d09493"/>
      <style:text-properties fo:font-size="10pt" style:font-size-asian="10pt" style:font-size-complex="10pt"/>
    </style:style>
    <style:style style:name="ch28" style:family="chart" style:data-style-name="N0">
      <style:graphic-properties draw:stroke="none" draw:fill-color="#b8cd97"/>
      <style:text-properties fo:font-size="10pt" style:font-size-asian="10pt" style:font-size-complex="10pt"/>
    </style:style>
    <style:style style:name="ch29" style:family="chart" style:data-style-name="N0">
      <style:graphic-properties draw:stroke="none" draw:fill-color="#a99bbd"/>
      <style:text-properties fo:font-size="10pt" style:font-size-asian="10pt" style:font-size-complex="10pt"/>
    </style:style>
    <style:style style:name="ch30" style:family="chart" style:data-style-name="N0">
      <style:graphic-properties svg:stroke-width="0.035cm" draw:fill-color="#ffff00"/>
      <style:text-properties fo:font-size="10pt" style:font-size-asian="10pt" style:font-size-complex="10pt"/>
    </style:style>
    <style:style style:name="ch31" style:family="chart" style:data-style-name="N0">
      <style:graphic-properties svg:stroke-width="0.035cm" draw:fill-color="#00ffff"/>
      <style:text-properties fo:font-size="10pt" style:font-size-asian="10pt" style:font-size-complex="10pt"/>
    </style:style>
    <style:style style:name="ch32" style:family="chart" style:data-style-name="N0">
      <style:graphic-properties draw:stroke="none" draw:fill-color="#92c3d5"/>
      <style:text-properties fo:font-size="10pt" style:font-size-asian="10pt" style:font-size-complex="10pt"/>
    </style:style>
    <style:style style:name="ch33" style:family="chart" style:data-style-name="N0">
      <style:graphic-properties draw:stroke="none" draw:fill-color="#f8b590"/>
      <style:text-properties fo:font-size="10pt" style:font-size-asian="10pt" style:font-size-complex="10pt"/>
    </style:style>
    <style:style style:name="ch34" style:family="chart" style:data-style-name="N0">
      <style:graphic-properties draw:stroke="none" draw:fill-color="#b0bfd9"/>
      <style:text-properties fo:font-size="10pt" style:font-size-asian="10pt" style:font-size-complex="10pt"/>
    </style:style>
    <style:style style:name="ch35" style:family="chart" style:data-style-name="N0">
      <style:graphic-properties svg:stroke-width="0.035cm" draw:fill-color="#800080"/>
      <style:text-properties fo:font-size="10pt" style:font-size-asian="10pt" style:font-size-complex="10pt"/>
    </style:style>
    <style:style style:name="ch36" style:family="chart" style:data-style-name="N0">
      <style:graphic-properties draw:stroke="none" draw:fill-color="#dbb0b0"/>
      <style:text-properties fo:font-size="10pt" style:font-size-asian="10pt" style:font-size-complex="10pt"/>
    </style:style>
    <style:style style:name="ch37" style:family="chart" style:data-style-name="N0">
      <style:graphic-properties svg:stroke-width="0.035cm" draw:fill-color="#800000"/>
      <style:text-properties fo:font-size="10pt" style:font-size-asian="10pt" style:font-size-complex="10pt"/>
    </style:style>
    <style:style style:name="ch38" style:family="chart" style:data-style-name="N0">
      <style:graphic-properties svg:stroke-width="0.035cm" draw:fill-color="#008080"/>
      <style:text-properties fo:font-size="10pt" style:font-size-asian="10pt" style:font-size-complex="10pt"/>
    </style:style>
    <style:style style:name="ch39" style:family="chart" style:data-style-name="N0">
      <style:graphic-properties draw:stroke="none" draw:fill-color="#c9d8b3"/>
      <style:text-properties fo:font-size="10pt" style:font-size-asian="10pt" style:font-size-complex="10pt"/>
    </style:style>
    <style:style style:name="ch40" style:family="chart" style:data-style-name="N0">
      <style:graphic-properties draw:stroke="none" draw:fill-color="#beb5cc"/>
      <style:text-properties fo:font-size="10pt" style:font-size-asian="10pt" style:font-size-complex="10pt"/>
    </style:style>
    <style:style style:name="ch41" style:family="chart" style:data-style-name="N0">
      <style:graphic-properties draw:stroke="none" draw:fill-color="#afd1de"/>
      <style:text-properties fo:font-size="10pt" style:font-size-asian="10pt" style:font-size-complex="10pt"/>
    </style:style>
    <style:style style:name="ch42" style:family="chart" style:data-style-name="N0">
      <style:graphic-properties svg:stroke-width="0.035cm" draw:fill-color="#0000ff"/>
      <style:text-properties fo:font-size="10pt" style:font-size-asian="10pt" style:font-size-complex="10pt"/>
    </style:style>
    <style:style style:name="ch43" style:family="chart" style:data-style-name="N0">
      <style:graphic-properties svg:stroke-width="0.035cm" draw:fill-color="#00ccff"/>
      <style:text-properties fo:font-size="10pt" style:font-size-asian="10pt" style:font-size-complex="10pt"/>
    </style:style>
    <style:style style:name="ch44" style:family="chart" style:data-style-name="N0">
      <style:graphic-properties draw:stroke="none" draw:fill-color="#fac7ae"/>
      <style:text-properties fo:font-size="10pt" style:font-size-asian="10pt" style:font-size-complex="10pt"/>
    </style:style>
    <style:style style:name="ch45" style:family="chart" style:data-style-name="N0">
      <style:graphic-properties draw:stroke="none" draw:fill-color="#c8d1e4"/>
      <style:text-properties fo:font-size="10pt" style:font-size-asian="10pt" style:font-size-complex="10pt"/>
    </style:style>
    <style:style style:name="ch46" style:family="chart" style:data-style-name="N0">
      <style:graphic-properties draw:stroke="none" draw:fill-color="#e5c8c8"/>
      <style:text-properties fo:font-size="10pt" style:font-size-asian="10pt" style:font-size-complex="10pt"/>
    </style:style>
    <style:style style:name="ch47" style:family="chart" style:data-style-name="N0">
      <style:graphic-properties draw:stroke="none" draw:fill-color="#d8e3c9"/>
      <style:text-properties fo:font-size="10pt" style:font-size-asian="10pt" style:font-size-complex="10pt"/>
    </style:style>
    <style:style style:name="ch48" style:family="chart" style:data-style-name="N0">
      <style:graphic-properties svg:stroke-width="0.035cm" draw:fill-color="#ccffcc"/>
      <style:text-properties fo:font-size="10pt" style:font-size-asian="10pt" style:font-size-complex="10pt"/>
    </style:style>
    <style:style style:name="ch49" style:family="chart" style:data-style-name="N0">
      <style:graphic-properties svg:stroke-width="0.035cm" draw:fill-color="#ffff99"/>
      <style:text-properties fo:font-size="10pt" style:font-size-asian="10pt" style:font-size-complex="10pt"/>
    </style:style>
    <style:style style:name="ch50" style:family="chart" style:data-style-name="N0">
      <style:graphic-properties svg:stroke-width="0.035cm"/>
      <style:text-properties fo:font-size="10pt" style:font-size-asian="10pt" style:font-size-complex="10pt"/>
    </style:style>
    <style:style style:name="ch51" style:family="chart">
      <style:graphic-properties draw:stroke="solid" svg:stroke-width="0.035cm" svg:stroke-color="#808080" draw:fill="solid" draw:fill-color="#c0c0c0"/>
    </style:style>
    <style:style style:name="ch52" style:family="chart">
      <style:graphic-properties draw:fill-color="#d9d9d9"/>
    </style:style>
  </office:automatic-styles>
  <office:body>
    <office:chart>
      <chart:chart svg:width="23.76cm" svg:height="16.219cm" xlink:href=".." xlink:type="simple" chart:class="chart:bar" chart:style-name="ch1">
        <chart:legend chart:legend-position="end" svg:x="20.991cm" svg:y="2.248cm" style:legend-expansion="custom" chartooo:width="2.664cm" chartooo:height="11.695cm" style:legend-expansion-aspect-ratio="0.227789653698162" chart:style-name="ch2"/>
        <chart:plot-area chart:style-name="ch3" svg:x="0.803cm" svg:y="0.356cm" svg:width="19.897cm" svg:height="7.463cm">
          <chartooo:coordinate-region svg:x="1.424cm" svg:y="0.556cm" svg:width="19.276cm" svg:height="7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bar">
            <chart:data-point/>
          </chart:series>
          <chart:series chart:style-name="ch11" chart:values-cell-range-address="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3" chart:values-cell-range-address="" chart:class="chart:bar">
            <chart:data-point/>
          </chart:series>
          <chart:series chart:style-name="ch14" chart:values-cell-range-address="" chart:class="chart:bar">
            <chart:data-point/>
          </chart:series>
          <chart:series chart:style-name="ch15" chart:values-cell-range-address="" chart:class="chart:bar">
            <chart:data-point/>
          </chart:series>
          <chart:series chart:style-name="ch16" chart:values-cell-range-address="" chart:class="chart:bar">
            <chart:data-point/>
          </chart:series>
          <chart:series chart:style-name="ch17" chart:values-cell-range-address="" chart:class="chart:bar">
            <chart:data-point/>
          </chart:series>
          <chart:series chart:style-name="ch18" chart:values-cell-range-address="" chart:class="chart:bar">
            <chart:data-point/>
          </chart:series>
          <chart:series chart:style-name="ch19" chart:values-cell-range-address="" chart:class="chart:bar">
            <chart:data-point/>
          </chart:series>
          <chart:series chart:style-name="ch20" chart:values-cell-range-address="" chart:class="chart:bar">
            <chart:data-point/>
          </chart:series>
          <chart:series chart:style-name="ch21" chart:values-cell-range-address="" chart:class="chart:bar">
            <chart:data-point/>
          </chart:series>
          <chart:series chart:style-name="ch22" chart:values-cell-range-address="" chart:class="chart:bar">
            <chart:data-point/>
          </chart:series>
          <chart:series chart:style-name="ch23" chart:values-cell-range-address="" chart:class="chart:bar">
            <chart:data-point/>
          </chart:series>
          <chart:series chart:style-name="ch24" chart:values-cell-range-address="" chart:class="chart:bar">
            <chart:data-point/>
          </chart:series>
          <chart:series chart:style-name="ch25" chart:values-cell-range-address="" chart:class="chart:bar">
            <chart:data-point/>
          </chart:series>
          <chart:series chart:style-name="ch26" chart:values-cell-range-address="" chart:class="chart:bar">
            <chart:data-point/>
          </chart:series>
          <chart:series chart:style-name="ch27" chart:values-cell-range-address="" chart:class="chart:bar">
            <chart:data-point/>
          </chart:series>
          <chart:series chart:style-name="ch28" chart:values-cell-range-address="" chart:class="chart:bar">
            <chart:data-point/>
          </chart:series>
          <chart:series chart:style-name="ch29" chart:values-cell-range-address="" chart:class="chart:bar">
            <chart:data-point/>
          </chart:series>
          <chart:series chart:style-name="ch30" chart:values-cell-range-address="" chart:class="chart:bar">
            <chart:data-point/>
          </chart:series>
          <chart:series chart:style-name="ch31" chart:values-cell-range-address="" chart:class="chart:bar">
            <chart:data-point/>
          </chart:series>
          <chart:series chart:style-name="ch32" chart:values-cell-range-address="" chart:class="chart:bar">
            <chart:data-point/>
          </chart:series>
          <chart:series chart:style-name="ch33" chart:values-cell-range-address="" chart:class="chart:bar">
            <chart:data-point/>
          </chart:series>
          <chart:series chart:style-name="ch34" chart:values-cell-range-address="" chart:class="chart:bar">
            <chart:data-point/>
          </chart:series>
          <chart:series chart:style-name="ch35" chart:values-cell-range-address="" chart:class="chart:bar">
            <chart:data-point/>
          </chart:series>
          <chart:series chart:style-name="ch36" chart:values-cell-range-address="" chart:class="chart:bar">
            <chart:data-point/>
          </chart:series>
          <chart:series chart:style-name="ch37" chart:values-cell-range-address="" chart:class="chart:bar">
            <chart:data-point/>
          </chart:series>
          <chart:series chart:style-name="ch38" chart:values-cell-range-address="" chart:class="chart:bar">
            <chart:data-point/>
          </chart:series>
          <chart:series chart:style-name="ch39" chart:values-cell-range-address="" chart:class="chart:bar">
            <chart:data-point/>
          </chart:series>
          <chart:series chart:style-name="ch40" chart:values-cell-range-address="" chart:class="chart:bar">
            <chart:data-point/>
          </chart:series>
          <chart:series chart:style-name="ch41" chart:values-cell-range-address="" chart:class="chart:bar">
            <chart:data-point/>
          </chart:series>
          <chart:series chart:style-name="ch42" chart:values-cell-range-address="" chart:class="chart:bar">
            <chart:data-point/>
          </chart:series>
          <chart:series chart:style-name="ch43" chart:values-cell-range-address="" chart:class="chart:bar">
            <chart:data-point/>
          </chart:series>
          <chart:series chart:style-name="ch44" chart:values-cell-range-address="" chart:class="chart:bar">
            <chart:data-point/>
          </chart:series>
          <chart:series chart:style-name="ch45" chart:values-cell-range-address="" chart:class="chart:bar">
            <chart:data-point/>
          </chart:series>
          <chart:series chart:style-name="ch46" chart:values-cell-range-address="" chart:class="chart:bar">
            <chart:data-point/>
          </chart:series>
          <chart:series chart:style-name="ch13" chart:values-cell-range-address="" chart:class="chart:bar">
            <chart:data-point/>
          </chart:series>
          <chart:series chart:style-name="ch47" chart:values-cell-range-address="" chart:class="chart:bar">
            <chart:data-point/>
          </chart:series>
          <chart:series chart:style-name="ch48" chart:values-cell-range-address="" chart:class="chart:bar">
            <chart:data-point/>
          </chart:series>
          <chart:series chart:style-name="ch49" chart:values-cell-range-address="" chart:class="chart:bar">
            <chart:data-point/>
          </chart:series>
          <chart:series chart:style-name="ch50" chart:values-cell-range-address="" chart:class="chart:bar">
            <chart:data-point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